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4F0000280B0000028CBD13048FE5CAE923.svm" manifest:media-type=""/>
  <manifest:file-entry manifest:full-path="Pictures/2000006D00003A270000028C4C0B4D030668BC65.svm" manifest:media-type=""/>
  <manifest:file-entry manifest:full-path="Pictures/2000006E00003A0E0000028CA7500CB73BA5DC20.svm" manifest:media-type=""/>
  <manifest:file-entry manifest:full-path="Pictures/200000A900005FB50000028C483C61BC68C802B8.svm" manifest:media-type="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7.36mm"/>
    </style:style>
    <style:style style:name="co3" style:family="table-column">
      <style:table-column-properties fo:break-before="auto" style:column-width="20.39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7.09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3.27mm"/>
    </style:style>
    <style:style style:name="co10" style:family="table-column">
      <style:table-column-properties fo:break-before="auto" style:column-width="14.82mm"/>
    </style:style>
    <style:style style:name="co11" style:family="table-column">
      <style:table-column-properties fo:break-before="auto" style:column-width="21.0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5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0.06pt solid #000000"/>
    </style:style>
    <style:style style:name="ce25" style:family="table-cell" style:parent-style-name="Default">
      <style:table-cell-properties fo:background-color="#99ff66" fo:border="0.06pt solid #000000"/>
      <style:text-properties fo:color="#000000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color="#b2b2b2"/>
    </style:style>
    <style:style style:name="ce28" style:family="table-cell" style:parent-style-name="Default">
      <style:table-cell-properties fo:background-color="#ffff00" fo:border="0.06pt solid #000000"/>
      <style:text-properties fo:color="#000000"/>
    </style:style>
    <style:style style:name="ce29" style:family="table-cell" style:parent-style-name="Default">
      <style:text-properties style:font-name="Calibri" style:font-name-asian="Calibri" style:font-name-complex="Calibri"/>
    </style:style>
    <style:style style:name="ce30" style:family="table-cell" style:parent-style-name="Default" style:data-style-name="N110"/>
    <style:style style:name="ce31" style:family="table-cell" style:parent-style-name="Default">
      <style:table-cell-properties fo:background-color="#66ffff" fo:border="0.06pt solid #000000"/>
    </style:style>
    <style:style style:name="ce32" style:family="table-cell" style:parent-style-name="Default" style:data-style-name="N0">
      <style:table-cell-properties fo:background-color="#66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8000"/>
    </style:style>
  </office:automatic-styles>
  <office:body>
    <office:spreadsheet>
      <table:calculation-settings table:case-sensitive="false" table:automatic-find-labels="false" table:use-regular-expressions="false"/>
      <table:table table:name="Interpolacja" table:style-name="ta1">
        <table:shapes>
          <draw:frame draw:z-index="0" draw:style-name="gr1" draw:text-style-name="P1" svg:width="159.99mm" svg:height="89.99mm" svg:x="3.9mm" svg:y="189.53mm">
            <loext:p draw:notify-on-update-of-ranges="Interpolacja.I17:Interpolacja.I23 Interpolacja.J16:Interpolacja.J16 Interpolacja.J17:Interpolacja.J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braz 1" draw:style-name="gr2" draw:text-style-name="P1" svg:width="245mm" svg:height="6.51mm" svg:x="3.86mm" svg:y="280.88mm">
            <draw:image xlink:href="Pictures/200000A900005FB50000028C483C61BC68C802B8.svm" xlink:type="simple" xlink:show="embed" xlink:actuate="onLoad">
              <text:p/>
            </draw:image>
          </draw:frame>
          <draw:frame draw:z-index="2" draw:style-name="gr1" draw:text-style-name="P1" svg:width="159.99mm" svg:height="89.99mm" svg:x="190.57mm" svg:y="138.18mm">
            <loext:p draw:notify-on-update-of-ranges="Interpolacja.M27:Interpolacja.EE27 Interpolacja.L28:Interpolacja.L28 Interpolacja.M28:Interpolacja.EE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name="Obraz 2" draw:style-name="gr2" draw:text-style-name="P1" svg:width="148.61mm" svg:height="6.51mm" svg:x="3.94mm" svg:y="286.56mm">
            <draw:image xlink:href="Pictures/2000006E00003A0E0000028CA7500CB73BA5DC20.svm" xlink:type="simple" xlink:show="embed" xlink:actuate="onLoad">
              <text:p/>
            </draw:image>
          </draw:frame>
          <draw:frame draw:z-index="4" draw:name="Obraz 3" draw:style-name="gr2" draw:text-style-name="P1" svg:width="148.86mm" svg:height="6.51mm" svg:x="4mm" svg:y="291.96mm">
            <draw:image xlink:href="Pictures/2000006D00003A270000028C4C0B4D030668BC65.svm" xlink:type="simple" xlink:show="embed" xlink:actuate="onLoad">
              <text:p/>
            </draw:image>
          </draw:frame>
          <draw:frame draw:z-index="5" draw:name="Obraz 4" draw:style-name="gr2" draw:text-style-name="P1" svg:width="102.5mm" svg:height="6.51mm" svg:x="4mm" svg:y="296.83mm">
            <draw:image xlink:href="Pictures/2000004F0000280B0000028CBD13048FE5CAE923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951" table:default-cell-style-name="ce2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Xi</text:p>
          </table:table-cell>
          <table:table-cell table:number-columns-repeated="3"/>
          <table:table-cell office:value-type="string" calcext:value-type="string">
            <text:p>α</text:p>
          </table:table-cell>
          <table:table-cell office:value-type="string" calcext:value-type="string">
            <text:p>yi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3" table:formula="of:=[.$A2]^[.D$1]" office:value-type="float" office:value="1" calcext:value-type="float">
            <text:p>1</text:p>
          </table:table-cell>
          <table:table-cell table:style-name="ce6" table:formula="of:=[.$A2]^[.E$1]" office:value-type="float" office:value="2" calcext:value-type="float">
            <text:p>2</text:p>
          </table:table-cell>
          <table:table-cell table:style-name="ce6" table:formula="of:=[.$A2]^[.F$1]" office:value-type="float" office:value="4" calcext:value-type="float">
            <text:p>4</text:p>
          </table:table-cell>
          <table:table-cell table:style-name="ce6" table:formula="of:=[.$A2]^[.G$1]" office:value-type="float" office:value="8" calcext:value-type="float">
            <text:p>8</text:p>
          </table:table-cell>
          <table:table-cell table:style-name="ce9" table:formula="of:=[.$A2]^[.H$1]" office:value-type="float" office:value="16" calcext:value-type="float">
            <text:p>16</text:p>
          </table:table-cell>
          <table:table-cell/>
          <table:table-cell office:value-type="string" calcext:value-type="string">
            <text:p>α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table:formula="of:=[.$A3]^[.D$1]" office:value-type="float" office:value="1" calcext:value-type="float">
            <text:p>1</text:p>
          </table:table-cell>
          <table:table-cell table:formula="of:=[.$A3]^[.E$1]" office:value-type="float" office:value="3" calcext:value-type="float">
            <text:p>3</text:p>
          </table:table-cell>
          <table:table-cell table:formula="of:=[.$A3]^[.F$1]" office:value-type="float" office:value="9" calcext:value-type="float">
            <text:p>9</text:p>
          </table:table-cell>
          <table:table-cell table:formula="of:=[.$A3]^[.G$1]" office:value-type="float" office:value="27" calcext:value-type="float">
            <text:p>27</text:p>
          </table:table-cell>
          <table:table-cell table:style-name="ce10" table:formula="of:=[.$A3]^[.H$1]" office:value-type="float" office:value="81" calcext:value-type="float">
            <text:p>81</text:p>
          </table:table-cell>
          <table:table-cell/>
          <table:table-cell office:value-type="string" calcext:value-type="string">
            <text:p>α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/>
          <table:table-cell table:style-name="ce4" table:formula="of:=[.$A4]^[.D$1]" office:value-type="float" office:value="1" calcext:value-type="float">
            <text:p>1</text:p>
          </table:table-cell>
          <table:table-cell table:formula="of:=[.$A4]^[.E$1]" office:value-type="float" office:value="4" calcext:value-type="float">
            <text:p>4</text:p>
          </table:table-cell>
          <table:table-cell table:formula="of:=[.$A4]^[.F$1]" office:value-type="float" office:value="16" calcext:value-type="float">
            <text:p>16</text:p>
          </table:table-cell>
          <table:table-cell table:formula="of:=[.$A4]^[.G$1]" office:value-type="float" office:value="64" calcext:value-type="float">
            <text:p>64</text:p>
          </table:table-cell>
          <table:table-cell table:style-name="ce10" table:formula="of:=[.$A4]^[.H$1]" office:value-type="float" office:value="256" calcext:value-type="float">
            <text:p>256</text:p>
          </table:table-cell>
          <table:table-cell table:style-name="ce12" office:value-type="string" calcext:value-type="string">
            <text:p>.</text:p>
          </table:table-cell>
          <table:table-cell office:value-type="string" calcext:value-type="string">
            <text:p>α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4" table:formula="of:=[.$A5]^[.D$1]" office:value-type="float" office:value="1" calcext:value-type="float">
            <text:p>1</text:p>
          </table:table-cell>
          <table:table-cell table:formula="of:=[.$A5]^[.E$1]" office:value-type="float" office:value="5" calcext:value-type="float">
            <text:p>5</text:p>
          </table:table-cell>
          <table:table-cell table:formula="of:=[.$A5]^[.F$1]" office:value-type="float" office:value="25" calcext:value-type="float">
            <text:p>25</text:p>
          </table:table-cell>
          <table:table-cell table:formula="of:=[.$A5]^[.G$1]" office:value-type="float" office:value="125" calcext:value-type="float">
            <text:p>125</text:p>
          </table:table-cell>
          <table:table-cell table:style-name="ce10" table:formula="of:=[.$A5]^[.H$1]" office:value-type="float" office:value="625" calcext:value-type="float">
            <text:p>625</text:p>
          </table:table-cell>
          <table:table-cell/>
          <table:table-cell office:value-type="string" calcext:value-type="string">
            <text:p>α4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/>
          <table:table-cell table:style-name="ce5" table:formula="of:=[.$A6]^[.D$1]" office:value-type="float" office:value="1" calcext:value-type="float">
            <text:p>1</text:p>
          </table:table-cell>
          <table:table-cell table:style-name="ce7" table:formula="of:=[.$A6]^[.E$1]" office:value-type="float" office:value="10" calcext:value-type="float">
            <text:p>10</text:p>
          </table:table-cell>
          <table:table-cell table:style-name="ce7" table:formula="of:=[.$A6]^[.F$1]" office:value-type="float" office:value="100" calcext:value-type="float">
            <text:p>100</text:p>
          </table:table-cell>
          <table:table-cell table:style-name="ce7" table:formula="of:=[.$A6]^[.G$1]" office:value-type="float" office:value="1000" calcext:value-type="float">
            <text:p>1000</text:p>
          </table:table-cell>
          <table:table-cell table:style-name="ce11" table:formula="of:=[.$A6]^[.H$1]" office:value-type="float" office:value="10000" calcext:value-type="float">
            <text:p>10000</text:p>
          </table:table-cell>
          <table:table-cell/>
          <table:table-cell office:value-type="string" calcext:value-type="string">
            <text:p>α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i*α=yi</text:p>
          </table:table-cell>
          <table:table-cell office:value-type="string" calcext:value-type="string">
            <text:p>sprawdzenie:</text:p>
          </table:table-cell>
          <table:table-cell/>
          <table:table-cell table:style-name="ce8" table:number-matrix-columns-spanned="1" table:number-matrix-rows-spanned="5" table:formula="of:=MMULT([.D3:.H7];[.D15:.D19])" office:value-type="float" office:value="-1.99999999999998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α=Xi^(-1)*yi</text:p>
          </table:table-cell>
          <table:table-cell table:number-columns-repeated="2"/>
          <table:table-cell table:style-name="ce8" office:value-type="float" office:value="3.0000000000003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+shift+enter</text:p>
          </table:table-cell>
          <table:table-cell table:number-columns-repeated="2"/>
          <table:table-cell table:style-name="ce8" office:value-type="float" office:value="8.0000000000004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number-matrix-columns-spanned="1" table:number-matrix-rows-spanned="5" table:formula="of:=MMULT(MINVERSE([.D3:.H7]);[.K3:.K7])" office:value-type="float" office:value="105.571428571428" calcext:value-type="float">
            <text:p>105,5714285714</text:p>
          </table:table-cell>
          <table:table-cell table:number-columns-repeated="2"/>
          <table:table-cell table:style-name="ce8" office:value-type="float" office:value="-1.99999999999949" calcext:value-type="float">
            <text:p>-2</text:p>
          </table:table-cell>
          <table:table-cell table:number-columns-repeated="4"/>
          <table:table-cell table:style-name="ce12" office:value-type="string" calcext:value-type="string" table:number-columns-spanned="7" table:number-rows-spanned="1">
            <text:p>Xi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number-columns-repeated="3"/>
          <table:table-cell office:value-type="float" office:value="-133.883333333333" calcext:value-type="float">
            <text:p>-133,8833333333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godzina</text:p>
          </table:table-cell>
          <table:table-cell table:style-name="ce13" office:value-type="string" calcext:value-type="string">
            <text:p>moc</text:p>
          </table:table-cell>
          <table:table-cell/>
          <table:table-cell table:style-name="ce15" table:formula="of:=[.$I17]^[.L$14]" office:value-type="float" office:value="1" calcext:value-type="float">
            <text:p>1</text:p>
          </table:table-cell>
          <table:table-cell table:style-name="ce18" table:formula="of:=[.$I17]^[.M$14]" office:value-type="float" office:value="9" calcext:value-type="float">
            <text:p>9</text:p>
          </table:table-cell>
          <table:table-cell table:style-name="ce18" table:formula="of:=[.$I17]^[.N$14]" office:value-type="float" office:value="81" calcext:value-type="float">
            <text:p>81</text:p>
          </table:table-cell>
          <table:table-cell table:style-name="ce18" table:formula="of:=[.$I17]^[.O$14]" office:value-type="float" office:value="729" calcext:value-type="float">
            <text:p>729</text:p>
          </table:table-cell>
          <table:table-cell table:style-name="ce18" table:formula="of:=[.$I17]^[.P$14]" office:value-type="float" office:value="6561" calcext:value-type="float">
            <text:p>6561</text:p>
          </table:table-cell>
          <table:table-cell table:style-name="ce18" table:formula="of:=[.$I17]^[.Q$14]" office:value-type="float" office:value="59049" calcext:value-type="float">
            <text:p>59049</text:p>
          </table:table-cell>
          <table:table-cell table:style-name="ce20" table:formula="of:=[.$I17]^[.R$14]" office:value-type="float" office:value="531441" calcext:value-type="float">
            <text:p>531441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56.5630952380952" calcext:value-type="float">
            <text:p>56,5630952381</text:p>
          </table:table-cell>
          <table:table-cell table:number-columns-repeated="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6" table:formula="of:=[.$I18]^[.L$14]" office:value-type="float" office:value="1" calcext:value-type="float">
            <text:p>1</text:p>
          </table:table-cell>
          <table:table-cell table:formula="of:=[.$I18]^[.M$14]" office:value-type="float" office:value="10" calcext:value-type="float">
            <text:p>10</text:p>
          </table:table-cell>
          <table:table-cell table:formula="of:=[.$I18]^[.N$14]" office:value-type="float" office:value="100" calcext:value-type="float">
            <text:p>100</text:p>
          </table:table-cell>
          <table:table-cell table:formula="of:=[.$I18]^[.O$14]" office:value-type="float" office:value="1000" calcext:value-type="float">
            <text:p>1000</text:p>
          </table:table-cell>
          <table:table-cell table:formula="of:=[.$I18]^[.P$14]" office:value-type="float" office:value="10000" calcext:value-type="float">
            <text:p>10000</text:p>
          </table:table-cell>
          <table:table-cell table:formula="of:=[.$I18]^[.Q$14]" office:value-type="float" office:value="100000" calcext:value-type="float">
            <text:p>100000</text:p>
          </table:table-cell>
          <table:table-cell table:style-name="ce21" table:formula="of:=[.$I18]^[.R$14]" office:value-type="float" office:value="1000000" calcext:value-type="float">
            <text:p>10000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-9.21666666666667" calcext:value-type="float">
            <text:p>-9,2166666667</text:p>
          </table:table-cell>
          <table:table-cell table:number-columns-repeated="4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ce16" table:formula="of:=[.$I19]^[.L$14]" office:value-type="float" office:value="1" calcext:value-type="float">
            <text:p>1</text:p>
          </table:table-cell>
          <table:table-cell table:formula="of:=[.$I19]^[.M$14]" office:value-type="float" office:value="14" calcext:value-type="float">
            <text:p>14</text:p>
          </table:table-cell>
          <table:table-cell table:formula="of:=[.$I19]^[.N$14]" office:value-type="float" office:value="196" calcext:value-type="float">
            <text:p>196</text:p>
          </table:table-cell>
          <table:table-cell table:formula="of:=[.$I19]^[.O$14]" office:value-type="float" office:value="2744" calcext:value-type="float">
            <text:p>2744</text:p>
          </table:table-cell>
          <table:table-cell table:formula="of:=[.$I19]^[.P$14]" office:value-type="float" office:value="38416" calcext:value-type="float">
            <text:p>38416</text:p>
          </table:table-cell>
          <table:table-cell table:formula="of:=[.$I19]^[.Q$14]" office:value-type="float" office:value="537824" calcext:value-type="float">
            <text:p>537824</text:p>
          </table:table-cell>
          <table:table-cell table:style-name="ce21" table:formula="of:=[.$I19]^[.R$14]" office:value-type="float" office:value="7529536" calcext:value-type="float">
            <text:p>7529536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0.479761904761905" calcext:value-type="float">
            <text:p>0,4797619048</text:p>
          </table:table-cell>
          <table:table-cell table:number-columns-repeated="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0" calcext:value-type="float">
            <text:p>90</text:p>
          </table:table-cell>
          <table:table-cell/>
          <table:table-cell table:style-name="ce16" table:formula="of:=[.$I20]^[.L$14]" office:value-type="float" office:value="1" calcext:value-type="float">
            <text:p>1</text:p>
          </table:table-cell>
          <table:table-cell table:formula="of:=[.$I20]^[.M$14]" office:value-type="float" office:value="15" calcext:value-type="float">
            <text:p>15</text:p>
          </table:table-cell>
          <table:table-cell table:formula="of:=[.$I20]^[.N$14]" office:value-type="float" office:value="225" calcext:value-type="float">
            <text:p>225</text:p>
          </table:table-cell>
          <table:table-cell table:formula="of:=[.$I20]^[.O$14]" office:value-type="float" office:value="3375" calcext:value-type="float">
            <text:p>3375</text:p>
          </table:table-cell>
          <table:table-cell table:formula="of:=[.$I20]^[.P$14]" office:value-type="float" office:value="50625" calcext:value-type="float">
            <text:p>50625</text:p>
          </table:table-cell>
          <table:table-cell table:formula="of:=[.$I20]^[.Q$14]" office:value-type="float" office:value="759375" calcext:value-type="float">
            <text:p>759375</text:p>
          </table:table-cell>
          <table:table-cell table:style-name="ce21" table:formula="of:=[.$I20]^[.R$14]" office:value-type="float" office:value="11390625" calcext:value-type="float">
            <text:p>11390625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/>
          <table:table-cell table:style-name="ce16" table:formula="of:=[.$I21]^[.L$14]" office:value-type="float" office:value="1" calcext:value-type="float">
            <text:p>1</text:p>
          </table:table-cell>
          <table:table-cell table:formula="of:=[.$I21]^[.M$14]" office:value-type="float" office:value="16" calcext:value-type="float">
            <text:p>16</text:p>
          </table:table-cell>
          <table:table-cell table:formula="of:=[.$I21]^[.N$14]" office:value-type="float" office:value="256" calcext:value-type="float">
            <text:p>256</text:p>
          </table:table-cell>
          <table:table-cell table:formula="of:=[.$I21]^[.O$14]" office:value-type="float" office:value="4096" calcext:value-type="float">
            <text:p>4096</text:p>
          </table:table-cell>
          <table:table-cell table:formula="of:=[.$I21]^[.P$14]" office:value-type="float" office:value="65536" calcext:value-type="float">
            <text:p>65536</text:p>
          </table:table-cell>
          <table:table-cell table:formula="of:=[.$I21]^[.Q$14]" office:value-type="float" office:value="1048576" calcext:value-type="float">
            <text:p>1048576</text:p>
          </table:table-cell>
          <table:table-cell table:style-name="ce21" table:formula="of:=[.$I21]^[.R$14]" office:value-type="float" office:value="16777216" calcext:value-type="float">
            <text:p>16777216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90" calcext:value-type="float">
            <text:p>90</text:p>
          </table:table-cell>
          <table:table-cell/>
          <table:table-cell table:style-name="ce16" table:formula="of:=[.$I22]^[.L$14]" office:value-type="float" office:value="1" calcext:value-type="float">
            <text:p>1</text:p>
          </table:table-cell>
          <table:table-cell table:formula="of:=[.$I22]^[.M$14]" office:value-type="float" office:value="20" calcext:value-type="float">
            <text:p>20</text:p>
          </table:table-cell>
          <table:table-cell table:formula="of:=[.$I22]^[.N$14]" office:value-type="float" office:value="400" calcext:value-type="float">
            <text:p>400</text:p>
          </table:table-cell>
          <table:table-cell table:formula="of:=[.$I22]^[.O$14]" office:value-type="float" office:value="8000" calcext:value-type="float">
            <text:p>8000</text:p>
          </table:table-cell>
          <table:table-cell table:formula="of:=[.$I22]^[.P$14]" office:value-type="float" office:value="160000" calcext:value-type="float">
            <text:p>160000</text:p>
          </table:table-cell>
          <table:table-cell table:formula="of:=[.$I22]^[.Q$14]" office:value-type="float" office:value="3200000" calcext:value-type="float">
            <text:p>3200000</text:p>
          </table:table-cell>
          <table:table-cell table:style-name="ce21" table:formula="of:=[.$I22]^[.R$14]" office:value-type="float" office:value="64000000" calcext:value-type="float">
            <text:p>640000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 table:style-name="ce14" office:value-type="float" office:value="20" calcext:value-type="float">
            <text:p>20</text:p>
          </table:table-cell>
          <table:table-cell/>
          <table:table-cell table:style-name="ce17" table:formula="of:=[.$I23]^[.L$14]" office:value-type="float" office:value="1" calcext:value-type="float">
            <text:p>1</text:p>
          </table:table-cell>
          <table:table-cell table:style-name="ce19" table:formula="of:=[.$I23]^[.M$14]" office:value-type="float" office:value="21" calcext:value-type="float">
            <text:p>21</text:p>
          </table:table-cell>
          <table:table-cell table:style-name="ce19" table:formula="of:=[.$I23]^[.N$14]" office:value-type="float" office:value="441" calcext:value-type="float">
            <text:p>441</text:p>
          </table:table-cell>
          <table:table-cell table:style-name="ce19" table:formula="of:=[.$I23]^[.O$14]" office:value-type="float" office:value="9261" calcext:value-type="float">
            <text:p>9261</text:p>
          </table:table-cell>
          <table:table-cell table:style-name="ce19" table:formula="of:=[.$I23]^[.P$14]" office:value-type="float" office:value="194481" calcext:value-type="float">
            <text:p>194481</text:p>
          </table:table-cell>
          <table:table-cell table:style-name="ce19" table:formula="of:=[.$I23]^[.Q$14]" office:value-type="float" office:value="4084101" calcext:value-type="float">
            <text:p>4084101</text:p>
          </table:table-cell>
          <table:table-cell table:style-name="ce22" table:formula="of:=[.$I23]^[.R$14]" office:value-type="float" office:value="85766121" calcext:value-type="float">
            <text:p>8576612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 office:value-type="string" calcext:value-type="string">
            <text:p>x^0</text:p>
          </table:table-cell>
          <table:table-cell table:number-matrix-columns-spanned="1" table:number-matrix-rows-spanned="7" table:formula="of:=MMULT(MINVERSE([.L16:.R22]);[.J17:.J23])" office:value-type="float" office:value="-58415.4545454605" calcext:value-type="float">
            <text:p>-58415,4545454605</text:p>
          </table:table-cell>
          <table:table-cell table:number-columns-repeated="2"/>
          <table:table-cell office:value-type="string" calcext:value-type="string">
            <text:p>interpolowany: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^1</text:p>
          </table:table-cell>
          <table:table-cell office:value-type="float" office:value="25919.4307359312" calcext:value-type="float">
            <text:p>25919,43073593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9" calcext:value-type="float">
            <text:p>8,9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,1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office:value-type="float" office:value="9.4" calcext:value-type="float">
            <text:p>9,4</text:p>
          </table:table-cell>
          <table:table-cell office:value-type="float" office:value="9.5" calcext:value-type="float">
            <text:p>9,5</text:p>
          </table:table-cell>
          <table:table-cell office:value-type="float" office:value="9.6" calcext:value-type="float">
            <text:p>9,6</text:p>
          </table:table-cell>
          <table:table-cell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office:value-type="float" office:value="9.9" calcext:value-type="float">
            <text:p>9,9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,1</text:p>
          </table:table-cell>
          <table:table-cell office:value-type="float" office:value="10.2" calcext:value-type="float">
            <text:p>10,2</text:p>
          </table:table-cell>
          <table:table-cell office:value-type="float" office:value="10.3" calcext:value-type="float">
            <text:p>10,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10.6" calcext:value-type="float">
            <text:p>10,6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10.9" calcext:value-type="float">
            <text:p>10,9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office:value-type="float" office:value="11.2" calcext:value-type="float">
            <text:p>11,2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11.5" calcext:value-type="float">
            <text:p>11,5</text:p>
          </table:table-cell>
          <table:table-cell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office:value-type="float" office:value="11.8" calcext:value-type="float">
            <text:p>11,8</text:p>
          </table:table-cell>
          <table:table-cell office:value-type="float" office:value="11.9" calcext:value-type="float">
            <text:p>11,9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,1</text:p>
          </table:table-cell>
          <table:table-cell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12.4" calcext:value-type="float">
            <text:p>12,4</text:p>
          </table:table-cell>
          <table:table-cell office:value-type="float" office:value="12.5" calcext:value-type="float">
            <text:p>12,5</text:p>
          </table:table-cell>
          <table:table-cell office:value-type="float" office:value="12.6" calcext:value-type="float">
            <text:p>12,6</text:p>
          </table:table-cell>
          <table:table-cell office:value-type="float" office:value="12.7" calcext:value-type="float">
            <text:p>12,7</text:p>
          </table:table-cell>
          <table:table-cell office:value-type="float" office:value="12.8" calcext:value-type="float">
            <text:p>12,8</text:p>
          </table:table-cell>
          <table:table-cell office:value-type="float" office:value="12.9" calcext:value-type="float">
            <text:p>12,9</text:p>
          </table:table-cell>
          <table:table-cell office:value-type="float" office:value="13" calcext:value-type="float">
            <text:p>13</text:p>
          </table:table-cell>
          <table:table-cell office:value-type="float" office:value="13.1" calcext:value-type="float">
            <text:p>13,1</text:p>
          </table:table-cell>
          <table:table-cell office:value-type="float" office:value="13.2" calcext:value-type="float">
            <text:p>13,2</text:p>
          </table:table-cell>
          <table:table-cell office:value-type="float" office:value="13.3" calcext:value-type="float">
            <text:p>13,3</text:p>
          </table:table-cell>
          <table:table-cell office:value-type="float" office:value="13.4" calcext:value-type="float">
            <text:p>13,4</text:p>
          </table:table-cell>
          <table:table-cell office:value-type="float" office:value="13.5" calcext:value-type="float">
            <text:p>13,5</text:p>
          </table:table-cell>
          <table:table-cell office:value-type="float" office:value="13.6" calcext:value-type="float">
            <text:p>13,6</text:p>
          </table:table-cell>
          <table:table-cell office:value-type="float" office:value="13.7" calcext:value-type="float">
            <text:p>13,7</text:p>
          </table:table-cell>
          <table:table-cell office:value-type="float" office:value="13.8" calcext:value-type="float">
            <text:p>13,8</text:p>
          </table:table-cell>
          <table:table-cell office:value-type="float" office:value="13.9" calcext:value-type="float">
            <text:p>13,9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,1</text:p>
          </table:table-cell>
          <table:table-cell office:value-type="float" office:value="14.2" calcext:value-type="float">
            <text:p>14,2</text:p>
          </table:table-cell>
          <table:table-cell office:value-type="float" office:value="14.3" calcext:value-type="float">
            <text:p>14,3</text:p>
          </table:table-cell>
          <table:table-cell office:value-type="float" office:value="14.4" calcext:value-type="float">
            <text:p>14,4</text:p>
          </table:table-cell>
          <table:table-cell office:value-type="float" office:value="14.5" calcext:value-type="float">
            <text:p>14,5</text:p>
          </table:table-cell>
          <table:table-cell office:value-type="float" office:value="14.6" calcext:value-type="float">
            <text:p>14,6</text:p>
          </table:table-cell>
          <table:table-cell office:value-type="float" office:value="14.7" calcext:value-type="float">
            <text:p>14,7</text:p>
          </table:table-cell>
          <table:table-cell office:value-type="float" office:value="14.8" calcext:value-type="float">
            <text:p>14,8</text:p>
          </table:table-cell>
          <table:table-cell office:value-type="float" office:value="14.9" calcext:value-type="float">
            <text:p>14,9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,1</text:p>
          </table:table-cell>
          <table:table-cell office:value-type="float" office:value="15.2" calcext:value-type="float">
            <text:p>15,2</text:p>
          </table:table-cell>
          <table:table-cell office:value-type="float" office:value="15.3" calcext:value-type="float">
            <text:p>15,3</text:p>
          </table:table-cell>
          <table:table-cell office:value-type="float" office:value="15.4" calcext:value-type="float">
            <text:p>15,4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5.7" calcext:value-type="float">
            <text:p>15,7</text:p>
          </table:table-cell>
          <table:table-cell office:value-type="float" office:value="15.8" calcext:value-type="float">
            <text:p>15,8</text:p>
          </table:table-cell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,1</text:p>
          </table:table-cell>
          <table:table-cell office:value-type="float" office:value="16.2" calcext:value-type="float">
            <text:p>16,2</text:p>
          </table:table-cell>
          <table:table-cell office:value-type="float" office:value="16.3" calcext:value-type="float">
            <text:p>16,3</text:p>
          </table:table-cell>
          <table:table-cell office:value-type="float" office:value="16.4" calcext:value-type="float">
            <text:p>16,4</text:p>
          </table:table-cell>
          <table:table-cell office:value-type="float" office:value="16.5" calcext:value-type="float">
            <text:p>16,5</text:p>
          </table:table-cell>
          <table:table-cell office:value-type="float" office:value="16.6" calcext:value-type="float">
            <text:p>16,6</text:p>
          </table:table-cell>
          <table:table-cell office:value-type="float" office:value="16.7" calcext:value-type="float">
            <text:p>16,7</text:p>
          </table:table-cell>
          <table:table-cell office:value-type="float" office:value="16.8" calcext:value-type="float">
            <text:p>16,8</text:p>
          </table:table-cell>
          <table:table-cell office:value-type="float" office:value="16.9" calcext:value-type="float">
            <text:p>16,9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,1</text:p>
          </table:table-cell>
          <table:table-cell office:value-type="float" office:value="17.2" calcext:value-type="float">
            <text:p>17,2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7.5" calcext:value-type="float">
            <text:p>17,5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7.8" calcext:value-type="float">
            <text:p>17,8</text:p>
          </table:table-cell>
          <table:table-cell office:value-type="float" office:value="17.9" calcext:value-type="float">
            <text:p>17,9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,1</text:p>
          </table:table-cell>
          <table:table-cell office:value-type="float" office:value="18.2" calcext:value-type="float">
            <text:p>18,2</text:p>
          </table:table-cell>
          <table:table-cell office:value-type="float" office:value="18.3" calcext:value-type="float">
            <text:p>18,3</text:p>
          </table:table-cell>
          <table:table-cell office:value-type="float" office:value="18.4" calcext:value-type="float">
            <text:p>18,4</text:p>
          </table:table-cell>
          <table:table-cell office:value-type="float" office:value="18.5" calcext:value-type="float">
            <text:p>18,5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,1</text:p>
          </table:table-cell>
          <table:table-cell office:value-type="float" office:value="19.2" calcext:value-type="float">
            <text:p>19,2</text:p>
          </table:table-cell>
          <table:table-cell office:value-type="float" office:value="19.3" calcext:value-type="float">
            <text:p>19,3</text:p>
          </table:table-cell>
          <table:table-cell office:value-type="float" office:value="19.4" calcext:value-type="float">
            <text:p>19,4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9.7" calcext:value-type="float">
            <text:p>19,7</text:p>
          </table:table-cell>
          <table:table-cell office:value-type="float" office:value="19.8" calcext:value-type="float">
            <text:p>19,8</text:p>
          </table:table-cell>
          <table:table-cell office:value-type="float" office:value="19.9" calcext:value-type="float">
            <text:p>19,9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,1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office:value-type="float" office:value="20.4" calcext:value-type="float">
            <text:p>20,4</text:p>
          </table:table-cell>
          <table:table-cell office:value-type="float" office:value="20.5" calcext:value-type="float">
            <text:p>20,5</text:p>
          </table:table-cell>
          <table:table-cell office:value-type="float" office:value="20.6" calcext:value-type="float">
            <text:p>20,6</text:p>
          </table:table-cell>
          <table:table-cell office:value-type="float" office:value="20.7" calcext:value-type="float">
            <text:p>20,7</text:p>
          </table:table-cell>
          <table:table-cell office:value-type="float" office:value="20.8" calcext:value-type="float">
            <text:p>20,8</text:p>
          </table:table-cell>
          <table:table-cell office:value-type="float" office:value="20.9" calcext:value-type="float">
            <text:p>20,9</text:p>
          </table:table-cell>
          <table:table-cell office:value-type="float" office:value="21" calcext:value-type="float">
            <text:p>21</text:p>
          </table:table-cell>
          <table:table-cell office:value-type="float" office:value="21.1" calcext:value-type="float">
            <text:p>21,1</text:p>
          </table:table-cell>
          <table:table-cell table:number-columns-repeated="889"/>
        </table:table-row>
        <table:table-row table:style-name="ro1">
          <table:table-cell table:number-columns-repeated="7"/>
          <table:table-cell table:style-name="Default" office:value-type="string" calcext:value-type="string">
            <text:p>x^2</text:p>
          </table:table-cell>
          <table:table-cell office:value-type="float" office:value="-4696.83816738812" calcext:value-type="float">
            <text:p>-4696,838167388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[.$I$26]*[.M27]^0+[.$I$27]*[.M27]^1+[.$I$28]*[.M27]^2+[.$I$29]*[.M27]^3+[.$I$30]*[.M27]^4+[.$I$31]*[.M27]^5+[.$I$32]*[.M27]^6" office:value-type="float" office:value="-5.48032987913803" calcext:value-type="float">
            <text:p>-5,4803298791</text:p>
          </table:table-cell>
          <table:table-cell table:formula="of:=[.$I$26]*[.N27]^0+[.$I$27]*[.N27]^1+[.$I$28]*[.N27]^2+[.$I$29]*[.N27]^3+[.$I$30]*[.N27]^4+[.$I$31]*[.N27]^5+[.$I$32]*[.N27]^6" office:value-type="float" office:value="-0.000000000458840077044442" calcext:value-type="float">
            <text:p>-4,58840077044442E-10</text:p>
          </table:table-cell>
          <table:table-cell table:formula="of:=[.$I$26]*[.O27]^0+[.$I$27]*[.O27]^1+[.$I$28]*[.O27]^2+[.$I$29]*[.O27]^3+[.$I$30]*[.O27]^4+[.$I$31]*[.O27]^5+[.$I$32]*[.O27]^6" office:value-type="float" office:value="4.55954009508469" calcext:value-type="float">
            <text:p>4,5595400951</text:p>
          </table:table-cell>
          <table:table-cell table:formula="of:=[.$I$26]*[.P27]^0+[.$I$27]*[.P27]^1+[.$I$28]*[.P27]^2+[.$I$29]*[.P27]^3+[.$I$30]*[.P27]^4+[.$I$31]*[.P27]^5+[.$I$32]*[.P27]^6" office:value-type="float" office:value="8.30878886198389" calcext:value-type="float">
            <text:p>8,308788862</text:p>
          </table:table-cell>
          <table:table-cell table:formula="of:=[.$I$26]*[.Q27]^0+[.$I$27]*[.Q27]^1+[.$I$28]*[.Q27]^2+[.$I$29]*[.Q27]^3+[.$I$30]*[.Q27]^4+[.$I$31]*[.Q27]^5+[.$I$32]*[.Q27]^6" office:value-type="float" office:value="11.3505903133009" calcext:value-type="float">
            <text:p>11,3505903133</text:p>
          </table:table-cell>
          <table:table-cell table:formula="of:=[.$I$26]*[.R27]^0+[.$I$27]*[.R27]^1+[.$I$28]*[.R27]^2+[.$I$29]*[.R27]^3+[.$I$30]*[.R27]^4+[.$I$31]*[.R27]^5+[.$I$32]*[.R27]^6" office:value-type="float" office:value="13.7804287997087" calcext:value-type="float">
            <text:p>13,7804287997</text:p>
          </table:table-cell>
          <table:table-cell table:formula="of:=[.$I$26]*[.S27]^0+[.$I$27]*[.S27]^1+[.$I$28]*[.S27]^2+[.$I$29]*[.S27]^3+[.$I$30]*[.S27]^4+[.$I$31]*[.S27]^5+[.$I$32]*[.S27]^6" office:value-type="float" office:value="15.686718749761" calcext:value-type="float">
            <text:p>15,6867187498</text:p>
          </table:table-cell>
          <table:table-cell table:formula="of:=[.$I$26]*[.T27]^0+[.$I$27]*[.T27]^1+[.$I$28]*[.T27]^2+[.$I$29]*[.T27]^3+[.$I$30]*[.T27]^4+[.$I$31]*[.T27]^5+[.$I$32]*[.T27]^6" office:value-type="float" office:value="17.1510893711857" calcext:value-type="float">
            <text:p>17,1510893712</text:p>
          </table:table-cell>
          <table:table-cell table:formula="of:=[.$I$26]*[.U27]^0+[.$I$27]*[.U27]^1+[.$I$28]*[.U27]^2+[.$I$29]*[.U27]^3+[.$I$30]*[.U27]^4+[.$I$31]*[.U27]^5+[.$I$32]*[.U27]^6" office:value-type="float" office:value="18.2486643134343" calcext:value-type="float">
            <text:p>18,2486643134</text:p>
          </table:table-cell>
          <table:table-cell table:formula="of:=[.$I$26]*[.V27]^0+[.$I$27]*[.V27]^1+[.$I$28]*[.V27]^2+[.$I$29]*[.V27]^3+[.$I$30]*[.V27]^4+[.$I$31]*[.V27]^5+[.$I$32]*[.V27]^6" office:value-type="float" office:value="19.0483362907917" calcext:value-type="float">
            <text:p>19,0483362908</text:p>
          </table:table-cell>
          <table:table-cell table:formula="of:=[.$I$26]*[.W27]^0+[.$I$27]*[.W27]^1+[.$I$28]*[.W27]^2+[.$I$29]*[.W27]^3+[.$I$30]*[.W27]^4+[.$I$31]*[.W27]^5+[.$I$32]*[.W27]^6" office:value-type="float" office:value="19.6130366668385" calcext:value-type="float">
            <text:p>19,6130366668</text:p>
          </table:table-cell>
          <table:table-cell table:formula="of:=[.$I$26]*[.X27]^0+[.$I$27]*[.X27]^1+[.$I$28]*[.X27]^2+[.$I$29]*[.X27]^3+[.$I$30]*[.X27]^4+[.$I$31]*[.X27]^5+[.$I$32]*[.X27]^6" office:value-type="float" office:value="19.9999999999645" calcext:value-type="float">
            <text:p>20</text:p>
          </table:table-cell>
          <table:table-cell table:formula="of:=[.$I$26]*[.Y27]^0+[.$I$27]*[.Y27]^1+[.$I$28]*[.Y27]^2+[.$I$29]*[.Y27]^3+[.$I$30]*[.Y27]^4+[.$I$31]*[.Y27]^5+[.$I$32]*[.Y27]^6" office:value-type="float" office:value="20.2610235499951" calcext:value-type="float">
            <text:p>20,26102355</text:p>
          </table:table-cell>
          <table:table-cell table:formula="of:=[.$I$26]*[.Z27]^0+[.$I$27]*[.Z27]^1+[.$I$28]*[.Z27]^2+[.$I$29]*[.Z27]^3+[.$I$30]*[.Z27]^4+[.$I$31]*[.Z27]^5+[.$I$32]*[.Z27]^6" office:value-type="float" office:value="20.4427217455377" calcext:value-type="float">
            <text:p>20,4427217455</text:p>
          </table:table-cell>
          <table:table-cell table:formula="of:=[.$I$26]*[.AA27]^0+[.$I$27]*[.AA27]^1+[.$I$28]*[.AA27]^2+[.$I$29]*[.AA27]^3+[.$I$30]*[.AA27]^4+[.$I$31]*[.AA27]^5+[.$I$32]*[.AA27]^6" office:value-type="float" office:value="20.5867756124826" calcext:value-type="float">
            <text:p>20,5867756125</text:p>
          </table:table-cell>
          <table:table-cell table:formula="of:=[.$I$26]*[.AB27]^0+[.$I$27]*[.AB27]^1+[.$I$28]*[.AB27]^2+[.$I$29]*[.AB27]^3+[.$I$30]*[.AB27]^4+[.$I$31]*[.AB27]^5+[.$I$32]*[.AB27]^6" office:value-type="float" office:value="20.7301771637158" calcext:value-type="float">
            <text:p>20,7301771637</text:p>
          </table:table-cell>
          <table:table-cell table:formula="of:=[.$I$26]*[.AC27]^0+[.$I$27]*[.AC27]^1+[.$I$28]*[.AC27]^2+[.$I$29]*[.AC27]^3+[.$I$30]*[.AC27]^4+[.$I$31]*[.AC27]^5+[.$I$32]*[.AC27]^6" office:value-type="float" office:value="20.9054687501703" calcext:value-type="float">
            <text:p>20,9054687502</text:p>
          </table:table-cell>
          <table:table-cell table:formula="of:=[.$I$26]*[.AD27]^0+[.$I$27]*[.AD27]^1+[.$I$28]*[.AD27]^2+[.$I$29]*[.AD27]^3+[.$I$30]*[.AD27]^4+[.$I$31]*[.AD27]^5+[.$I$32]*[.AD27]^6" office:value-type="float" office:value="21.1409773715932" calcext:value-type="float">
            <text:p>21,1409773716</text:p>
          </table:table-cell>
          <table:table-cell table:formula="of:=[.$I$26]*[.AE27]^0+[.$I$27]*[.AE27]^1+[.$I$28]*[.AE27]^2+[.$I$29]*[.AE27]^3+[.$I$30]*[.AE27]^4+[.$I$31]*[.AE27]^5+[.$I$32]*[.AE27]^6" office:value-type="float" office:value="21.461043950183" calcext:value-type="float">
            <text:p>21,4610439502</text:p>
          </table:table-cell>
          <table:table-cell table:formula="of:=[.$I$26]*[.AF27]^0+[.$I$27]*[.AF27]^1+[.$I$28]*[.AF27]^2+[.$I$29]*[.AF27]^3+[.$I$30]*[.AF27]^4+[.$I$31]*[.AF27]^5+[.$I$32]*[.AF27]^6" office:value-type="float" office:value="21.8862475639798" calcext:value-type="float">
            <text:p>21,886247564</text:p>
          </table:table-cell>
          <table:table-cell table:formula="of:=[.$I$26]*[.AG27]^0+[.$I$27]*[.AG27]^1+[.$I$28]*[.AG27]^2+[.$I$29]*[.AG27]^3+[.$I$30]*[.AG27]^4+[.$I$31]*[.AG27]^5+[.$I$32]*[.AG27]^6" office:value-type="float" office:value="22.4336246411949" calcext:value-type="float">
            <text:p>22,4336246412</text:p>
          </table:table-cell>
          <table:table-cell table:formula="of:=[.$I$26]*[.AH27]^0+[.$I$27]*[.AH27]^1+[.$I$28]*[.AH27]^2+[.$I$29]*[.AH27]^3+[.$I$30]*[.AH27]^4+[.$I$31]*[.AH27]^5+[.$I$32]*[.AH27]^6" office:value-type="float" office:value="23.1168831172999" calcext:value-type="float">
            <text:p>23,1168831173</text:p>
          </table:table-cell>
          <table:table-cell table:formula="of:=[.$I$26]*[.AI27]^0+[.$I$27]*[.AI27]^1+[.$I$28]*[.AI27]^2+[.$I$29]*[.AI27]^3+[.$I$30]*[.AI27]^4+[.$I$31]*[.AI27]^5+[.$I$32]*[.AI27]^6" office:value-type="float" office:value="23.9466115503128" calcext:value-type="float">
            <text:p>23,9466115503</text:p>
          </table:table-cell>
          <table:table-cell table:formula="of:=[.$I$26]*[.AJ27]^0+[.$I$27]*[.AJ27]^1+[.$I$28]*[.AJ27]^2+[.$I$29]*[.AJ27]^3+[.$I$30]*[.AJ27]^4+[.$I$31]*[.AJ27]^5+[.$I$32]*[.AJ27]^6" office:value-type="float" office:value="24.9304832004236" calcext:value-type="float">
            <text:p>24,9304832004</text:p>
          </table:table-cell>
          <table:table-cell table:formula="of:=[.$I$26]*[.AK27]^0+[.$I$27]*[.AK27]^1+[.$I$28]*[.AK27]^2+[.$I$29]*[.AK27]^3+[.$I$30]*[.AK27]^4+[.$I$31]*[.AK27]^5+[.$I$32]*[.AK27]^6" office:value-type="float" office:value="26.0734550672878" calcext:value-type="float">
            <text:p>26,0734550673</text:p>
          </table:table-cell>
          <table:table-cell table:formula="of:=[.$I$26]*[.AL27]^0+[.$I$27]*[.AL27]^1+[.$I$28]*[.AL27]^2+[.$I$29]*[.AL27]^3+[.$I$30]*[.AL27]^4+[.$I$31]*[.AL27]^5+[.$I$32]*[.AL27]^6" office:value-type="float" office:value="27.3779618914086" calcext:value-type="float">
            <text:p>27,3779618914</text:p>
          </table:table-cell>
          <table:table-cell table:formula="of:=[.$I$26]*[.AM27]^0+[.$I$27]*[.AM27]^1+[.$I$28]*[.AM27]^2+[.$I$29]*[.AM27]^3+[.$I$30]*[.AM27]^4+[.$I$31]*[.AM27]^5+[.$I$32]*[.AM27]^6" office:value-type="float" office:value="28.8441051140671" calcext:value-type="float">
            <text:p>28,8441051141</text:p>
          </table:table-cell>
          <table:table-cell table:formula="of:=[.$I$26]*[.AN27]^0+[.$I$27]*[.AN27]^1+[.$I$28]*[.AN27]^2+[.$I$29]*[.AN27]^3+[.$I$30]*[.AN27]^4+[.$I$31]*[.AN27]^5+[.$I$32]*[.AN27]^6" office:value-type="float" office:value="30.4698368005374" calcext:value-type="float">
            <text:p>30,4698368005</text:p>
          </table:table-cell>
          <table:table-cell table:formula="of:=[.$I$26]*[.AO27]^0+[.$I$27]*[.AO27]^1+[.$I$28]*[.AO27]^2+[.$I$29]*[.AO27]^3+[.$I$30]*[.AO27]^4+[.$I$31]*[.AO27]^5+[.$I$32]*[.AO27]^6" office:value-type="float" office:value="32.2511385219004" calcext:value-type="float">
            <text:p>32,2511385219</text:p>
          </table:table-cell>
          <table:table-cell table:formula="of:=[.$I$26]*[.AP27]^0+[.$I$27]*[.AP27]^1+[.$I$28]*[.AP27]^2+[.$I$29]*[.AP27]^3+[.$I$30]*[.AP27]^4+[.$I$31]*[.AP27]^5+[.$I$32]*[.AP27]^6" office:value-type="float" office:value="34.1821952006539" calcext:value-type="float">
            <text:p>34,1821952007</text:p>
          </table:table-cell>
          <table:table-cell table:formula="of:=[.$I$26]*[.AQ27]^0+[.$I$27]*[.AQ27]^1+[.$I$28]*[.AQ27]^2+[.$I$29]*[.AQ27]^3+[.$I$30]*[.AQ27]^4+[.$I$31]*[.AQ27]^5+[.$I$32]*[.AQ27]^6" office:value-type="float" office:value="36.2555639142774" calcext:value-type="float">
            <text:p>36,2555639143</text:p>
          </table:table-cell>
          <table:table-cell table:formula="of:=[.$I$26]*[.AR27]^0+[.$I$27]*[.AR27]^1+[.$I$28]*[.AR27]^2+[.$I$29]*[.AR27]^3+[.$I$30]*[.AR27]^4+[.$I$31]*[.AR27]^5+[.$I$32]*[.AR27]^6" office:value-type="float" office:value="38.4623376629243" calcext:value-type="float">
            <text:p>38,4623376629</text:p>
          </table:table-cell>
          <table:table-cell table:formula="of:=[.$I$26]*[.AS27]^0+[.$I$27]*[.AS27]^1+[.$I$28]*[.AS27]^2+[.$I$29]*[.AS27]^3+[.$I$30]*[.AS27]^4+[.$I$31]*[.AS27]^5+[.$I$32]*[.AS27]^6" office:value-type="float" office:value="40.7923040961323" calcext:value-type="float">
            <text:p>40,7923040961</text:p>
          </table:table-cell>
          <table:table-cell table:formula="of:=[.$I$26]*[.AT27]^0+[.$I$27]*[.AT27]^1+[.$I$28]*[.AT27]^2+[.$I$29]*[.AT27]^3+[.$I$30]*[.AT27]^4+[.$I$31]*[.AT27]^5+[.$I$32]*[.AT27]^6" office:value-type="float" office:value="43.2340992007557" calcext:value-type="float">
            <text:p>43,2340992008</text:p>
          </table:table-cell>
          <table:table-cell table:formula="of:=[.$I$26]*[.AU27]^0+[.$I$27]*[.AU27]^1+[.$I$28]*[.AU27]^2+[.$I$29]*[.AU27]^3+[.$I$30]*[.AU27]^4+[.$I$31]*[.AU27]^5+[.$I$32]*[.AU27]^6" office:value-type="float" office:value="45.7753559507255" calcext:value-type="float">
            <text:p>45,7753559507</text:p>
          </table:table-cell>
          <table:table-cell table:formula="of:=[.$I$26]*[.AV27]^0+[.$I$27]*[.AV27]^1+[.$I$28]*[.AV27]^2+[.$I$29]*[.AV27]^3+[.$I$30]*[.AV27]^4+[.$I$31]*[.AV27]^5+[.$I$32]*[.AV27]^6" office:value-type="float" office:value="48.4028479176159" calcext:value-type="float">
            <text:p>48,4028479176</text:p>
          </table:table-cell>
          <table:table-cell table:formula="of:=[.$I$26]*[.AW27]^0+[.$I$27]*[.AW27]^1+[.$I$28]*[.AW27]^2+[.$I$29]*[.AW27]^3+[.$I$30]*[.AW27]^4+[.$I$31]*[.AW27]^5+[.$I$32]*[.AW27]^6" office:value-type="float" office:value="51.1026278416793" calcext:value-type="float">
            <text:p>51,1026278417</text:p>
          </table:table-cell>
          <table:table-cell table:formula="of:=[.$I$26]*[.AX27]^0+[.$I$27]*[.AX27]^1+[.$I$28]*[.AX27]^2+[.$I$29]*[.AX27]^3+[.$I$30]*[.AX27]^4+[.$I$31]*[.AX27]^5+[.$I$32]*[.AX27]^6" office:value-type="float" office:value="53.8601611642407" calcext:value-type="float">
            <text:p>53,8601611642</text:p>
          </table:table-cell>
          <table:table-cell table:formula="of:=[.$I$26]*[.AY27]^0+[.$I$27]*[.AY27]^1+[.$I$28]*[.AY27]^2+[.$I$29]*[.AY27]^3+[.$I$30]*[.AY27]^4+[.$I$31]*[.AY27]^5+[.$I$32]*[.AY27]^6" office:value-type="float" office:value="56.6604545223527" calcext:value-type="float">
            <text:p>56,6604545224</text:p>
          </table:table-cell>
          <table:table-cell table:formula="of:=[.$I$26]*[.AZ27]^0+[.$I$27]*[.AZ27]^1+[.$I$28]*[.AZ27]^2+[.$I$29]*[.AZ27]^3+[.$I$30]*[.AZ27]^4+[.$I$31]*[.AZ27]^5+[.$I$32]*[.AZ27]^6" office:value-type="float" office:value="59.4881792007909" calcext:value-type="float">
            <text:p>59,4881792008</text:p>
          </table:table-cell>
          <table:table-cell table:formula="of:=[.$I$26]*[.BA27]^0+[.$I$27]*[.BA27]^1+[.$I$28]*[.BA27]^2+[.$I$29]*[.BA27]^3+[.$I$30]*[.BA27]^4+[.$I$31]*[.BA27]^5+[.$I$32]*[.BA27]^6" office:value-type="float" office:value="62.3277895509018" calcext:value-type="float">
            <text:p>62,3277895509</text:p>
          </table:table-cell>
          <table:table-cell table:formula="of:=[.$I$26]*[.BB27]^0+[.$I$27]*[.BB27]^1+[.$I$28]*[.BB27]^2+[.$I$29]*[.BB27]^3+[.$I$30]*[.BB27]^4+[.$I$31]*[.BB27]^5+[.$I$32]*[.BB27]^6" office:value-type="float" office:value="65.1636363645521" calcext:value-type="float">
            <text:p>65,1636363646</text:p>
          </table:table-cell>
          <table:table-cell table:formula="of:=[.$I$26]*[.BC27]^0+[.$I$27]*[.BC27]^1+[.$I$28]*[.BC27]^2+[.$I$29]*[.BC27]^3+[.$I$30]*[.BC27]^4+[.$I$31]*[.BC27]^5+[.$I$32]*[.BC27]^6" office:value-type="float" office:value="67.9800752132724" calcext:value-type="float">
            <text:p>67,9800752133</text:p>
          </table:table-cell>
          <table:table-cell table:formula="of:=[.$I$26]*[.BD27]^0+[.$I$27]*[.BD27]^1+[.$I$28]*[.BD27]^2+[.$I$29]*[.BD27]^3+[.$I$30]*[.BD27]^4+[.$I$31]*[.BD27]^5+[.$I$32]*[.BD27]^6" office:value-type="float" office:value="70.761569746348" calcext:value-type="float">
            <text:p>70,7615697463</text:p>
          </table:table-cell>
          <table:table-cell table:formula="of:=[.$I$26]*[.BE27]^0+[.$I$27]*[.BE27]^1+[.$I$28]*[.BE27]^2+[.$I$29]*[.BE27]^3+[.$I$30]*[.BE27]^4+[.$I$31]*[.BE27]^5+[.$I$32]*[.BE27]^6" office:value-type="float" office:value="73.492789950782" calcext:value-type="float">
            <text:p>73,4927899508</text:p>
          </table:table-cell>
          <table:table-cell table:formula="of:=[.$I$26]*[.BF27]^0+[.$I$27]*[.BF27]^1+[.$I$28]*[.BF27]^2+[.$I$29]*[.BF27]^3+[.$I$30]*[.BF27]^4+[.$I$31]*[.BF27]^5+[.$I$32]*[.BF27]^6" office:value-type="float" office:value="76.1587053722251" calcext:value-type="float">
            <text:p>76,1587053722</text:p>
          </table:table-cell>
          <table:table-cell table:formula="of:=[.$I$26]*[.BG27]^0+[.$I$27]*[.BG27]^1+[.$I$28]*[.BG27]^2+[.$I$29]*[.BG27]^3+[.$I$30]*[.BG27]^4+[.$I$31]*[.BG27]^5+[.$I$32]*[.BG27]^6" office:value-type="float" office:value="78.7446732963654" calcext:value-type="float">
            <text:p>78,7446732964</text:p>
          </table:table-cell>
          <table:table-cell table:formula="of:=[.$I$26]*[.BH27]^0+[.$I$27]*[.BH27]^1+[.$I$28]*[.BH27]^2+[.$I$29]*[.BH27]^3+[.$I$30]*[.BH27]^4+[.$I$31]*[.BH27]^5+[.$I$32]*[.BH27]^6" office:value-type="float" office:value="81.236521891653" calcext:value-type="float">
            <text:p>81,2365218917</text:p>
          </table:table-cell>
          <table:table-cell table:formula="of:=[.$I$26]*[.BI27]^0+[.$I$27]*[.BI27]^1+[.$I$28]*[.BI27]^2+[.$I$29]*[.BI27]^3+[.$I$30]*[.BI27]^4+[.$I$31]*[.BI27]^5+[.$I$32]*[.BI27]^6" office:value-type="float" office:value="83.6206283144638" calcext:value-type="float">
            <text:p>83,6206283145</text:p>
          </table:table-cell>
          <table:table-cell table:formula="of:=[.$I$26]*[.BJ27]^0+[.$I$27]*[.BJ27]^1+[.$I$28]*[.BJ27]^2+[.$I$29]*[.BJ27]^3+[.$I$30]*[.BJ27]^4+[.$I$31]*[.BJ27]^5+[.$I$32]*[.BJ27]^6" office:value-type="float" office:value="85.8839917723308" calcext:value-type="float">
            <text:p>85,8839917723</text:p>
          </table:table-cell>
          <table:table-cell table:formula="of:=[.$I$26]*[.BK27]^0+[.$I$27]*[.BK27]^1+[.$I$28]*[.BK27]^2+[.$I$29]*[.BK27]^3+[.$I$30]*[.BK27]^4+[.$I$31]*[.BK27]^5+[.$I$32]*[.BK27]^6" office:value-type="float" office:value="88.0143015506765" calcext:value-type="float">
            <text:p>88,0143015507</text:p>
          </table:table-cell>
          <table:table-cell table:formula="of:=[.$I$26]*[.BL27]^0+[.$I$27]*[.BL27]^1+[.$I$28]*[.BL27]^2+[.$I$29]*[.BL27]^3+[.$I$30]*[.BL27]^4+[.$I$31]*[.BL27]^5+[.$I$32]*[.BL27]^6" office:value-type="float" office:value="90.0000000009022" calcext:value-type="float">
            <text:p>90,0000000009</text:p>
          </table:table-cell>
          <table:table-cell table:formula="of:=[.$I$26]*[.BM27]^0+[.$I$27]*[.BM27]^1+[.$I$28]*[.BM27]^2+[.$I$29]*[.BM27]^3+[.$I$30]*[.BM27]^4+[.$I$31]*[.BM27]^5+[.$I$32]*[.BM27]^6" office:value-type="float" office:value="91.8303404859835" calcext:value-type="float">
            <text:p>91,830340486</text:p>
          </table:table-cell>
          <table:table-cell table:formula="of:=[.$I$26]*[.BN27]^0+[.$I$27]*[.BN27]^1+[.$I$28]*[.BN27]^2+[.$I$29]*[.BN27]^3+[.$I$30]*[.BN27]^4+[.$I$31]*[.BN27]^5+[.$I$32]*[.BN27]^6" office:value-type="float" office:value="93.4954402918374" calcext:value-type="float">
            <text:p>93,4954402918</text:p>
          </table:table-cell>
          <table:table-cell table:formula="of:=[.$I$26]*[.BO27]^0+[.$I$27]*[.BO27]^1+[.$I$28]*[.BO27]^2+[.$I$29]*[.BO27]^3+[.$I$30]*[.BO27]^4+[.$I$31]*[.BO27]^5+[.$I$32]*[.BO27]^6" office:value-type="float" office:value="94.9863284962994" calcext:value-type="float">
            <text:p>94,9863284963</text:p>
          </table:table-cell>
          <table:table-cell table:formula="of:=[.$I$26]*[.BP27]^0+[.$I$27]*[.BP27]^1+[.$I$28]*[.BP27]^2+[.$I$29]*[.BP27]^3+[.$I$30]*[.BP27]^4+[.$I$31]*[.BP27]^5+[.$I$32]*[.BP27]^6" office:value-type="float" office:value="96.2949888009753" calcext:value-type="float">
            <text:p>96,294988801</text:p>
          </table:table-cell>
          <table:table-cell table:formula="of:=[.$I$26]*[.BQ27]^0+[.$I$27]*[.BQ27]^1+[.$I$28]*[.BQ27]^2+[.$I$29]*[.BQ27]^3+[.$I$30]*[.BQ27]^4+[.$I$31]*[.BQ27]^5+[.$I$32]*[.BQ27]^6" office:value-type="float" office:value="97.4143973221653" calcext:value-type="float">
            <text:p>97,4143973222</text:p>
          </table:table-cell>
          <table:table-cell table:formula="of:=[.$I$26]*[.BR27]^0+[.$I$27]*[.BR27]^1+[.$I$28]*[.BR27]^2+[.$I$29]*[.BR27]^3+[.$I$30]*[.BR27]^4+[.$I$31]*[.BR27]^5+[.$I$32]*[.BR27]^6" office:value-type="float" office:value="98.3385553465341" calcext:value-type="float">
            <text:p>98,3385553465</text:p>
          </table:table-cell>
          <table:table-cell table:formula="of:=[.$I$26]*[.BS27]^0+[.$I$27]*[.BS27]^1+[.$I$28]*[.BS27]^2+[.$I$29]*[.BS27]^3+[.$I$30]*[.BS27]^4+[.$I$31]*[.BS27]^5+[.$I$32]*[.BS27]^6" office:value-type="float" office:value="99.0625170417188" calcext:value-type="float">
            <text:p>99,0625170417</text:p>
          </table:table-cell>
          <table:table-cell table:formula="of:=[.$I$26]*[.BT27]^0+[.$I$27]*[.BT27]^1+[.$I$28]*[.BT27]^2+[.$I$29]*[.BT27]^3+[.$I$30]*[.BT27]^4+[.$I$31]*[.BT27]^5+[.$I$32]*[.BT27]^6" office:value-type="float" office:value="99.5824121358601" calcext:value-type="float">
            <text:p>99,5824121359</text:p>
          </table:table-cell>
          <table:table-cell table:formula="of:=[.$I$26]*[.BU27]^0+[.$I$27]*[.BU27]^1+[.$I$28]*[.BU27]^2+[.$I$29]*[.BU27]^3+[.$I$30]*[.BU27]^4+[.$I$31]*[.BU27]^5+[.$I$32]*[.BU27]^6" office:value-type="float" office:value="99.8954635505652" calcext:value-type="float">
            <text:p>99,8954635506</text:p>
          </table:table-cell>
          <table:table-cell table:formula="of:=[.$I$26]*[.BV27]^0+[.$I$27]*[.BV27]^1+[.$I$28]*[.BV27]^2+[.$I$29]*[.BV27]^3+[.$I$30]*[.BV27]^4+[.$I$31]*[.BV27]^5+[.$I$32]*[.BV27]^6" office:value-type="float" office:value="100.000000000757" calcext:value-type="float">
            <text:p>100,0000000008</text:p>
          </table:table-cell>
          <table:table-cell table:formula="of:=[.$I$26]*[.BW27]^0+[.$I$27]*[.BW27]^1+[.$I$28]*[.BW27]^2+[.$I$29]*[.BW27]^3+[.$I$30]*[.BW27]^4+[.$I$31]*[.BW27]^5+[.$I$32]*[.BW27]^6" office:value-type="float" office:value="99.8954635507253" calcext:value-type="float">
            <text:p>99,8954635507</text:p>
          </table:table-cell>
          <table:table-cell table:formula="of:=[.$I$26]*[.BX27]^0+[.$I$27]*[.BX27]^1+[.$I$28]*[.BX27]^2+[.$I$29]*[.BX27]^3+[.$I$30]*[.BX27]^4+[.$I$31]*[.BX27]^5+[.$I$32]*[.BX27]^6" office:value-type="float" office:value="99.5824121356855" calcext:value-type="float">
            <text:p>99,5824121357</text:p>
          </table:table-cell>
          <table:table-cell table:formula="of:=[.$I$26]*[.BY27]^0+[.$I$27]*[.BY27]^1+[.$I$28]*[.BY27]^2+[.$I$29]*[.BY27]^3+[.$I$30]*[.BY27]^4+[.$I$31]*[.BY27]^5+[.$I$32]*[.BY27]^6" office:value-type="float" office:value="99.0625170417625" calcext:value-type="float">
            <text:p>99,0625170418</text:p>
          </table:table-cell>
          <table:table-cell table:formula="of:=[.$I$26]*[.BZ27]^0+[.$I$27]*[.BZ27]^1+[.$I$28]*[.BZ27]^2+[.$I$29]*[.BZ27]^3+[.$I$30]*[.BZ27]^4+[.$I$31]*[.BZ27]^5+[.$I$32]*[.BZ27]^6" office:value-type="float" office:value="98.3385553460539" calcext:value-type="float">
            <text:p>98,3385553461</text:p>
          </table:table-cell>
          <table:table-cell table:formula="of:=[.$I$26]*[.CA27]^0+[.$I$27]*[.CA27]^1+[.$I$28]*[.CA27]^2+[.$I$29]*[.CA27]^3+[.$I$30]*[.CA27]^4+[.$I$31]*[.CA27]^5+[.$I$32]*[.CA27]^6" office:value-type="float" office:value="97.4143973221217" calcext:value-type="float">
            <text:p>97,4143973221</text:p>
          </table:table-cell>
          <table:table-cell table:formula="of:=[.$I$26]*[.CB27]^0+[.$I$27]*[.CB27]^1+[.$I$28]*[.CB27]^2+[.$I$29]*[.CB27]^3+[.$I$30]*[.CB27]^4+[.$I$31]*[.CB27]^5+[.$I$32]*[.CB27]^6" office:value-type="float" office:value="96.2949888006842" calcext:value-type="float">
            <text:p>96,2949888007</text:p>
          </table:table-cell>
          <table:table-cell table:formula="of:=[.$I$26]*[.CC27]^0+[.$I$27]*[.CC27]^1+[.$I$28]*[.CC27]^2+[.$I$29]*[.CC27]^3+[.$I$30]*[.CC27]^4+[.$I$31]*[.CC27]^5+[.$I$32]*[.CC27]^6" office:value-type="float" office:value="94.9863284960156" calcext:value-type="float">
            <text:p>94,986328496</text:p>
          </table:table-cell>
          <table:table-cell table:formula="of:=[.$I$26]*[.CD27]^0+[.$I$27]*[.CD27]^1+[.$I$28]*[.CD27]^2+[.$I$29]*[.CD27]^3+[.$I$30]*[.CD27]^4+[.$I$31]*[.CD27]^5+[.$I$32]*[.CD27]^6" office:value-type="float" office:value="93.4954402915901" calcext:value-type="float">
            <text:p>93,4954402916</text:p>
          </table:table-cell>
          <table:table-cell table:formula="of:=[.$I$26]*[.CE27]^0+[.$I$27]*[.CE27]^1+[.$I$28]*[.CE27]^2+[.$I$29]*[.CE27]^3+[.$I$30]*[.CE27]^4+[.$I$31]*[.CE27]^5+[.$I$32]*[.CE27]^6" office:value-type="float" office:value="91.8303404856997" calcext:value-type="float">
            <text:p>91,8303404857</text:p>
          </table:table-cell>
          <table:table-cell table:formula="of:=[.$I$26]*[.CF27]^0+[.$I$27]*[.CF27]^1+[.$I$28]*[.CF27]^2+[.$I$29]*[.CF27]^3+[.$I$30]*[.CF27]^4+[.$I$31]*[.CF27]^5+[.$I$32]*[.CF27]^6" office:value-type="float" office:value="90.0000000007276" calcext:value-type="float">
            <text:p>90,0000000007</text:p>
          </table:table-cell>
          <table:table-cell table:formula="of:=[.$I$26]*[.CG27]^0+[.$I$27]*[.CG27]^1+[.$I$28]*[.CG27]^2+[.$I$29]*[.CG27]^3+[.$I$30]*[.CG27]^4+[.$I$31]*[.CG27]^5+[.$I$32]*[.CG27]^6" office:value-type="float" office:value="88.0143015503563" calcext:value-type="float">
            <text:p>88,0143015504</text:p>
          </table:table-cell>
          <table:table-cell table:formula="of:=[.$I$26]*[.CH27]^0+[.$I$27]*[.CH27]^1+[.$I$28]*[.CH27]^2+[.$I$29]*[.CH27]^3+[.$I$30]*[.CH27]^4+[.$I$31]*[.CH27]^5+[.$I$32]*[.CH27]^6" office:value-type="float" office:value="85.8839917722216" calcext:value-type="float">
            <text:p>85,8839917722</text:p>
          </table:table-cell>
          <table:table-cell table:formula="of:=[.$I$26]*[.CI27]^0+[.$I$27]*[.CI27]^1+[.$I$28]*[.CI27]^2+[.$I$29]*[.CI27]^3+[.$I$30]*[.CI27]^4+[.$I$31]*[.CI27]^5+[.$I$32]*[.CI27]^6" office:value-type="float" office:value="83.6206283142092" calcext:value-type="float">
            <text:p>83,6206283142</text:p>
          </table:table-cell>
          <table:table-cell table:formula="of:=[.$I$26]*[.CJ27]^0+[.$I$27]*[.CJ27]^1+[.$I$28]*[.CJ27]^2+[.$I$29]*[.CJ27]^3+[.$I$30]*[.CJ27]^4+[.$I$31]*[.CJ27]^5+[.$I$32]*[.CJ27]^6" office:value-type="float" office:value="81.2365218912892" calcext:value-type="float">
            <text:p>81,2365218913</text:p>
          </table:table-cell>
          <table:table-cell table:formula="of:=[.$I$26]*[.CK27]^0+[.$I$27]*[.CK27]^1+[.$I$28]*[.CK27]^2+[.$I$29]*[.CK27]^3+[.$I$30]*[.CK27]^4+[.$I$31]*[.CK27]^5+[.$I$32]*[.CK27]^6" office:value-type="float" office:value="78.7446732960234" calcext:value-type="float">
            <text:p>78,744673296</text:p>
          </table:table-cell>
          <table:table-cell table:formula="of:=[.$I$26]*[.CL27]^0+[.$I$27]*[.CL27]^1+[.$I$28]*[.CL27]^2+[.$I$29]*[.CL27]^3+[.$I$30]*[.CL27]^4+[.$I$31]*[.CL27]^5+[.$I$32]*[.CL27]^6" office:value-type="float" office:value="76.1587053719559" calcext:value-type="float">
            <text:p>76,158705372</text:p>
          </table:table-cell>
          <table:table-cell table:formula="of:=[.$I$26]*[.CM27]^0+[.$I$27]*[.CM27]^1+[.$I$28]*[.CM27]^2+[.$I$29]*[.CM27]^3+[.$I$30]*[.CM27]^4+[.$I$31]*[.CM27]^5+[.$I$32]*[.CM27]^6" office:value-type="float" office:value="73.4927899506001" calcext:value-type="float">
            <text:p>73,4927899506</text:p>
          </table:table-cell>
          <table:table-cell table:formula="of:=[.$I$26]*[.CN27]^0+[.$I$27]*[.CN27]^1+[.$I$28]*[.CN27]^2+[.$I$29]*[.CN27]^3+[.$I$30]*[.CN27]^4+[.$I$31]*[.CN27]^5+[.$I$32]*[.CN27]^6" office:value-type="float" office:value="70.7615697458095" calcext:value-type="float">
            <text:p>70,7615697458</text:p>
          </table:table-cell>
          <table:table-cell table:formula="of:=[.$I$26]*[.CO27]^0+[.$I$27]*[.CO27]^1+[.$I$28]*[.CO27]^2+[.$I$29]*[.CO27]^3+[.$I$30]*[.CO27]^4+[.$I$31]*[.CO27]^5+[.$I$32]*[.CO27]^6" office:value-type="float" office:value="67.9800752126321" calcext:value-type="float">
            <text:p>67,9800752126</text:p>
          </table:table-cell>
          <table:table-cell table:formula="of:=[.$I$26]*[.CP27]^0+[.$I$27]*[.CP27]^1+[.$I$28]*[.CP27]^2+[.$I$29]*[.CP27]^3+[.$I$30]*[.CP27]^4+[.$I$31]*[.CP27]^5+[.$I$32]*[.CP27]^6" office:value-type="float" office:value="65.1636363640137" calcext:value-type="float">
            <text:p>65,163636364</text:p>
          </table:table-cell>
          <table:table-cell table:formula="of:=[.$I$26]*[.CQ27]^0+[.$I$27]*[.CQ27]^1+[.$I$28]*[.CQ27]^2+[.$I$29]*[.CQ27]^3+[.$I$30]*[.CQ27]^4+[.$I$31]*[.CQ27]^5+[.$I$32]*[.CQ27]^6" office:value-type="float" office:value="62.3277895507053" calcext:value-type="float">
            <text:p>62,3277895507</text:p>
          </table:table-cell>
          <table:table-cell table:formula="of:=[.$I$26]*[.CR27]^0+[.$I$27]*[.CR27]^1+[.$I$28]*[.CR27]^2+[.$I$29]*[.CR27]^3+[.$I$30]*[.CR27]^4+[.$I$31]*[.CR27]^5+[.$I$32]*[.CR27]^6" office:value-type="float" office:value="59.4881792001543" calcext:value-type="float">
            <text:p>59,4881792002</text:p>
          </table:table-cell>
          <table:table-cell table:formula="of:=[.$I$26]*[.CS27]^0+[.$I$27]*[.CS27]^1+[.$I$28]*[.CS27]^2+[.$I$29]*[.CS27]^3+[.$I$30]*[.CS27]^4+[.$I$31]*[.CS27]^5+[.$I$32]*[.CS27]^6" office:value-type="float" office:value="56.6604545216251" calcext:value-type="float">
            <text:p>56,6604545216</text:p>
          </table:table-cell>
          <table:table-cell table:formula="of:=[.$I$26]*[.CT27]^0+[.$I$27]*[.CT27]^1+[.$I$28]*[.CT27]^2+[.$I$29]*[.CT27]^3+[.$I$30]*[.CT27]^4+[.$I$31]*[.CT27]^5+[.$I$32]*[.CT27]^6" office:value-type="float" office:value="53.8601611636404" calcext:value-type="float">
            <text:p>53,8601611636</text:p>
          </table:table-cell>
          <table:table-cell table:formula="of:=[.$I$26]*[.CU27]^0+[.$I$27]*[.CU27]^1+[.$I$28]*[.CU27]^2+[.$I$29]*[.CU27]^3+[.$I$30]*[.CU27]^4+[.$I$31]*[.CU27]^5+[.$I$32]*[.CU27]^6" office:value-type="float" office:value="51.1026278413192" calcext:value-type="float">
            <text:p>51,1026278413</text:p>
          </table:table-cell>
          <table:table-cell table:formula="of:=[.$I$26]*[.CV27]^0+[.$I$27]*[.CV27]^1+[.$I$28]*[.CV27]^2+[.$I$29]*[.CV27]^3+[.$I$30]*[.CV27]^4+[.$I$31]*[.CV27]^5+[.$I$32]*[.CV27]^6" office:value-type="float" office:value="48.4028479175177" calcext:value-type="float">
            <text:p>48,4028479175</text:p>
          </table:table-cell>
          <table:table-cell table:formula="of:=[.$I$26]*[.CW27]^0+[.$I$27]*[.CW27]^1+[.$I$28]*[.CW27]^2+[.$I$29]*[.CW27]^3+[.$I$30]*[.CW27]^4+[.$I$31]*[.CW27]^5+[.$I$32]*[.CW27]^6" office:value-type="float" office:value="45.7753559499397" calcext:value-type="float">
            <text:p>45,7753559499</text:p>
          </table:table-cell>
          <table:table-cell table:formula="of:=[.$I$26]*[.CX27]^0+[.$I$27]*[.CX27]^1+[.$I$28]*[.CX27]^2+[.$I$29]*[.CX27]^3+[.$I$30]*[.CX27]^4+[.$I$31]*[.CX27]^5+[.$I$32]*[.CX27]^6" office:value-type="float" office:value="43.2340991997335" calcext:value-type="float">
            <text:p>43,2340991997</text:p>
          </table:table-cell>
          <table:table-cell table:formula="of:=[.$I$26]*[.CY27]^0+[.$I$27]*[.CY27]^1+[.$I$28]*[.CY27]^2+[.$I$29]*[.CY27]^3+[.$I$30]*[.CY27]^4+[.$I$31]*[.CY27]^5+[.$I$32]*[.CY27]^6" office:value-type="float" office:value="40.7923040960159" calcext:value-type="float">
            <text:p>40,792304096</text:p>
          </table:table-cell>
          <table:table-cell table:formula="of:=[.$I$26]*[.CZ27]^0+[.$I$27]*[.CZ27]^1+[.$I$28]*[.CZ27]^2+[.$I$29]*[.CZ27]^3+[.$I$30]*[.CZ27]^4+[.$I$31]*[.CZ27]^5+[.$I$32]*[.CZ27]^6" office:value-type="float" office:value="38.4623376624368" calcext:value-type="float">
            <text:p>38,4623376624</text:p>
          </table:table-cell>
          <table:table-cell table:formula="of:=[.$I$26]*[.DA27]^0+[.$I$27]*[.DA27]^1+[.$I$28]*[.DA27]^2+[.$I$29]*[.DA27]^3+[.$I$30]*[.DA27]^4+[.$I$31]*[.DA27]^5+[.$I$32]*[.DA27]^6" office:value-type="float" office:value="36.255563913699" calcext:value-type="float">
            <text:p>36,2555639137</text:p>
          </table:table-cell>
          <table:table-cell table:formula="of:=[.$I$26]*[.DB27]^0+[.$I$27]*[.DB27]^1+[.$I$28]*[.DB27]^2+[.$I$29]*[.DB27]^3+[.$I$30]*[.DB27]^4+[.$I$31]*[.DB27]^5+[.$I$32]*[.DB27]^6" office:value-type="float" office:value="34.1821952003811" calcext:value-type="float">
            <text:p>34,1821952004</text:p>
          </table:table-cell>
          <table:table-cell table:formula="of:=[.$I$26]*[.DC27]^0+[.$I$27]*[.DC27]^1+[.$I$28]*[.DC27]^2+[.$I$29]*[.DC27]^3+[.$I$30]*[.DC27]^4+[.$I$31]*[.DC27]^5+[.$I$32]*[.DC27]^6" office:value-type="float" office:value="32.2511385209509" calcext:value-type="float">
            <text:p>32,251138521</text:p>
          </table:table-cell>
          <table:table-cell table:formula="of:=[.$I$26]*[.DD27]^0+[.$I$27]*[.DD27]^1+[.$I$28]*[.DD27]^2+[.$I$29]*[.DD27]^3+[.$I$30]*[.DD27]^4+[.$I$31]*[.DD27]^5+[.$I$32]*[.DD27]^6" office:value-type="float" office:value="30.4698368000682" calcext:value-type="float">
            <text:p>30,4698368001</text:p>
          </table:table-cell>
          <table:table-cell table:formula="of:=[.$I$26]*[.DE27]^0+[.$I$27]*[.DE27]^1+[.$I$28]*[.DE27]^2+[.$I$29]*[.DE27]^3+[.$I$30]*[.DE27]^4+[.$I$31]*[.DE27]^5+[.$I$32]*[.DE27]^6" office:value-type="float" office:value="28.8441051132977" calcext:value-type="float">
            <text:p>28,8441051133</text:p>
          </table:table-cell>
          <table:table-cell table:formula="of:=[.$I$26]*[.DF27]^0+[.$I$27]*[.DF27]^1+[.$I$28]*[.DF27]^2+[.$I$29]*[.DF27]^3+[.$I$30]*[.DF27]^4+[.$I$31]*[.DF27]^5+[.$I$32]*[.DF27]^6" office:value-type="float" office:value="27.3779618903063" calcext:value-type="float">
            <text:p>27,3779618903</text:p>
          </table:table-cell>
          <table:table-cell table:formula="of:=[.$I$26]*[.DG27]^0+[.$I$27]*[.DG27]^1+[.$I$28]*[.DG27]^2+[.$I$29]*[.DG27]^3+[.$I$30]*[.DG27]^4+[.$I$31]*[.DG27]^5+[.$I$32]*[.DG27]^6" office:value-type="float" office:value="26.0734550667112" calcext:value-type="float">
            <text:p>26,0734550667</text:p>
          </table:table-cell>
          <table:table-cell table:formula="of:=[.$I$26]*[.DH27]^0+[.$I$27]*[.DH27]^1+[.$I$28]*[.DH27]^2+[.$I$29]*[.DH27]^3+[.$I$30]*[.DH27]^4+[.$I$31]*[.DH27]^5+[.$I$32]*[.DH27]^6" office:value-type="float" office:value="24.9304831995978" calcext:value-type="float">
            <text:p>24,9304831996</text:p>
          </table:table-cell>
          <table:table-cell table:formula="of:=[.$I$26]*[.DI27]^0+[.$I$27]*[.DI27]^1+[.$I$28]*[.DI27]^2+[.$I$29]*[.DI27]^3+[.$I$30]*[.DI27]^4+[.$I$31]*[.DI27]^5+[.$I$32]*[.DI27]^6" office:value-type="float" office:value="23.9466115498217" calcext:value-type="float">
            <text:p>23,9466115498</text:p>
          </table:table-cell>
          <table:table-cell table:formula="of:=[.$I$26]*[.DJ27]^0+[.$I$27]*[.DJ27]^1+[.$I$28]*[.DJ27]^2+[.$I$29]*[.DJ27]^3+[.$I$30]*[.DJ27]^4+[.$I$31]*[.DJ27]^5+[.$I$32]*[.DJ27]^6" office:value-type="float" office:value="23.116883116425" calcext:value-type="float">
            <text:p>23,1168831164</text:p>
          </table:table-cell>
          <table:table-cell table:formula="of:=[.$I$26]*[.DK27]^0+[.$I$27]*[.DK27]^1+[.$I$28]*[.DK27]^2+[.$I$29]*[.DK27]^3+[.$I$30]*[.DK27]^4+[.$I$31]*[.DK27]^5+[.$I$32]*[.DK27]^6" office:value-type="float" office:value="22.4336246404564" calcext:value-type="float">
            <text:p>22,4336246405</text:p>
          </table:table-cell>
          <table:table-cell table:formula="of:=[.$I$26]*[.DL27]^0+[.$I$27]*[.DL27]^1+[.$I$28]*[.DL27]^2+[.$I$29]*[.DL27]^3+[.$I$30]*[.DL27]^4+[.$I$31]*[.DL27]^5+[.$I$32]*[.DL27]^6" office:value-type="float" office:value="21.8862475622445" calcext:value-type="float">
            <text:p>21,8862475622</text:p>
          </table:table-cell>
          <table:table-cell table:formula="of:=[.$I$26]*[.DM27]^0+[.$I$27]*[.DM27]^1+[.$I$28]*[.DM27]^2+[.$I$29]*[.DM27]^3+[.$I$30]*[.DM27]^4+[.$I$31]*[.DM27]^5+[.$I$32]*[.DM27]^6" office:value-type="float" office:value="21.4610439494136" calcext:value-type="float">
            <text:p>21,4610439494</text:p>
          </table:table-cell>
          <table:table-cell table:formula="of:=[.$I$26]*[.DN27]^0+[.$I$27]*[.DN27]^1+[.$I$28]*[.DN27]^2+[.$I$29]*[.DN27]^3+[.$I$30]*[.DN27]^4+[.$I$31]*[.DN27]^5+[.$I$32]*[.DN27]^6" office:value-type="float" office:value="21.1409773704363" calcext:value-type="float">
            <text:p>21,1409773704</text:p>
          </table:table-cell>
          <table:table-cell table:formula="of:=[.$I$26]*[.DO27]^0+[.$I$27]*[.DO27]^1+[.$I$28]*[.DO27]^2+[.$I$29]*[.DO27]^3+[.$I$30]*[.DO27]^4+[.$I$31]*[.DO27]^5+[.$I$32]*[.DO27]^6" office:value-type="float" office:value="20.9054687496973" calcext:value-type="float">
            <text:p>20,9054687497</text:p>
          </table:table-cell>
          <table:table-cell table:formula="of:=[.$I$26]*[.DP27]^0+[.$I$27]*[.DP27]^1+[.$I$28]*[.DP27]^2+[.$I$29]*[.DP27]^3+[.$I$30]*[.DP27]^4+[.$I$31]*[.DP27]^5+[.$I$32]*[.DP27]^6" office:value-type="float" office:value="20.7301771625062" calcext:value-type="float">
            <text:p>20,7301771625</text:p>
          </table:table-cell>
          <table:table-cell table:formula="of:=[.$I$26]*[.DQ27]^0+[.$I$27]*[.DQ27]^1+[.$I$28]*[.DQ27]^2+[.$I$29]*[.DQ27]^3+[.$I$30]*[.DQ27]^4+[.$I$31]*[.DQ27]^5+[.$I$32]*[.DQ27]^6" office:value-type="float" office:value="20.5867756120861" calcext:value-type="float">
            <text:p>20,5867756121</text:p>
          </table:table-cell>
          <table:table-cell table:formula="of:=[.$I$26]*[.DR27]^0+[.$I$27]*[.DR27]^1+[.$I$28]*[.DR27]^2+[.$I$29]*[.DR27]^3+[.$I$30]*[.DR27]^4+[.$I$31]*[.DR27]^5+[.$I$32]*[.DR27]^6" office:value-type="float" office:value="20.4427217444172" calcext:value-type="float">
            <text:p>20,4427217444</text:p>
          </table:table-cell>
          <table:table-cell table:formula="of:=[.$I$26]*[.DS27]^0+[.$I$27]*[.DS27]^1+[.$I$28]*[.DS27]^2+[.$I$29]*[.DS27]^3+[.$I$30]*[.DS27]^4+[.$I$31]*[.DS27]^5+[.$I$32]*[.DS27]^6" office:value-type="float" office:value="20.2610235488391" calcext:value-type="float">
            <text:p>20,2610235488</text:p>
          </table:table-cell>
          <table:table-cell table:formula="of:=[.$I$26]*[.DT27]^0+[.$I$27]*[.DT27]^1+[.$I$28]*[.DT27]^2+[.$I$29]*[.DT27]^3+[.$I$30]*[.DT27]^4+[.$I$31]*[.DT27]^5+[.$I$32]*[.DT27]^6" office:value-type="float" office:value="19.9999999988941" calcext:value-type="float">
            <text:p>19,9999999989</text:p>
          </table:table-cell>
          <table:table-cell table:formula="of:=[.$I$26]*[.DU27]^0+[.$I$27]*[.DU27]^1+[.$I$28]*[.DU27]^2+[.$I$29]*[.DU27]^3+[.$I$30]*[.DU27]^4+[.$I$31]*[.DU27]^5+[.$I$32]*[.DU27]^6" office:value-type="float" office:value="19.6130366657744" calcext:value-type="float">
            <text:p>19,6130366658</text:p>
          </table:table-cell>
          <table:table-cell table:formula="of:=[.$I$26]*[.DV27]^0+[.$I$27]*[.DV27]^1+[.$I$28]*[.DV27]^2+[.$I$29]*[.DV27]^3+[.$I$30]*[.DV27]^4+[.$I$31]*[.DV27]^5+[.$I$32]*[.DV27]^6" office:value-type="float" office:value="19.0483362897648" calcext:value-type="float">
            <text:p>19,0483362898</text:p>
          </table:table-cell>
          <table:table-cell table:formula="of:=[.$I$26]*[.DW27]^0+[.$I$27]*[.DW27]^1+[.$I$28]*[.DW27]^2+[.$I$29]*[.DW27]^3+[.$I$30]*[.DW27]^4+[.$I$31]*[.DW27]^5+[.$I$32]*[.DW27]^6" office:value-type="float" office:value="18.2486643126467" calcext:value-type="float">
            <text:p>18,2486643126</text:p>
          </table:table-cell>
          <table:table-cell table:formula="of:=[.$I$26]*[.DX27]^0+[.$I$27]*[.DX27]^1+[.$I$28]*[.DX27]^2+[.$I$29]*[.DX27]^3+[.$I$30]*[.DX27]^4+[.$I$31]*[.DX27]^5+[.$I$32]*[.DX27]^6" office:value-type="float" office:value="17.1510893702507" calcext:value-type="float">
            <text:p>17,1510893703</text:p>
          </table:table-cell>
          <table:table-cell table:formula="of:=[.$I$26]*[.DY27]^0+[.$I$27]*[.DY27]^1+[.$I$28]*[.DY27]^2+[.$I$29]*[.DY27]^3+[.$I$30]*[.DY27]^4+[.$I$31]*[.DY27]^5+[.$I$32]*[.DY27]^6" office:value-type="float" office:value="15.6867187485332" calcext:value-type="float">
            <text:p>15,6867187485</text:p>
          </table:table-cell>
          <table:table-cell table:formula="of:=[.$I$26]*[.DZ27]^0+[.$I$27]*[.DZ27]^1+[.$I$28]*[.DZ27]^2+[.$I$29]*[.DZ27]^3+[.$I$30]*[.DZ27]^4+[.$I$31]*[.DZ27]^5+[.$I$32]*[.DZ27]^6" office:value-type="float" office:value="13.7804287991021" calcext:value-type="float">
            <text:p>13,7804287991</text:p>
          </table:table-cell>
          <table:table-cell table:formula="of:=[.$I$26]*[.EA27]^0+[.$I$27]*[.EA27]^1+[.$I$28]*[.EA27]^2+[.$I$29]*[.EA27]^3+[.$I$30]*[.EA27]^4+[.$I$31]*[.EA27]^5+[.$I$32]*[.EA27]^6" office:value-type="float" office:value="11.3505903122714" calcext:value-type="float">
            <text:p>11,3505903123</text:p>
          </table:table-cell>
          <table:table-cell table:formula="of:=[.$I$26]*[.EB27]^0+[.$I$27]*[.EB27]^1+[.$I$28]*[.EB27]^2+[.$I$29]*[.EB27]^3+[.$I$30]*[.EB27]^4+[.$I$31]*[.EB27]^5+[.$I$32]*[.EB27]^6" office:value-type="float" office:value="8.30878886033315" calcext:value-type="float">
            <text:p>8,3087888603</text:p>
          </table:table-cell>
          <table:table-cell table:formula="of:=[.$I$26]*[.EC27]^0+[.$I$27]*[.EC27]^1+[.$I$28]*[.EC27]^2+[.$I$29]*[.EC27]^3+[.$I$30]*[.EC27]^4+[.$I$31]*[.EC27]^5+[.$I$32]*[.EC27]^6" office:value-type="float" office:value="4.55954009341076" calcext:value-type="float">
            <text:p>4,5595400934</text:p>
          </table:table-cell>
          <table:table-cell table:formula="of:=[.$I$26]*[.ED27]^0+[.$I$27]*[.ED27]^1+[.$I$28]*[.ED27]^2+[.$I$29]*[.ED27]^3+[.$I$30]*[.ED27]^4+[.$I$31]*[.ED27]^5+[.$I$32]*[.ED27]^6" office:value-type="float" office:value="0" calcext:value-type="float">
            <text:p>0</text:p>
          </table:table-cell>
          <table:table-cell table:formula="of:=[.$I$26]*[.EE27]^0+[.$I$27]*[.EE27]^1+[.$I$28]*[.EE27]^2+[.$I$29]*[.EE27]^3+[.$I$30]*[.EE27]^4+[.$I$31]*[.EE27]^5+[.$I$32]*[.EE27]^6" office:value-type="float" office:value="-5.48032987990882" calcext:value-type="float">
            <text:p>-5,4803298799</text:p>
          </table:table-cell>
          <table:table-cell table:number-columns-repeated="889"/>
        </table:table-row>
        <table:table-row table:style-name="ro1">
          <table:table-cell table:number-columns-repeated="7"/>
          <table:table-cell office:value-type="string" calcext:value-type="string">
            <text:p>x^3</text:p>
          </table:table-cell>
          <table:table-cell office:value-type="float" office:value="444.484848484843" calcext:value-type="float">
            <text:p>444,48484848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x^4</text:p>
          </table:table-cell>
          <table:table-cell office:value-type="float" office:value="-23.1548340548339" calcext:value-type="float">
            <text:p>-23,154834054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x^5</text:p>
          </table:table-cell>
          <table:table-cell office:value-type="float" office:value="0.629870129870128" calcext:value-type="float">
            <text:p>0,629870129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x^6</text:p>
          </table:table-cell>
          <table:table-cell office:value-type="float" office:value="-0.00699855699855699" calcext:value-type="float">
            <text:p>-0,00699855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a pomocą krzywej regresji: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oksymacja" table:style-name="ta2">
        <table:shapes>
          <draw:frame draw:z-index="0" draw:style-name="gr1" draw:text-style-name="P1" svg:width="244.28mm" svg:height="152.7mm" svg:x="92.2mm" svg:y="76.46mm">
            <loext:p draw:notify-on-update-of-ranges="Aproksymacja.A22:Aproksymacja.A144 Aproksymacja.B21:Aproksymacja.B21 Aproksymacja.B22:Aproksymacja.B144 Aproksymacja.C21:Aproksymacja.C21 Aproksymacja.C22:Aproksymacja.C144 Aproksymacja.D21:Aproksymacja.D21 Aproksymacja.D22:Aproksymacja.D144 Aproksymacja.E21:Aproksymacja.E21 Aproksymacja.E22:Aproksymacja.E144 Aproksymacja.F21:Aproksymacja.F21 Aproksymacja.F22:Aproksymacja.F1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number-columns-repeated="5"/>
          <table:table-cell table:style-name="ce26" office:value-type="string" calcext:value-type="string">
            <text:p>macierz Xi (kolejnych potęg wektora xi)</text:p>
          </table:table-cell>
          <table:table-cell table:number-columns-repeated="8"/>
          <table:table-cell office:value-type="string" calcext:value-type="string">
            <text:p>MACIERZ.ILOCZYN(MACIERZ.ILOCZYN(MACIERZ.ODW(MACIERZ.ILOCZYN(TRANSPONUJ(H<text:span text:style-name="T1">3:N9</text:span>);<text:span text:style-name="T1">H3:N9</text:span>));TRANSPONUJ(<text:span text:style-name="T1">H3:N9</text:span>));<text:span text:style-name="T2">B3:B9</text:span>)</text:p>
          </table:table-cell>
        </table:table-row>
        <table:table-row table:style-name="ro2">
          <table:table-cell table:style-name="ce13" office:value-type="string" calcext:value-type="string">
            <text:p>godzina</text:p>
          </table:table-cell>
          <table:table-cell table:style-name="ce13" office:value-type="string" calcext:value-type="string">
            <text:p>moc</text:p>
          </table:table-cell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CIERZ.ILOCZYN(MACIERZ.ILOCZYN(MACIERZ.ODW(MACIERZ.ILOCZYN(TRANSPONUJ(H<text:span text:style-name="T1">3:L9</text:span>);<text:span text:style-name="T1">H3:L9</text:span>));TRANSPONUJ(<text:span text:style-name="T1">H3:L9</text:span>));<text:span text:style-name="T2">B3:B9</text:span>)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3]^[.H$2]" office:value-type="float" office:value="1" calcext:value-type="float">
            <text:p>1</text:p>
          </table:table-cell>
          <table:table-cell table:style-name="ce28" table:formula="of:=[.$A3]^[.I$2]" office:value-type="float" office:value="9" calcext:value-type="float">
            <text:p>9</text:p>
          </table:table-cell>
          <table:table-cell table:style-name="ce28" table:formula="of:=[.$A3]^[.J$2]" office:value-type="float" office:value="81" calcext:value-type="float">
            <text:p>81</text:p>
          </table:table-cell>
          <table:table-cell table:style-name="ce28" table:formula="of:=[.$A3]^[.K$2]" office:value-type="float" office:value="729" calcext:value-type="float">
            <text:p>729</text:p>
          </table:table-cell>
          <table:table-cell table:style-name="ce28" table:formula="of:=[.$A3]^[.L$2]" office:value-type="float" office:value="6561" calcext:value-type="float">
            <text:p>6561</text:p>
          </table:table-cell>
          <table:table-cell table:style-name="ce28" table:formula="of:=[.$A3]^[.M$2]" office:value-type="float" office:value="59049" calcext:value-type="float">
            <text:p>59049</text:p>
          </table:table-cell>
          <table:table-cell table:style-name="ce28" table:formula="of:=[.$A3]^[.N$2]" office:value-type="float" office:value="531441" calcext:value-type="float">
            <text:p>531441</text:p>
          </table:table-cell>
          <table:table-cell table:number-columns-repeated="3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5"/>
          <table:table-cell table:style-name="ce28" table:formula="of:=[.$A4]^[.H$2]" office:value-type="float" office:value="1" calcext:value-type="float">
            <text:p>1</text:p>
          </table:table-cell>
          <table:table-cell table:style-name="ce28" table:formula="of:=[.$A4]^[.I$2]" office:value-type="float" office:value="10" calcext:value-type="float">
            <text:p>10</text:p>
          </table:table-cell>
          <table:table-cell table:style-name="ce28" table:formula="of:=[.$A4]^[.J$2]" office:value-type="float" office:value="100" calcext:value-type="float">
            <text:p>100</text:p>
          </table:table-cell>
          <table:table-cell table:style-name="ce28" table:formula="of:=[.$A4]^[.K$2]" office:value-type="float" office:value="1000" calcext:value-type="float">
            <text:p>1000</text:p>
          </table:table-cell>
          <table:table-cell table:style-name="ce28" table:formula="of:=[.$A4]^[.L$2]" office:value-type="float" office:value="10000" calcext:value-type="float">
            <text:p>10000</text:p>
          </table:table-cell>
          <table:table-cell table:style-name="ce28" table:formula="of:=[.$A4]^[.M$2]" office:value-type="float" office:value="100000" calcext:value-type="float">
            <text:p>100000</text:p>
          </table:table-cell>
          <table:table-cell table:style-name="ce28" table:formula="of:=[.$A4]^[.N$2]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5"/>
          <table:table-cell table:style-name="ce28" table:formula="of:=[.$A5]^[.H$2]" office:value-type="float" office:value="1" calcext:value-type="float">
            <text:p>1</text:p>
          </table:table-cell>
          <table:table-cell table:style-name="ce28" table:formula="of:=[.$A5]^[.I$2]" office:value-type="float" office:value="14" calcext:value-type="float">
            <text:p>14</text:p>
          </table:table-cell>
          <table:table-cell table:style-name="ce28" table:formula="of:=[.$A5]^[.J$2]" office:value-type="float" office:value="196" calcext:value-type="float">
            <text:p>196</text:p>
          </table:table-cell>
          <table:table-cell table:style-name="ce28" table:formula="of:=[.$A5]^[.K$2]" office:value-type="float" office:value="2744" calcext:value-type="float">
            <text:p>2744</text:p>
          </table:table-cell>
          <table:table-cell table:style-name="ce28" table:formula="of:=[.$A5]^[.L$2]" office:value-type="float" office:value="38416" calcext:value-type="float">
            <text:p>38416</text:p>
          </table:table-cell>
          <table:table-cell table:style-name="ce28" table:formula="of:=[.$A5]^[.M$2]" office:value-type="float" office:value="537824" calcext:value-type="float">
            <text:p>537824</text:p>
          </table:table-cell>
          <table:table-cell table:style-name="ce28" table:formula="of:=[.$A5]^[.N$2]" office:value-type="float" office:value="7529536" calcext:value-type="float">
            <text:p>7529536</text:p>
          </table:table-cell>
          <table:table-cell table:number-columns-repeated="3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5"/>
          <table:table-cell table:style-name="ce28" table:formula="of:=[.$A6]^[.H$2]" office:value-type="float" office:value="1" calcext:value-type="float">
            <text:p>1</text:p>
          </table:table-cell>
          <table:table-cell table:style-name="ce28" table:formula="of:=[.$A6]^[.I$2]" office:value-type="float" office:value="15" calcext:value-type="float">
            <text:p>15</text:p>
          </table:table-cell>
          <table:table-cell table:style-name="ce28" table:formula="of:=[.$A6]^[.J$2]" office:value-type="float" office:value="225" calcext:value-type="float">
            <text:p>225</text:p>
          </table:table-cell>
          <table:table-cell table:style-name="ce28" table:formula="of:=[.$A6]^[.K$2]" office:value-type="float" office:value="3375" calcext:value-type="float">
            <text:p>3375</text:p>
          </table:table-cell>
          <table:table-cell table:style-name="ce28" table:formula="of:=[.$A6]^[.L$2]" office:value-type="float" office:value="50625" calcext:value-type="float">
            <text:p>50625</text:p>
          </table:table-cell>
          <table:table-cell table:style-name="ce28" table:formula="of:=[.$A6]^[.M$2]" office:value-type="float" office:value="759375" calcext:value-type="float">
            <text:p>759375</text:p>
          </table:table-cell>
          <table:table-cell table:style-name="ce28" table:formula="of:=[.$A6]^[.N$2]" office:value-type="float" office:value="11390625" calcext:value-type="float">
            <text:p>11390625</text:p>
          </table:table-cell>
          <table:table-cell table:number-columns-repeated="3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5"/>
          <table:table-cell table:style-name="ce28" table:formula="of:=[.$A7]^[.H$2]" office:value-type="float" office:value="1" calcext:value-type="float">
            <text:p>1</text:p>
          </table:table-cell>
          <table:table-cell table:style-name="ce28" table:formula="of:=[.$A7]^[.I$2]" office:value-type="float" office:value="16" calcext:value-type="float">
            <text:p>16</text:p>
          </table:table-cell>
          <table:table-cell table:style-name="ce28" table:formula="of:=[.$A7]^[.J$2]" office:value-type="float" office:value="256" calcext:value-type="float">
            <text:p>256</text:p>
          </table:table-cell>
          <table:table-cell table:style-name="ce28" table:formula="of:=[.$A7]^[.K$2]" office:value-type="float" office:value="4096" calcext:value-type="float">
            <text:p>4096</text:p>
          </table:table-cell>
          <table:table-cell table:style-name="ce28" table:formula="of:=[.$A7]^[.L$2]" office:value-type="float" office:value="65536" calcext:value-type="float">
            <text:p>65536</text:p>
          </table:table-cell>
          <table:table-cell table:style-name="ce28" table:formula="of:=[.$A7]^[.M$2]" office:value-type="float" office:value="1048576" calcext:value-type="float">
            <text:p>1048576</text:p>
          </table:table-cell>
          <table:table-cell table:style-name="ce28" table:formula="of:=[.$A7]^[.N$2]" office:value-type="float" office:value="16777216" calcext:value-type="float">
            <text:p>16777216</text:p>
          </table:table-cell>
          <table:table-cell table:number-columns-repeated="3"/>
        </table:table-row>
        <table:table-row table:style-name="ro1">
          <table:table-cell table:number-columns-repeated="2" table:style-name="ce14" office:value-type="float" office:value="20" calcext:value-type="float">
            <text:p>20</text:p>
          </table:table-cell>
          <table:table-cell table:number-columns-repeated="5"/>
          <table:table-cell table:style-name="ce28" table:formula="of:=[.$A8]^[.H$2]" office:value-type="float" office:value="1" calcext:value-type="float">
            <text:p>1</text:p>
          </table:table-cell>
          <table:table-cell table:style-name="ce28" table:formula="of:=[.$A8]^[.I$2]" office:value-type="float" office:value="20" calcext:value-type="float">
            <text:p>20</text:p>
          </table:table-cell>
          <table:table-cell table:style-name="ce28" table:formula="of:=[.$A8]^[.J$2]" office:value-type="float" office:value="400" calcext:value-type="float">
            <text:p>400</text:p>
          </table:table-cell>
          <table:table-cell table:style-name="ce28" table:formula="of:=[.$A8]^[.K$2]" office:value-type="float" office:value="8000" calcext:value-type="float">
            <text:p>8000</text:p>
          </table:table-cell>
          <table:table-cell table:style-name="ce28" table:formula="of:=[.$A8]^[.L$2]" office:value-type="float" office:value="160000" calcext:value-type="float">
            <text:p>160000</text:p>
          </table:table-cell>
          <table:table-cell table:style-name="ce28" table:formula="of:=[.$A8]^[.M$2]" office:value-type="float" office:value="3200000" calcext:value-type="float">
            <text:p>3200000</text:p>
          </table:table-cell>
          <table:table-cell table:style-name="ce28" table:formula="of:=[.$A8]^[.N$2]" office:value-type="float" office:value="64000000" calcext:value-type="float">
            <text:p>64000000</text:p>
          </table:table-cell>
          <table:table-cell/>
          <table:table-cell table:style-name="ce30"/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9]^[.H$2]" office:value-type="float" office:value="1" calcext:value-type="float">
            <text:p>1</text:p>
          </table:table-cell>
          <table:table-cell table:style-name="ce28" table:formula="of:=[.$A9]^[.I$2]" office:value-type="float" office:value="21" calcext:value-type="float">
            <text:p>21</text:p>
          </table:table-cell>
          <table:table-cell table:style-name="ce28" table:formula="of:=[.$A9]^[.J$2]" office:value-type="float" office:value="441" calcext:value-type="float">
            <text:p>441</text:p>
          </table:table-cell>
          <table:table-cell table:style-name="ce28" table:formula="of:=[.$A9]^[.K$2]" office:value-type="float" office:value="9261" calcext:value-type="float">
            <text:p>9261</text:p>
          </table:table-cell>
          <table:table-cell table:style-name="ce28" table:formula="of:=[.$A9]^[.L$2]" office:value-type="float" office:value="194481" calcext:value-type="float">
            <text:p>194481</text:p>
          </table:table-cell>
          <table:table-cell table:style-name="ce28" table:formula="of:=[.$A9]^[.M$2]" office:value-type="float" office:value="4084101" calcext:value-type="float">
            <text:p>4084101</text:p>
          </table:table-cell>
          <table:table-cell table:style-name="ce28" table:formula="of:=[.$A9]^[.N$2]" office:value-type="float" office:value="85766121" calcext:value-type="float">
            <text:p>85766121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4" office:value-type="string" calcext:value-type="string">
            <text:p>st. 7</text:p>
          </table:table-cell>
          <table:table-cell table:style-name="ce24" office:value-type="string" calcext:value-type="string">
            <text:p>st. 6</text:p>
          </table:table-cell>
          <table:table-cell table:style-name="ce24" office:value-type="string" calcext:value-type="string">
            <text:p>st. 5</text:p>
          </table:table-cell>
          <table:table-cell table:style-name="ce24" office:value-type="string" calcext:value-type="string">
            <text:p>st. 4</text:p>
          </table:table-cell>
          <table:table-cell table:style-name="ce24" office:value-type="string" calcext:value-type="string">
            <text:p>st. 3</text:p>
          </table:table-cell>
          <table:table-cell/>
          <table:table-cell office:value-type="string" calcext:value-type="string">
            <text:p>α = (Xi'*Xi)^(-1) * Xi' * yi <text:s/>// mnożę lewostronnie przez ((Xi'*Xi)^(-1))^(-1), czyli przez (Xi'*Xi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1</text:p>
          </table:table-cell>
          <table:table-cell table:style-name="ce24" table:number-matrix-columns-spanned="1" table:number-matrix-rows-spanned="7" table:formula="of:=MMULT(MMULT(MINVERSE(MMULT(TRANSPOSE([.H3:.N9]);[.H3:.N9]));TRANSPOSE([.H3:.N9]));[.B3:.B9])" office:value-type="float" office:value="-58444.6106116474" calcext:value-type="float">
            <text:p>-58444,6106116474</text:p>
          </table:table-cell>
          <table:table-cell table:style-name="ce24" table:number-matrix-columns-spanned="1" table:number-matrix-rows-spanned="6" table:formula="of:=MMULT(MMULT(MINVERSE(MMULT(TRANSPOSE([.H3:.M9]);[.H3:.M9]));TRANSPOSE([.H3:.M9]));[.B3:.B9])" office:value-type="float" office:value="996.954537601851" calcext:value-type="float">
            <text:p>996,9545376019</text:p>
          </table:table-cell>
          <table:table-cell table:style-name="ce25" table:number-matrix-columns-spanned="1" table:number-matrix-rows-spanned="5" table:formula="of:=MMULT(MMULT(MINVERSE(MMULT(TRANSPOSE([.H3:.L9]);[.H3:.L9]));TRANSPOSE([.H3:.L9]));[.B3:.B9])" office:value-type="float" office:value="996.954573205003" calcext:value-type="float">
            <text:p>996,954573205</text:p>
          </table:table-cell>
          <table:table-cell table:style-name="ce25" table:number-matrix-columns-spanned="1" table:number-matrix-rows-spanned="4" table:formula="of:=MMULT(MMULT(MINVERSE(MMULT(TRANSPOSE([.H3:.K9]);[.H3:.K9]));TRANSPOSE([.H3:.K9]));[.B3:.B9])" office:value-type="float" office:value="-519.054804026955" calcext:value-type="float">
            <text:p>-519,054804027</text:p>
          </table:table-cell>
          <table:table-cell table:style-name="ce25" table:number-matrix-columns-spanned="1" table:number-matrix-rows-spanned="3" table:formula="of:=MMULT(MMULT(MINVERSE(MMULT(TRANSPOSE([.H3:.J9]);[.H3:.J9]));TRANSPOSE([.H3:.J9]));[.B3:.B9])" office:value-type="float" office:value="-519.054804023583" calcext:value-type="float">
            <text:p>-519,0548040236</text:p>
          </table:table-cell>
          <table:table-cell/>
          <table:table-cell table:style-name="ce29" office:value-type="string" calcext:value-type="string">
            <text:p>(Xi'*Xi) * α = Xi' * yi <text:s text:c="2"/>//mnożę lewostronnie przez (Xi’)^(-1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2</text:p>
          </table:table-cell>
          <table:table-cell table:style-name="ce24" office:value-type="float" office:value="25932.3165609874" calcext:value-type="float">
            <text:p>25932,3165609874</text:p>
          </table:table-cell>
          <table:table-cell table:style-name="ce24" office:value-type="float" office:value="-358.26497553564" calcext:value-type="float">
            <text:p>-358,2649755356</text:p>
          </table:table-cell>
          <table:table-cell table:style-name="ce25" office:value-type="float" office:value="-358.264980433723" calcext:value-type="float">
            <text:p>-358,2649804337</text:p>
          </table:table-cell>
          <table:table-cell table:style-name="ce25" office:value-type="float" office:value="81.7377731532957" calcext:value-type="float">
            <text:p>81,7377731533</text:p>
          </table:table-cell>
          <table:table-cell table:style-name="ce25" office:value-type="float" office:value="81.7377731529654" calcext:value-type="float">
            <text:p>81,737773153</text:p>
          </table:table-cell>
          <table:table-cell/>
          <table:table-cell table:style-name="ce29" office:value-type="string" calcext:value-type="string">
            <text:p>(Xi’)^(-1) * (Xi'*Xi) * α = <text:s/>yi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3</text:p>
          </table:table-cell>
          <table:table-cell table:style-name="ce24" office:value-type="float" office:value="-4699.16194042191" calcext:value-type="float">
            <text:p>-4699,1619404219</text:p>
          </table:table-cell>
          <table:table-cell table:style-name="ce24" office:value-type="float" office:value="43.6943399155007" calcext:value-type="float">
            <text:p>43,6943399155</text:p>
          </table:table-cell>
          <table:table-cell table:style-name="ce25" office:value-type="float" office:value="43.6943402729617" calcext:value-type="float">
            <text:p>43,694340273</text:p>
          </table:table-cell>
          <table:table-cell table:style-name="ce25" office:value-type="float" office:value="-2.72459243844597" calcext:value-type="float">
            <text:p>-2,7245924384</text:p>
          </table:table-cell>
          <table:table-cell table:style-name="ce25" office:value-type="float" office:value="-2.72459243843218" calcext:value-type="float">
            <text:p>-2,7245924384</text:p>
          </table:table-cell>
          <table:table-cell/>
          <table:table-cell office:value-type="string" calcext:value-type="string">
            <text:p>yi = (Xi’)^(-1) * Xi' * Xi * α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4</text:p>
          </table:table-cell>
          <table:table-cell table:style-name="ce24" office:value-type="float" office:value="444.703713494819" calcext:value-type="float">
            <text:p>444,7037134948</text:p>
          </table:table-cell>
          <table:table-cell table:style-name="ce24" office:value-type="float" office:value="-2.11681160015246" calcext:value-type="float">
            <text:p>-2,1168116002</text:p>
          </table:table-cell>
          <table:table-cell table:style-name="ce25" office:value-type="float" office:value="-2.11681161722494" calcext:value-type="float">
            <text:p>-2,1168116172</text:p>
          </table:table-cell>
          <table:table-cell table:style-name="ce25" office:value-type="float" office:value="0.00000000000035527136788005" calcext:value-type="float">
            <text:p>3,5527136788005E-13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4" office:value-type="string" calcext:value-type="string">
            <text:p>α5</text:p>
          </table:table-cell>
          <table:table-cell table:style-name="ce24" office:value-type="float" office:value="-23.1661964843806" calcext:value-type="float">
            <text:p>-23,1661964844</text:p>
          </table:table-cell>
          <table:table-cell table:style-name="ce24" office:value-type="float" office:value="0.0352801931250823" calcext:value-type="float">
            <text:p>0,0352801931</text:p>
          </table:table-cell>
          <table:table-cell table:style-name="ce25" office:value-type="float" office:value="0.0352801936205621" calcext:value-type="float">
            <text:p>0,0352801936</text:p>
          </table:table-cell>
          <table:table-cell table:style-name="ce25" table:number-columns-repeated="2"/>
          <table:table-cell table:number-columns-repeated="11"/>
        </table:table-row>
        <table:table-row table:style-name="ro1">
          <table:table-cell table:style-name="ce24" office:value-type="string" calcext:value-type="string">
            <text:p>α6</text:p>
          </table:table-cell>
          <table:table-cell table:style-name="ce24" office:value-type="float" office:value="0.630178694508459" calcext:value-type="float">
            <text:p>0,6301786945</text:p>
          </table:table-cell>
          <table:table-cell table:style-name="ce24" office:value-type="float" office:value="0.00000000000625638429951891" calcext:value-type="float">
            <text:p>6,25638429951891E-12</text:p>
          </table:table-cell>
          <table:table-cell table:style-name="ce25" table:number-columns-repeated="3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style-name="ce24" office:value-type="string" calcext:value-type="string">
            <text:p>α7</text:p>
          </table:table-cell>
          <table:table-cell table:style-name="ce24" office:value-type="float" office:value="-0.00700198493692739" calcext:value-type="float">
            <text:p>-0,0070019849</text:p>
          </table:table-cell>
          <table:table-cell table:style-name="ce24"/>
          <table:table-cell table:style-name="ce25" table:number-columns-repeated="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3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,9</text:p>
          </table:table-cell>
          <table:table-cell table:style-name="ce2" table:formula="of:=[.B$13]*[.$A22]^0+[.B$14]*[.$A22]^1+[.B$15]*[.$A22]^2+[.B$16]*[.$A22]^3+[.B$17]*[.$A22]^4+[.B$18]*[.$A22]^5+[.B$19]*[.$A22]^6" office:value-type="float" office:value="-5.48918554569946" calcext:value-type="float">
            <text:p>-5,4891855457</text:p>
          </table:table-cell>
          <table:table-cell table:style-name="ce2" table:formula="of:=[.C$13]*[.$A22]^0+[.C$14]*[.$A22]^1+[.C$15]*[.$A22]^2+[.C$16]*[.$A22]^3+[.C$17]*[.$A22]^4+[.C$18]*[.$A22]^5+[.C$19]*[.$A22]^6" office:value-type="float" office:value="-1.50579859900648" calcext:value-type="float">
            <text:p>-1,505798599</text:p>
          </table:table-cell>
          <table:table-cell table:style-name="ce2" table:formula="of:=[.D$13]*[.$A22]^0+[.D$14]*[.$A22]^1+[.D$15]*[.$A22]^2+[.D$16]*[.$A22]^3+[.D$17]*[.$A22]^4+[.D$18]*[.$A22]^5+[.D$19]*[.$A22]^6" office:value-type="float" office:value="-1.50578755049159" calcext:value-type="float">
            <text:p>-1,5057875505</text:p>
          </table:table-cell>
          <table:table-cell table:style-name="ce2" table:formula="of:=[.E$13]*[.$A22]^0+[.E$14]*[.$A22]^1+[.E$15]*[.$A22]^2+[.E$16]*[.$A22]^3+[.E$17]*[.$A22]^4+[.E$18]*[.$A22]^5+[.E$19]*[.$A22]^6" office:value-type="float" office:value="-7.40359001167812" calcext:value-type="float">
            <text:p>-7,4035900117</text:p>
          </table:table-cell>
          <table:table-cell table:style-name="ce2" table:formula="of:=[.F$13]*[.$A22]^0+[.F$14]*[.$A22]^1+[.F$15]*[.$A22]^2+[.F$16]*[.$A22]^3+[.F$17]*[.$A22]^4+[.F$18]*[.$A22]^5+[.F$19]*[.$A22]^6" office:value-type="float" office:value="-7.40359001040386" calcext:value-type="float">
            <text:p>-7,403590010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$13]*[.$A23]^0+[.B$14]*[.$A23]^1+[.B$15]*[.$A23]^2+[.B$16]*[.$A23]^3+[.B$17]*[.$A23]^4+[.B$18]*[.$A23]^5+[.B$19]*[.$A23]^6" office:value-type="float" office:value="-0.00687806975201966" calcext:value-type="float">
            <text:p>-0,0068780698</text:p>
          </table:table-cell>
          <table:table-cell table:style-name="ce2" table:formula="of:=[.C$13]*[.$A23]^0+[.C$14]*[.$A23]^1+[.C$15]*[.$A23]^2+[.C$16]*[.$A23]^3+[.C$17]*[.$A23]^4+[.C$18]*[.$A23]^5+[.C$19]*[.$A23]^6" office:value-type="float" office:value="0.128981888603774" calcext:value-type="float">
            <text:p>0,1289818886</text:p>
          </table:table-cell>
          <table:table-cell table:style-name="ce2" table:formula="of:=[.D$13]*[.$A23]^0+[.D$14]*[.$A23]^1+[.D$15]*[.$A23]^2+[.D$16]*[.$A23]^3+[.D$17]*[.$A23]^4+[.D$18]*[.$A23]^5+[.D$19]*[.$A23]^6" office:value-type="float" office:value="0.128992798915647" calcext:value-type="float">
            <text:p>0,1289927989</text:p>
          </table:table-cell>
          <table:table-cell table:style-name="ce2" table:formula="of:=[.E$13]*[.$A23]^0+[.E$14]*[.$A23]^1+[.E$15]*[.$A23]^2+[.E$16]*[.$A23]^3+[.E$17]*[.$A23]^4+[.E$18]*[.$A23]^5+[.E$19]*[.$A23]^6" office:value-type="float" office:value="-4.10683316115832" calcext:value-type="float">
            <text:p>-4,1068331612</text:p>
          </table:table-cell>
          <table:table-cell table:style-name="ce2" table:formula="of:=[.F$13]*[.$A23]^0+[.F$14]*[.$A23]^1+[.F$15]*[.$A23]^2+[.F$16]*[.$A23]^3+[.F$17]*[.$A23]^4+[.F$18]*[.$A23]^5+[.F$19]*[.$A23]^6" office:value-type="float" office:value="-4.10683315990087" calcext:value-type="float">
            <text:p>-4,1068331599</text:p>
          </table:table-cell>
          <table:table-cell table:number-columns-repeated="11"/>
        </table:table-row>
        <table:table-row table:style-name="ro1">
          <table:table-cell office:value-type="float" office:value="9.1" calcext:value-type="float">
            <text:p>9,1</text:p>
          </table:table-cell>
          <table:table-cell table:style-name="ce2" table:formula="of:=[.B$13]*[.$A24]^0+[.B$14]*[.$A24]^1+[.B$15]*[.$A24]^2+[.B$16]*[.$A24]^3+[.B$17]*[.$A24]^4+[.B$18]*[.$A24]^5+[.B$19]*[.$A24]^6" office:value-type="float" office:value="4.55414963741077" calcext:value-type="float">
            <text:p>4,5541496374</text:p>
          </table:table-cell>
          <table:table-cell table:style-name="ce2" table:formula="of:=[.C$13]*[.$A24]^0+[.C$14]*[.$A24]^1+[.C$15]*[.$A24]^2+[.C$16]*[.$A24]^3+[.C$17]*[.$A24]^4+[.C$18]*[.$A24]^5+[.C$19]*[.$A24]^6" office:value-type="float" office:value="1.83750144456879" calcext:value-type="float">
            <text:p>1,8375014446</text:p>
          </table:table-cell>
          <table:table-cell table:style-name="ce2" table:formula="of:=[.D$13]*[.$A24]^0+[.D$14]*[.$A24]^1+[.D$15]*[.$A24]^2+[.D$16]*[.$A24]^3+[.D$17]*[.$A24]^4+[.D$18]*[.$A24]^5+[.D$19]*[.$A24]^6" office:value-type="float" office:value="1.83751221851111" calcext:value-type="float">
            <text:p>1,8375122185</text:p>
          </table:table-cell>
          <table:table-cell table:style-name="ce2" table:formula="of:=[.E$13]*[.$A24]^0+[.E$14]*[.$A24]^1+[.E$15]*[.$A24]^2+[.E$16]*[.$A24]^3+[.E$17]*[.$A24]^4+[.E$18]*[.$A24]^5+[.E$19]*[.$A24]^6" office:value-type="float" office:value="-0.864568159407252" calcext:value-type="float">
            <text:p>-0,8645681594</text:p>
          </table:table-cell>
          <table:table-cell table:style-name="ce2" table:formula="of:=[.F$13]*[.$A24]^0+[.F$14]*[.$A24]^1+[.F$15]*[.$A24]^2+[.F$16]*[.$A24]^3+[.F$17]*[.$A24]^4+[.F$18]*[.$A24]^5+[.F$19]*[.$A24]^6" office:value-type="float" office:value="-0.864568158166549" calcext:value-type="float">
            <text:p>-0,8645681582</text:p>
          </table:table-cell>
          <table:table-cell table:number-columns-repeated="11"/>
        </table:table-row>
        <table:table-row table:style-name="ro1">
          <table:table-cell office:value-type="float" office:value="9.2" calcext:value-type="float">
            <text:p>9,2</text:p>
          </table:table-cell>
          <table:table-cell table:style-name="ce2" table:formula="of:=[.B$13]*[.$A25]^0+[.B$14]*[.$A25]^1+[.B$15]*[.$A25]^2+[.B$16]*[.$A25]^3+[.B$17]*[.$A25]^4+[.B$18]*[.$A25]^5+[.B$19]*[.$A25]^6" office:value-type="float" office:value="8.30445275014154" calcext:value-type="float">
            <text:p>8,3044527501</text:p>
          </table:table-cell>
          <table:table-cell table:style-name="ce2" table:formula="of:=[.C$13]*[.$A25]^0+[.C$14]*[.$A25]^1+[.C$15]*[.$A25]^2+[.C$16]*[.$A25]^3+[.C$17]*[.$A25]^4+[.C$18]*[.$A25]^5+[.C$19]*[.$A25]^6" office:value-type="float" office:value="3.61472205726508" calcext:value-type="float">
            <text:p>3,6147220573</text:p>
          </table:table-cell>
          <table:table-cell table:style-name="ce2" table:formula="of:=[.D$13]*[.$A25]^0+[.D$14]*[.$A25]^1+[.D$15]*[.$A25]^2+[.D$16]*[.$A25]^3+[.D$17]*[.$A25]^4+[.D$18]*[.$A25]^5+[.D$19]*[.$A25]^6" office:value-type="float" office:value="3.61473269664674" calcext:value-type="float">
            <text:p>3,6147326966</text:p>
          </table:table-cell>
          <table:table-cell table:style-name="ce2" table:formula="of:=[.E$13]*[.$A25]^0+[.E$14]*[.$A25]^1+[.E$15]*[.$A25]^2+[.E$16]*[.$A25]^3+[.E$17]*[.$A25]^4+[.E$18]*[.$A25]^5+[.E$19]*[.$A25]^6" office:value-type="float" office:value="2.32320499357506" calcext:value-type="float">
            <text:p>2,3232049936</text:p>
          </table:table-cell>
          <table:table-cell table:style-name="ce2" table:formula="of:=[.F$13]*[.$A25]^0+[.F$14]*[.$A25]^1+[.F$15]*[.$A25]^2+[.F$16]*[.$A25]^3+[.F$17]*[.$A25]^4+[.F$18]*[.$A25]^5+[.F$19]*[.$A25]^6" office:value-type="float" office:value="2.32320499479903" calcext:value-type="float">
            <text:p>2,3232049948</text:p>
          </table:table-cell>
          <table:table-cell table:number-columns-repeated="11"/>
        </table:table-row>
        <table:table-row table:style-name="ro1">
          <table:table-cell office:value-type="float" office:value="9.3" calcext:value-type="float">
            <text:p>9,3</text:p>
          </table:table-cell>
          <table:table-cell table:style-name="ce2" table:formula="of:=[.B$13]*[.$A26]^0+[.B$14]*[.$A26]^1+[.B$15]*[.$A26]^2+[.B$16]*[.$A26]^3+[.B$17]*[.$A26]^4+[.B$18]*[.$A26]^5+[.B$19]*[.$A26]^6" office:value-type="float" office:value="11.3469282070573" calcext:value-type="float">
            <text:p>11,3469282071</text:p>
          </table:table-cell>
          <table:table-cell table:style-name="ce2" table:formula="of:=[.C$13]*[.$A26]^0+[.C$14]*[.$A26]^1+[.C$15]*[.$A26]^2+[.C$16]*[.$A26]^3+[.C$17]*[.$A26]^4+[.C$18]*[.$A26]^5+[.C$19]*[.$A26]^6" office:value-type="float" office:value="5.45569038753246" calcext:value-type="float">
            <text:p>5,4556903875</text:p>
          </table:table-cell>
          <table:table-cell table:style-name="ce2" table:formula="of:=[.D$13]*[.$A26]^0+[.D$14]*[.$A26]^1+[.D$15]*[.$A26]^2+[.D$16]*[.$A26]^3+[.D$17]*[.$A26]^4+[.D$18]*[.$A26]^5+[.D$19]*[.$A26]^6" office:value-type="float" office:value="5.45570089413701" calcext:value-type="float">
            <text:p>5,4557008941</text:p>
          </table:table-cell>
          <table:table-cell table:style-name="ce2" table:formula="of:=[.E$13]*[.$A26]^0+[.E$14]*[.$A26]^1+[.E$15]*[.$A26]^2+[.E$16]*[.$A26]^3+[.E$17]*[.$A26]^4+[.E$18]*[.$A26]^5+[.E$19]*[.$A26]^6" office:value-type="float" office:value="5.4564862977888" calcext:value-type="float">
            <text:p>5,4564862978</text:p>
          </table:table-cell>
          <table:table-cell table:style-name="ce2" table:formula="of:=[.F$13]*[.$A26]^0+[.F$14]*[.$A26]^1+[.F$15]*[.$A26]^2+[.F$16]*[.$A26]^3+[.F$17]*[.$A26]^4+[.F$18]*[.$A26]^5+[.F$19]*[.$A26]^6" office:value-type="float" office:value="5.45648629899608" calcext:value-type="float">
            <text:p>5,456486299</text:p>
          </table:table-cell>
          <table:table-cell table:number-columns-repeated="11"/>
        </table:table-row>
        <table:table-row table:style-name="ro1">
          <table:table-cell office:value-type="float" office:value="9.4" calcext:value-type="float">
            <text:p>9,4</text:p>
          </table:table-cell>
          <table:table-cell table:style-name="ce2" table:formula="of:=[.B$13]*[.$A27]^0+[.B$14]*[.$A27]^1+[.B$15]*[.$A27]^2+[.B$16]*[.$A27]^3+[.B$17]*[.$A27]^4+[.B$18]*[.$A27]^5+[.B$19]*[.$A27]^6" office:value-type="float" office:value="13.777109634555" calcext:value-type="float">
            <text:p>13,7771096346</text:p>
          </table:table-cell>
          <table:table-cell table:style-name="ce2" table:formula="of:=[.C$13]*[.$A27]^0+[.C$14]*[.$A27]^1+[.C$15]*[.$A27]^2+[.C$16]*[.$A27]^3+[.C$17]*[.$A27]^4+[.C$18]*[.$A27]^5+[.C$19]*[.$A27]^6" office:value-type="float" office:value="7.35553776867788" calcext:value-type="float">
            <text:p>7,3555377687</text:p>
          </table:table-cell>
          <table:table-cell table:style-name="ce2" table:formula="of:=[.D$13]*[.$A27]^0+[.D$14]*[.$A27]^1+[.D$15]*[.$A27]^2+[.D$16]*[.$A27]^3+[.D$17]*[.$A27]^4+[.D$18]*[.$A27]^5+[.D$19]*[.$A27]^6" office:value-type="float" office:value="7.35554814426394" calcext:value-type="float">
            <text:p>7,3555481443</text:p>
          </table:table-cell>
          <table:table-cell table:style-name="ce2" table:formula="of:=[.E$13]*[.$A27]^0+[.E$14]*[.$A27]^1+[.E$15]*[.$A27]^2+[.E$16]*[.$A27]^3+[.E$17]*[.$A27]^4+[.E$18]*[.$A27]^5+[.E$19]*[.$A27]^6" office:value-type="float" office:value="8.53527575323364" calcext:value-type="float">
            <text:p>8,5352757532</text:p>
          </table:table-cell>
          <table:table-cell table:style-name="ce2" table:formula="of:=[.F$13]*[.$A27]^0+[.F$14]*[.$A27]^1+[.F$15]*[.$A27]^2+[.F$16]*[.$A27]^3+[.F$17]*[.$A27]^4+[.F$18]*[.$A27]^5+[.F$19]*[.$A27]^6" office:value-type="float" office:value="8.53527575442445" calcext:value-type="float">
            <text:p>8,5352757544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table:style-name="ce2" table:formula="of:=[.B$13]*[.$A28]^0+[.B$14]*[.$A28]^1+[.B$15]*[.$A28]^2+[.B$16]*[.$A28]^3+[.B$17]*[.$A28]^4+[.B$18]*[.$A28]^5+[.B$19]*[.$A28]^6" office:value-type="float" office:value="15.6834572294702" calcext:value-type="float">
            <text:p>15,6834572295</text:p>
          </table:table-cell>
          <table:table-cell table:style-name="ce2" table:formula="of:=[.C$13]*[.$A28]^0+[.C$14]*[.$A28]^1+[.C$15]*[.$A28]^2+[.C$16]*[.$A28]^3+[.C$17]*[.$A28]^4+[.C$18]*[.$A28]^5+[.C$19]*[.$A28]^6" office:value-type="float" office:value="9.30948020646787" calcext:value-type="float">
            <text:p>9,3094802065</text:p>
          </table:table-cell>
          <table:table-cell table:style-name="ce2" table:formula="of:=[.D$13]*[.$A28]^0+[.D$14]*[.$A28]^1+[.D$15]*[.$A28]^2+[.D$16]*[.$A28]^3+[.D$17]*[.$A28]^4+[.D$18]*[.$A28]^5+[.D$19]*[.$A28]^6" office:value-type="float" office:value="9.30949045276964" calcext:value-type="float">
            <text:p>9,3094904528</text:p>
          </table:table-cell>
          <table:table-cell table:style-name="ce2" table:formula="of:=[.E$13]*[.$A28]^0+[.E$14]*[.$A28]^1+[.E$15]*[.$A28]^2+[.E$16]*[.$A28]^3+[.E$17]*[.$A28]^4+[.E$18]*[.$A28]^5+[.E$19]*[.$A28]^6" office:value-type="float" office:value="11.5595733599099" calcext:value-type="float">
            <text:p>11,5595733599</text:p>
          </table:table-cell>
          <table:table-cell table:style-name="ce2" table:formula="of:=[.F$13]*[.$A28]^0+[.F$14]*[.$A28]^1+[.F$15]*[.$A28]^2+[.F$16]*[.$A28]^3+[.F$17]*[.$A28]^4+[.F$18]*[.$A28]^5+[.F$19]*[.$A28]^6" office:value-type="float" office:value="11.5595733610841" calcext:value-type="float">
            <text:p>11,5595733611</text:p>
          </table:table-cell>
          <table:table-cell table:number-columns-repeated="11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2" table:formula="of:=[.B$13]*[.$A29]^0+[.B$14]*[.$A29]^1+[.B$15]*[.$A29]^2+[.B$16]*[.$A29]^3+[.B$17]*[.$A29]^4+[.B$18]*[.$A29]^5+[.B$19]*[.$A29]^6" office:value-type="float" office:value="17.1476425991577" calcext:value-type="float">
            <text:p>17,1476425992</text:p>
          </table:table-cell>
          <table:table-cell table:style-name="ce2" table:formula="of:=[.C$13]*[.$A29]^0+[.C$14]*[.$A29]^1+[.C$15]*[.$A29]^2+[.C$16]*[.$A29]^3+[.C$17]*[.$A29]^4+[.C$18]*[.$A29]^5+[.C$19]*[.$A29]^6" office:value-type="float" office:value="11.3128183791374" calcext:value-type="float">
            <text:p>11,3128183791</text:p>
          </table:table-cell>
          <table:table-cell table:style-name="ce2" table:formula="of:=[.D$13]*[.$A29]^0+[.D$14]*[.$A29]^1+[.D$15]*[.$A29]^2+[.D$16]*[.$A29]^3+[.D$17]*[.$A29]^4+[.D$18]*[.$A29]^5+[.D$19]*[.$A29]^6" office:value-type="float" office:value="11.3128284978671" calcext:value-type="float">
            <text:p>11,3128284979</text:p>
          </table:table-cell>
          <table:table-cell table:style-name="ce2" table:formula="of:=[.E$13]*[.$A29]^0+[.E$14]*[.$A29]^1+[.E$15]*[.$A29]^2+[.E$16]*[.$A29]^3+[.E$17]*[.$A29]^4+[.E$18]*[.$A29]^5+[.E$19]*[.$A29]^6" office:value-type="float" office:value="14.5293791178174" calcext:value-type="float">
            <text:p>14,5293791178</text:p>
          </table:table-cell>
          <table:table-cell table:style-name="ce2" table:formula="of:=[.F$13]*[.$A29]^0+[.F$14]*[.$A29]^1+[.F$15]*[.$A29]^2+[.F$16]*[.$A29]^3+[.F$17]*[.$A29]^4+[.F$18]*[.$A29]^5+[.F$19]*[.$A29]^6" office:value-type="float" office:value="14.5293791189752" calcext:value-type="float">
            <text:p>14,529379119</text:p>
          </table:table-cell>
          <table:table-cell table:number-columns-repeated="11"/>
        </table:table-row>
        <table:table-row table:style-name="ro1">
          <table:table-cell office:value-type="float" office:value="9.7" calcext:value-type="float">
            <text:p>9,7</text:p>
          </table:table-cell>
          <table:table-cell table:style-name="ce2" table:formula="of:=[.B$13]*[.$A30]^0+[.B$14]*[.$A30]^1+[.B$15]*[.$A30]^2+[.B$16]*[.$A30]^3+[.B$17]*[.$A30]^4+[.B$18]*[.$A30]^5+[.B$19]*[.$A30]^6" office:value-type="float" office:value="18.2448285617274" calcext:value-type="float">
            <text:p>18,2448285617</text:p>
          </table:table-cell>
          <table:table-cell table:style-name="ce2" table:formula="of:=[.C$13]*[.$A30]^0+[.C$14]*[.$A30]^1+[.C$15]*[.$A30]^2+[.C$16]*[.$A30]^3+[.C$17]*[.$A30]^4+[.C$18]*[.$A30]^5+[.C$19]*[.$A30]^6" office:value-type="float" office:value="13.3609376373847" calcext:value-type="float">
            <text:p>13,3609376374</text:p>
          </table:table-cell>
          <table:table-cell table:style-name="ce2" table:formula="of:=[.D$13]*[.$A30]^0+[.D$14]*[.$A30]^1+[.D$15]*[.$A30]^2+[.D$16]*[.$A30]^3+[.D$17]*[.$A30]^4+[.D$18]*[.$A30]^5+[.D$19]*[.$A30]^6" office:value-type="float" office:value="13.3609476302296" calcext:value-type="float">
            <text:p>13,3609476302</text:p>
          </table:table-cell>
          <table:table-cell table:style-name="ce2" table:formula="of:=[.E$13]*[.$A30]^0+[.E$14]*[.$A30]^1+[.E$15]*[.$A30]^2+[.E$16]*[.$A30]^3+[.E$17]*[.$A30]^4+[.E$18]*[.$A30]^5+[.E$19]*[.$A30]^6" office:value-type="float" office:value="17.4446930269561" calcext:value-type="float">
            <text:p>17,444693027</text:p>
          </table:table-cell>
          <table:table-cell table:style-name="ce2" table:formula="of:=[.F$13]*[.$A30]^0+[.F$14]*[.$A30]^1+[.F$15]*[.$A30]^2+[.F$16]*[.$A30]^3+[.F$17]*[.$A30]^4+[.F$18]*[.$A30]^5+[.F$19]*[.$A30]^6" office:value-type="float" office:value="17.4446930280977" calcext:value-type="float">
            <text:p>17,4446930281</text:p>
          </table:table-cell>
          <table:table-cell table:number-columns-repeated="11"/>
        </table:table-row>
        <table:table-row table:style-name="ro1">
          <table:table-cell office:value-type="float" office:value="9.8" calcext:value-type="float">
            <text:p>9,8</text:p>
          </table:table-cell>
          <table:table-cell table:style-name="ce2" table:formula="of:=[.B$13]*[.$A31]^0+[.B$14]*[.$A31]^1+[.B$15]*[.$A31]^2+[.B$16]*[.$A31]^3+[.B$17]*[.$A31]^4+[.B$18]*[.$A31]^5+[.B$19]*[.$A31]^6" office:value-type="float" office:value="19.0439439031716" calcext:value-type="float">
            <text:p>19,0439439032</text:p>
          </table:table-cell>
          <table:table-cell table:style-name="ce2" table:formula="of:=[.C$13]*[.$A31]^0+[.C$14]*[.$A31]^1+[.C$15]*[.$A31]^2+[.C$16]*[.$A31]^3+[.C$17]*[.$A31]^4+[.C$18]*[.$A31]^5+[.C$19]*[.$A31]^6" office:value-type="float" office:value="15.4493080043697" calcext:value-type="float">
            <text:p>15,4493080044</text:p>
          </table:table-cell>
          <table:table-cell table:style-name="ce2" table:formula="of:=[.D$13]*[.$A31]^0+[.D$14]*[.$A31]^1+[.D$15]*[.$A31]^2+[.D$16]*[.$A31]^3+[.D$17]*[.$A31]^4+[.D$18]*[.$A31]^5+[.D$19]*[.$A31]^6" office:value-type="float" office:value="15.449317872995" calcext:value-type="float">
            <text:p>15,449317873</text:p>
          </table:table-cell>
          <table:table-cell table:style-name="ce2" table:formula="of:=[.E$13]*[.$A31]^0+[.E$14]*[.$A31]^1+[.E$15]*[.$A31]^2+[.E$16]*[.$A31]^3+[.E$17]*[.$A31]^4+[.E$18]*[.$A31]^5+[.E$19]*[.$A31]^6" office:value-type="float" office:value="20.3055150873263" calcext:value-type="float">
            <text:p>20,3055150873</text:p>
          </table:table-cell>
          <table:table-cell table:style-name="ce2" table:formula="of:=[.F$13]*[.$A31]^0+[.F$14]*[.$A31]^1+[.F$15]*[.$A31]^2+[.F$16]*[.$A31]^3+[.F$17]*[.$A31]^4+[.F$18]*[.$A31]^5+[.F$19]*[.$A31]^6" office:value-type="float" office:value="20.3055150884514" calcext:value-type="float">
            <text:p>20,3055150885</text:p>
          </table:table-cell>
          <table:table-cell table:number-columns-repeated="11"/>
        </table:table-row>
        <table:table-row table:style-name="ro1">
          <table:table-cell office:value-type="float" office:value="9.9" calcext:value-type="float">
            <text:p>9,9</text:p>
          </table:table-cell>
          <table:table-cell table:style-name="ce2" table:formula="of:=[.B$13]*[.$A32]^0+[.B$14]*[.$A32]^1+[.B$15]*[.$A32]^2+[.B$16]*[.$A32]^3+[.B$17]*[.$A32]^4+[.B$18]*[.$A32]^5+[.B$19]*[.$A32]^6" office:value-type="float" office:value="19.6079530944498" calcext:value-type="float">
            <text:p>19,6079530944</text:p>
          </table:table-cell>
          <table:table-cell table:style-name="ce2" table:formula="of:=[.C$13]*[.$A32]^0+[.C$14]*[.$A32]^1+[.C$15]*[.$A32]^2+[.C$16]*[.$A32]^3+[.C$17]*[.$A32]^4+[.C$18]*[.$A32]^5+[.C$19]*[.$A32]^6" office:value-type="float" office:value="17.5734841757191" calcext:value-type="float">
            <text:p>17,5734841757</text:p>
          </table:table-cell>
          <table:table-cell table:style-name="ce2" table:formula="of:=[.D$13]*[.$A32]^0+[.D$14]*[.$A32]^1+[.D$15]*[.$A32]^2+[.D$16]*[.$A32]^3+[.D$17]*[.$A32]^4+[.D$18]*[.$A32]^5+[.D$19]*[.$A32]^6" office:value-type="float" office:value="17.5734939217683" calcext:value-type="float">
            <text:p>17,5734939218</text:p>
          </table:table-cell>
          <table:table-cell table:style-name="ce2" table:formula="of:=[.E$13]*[.$A32]^0+[.E$14]*[.$A32]^1+[.E$15]*[.$A32]^2+[.E$16]*[.$A32]^3+[.E$17]*[.$A32]^4+[.E$18]*[.$A32]^5+[.E$19]*[.$A32]^6" office:value-type="float" office:value="23.1118452989276" calcext:value-type="float">
            <text:p>23,1118452989</text:p>
          </table:table-cell>
          <table:table-cell table:style-name="ce2" table:formula="of:=[.F$13]*[.$A32]^0+[.F$14]*[.$A32]^1+[.F$15]*[.$A32]^2+[.F$16]*[.$A32]^3+[.F$17]*[.$A32]^4+[.F$18]*[.$A32]^5+[.F$19]*[.$A32]^6" office:value-type="float" office:value="23.1118453000366" calcext:value-type="float">
            <text:p>23,111845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13]*[.$A33]^0+[.B$14]*[.$A33]^1+[.B$15]*[.$A33]^2+[.B$16]*[.$A33]^3+[.B$17]*[.$A33]^4+[.B$18]*[.$A33]^5+[.B$19]*[.$A33]^6" office:value-type="float" office:value="19.9941209663466" calcext:value-type="float">
            <text:p>19,9941209663</text:p>
          </table:table-cell>
          <table:table-cell table:style-name="ce2" table:formula="of:=[.C$13]*[.$A33]^0+[.C$14]*[.$A33]^1+[.C$15]*[.$A33]^2+[.C$16]*[.$A33]^3+[.C$17]*[.$A33]^4+[.C$18]*[.$A33]^5+[.C$19]*[.$A33]^6" office:value-type="float" office:value="19.7291055195238" calcext:value-type="float">
            <text:p>19,7291055195</text:p>
          </table:table-cell>
          <table:table-cell table:style-name="ce2" table:formula="of:=[.D$13]*[.$A33]^0+[.D$14]*[.$A33]^1+[.D$15]*[.$A33]^2+[.D$16]*[.$A33]^3+[.D$17]*[.$A33]^4+[.D$18]*[.$A33]^5+[.D$19]*[.$A33]^6" office:value-type="float" office:value="19.7291151446194" calcext:value-type="float">
            <text:p>19,7291151446</text:p>
          </table:table-cell>
          <table:table-cell table:style-name="ce2" table:formula="of:=[.E$13]*[.$A33]^0+[.E$14]*[.$A33]^1+[.E$15]*[.$A33]^2+[.E$16]*[.$A33]^3+[.E$17]*[.$A33]^4+[.E$18]*[.$A33]^5+[.E$19]*[.$A33]^6" office:value-type="float" office:value="25.8636836617602" calcext:value-type="float">
            <text:p>25,8636836618</text:p>
          </table:table-cell>
          <table:table-cell table:style-name="ce2" table:formula="of:=[.F$13]*[.$A33]^0+[.F$14]*[.$A33]^1+[.F$15]*[.$A33]^2+[.F$16]*[.$A33]^3+[.F$17]*[.$A33]^4+[.F$18]*[.$A33]^5+[.F$19]*[.$A33]^6" office:value-type="float" office:value="25.8636836628531" calcext:value-type="float">
            <text:p>25,8636836629</text:p>
          </table:table-cell>
          <table:table-cell table:number-columns-repeated="11"/>
        </table:table-row>
        <table:table-row table:style-name="ro1">
          <table:table-cell office:value-type="float" office:value="10.1" calcext:value-type="float">
            <text:p>10,1</text:p>
          </table:table-cell>
          <table:table-cell table:style-name="ce2" table:formula="of:=[.B$13]*[.$A34]^0+[.B$14]*[.$A34]^1+[.B$15]*[.$A34]^2+[.B$16]*[.$A34]^3+[.B$17]*[.$A34]^4+[.B$18]*[.$A34]^5+[.B$19]*[.$A34]^6" office:value-type="float" office:value="20.2542723432398" calcext:value-type="float">
            <text:p>20,2542723432</text:p>
          </table:table-cell>
          <table:table-cell table:style-name="ce2" table:formula="of:=[.C$13]*[.$A34]^0+[.C$14]*[.$A34]^1+[.C$15]*[.$A34]^2+[.C$16]*[.$A34]^3+[.C$17]*[.$A34]^4+[.C$18]*[.$A34]^5+[.C$19]*[.$A34]^6" office:value-type="float" office:value="21.9118960763375" calcext:value-type="float">
            <text:p>21,9118960763</text:p>
          </table:table-cell>
          <table:table-cell table:style-name="ce2" table:formula="of:=[.D$13]*[.$A34]^0+[.D$14]*[.$A34]^1+[.D$15]*[.$A34]^2+[.D$16]*[.$A34]^3+[.D$17]*[.$A34]^4+[.D$18]*[.$A34]^5+[.D$19]*[.$A34]^6" office:value-type="float" office:value="21.9119055820793" calcext:value-type="float">
            <text:p>21,9119055821</text:p>
          </table:table-cell>
          <table:table-cell table:style-name="ce2" table:formula="of:=[.E$13]*[.$A34]^0+[.E$14]*[.$A34]^1+[.E$15]*[.$A34]^2+[.E$16]*[.$A34]^3+[.E$17]*[.$A34]^4+[.E$18]*[.$A34]^5+[.E$19]*[.$A34]^6" office:value-type="float" office:value="28.5610301758241" calcext:value-type="float">
            <text:p>28,5610301758</text:p>
          </table:table-cell>
          <table:table-cell table:style-name="ce2" table:formula="of:=[.F$13]*[.$A34]^0+[.F$14]*[.$A34]^1+[.F$15]*[.$A34]^2+[.F$16]*[.$A34]^3+[.F$17]*[.$A34]^4+[.F$18]*[.$A34]^5+[.F$19]*[.$A34]^6" office:value-type="float" office:value="28.5610301769009" calcext:value-type="float">
            <text:p>28,5610301769</text:p>
          </table:table-cell>
          <table:table-cell table:number-columns-repeated="11"/>
        </table:table-row>
        <table:table-row table:style-name="ro1">
          <table:table-cell office:value-type="float" office:value="10.2" calcext:value-type="float">
            <text:p>10,2</text:p>
          </table:table-cell>
          <table:table-cell table:style-name="ce2" table:formula="of:=[.B$13]*[.$A35]^0+[.B$14]*[.$A35]^1+[.B$15]*[.$A35]^2+[.B$16]*[.$A35]^3+[.B$17]*[.$A35]^4+[.B$18]*[.$A35]^5+[.B$19]*[.$A35]^6" office:value-type="float" office:value="20.4350466351052" calcext:value-type="float">
            <text:p>20,4350466351</text:p>
          </table:table-cell>
          <table:table-cell table:style-name="ce2" table:formula="of:=[.C$13]*[.$A35]^0+[.C$14]*[.$A35]^1+[.C$15]*[.$A35]^2+[.C$16]*[.$A35]^3+[.C$17]*[.$A35]^4+[.C$18]*[.$A35]^5+[.C$19]*[.$A35]^6" office:value-type="float" office:value="24.1176645591809" calcext:value-type="float">
            <text:p>24,1176645592</text:p>
          </table:table-cell>
          <table:table-cell table:style-name="ce2" table:formula="of:=[.D$13]*[.$A35]^0+[.D$14]*[.$A35]^1+[.D$15]*[.$A35]^2+[.D$16]*[.$A35]^3+[.D$17]*[.$A35]^4+[.D$18]*[.$A35]^5+[.D$19]*[.$A35]^6" office:value-type="float" office:value="24.1176739471478" calcext:value-type="float">
            <text:p>24,1176739471</text:p>
          </table:table-cell>
          <table:table-cell table:style-name="ce2" table:formula="of:=[.E$13]*[.$A35]^0+[.E$14]*[.$A35]^1+[.E$15]*[.$A35]^2+[.E$16]*[.$A35]^3+[.E$17]*[.$A35]^4+[.E$18]*[.$A35]^5+[.E$19]*[.$A35]^6" office:value-type="float" office:value="31.2038848411192" calcext:value-type="float">
            <text:p>31,2038848411</text:p>
          </table:table-cell>
          <table:table-cell table:style-name="ce2" table:formula="of:=[.F$13]*[.$A35]^0+[.F$14]*[.$A35]^1+[.F$15]*[.$A35]^2+[.F$16]*[.$A35]^3+[.F$17]*[.$A35]^4+[.F$18]*[.$A35]^5+[.F$19]*[.$A35]^6" office:value-type="float" office:value="31.2038848421801" calcext:value-type="float">
            <text:p>31,2038848422</text:p>
          </table:table-cell>
          <table:table-cell table:number-columns-repeated="11"/>
        </table:table-row>
        <table:table-row table:style-name="ro1">
          <table:table-cell office:value-type="float" office:value="10.3" calcext:value-type="float">
            <text:p>10,3</text:p>
          </table:table-cell>
          <table:table-cell table:style-name="ce2" table:formula="of:=[.B$13]*[.$A36]^0+[.B$14]*[.$A36]^1+[.B$15]*[.$A36]^2+[.B$16]*[.$A36]^3+[.B$17]*[.$A36]^4+[.B$18]*[.$A36]^5+[.B$19]*[.$A36]^6" office:value-type="float" office:value="20.5781473886964" calcext:value-type="float">
            <text:p>20,5781473887</text:p>
          </table:table-cell>
          <table:table-cell table:style-name="ce2" table:formula="of:=[.C$13]*[.$A36]^0+[.C$14]*[.$A36]^1+[.C$15]*[.$A36]^2+[.C$16]*[.$A36]^3+[.C$17]*[.$A36]^4+[.C$18]*[.$A36]^5+[.C$19]*[.$A36]^6" office:value-type="float" office:value="26.3423043535346" calcext:value-type="float">
            <text:p>26,3423043535</text:p>
          </table:table-cell>
          <table:table-cell table:style-name="ce2" table:formula="of:=[.D$13]*[.$A36]^0+[.D$14]*[.$A36]^1+[.D$15]*[.$A36]^2+[.D$16]*[.$A36]^3+[.D$17]*[.$A36]^4+[.D$18]*[.$A36]^5+[.D$19]*[.$A36]^6" office:value-type="float" office:value="26.342313625285" calcext:value-type="float">
            <text:p>26,3423136253</text:p>
          </table:table-cell>
          <table:table-cell table:style-name="ce2" table:formula="of:=[.E$13]*[.$A36]^0+[.E$14]*[.$A36]^1+[.E$15]*[.$A36]^2+[.E$16]*[.$A36]^3+[.E$17]*[.$A36]^4+[.E$18]*[.$A36]^5+[.E$19]*[.$A36]^6" office:value-type="float" office:value="33.7922476576458" calcext:value-type="float">
            <text:p>33,7922476576</text:p>
          </table:table-cell>
          <table:table-cell table:style-name="ce2" table:formula="of:=[.F$13]*[.$A36]^0+[.F$14]*[.$A36]^1+[.F$15]*[.$A36]^2+[.F$16]*[.$A36]^3+[.F$17]*[.$A36]^4+[.F$18]*[.$A36]^5+[.F$19]*[.$A36]^6" office:value-type="float" office:value="33.7922476586908" calcext:value-type="float">
            <text:p>33,7922476587</text:p>
          </table:table-cell>
          <table:table-cell table:number-columns-repeated="11"/>
        </table:table-row>
        <table:table-row table:style-name="ro1">
          <table:table-cell office:value-type="float" office:value="10.4" calcext:value-type="float">
            <text:p>10,4</text:p>
          </table:table-cell>
          <table:table-cell table:style-name="ce2" table:formula="of:=[.B$13]*[.$A37]^0+[.B$14]*[.$A37]^1+[.B$15]*[.$A37]^2+[.B$16]*[.$A37]^3+[.B$17]*[.$A37]^4+[.B$18]*[.$A37]^5+[.B$19]*[.$A37]^6" office:value-type="float" office:value="20.7205867965913" calcext:value-type="float">
            <text:p>20,7205867966</text:p>
          </table:table-cell>
          <table:table-cell table:style-name="ce2" table:formula="of:=[.C$13]*[.$A37]^0+[.C$14]*[.$A37]^1+[.C$15]*[.$A37]^2+[.C$16]*[.$A37]^3+[.C$17]*[.$A37]^4+[.C$18]*[.$A37]^5+[.C$19]*[.$A37]^6" office:value-type="float" office:value="28.5817935173476" calcext:value-type="float">
            <text:p>28,5817935173</text:p>
          </table:table-cell>
          <table:table-cell table:style-name="ce2" table:formula="of:=[.D$13]*[.$A37]^0+[.D$14]*[.$A37]^1+[.D$15]*[.$A37]^2+[.D$16]*[.$A37]^3+[.D$17]*[.$A37]^4+[.D$18]*[.$A37]^5+[.D$19]*[.$A37]^6" office:value-type="float" office:value="28.5818026744216" calcext:value-type="float">
            <text:p>28,5818026744</text:p>
          </table:table-cell>
          <table:table-cell table:style-name="ce2" table:formula="of:=[.E$13]*[.$A37]^0+[.E$14]*[.$A37]^1+[.E$15]*[.$A37]^2+[.E$16]*[.$A37]^3+[.E$17]*[.$A37]^4+[.E$18]*[.$A37]^5+[.E$19]*[.$A37]^6" office:value-type="float" office:value="36.3261186254037" calcext:value-type="float">
            <text:p>36,3261186254</text:p>
          </table:table-cell>
          <table:table-cell table:style-name="ce2" table:formula="of:=[.F$13]*[.$A37]^0+[.F$14]*[.$A37]^1+[.F$15]*[.$A37]^2+[.F$16]*[.$A37]^3+[.F$17]*[.$A37]^4+[.F$18]*[.$A37]^5+[.F$19]*[.$A37]^6" office:value-type="float" office:value="36.3261186264327" calcext:value-type="float">
            <text:p>36,3261186264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,5</text:p>
          </table:table-cell>
          <table:table-cell table:style-name="ce2" table:formula="of:=[.B$13]*[.$A38]^0+[.B$14]*[.$A38]^1+[.B$15]*[.$A38]^2+[.B$16]*[.$A38]^3+[.B$17]*[.$A38]^4+[.B$18]*[.$A38]^5+[.B$19]*[.$A38]^6" office:value-type="float" office:value="20.894925165494" calcext:value-type="float">
            <text:p>20,8949251655</text:p>
          </table:table-cell>
          <table:table-cell table:style-name="ce2" table:formula="of:=[.C$13]*[.$A38]^0+[.C$14]*[.$A38]^1+[.C$15]*[.$A38]^2+[.C$16]*[.$A38]^3+[.C$17]*[.$A38]^4+[.C$18]*[.$A38]^5+[.C$19]*[.$A38]^6" office:value-type="float" office:value="30.8321947810291" calcext:value-type="float">
            <text:p>30,832194781</text:p>
          </table:table-cell>
          <table:table-cell table:style-name="ce2" table:formula="of:=[.D$13]*[.$A38]^0+[.D$14]*[.$A38]^1+[.D$15]*[.$A38]^2+[.D$16]*[.$A38]^3+[.D$17]*[.$A38]^4+[.D$18]*[.$A38]^5+[.D$19]*[.$A38]^6" office:value-type="float" office:value="30.8322038249468" calcext:value-type="float">
            <text:p>30,8322038249</text:p>
          </table:table-cell>
          <table:table-cell table:style-name="ce2" table:formula="of:=[.E$13]*[.$A38]^0+[.E$14]*[.$A38]^1+[.E$15]*[.$A38]^2+[.E$16]*[.$A38]^3+[.E$17]*[.$A38]^4+[.E$18]*[.$A38]^5+[.E$19]*[.$A38]^6" office:value-type="float" office:value="38.8054977443928" calcext:value-type="float">
            <text:p>38,8054977444</text:p>
          </table:table-cell>
          <table:table-cell table:style-name="ce2" table:formula="of:=[.F$13]*[.$A38]^0+[.F$14]*[.$A38]^1+[.F$15]*[.$A38]^2+[.F$16]*[.$A38]^3+[.F$17]*[.$A38]^4+[.F$18]*[.$A38]^5+[.F$19]*[.$A38]^6" office:value-type="float" office:value="38.8054977454059" calcext:value-type="float">
            <text:p>38,8054977454</text:p>
          </table:table-cell>
          <table:table-cell table:number-columns-repeated="11"/>
        </table:table-row>
        <table:table-row table:style-name="ro1">
          <table:table-cell office:value-type="float" office:value="10.6" calcext:value-type="float">
            <text:p>10,6</text:p>
          </table:table-cell>
          <table:table-cell table:style-name="ce2" table:formula="of:=[.B$13]*[.$A39]^0+[.B$14]*[.$A39]^1+[.B$15]*[.$A39]^2+[.B$16]*[.$A39]^3+[.B$17]*[.$A39]^4+[.B$18]*[.$A39]^5+[.B$19]*[.$A39]^6" office:value-type="float" office:value="21.1295053420945" calcext:value-type="float">
            <text:p>21,1295053421</text:p>
          </table:table-cell>
          <table:table-cell table:style-name="ce2" table:formula="of:=[.C$13]*[.$A39]^0+[.C$14]*[.$A39]^1+[.C$15]*[.$A39]^2+[.C$16]*[.$A39]^3+[.C$17]*[.$A39]^4+[.C$18]*[.$A39]^5+[.C$19]*[.$A39]^6" office:value-type="float" office:value="33.0896555474579" calcext:value-type="float">
            <text:p>33,0896555475</text:p>
          </table:table-cell>
          <table:table-cell table:style-name="ce2" table:formula="of:=[.D$13]*[.$A39]^0+[.D$14]*[.$A39]^1+[.D$15]*[.$A39]^2+[.D$16]*[.$A39]^3+[.D$17]*[.$A39]^4+[.D$18]*[.$A39]^5+[.D$19]*[.$A39]^6" office:value-type="float" office:value="33.0896644797184" calcext:value-type="float">
            <text:p>33,0896644797</text:p>
          </table:table-cell>
          <table:table-cell table:style-name="ce2" table:formula="of:=[.E$13]*[.$A39]^0+[.E$14]*[.$A39]^1+[.E$15]*[.$A39]^2+[.E$16]*[.$A39]^3+[.E$17]*[.$A39]^4+[.E$18]*[.$A39]^5+[.E$19]*[.$A39]^6" office:value-type="float" office:value="41.2303850146133" calcext:value-type="float">
            <text:p>41,2303850146</text:p>
          </table:table-cell>
          <table:table-cell table:style-name="ce2" table:formula="of:=[.F$13]*[.$A39]^0+[.F$14]*[.$A39]^1+[.F$15]*[.$A39]^2+[.F$16]*[.$A39]^3+[.F$17]*[.$A39]^4+[.F$18]*[.$A39]^5+[.F$19]*[.$A39]^6" office:value-type="float" office:value="41.2303850156106" calcext:value-type="float">
            <text:p>41,2303850156</text:p>
          </table:table-cell>
          <table:table-cell table:number-columns-repeated="11"/>
        </table:table-row>
        <table:table-row table:style-name="ro1">
          <table:table-cell office:value-type="float" office:value="10.7" calcext:value-type="float">
            <text:p>10,7</text:p>
          </table:table-cell>
          <table:table-cell table:style-name="ce2" table:formula="of:=[.B$13]*[.$A40]^0+[.B$14]*[.$A40]^1+[.B$15]*[.$A40]^2+[.B$16]*[.$A40]^3+[.B$17]*[.$A40]^4+[.B$18]*[.$A40]^5+[.B$19]*[.$A40]^6" office:value-type="float" office:value="21.4486820989114" calcext:value-type="float">
            <text:p>21,4486820989</text:p>
          </table:table-cell>
          <table:table-cell table:style-name="ce2" table:formula="of:=[.C$13]*[.$A40]^0+[.C$14]*[.$A40]^1+[.C$15]*[.$A40]^2+[.C$16]*[.$A40]^3+[.C$17]*[.$A40]^4+[.C$18]*[.$A40]^5+[.C$19]*[.$A40]^6" office:value-type="float" office:value="35.3504078919732" calcext:value-type="float">
            <text:p>35,350407892</text:p>
          </table:table-cell>
          <table:table-cell table:style-name="ce2" table:formula="of:=[.D$13]*[.$A40]^0+[.D$14]*[.$A40]^1+[.D$15]*[.$A40]^2+[.D$16]*[.$A40]^3+[.D$17]*[.$A40]^4+[.D$18]*[.$A40]^5+[.D$19]*[.$A40]^6" office:value-type="float" office:value="35.3504167140575" calcext:value-type="float">
            <text:p>35,3504167141</text:p>
          </table:table-cell>
          <table:table-cell table:style-name="ce2" table:formula="of:=[.E$13]*[.$A40]^0+[.E$14]*[.$A40]^1+[.E$15]*[.$A40]^2+[.E$16]*[.$A40]^3+[.E$17]*[.$A40]^4+[.E$18]*[.$A40]^5+[.E$19]*[.$A40]^6" office:value-type="float" office:value="43.600780436065" calcext:value-type="float">
            <text:p>43,6007804361</text:p>
          </table:table-cell>
          <table:table-cell table:style-name="ce2" table:formula="of:=[.F$13]*[.$A40]^0+[.F$14]*[.$A40]^1+[.F$15]*[.$A40]^2+[.F$16]*[.$A40]^3+[.F$17]*[.$A40]^4+[.F$18]*[.$A40]^5+[.F$19]*[.$A40]^6" office:value-type="float" office:value="43.6007804370465" calcext:value-type="float">
            <text:p>43,600780437</text:p>
          </table:table-cell>
          <table:table-cell table:number-columns-repeated="11"/>
        </table:table-row>
        <table:table-row table:style-name="ro1">
          <table:table-cell office:value-type="float" office:value="10.8" calcext:value-type="float">
            <text:p>10,8</text:p>
          </table:table-cell>
          <table:table-cell table:style-name="ce2" table:formula="of:=[.B$13]*[.$A41]^0+[.B$14]*[.$A41]^1+[.B$15]*[.$A41]^2+[.B$16]*[.$A41]^3+[.B$17]*[.$A41]^4+[.B$18]*[.$A41]^5+[.B$19]*[.$A41]^6" office:value-type="float" office:value="21.8730464773434" calcext:value-type="float">
            <text:p>21,8730464773</text:p>
          </table:table-cell>
          <table:table-cell table:style-name="ce2" table:formula="of:=[.C$13]*[.$A41]^0+[.C$14]*[.$A41]^1+[.C$15]*[.$A41]^2+[.C$16]*[.$A41]^3+[.C$17]*[.$A41]^4+[.C$18]*[.$A41]^5+[.C$19]*[.$A41]^6" office:value-type="float" office:value="37.610768562378" calcext:value-type="float">
            <text:p>37,6107685624</text:p>
          </table:table-cell>
          <table:table-cell table:style-name="ce2" table:formula="of:=[.D$13]*[.$A41]^0+[.D$14]*[.$A41]^1+[.D$15]*[.$A41]^2+[.D$16]*[.$A41]^3+[.D$17]*[.$A41]^4+[.D$18]*[.$A41]^5+[.D$19]*[.$A41]^6" office:value-type="float" office:value="37.6107772757503" calcext:value-type="float">
            <text:p>37,6107772758</text:p>
          </table:table-cell>
          <table:table-cell table:style-name="ce2" table:formula="of:=[.E$13]*[.$A41]^0+[.E$14]*[.$A41]^1+[.E$15]*[.$A41]^2+[.E$16]*[.$A41]^3+[.E$17]*[.$A41]^4+[.E$18]*[.$A41]^5+[.E$19]*[.$A41]^6" office:value-type="float" office:value="45.9166840087481" calcext:value-type="float">
            <text:p>45,9166840087</text:p>
          </table:table-cell>
          <table:table-cell table:style-name="ce2" table:formula="of:=[.F$13]*[.$A41]^0+[.F$14]*[.$A41]^1+[.F$15]*[.$A41]^2+[.F$16]*[.$A41]^3+[.F$17]*[.$A41]^4+[.F$18]*[.$A41]^5+[.F$19]*[.$A41]^6" office:value-type="float" office:value="45.9166840097139" calcext:value-type="float">
            <text:p>45,9166840097</text:p>
          </table:table-cell>
          <table:table-cell table:number-columns-repeated="11"/>
        </table:table-row>
        <table:table-row table:style-name="ro1">
          <table:table-cell office:value-type="float" office:value="10.9" calcext:value-type="float">
            <text:p>10,9</text:p>
          </table:table-cell>
          <table:table-cell table:style-name="ce2" table:formula="of:=[.B$13]*[.$A42]^0+[.B$14]*[.$A42]^1+[.B$15]*[.$A42]^2+[.B$16]*[.$A42]^3+[.B$17]*[.$A42]^4+[.B$18]*[.$A42]^5+[.B$19]*[.$A42]^6" office:value-type="float" office:value="22.4196450905529" calcext:value-type="float">
            <text:p>22,4196450906</text:p>
          </table:table-cell>
          <table:table-cell table:style-name="ce2" table:formula="of:=[.C$13]*[.$A42]^0+[.C$14]*[.$A42]^1+[.C$15]*[.$A42]^2+[.C$16]*[.$A42]^3+[.C$17]*[.$A42]^4+[.C$18]*[.$A42]^5+[.C$19]*[.$A42]^6" office:value-type="float" office:value="39.8671389789426" calcext:value-type="float">
            <text:p>39,8671389789</text:p>
          </table:table-cell>
          <table:table-cell table:style-name="ce2" table:formula="of:=[.D$13]*[.$A42]^0+[.D$14]*[.$A42]^1+[.D$15]*[.$A42]^2+[.D$16]*[.$A42]^3+[.D$17]*[.$A42]^4+[.D$18]*[.$A42]^5+[.D$19]*[.$A42]^6" office:value-type="float" office:value="39.8671475850474" calcext:value-type="float">
            <text:p>39,867147585</text:p>
          </table:table-cell>
          <table:table-cell table:style-name="ce2" table:formula="of:=[.E$13]*[.$A42]^0+[.E$14]*[.$A42]^1+[.E$15]*[.$A42]^2+[.E$16]*[.$A42]^3+[.E$17]*[.$A42]^4+[.E$18]*[.$A42]^5+[.E$19]*[.$A42]^6" office:value-type="float" office:value="48.1780957326624" calcext:value-type="float">
            <text:p>48,1780957327</text:p>
          </table:table-cell>
          <table:table-cell table:style-name="ce2" table:formula="of:=[.F$13]*[.$A42]^0+[.F$14]*[.$A42]^1+[.F$15]*[.$A42]^2+[.F$16]*[.$A42]^3+[.F$17]*[.$A42]^4+[.F$18]*[.$A42]^5+[.F$19]*[.$A42]^6" office:value-type="float" office:value="48.1780957336127" calcext:value-type="float">
            <text:p>48,178095733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13]*[.$A43]^0+[.B$14]*[.$A43]^1+[.B$15]*[.$A43]^2+[.B$16]*[.$A43]^3+[.B$17]*[.$A43]^4+[.B$18]*[.$A43]^5+[.B$19]*[.$A43]^6" office:value-type="float" office:value="23.1021943834039" calcext:value-type="float">
            <text:p>23,1021943834</text:p>
          </table:table-cell>
          <table:table-cell table:style-name="ce2" table:formula="of:=[.C$13]*[.$A43]^0+[.C$14]*[.$A43]^1+[.C$15]*[.$A43]^2+[.C$16]*[.$A43]^3+[.C$17]*[.$A43]^4+[.C$18]*[.$A43]^5+[.C$19]*[.$A43]^6" office:value-type="float" office:value="42.1160052344002" calcext:value-type="float">
            <text:p>42,1160052344</text:p>
          </table:table-cell>
          <table:table-cell table:style-name="ce2" table:formula="of:=[.D$13]*[.$A43]^0+[.D$14]*[.$A43]^1+[.D$15]*[.$A43]^2+[.D$16]*[.$A43]^3+[.D$17]*[.$A43]^4+[.D$18]*[.$A43]^5+[.D$19]*[.$A43]^6" office:value-type="float" office:value="42.1160137346649" calcext:value-type="float">
            <text:p>42,1160137347</text:p>
          </table:table-cell>
          <table:table-cell table:style-name="ce2" table:formula="of:=[.E$13]*[.$A43]^0+[.E$14]*[.$A43]^1+[.E$15]*[.$A43]^2+[.E$16]*[.$A43]^3+[.E$17]*[.$A43]^4+[.E$18]*[.$A43]^5+[.E$19]*[.$A43]^6" office:value-type="float" office:value="50.385015607808" calcext:value-type="float">
            <text:p>50,3850156078</text:p>
          </table:table-cell>
          <table:table-cell table:style-name="ce2" table:formula="of:=[.F$13]*[.$A43]^0+[.F$14]*[.$A43]^1+[.F$15]*[.$A43]^2+[.F$16]*[.$A43]^3+[.F$17]*[.$A43]^4+[.F$18]*[.$A43]^5+[.F$19]*[.$A43]^6" office:value-type="float" office:value="50.3850156087427" calcext:value-type="float">
            <text:p>50,3850156087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,1</text:p>
          </table:table-cell>
          <table:table-cell table:style-name="ce2" table:formula="of:=[.B$13]*[.$A44]^0+[.B$14]*[.$A44]^1+[.B$15]*[.$A44]^2+[.B$16]*[.$A44]^3+[.B$17]*[.$A44]^4+[.B$18]*[.$A44]^5+[.B$19]*[.$A44]^6" office:value-type="float" office:value="23.9312898526641" calcext:value-type="float">
            <text:p>23,9312898527</text:p>
          </table:table-cell>
          <table:table-cell table:style-name="ce2" table:formula="of:=[.C$13]*[.$A44]^0+[.C$14]*[.$A44]^1+[.C$15]*[.$A44]^2+[.C$16]*[.$A44]^3+[.C$17]*[.$A44]^4+[.C$18]*[.$A44]^5+[.C$19]*[.$A44]^6" office:value-type="float" office:value="44.3539380939471" calcext:value-type="float">
            <text:p>44,3539380939</text:p>
          </table:table-cell>
          <table:table-cell table:style-name="ce2" table:formula="of:=[.D$13]*[.$A44]^0+[.D$14]*[.$A44]^1+[.D$15]*[.$A44]^2+[.D$16]*[.$A44]^3+[.D$17]*[.$A44]^4+[.D$18]*[.$A44]^5+[.D$19]*[.$A44]^6" office:value-type="float" office:value="44.353946489783" calcext:value-type="float">
            <text:p>44,3539464898</text:p>
          </table:table-cell>
          <table:table-cell table:style-name="ce2" table:formula="of:=[.E$13]*[.$A44]^0+[.E$14]*[.$A44]^1+[.E$15]*[.$A44]^2+[.E$16]*[.$A44]^3+[.E$17]*[.$A44]^4+[.E$18]*[.$A44]^5+[.E$19]*[.$A44]^6" office:value-type="float" office:value="52.537443634185" calcext:value-type="float">
            <text:p>52,5374436342</text:p>
          </table:table-cell>
          <table:table-cell table:style-name="ce2" table:formula="of:=[.F$13]*[.$A44]^0+[.F$14]*[.$A44]^1+[.F$15]*[.$A44]^2+[.F$16]*[.$A44]^3+[.F$17]*[.$A44]^4+[.F$18]*[.$A44]^5+[.F$19]*[.$A44]^6" office:value-type="float" office:value="52.5374436351041" calcext:value-type="float">
            <text:p>52,5374436351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,2</text:p>
          </table:table-cell>
          <table:table-cell table:style-name="ce2" table:formula="of:=[.B$13]*[.$A45]^0+[.B$14]*[.$A45]^1+[.B$15]*[.$A45]^2+[.B$16]*[.$A45]^3+[.B$17]*[.$A45]^4+[.B$18]*[.$A45]^5+[.B$19]*[.$A45]^6" office:value-type="float" office:value="24.9146102245213" calcext:value-type="float">
            <text:p>24,9146102245</text:p>
          </table:table-cell>
          <table:table-cell table:style-name="ce2" table:formula="of:=[.C$13]*[.$A45]^0+[.C$14]*[.$A45]^1+[.C$15]*[.$A45]^2+[.C$16]*[.$A45]^3+[.C$17]*[.$A45]^4+[.C$18]*[.$A45]^5+[.C$19]*[.$A45]^6" office:value-type="float" office:value="46.5775929952454" calcext:value-type="float">
            <text:p>46,5775929952</text:p>
          </table:table-cell>
          <table:table-cell table:style-name="ce2" table:formula="of:=[.D$13]*[.$A45]^0+[.D$14]*[.$A45]^1+[.D$15]*[.$A45]^2+[.D$16]*[.$A45]^3+[.D$17]*[.$A45]^4+[.D$18]*[.$A45]^5+[.D$19]*[.$A45]^6" office:value-type="float" office:value="46.5776012880458" calcext:value-type="float">
            <text:p>46,577601288</text:p>
          </table:table-cell>
          <table:table-cell table:style-name="ce2" table:formula="of:=[.E$13]*[.$A45]^0+[.E$14]*[.$A45]^1+[.E$15]*[.$A45]^2+[.E$16]*[.$A45]^3+[.E$17]*[.$A45]^4+[.E$18]*[.$A45]^5+[.E$19]*[.$A45]^6" office:value-type="float" office:value="54.6353798117932" calcext:value-type="float">
            <text:p>54,6353798118</text:p>
          </table:table-cell>
          <table:table-cell table:style-name="ce2" table:formula="of:=[.F$13]*[.$A45]^0+[.F$14]*[.$A45]^1+[.F$15]*[.$A45]^2+[.F$16]*[.$A45]^3+[.F$17]*[.$A45]^4+[.F$18]*[.$A45]^5+[.F$19]*[.$A45]^6" office:value-type="float" office:value="54.6353798126969" calcext:value-type="float">
            <text:p>54,6353798127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,3</text:p>
          </table:table-cell>
          <table:table-cell table:style-name="ce2" table:formula="of:=[.B$13]*[.$A46]^0+[.B$14]*[.$A46]^1+[.B$15]*[.$A46]^2+[.B$16]*[.$A46]^3+[.B$17]*[.$A46]^4+[.B$18]*[.$A46]^5+[.B$19]*[.$A46]^6" office:value-type="float" office:value="26.0571165911679" calcext:value-type="float">
            <text:p>26,0571165912</text:p>
          </table:table-cell>
          <table:table-cell table:style-name="ce2" table:formula="of:=[.C$13]*[.$A46]^0+[.C$14]*[.$A46]^1+[.C$15]*[.$A46]^2+[.C$16]*[.$A46]^3+[.C$17]*[.$A46]^4+[.C$18]*[.$A46]^5+[.C$19]*[.$A46]^6" office:value-type="float" office:value="48.7837100484209" calcext:value-type="float">
            <text:p>48,7837100484</text:p>
          </table:table-cell>
          <table:table-cell table:style-name="ce2" table:formula="of:=[.D$13]*[.$A46]^0+[.D$14]*[.$A46]^1+[.D$15]*[.$A46]^2+[.D$16]*[.$A46]^3+[.D$17]*[.$A46]^4+[.D$18]*[.$A46]^5+[.D$19]*[.$A46]^6" office:value-type="float" office:value="48.7837182395621" calcext:value-type="float">
            <text:p>48,7837182396</text:p>
          </table:table-cell>
          <table:table-cell table:style-name="ce2" table:formula="of:=[.E$13]*[.$A46]^0+[.E$14]*[.$A46]^1+[.E$15]*[.$A46]^2+[.E$16]*[.$A46]^3+[.E$17]*[.$A46]^4+[.E$18]*[.$A46]^5+[.E$19]*[.$A46]^6" office:value-type="float" office:value="56.678824140633" calcext:value-type="float">
            <text:p>56,6788241406</text:p>
          </table:table-cell>
          <table:table-cell table:style-name="ce2" table:formula="of:=[.F$13]*[.$A46]^0+[.F$14]*[.$A46]^1+[.F$15]*[.$A46]^2+[.F$16]*[.$A46]^3+[.F$17]*[.$A46]^4+[.F$18]*[.$A46]^5+[.F$19]*[.$A46]^6" office:value-type="float" office:value="56.6788241415211" calcext:value-type="float">
            <text:p>56,678824141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style-name="ce2" table:formula="of:=[.B$13]*[.$A47]^0+[.B$14]*[.$A47]^1+[.B$15]*[.$A47]^2+[.B$16]*[.$A47]^3+[.B$17]*[.$A47]^4+[.B$18]*[.$A47]^5+[.B$19]*[.$A47]^6" office:value-type="float" office:value="27.3612465057722" calcext:value-type="float">
            <text:p>27,3612465058</text:p>
          </table:table-cell>
          <table:table-cell table:style-name="ce2" table:formula="of:=[.C$13]*[.$A47]^0+[.C$14]*[.$A47]^1+[.C$15]*[.$A47]^2+[.C$16]*[.$A47]^3+[.C$17]*[.$A47]^4+[.C$18]*[.$A47]^5+[.C$19]*[.$A47]^6" office:value-type="float" office:value="50.9691140360644" calcext:value-type="float">
            <text:p>50,9691140361</text:p>
          </table:table-cell>
          <table:table-cell table:style-name="ce2" table:formula="of:=[.D$13]*[.$A47]^0+[.D$14]*[.$A47]^1+[.D$15]*[.$A47]^2+[.D$16]*[.$A47]^3+[.D$17]*[.$A47]^4+[.D$18]*[.$A47]^5+[.D$19]*[.$A47]^6" office:value-type="float" office:value="50.9691221269072" calcext:value-type="float">
            <text:p>50,9691221269</text:p>
          </table:table-cell>
          <table:table-cell table:style-name="ce2" table:formula="of:=[.E$13]*[.$A47]^0+[.E$14]*[.$A47]^1+[.E$15]*[.$A47]^2+[.E$16]*[.$A47]^3+[.E$17]*[.$A47]^4+[.E$18]*[.$A47]^5+[.E$19]*[.$A47]^6" office:value-type="float" office:value="58.6677766207039" calcext:value-type="float">
            <text:p>58,6677766207</text:p>
          </table:table-cell>
          <table:table-cell table:style-name="ce2" table:formula="of:=[.F$13]*[.$A47]^0+[.F$14]*[.$A47]^1+[.F$15]*[.$A47]^2+[.F$16]*[.$A47]^3+[.F$17]*[.$A47]^4+[.F$18]*[.$A47]^5+[.F$19]*[.$A47]^6" office:value-type="float" office:value="58.6677766215765" calcext:value-type="float">
            <text:p>58,6677766216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,5</text:p>
          </table:table-cell>
          <table:table-cell table:style-name="ce2" table:formula="of:=[.B$13]*[.$A48]^0+[.B$14]*[.$A48]^1+[.B$15]*[.$A48]^2+[.B$16]*[.$A48]^3+[.B$17]*[.$A48]^4+[.B$18]*[.$A48]^5+[.B$19]*[.$A48]^6" office:value-type="float" office:value="28.8271030363012" calcext:value-type="float">
            <text:p>28,8271030363</text:p>
          </table:table-cell>
          <table:table-cell table:style-name="ce2" table:formula="of:=[.C$13]*[.$A48]^0+[.C$14]*[.$A48]^1+[.C$15]*[.$A48]^2+[.C$16]*[.$A48]^3+[.C$17]*[.$A48]^4+[.C$18]*[.$A48]^5+[.C$19]*[.$A48]^6" office:value-type="float" office:value="53.1307144132293" calcext:value-type="float">
            <text:p>53,1307144132</text:p>
          </table:table-cell>
          <table:table-cell table:style-name="ce2" table:formula="of:=[.D$13]*[.$A48]^0+[.D$14]*[.$A48]^1+[.D$15]*[.$A48]^2+[.D$16]*[.$A48]^3+[.D$17]*[.$A48]^4+[.D$18]*[.$A48]^5+[.D$19]*[.$A48]^6" office:value-type="float" office:value="53.1307224051208" calcext:value-type="float">
            <text:p>53,1307224051</text:p>
          </table:table-cell>
          <table:table-cell table:style-name="ce2" table:formula="of:=[.E$13]*[.$A48]^0+[.E$14]*[.$A48]^1+[.E$15]*[.$A48]^2+[.E$16]*[.$A48]^3+[.E$17]*[.$A48]^4+[.E$18]*[.$A48]^5+[.E$19]*[.$A48]^6" office:value-type="float" office:value="60.6022372520062" calcext:value-type="float">
            <text:p>60,602237252</text:p>
          </table:table-cell>
          <table:table-cell table:style-name="ce2" table:formula="of:=[.F$13]*[.$A48]^0+[.F$14]*[.$A48]^1+[.F$15]*[.$A48]^2+[.F$16]*[.$A48]^3+[.F$17]*[.$A48]^4+[.F$18]*[.$A48]^5+[.F$19]*[.$A48]^6" office:value-type="float" office:value="60.6022372528634" calcext:value-type="float">
            <text:p>60,6022372529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style-name="ce2" table:formula="of:=[.B$13]*[.$A49]^0+[.B$14]*[.$A49]^1+[.B$15]*[.$A49]^2+[.B$16]*[.$A49]^3+[.B$17]*[.$A49]^4+[.B$18]*[.$A49]^5+[.B$19]*[.$A49]^6" office:value-type="float" office:value="30.4526387777805" calcext:value-type="float">
            <text:p>30,4526387778</text:p>
          </table:table-cell>
          <table:table-cell table:style-name="ce2" table:formula="of:=[.C$13]*[.$A49]^0+[.C$14]*[.$A49]^1+[.C$15]*[.$A49]^2+[.C$16]*[.$A49]^3+[.C$17]*[.$A49]^4+[.C$18]*[.$A49]^5+[.C$19]*[.$A49]^6" office:value-type="float" office:value="55.2655053074381" calcext:value-type="float">
            <text:p>55,2655053074</text:p>
          </table:table-cell>
          <table:table-cell table:style-name="ce2" table:formula="of:=[.D$13]*[.$A49]^0+[.D$14]*[.$A49]^1+[.D$15]*[.$A49]^2+[.D$16]*[.$A49]^3+[.D$17]*[.$A49]^4+[.D$18]*[.$A49]^5+[.D$19]*[.$A49]^6" office:value-type="float" office:value="55.2655132017046" calcext:value-type="float">
            <text:p>55,2655132017</text:p>
          </table:table-cell>
          <table:table-cell table:style-name="ce2" table:formula="of:=[.E$13]*[.$A49]^0+[.E$14]*[.$A49]^1+[.E$15]*[.$A49]^2+[.E$16]*[.$A49]^3+[.E$17]*[.$A49]^4+[.E$18]*[.$A49]^5+[.E$19]*[.$A49]^6" office:value-type="float" office:value="62.4822060345398" calcext:value-type="float">
            <text:p>62,4822060345</text:p>
          </table:table-cell>
          <table:table-cell table:style-name="ce2" table:formula="of:=[.F$13]*[.$A49]^0+[.F$14]*[.$A49]^1+[.F$15]*[.$A49]^2+[.F$16]*[.$A49]^3+[.F$17]*[.$A49]^4+[.F$18]*[.$A49]^5+[.F$19]*[.$A49]^6" office:value-type="float" office:value="62.4822060353816" calcext:value-type="float">
            <text:p>62,4822060354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,7</text:p>
          </table:table-cell>
          <table:table-cell table:style-name="ce2" table:formula="of:=[.B$13]*[.$A50]^0+[.B$14]*[.$A50]^1+[.B$15]*[.$A50]^2+[.B$16]*[.$A50]^3+[.B$17]*[.$A50]^4+[.B$18]*[.$A50]^5+[.B$19]*[.$A50]^6" office:value-type="float" office:value="32.2338348225785" calcext:value-type="float">
            <text:p>32,2338348226</text:p>
          </table:table-cell>
          <table:table-cell table:style-name="ce2" table:formula="of:=[.C$13]*[.$A50]^0+[.C$14]*[.$A50]^1+[.C$15]*[.$A50]^2+[.C$16]*[.$A50]^3+[.C$17]*[.$A50]^4+[.C$18]*[.$A50]^5+[.C$19]*[.$A50]^6" office:value-type="float" office:value="57.3705655186696" calcext:value-type="float">
            <text:p>57,3705655187</text:p>
          </table:table-cell>
          <table:table-cell table:style-name="ce2" table:formula="of:=[.D$13]*[.$A50]^0+[.D$14]*[.$A50]^1+[.D$15]*[.$A50]^2+[.D$16]*[.$A50]^3+[.D$17]*[.$A50]^4+[.D$18]*[.$A50]^5+[.D$19]*[.$A50]^6" office:value-type="float" office:value="57.3705733166272" calcext:value-type="float">
            <text:p>57,3705733166</text:p>
          </table:table-cell>
          <table:table-cell table:style-name="ce2" table:formula="of:=[.E$13]*[.$A50]^0+[.E$14]*[.$A50]^1+[.E$15]*[.$A50]^2+[.E$16]*[.$A50]^3+[.E$17]*[.$A50]^4+[.E$18]*[.$A50]^5+[.E$19]*[.$A50]^6" office:value-type="float" office:value="64.3076829683047" calcext:value-type="float">
            <text:p>64,3076829683</text:p>
          </table:table-cell>
          <table:table-cell table:style-name="ce2" table:formula="of:=[.F$13]*[.$A50]^0+[.F$14]*[.$A50]^1+[.F$15]*[.$A50]^2+[.F$16]*[.$A50]^3+[.F$17]*[.$A50]^4+[.F$18]*[.$A50]^5+[.F$19]*[.$A50]^6" office:value-type="float" office:value="64.3076829691311" calcext:value-type="float">
            <text:p>64,3076829691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,8</text:p>
          </table:table-cell>
          <table:table-cell table:style-name="ce2" table:formula="of:=[.B$13]*[.$A51]^0+[.B$14]*[.$A51]^1+[.B$15]*[.$A51]^2+[.B$16]*[.$A51]^3+[.B$17]*[.$A51]^4+[.B$18]*[.$A51]^5+[.B$19]*[.$A51]^6" office:value-type="float" office:value="34.1648746910214" calcext:value-type="float">
            <text:p>34,164874691</text:p>
          </table:table-cell>
          <table:table-cell table:style-name="ce2" table:formula="of:=[.C$13]*[.$A51]^0+[.C$14]*[.$A51]^1+[.C$15]*[.$A51]^2+[.C$16]*[.$A51]^3+[.C$17]*[.$A51]^4+[.C$18]*[.$A51]^5+[.C$19]*[.$A51]^6" office:value-type="float" office:value="59.443058519375" calcext:value-type="float">
            <text:p>59,4430585194</text:p>
          </table:table-cell>
          <table:table-cell table:style-name="ce2" table:formula="of:=[.D$13]*[.$A51]^0+[.D$14]*[.$A51]^1+[.D$15]*[.$A51]^2+[.D$16]*[.$A51]^3+[.D$17]*[.$A51]^4+[.D$18]*[.$A51]^5+[.D$19]*[.$A51]^6" office:value-type="float" office:value="59.4430662223224" calcext:value-type="float">
            <text:p>59,4430662223</text:p>
          </table:table-cell>
          <table:table-cell table:style-name="ce2" table:formula="of:=[.E$13]*[.$A51]^0+[.E$14]*[.$A51]^1+[.E$15]*[.$A51]^2+[.E$16]*[.$A51]^3+[.E$17]*[.$A51]^4+[.E$18]*[.$A51]^5+[.E$19]*[.$A51]^6" office:value-type="float" office:value="66.078668053301" calcext:value-type="float">
            <text:p>66,0786680533</text:p>
          </table:table-cell>
          <table:table-cell table:style-name="ce2" table:formula="of:=[.F$13]*[.$A51]^0+[.F$14]*[.$A51]^1+[.F$15]*[.$A51]^2+[.F$16]*[.$A51]^3+[.F$17]*[.$A51]^4+[.F$18]*[.$A51]^5+[.F$19]*[.$A51]^6" office:value-type="float" office:value="66.0786680541121" calcext:value-type="float">
            <text:p>66,0786680541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,9</text:p>
          </table:table-cell>
          <table:table-cell table:style-name="ce2" table:formula="of:=[.B$13]*[.$A52]^0+[.B$14]*[.$A52]^1+[.B$15]*[.$A52]^2+[.B$16]*[.$A52]^3+[.B$17]*[.$A52]^4+[.B$18]*[.$A52]^5+[.B$19]*[.$A52]^6" office:value-type="float" office:value="36.2383132174509" calcext:value-type="float">
            <text:p>36,2383132175</text:p>
          </table:table-cell>
          <table:table-cell table:style-name="ce2" table:formula="of:=[.C$13]*[.$A52]^0+[.C$14]*[.$A52]^1+[.C$15]*[.$A52]^2+[.C$16]*[.$A52]^3+[.C$17]*[.$A52]^4+[.C$18]*[.$A52]^5+[.C$19]*[.$A52]^6" office:value-type="float" office:value="61.4802324544667" calcext:value-type="float">
            <text:p>61,4802324545</text:p>
          </table:table-cell>
          <table:table-cell table:style-name="ce2" table:formula="of:=[.D$13]*[.$A52]^0+[.D$14]*[.$A52]^1+[.D$15]*[.$A52]^2+[.D$16]*[.$A52]^3+[.D$17]*[.$A52]^4+[.D$18]*[.$A52]^5+[.D$19]*[.$A52]^6" office:value-type="float" office:value="61.4802400636893" calcext:value-type="float">
            <text:p>61,4802400637</text:p>
          </table:table-cell>
          <table:table-cell table:style-name="ce2" table:formula="of:=[.E$13]*[.$A52]^0+[.E$14]*[.$A52]^1+[.E$15]*[.$A52]^2+[.E$16]*[.$A52]^3+[.E$17]*[.$A52]^4+[.E$18]*[.$A52]^5+[.E$19]*[.$A52]^6" office:value-type="float" office:value="67.7951612895285" calcext:value-type="float">
            <text:p>67,7951612895</text:p>
          </table:table-cell>
          <table:table-cell table:style-name="ce2" table:formula="of:=[.F$13]*[.$A52]^0+[.F$14]*[.$A52]^1+[.F$15]*[.$A52]^2+[.F$16]*[.$A52]^3+[.F$17]*[.$A52]^4+[.F$18]*[.$A52]^5+[.F$19]*[.$A52]^6" office:value-type="float" office:value="67.7951612903244" calcext:value-type="float">
            <text:p>67,795161290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13]*[.$A53]^0+[.B$14]*[.$A53]^1+[.B$15]*[.$A53]^2+[.B$16]*[.$A53]^3+[.B$17]*[.$A53]^4+[.B$18]*[.$A53]^5+[.B$19]*[.$A53]^6" office:value-type="float" office:value="38.4452403987234" calcext:value-type="float">
            <text:p>38,4452403987</text:p>
          </table:table-cell>
          <table:table-cell table:style-name="ce2" table:formula="of:=[.C$13]*[.$A53]^0+[.C$14]*[.$A53]^1+[.C$15]*[.$A53]^2+[.C$16]*[.$A53]^3+[.C$17]*[.$A53]^4+[.C$18]*[.$A53]^5+[.C$19]*[.$A53]^6" office:value-type="float" office:value="63.479420141318" calcext:value-type="float">
            <text:p>63,4794201413</text:p>
          </table:table-cell>
          <table:table-cell table:style-name="ce2" table:formula="of:=[.D$13]*[.$A53]^0+[.D$14]*[.$A53]^1+[.D$15]*[.$A53]^2+[.D$16]*[.$A53]^3+[.D$17]*[.$A53]^4+[.D$18]*[.$A53]^5+[.D$19]*[.$A53]^6" office:value-type="float" office:value="63.4794276580866" calcext:value-type="float">
            <text:p>63,4794276581</text:p>
          </table:table-cell>
          <table:table-cell table:style-name="ce2" table:formula="of:=[.E$13]*[.$A53]^0+[.E$14]*[.$A53]^1+[.E$15]*[.$A53]^2+[.E$16]*[.$A53]^3+[.E$17]*[.$A53]^4+[.E$18]*[.$A53]^5+[.E$19]*[.$A53]^6" office:value-type="float" office:value="69.4571626769874" calcext:value-type="float">
            <text:p>69,457162677</text:p>
          </table:table-cell>
          <table:table-cell table:style-name="ce2" table:formula="of:=[.F$13]*[.$A53]^0+[.F$14]*[.$A53]^1+[.F$15]*[.$A53]^2+[.F$16]*[.$A53]^3+[.F$17]*[.$A53]^4+[.F$18]*[.$A53]^5+[.F$19]*[.$A53]^6" office:value-type="float" office:value="69.4571626777679" calcext:value-type="float">
            <text:p>69,4571626778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,1</text:p>
          </table:table-cell>
          <table:table-cell table:style-name="ce2" table:formula="of:=[.B$13]*[.$A54]^0+[.B$14]*[.$A54]^1+[.B$15]*[.$A54]^2+[.B$16]*[.$A54]^3+[.B$17]*[.$A54]^4+[.B$18]*[.$A54]^5+[.B$19]*[.$A54]^6" office:value-type="float" office:value="40.7754401977727" calcext:value-type="float">
            <text:p>40,7754401978</text:p>
          </table:table-cell>
          <table:table-cell table:style-name="ce2" table:formula="of:=[.C$13]*[.$A54]^0+[.C$14]*[.$A54]^1+[.C$15]*[.$A54]^2+[.C$16]*[.$A54]^3+[.C$17]*[.$A54]^4+[.C$18]*[.$A54]^5+[.C$19]*[.$A54]^6" office:value-type="float" office:value="65.4380390697726" calcext:value-type="float">
            <text:p>65,4380390698</text:p>
          </table:table-cell>
          <table:table-cell table:style-name="ce2" table:formula="of:=[.D$13]*[.$A54]^0+[.D$14]*[.$A54]^1+[.D$15]*[.$A54]^2+[.D$16]*[.$A54]^3+[.D$17]*[.$A54]^4+[.D$18]*[.$A54]^5+[.D$19]*[.$A54]^6" office:value-type="float" office:value="65.4380464953433" calcext:value-type="float">
            <text:p>65,4380464953</text:p>
          </table:table-cell>
          <table:table-cell table:style-name="ce2" table:formula="of:=[.E$13]*[.$A54]^0+[.E$14]*[.$A54]^1+[.E$15]*[.$A54]^2+[.E$16]*[.$A54]^3+[.E$17]*[.$A54]^4+[.E$18]*[.$A54]^5+[.E$19]*[.$A54]^6" office:value-type="float" office:value="71.0646722156776" calcext:value-type="float">
            <text:p>71,0646722157</text:p>
          </table:table-cell>
          <table:table-cell table:style-name="ce2" table:formula="of:=[.F$13]*[.$A54]^0+[.F$14]*[.$A54]^1+[.F$15]*[.$A54]^2+[.F$16]*[.$A54]^3+[.F$17]*[.$A54]^4+[.F$18]*[.$A54]^5+[.F$19]*[.$A54]^6" office:value-type="float" office:value="71.0646722164429" calcext:value-type="float">
            <text:p>71,0646722164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,2</text:p>
          </table:table-cell>
          <table:table-cell table:style-name="ce2" table:formula="of:=[.B$13]*[.$A55]^0+[.B$14]*[.$A55]^1+[.B$15]*[.$A55]^2+[.B$16]*[.$A55]^3+[.B$17]*[.$A55]^4+[.B$18]*[.$A55]^5+[.B$19]*[.$A55]^6" office:value-type="float" office:value="43.2175443078086" calcext:value-type="float">
            <text:p>43,2175443078</text:p>
          </table:table-cell>
          <table:table-cell table:style-name="ce2" table:formula="of:=[.C$13]*[.$A55]^0+[.C$14]*[.$A55]^1+[.C$15]*[.$A55]^2+[.C$16]*[.$A55]^3+[.C$17]*[.$A55]^4+[.C$18]*[.$A55]^5+[.C$19]*[.$A55]^6" office:value-type="float" office:value="67.3535914021344" calcext:value-type="float">
            <text:p>67,3535914021</text:p>
          </table:table-cell>
          <table:table-cell table:style-name="ce2" table:formula="of:=[.D$13]*[.$A55]^0+[.D$14]*[.$A55]^1+[.D$15]*[.$A55]^2+[.D$16]*[.$A55]^3+[.D$17]*[.$A55]^4+[.D$18]*[.$A55]^5+[.D$19]*[.$A55]^6" office:value-type="float" office:value="67.3535987377514" calcext:value-type="float">
            <text:p>67,3535987378</text:p>
          </table:table-cell>
          <table:table-cell table:style-name="ce2" table:formula="of:=[.E$13]*[.$A55]^0+[.E$14]*[.$A55]^1+[.E$15]*[.$A55]^2+[.E$16]*[.$A55]^3+[.E$17]*[.$A55]^4+[.E$18]*[.$A55]^5+[.E$19]*[.$A55]^6" office:value-type="float" office:value="72.6176899055992" calcext:value-type="float">
            <text:p>72,6176899056</text:p>
          </table:table-cell>
          <table:table-cell table:style-name="ce2" table:formula="of:=[.F$13]*[.$A55]^0+[.F$14]*[.$A55]^1+[.F$15]*[.$A55]^2+[.F$16]*[.$A55]^3+[.F$17]*[.$A55]^4+[.F$18]*[.$A55]^5+[.F$19]*[.$A55]^6" office:value-type="float" office:value="72.6176899063493" calcext:value-type="float">
            <text:p>72,6176899063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,3</text:p>
          </table:table-cell>
          <table:table-cell table:style-name="ce2" table:formula="of:=[.B$13]*[.$A56]^0+[.B$14]*[.$A56]^1+[.B$15]*[.$A56]^2+[.B$16]*[.$A56]^3+[.B$17]*[.$A56]^4+[.B$18]*[.$A56]^5+[.B$19]*[.$A56]^6" office:value-type="float" office:value="45.7591808750003" calcext:value-type="float">
            <text:p>45,759180875</text:p>
          </table:table-cell>
          <table:table-cell table:style-name="ce2" table:formula="of:=[.C$13]*[.$A56]^0+[.C$14]*[.$A56]^1+[.C$15]*[.$A56]^2+[.C$16]*[.$A56]^3+[.C$17]*[.$A56]^4+[.C$18]*[.$A56]^5+[.C$19]*[.$A56]^6" office:value-type="float" office:value="69.2236639731757" calcext:value-type="float">
            <text:p>69,2236639732</text:p>
          </table:table-cell>
          <table:table-cell table:style-name="ce2" table:formula="of:=[.D$13]*[.$A56]^0+[.D$14]*[.$A56]^1+[.D$15]*[.$A56]^2+[.D$16]*[.$A56]^3+[.D$17]*[.$A56]^4+[.D$18]*[.$A56]^5+[.D$19]*[.$A56]^6" office:value-type="float" office:value="69.2236712200676" calcext:value-type="float">
            <text:p>69,2236712201</text:p>
          </table:table-cell>
          <table:table-cell table:style-name="ce2" table:formula="of:=[.E$13]*[.$A56]^0+[.E$14]*[.$A56]^1+[.E$15]*[.$A56]^2+[.E$16]*[.$A56]^3+[.E$17]*[.$A56]^4+[.E$18]*[.$A56]^5+[.E$19]*[.$A56]^6" office:value-type="float" office:value="74.1162157467522" calcext:value-type="float">
            <text:p>74,1162157468</text:p>
          </table:table-cell>
          <table:table-cell table:style-name="ce2" table:formula="of:=[.F$13]*[.$A56]^0+[.F$14]*[.$A56]^1+[.F$15]*[.$A56]^2+[.F$16]*[.$A56]^3+[.F$17]*[.$A56]^4+[.F$18]*[.$A56]^5+[.F$19]*[.$A56]^6" office:value-type="float" office:value="74.1162157474871" calcext:value-type="float">
            <text:p>74,1162157475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,4</text:p>
          </table:table-cell>
          <table:table-cell table:style-name="ce2" table:formula="of:=[.B$13]*[.$A57]^0+[.B$14]*[.$A57]^1+[.B$15]*[.$A57]^2+[.B$16]*[.$A57]^3+[.B$17]*[.$A57]^4+[.B$18]*[.$A57]^5+[.B$19]*[.$A57]^6" office:value-type="float" office:value="48.3871181784198" calcext:value-type="float">
            <text:p>48,3871181784</text:p>
          </table:table-cell>
          <table:table-cell table:style-name="ce2" table:formula="of:=[.C$13]*[.$A57]^0+[.C$14]*[.$A57]^1+[.C$15]*[.$A57]^2+[.C$16]*[.$A57]^3+[.C$17]*[.$A57]^4+[.C$18]*[.$A57]^5+[.C$19]*[.$A57]^6" office:value-type="float" office:value="71.0459282901281" calcext:value-type="float">
            <text:p>71,0459282901</text:p>
          </table:table-cell>
          <table:table-cell table:style-name="ce2" table:formula="of:=[.D$13]*[.$A57]^0+[.D$14]*[.$A57]^1+[.D$15]*[.$A57]^2+[.D$16]*[.$A57]^3+[.D$17]*[.$A57]^4+[.D$18]*[.$A57]^5+[.D$19]*[.$A57]^6" office:value-type="float" office:value="71.0459354495123" calcext:value-type="float">
            <text:p>71,0459354495</text:p>
          </table:table-cell>
          <table:table-cell table:style-name="ce2" table:formula="of:=[.E$13]*[.$A57]^0+[.E$14]*[.$A57]^1+[.E$15]*[.$A57]^2+[.E$16]*[.$A57]^3+[.E$17]*[.$A57]^4+[.E$18]*[.$A57]^5+[.E$19]*[.$A57]^6" office:value-type="float" office:value="75.5602497391364" calcext:value-type="float">
            <text:p>75,5602497391</text:p>
          </table:table-cell>
          <table:table-cell table:style-name="ce2" table:formula="of:=[.F$13]*[.$A57]^0+[.F$14]*[.$A57]^1+[.F$15]*[.$A57]^2+[.F$16]*[.$A57]^3+[.F$17]*[.$A57]^4+[.F$18]*[.$A57]^5+[.F$19]*[.$A57]^6" office:value-type="float" office:value="75.560249739856" calcext:value-type="float">
            <text:p>75,5602497399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style-name="ce2" table:formula="of:=[.B$13]*[.$A58]^0+[.B$14]*[.$A58]^1+[.B$15]*[.$A58]^2+[.B$16]*[.$A58]^3+[.B$17]*[.$A58]^4+[.B$18]*[.$A58]^5+[.B$19]*[.$A58]^6" office:value-type="float" office:value="51.0874032698557" calcext:value-type="float">
            <text:p>51,0874032699</text:p>
          </table:table-cell>
          <table:table-cell table:style-name="ce2" table:formula="of:=[.C$13]*[.$A58]^0+[.C$14]*[.$A58]^1+[.C$15]*[.$A58]^2+[.C$16]*[.$A58]^3+[.C$17]*[.$A58]^4+[.C$18]*[.$A58]^5+[.C$19]*[.$A58]^6" office:value-type="float" office:value="72.8181405326902" calcext:value-type="float">
            <text:p>72,8181405327</text:p>
          </table:table-cell>
          <table:table-cell table:style-name="ce2" table:formula="of:=[.D$13]*[.$A58]^0+[.D$14]*[.$A58]^1+[.D$15]*[.$A58]^2+[.D$16]*[.$A58]^3+[.D$17]*[.$A58]^4+[.D$18]*[.$A58]^5+[.D$19]*[.$A58]^6" office:value-type="float" office:value="72.81814760577" calcext:value-type="float">
            <text:p>72,8181476058</text:p>
          </table:table-cell>
          <table:table-cell table:style-name="ce2" table:formula="of:=[.E$13]*[.$A58]^0+[.E$14]*[.$A58]^1+[.E$15]*[.$A58]^2+[.E$16]*[.$A58]^3+[.E$17]*[.$A58]^4+[.E$18]*[.$A58]^5+[.E$19]*[.$A58]^6" office:value-type="float" office:value="76.949791882752" calcext:value-type="float">
            <text:p>76,9497918828</text:p>
          </table:table-cell>
          <table:table-cell table:style-name="ce2" table:formula="of:=[.F$13]*[.$A58]^0+[.F$14]*[.$A58]^1+[.F$15]*[.$A58]^2+[.F$16]*[.$A58]^3+[.F$17]*[.$A58]^4+[.F$18]*[.$A58]^5+[.F$19]*[.$A58]^6" office:value-type="float" office:value="76.9497918834564" calcext:value-type="float">
            <text:p>76,9497918835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style-name="ce2" table:formula="of:=[.B$13]*[.$A59]^0+[.B$14]*[.$A59]^1+[.B$15]*[.$A59]^2+[.B$16]*[.$A59]^3+[.B$17]*[.$A59]^4+[.B$18]*[.$A59]^5+[.B$19]*[.$A59]^6" office:value-type="float" office:value="53.8454955719171" calcext:value-type="float">
            <text:p>53,8454955719</text:p>
          </table:table-cell>
          <table:table-cell table:style-name="ce2" table:formula="of:=[.C$13]*[.$A59]^0+[.C$14]*[.$A59]^1+[.C$15]*[.$A59]^2+[.C$16]*[.$A59]^3+[.C$17]*[.$A59]^4+[.C$18]*[.$A59]^5+[.C$19]*[.$A59]^6" office:value-type="float" office:value="74.5381415530266" calcext:value-type="float">
            <text:p>74,538141553</text:p>
          </table:table-cell>
          <table:table-cell table:style-name="ce2" table:formula="of:=[.D$13]*[.$A59]^0+[.D$14]*[.$A59]^1+[.D$15]*[.$A59]^2+[.D$16]*[.$A59]^3+[.D$17]*[.$A59]^4+[.D$18]*[.$A59]^5+[.D$19]*[.$A59]^6" office:value-type="float" office:value="74.5381485409936" calcext:value-type="float">
            <text:p>74,538148541</text:p>
          </table:table-cell>
          <table:table-cell table:style-name="ce2" table:formula="of:=[.E$13]*[.$A59]^0+[.E$14]*[.$A59]^1+[.E$15]*[.$A59]^2+[.E$16]*[.$A59]^3+[.E$17]*[.$A59]^4+[.E$18]*[.$A59]^5+[.E$19]*[.$A59]^6" office:value-type="float" office:value="78.284842177599" calcext:value-type="float">
            <text:p>78,2848421776</text:p>
          </table:table-cell>
          <table:table-cell table:style-name="ce2" table:formula="of:=[.F$13]*[.$A59]^0+[.F$14]*[.$A59]^1+[.F$15]*[.$A59]^2+[.F$16]*[.$A59]^3+[.F$17]*[.$A59]^4+[.F$18]*[.$A59]^5+[.F$19]*[.$A59]^6" office:value-type="float" office:value="78.2848421782883" calcext:value-type="float">
            <text:p>78,2848421783</text:p>
          </table:table-cell>
          <table:table-cell table:number-columns-repeated="11"/>
        </table:table-row>
        <table:table-row table:style-name="ro1">
          <table:table-cell office:value-type="float" office:value="12.7" calcext:value-type="float">
            <text:p>12,7</text:p>
          </table:table-cell>
          <table:table-cell table:style-name="ce2" table:formula="of:=[.B$13]*[.$A60]^0+[.B$14]*[.$A60]^1+[.B$15]*[.$A60]^2+[.B$16]*[.$A60]^3+[.B$17]*[.$A60]^4+[.B$18]*[.$A60]^5+[.B$19]*[.$A60]^6" office:value-type="float" office:value="56.6463954343089" calcext:value-type="float">
            <text:p>56,6463954343</text:p>
          </table:table-cell>
          <table:table-cell table:style-name="ce2" table:formula="of:=[.C$13]*[.$A60]^0+[.C$14]*[.$A60]^1+[.C$15]*[.$A60]^2+[.C$16]*[.$A60]^3+[.C$17]*[.$A60]^4+[.C$18]*[.$A60]^5+[.C$19]*[.$A60]^6" office:value-type="float" office:value="76.2038568757644" calcext:value-type="float">
            <text:p>76,2038568758</text:p>
          </table:table-cell>
          <table:table-cell table:style-name="ce2" table:formula="of:=[.D$13]*[.$A60]^0+[.D$14]*[.$A60]^1+[.D$15]*[.$A60]^2+[.D$16]*[.$A60]^3+[.D$17]*[.$A60]^4+[.D$18]*[.$A60]^5+[.D$19]*[.$A60]^6" office:value-type="float" office:value="76.203863779797" calcext:value-type="float">
            <text:p>76,2038637798</text:p>
          </table:table-cell>
          <table:table-cell table:style-name="ce2" table:formula="of:=[.E$13]*[.$A60]^0+[.E$14]*[.$A60]^1+[.E$15]*[.$A60]^2+[.E$16]*[.$A60]^3+[.E$17]*[.$A60]^4+[.E$18]*[.$A60]^5+[.E$19]*[.$A60]^6" office:value-type="float" office:value="79.5654006236772" calcext:value-type="float">
            <text:p>79,5654006237</text:p>
          </table:table-cell>
          <table:table-cell table:style-name="ce2" table:formula="of:=[.F$13]*[.$A60]^0+[.F$14]*[.$A60]^1+[.F$15]*[.$A60]^2+[.F$16]*[.$A60]^3+[.F$17]*[.$A60]^4+[.F$18]*[.$A60]^5+[.F$19]*[.$A60]^6" office:value-type="float" office:value="79.5654006243514" calcext:value-type="float">
            <text:p>79,5654006244</text:p>
          </table:table-cell>
          <table:table-cell table:number-columns-repeated="11"/>
        </table:table-row>
        <table:table-row table:style-name="ro1">
          <table:table-cell office:value-type="float" office:value="12.8" calcext:value-type="float">
            <text:p>12,8</text:p>
          </table:table-cell>
          <table:table-cell table:style-name="ce2" table:formula="of:=[.B$13]*[.$A61]^0+[.B$14]*[.$A61]^1+[.B$15]*[.$A61]^2+[.B$16]*[.$A61]^3+[.B$17]*[.$A61]^4+[.B$18]*[.$A61]^5+[.B$19]*[.$A61]^6" office:value-type="float" office:value="59.4747676483021" calcext:value-type="float">
            <text:p>59,4747676483</text:p>
          </table:table-cell>
          <table:table-cell table:style-name="ce2" table:formula="of:=[.C$13]*[.$A61]^0+[.C$14]*[.$A61]^1+[.C$15]*[.$A61]^2+[.C$16]*[.$A61]^3+[.C$17]*[.$A61]^4+[.C$18]*[.$A61]^5+[.C$19]*[.$A61]^6" office:value-type="float" office:value="77.8132966979951" calcext:value-type="float">
            <text:p>77,813296698</text:p>
          </table:table-cell>
          <table:table-cell table:style-name="ce2" table:formula="of:=[.D$13]*[.$A61]^0+[.D$14]*[.$A61]^1+[.D$15]*[.$A61]^2+[.D$16]*[.$A61]^3+[.D$17]*[.$A61]^4+[.D$18]*[.$A61]^5+[.D$19]*[.$A61]^6" office:value-type="float" office:value="77.8133035192602" calcext:value-type="float">
            <text:p>77,8133035193</text:p>
          </table:table-cell>
          <table:table-cell table:style-name="ce2" table:formula="of:=[.E$13]*[.$A61]^0+[.E$14]*[.$A61]^1+[.E$15]*[.$A61]^2+[.E$16]*[.$A61]^3+[.E$17]*[.$A61]^4+[.E$18]*[.$A61]^5+[.E$19]*[.$A61]^6" office:value-type="float" office:value="80.791467220987" calcext:value-type="float">
            <text:p>80,791467221</text:p>
          </table:table-cell>
          <table:table-cell table:style-name="ce2" table:formula="of:=[.F$13]*[.$A61]^0+[.F$14]*[.$A61]^1+[.F$15]*[.$A61]^2+[.F$16]*[.$A61]^3+[.F$17]*[.$A61]^4+[.F$18]*[.$A61]^5+[.F$19]*[.$A61]^6" office:value-type="float" office:value="80.7914672216458" calcext:value-type="float">
            <text:p>80,7914672216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,9</text:p>
          </table:table-cell>
          <table:table-cell table:style-name="ce2" table:formula="of:=[.B$13]*[.$A62]^0+[.B$14]*[.$A62]^1+[.B$15]*[.$A62]^2+[.B$16]*[.$A62]^3+[.B$17]*[.$A62]^4+[.B$18]*[.$A62]^5+[.B$19]*[.$A62]^6" office:value-type="float" office:value="62.3150599222026" calcext:value-type="float">
            <text:p>62,3150599222</text:p>
          </table:table-cell>
          <table:table-cell table:style-name="ce2" table:formula="of:=[.C$13]*[.$A62]^0+[.C$14]*[.$A62]^1+[.C$15]*[.$A62]^2+[.C$16]*[.$A62]^3+[.C$17]*[.$A62]^4+[.C$18]*[.$A62]^5+[.C$19]*[.$A62]^6" office:value-type="float" office:value="79.3645558892742" calcext:value-type="float">
            <text:p>79,3645558893</text:p>
          </table:table-cell>
          <table:table-cell table:style-name="ce2" table:formula="of:=[.D$13]*[.$A62]^0+[.D$14]*[.$A62]^1+[.D$15]*[.$A62]^2+[.D$16]*[.$A62]^3+[.D$17]*[.$A62]^4+[.D$18]*[.$A62]^5+[.D$19]*[.$A62]^6" office:value-type="float" office:value="79.3645626289258" calcext:value-type="float">
            <text:p>79,3645626289</text:p>
          </table:table-cell>
          <table:table-cell table:style-name="ce2" table:formula="of:=[.E$13]*[.$A62]^0+[.E$14]*[.$A62]^1+[.E$15]*[.$A62]^2+[.E$16]*[.$A62]^3+[.E$17]*[.$A62]^4+[.E$18]*[.$A62]^5+[.E$19]*[.$A62]^6" office:value-type="float" office:value="81.963041969528" calcext:value-type="float">
            <text:p>81,9630419695</text:p>
          </table:table-cell>
          <table:table-cell table:style-name="ce2" table:formula="of:=[.F$13]*[.$A62]^0+[.F$14]*[.$A62]^1+[.F$15]*[.$A62]^2+[.F$16]*[.$A62]^3+[.F$17]*[.$A62]^4+[.F$18]*[.$A62]^5+[.F$19]*[.$A62]^6" office:value-type="float" office:value="81.9630419701717" calcext:value-type="float">
            <text:p>81,963041970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$13]*[.$A63]^0+[.B$14]*[.$A63]^1+[.B$15]*[.$A63]^2+[.B$16]*[.$A63]^3+[.B$17]*[.$A63]^4+[.B$18]*[.$A63]^5+[.B$19]*[.$A63]^6" office:value-type="float" office:value="65.15161631089" calcext:value-type="float">
            <text:p>65,1516163109</text:p>
          </table:table-cell>
          <table:table-cell table:style-name="ce2" table:formula="of:=[.C$13]*[.$A63]^0+[.C$14]*[.$A63]^1+[.C$15]*[.$A63]^2+[.C$16]*[.$A63]^3+[.C$17]*[.$A63]^4+[.C$18]*[.$A63]^5+[.C$19]*[.$A63]^6" office:value-type="float" office:value="80.855813991624" calcext:value-type="float">
            <text:p>80,8558139916</text:p>
          </table:table-cell>
          <table:table-cell table:style-name="ce2" table:formula="of:=[.D$13]*[.$A63]^0+[.D$14]*[.$A63]^1+[.D$15]*[.$A63]^2+[.D$16]*[.$A63]^3+[.D$17]*[.$A63]^4+[.D$18]*[.$A63]^5+[.D$19]*[.$A63]^6" office:value-type="float" office:value="80.8558206508077" calcext:value-type="float">
            <text:p>80,8558206508</text:p>
          </table:table-cell>
          <table:table-cell table:style-name="ce2" table:formula="of:=[.E$13]*[.$A63]^0+[.E$14]*[.$A63]^1+[.E$15]*[.$A63]^2+[.E$16]*[.$A63]^3+[.E$17]*[.$A63]^4+[.E$18]*[.$A63]^5+[.E$19]*[.$A63]^6" office:value-type="float" office:value="83.0801248693003" calcext:value-type="float">
            <text:p>83,0801248693</text:p>
          </table:table-cell>
          <table:table-cell table:style-name="ce2" table:formula="of:=[.F$13]*[.$A63]^0+[.F$14]*[.$A63]^1+[.F$15]*[.$A63]^2+[.F$16]*[.$A63]^3+[.F$17]*[.$A63]^4+[.F$18]*[.$A63]^5+[.F$19]*[.$A63]^6" office:value-type="float" office:value="83.080124869929" calcext:value-type="float">
            <text:p>83,080124869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,1</text:p>
          </table:table-cell>
          <table:table-cell table:style-name="ce2" table:formula="of:=[.B$13]*[.$A64]^0+[.B$14]*[.$A64]^1+[.B$15]*[.$A64]^2+[.B$16]*[.$A64]^3+[.B$17]*[.$A64]^4+[.B$18]*[.$A64]^5+[.B$19]*[.$A64]^6" office:value-type="float" office:value="67.968785609286" calcext:value-type="float">
            <text:p>67,9687856093</text:p>
          </table:table-cell>
          <table:table-cell table:style-name="ce2" table:formula="of:=[.C$13]*[.$A64]^0+[.C$14]*[.$A64]^1+[.C$15]*[.$A64]^2+[.C$16]*[.$A64]^3+[.C$17]*[.$A64]^4+[.C$18]*[.$A64]^5+[.C$19]*[.$A64]^6" office:value-type="float" office:value="82.2853352195291" calcext:value-type="float">
            <text:p>82,2853352195</text:p>
          </table:table-cell>
          <table:table-cell table:style-name="ce2" table:formula="of:=[.D$13]*[.$A64]^0+[.D$14]*[.$A64]^1+[.D$15]*[.$A64]^2+[.D$16]*[.$A64]^3+[.D$17]*[.$A64]^4+[.D$18]*[.$A64]^5+[.D$19]*[.$A64]^6" office:value-type="float" office:value="82.2853417993758" calcext:value-type="float">
            <text:p>82,2853417994</text:p>
          </table:table-cell>
          <table:table-cell table:style-name="ce2" table:formula="of:=[.E$13]*[.$A64]^0+[.E$14]*[.$A64]^1+[.E$15]*[.$A64]^2+[.E$16]*[.$A64]^3+[.E$17]*[.$A64]^4+[.E$18]*[.$A64]^5+[.E$19]*[.$A64]^6" office:value-type="float" office:value="84.1427159203043" calcext:value-type="float">
            <text:p>84,1427159203</text:p>
          </table:table-cell>
          <table:table-cell table:style-name="ce2" table:formula="of:=[.F$13]*[.$A64]^0+[.F$14]*[.$A64]^1+[.F$15]*[.$A64]^2+[.F$16]*[.$A64]^3+[.F$17]*[.$A64]^4+[.F$18]*[.$A64]^5+[.F$19]*[.$A64]^6" office:value-type="float" office:value="84.1427159209176" calcext:value-type="float">
            <text:p>84,1427159209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,2</text:p>
          </table:table-cell>
          <table:table-cell table:style-name="ce2" table:formula="of:=[.B$13]*[.$A65]^0+[.B$14]*[.$A65]^1+[.B$15]*[.$A65]^2+[.B$16]*[.$A65]^3+[.B$17]*[.$A65]^4+[.B$18]*[.$A65]^5+[.B$19]*[.$A65]^6" office:value-type="float" office:value="70.7510247000537" calcext:value-type="float">
            <text:p>70,7510247001</text:p>
          </table:table-cell>
          <table:table-cell table:style-name="ce2" table:formula="of:=[.C$13]*[.$A65]^0+[.C$14]*[.$A65]^1+[.C$15]*[.$A65]^2+[.C$16]*[.$A65]^3+[.C$17]*[.$A65]^4+[.C$18]*[.$A65]^5+[.C$19]*[.$A65]^6" office:value-type="float" office:value="83.6514684599399" calcext:value-type="float">
            <text:p>83,6514684599</text:p>
          </table:table-cell>
          <table:table-cell table:style-name="ce2" table:formula="of:=[.D$13]*[.$A65]^0+[.D$14]*[.$A65]^1+[.D$15]*[.$A65]^2+[.D$16]*[.$A65]^3+[.D$17]*[.$A65]^4+[.D$18]*[.$A65]^5+[.D$19]*[.$A65]^6" office:value-type="float" office:value="83.6514749615694" calcext:value-type="float">
            <text:p>83,6514749616</text:p>
          </table:table-cell>
          <table:table-cell table:style-name="ce2" table:formula="of:=[.E$13]*[.$A65]^0+[.E$14]*[.$A65]^1+[.E$15]*[.$A65]^2+[.E$16]*[.$A65]^3+[.E$17]*[.$A65]^4+[.E$18]*[.$A65]^5+[.E$19]*[.$A65]^6" office:value-type="float" office:value="85.1508151225393" calcext:value-type="float">
            <text:p>85,1508151225</text:p>
          </table:table-cell>
          <table:table-cell table:style-name="ce2" table:formula="of:=[.F$13]*[.$A65]^0+[.F$14]*[.$A65]^1+[.F$15]*[.$A65]^2+[.F$16]*[.$A65]^3+[.F$17]*[.$A65]^4+[.F$18]*[.$A65]^5+[.F$19]*[.$A65]^6" office:value-type="float" office:value="85.1508151231372" calcext:value-type="float">
            <text:p>85,1508151231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,3</text:p>
          </table:table-cell>
          <table:table-cell table:style-name="ce2" table:formula="of:=[.B$13]*[.$A66]^0+[.B$14]*[.$A66]^1+[.B$15]*[.$A66]^2+[.B$16]*[.$A66]^3+[.B$17]*[.$A66]^4+[.B$18]*[.$A66]^5+[.B$19]*[.$A66]^6" office:value-type="float" office:value="73.4829968613994" calcext:value-type="float">
            <text:p>73,4829968614</text:p>
          </table:table-cell>
          <table:table-cell table:style-name="ce2" table:formula="of:=[.C$13]*[.$A66]^0+[.C$14]*[.$A66]^1+[.C$15]*[.$A66]^2+[.C$16]*[.$A66]^3+[.C$17]*[.$A66]^4+[.C$18]*[.$A66]^5+[.C$19]*[.$A66]^6" office:value-type="float" office:value="84.9526472722718" calcext:value-type="float">
            <text:p>84,9526472723</text:p>
          </table:table-cell>
          <table:table-cell table:style-name="ce2" table:formula="of:=[.D$13]*[.$A66]^0+[.D$14]*[.$A66]^1+[.D$15]*[.$A66]^2+[.D$16]*[.$A66]^3+[.D$17]*[.$A66]^4+[.D$18]*[.$A66]^5+[.D$19]*[.$A66]^6" office:value-type="float" office:value="84.9526536967958" calcext:value-type="float">
            <text:p>84,9526536968</text:p>
          </table:table-cell>
          <table:table-cell table:style-name="ce2" table:formula="of:=[.E$13]*[.$A66]^0+[.E$14]*[.$A66]^1+[.E$15]*[.$A66]^2+[.E$16]*[.$A66]^3+[.E$17]*[.$A66]^4+[.E$18]*[.$A66]^5+[.E$19]*[.$A66]^6" office:value-type="float" office:value="86.1044224760058" calcext:value-type="float">
            <text:p>86,104422476</text:p>
          </table:table-cell>
          <table:table-cell table:style-name="ce2" table:formula="of:=[.F$13]*[.$A66]^0+[.F$14]*[.$A66]^1+[.F$15]*[.$A66]^2+[.F$16]*[.$A66]^3+[.F$17]*[.$A66]^4+[.F$18]*[.$A66]^5+[.F$19]*[.$A66]^6" office:value-type="float" office:value="86.1044224765886" calcext:value-type="float">
            <text:p>86,104422476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,4</text:p>
          </table:table-cell>
          <table:table-cell table:style-name="ce2" table:formula="of:=[.B$13]*[.$A67]^0+[.B$14]*[.$A67]^1+[.B$15]*[.$A67]^2+[.B$16]*[.$A67]^3+[.B$17]*[.$A67]^4+[.B$18]*[.$A67]^5+[.B$19]*[.$A67]^6" office:value-type="float" office:value="76.1496650355475" calcext:value-type="float">
            <text:p>76,1496650355</text:p>
          </table:table-cell>
          <table:table-cell table:style-name="ce2" table:formula="of:=[.C$13]*[.$A67]^0+[.C$14]*[.$A67]^1+[.C$15]*[.$A67]^2+[.C$16]*[.$A67]^3+[.C$17]*[.$A67]^4+[.C$18]*[.$A67]^5+[.C$19]*[.$A67]^6" office:value-type="float" office:value="86.1873898883994" calcext:value-type="float">
            <text:p>86,1873898884</text:p>
          </table:table-cell>
          <table:table-cell table:style-name="ce2" table:formula="of:=[.D$13]*[.$A67]^0+[.D$14]*[.$A67]^1+[.D$15]*[.$A67]^2+[.D$16]*[.$A67]^3+[.D$17]*[.$A67]^4+[.D$18]*[.$A67]^5+[.D$19]*[.$A67]^6" office:value-type="float" office:value="86.1873962369161" calcext:value-type="float">
            <text:p>86,1873962369</text:p>
          </table:table-cell>
          <table:table-cell table:style-name="ce2" table:formula="of:=[.E$13]*[.$A67]^0+[.E$14]*[.$A67]^1+[.E$15]*[.$A67]^2+[.E$16]*[.$A67]^3+[.E$17]*[.$A67]^4+[.E$18]*[.$A67]^5+[.E$19]*[.$A67]^6" office:value-type="float" office:value="87.0035379807037" calcext:value-type="float">
            <text:p>87,0035379807</text:p>
          </table:table-cell>
          <table:table-cell table:style-name="ce2" table:formula="of:=[.F$13]*[.$A67]^0+[.F$14]*[.$A67]^1+[.F$15]*[.$A67]^2+[.F$16]*[.$A67]^3+[.F$17]*[.$A67]^4+[.F$18]*[.$A67]^5+[.F$19]*[.$A67]^6" office:value-type="float" office:value="87.0035379812713" calcext:value-type="float">
            <text:p>87,0035379813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" table:formula="of:=[.B$13]*[.$A68]^0+[.B$14]*[.$A68]^1+[.B$15]*[.$A68]^2+[.B$16]*[.$A68]^3+[.B$17]*[.$A68]^4+[.B$18]*[.$A68]^5+[.B$19]*[.$A68]^6" office:value-type="float" office:value="78.7363800507883" calcext:value-type="float">
            <text:p>78,7363800508</text:p>
          </table:table-cell>
          <table:table-cell table:style-name="ce2" table:formula="of:=[.C$13]*[.$A68]^0+[.C$14]*[.$A68]^1+[.C$15]*[.$A68]^2+[.C$16]*[.$A68]^3+[.C$17]*[.$A68]^4+[.C$18]*[.$A68]^5+[.C$19]*[.$A68]^6" office:value-type="float" office:value="87.3542992126695" calcext:value-type="float">
            <text:p>87,3542992127</text:p>
          </table:table-cell>
          <table:table-cell table:style-name="ce2" table:formula="of:=[.D$13]*[.$A68]^0+[.D$14]*[.$A68]^1+[.D$15]*[.$A68]^2+[.D$16]*[.$A68]^3+[.D$17]*[.$A68]^4+[.D$18]*[.$A68]^5+[.D$19]*[.$A68]^6" office:value-type="float" office:value="87.3543054862678" calcext:value-type="float">
            <text:p>87,3543054863</text:p>
          </table:table-cell>
          <table:table-cell table:style-name="ce2" table:formula="of:=[.E$13]*[.$A68]^0+[.E$14]*[.$A68]^1+[.E$15]*[.$A68]^2+[.E$16]*[.$A68]^3+[.E$17]*[.$A68]^4+[.E$18]*[.$A68]^5+[.E$19]*[.$A68]^6" office:value-type="float" office:value="87.8481616366328" calcext:value-type="float">
            <text:p>87,8481616366</text:p>
          </table:table-cell>
          <table:table-cell table:style-name="ce2" table:formula="of:=[.F$13]*[.$A68]^0+[.F$14]*[.$A68]^1+[.F$15]*[.$A68]^2+[.F$16]*[.$A68]^3+[.F$17]*[.$A68]^4+[.F$18]*[.$A68]^5+[.F$19]*[.$A68]^6" office:value-type="float" office:value="87.8481616371851" calcext:value-type="float">
            <text:p>87,8481616372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,6</text:p>
          </table:table-cell>
          <table:table-cell table:style-name="ce2" table:formula="of:=[.B$13]*[.$A69]^0+[.B$14]*[.$A69]^1+[.B$15]*[.$A69]^2+[.B$16]*[.$A69]^3+[.B$17]*[.$A69]^4+[.B$18]*[.$A69]^5+[.B$19]*[.$A69]^6" office:value-type="float" office:value="81.2289638081129" calcext:value-type="float">
            <text:p>81,2289638081</text:p>
          </table:table-cell>
          <table:table-cell table:style-name="ce2" table:formula="of:=[.C$13]*[.$A69]^0+[.C$14]*[.$A69]^1+[.C$15]*[.$A69]^2+[.C$16]*[.$A69]^3+[.C$17]*[.$A69]^4+[.C$18]*[.$A69]^5+[.C$19]*[.$A69]^6" office:value-type="float" office:value="88.4520628218887" calcext:value-type="float">
            <text:p>88,4520628219</text:p>
          </table:table-cell>
          <table:table-cell table:style-name="ce2" table:formula="of:=[.D$13]*[.$A69]^0+[.D$14]*[.$A69]^1+[.D$15]*[.$A69]^2+[.D$16]*[.$A69]^3+[.D$17]*[.$A69]^4+[.D$18]*[.$A69]^5+[.D$19]*[.$A69]^6" office:value-type="float" office:value="88.4520690216471" calcext:value-type="float">
            <text:p>88,4520690216</text:p>
          </table:table-cell>
          <table:table-cell table:style-name="ce2" table:formula="of:=[.E$13]*[.$A69]^0+[.E$14]*[.$A69]^1+[.E$15]*[.$A69]^2+[.E$16]*[.$A69]^3+[.E$17]*[.$A69]^4+[.E$18]*[.$A69]^5+[.E$19]*[.$A69]^6" office:value-type="float" office:value="88.6382934437933" calcext:value-type="float">
            <text:p>88,6382934438</text:p>
          </table:table-cell>
          <table:table-cell table:style-name="ce2" table:formula="of:=[.F$13]*[.$A69]^0+[.F$14]*[.$A69]^1+[.F$15]*[.$A69]^2+[.F$16]*[.$A69]^3+[.F$17]*[.$A69]^4+[.F$18]*[.$A69]^5+[.F$19]*[.$A69]^6" office:value-type="float" office:value="88.6382934443305" calcext:value-type="float">
            <text:p>88,6382934443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,7</text:p>
          </table:table-cell>
          <table:table-cell table:style-name="ce2" table:formula="of:=[.B$13]*[.$A70]^0+[.B$14]*[.$A70]^1+[.B$15]*[.$A70]^2+[.B$16]*[.$A70]^3+[.B$17]*[.$A70]^4+[.B$18]*[.$A70]^5+[.B$19]*[.$A70]^6" office:value-type="float" office:value="83.6137874209744" calcext:value-type="float">
            <text:p>83,613787421</text:p>
          </table:table-cell>
          <table:table-cell table:style-name="ce2" table:formula="of:=[.C$13]*[.$A70]^0+[.C$14]*[.$A70]^1+[.C$15]*[.$A70]^2+[.C$16]*[.$A70]^3+[.C$17]*[.$A70]^4+[.C$18]*[.$A70]^5+[.C$19]*[.$A70]^6" office:value-type="float" office:value="89.47945296533" calcext:value-type="float">
            <text:p>89,4794529653</text:p>
          </table:table-cell>
          <table:table-cell table:style-name="ce2" table:formula="of:=[.D$13]*[.$A70]^0+[.D$14]*[.$A70]^1+[.D$15]*[.$A70]^2+[.D$16]*[.$A70]^3+[.D$17]*[.$A70]^4+[.D$18]*[.$A70]^5+[.D$19]*[.$A70]^6" office:value-type="float" office:value="89.4794590923138" calcext:value-type="float">
            <text:p>89,4794590923</text:p>
          </table:table-cell>
          <table:table-cell table:style-name="ce2" table:formula="of:=[.E$13]*[.$A70]^0+[.E$14]*[.$A70]^1+[.E$15]*[.$A70]^2+[.E$16]*[.$A70]^3+[.E$17]*[.$A70]^4+[.E$18]*[.$A70]^5+[.E$19]*[.$A70]^6" office:value-type="float" office:value="89.3739334021852" calcext:value-type="float">
            <text:p>89,3739334022</text:p>
          </table:table-cell>
          <table:table-cell table:style-name="ce2" table:formula="of:=[.F$13]*[.$A70]^0+[.F$14]*[.$A70]^1+[.F$15]*[.$A70]^2+[.F$16]*[.$A70]^3+[.F$17]*[.$A70]^4+[.F$18]*[.$A70]^5+[.F$19]*[.$A70]^6" office:value-type="float" office:value="89.3739334027072" calcext:value-type="float">
            <text:p>89,3739334027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ce2" table:formula="of:=[.B$13]*[.$A71]^0+[.B$14]*[.$A71]^1+[.B$15]*[.$A71]^2+[.B$16]*[.$A71]^3+[.B$17]*[.$A71]^4+[.B$18]*[.$A71]^5+[.B$19]*[.$A71]^6" office:value-type="float" office:value="85.8778443177071" calcext:value-type="float">
            <text:p>85,8778443177</text:p>
          </table:table-cell>
          <table:table-cell table:style-name="ce2" table:formula="of:=[.C$13]*[.$A71]^0+[.C$14]*[.$A71]^1+[.C$15]*[.$A71]^2+[.C$16]*[.$A71]^3+[.C$17]*[.$A71]^4+[.C$18]*[.$A71]^5+[.C$19]*[.$A71]^6" office:value-type="float" office:value="90.4353265647306" calcext:value-type="float">
            <text:p>90,4353265647</text:p>
          </table:table-cell>
          <table:table-cell table:style-name="ce2" table:formula="of:=[.D$13]*[.$A71]^0+[.D$14]*[.$A71]^1+[.D$15]*[.$A71]^2+[.D$16]*[.$A71]^3+[.D$17]*[.$A71]^4+[.D$18]*[.$A71]^5+[.D$19]*[.$A71]^6" office:value-type="float" office:value="90.4353326200001" calcext:value-type="float">
            <text:p>90,43533262</text:p>
          </table:table-cell>
          <table:table-cell table:style-name="ce2" table:formula="of:=[.E$13]*[.$A71]^0+[.E$14]*[.$A71]^1+[.E$15]*[.$A71]^2+[.E$16]*[.$A71]^3+[.E$17]*[.$A71]^4+[.E$18]*[.$A71]^5+[.E$19]*[.$A71]^6" office:value-type="float" office:value="90.0550815118085" calcext:value-type="float">
            <text:p>90,0550815118</text:p>
          </table:table-cell>
          <table:table-cell table:style-name="ce2" table:formula="of:=[.F$13]*[.$A71]^0+[.F$14]*[.$A71]^1+[.F$15]*[.$A71]^2+[.F$16]*[.$A71]^3+[.F$17]*[.$A71]^4+[.F$18]*[.$A71]^5+[.F$19]*[.$A71]^6" office:value-type="float" office:value="90.0550815123152" calcext:value-type="float">
            <text:p>90,0550815123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,9</text:p>
          </table:table-cell>
          <table:table-cell table:style-name="ce2" table:formula="of:=[.B$13]*[.$A72]^0+[.B$14]*[.$A72]^1+[.B$15]*[.$A72]^2+[.B$16]*[.$A72]^3+[.B$17]*[.$A72]^4+[.B$18]*[.$A72]^5+[.B$19]*[.$A72]^6" office:value-type="float" office:value="88.0088183004846" calcext:value-type="float">
            <text:p>88,0088183005</text:p>
          </table:table-cell>
          <table:table-cell table:style-name="ce2" table:formula="of:=[.C$13]*[.$A72]^0+[.C$14]*[.$A72]^1+[.C$15]*[.$A72]^2+[.C$16]*[.$A72]^3+[.C$17]*[.$A72]^4+[.C$18]*[.$A72]^5+[.C$19]*[.$A72]^6" office:value-type="float" office:value="91.3186252142911" calcext:value-type="float">
            <text:p>91,3186252143</text:p>
          </table:table-cell>
          <table:table-cell table:style-name="ce2" table:formula="of:=[.D$13]*[.$A72]^0+[.D$14]*[.$A72]^1+[.D$15]*[.$A72]^2+[.D$16]*[.$A72]^3+[.D$17]*[.$A72]^4+[.D$18]*[.$A72]^5+[.D$19]*[.$A72]^6" office:value-type="float" office:value="91.3186311988916" calcext:value-type="float">
            <text:p>91,3186311989</text:p>
          </table:table-cell>
          <table:table-cell table:style-name="ce2" table:formula="of:=[.E$13]*[.$A72]^0+[.E$14]*[.$A72]^1+[.E$15]*[.$A72]^2+[.E$16]*[.$A72]^3+[.E$17]*[.$A72]^4+[.E$18]*[.$A72]^5+[.E$19]*[.$A72]^6" office:value-type="float" office:value="90.6817377726632" calcext:value-type="float">
            <text:p>90,6817377727</text:p>
          </table:table-cell>
          <table:table-cell table:style-name="ce2" table:formula="of:=[.F$13]*[.$A72]^0+[.F$14]*[.$A72]^1+[.F$15]*[.$A72]^2+[.F$16]*[.$A72]^3+[.F$17]*[.$A72]^4+[.F$18]*[.$A72]^5+[.F$19]*[.$A72]^6" office:value-type="float" office:value="90.6817377731546" calcext:value-type="float">
            <text:p>90,681737773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$13]*[.$A73]^0+[.B$14]*[.$A73]^1+[.B$15]*[.$A73]^2+[.B$16]*[.$A73]^3+[.B$17]*[.$A73]^4+[.B$18]*[.$A73]^5+[.B$19]*[.$A73]^6" office:value-type="float" office:value="89.9951465625636" calcext:value-type="float">
            <text:p>89,9951465626</text:p>
          </table:table-cell>
          <table:table-cell table:style-name="ce2" table:formula="of:=[.C$13]*[.$A73]^0+[.C$14]*[.$A73]^1+[.C$15]*[.$A73]^2+[.C$16]*[.$A73]^3+[.C$17]*[.$A73]^4+[.C$18]*[.$A73]^5+[.C$19]*[.$A73]^6" office:value-type="float" office:value="92.1283751806761" calcext:value-type="float">
            <text:p>92,1283751807</text:p>
          </table:table-cell>
          <table:table-cell table:style-name="ce2" table:formula="of:=[.D$13]*[.$A73]^0+[.D$14]*[.$A73]^1+[.D$15]*[.$A73]^2+[.D$16]*[.$A73]^3+[.D$17]*[.$A73]^4+[.D$18]*[.$A73]^5+[.D$19]*[.$A73]^6" office:value-type="float" office:value="92.1283810956488" calcext:value-type="float">
            <text:p>92,1283810956</text:p>
          </table:table-cell>
          <table:table-cell table:style-name="ce2" table:formula="of:=[.E$13]*[.$A73]^0+[.E$14]*[.$A73]^1+[.E$15]*[.$A73]^2+[.E$16]*[.$A73]^3+[.E$17]*[.$A73]^4+[.E$18]*[.$A73]^5+[.E$19]*[.$A73]^6" office:value-type="float" office:value="91.2539021847492" calcext:value-type="float">
            <text:p>91,2539021847</text:p>
          </table:table-cell>
          <table:table-cell table:style-name="ce2" table:formula="of:=[.F$13]*[.$A73]^0+[.F$14]*[.$A73]^1+[.F$15]*[.$A73]^2+[.F$16]*[.$A73]^3+[.F$17]*[.$A73]^4+[.F$18]*[.$A73]^5+[.F$19]*[.$A73]^6" office:value-type="float" office:value="91.2539021852253" calcext:value-type="float">
            <text:p>91,2539021852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style-name="ce2" table:formula="of:=[.B$13]*[.$A74]^0+[.B$14]*[.$A74]^1+[.B$15]*[.$A74]^2+[.B$16]*[.$A74]^3+[.B$17]*[.$A74]^4+[.B$18]*[.$A74]^5+[.B$19]*[.$A74]^6" office:value-type="float" office:value="91.8260776656389" calcext:value-type="float">
            <text:p>91,8260776656</text:p>
          </table:table-cell>
          <table:table-cell table:style-name="ce2" table:formula="of:=[.C$13]*[.$A74]^0+[.C$14]*[.$A74]^1+[.C$15]*[.$A74]^2+[.C$16]*[.$A74]^3+[.C$17]*[.$A74]^4+[.C$18]*[.$A74]^5+[.C$19]*[.$A74]^6" office:value-type="float" office:value="92.8636874030181" calcext:value-type="float">
            <text:p>92,863687403</text:p>
          </table:table-cell>
          <table:table-cell table:style-name="ce2" table:formula="of:=[.D$13]*[.$A74]^0+[.D$14]*[.$A74]^1+[.D$15]*[.$A74]^2+[.D$16]*[.$A74]^3+[.D$17]*[.$A74]^4+[.D$18]*[.$A74]^5+[.D$19]*[.$A74]^6" office:value-type="float" office:value="92.8636932493891" calcext:value-type="float">
            <text:p>92,8636932494</text:p>
          </table:table-cell>
          <table:table-cell table:style-name="ce2" table:formula="of:=[.E$13]*[.$A74]^0+[.E$14]*[.$A74]^1+[.E$15]*[.$A74]^2+[.E$16]*[.$A74]^3+[.E$17]*[.$A74]^4+[.E$18]*[.$A74]^5+[.E$19]*[.$A74]^6" office:value-type="float" office:value="91.7715747480666" calcext:value-type="float">
            <text:p>91,7715747481</text:p>
          </table:table-cell>
          <table:table-cell table:style-name="ce2" table:formula="of:=[.F$13]*[.$A74]^0+[.F$14]*[.$A74]^1+[.F$15]*[.$A74]^2+[.F$16]*[.$A74]^3+[.F$17]*[.$A74]^4+[.F$18]*[.$A74]^5+[.F$19]*[.$A74]^6" office:value-type="float" office:value="91.7715747485275" calcext:value-type="float">
            <text:p>91,7715747485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,2</text:p>
          </table:table-cell>
          <table:table-cell table:style-name="ce2" table:formula="of:=[.B$13]*[.$A75]^0+[.B$14]*[.$A75]^1+[.B$15]*[.$A75]^2+[.B$16]*[.$A75]^3+[.B$17]*[.$A75]^4+[.B$18]*[.$A75]^5+[.B$19]*[.$A75]^6" office:value-type="float" office:value="93.4917244745447" calcext:value-type="float">
            <text:p>93,4917244745</text:p>
          </table:table-cell>
          <table:table-cell table:style-name="ce2" table:formula="of:=[.C$13]*[.$A75]^0+[.C$14]*[.$A75]^1+[.C$15]*[.$A75]^2+[.C$16]*[.$A75]^3+[.C$17]*[.$A75]^4+[.C$18]*[.$A75]^5+[.C$19]*[.$A75]^6" office:value-type="float" office:value="93.5237574929089" calcext:value-type="float">
            <text:p>93,5237574929</text:p>
          </table:table-cell>
          <table:table-cell table:style-name="ce2" table:formula="of:=[.D$13]*[.$A75]^0+[.D$14]*[.$A75]^1+[.D$15]*[.$A75]^2+[.D$16]*[.$A75]^3+[.D$17]*[.$A75]^4+[.D$18]*[.$A75]^5+[.D$19]*[.$A75]^6" office:value-type="float" office:value="93.5237632717003" calcext:value-type="float">
            <text:p>93,5237632717</text:p>
          </table:table-cell>
          <table:table-cell table:style-name="ce2" table:formula="of:=[.E$13]*[.$A75]^0+[.E$14]*[.$A75]^1+[.E$15]*[.$A75]^2+[.E$16]*[.$A75]^3+[.E$17]*[.$A75]^4+[.E$18]*[.$A75]^5+[.E$19]*[.$A75]^6" office:value-type="float" office:value="92.2347554626153" calcext:value-type="float">
            <text:p>92,2347554626</text:p>
          </table:table-cell>
          <table:table-cell table:style-name="ce2" table:formula="of:=[.F$13]*[.$A75]^0+[.F$14]*[.$A75]^1+[.F$15]*[.$A75]^2+[.F$16]*[.$A75]^3+[.F$17]*[.$A75]^4+[.F$18]*[.$A75]^5+[.F$19]*[.$A75]^6" office:value-type="float" office:value="92.234755463061" calcext:value-type="float">
            <text:p>92,2347554631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,3</text:p>
          </table:table-cell>
          <table:table-cell table:style-name="ce2" table:formula="of:=[.B$13]*[.$A76]^0+[.B$14]*[.$A76]^1+[.B$15]*[.$A76]^2+[.B$16]*[.$A76]^3+[.B$17]*[.$A76]^4+[.B$18]*[.$A76]^5+[.B$19]*[.$A76]^6" office:value-type="float" office:value="94.9831120507733" calcext:value-type="float">
            <text:p>94,9831120508</text:p>
          </table:table-cell>
          <table:table-cell table:style-name="ce2" table:formula="of:=[.C$13]*[.$A76]^0+[.C$14]*[.$A76]^1+[.C$15]*[.$A76]^2+[.C$16]*[.$A76]^3+[.C$17]*[.$A76]^4+[.C$18]*[.$A76]^5+[.C$19]*[.$A76]^6" office:value-type="float" office:value="94.1078657344124" calcext:value-type="float">
            <text:p>94,1078657344</text:p>
          </table:table-cell>
          <table:table-cell table:style-name="ce2" table:formula="of:=[.D$13]*[.$A76]^0+[.D$14]*[.$A76]^1+[.D$15]*[.$A76]^2+[.D$16]*[.$A76]^3+[.D$17]*[.$A76]^4+[.D$18]*[.$A76]^5+[.D$19]*[.$A76]^6" office:value-type="float" office:value="94.1078714466314" calcext:value-type="float">
            <text:p>94,1078714466</text:p>
          </table:table-cell>
          <table:table-cell table:style-name="ce2" table:formula="of:=[.E$13]*[.$A76]^0+[.E$14]*[.$A76]^1+[.E$15]*[.$A76]^2+[.E$16]*[.$A76]^3+[.E$17]*[.$A76]^4+[.E$18]*[.$A76]^5+[.E$19]*[.$A76]^6" office:value-type="float" office:value="92.6434443283956" calcext:value-type="float">
            <text:p>92,6434443284</text:p>
          </table:table-cell>
          <table:table-cell table:style-name="ce2" table:formula="of:=[.F$13]*[.$A76]^0+[.F$14]*[.$A76]^1+[.F$15]*[.$A76]^2+[.F$16]*[.$A76]^3+[.F$17]*[.$A76]^4+[.F$18]*[.$A76]^5+[.F$19]*[.$A76]^6" office:value-type="float" office:value="92.6434443288258" calcext:value-type="float">
            <text:p>92,6434443288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,4</text:p>
          </table:table-cell>
          <table:table-cell table:style-name="ce2" table:formula="of:=[.B$13]*[.$A77]^0+[.B$14]*[.$A77]^1+[.B$15]*[.$A77]^2+[.B$16]*[.$A77]^3+[.B$17]*[.$A77]^4+[.B$18]*[.$A77]^5+[.B$19]*[.$A77]^6" office:value-type="float" office:value="96.2922205049326" calcext:value-type="float">
            <text:p>96,2922205049</text:p>
          </table:table-cell>
          <table:table-cell table:style-name="ce2" table:formula="of:=[.C$13]*[.$A77]^0+[.C$14]*[.$A77]^1+[.C$15]*[.$A77]^2+[.C$16]*[.$A77]^3+[.C$17]*[.$A77]^4+[.C$18]*[.$A77]^5+[.C$19]*[.$A77]^6" office:value-type="float" office:value="94.6153770840512" calcext:value-type="float">
            <text:p>94,6153770841</text:p>
          </table:table-cell>
          <table:table-cell table:style-name="ce2" table:formula="of:=[.D$13]*[.$A77]^0+[.D$14]*[.$A77]^1+[.D$15]*[.$A77]^2+[.D$16]*[.$A77]^3+[.D$17]*[.$A77]^4+[.D$18]*[.$A77]^5+[.D$19]*[.$A77]^6" office:value-type="float" office:value="94.6153827306978" calcext:value-type="float">
            <text:p>94,6153827307</text:p>
          </table:table-cell>
          <table:table-cell table:style-name="ce2" table:formula="of:=[.E$13]*[.$A77]^0+[.E$14]*[.$A77]^1+[.E$15]*[.$A77]^2+[.E$16]*[.$A77]^3+[.E$17]*[.$A77]^4+[.E$18]*[.$A77]^5+[.E$19]*[.$A77]^6" office:value-type="float" office:value="92.9976413454072" calcext:value-type="float">
            <text:p>92,9976413454</text:p>
          </table:table-cell>
          <table:table-cell table:style-name="ce2" table:formula="of:=[.F$13]*[.$A77]^0+[.F$14]*[.$A77]^1+[.F$15]*[.$A77]^2+[.F$16]*[.$A77]^3+[.F$17]*[.$A77]^4+[.F$18]*[.$A77]^5+[.F$19]*[.$A77]^6" office:value-type="float" office:value="92.997641345822" calcext:value-type="float">
            <text:p>92,9976413458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ce2" table:formula="of:=[.B$13]*[.$A78]^0+[.B$14]*[.$A78]^1+[.B$15]*[.$A78]^2+[.B$16]*[.$A78]^3+[.B$17]*[.$A78]^4+[.B$18]*[.$A78]^5+[.B$19]*[.$A78]^6" office:value-type="float" office:value="97.4120228073443" calcext:value-type="float">
            <text:p>97,4120228073</text:p>
          </table:table-cell>
          <table:table-cell table:style-name="ce2" table:formula="of:=[.C$13]*[.$A78]^0+[.C$14]*[.$A78]^1+[.C$15]*[.$A78]^2+[.C$16]*[.$A78]^3+[.C$17]*[.$A78]^4+[.C$18]*[.$A78]^5+[.C$19]*[.$A78]^6" office:value-type="float" office:value="95.0457411708115" calcext:value-type="float">
            <text:p>95,0457411708</text:p>
          </table:table-cell>
          <table:table-cell table:style-name="ce2" table:formula="of:=[.D$13]*[.$A78]^0+[.D$14]*[.$A78]^1+[.D$15]*[.$A78]^2+[.D$16]*[.$A78]^3+[.D$17]*[.$A78]^4+[.D$18]*[.$A78]^5+[.D$19]*[.$A78]^6" office:value-type="float" office:value="95.0457467528795" calcext:value-type="float">
            <text:p>95,0457467529</text:p>
          </table:table-cell>
          <table:table-cell table:style-name="ce2" table:formula="of:=[.E$13]*[.$A78]^0+[.E$14]*[.$A78]^1+[.E$15]*[.$A78]^2+[.E$16]*[.$A78]^3+[.E$17]*[.$A78]^4+[.E$18]*[.$A78]^5+[.E$19]*[.$A78]^6" office:value-type="float" office:value="93.2973465136502" calcext:value-type="float">
            <text:p>93,2973465137</text:p>
          </table:table-cell>
          <table:table-cell table:style-name="ce2" table:formula="of:=[.F$13]*[.$A78]^0+[.F$14]*[.$A78]^1+[.F$15]*[.$A78]^2+[.F$16]*[.$A78]^3+[.F$17]*[.$A78]^4+[.F$18]*[.$A78]^5+[.F$19]*[.$A78]^6" office:value-type="float" office:value="93.2973465140497" calcext:value-type="float">
            <text:p>93,297346514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,6</text:p>
          </table:table-cell>
          <table:table-cell table:style-name="ce2" table:formula="of:=[.B$13]*[.$A79]^0+[.B$14]*[.$A79]^1+[.B$15]*[.$A79]^2+[.B$16]*[.$A79]^3+[.B$17]*[.$A79]^4+[.B$18]*[.$A79]^5+[.B$19]*[.$A79]^6" office:value-type="float" office:value="98.3365175573708" calcext:value-type="float">
            <text:p>98,3365175574</text:p>
          </table:table-cell>
          <table:table-cell table:style-name="ce2" table:formula="of:=[.C$13]*[.$A79]^0+[.C$14]*[.$A79]^1+[.C$15]*[.$A79]^2+[.C$16]*[.$A79]^3+[.C$17]*[.$A79]^4+[.C$18]*[.$A79]^5+[.C$19]*[.$A79]^6" office:value-type="float" office:value="95.3984922961498" calcext:value-type="float">
            <text:p>95,3984922961</text:p>
          </table:table-cell>
          <table:table-cell table:style-name="ce2" table:formula="of:=[.D$13]*[.$A79]^0+[.D$14]*[.$A79]^1+[.D$15]*[.$A79]^2+[.D$16]*[.$A79]^3+[.D$17]*[.$A79]^4+[.D$18]*[.$A79]^5+[.D$19]*[.$A79]^6" office:value-type="float" office:value="95.3984978146195" calcext:value-type="float">
            <text:p>95,3984978146</text:p>
          </table:table-cell>
          <table:table-cell table:style-name="ce2" table:formula="of:=[.E$13]*[.$A79]^0+[.E$14]*[.$A79]^1+[.E$15]*[.$A79]^2+[.E$16]*[.$A79]^3+[.E$17]*[.$A79]^4+[.E$18]*[.$A79]^5+[.E$19]*[.$A79]^6" office:value-type="float" office:value="93.5425598331243" calcext:value-type="float">
            <text:p>93,5425598331</text:p>
          </table:table-cell>
          <table:table-cell table:style-name="ce2" table:formula="of:=[.F$13]*[.$A79]^0+[.F$14]*[.$A79]^1+[.F$15]*[.$A79]^2+[.F$16]*[.$A79]^3+[.F$17]*[.$A79]^4+[.F$18]*[.$A79]^5+[.F$19]*[.$A79]^6" office:value-type="float" office:value="93.5425598335086" calcext:value-type="float">
            <text:p>93,5425598335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,7</text:p>
          </table:table-cell>
          <table:table-cell table:style-name="ce2" table:formula="of:=[.B$13]*[.$A80]^0+[.B$14]*[.$A80]^1+[.B$15]*[.$A80]^2+[.B$16]*[.$A80]^3+[.B$17]*[.$A80]^4+[.B$18]*[.$A80]^5+[.B$19]*[.$A80]^6" office:value-type="float" office:value="99.0607567119005" calcext:value-type="float">
            <text:p>99,0607567119</text:p>
          </table:table-cell>
          <table:table-cell table:style-name="ce2" table:formula="of:=[.C$13]*[.$A80]^0+[.C$14]*[.$A80]^1+[.C$15]*[.$A80]^2+[.C$16]*[.$A80]^3+[.C$17]*[.$A80]^4+[.C$18]*[.$A80]^5+[.C$19]*[.$A80]^6" office:value-type="float" office:value="95.6732494339802" calcext:value-type="float">
            <text:p>95,673249434</text:p>
          </table:table-cell>
          <table:table-cell table:style-name="ce2" table:formula="of:=[.D$13]*[.$A80]^0+[.D$14]*[.$A80]^1+[.D$15]*[.$A80]^2+[.D$16]*[.$A80]^3+[.D$17]*[.$A80]^4+[.D$18]*[.$A80]^5+[.D$19]*[.$A80]^6" office:value-type="float" office:value="95.6732548898281" calcext:value-type="float">
            <text:p>95,6732548898</text:p>
          </table:table-cell>
          <table:table-cell table:style-name="ce2" table:formula="of:=[.E$13]*[.$A80]^0+[.E$14]*[.$A80]^1+[.E$15]*[.$A80]^2+[.E$16]*[.$A80]^3+[.E$17]*[.$A80]^4+[.E$18]*[.$A80]^5+[.E$19]*[.$A80]^6" office:value-type="float" office:value="93.7332813038301" calcext:value-type="float">
            <text:p>93,7332813038</text:p>
          </table:table-cell>
          <table:table-cell table:style-name="ce2" table:formula="of:=[.F$13]*[.$A80]^0+[.F$14]*[.$A80]^1+[.F$15]*[.$A80]^2+[.F$16]*[.$A80]^3+[.F$17]*[.$A80]^4+[.F$18]*[.$A80]^5+[.F$19]*[.$A80]^6" office:value-type="float" office:value="93.7332813041986" calcext:value-type="float">
            <text:p>93,7332813042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,8</text:p>
          </table:table-cell>
          <table:table-cell table:style-name="ce2" table:formula="of:=[.B$13]*[.$A81]^0+[.B$14]*[.$A81]^1+[.B$15]*[.$A81]^2+[.B$16]*[.$A81]^3+[.B$17]*[.$A81]^4+[.B$18]*[.$A81]^5+[.B$19]*[.$A81]^6" office:value-type="float" office:value="99.5808682710485" calcext:value-type="float">
            <text:p>99,580868271</text:p>
          </table:table-cell>
          <table:table-cell table:style-name="ce2" table:formula="of:=[.C$13]*[.$A81]^0+[.C$14]*[.$A81]^1+[.C$15]*[.$A81]^2+[.C$16]*[.$A81]^3+[.C$17]*[.$A81]^4+[.C$18]*[.$A81]^5+[.C$19]*[.$A81]^6" office:value-type="float" office:value="95.8697162306911" calcext:value-type="float">
            <text:p>95,8697162307</text:p>
          </table:table-cell>
          <table:table-cell table:style-name="ce2" table:formula="of:=[.D$13]*[.$A81]^0+[.D$14]*[.$A81]^1+[.D$15]*[.$A81]^2+[.D$16]*[.$A81]^3+[.D$17]*[.$A81]^4+[.D$18]*[.$A81]^5+[.D$19]*[.$A81]^6" office:value-type="float" office:value="95.8697216248797" calcext:value-type="float">
            <text:p>95,8697216249</text:p>
          </table:table-cell>
          <table:table-cell table:style-name="ce2" table:formula="of:=[.E$13]*[.$A81]^0+[.E$14]*[.$A81]^1+[.E$15]*[.$A81]^2+[.E$16]*[.$A81]^3+[.E$17]*[.$A81]^4+[.E$18]*[.$A81]^5+[.E$19]*[.$A81]^6" office:value-type="float" office:value="93.8695109257673" calcext:value-type="float">
            <text:p>93,8695109258</text:p>
          </table:table-cell>
          <table:table-cell table:style-name="ce2" table:formula="of:=[.F$13]*[.$A81]^0+[.F$14]*[.$A81]^1+[.F$15]*[.$A81]^2+[.F$16]*[.$A81]^3+[.F$17]*[.$A81]^4+[.F$18]*[.$A81]^5+[.F$19]*[.$A81]^6" office:value-type="float" office:value="93.8695109261204" calcext:value-type="float">
            <text:p>93,8695109261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,9</text:p>
          </table:table-cell>
          <table:table-cell table:style-name="ce2" table:formula="of:=[.B$13]*[.$A82]^0+[.B$14]*[.$A82]^1+[.B$15]*[.$A82]^2+[.B$16]*[.$A82]^3+[.B$17]*[.$A82]^4+[.B$18]*[.$A82]^5+[.B$19]*[.$A82]^6" office:value-type="float" office:value="99.8940739229438" calcext:value-type="float">
            <text:p>99,8940739229</text:p>
          </table:table-cell>
          <table:table-cell table:style-name="ce2" table:formula="of:=[.C$13]*[.$A82]^0+[.C$14]*[.$A82]^1+[.C$15]*[.$A82]^2+[.C$16]*[.$A82]^3+[.C$17]*[.$A82]^4+[.C$18]*[.$A82]^5+[.C$19]*[.$A82]^6" office:value-type="float" office:value="95.9876810051252" calcext:value-type="float">
            <text:p>95,9876810051</text:p>
          </table:table-cell>
          <table:table-cell table:style-name="ce2" table:formula="of:=[.D$13]*[.$A82]^0+[.D$14]*[.$A82]^1+[.D$15]*[.$A82]^2+[.D$16]*[.$A82]^3+[.D$17]*[.$A82]^4+[.D$18]*[.$A82]^5+[.D$19]*[.$A82]^6" office:value-type="float" office:value="95.98768633861" calcext:value-type="float">
            <text:p>95,9876863386</text:p>
          </table:table-cell>
          <table:table-cell table:style-name="ce2" table:formula="of:=[.E$13]*[.$A82]^0+[.E$14]*[.$A82]^1+[.E$15]*[.$A82]^2+[.E$16]*[.$A82]^3+[.E$17]*[.$A82]^4+[.E$18]*[.$A82]^5+[.E$19]*[.$A82]^6" office:value-type="float" office:value="93.9512486989358" calcext:value-type="float">
            <text:p>93,9512486989</text:p>
          </table:table-cell>
          <table:table-cell table:style-name="ce2" table:formula="of:=[.F$13]*[.$A82]^0+[.F$14]*[.$A82]^1+[.F$15]*[.$A82]^2+[.F$16]*[.$A82]^3+[.F$17]*[.$A82]^4+[.F$18]*[.$A82]^5+[.F$19]*[.$A82]^6" office:value-type="float" office:value="93.9512486992734" calcext:value-type="float">
            <text:p>93,951248699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B$13]*[.$A83]^0+[.B$14]*[.$A83]^1+[.B$15]*[.$A83]^2+[.B$16]*[.$A83]^3+[.B$17]*[.$A83]^4+[.B$18]*[.$A83]^5+[.B$19]*[.$A83]^6" office:value-type="float" office:value="99.9987016495143" calcext:value-type="float">
            <text:p>99,9987016495</text:p>
          </table:table-cell>
          <table:table-cell table:style-name="ce2" table:formula="of:=[.C$13]*[.$A83]^0+[.C$14]*[.$A83]^1+[.C$15]*[.$A83]^2+[.C$16]*[.$A83]^3+[.C$17]*[.$A83]^4+[.C$18]*[.$A83]^5+[.C$19]*[.$A83]^6" office:value-type="float" office:value="96.0270167485928" calcext:value-type="float">
            <text:p>96,0270167486</text:p>
          </table:table-cell>
          <table:table-cell table:style-name="ce2" table:formula="of:=[.D$13]*[.$A83]^0+[.D$14]*[.$A83]^1+[.D$15]*[.$A83]^2+[.D$16]*[.$A83]^3+[.D$17]*[.$A83]^4+[.D$18]*[.$A83]^5+[.D$19]*[.$A83]^6" office:value-type="float" office:value="96.0270220223213" calcext:value-type="float">
            <text:p>96,0270220223</text:p>
          </table:table-cell>
          <table:table-cell table:style-name="ce2" table:formula="of:=[.E$13]*[.$A83]^0+[.E$14]*[.$A83]^1+[.E$15]*[.$A83]^2+[.E$16]*[.$A83]^3+[.E$17]*[.$A83]^4+[.E$18]*[.$A83]^5+[.E$19]*[.$A83]^6" office:value-type="float" office:value="93.978494623336" calcext:value-type="float">
            <text:p>93,9784946233</text:p>
          </table:table-cell>
          <table:table-cell table:style-name="ce2" table:formula="of:=[.F$13]*[.$A83]^0+[.F$14]*[.$A83]^1+[.F$15]*[.$A83]^2+[.F$16]*[.$A83]^3+[.F$17]*[.$A83]^4+[.F$18]*[.$A83]^5+[.F$19]*[.$A83]^6" office:value-type="float" office:value="93.9784946236578" calcext:value-type="float">
            <text:p>93,9784946237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,1</text:p>
          </table:table-cell>
          <table:table-cell table:style-name="ce2" table:formula="of:=[.B$13]*[.$A84]^0+[.B$14]*[.$A84]^1+[.B$15]*[.$A84]^2+[.B$16]*[.$A84]^3+[.B$17]*[.$A84]^4+[.B$18]*[.$A84]^5+[.B$19]*[.$A84]^6" office:value-type="float" office:value="99.8941932852176" calcext:value-type="float">
            <text:p>99,8941932852</text:p>
          </table:table-cell>
          <table:table-cell table:style-name="ce2" table:formula="of:=[.C$13]*[.$A84]^0+[.C$14]*[.$A84]^1+[.C$15]*[.$A84]^2+[.C$16]*[.$A84]^3+[.C$17]*[.$A84]^4+[.C$18]*[.$A84]^5+[.C$19]*[.$A84]^6" office:value-type="float" office:value="95.9876811248733" calcext:value-type="float">
            <text:p>95,9876811249</text:p>
          </table:table-cell>
          <table:table-cell table:style-name="ce2" table:formula="of:=[.D$13]*[.$A84]^0+[.D$14]*[.$A84]^1+[.D$15]*[.$A84]^2+[.D$16]*[.$A84]^3+[.D$17]*[.$A84]^4+[.D$18]*[.$A84]^5+[.D$19]*[.$A84]^6" office:value-type="float" office:value="95.9876863397847" calcext:value-type="float">
            <text:p>95,9876863398</text:p>
          </table:table-cell>
          <table:table-cell table:style-name="ce2" table:formula="of:=[.E$13]*[.$A84]^0+[.E$14]*[.$A84]^1+[.E$15]*[.$A84]^2+[.E$16]*[.$A84]^3+[.E$17]*[.$A84]^4+[.E$18]*[.$A84]^5+[.E$19]*[.$A84]^6" office:value-type="float" office:value="93.9512486989672" calcext:value-type="float">
            <text:p>93,951248699</text:p>
          </table:table-cell>
          <table:table-cell table:style-name="ce2" table:formula="of:=[.F$13]*[.$A84]^0+[.F$14]*[.$A84]^1+[.F$15]*[.$A84]^2+[.F$16]*[.$A84]^3+[.F$17]*[.$A84]^4+[.F$18]*[.$A84]^5+[.F$19]*[.$A84]^6" office:value-type="float" office:value="93.9512486992732" calcext:value-type="float">
            <text:p>93,9512486993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,2</text:p>
          </table:table-cell>
          <table:table-cell table:style-name="ce2" table:formula="of:=[.B$13]*[.$A85]^0+[.B$14]*[.$A85]^1+[.B$15]*[.$A85]^2+[.B$16]*[.$A85]^3+[.B$17]*[.$A85]^4+[.B$18]*[.$A85]^5+[.B$19]*[.$A85]^6" office:value-type="float" office:value="99.5811070409982" calcext:value-type="float">
            <text:p>99,581107041</text:p>
          </table:table-cell>
          <table:table-cell table:style-name="ce2" table:formula="of:=[.C$13]*[.$A85]^0+[.C$14]*[.$A85]^1+[.C$15]*[.$A85]^2+[.C$16]*[.$A85]^3+[.C$17]*[.$A85]^4+[.C$18]*[.$A85]^5+[.C$19]*[.$A85]^6" office:value-type="float" office:value="95.8697164702064" calcext:value-type="float">
            <text:p>95,8697164702</text:p>
          </table:table-cell>
          <table:table-cell table:style-name="ce2" table:formula="of:=[.D$13]*[.$A85]^0+[.D$14]*[.$A85]^1+[.D$15]*[.$A85]^2+[.D$16]*[.$A85]^3+[.D$17]*[.$A85]^4+[.D$18]*[.$A85]^5+[.D$19]*[.$A85]^6" office:value-type="float" office:value="95.8697216272317" calcext:value-type="float">
            <text:p>95,8697216272</text:p>
          </table:table-cell>
          <table:table-cell table:style-name="ce2" table:formula="of:=[.E$13]*[.$A85]^0+[.E$14]*[.$A85]^1+[.E$15]*[.$A85]^2+[.E$16]*[.$A85]^3+[.E$17]*[.$A85]^4+[.E$18]*[.$A85]^5+[.E$19]*[.$A85]^6" office:value-type="float" office:value="93.8695109258299" calcext:value-type="float">
            <text:p>93,8695109258</text:p>
          </table:table-cell>
          <table:table-cell table:style-name="ce2" table:formula="of:=[.F$13]*[.$A85]^0+[.F$14]*[.$A85]^1+[.F$15]*[.$A85]^2+[.F$16]*[.$A85]^3+[.F$17]*[.$A85]^4+[.F$18]*[.$A85]^5+[.F$19]*[.$A85]^6" office:value-type="float" office:value="93.8695109261203" calcext:value-type="float">
            <text:p>93,8695109261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,3</text:p>
          </table:table-cell>
          <table:table-cell table:style-name="ce2" table:formula="of:=[.B$13]*[.$A86]^0+[.B$14]*[.$A86]^1+[.B$15]*[.$A86]^2+[.B$16]*[.$A86]^3+[.B$17]*[.$A86]^4+[.B$18]*[.$A86]^5+[.B$19]*[.$A86]^6" office:value-type="float" office:value="99.061114982731" calcext:value-type="float">
            <text:p>99,0611149827</text:p>
          </table:table-cell>
          <table:table-cell table:style-name="ce2" table:formula="of:=[.C$13]*[.$A86]^0+[.C$14]*[.$A86]^1+[.C$15]*[.$A86]^2+[.C$16]*[.$A86]^3+[.C$17]*[.$A86]^4+[.C$18]*[.$A86]^5+[.C$19]*[.$A86]^6" office:value-type="float" office:value="95.6732497932981" calcext:value-type="float">
            <text:p>95,6732497933</text:p>
          </table:table-cell>
          <table:table-cell table:style-name="ce2" table:formula="of:=[.D$13]*[.$A86]^0+[.D$14]*[.$A86]^1+[.D$15]*[.$A86]^2+[.D$16]*[.$A86]^3+[.D$17]*[.$A86]^4+[.D$18]*[.$A86]^5+[.D$19]*[.$A86]^6" office:value-type="float" office:value="95.6732548933596" calcext:value-type="float">
            <text:p>95,6732548934</text:p>
          </table:table-cell>
          <table:table-cell table:style-name="ce2" table:formula="of:=[.E$13]*[.$A86]^0+[.E$14]*[.$A86]^1+[.E$15]*[.$A86]^2+[.E$16]*[.$A86]^3+[.E$17]*[.$A86]^4+[.E$18]*[.$A86]^5+[.E$19]*[.$A86]^6" office:value-type="float" office:value="93.7332813039241" calcext:value-type="float">
            <text:p>93,7332813039</text:p>
          </table:table-cell>
          <table:table-cell table:style-name="ce2" table:formula="of:=[.F$13]*[.$A86]^0+[.F$14]*[.$A86]^1+[.F$15]*[.$A86]^2+[.F$16]*[.$A86]^3+[.F$17]*[.$A86]^4+[.F$18]*[.$A86]^5+[.F$19]*[.$A86]^6" office:value-type="float" office:value="93.7332813041987" calcext:value-type="float">
            <text:p>93,7332813042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,4</text:p>
          </table:table-cell>
          <table:table-cell table:style-name="ce2" table:formula="of:=[.B$13]*[.$A87]^0+[.B$14]*[.$A87]^1+[.B$15]*[.$A87]^2+[.B$16]*[.$A87]^3+[.B$17]*[.$A87]^4+[.B$18]*[.$A87]^5+[.B$19]*[.$A87]^6" office:value-type="float" office:value="98.3369954668015" calcext:value-type="float">
            <text:p>98,3369954668</text:p>
          </table:table-cell>
          <table:table-cell table:style-name="ce2" table:formula="of:=[.C$13]*[.$A87]^0+[.C$14]*[.$A87]^1+[.C$15]*[.$A87]^2+[.C$16]*[.$A87]^3+[.C$17]*[.$A87]^4+[.C$18]*[.$A87]^5+[.C$19]*[.$A87]^6" office:value-type="float" office:value="95.3984927753183" calcext:value-type="float">
            <text:p>95,3984927753</text:p>
          </table:table-cell>
          <table:table-cell table:style-name="ce2" table:formula="of:=[.D$13]*[.$A87]^0+[.D$14]*[.$A87]^1+[.D$15]*[.$A87]^2+[.D$16]*[.$A87]^3+[.D$17]*[.$A87]^4+[.D$18]*[.$A87]^5+[.D$19]*[.$A87]^6" office:value-type="float" office:value="95.3984978193293" calcext:value-type="float">
            <text:p>95,3984978193</text:p>
          </table:table-cell>
          <table:table-cell table:style-name="ce2" table:formula="of:=[.E$13]*[.$A87]^0+[.E$14]*[.$A87]^1+[.E$15]*[.$A87]^2+[.E$16]*[.$A87]^3+[.E$17]*[.$A87]^4+[.E$18]*[.$A87]^5+[.E$19]*[.$A87]^6" office:value-type="float" office:value="93.5425598332496" calcext:value-type="float">
            <text:p>93,5425598332</text:p>
          </table:table-cell>
          <table:table-cell table:style-name="ce2" table:formula="of:=[.F$13]*[.$A87]^0+[.F$14]*[.$A87]^1+[.F$15]*[.$A87]^2+[.F$16]*[.$A87]^3+[.F$17]*[.$A87]^4+[.F$18]*[.$A87]^5+[.F$19]*[.$A87]^6" office:value-type="float" office:value="93.5425598335083" calcext:value-type="float">
            <text:p>93,5425598335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style-name="ce2" table:formula="of:=[.B$13]*[.$A88]^0+[.B$14]*[.$A88]^1+[.B$15]*[.$A88]^2+[.B$16]*[.$A88]^3+[.B$17]*[.$A88]^4+[.B$18]*[.$A88]^5+[.B$19]*[.$A88]^6" office:value-type="float" office:value="97.4126205409557" calcext:value-type="float">
            <text:p>97,412620541</text:p>
          </table:table-cell>
          <table:table-cell table:style-name="ce2" table:formula="of:=[.C$13]*[.$A88]^0+[.C$14]*[.$A88]^1+[.C$15]*[.$A88]^2+[.C$16]*[.$A88]^3+[.C$17]*[.$A88]^4+[.C$18]*[.$A88]^5+[.C$19]*[.$A88]^6" office:value-type="float" office:value="95.0457417698986" calcext:value-type="float">
            <text:p>95,0457417699</text:p>
          </table:table-cell>
          <table:table-cell table:style-name="ce2" table:formula="of:=[.D$13]*[.$A88]^0+[.D$14]*[.$A88]^1+[.D$15]*[.$A88]^2+[.D$16]*[.$A88]^3+[.D$17]*[.$A88]^4+[.D$18]*[.$A88]^5+[.D$19]*[.$A88]^6" office:value-type="float" office:value="95.0457467587644" calcext:value-type="float">
            <text:p>95,0457467588</text:p>
          </table:table-cell>
          <table:table-cell table:style-name="ce2" table:formula="of:=[.E$13]*[.$A88]^0+[.E$14]*[.$A88]^1+[.E$15]*[.$A88]^2+[.E$16]*[.$A88]^3+[.E$17]*[.$A88]^4+[.E$18]*[.$A88]^5+[.E$19]*[.$A88]^6" office:value-type="float" office:value="93.2973465138066" calcext:value-type="float">
            <text:p>93,2973465138</text:p>
          </table:table-cell>
          <table:table-cell table:style-name="ce2" table:formula="of:=[.F$13]*[.$A88]^0+[.F$14]*[.$A88]^1+[.F$15]*[.$A88]^2+[.F$16]*[.$A88]^3+[.F$17]*[.$A88]^4+[.F$18]*[.$A88]^5+[.F$19]*[.$A88]^6" office:value-type="float" office:value="93.2973465140495" calcext:value-type="float">
            <text:p>93,297346514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style-name="ce2" table:formula="of:=[.B$13]*[.$A89]^0+[.B$14]*[.$A89]^1+[.B$15]*[.$A89]^2+[.B$16]*[.$A89]^3+[.B$17]*[.$A89]^4+[.B$18]*[.$A89]^5+[.B$19]*[.$A89]^6" office:value-type="float" office:value="96.2929382955044" calcext:value-type="float">
            <text:p>96,2929382955</text:p>
          </table:table-cell>
          <table:table-cell table:style-name="ce2" table:formula="of:=[.C$13]*[.$A89]^0+[.C$14]*[.$A89]^1+[.C$15]*[.$A89]^2+[.C$16]*[.$A89]^3+[.C$17]*[.$A89]^4+[.C$18]*[.$A89]^5+[.C$19]*[.$A89]^6" office:value-type="float" office:value="94.6153778031444" calcext:value-type="float">
            <text:p>94,6153778031</text:p>
          </table:table-cell>
          <table:table-cell table:style-name="ce2" table:formula="of:=[.D$13]*[.$A89]^0+[.D$14]*[.$A89]^1+[.D$15]*[.$A89]^2+[.D$16]*[.$A89]^3+[.D$17]*[.$A89]^4+[.D$18]*[.$A89]^5+[.D$19]*[.$A89]^6" office:value-type="float" office:value="94.6153827377598" calcext:value-type="float">
            <text:p>94,6153827378</text:p>
          </table:table-cell>
          <table:table-cell table:style-name="ce2" table:formula="of:=[.E$13]*[.$A89]^0+[.E$14]*[.$A89]^1+[.E$15]*[.$A89]^2+[.E$16]*[.$A89]^3+[.E$17]*[.$A89]^4+[.E$18]*[.$A89]^5+[.E$19]*[.$A89]^6" office:value-type="float" office:value="92.9976413455949" calcext:value-type="float">
            <text:p>92,9976413456</text:p>
          </table:table-cell>
          <table:table-cell table:style-name="ce2" table:formula="of:=[.F$13]*[.$A89]^0+[.F$14]*[.$A89]^1+[.F$15]*[.$A89]^2+[.F$16]*[.$A89]^3+[.F$17]*[.$A89]^4+[.F$18]*[.$A89]^5+[.F$19]*[.$A89]^6" office:value-type="float" office:value="92.997641345822" calcext:value-type="float">
            <text:p>92,9976413458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,7</text:p>
          </table:table-cell>
          <table:table-cell table:style-name="ce2" table:formula="of:=[.B$13]*[.$A90]^0+[.B$14]*[.$A90]^1+[.B$15]*[.$A90]^2+[.B$16]*[.$A90]^3+[.B$17]*[.$A90]^4+[.B$18]*[.$A90]^5+[.B$19]*[.$A90]^6" office:value-type="float" office:value="94.9839501785318" calcext:value-type="float">
            <text:p>94,9839501785</text:p>
          </table:table-cell>
          <table:table-cell table:style-name="ce2" table:formula="of:=[.C$13]*[.$A90]^0+[.C$14]*[.$A90]^1+[.C$15]*[.$A90]^2+[.C$16]*[.$A90]^3+[.C$17]*[.$A90]^4+[.C$18]*[.$A90]^5+[.C$19]*[.$A90]^6" office:value-type="float" office:value="94.1078665736178" calcext:value-type="float">
            <text:p>94,1078665736</text:p>
          </table:table-cell>
          <table:table-cell table:style-name="ce2" table:formula="of:=[.D$13]*[.$A90]^0+[.D$14]*[.$A90]^1+[.D$15]*[.$A90]^2+[.D$16]*[.$A90]^3+[.D$17]*[.$A90]^4+[.D$18]*[.$A90]^5+[.D$19]*[.$A90]^6" office:value-type="float" office:value="94.1078714548739" calcext:value-type="float">
            <text:p>94,1078714549</text:p>
          </table:table-cell>
          <table:table-cell table:style-name="ce2" table:formula="of:=[.E$13]*[.$A90]^0+[.E$14]*[.$A90]^1+[.E$15]*[.$A90]^2+[.E$16]*[.$A90]^3+[.E$17]*[.$A90]^4+[.E$18]*[.$A90]^5+[.E$19]*[.$A90]^6" office:value-type="float" office:value="92.6434443286147" calcext:value-type="float">
            <text:p>92,6434443286</text:p>
          </table:table-cell>
          <table:table-cell table:style-name="ce2" table:formula="of:=[.F$13]*[.$A90]^0+[.F$14]*[.$A90]^1+[.F$15]*[.$A90]^2+[.F$16]*[.$A90]^3+[.F$17]*[.$A90]^4+[.F$18]*[.$A90]^5+[.F$19]*[.$A90]^6" office:value-type="float" office:value="92.6434443288259" calcext:value-type="float">
            <text:p>92,6434443288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,8</text:p>
          </table:table-cell>
          <table:table-cell table:style-name="ce2" table:formula="of:=[.B$13]*[.$A91]^0+[.B$14]*[.$A91]^1+[.B$15]*[.$A91]^2+[.B$16]*[.$A91]^3+[.B$17]*[.$A91]^4+[.B$18]*[.$A91]^5+[.B$19]*[.$A91]^6" office:value-type="float" office:value="93.4926832684578" calcext:value-type="float">
            <text:p>93,4926832685</text:p>
          </table:table-cell>
          <table:table-cell table:style-name="ce2" table:formula="of:=[.C$13]*[.$A91]^0+[.C$14]*[.$A91]^1+[.C$15]*[.$A91]^2+[.C$16]*[.$A91]^3+[.C$17]*[.$A91]^4+[.C$18]*[.$A91]^5+[.C$19]*[.$A91]^6" office:value-type="float" office:value="93.5237584523457" calcext:value-type="float">
            <text:p>93,5237584523</text:p>
          </table:table-cell>
          <table:table-cell table:style-name="ce2" table:formula="of:=[.D$13]*[.$A91]^0+[.D$14]*[.$A91]^1+[.D$15]*[.$A91]^2+[.D$16]*[.$A91]^3+[.D$17]*[.$A91]^4+[.D$18]*[.$A91]^5+[.D$19]*[.$A91]^6" office:value-type="float" office:value="93.5237632811231" calcext:value-type="float">
            <text:p>93,5237632811</text:p>
          </table:table-cell>
          <table:table-cell table:style-name="ce2" table:formula="of:=[.E$13]*[.$A91]^0+[.E$14]*[.$A91]^1+[.E$15]*[.$A91]^2+[.E$16]*[.$A91]^3+[.E$17]*[.$A91]^4+[.E$18]*[.$A91]^5+[.E$19]*[.$A91]^6" office:value-type="float" office:value="92.234755462866" calcext:value-type="float">
            <text:p>92,2347554629</text:p>
          </table:table-cell>
          <table:table-cell table:style-name="ce2" table:formula="of:=[.F$13]*[.$A91]^0+[.F$14]*[.$A91]^1+[.F$15]*[.$A91]^2+[.F$16]*[.$A91]^3+[.F$17]*[.$A91]^4+[.F$18]*[.$A91]^5+[.F$19]*[.$A91]^6" office:value-type="float" office:value="92.234755463061" calcext:value-type="float">
            <text:p>92,2347554631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,9</text:p>
          </table:table-cell>
          <table:table-cell table:style-name="ce2" table:formula="of:=[.B$13]*[.$A92]^0+[.B$14]*[.$A92]^1+[.B$15]*[.$A92]^2+[.B$16]*[.$A92]^3+[.B$17]*[.$A92]^4+[.B$18]*[.$A92]^5+[.B$19]*[.$A92]^6" office:value-type="float" office:value="91.8271575042163" calcext:value-type="float">
            <text:p>91,8271575042</text:p>
          </table:table-cell>
          <table:table-cell table:style-name="ce2" table:formula="of:=[.C$13]*[.$A92]^0+[.C$14]*[.$A92]^1+[.C$15]*[.$A92]^2+[.C$16]*[.$A92]^3+[.C$17]*[.$A92]^4+[.C$18]*[.$A92]^5+[.C$19]*[.$A92]^6" office:value-type="float" office:value="92.8636884828225" calcext:value-type="float">
            <text:p>92,8636884828</text:p>
          </table:table-cell>
          <table:table-cell table:style-name="ce2" table:formula="of:=[.D$13]*[.$A92]^0+[.D$14]*[.$A92]^1+[.D$15]*[.$A92]^2+[.D$16]*[.$A92]^3+[.D$17]*[.$A92]^4+[.D$18]*[.$A92]^5+[.D$19]*[.$A92]^6" office:value-type="float" office:value="92.8636932599929" calcext:value-type="float">
            <text:p>92,86369326</text:p>
          </table:table-cell>
          <table:table-cell table:style-name="ce2" table:formula="of:=[.E$13]*[.$A92]^0+[.E$14]*[.$A92]^1+[.E$15]*[.$A92]^2+[.E$16]*[.$A92]^3+[.E$17]*[.$A92]^4+[.E$18]*[.$A92]^5+[.E$19]*[.$A92]^6" office:value-type="float" office:value="91.7715747483485" calcext:value-type="float">
            <text:p>91,7715747483</text:p>
          </table:table-cell>
          <table:table-cell table:style-name="ce2" table:formula="of:=[.F$13]*[.$A92]^0+[.F$14]*[.$A92]^1+[.F$15]*[.$A92]^2+[.F$16]*[.$A92]^3+[.F$17]*[.$A92]^4+[.F$18]*[.$A92]^5+[.F$19]*[.$A92]^6" office:value-type="float" office:value="91.7715747485275" calcext:value-type="float">
            <text:p>91,771574748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B$13]*[.$A93]^0+[.B$14]*[.$A93]^1+[.B$15]*[.$A93]^2+[.B$16]*[.$A93]^3+[.B$17]*[.$A93]^4+[.B$18]*[.$A93]^5+[.B$19]*[.$A93]^6" office:value-type="float" office:value="89.996347874403" calcext:value-type="float">
            <text:p>89,9963478744</text:p>
          </table:table-cell>
          <table:table-cell table:style-name="ce2" table:formula="of:=[.C$13]*[.$A93]^0+[.C$14]*[.$A93]^1+[.C$15]*[.$A93]^2+[.C$16]*[.$A93]^3+[.C$17]*[.$A93]^4+[.C$18]*[.$A93]^5+[.C$19]*[.$A93]^6" office:value-type="float" office:value="92.1283763810061" calcext:value-type="float">
            <text:p>92,128376381</text:p>
          </table:table-cell>
          <table:table-cell table:style-name="ce2" table:formula="of:=[.D$13]*[.$A93]^0+[.D$14]*[.$A93]^1+[.D$15]*[.$A93]^2+[.D$16]*[.$A93]^3+[.D$17]*[.$A93]^4+[.D$18]*[.$A93]^5+[.D$19]*[.$A93]^6" office:value-type="float" office:value="92.1283811074318" calcext:value-type="float">
            <text:p>92,1283811074</text:p>
          </table:table-cell>
          <table:table-cell table:style-name="ce2" table:formula="of:=[.E$13]*[.$A93]^0+[.E$14]*[.$A93]^1+[.E$15]*[.$A93]^2+[.E$16]*[.$A93]^3+[.E$17]*[.$A93]^4+[.E$18]*[.$A93]^5+[.E$19]*[.$A93]^6" office:value-type="float" office:value="91.2539021850625" calcext:value-type="float">
            <text:p>91,2539021851</text:p>
          </table:table-cell>
          <table:table-cell table:style-name="ce2" table:formula="of:=[.F$13]*[.$A93]^0+[.F$14]*[.$A93]^1+[.F$15]*[.$A93]^2+[.F$16]*[.$A93]^3+[.F$17]*[.$A93]^4+[.F$18]*[.$A93]^5+[.F$19]*[.$A93]^6" office:value-type="float" office:value="91.2539021852255" calcext:value-type="float">
            <text:p>91,253902185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,1</text:p>
          </table:table-cell>
          <table:table-cell table:style-name="ce2" table:formula="of:=[.B$13]*[.$A94]^0+[.B$14]*[.$A94]^1+[.B$15]*[.$A94]^2+[.B$16]*[.$A94]^3+[.B$17]*[.$A94]^4+[.B$18]*[.$A94]^5+[.B$19]*[.$A94]^6" office:value-type="float" office:value="88.0101415654935" calcext:value-type="float">
            <text:p>88,0101415655</text:p>
          </table:table-cell>
          <table:table-cell table:style-name="ce2" table:formula="of:=[.C$13]*[.$A94]^0+[.C$14]*[.$A94]^1+[.C$15]*[.$A94]^2+[.C$16]*[.$A94]^3+[.C$17]*[.$A94]^4+[.C$18]*[.$A94]^5+[.C$19]*[.$A94]^6" office:value-type="float" office:value="91.3186265353195" calcext:value-type="float">
            <text:p>91,3186265353</text:p>
          </table:table-cell>
          <table:table-cell table:style-name="ce2" table:formula="of:=[.D$13]*[.$A94]^0+[.D$14]*[.$A94]^1+[.D$15]*[.$A94]^2+[.D$16]*[.$A94]^3+[.D$17]*[.$A94]^4+[.D$18]*[.$A94]^5+[.D$19]*[.$A94]^6" office:value-type="float" office:value="91.3186312118564" calcext:value-type="float">
            <text:p>91,3186312119</text:p>
          </table:table-cell>
          <table:table-cell table:style-name="ce2" table:formula="of:=[.E$13]*[.$A94]^0+[.E$14]*[.$A94]^1+[.E$15]*[.$A94]^2+[.E$16]*[.$A94]^3+[.E$17]*[.$A94]^4+[.E$18]*[.$A94]^5+[.E$19]*[.$A94]^6" office:value-type="float" office:value="90.681737773008" calcext:value-type="float">
            <text:p>90,681737773</text:p>
          </table:table-cell>
          <table:table-cell table:style-name="ce2" table:formula="of:=[.F$13]*[.$A94]^0+[.F$14]*[.$A94]^1+[.F$15]*[.$A94]^2+[.F$16]*[.$A94]^3+[.F$17]*[.$A94]^4+[.F$18]*[.$A94]^5+[.F$19]*[.$A94]^6" office:value-type="float" office:value="90.6817377731546" calcext:value-type="float">
            <text:p>90,6817377732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style-name="ce2" table:formula="of:=[.B$13]*[.$A95]^0+[.B$14]*[.$A95]^1+[.B$15]*[.$A95]^2+[.B$16]*[.$A95]^3+[.B$17]*[.$A95]^4+[.B$18]*[.$A95]^5+[.B$19]*[.$A95]^6" office:value-type="float" office:value="85.8792900692933" calcext:value-type="float">
            <text:p>85,8792900693</text:p>
          </table:table-cell>
          <table:table-cell table:style-name="ce2" table:formula="of:=[.C$13]*[.$A95]^0+[.C$14]*[.$A95]^1+[.C$15]*[.$A95]^2+[.C$16]*[.$A95]^3+[.C$17]*[.$A95]^4+[.C$18]*[.$A95]^5+[.C$19]*[.$A95]^6" office:value-type="float" office:value="90.4353280066528" calcext:value-type="float">
            <text:p>90,4353280067</text:p>
          </table:table-cell>
          <table:table-cell table:style-name="ce2" table:formula="of:=[.D$13]*[.$A95]^0+[.D$14]*[.$A95]^1+[.D$15]*[.$A95]^2+[.D$16]*[.$A95]^3+[.D$17]*[.$A95]^4+[.D$18]*[.$A95]^5+[.D$19]*[.$A95]^6" office:value-type="float" office:value="90.4353326341484" calcext:value-type="float">
            <text:p>90,4353326341</text:p>
          </table:table-cell>
          <table:table-cell table:style-name="ce2" table:formula="of:=[.E$13]*[.$A95]^0+[.E$14]*[.$A95]^1+[.E$15]*[.$A95]^2+[.E$16]*[.$A95]^3+[.E$17]*[.$A95]^4+[.E$18]*[.$A95]^5+[.E$19]*[.$A95]^6" office:value-type="float" office:value="90.0550815121848" calcext:value-type="float">
            <text:p>90,0550815122</text:p>
          </table:table-cell>
          <table:table-cell table:style-name="ce2" table:formula="of:=[.F$13]*[.$A95]^0+[.F$14]*[.$A95]^1+[.F$15]*[.$A95]^2+[.F$16]*[.$A95]^3+[.F$17]*[.$A95]^4+[.F$18]*[.$A95]^5+[.F$19]*[.$A95]^6" office:value-type="float" office:value="90.0550815123154" calcext:value-type="float">
            <text:p>90,0550815123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,3</text:p>
          </table:table-cell>
          <table:table-cell table:style-name="ce2" table:formula="of:=[.B$13]*[.$A96]^0+[.B$14]*[.$A96]^1+[.B$15]*[.$A96]^2+[.B$16]*[.$A96]^3+[.B$17]*[.$A96]^4+[.B$18]*[.$A96]^5+[.B$19]*[.$A96]^6" office:value-type="float" office:value="83.6153562453983" calcext:value-type="float">
            <text:p>83,6153562454</text:p>
          </table:table-cell>
          <table:table-cell table:style-name="ce2" table:formula="of:=[.C$13]*[.$A96]^0+[.C$14]*[.$A96]^1+[.C$15]*[.$A96]^2+[.C$16]*[.$A96]^3+[.C$17]*[.$A96]^4+[.C$18]*[.$A96]^5+[.C$19]*[.$A96]^6" office:value-type="float" office:value="89.479454528354" calcext:value-type="float">
            <text:p>89,4794545284</text:p>
          </table:table-cell>
          <table:table-cell table:style-name="ce2" table:formula="of:=[.D$13]*[.$A96]^0+[.D$14]*[.$A96]^1+[.D$15]*[.$A96]^2+[.D$16]*[.$A96]^3+[.D$17]*[.$A96]^4+[.D$18]*[.$A96]^5+[.D$19]*[.$A96]^6" office:value-type="float" office:value="89.4794591076484" calcext:value-type="float">
            <text:p>89,4794591076</text:p>
          </table:table-cell>
          <table:table-cell table:style-name="ce2" table:formula="of:=[.E$13]*[.$A96]^0+[.E$14]*[.$A96]^1+[.E$15]*[.$A96]^2+[.E$16]*[.$A96]^3+[.E$17]*[.$A96]^4+[.E$18]*[.$A96]^5+[.E$19]*[.$A96]^6" office:value-type="float" office:value="89.3739334025932" calcext:value-type="float">
            <text:p>89,3739334026</text:p>
          </table:table-cell>
          <table:table-cell table:style-name="ce2" table:formula="of:=[.F$13]*[.$A96]^0+[.F$14]*[.$A96]^1+[.F$15]*[.$A96]^2+[.F$16]*[.$A96]^3+[.F$17]*[.$A96]^4+[.F$18]*[.$A96]^5+[.F$19]*[.$A96]^6" office:value-type="float" office:value="89.3739334027073" calcext:value-type="float">
            <text:p>89,3739334027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,4</text:p>
          </table:table-cell>
          <table:table-cell table:style-name="ce2" table:formula="of:=[.B$13]*[.$A97]^0+[.B$14]*[.$A97]^1+[.B$15]*[.$A97]^2+[.B$16]*[.$A97]^3+[.B$17]*[.$A97]^4+[.B$18]*[.$A97]^5+[.B$19]*[.$A97]^6" office:value-type="float" office:value="81.2306563480233" calcext:value-type="float">
            <text:p>81,230656348</text:p>
          </table:table-cell>
          <table:table-cell table:style-name="ce2" table:formula="of:=[.C$13]*[.$A97]^0+[.C$14]*[.$A97]^1+[.C$15]*[.$A97]^2+[.C$16]*[.$A97]^3+[.C$17]*[.$A97]^4+[.C$18]*[.$A97]^5+[.C$19]*[.$A97]^6" office:value-type="float" office:value="88.4520645062468" calcext:value-type="float">
            <text:p>88,4520645062</text:p>
          </table:table-cell>
          <table:table-cell table:style-name="ce2" table:formula="of:=[.D$13]*[.$A97]^0+[.D$14]*[.$A97]^1+[.D$15]*[.$A97]^2+[.D$16]*[.$A97]^3+[.D$17]*[.$A97]^4+[.D$18]*[.$A97]^5+[.D$19]*[.$A97]^6" office:value-type="float" office:value="88.4520690381687" calcext:value-type="float">
            <text:p>88,4520690382</text:p>
          </table:table-cell>
          <table:table-cell table:style-name="ce2" table:formula="of:=[.E$13]*[.$A97]^0+[.E$14]*[.$A97]^1+[.E$15]*[.$A97]^2+[.E$16]*[.$A97]^3+[.E$17]*[.$A97]^4+[.E$18]*[.$A97]^5+[.E$19]*[.$A97]^6" office:value-type="float" office:value="88.6382934442327" calcext:value-type="float">
            <text:p>88,6382934442</text:p>
          </table:table-cell>
          <table:table-cell table:style-name="ce2" table:formula="of:=[.F$13]*[.$A97]^0+[.F$14]*[.$A97]^1+[.F$15]*[.$A97]^2+[.F$16]*[.$A97]^3+[.F$17]*[.$A97]^4+[.F$18]*[.$A97]^5+[.F$19]*[.$A97]^6" office:value-type="float" office:value="88.6382934443304" calcext:value-type="float">
            <text:p>88,6382934443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style-name="ce2" table:formula="of:=[.B$13]*[.$A98]^0+[.B$14]*[.$A98]^1+[.B$15]*[.$A98]^2+[.B$16]*[.$A98]^3+[.B$17]*[.$A98]^4+[.B$18]*[.$A98]^5+[.B$19]*[.$A98]^6" office:value-type="float" office:value="78.7381970057322" calcext:value-type="float">
            <text:p>78,7381970057</text:p>
          </table:table-cell>
          <table:table-cell table:style-name="ce2" table:formula="of:=[.C$13]*[.$A98]^0+[.C$14]*[.$A98]^1+[.C$15]*[.$A98]^2+[.C$16]*[.$A98]^3+[.C$17]*[.$A98]^4+[.C$18]*[.$A98]^5+[.C$19]*[.$A98]^6" office:value-type="float" office:value="87.3543010186004" calcext:value-type="float">
            <text:p>87,3543010186</text:p>
          </table:table-cell>
          <table:table-cell table:style-name="ce2" table:formula="of:=[.D$13]*[.$A98]^0+[.D$14]*[.$A98]^1+[.D$15]*[.$A98]^2+[.D$16]*[.$A98]^3+[.D$17]*[.$A98]^4+[.D$18]*[.$A98]^5+[.D$19]*[.$A98]^6" office:value-type="float" office:value="87.3543055039759" calcext:value-type="float">
            <text:p>87,354305504</text:p>
          </table:table-cell>
          <table:table-cell table:style-name="ce2" table:formula="of:=[.E$13]*[.$A98]^0+[.E$14]*[.$A98]^1+[.E$15]*[.$A98]^2+[.E$16]*[.$A98]^3+[.E$17]*[.$A98]^4+[.E$18]*[.$A98]^5+[.E$19]*[.$A98]^6" office:value-type="float" office:value="87.848161637104" calcext:value-type="float">
            <text:p>87,8481616371</text:p>
          </table:table-cell>
          <table:table-cell table:style-name="ce2" table:formula="of:=[.F$13]*[.$A98]^0+[.F$14]*[.$A98]^1+[.F$15]*[.$A98]^2+[.F$16]*[.$A98]^3+[.F$17]*[.$A98]^4+[.F$18]*[.$A98]^5+[.F$19]*[.$A98]^6" office:value-type="float" office:value="87.8481616371853" calcext:value-type="float">
            <text:p>87,8481616372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,6</text:p>
          </table:table-cell>
          <table:table-cell table:style-name="ce2" table:formula="of:=[.B$13]*[.$A99]^0+[.B$14]*[.$A99]^1+[.B$15]*[.$A99]^2+[.B$16]*[.$A99]^3+[.B$17]*[.$A99]^4+[.B$18]*[.$A99]^5+[.B$19]*[.$A99]^6" office:value-type="float" office:value="76.1516071629012" calcext:value-type="float">
            <text:p>76,1516071629</text:p>
          </table:table-cell>
          <table:table-cell table:style-name="ce2" table:formula="of:=[.C$13]*[.$A99]^0+[.C$14]*[.$A99]^1+[.C$15]*[.$A99]^2+[.C$16]*[.$A99]^3+[.C$17]*[.$A99]^4+[.C$18]*[.$A99]^5+[.C$19]*[.$A99]^6" office:value-type="float" office:value="86.1873918161752" calcext:value-type="float">
            <text:p>86,1873918162</text:p>
          </table:table-cell>
          <table:table-cell table:style-name="ce2" table:formula="of:=[.D$13]*[.$A99]^0+[.D$14]*[.$A99]^1+[.D$15]*[.$A99]^2+[.D$16]*[.$A99]^3+[.D$17]*[.$A99]^4+[.D$18]*[.$A99]^5+[.D$19]*[.$A99]^6" office:value-type="float" office:value="86.187396255812" calcext:value-type="float">
            <text:p>86,1873962558</text:p>
          </table:table-cell>
          <table:table-cell table:style-name="ce2" table:formula="of:=[.E$13]*[.$A99]^0+[.E$14]*[.$A99]^1+[.E$15]*[.$A99]^2+[.E$16]*[.$A99]^3+[.E$17]*[.$A99]^4+[.E$18]*[.$A99]^5+[.E$19]*[.$A99]^6" office:value-type="float" office:value="87.0035379812066" calcext:value-type="float">
            <text:p>87,0035379812</text:p>
          </table:table-cell>
          <table:table-cell table:style-name="ce2" table:formula="of:=[.F$13]*[.$A99]^0+[.F$14]*[.$A99]^1+[.F$15]*[.$A99]^2+[.F$16]*[.$A99]^3+[.F$17]*[.$A99]^4+[.F$18]*[.$A99]^5+[.F$19]*[.$A99]^6" office:value-type="float" office:value="87.0035379812712" calcext:value-type="float">
            <text:p>87,0035379813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,7</text:p>
          </table:table-cell>
          <table:table-cell table:style-name="ce2" table:formula="of:=[.B$13]*[.$A100]^0+[.B$14]*[.$A100]^1+[.B$15]*[.$A100]^2+[.B$16]*[.$A100]^3+[.B$17]*[.$A100]^4+[.B$18]*[.$A100]^5+[.B$19]*[.$A100]^6" office:value-type="float" office:value="73.4850649796717" calcext:value-type="float">
            <text:p>73,4850649797</text:p>
          </table:table-cell>
          <table:table-cell table:style-name="ce2" table:formula="of:=[.C$13]*[.$A100]^0+[.C$14]*[.$A100]^1+[.C$15]*[.$A100]^2+[.C$16]*[.$A100]^3+[.C$17]*[.$A100]^4+[.C$18]*[.$A100]^5+[.C$19]*[.$A100]^6" office:value-type="float" office:value="84.9526493221744" calcext:value-type="float">
            <text:p>84,9526493222</text:p>
          </table:table-cell>
          <table:table-cell table:style-name="ce2" table:formula="of:=[.D$13]*[.$A100]^0+[.D$14]*[.$A100]^1+[.D$15]*[.$A100]^2+[.D$16]*[.$A100]^3+[.D$17]*[.$A100]^4+[.D$18]*[.$A100]^5+[.D$19]*[.$A100]^6" office:value-type="float" office:value="84.9526537168831" calcext:value-type="float">
            <text:p>84,9526537169</text:p>
          </table:table-cell>
          <table:table-cell table:style-name="ce2" table:formula="of:=[.E$13]*[.$A100]^0+[.E$14]*[.$A100]^1+[.E$15]*[.$A100]^2+[.E$16]*[.$A100]^3+[.E$17]*[.$A100]^4+[.E$18]*[.$A100]^5+[.E$19]*[.$A100]^6" office:value-type="float" office:value="86.1044224765405" calcext:value-type="float">
            <text:p>86,1044224765</text:p>
          </table:table-cell>
          <table:table-cell table:style-name="ce2" table:formula="of:=[.F$13]*[.$A100]^0+[.F$14]*[.$A100]^1+[.F$15]*[.$A100]^2+[.F$16]*[.$A100]^3+[.F$17]*[.$A100]^4+[.F$18]*[.$A100]^5+[.F$19]*[.$A100]^6" office:value-type="float" office:value="86.1044224765885" calcext:value-type="float">
            <text:p>86,1044224766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,8</text:p>
          </table:table-cell>
          <table:table-cell table:style-name="ce2" table:formula="of:=[.B$13]*[.$A101]^0+[.B$14]*[.$A101]^1+[.B$15]*[.$A101]^2+[.B$16]*[.$A101]^3+[.B$17]*[.$A101]^4+[.B$18]*[.$A101]^5+[.B$19]*[.$A101]^6" office:value-type="float" office:value="70.7532196895627" calcext:value-type="float">
            <text:p>70,7532196896</text:p>
          </table:table-cell>
          <table:table-cell table:style-name="ce2" table:formula="of:=[.C$13]*[.$A101]^0+[.C$14]*[.$A101]^1+[.C$15]*[.$A101]^2+[.C$16]*[.$A101]^3+[.C$17]*[.$A101]^4+[.C$18]*[.$A101]^5+[.C$19]*[.$A101]^6" office:value-type="float" office:value="83.6514706322746" calcext:value-type="float">
            <text:p>83,6514706323</text:p>
          </table:table-cell>
          <table:table-cell table:style-name="ce2" table:formula="of:=[.D$13]*[.$A101]^0+[.D$14]*[.$A101]^1+[.D$15]*[.$A101]^2+[.D$16]*[.$A101]^3+[.D$17]*[.$A101]^4+[.D$18]*[.$A101]^5+[.D$19]*[.$A101]^6" office:value-type="float" office:value="83.6514749828507" calcext:value-type="float">
            <text:p>83,6514749829</text:p>
          </table:table-cell>
          <table:table-cell table:style-name="ce2" table:formula="of:=[.E$13]*[.$A101]^0+[.E$14]*[.$A101]^1+[.E$15]*[.$A101]^2+[.E$16]*[.$A101]^3+[.E$17]*[.$A101]^4+[.E$18]*[.$A101]^5+[.E$19]*[.$A101]^6" office:value-type="float" office:value="85.1508151231062" calcext:value-type="float">
            <text:p>85,1508151231</text:p>
          </table:table-cell>
          <table:table-cell table:style-name="ce2" table:formula="of:=[.F$13]*[.$A101]^0+[.F$14]*[.$A101]^1+[.F$15]*[.$A101]^2+[.F$16]*[.$A101]^3+[.F$17]*[.$A101]^4+[.F$18]*[.$A101]^5+[.F$19]*[.$A101]^6" office:value-type="float" office:value="85.1508151231375" calcext:value-type="float">
            <text:p>85,150815123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,9</text:p>
          </table:table-cell>
          <table:table-cell table:style-name="ce2" table:formula="of:=[.B$13]*[.$A102]^0+[.B$14]*[.$A102]^1+[.B$15]*[.$A102]^2+[.B$16]*[.$A102]^3+[.B$17]*[.$A102]^4+[.B$18]*[.$A102]^5+[.B$19]*[.$A102]^6" office:value-type="float" office:value="67.9711084159499" calcext:value-type="float">
            <text:p>67,9711084159</text:p>
          </table:table-cell>
          <table:table-cell table:style-name="ce2" table:formula="of:=[.C$13]*[.$A102]^0+[.C$14]*[.$A102]^1+[.C$15]*[.$A102]^2+[.C$16]*[.$A102]^3+[.C$17]*[.$A102]^4+[.C$18]*[.$A102]^5+[.C$19]*[.$A102]^6" office:value-type="float" office:value="82.2853375146201" calcext:value-type="float">
            <text:p>82,2853375146</text:p>
          </table:table-cell>
          <table:table-cell table:style-name="ce2" table:formula="of:=[.D$13]*[.$A102]^0+[.D$14]*[.$A102]^1+[.D$15]*[.$A102]^2+[.D$16]*[.$A102]^3+[.D$17]*[.$A102]^4+[.D$18]*[.$A102]^5+[.D$19]*[.$A102]^6" office:value-type="float" office:value="82.2853418218547" calcext:value-type="float">
            <text:p>82,2853418219</text:p>
          </table:table-cell>
          <table:table-cell table:style-name="ce2" table:formula="of:=[.E$13]*[.$A102]^0+[.E$14]*[.$A102]^1+[.E$15]*[.$A102]^2+[.E$16]*[.$A102]^3+[.E$17]*[.$A102]^4+[.E$18]*[.$A102]^5+[.E$19]*[.$A102]^6" office:value-type="float" office:value="84.1427159209031" calcext:value-type="float">
            <text:p>84,1427159209</text:p>
          </table:table-cell>
          <table:table-cell table:style-name="ce2" table:formula="of:=[.F$13]*[.$A102]^0+[.F$14]*[.$A102]^1+[.F$15]*[.$A102]^2+[.F$16]*[.$A102]^3+[.F$17]*[.$A102]^4+[.F$18]*[.$A102]^5+[.F$19]*[.$A102]^6" office:value-type="float" office:value="84.1427159209175" calcext:value-type="float">
            <text:p>84,1427159209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$13]*[.$A103]^0+[.B$14]*[.$A103]^1+[.B$15]*[.$A103]^2+[.B$16]*[.$A103]^3+[.B$17]*[.$A103]^4+[.B$18]*[.$A103]^5+[.B$19]*[.$A103]^6" office:value-type="float" office:value="65.1540679466852" calcext:value-type="float">
            <text:p>65,1540679467</text:p>
          </table:table-cell>
          <table:table-cell table:style-name="ce2" table:formula="of:=[.C$13]*[.$A103]^0+[.C$14]*[.$A103]^1+[.C$15]*[.$A103]^2+[.C$16]*[.$A103]^3+[.C$17]*[.$A103]^4+[.C$18]*[.$A103]^5+[.C$19]*[.$A103]^6" office:value-type="float" office:value="80.8558164098125" calcext:value-type="float">
            <text:p>80,8558164098</text:p>
          </table:table-cell>
          <table:table-cell table:style-name="ce2" table:formula="of:=[.D$13]*[.$A103]^0+[.D$14]*[.$A103]^1+[.D$15]*[.$A103]^2+[.D$16]*[.$A103]^3+[.D$17]*[.$A103]^4+[.D$18]*[.$A103]^5+[.D$19]*[.$A103]^6" office:value-type="float" office:value="80.8558206744788" calcext:value-type="float">
            <text:p>80,8558206745</text:p>
          </table:table-cell>
          <table:table-cell table:style-name="ce2" table:formula="of:=[.E$13]*[.$A103]^0+[.E$14]*[.$A103]^1+[.E$15]*[.$A103]^2+[.E$16]*[.$A103]^3+[.E$17]*[.$A103]^4+[.E$18]*[.$A103]^5+[.E$19]*[.$A103]^6" office:value-type="float" office:value="83.0801248699313" calcext:value-type="float">
            <text:p>83,0801248699</text:p>
          </table:table-cell>
          <table:table-cell table:style-name="ce2" table:formula="of:=[.F$13]*[.$A103]^0+[.F$14]*[.$A103]^1+[.F$15]*[.$A103]^2+[.F$16]*[.$A103]^3+[.F$17]*[.$A103]^4+[.F$18]*[.$A103]^5+[.F$19]*[.$A103]^6" office:value-type="float" office:value="83.0801248699288" calcext:value-type="float">
            <text:p>83,0801248699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,1</text:p>
          </table:table-cell>
          <table:table-cell table:style-name="ce2" table:formula="of:=[.B$13]*[.$A104]^0+[.B$14]*[.$A104]^1+[.B$15]*[.$A104]^2+[.B$16]*[.$A104]^3+[.B$17]*[.$A104]^4+[.B$18]*[.$A104]^5+[.B$19]*[.$A104]^6" office:value-type="float" office:value="62.3176414674963" calcext:value-type="float">
            <text:p>62,3176414675</text:p>
          </table:table-cell>
          <table:table-cell table:style-name="ce2" table:formula="of:=[.C$13]*[.$A104]^0+[.C$14]*[.$A104]^1+[.C$15]*[.$A104]^2+[.C$16]*[.$A104]^3+[.C$17]*[.$A104]^4+[.C$18]*[.$A104]^5+[.C$19]*[.$A104]^6" office:value-type="float" office:value="79.3645584309225" calcext:value-type="float">
            <text:p>79,3645584309</text:p>
          </table:table-cell>
          <table:table-cell table:style-name="ce2" table:formula="of:=[.D$13]*[.$A104]^0+[.D$14]*[.$A104]^1+[.D$15]*[.$A104]^2+[.D$16]*[.$A104]^3+[.D$17]*[.$A104]^4+[.D$18]*[.$A104]^5+[.D$19]*[.$A104]^6" office:value-type="float" office:value="79.3645626537973" calcext:value-type="float">
            <text:p>79,3645626538</text:p>
          </table:table-cell>
          <table:table-cell table:style-name="ce2" table:formula="of:=[.E$13]*[.$A104]^0+[.E$14]*[.$A104]^1+[.E$15]*[.$A104]^2+[.E$16]*[.$A104]^3+[.E$17]*[.$A104]^4+[.E$18]*[.$A104]^5+[.E$19]*[.$A104]^6" office:value-type="float" office:value="81.9630419701911" calcext:value-type="float">
            <text:p>81,9630419702</text:p>
          </table:table-cell>
          <table:table-cell table:style-name="ce2" table:formula="of:=[.F$13]*[.$A104]^0+[.F$14]*[.$A104]^1+[.F$15]*[.$A104]^2+[.F$16]*[.$A104]^3+[.F$17]*[.$A104]^4+[.F$18]*[.$A104]^5+[.F$19]*[.$A104]^6" office:value-type="float" office:value="81.9630419701718" calcext:value-type="float">
            <text:p>81,9630419702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,2</text:p>
          </table:table-cell>
          <table:table-cell table:style-name="ce2" table:formula="of:=[.B$13]*[.$A105]^0+[.B$14]*[.$A105]^1+[.B$15]*[.$A105]^2+[.B$16]*[.$A105]^3+[.B$17]*[.$A105]^4+[.B$18]*[.$A105]^5+[.B$19]*[.$A105]^6" office:value-type="float" office:value="59.477480255533" calcext:value-type="float">
            <text:p>59,4774802555</text:p>
          </table:table-cell>
          <table:table-cell table:style-name="ce2" table:formula="of:=[.C$13]*[.$A105]^0+[.C$14]*[.$A105]^1+[.C$15]*[.$A105]^2+[.C$16]*[.$A105]^3+[.C$17]*[.$A105]^4+[.C$18]*[.$A105]^5+[.C$19]*[.$A105]^6" office:value-type="float" office:value="77.8132993634887" calcext:value-type="float">
            <text:p>77,8132993635</text:p>
          </table:table-cell>
          <table:table-cell table:style-name="ce2" table:formula="of:=[.D$13]*[.$A105]^0+[.D$14]*[.$A105]^1+[.D$15]*[.$A105]^2+[.D$16]*[.$A105]^3+[.D$17]*[.$A105]^4+[.D$18]*[.$A105]^5+[.D$19]*[.$A105]^6" office:value-type="float" office:value="77.8133035453316" calcext:value-type="float">
            <text:p>77,8133035453</text:p>
          </table:table-cell>
          <table:table-cell table:style-name="ce2" table:formula="of:=[.E$13]*[.$A105]^0+[.E$14]*[.$A105]^1+[.E$15]*[.$A105]^2+[.E$16]*[.$A105]^3+[.E$17]*[.$A105]^4+[.E$18]*[.$A105]^5+[.E$19]*[.$A105]^6" office:value-type="float" office:value="80.7914672216825" calcext:value-type="float">
            <text:p>80,7914672217</text:p>
          </table:table-cell>
          <table:table-cell table:style-name="ce2" table:formula="of:=[.F$13]*[.$A105]^0+[.F$14]*[.$A105]^1+[.F$15]*[.$A105]^2+[.F$16]*[.$A105]^3+[.F$17]*[.$A105]^4+[.F$18]*[.$A105]^5+[.F$19]*[.$A105]^6" office:value-type="float" office:value="80.7914672216459" calcext:value-type="float">
            <text:p>80,7914672216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,3</text:p>
          </table:table-cell>
          <table:table-cell table:style-name="ce2" table:formula="of:=[.B$13]*[.$A106]^0+[.B$14]*[.$A106]^1+[.B$15]*[.$A106]^2+[.B$16]*[.$A106]^3+[.B$17]*[.$A106]^4+[.B$18]*[.$A106]^5+[.B$19]*[.$A106]^6" office:value-type="float" office:value="56.6492403292796" calcext:value-type="float">
            <text:p>56,6492403293</text:p>
          </table:table-cell>
          <table:table-cell table:style-name="ce2" table:formula="of:=[.C$13]*[.$A106]^0+[.C$14]*[.$A106]^1+[.C$15]*[.$A106]^2+[.C$16]*[.$A106]^3+[.C$17]*[.$A106]^4+[.C$18]*[.$A106]^5+[.C$19]*[.$A106]^6" office:value-type="float" office:value="76.2038596655083" calcext:value-type="float">
            <text:p>76,2038596655</text:p>
          </table:table-cell>
          <table:table-cell table:style-name="ce2" table:formula="of:=[.D$13]*[.$A106]^0+[.D$14]*[.$A106]^1+[.D$15]*[.$A106]^2+[.D$16]*[.$A106]^3+[.D$17]*[.$A106]^4+[.D$18]*[.$A106]^5+[.D$19]*[.$A106]^6" office:value-type="float" office:value="76.2038638070721" calcext:value-type="float">
            <text:p>76,2038638071</text:p>
          </table:table-cell>
          <table:table-cell table:style-name="ce2" table:formula="of:=[.E$13]*[.$A106]^0+[.E$14]*[.$A106]^1+[.E$15]*[.$A106]^2+[.E$16]*[.$A106]^3+[.E$17]*[.$A106]^4+[.E$18]*[.$A106]^5+[.E$19]*[.$A106]^6" office:value-type="float" office:value="79.5654006244052" calcext:value-type="float">
            <text:p>79,5654006244</text:p>
          </table:table-cell>
          <table:table-cell table:style-name="ce2" table:formula="of:=[.F$13]*[.$A106]^0+[.F$14]*[.$A106]^1+[.F$15]*[.$A106]^2+[.F$16]*[.$A106]^3+[.F$17]*[.$A106]^4+[.F$18]*[.$A106]^5+[.F$19]*[.$A106]^6" office:value-type="float" office:value="79.5654006243516" calcext:value-type="float">
            <text:p>79,5654006244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,4</text:p>
          </table:table-cell>
          <table:table-cell table:style-name="ce2" table:formula="of:=[.B$13]*[.$A107]^0+[.B$14]*[.$A107]^1+[.B$15]*[.$A107]^2+[.B$16]*[.$A107]^3+[.B$17]*[.$A107]^4+[.B$18]*[.$A107]^5+[.B$19]*[.$A107]^6" office:value-type="float" office:value="53.8484740574495" calcext:value-type="float">
            <text:p>53,8484740574</text:p>
          </table:table-cell>
          <table:table-cell table:style-name="ce2" table:formula="of:=[.C$13]*[.$A107]^0+[.C$14]*[.$A107]^1+[.C$15]*[.$A107]^2+[.C$16]*[.$A107]^3+[.C$17]*[.$A107]^4+[.C$18]*[.$A107]^5+[.C$19]*[.$A107]^6" office:value-type="float" office:value="74.5381444674439" calcext:value-type="float">
            <text:p>74,5381444674</text:p>
          </table:table-cell>
          <table:table-cell table:style-name="ce2" table:formula="of:=[.D$13]*[.$A107]^0+[.D$14]*[.$A107]^1+[.D$15]*[.$A107]^2+[.D$16]*[.$A107]^3+[.D$17]*[.$A107]^4+[.D$18]*[.$A107]^5+[.D$19]*[.$A107]^6" office:value-type="float" office:value="74.5381485694725" calcext:value-type="float">
            <text:p>74,5381485695</text:p>
          </table:table-cell>
          <table:table-cell table:style-name="ce2" table:formula="of:=[.E$13]*[.$A107]^0+[.E$14]*[.$A107]^1+[.E$15]*[.$A107]^2+[.E$16]*[.$A107]^3+[.E$17]*[.$A107]^4+[.E$18]*[.$A107]^5+[.E$19]*[.$A107]^6" office:value-type="float" office:value="78.2848421783593" calcext:value-type="float">
            <text:p>78,2848421784</text:p>
          </table:table-cell>
          <table:table-cell table:style-name="ce2" table:formula="of:=[.F$13]*[.$A107]^0+[.F$14]*[.$A107]^1+[.F$15]*[.$A107]^2+[.F$16]*[.$A107]^3+[.F$17]*[.$A107]^4+[.F$18]*[.$A107]^5+[.F$19]*[.$A107]^6" office:value-type="float" office:value="78.2848421782885" calcext:value-type="float">
            <text:p>78,2848421783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2" table:formula="of:=[.B$13]*[.$A108]^0+[.B$14]*[.$A108]^1+[.B$15]*[.$A108]^2+[.B$16]*[.$A108]^3+[.B$17]*[.$A108]^4+[.B$18]*[.$A108]^5+[.B$19]*[.$A108]^6" office:value-type="float" office:value="51.0905167275632" calcext:value-type="float">
            <text:p>51,0905167276</text:p>
          </table:table-cell>
          <table:table-cell table:style-name="ce2" table:formula="of:=[.C$13]*[.$A108]^0+[.C$14]*[.$A108]^1+[.C$15]*[.$A108]^2+[.C$16]*[.$A108]^3+[.C$17]*[.$A108]^4+[.C$18]*[.$A108]^5+[.C$19]*[.$A108]^6" office:value-type="float" office:value="72.8181435722269" calcext:value-type="float">
            <text:p>72,8181435722</text:p>
          </table:table-cell>
          <table:table-cell table:style-name="ce2" table:formula="of:=[.D$13]*[.$A108]^0+[.D$14]*[.$A108]^1+[.D$15]*[.$A108]^2+[.D$16]*[.$A108]^3+[.D$17]*[.$A108]^4+[.D$18]*[.$A108]^5+[.D$19]*[.$A108]^6" office:value-type="float" office:value="72.8181476354598" calcext:value-type="float">
            <text:p>72,8181476355</text:p>
          </table:table-cell>
          <table:table-cell table:style-name="ce2" table:formula="of:=[.E$13]*[.$A108]^0+[.E$14]*[.$A108]^1+[.E$15]*[.$A108]^2+[.E$16]*[.$A108]^3+[.E$17]*[.$A108]^4+[.E$18]*[.$A108]^5+[.E$19]*[.$A108]^6" office:value-type="float" office:value="76.9497918835449" calcext:value-type="float">
            <text:p>76,9497918835</text:p>
          </table:table-cell>
          <table:table-cell table:style-name="ce2" table:formula="of:=[.F$13]*[.$A108]^0+[.F$14]*[.$A108]^1+[.F$15]*[.$A108]^2+[.F$16]*[.$A108]^3+[.F$17]*[.$A108]^4+[.F$18]*[.$A108]^5+[.F$19]*[.$A108]^6" office:value-type="float" office:value="76.9497918834566" calcext:value-type="float">
            <text:p>76,9497918835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,6</text:p>
          </table:table-cell>
          <table:table-cell table:style-name="ce2" table:formula="of:=[.B$13]*[.$A109]^0+[.B$14]*[.$A109]^1+[.B$15]*[.$A109]^2+[.B$16]*[.$A109]^3+[.B$17]*[.$A109]^4+[.B$18]*[.$A109]^5+[.B$19]*[.$A109]^6" office:value-type="float" office:value="48.3903680719959" calcext:value-type="float">
            <text:p>48,390368072</text:p>
          </table:table-cell>
          <table:table-cell table:style-name="ce2" table:formula="of:=[.C$13]*[.$A109]^0+[.C$14]*[.$A109]^1+[.C$15]*[.$A109]^2+[.C$16]*[.$A109]^3+[.C$17]*[.$A109]^4+[.C$18]*[.$A109]^5+[.C$19]*[.$A109]^6" office:value-type="float" office:value="71.0459314552517" calcext:value-type="float">
            <text:p>71,0459314553</text:p>
          </table:table-cell>
          <table:table-cell table:style-name="ce2" table:formula="of:=[.D$13]*[.$A109]^0+[.D$14]*[.$A109]^1+[.D$15]*[.$A109]^2+[.D$16]*[.$A109]^3+[.D$17]*[.$A109]^4+[.D$18]*[.$A109]^5+[.D$19]*[.$A109]^6" office:value-type="float" office:value="71.0459354804111" calcext:value-type="float">
            <text:p>71,0459354804</text:p>
          </table:table-cell>
          <table:table-cell table:style-name="ce2" table:formula="of:=[.E$13]*[.$A109]^0+[.E$14]*[.$A109]^1+[.E$15]*[.$A109]^2+[.E$16]*[.$A109]^3+[.E$17]*[.$A109]^4+[.E$18]*[.$A109]^5+[.E$19]*[.$A109]^6" office:value-type="float" office:value="75.5602497399619" calcext:value-type="float">
            <text:p>75,56024974</text:p>
          </table:table-cell>
          <table:table-cell table:style-name="ce2" table:formula="of:=[.F$13]*[.$A109]^0+[.F$14]*[.$A109]^1+[.F$15]*[.$A109]^2+[.F$16]*[.$A109]^3+[.F$17]*[.$A109]^4+[.F$18]*[.$A109]^5+[.F$19]*[.$A109]^6" office:value-type="float" office:value="75.5602497398562" calcext:value-type="float">
            <text:p>75,5602497399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,7</text:p>
          </table:table-cell>
          <table:table-cell table:style-name="ce2" table:formula="of:=[.B$13]*[.$A110]^0+[.B$14]*[.$A110]^1+[.B$15]*[.$A110]^2+[.B$16]*[.$A110]^3+[.B$17]*[.$A110]^4+[.B$18]*[.$A110]^5+[.B$19]*[.$A110]^6" office:value-type="float" office:value="45.7625687535619" calcext:value-type="float">
            <text:p>45,7625687536</text:p>
          </table:table-cell>
          <table:table-cell table:style-name="ce2" table:formula="of:=[.C$13]*[.$A110]^0+[.C$14]*[.$A110]^1+[.C$15]*[.$A110]^2+[.C$16]*[.$A110]^3+[.C$17]*[.$A110]^4+[.C$18]*[.$A110]^5+[.C$19]*[.$A110]^6" office:value-type="float" office:value="69.2236672643774" calcext:value-type="float">
            <text:p>69,2236672644</text:p>
          </table:table-cell>
          <table:table-cell table:style-name="ce2" table:formula="of:=[.D$13]*[.$A110]^0+[.D$14]*[.$A110]^1+[.D$15]*[.$A110]^2+[.D$16]*[.$A110]^3+[.D$17]*[.$A110]^4+[.D$18]*[.$A110]^5+[.D$19]*[.$A110]^6" office:value-type="float" office:value="69.2236712521794" calcext:value-type="float">
            <text:p>69,2236712522</text:p>
          </table:table-cell>
          <table:table-cell table:style-name="ce2" table:formula="of:=[.E$13]*[.$A110]^0+[.E$14]*[.$A110]^1+[.E$15]*[.$A110]^2+[.E$16]*[.$A110]^3+[.E$17]*[.$A110]^4+[.E$18]*[.$A110]^5+[.E$19]*[.$A110]^6" office:value-type="float" office:value="74.1162157476103" calcext:value-type="float">
            <text:p>74,1162157476</text:p>
          </table:table-cell>
          <table:table-cell table:style-name="ce2" table:formula="of:=[.F$13]*[.$A110]^0+[.F$14]*[.$A110]^1+[.F$15]*[.$A110]^2+[.F$16]*[.$A110]^3+[.F$17]*[.$A110]^4+[.F$18]*[.$A110]^5+[.F$19]*[.$A110]^6" office:value-type="float" office:value="74.1162157474872" calcext:value-type="float">
            <text:p>74,1162157475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,8</text:p>
          </table:table-cell>
          <table:table-cell table:style-name="ce2" table:formula="of:=[.B$13]*[.$A111]^0+[.B$14]*[.$A111]^1+[.B$15]*[.$A111]^2+[.B$16]*[.$A111]^3+[.B$17]*[.$A111]^4+[.B$18]*[.$A111]^5+[.B$19]*[.$A111]^6" office:value-type="float" office:value="43.2210718095012" calcext:value-type="float">
            <text:p>43,2210718095</text:p>
          </table:table-cell>
          <table:table-cell table:style-name="ce2" table:formula="of:=[.C$13]*[.$A111]^0+[.C$14]*[.$A111]^1+[.C$15]*[.$A111]^2+[.C$16]*[.$A111]^3+[.C$17]*[.$A111]^4+[.C$18]*[.$A111]^5+[.C$19]*[.$A111]^6" office:value-type="float" office:value="67.3535948199305" calcext:value-type="float">
            <text:p>67,3535948199</text:p>
          </table:table-cell>
          <table:table-cell table:style-name="ce2" table:formula="of:=[.D$13]*[.$A111]^0+[.D$14]*[.$A111]^1+[.D$15]*[.$A111]^2+[.D$16]*[.$A111]^3+[.D$17]*[.$A111]^4+[.D$18]*[.$A111]^5+[.D$19]*[.$A111]^6" office:value-type="float" office:value="67.3535987710825" calcext:value-type="float">
            <text:p>67,3535987711</text:p>
          </table:table-cell>
          <table:table-cell table:style-name="ce2" table:formula="of:=[.E$13]*[.$A111]^0+[.E$14]*[.$A111]^1+[.E$15]*[.$A111]^2+[.E$16]*[.$A111]^3+[.E$17]*[.$A111]^4+[.E$18]*[.$A111]^5+[.E$19]*[.$A111]^6" office:value-type="float" office:value="72.6176899064903" calcext:value-type="float">
            <text:p>72,6176899065</text:p>
          </table:table-cell>
          <table:table-cell table:style-name="ce2" table:formula="of:=[.F$13]*[.$A111]^0+[.F$14]*[.$A111]^1+[.F$15]*[.$A111]^2+[.F$16]*[.$A111]^3+[.F$17]*[.$A111]^4+[.F$18]*[.$A111]^5+[.F$19]*[.$A111]^6" office:value-type="float" office:value="72.6176899063493" calcext:value-type="float">
            <text:p>72,6176899063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,9</text:p>
          </table:table-cell>
          <table:table-cell table:style-name="ce2" table:formula="of:=[.B$13]*[.$A112]^0+[.B$14]*[.$A112]^1+[.B$15]*[.$A112]^2+[.B$16]*[.$A112]^3+[.B$17]*[.$A112]^4+[.B$18]*[.$A112]^5+[.B$19]*[.$A112]^6" office:value-type="float" office:value="40.7791090506653" calcext:value-type="float">
            <text:p>40,7791090507</text:p>
          </table:table-cell>
          <table:table-cell table:style-name="ce2" table:formula="of:=[.C$13]*[.$A112]^0+[.C$14]*[.$A112]^1+[.C$15]*[.$A112]^2+[.C$16]*[.$A112]^3+[.C$17]*[.$A112]^4+[.C$18]*[.$A112]^5+[.C$19]*[.$A112]^6" office:value-type="float" office:value="65.4380426146921" calcext:value-type="float">
            <text:p>65,4380426147</text:p>
          </table:table-cell>
          <table:table-cell table:style-name="ce2" table:formula="of:=[.D$13]*[.$A112]^0+[.D$14]*[.$A112]^1+[.D$15]*[.$A112]^2+[.D$16]*[.$A112]^3+[.D$17]*[.$A112]^4+[.D$18]*[.$A112]^5+[.D$19]*[.$A112]^6" office:value-type="float" office:value="65.4380465298932" calcext:value-type="float">
            <text:p>65,4380465299</text:p>
          </table:table-cell>
          <table:table-cell table:style-name="ce2" table:formula="of:=[.E$13]*[.$A112]^0+[.E$14]*[.$A112]^1+[.E$15]*[.$A112]^2+[.E$16]*[.$A112]^3+[.E$17]*[.$A112]^4+[.E$18]*[.$A112]^5+[.E$19]*[.$A112]^6" office:value-type="float" office:value="71.0646722166016" calcext:value-type="float">
            <text:p>71,0646722166</text:p>
          </table:table-cell>
          <table:table-cell table:style-name="ce2" table:formula="of:=[.F$13]*[.$A112]^0+[.F$14]*[.$A112]^1+[.F$15]*[.$A112]^2+[.F$16]*[.$A112]^3+[.F$17]*[.$A112]^4+[.F$18]*[.$A112]^5+[.F$19]*[.$A112]^6" office:value-type="float" office:value="71.0646722164429" calcext:value-type="float">
            <text:p>71,064672216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B$13]*[.$A113]^0+[.B$14]*[.$A113]^1+[.B$15]*[.$A113]^2+[.B$16]*[.$A113]^3+[.B$17]*[.$A113]^4+[.B$18]*[.$A113]^5+[.B$19]*[.$A113]^6" office:value-type="float" office:value="38.4490524269058" calcext:value-type="float">
            <text:p>38,4490524269</text:p>
          </table:table-cell>
          <table:table-cell table:style-name="ce2" table:formula="of:=[.C$13]*[.$A113]^0+[.C$14]*[.$A113]^1+[.C$15]*[.$A113]^2+[.C$16]*[.$A113]^3+[.C$17]*[.$A113]^4+[.C$18]*[.$A113]^5+[.C$19]*[.$A113]^6" office:value-type="float" office:value="63.4794238139202" calcext:value-type="float">
            <text:p>63,4794238139</text:p>
          </table:table-cell>
          <table:table-cell table:style-name="ce2" table:formula="of:=[.D$13]*[.$A113]^0+[.D$14]*[.$A113]^1+[.D$15]*[.$A113]^2+[.D$16]*[.$A113]^3+[.D$17]*[.$A113]^4+[.D$18]*[.$A113]^5+[.D$19]*[.$A113]^6" office:value-type="float" office:value="63.4794276938574" calcext:value-type="float">
            <text:p>63,4794276939</text:p>
          </table:table-cell>
          <table:table-cell table:style-name="ce2" table:formula="of:=[.E$13]*[.$A113]^0+[.E$14]*[.$A113]^1+[.E$15]*[.$A113]^2+[.E$16]*[.$A113]^3+[.E$17]*[.$A113]^4+[.E$18]*[.$A113]^5+[.E$19]*[.$A113]^6" office:value-type="float" office:value="69.4571626779446" calcext:value-type="float">
            <text:p>69,4571626779</text:p>
          </table:table-cell>
          <table:table-cell table:style-name="ce2" table:formula="of:=[.F$13]*[.$A113]^0+[.F$14]*[.$A113]^1+[.F$15]*[.$A113]^2+[.F$16]*[.$A113]^3+[.F$17]*[.$A113]^4+[.F$18]*[.$A113]^5+[.F$19]*[.$A113]^6" office:value-type="float" office:value="69.4571626777681" calcext:value-type="float">
            <text:p>69,4571626778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,1</text:p>
          </table:table-cell>
          <table:table-cell table:style-name="ce2" table:formula="of:=[.B$13]*[.$A114]^0+[.B$14]*[.$A114]^1+[.B$15]*[.$A114]^2+[.B$16]*[.$A114]^3+[.B$17]*[.$A114]^4+[.B$18]*[.$A114]^5+[.B$19]*[.$A114]^6" office:value-type="float" office:value="36.2422703438788" calcext:value-type="float">
            <text:p>36,2422703439</text:p>
          </table:table-cell>
          <table:table-cell table:style-name="ce2" table:formula="of:=[.C$13]*[.$A114]^0+[.C$14]*[.$A114]^1+[.C$15]*[.$A114]^2+[.C$16]*[.$A114]^3+[.C$17]*[.$A114]^4+[.C$18]*[.$A114]^5+[.C$19]*[.$A114]^6" office:value-type="float" office:value="61.4802362553322" calcext:value-type="float">
            <text:p>61,4802362553</text:p>
          </table:table-cell>
          <table:table-cell table:style-name="ce2" table:formula="of:=[.D$13]*[.$A114]^0+[.D$14]*[.$A114]^1+[.D$15]*[.$A114]^2+[.D$16]*[.$A114]^3+[.D$17]*[.$A114]^4+[.D$18]*[.$A114]^5+[.D$19]*[.$A114]^6" office:value-type="float" office:value="61.4802401006859" calcext:value-type="float">
            <text:p>61,4802401007</text:p>
          </table:table-cell>
          <table:table-cell table:style-name="ce2" table:formula="of:=[.E$13]*[.$A114]^0+[.E$14]*[.$A114]^1+[.E$15]*[.$A114]^2+[.E$16]*[.$A114]^3+[.E$17]*[.$A114]^4+[.E$18]*[.$A114]^5+[.E$19]*[.$A114]^6" office:value-type="float" office:value="67.7951612905188" calcext:value-type="float">
            <text:p>67,7951612905</text:p>
          </table:table-cell>
          <table:table-cell table:style-name="ce2" table:formula="of:=[.F$13]*[.$A114]^0+[.F$14]*[.$A114]^1+[.F$15]*[.$A114]^2+[.F$16]*[.$A114]^3+[.F$17]*[.$A114]^4+[.F$18]*[.$A114]^5+[.F$19]*[.$A114]^6" office:value-type="float" office:value="67.7951612903243" calcext:value-type="float">
            <text:p>67,7951612903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style-name="ce2" table:formula="of:=[.B$13]*[.$A115]^0+[.B$14]*[.$A115]^1+[.B$15]*[.$A115]^2+[.B$16]*[.$A115]^3+[.B$17]*[.$A115]^4+[.B$18]*[.$A115]^5+[.B$19]*[.$A115]^6" office:value-type="float" office:value="34.1689789391239" calcext:value-type="float">
            <text:p>34,1689789391</text:p>
          </table:table-cell>
          <table:table-cell table:style-name="ce2" table:formula="of:=[.C$13]*[.$A115]^0+[.C$14]*[.$A115]^1+[.C$15]*[.$A115]^2+[.C$16]*[.$A115]^3+[.C$17]*[.$A115]^4+[.C$18]*[.$A115]^5+[.C$19]*[.$A115]^6" office:value-type="float" office:value="59.443062449116" calcext:value-type="float">
            <text:p>59,4430624491</text:p>
          </table:table-cell>
          <table:table-cell table:style-name="ce2" table:formula="of:=[.D$13]*[.$A115]^0+[.D$14]*[.$A115]^1+[.D$15]*[.$A115]^2+[.D$16]*[.$A115]^3+[.D$17]*[.$A115]^4+[.D$18]*[.$A115]^5+[.D$19]*[.$A115]^6" office:value-type="float" office:value="59.4430662605473" calcext:value-type="float">
            <text:p>59,4430662605</text:p>
          </table:table-cell>
          <table:table-cell table:style-name="ce2" table:formula="of:=[.E$13]*[.$A115]^0+[.E$14]*[.$A115]^1+[.E$15]*[.$A115]^2+[.E$16]*[.$A115]^3+[.E$17]*[.$A115]^4+[.E$18]*[.$A115]^5+[.E$19]*[.$A115]^6" office:value-type="float" office:value="66.0786680543247" calcext:value-type="float">
            <text:p>66,0786680543</text:p>
          </table:table-cell>
          <table:table-cell table:style-name="ce2" table:formula="of:=[.F$13]*[.$A115]^0+[.F$14]*[.$A115]^1+[.F$15]*[.$A115]^2+[.F$16]*[.$A115]^3+[.F$17]*[.$A115]^4+[.F$18]*[.$A115]^5+[.F$19]*[.$A115]^6" office:value-type="float" office:value="66.0786680541123" calcext:value-type="float">
            <text:p>66,0786680541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style-name="ce2" table:formula="of:=[.B$13]*[.$A116]^0+[.B$14]*[.$A116]^1+[.B$15]*[.$A116]^2+[.B$16]*[.$A116]^3+[.B$17]*[.$A116]^4+[.B$18]*[.$A116]^5+[.B$19]*[.$A116]^6" office:value-type="float" office:value="32.2380883225705" calcext:value-type="float">
            <text:p>32,2380883226</text:p>
          </table:table-cell>
          <table:table-cell table:style-name="ce2" table:formula="of:=[.C$13]*[.$A116]^0+[.C$14]*[.$A116]^1+[.C$15]*[.$A116]^2+[.C$16]*[.$A116]^3+[.C$17]*[.$A116]^4+[.C$18]*[.$A116]^5+[.C$19]*[.$A116]^6" office:value-type="float" office:value="57.3705695779143" calcext:value-type="float">
            <text:p>57,3705695779</text:p>
          </table:table-cell>
          <table:table-cell table:style-name="ce2" table:formula="of:=[.D$13]*[.$A116]^0+[.D$14]*[.$A116]^1+[.D$15]*[.$A116]^2+[.D$16]*[.$A116]^3+[.D$17]*[.$A116]^4+[.D$18]*[.$A116]^5+[.D$19]*[.$A116]^6" office:value-type="float" office:value="57.3705733560873" calcext:value-type="float">
            <text:p>57,3705733561</text:p>
          </table:table-cell>
          <table:table-cell table:style-name="ce2" table:formula="of:=[.E$13]*[.$A116]^0+[.E$14]*[.$A116]^1+[.E$15]*[.$A116]^2+[.E$16]*[.$A116]^3+[.E$17]*[.$A116]^4+[.E$18]*[.$A116]^5+[.E$19]*[.$A116]^6" office:value-type="float" office:value="64.3076829693619" calcext:value-type="float">
            <text:p>64,3076829694</text:p>
          </table:table-cell>
          <table:table-cell table:style-name="ce2" table:formula="of:=[.F$13]*[.$A116]^0+[.F$14]*[.$A116]^1+[.F$15]*[.$A116]^2+[.F$16]*[.$A116]^3+[.F$17]*[.$A116]^4+[.F$18]*[.$A116]^5+[.F$19]*[.$A116]^6" office:value-type="float" office:value="64.3076829691312" calcext:value-type="float">
            <text:p>64,3076829691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,4</text:p>
          </table:table-cell>
          <table:table-cell table:style-name="ce2" table:formula="of:=[.B$13]*[.$A117]^0+[.B$14]*[.$A117]^1+[.B$15]*[.$A117]^2+[.B$16]*[.$A117]^3+[.B$17]*[.$A117]^4+[.B$18]*[.$A117]^5+[.B$19]*[.$A117]^6" office:value-type="float" office:value="30.4570437705261" calcext:value-type="float">
            <text:p>30,4570437705</text:p>
          </table:table-cell>
          <table:table-cell table:style-name="ce2" table:formula="of:=[.C$13]*[.$A117]^0+[.C$14]*[.$A117]^1+[.C$15]*[.$A117]^2+[.C$16]*[.$A117]^3+[.C$17]*[.$A117]^4+[.C$18]*[.$A117]^5+[.C$19]*[.$A117]^6" office:value-type="float" office:value="55.2655094968393" calcext:value-type="float">
            <text:p>55,2655094968</text:p>
          </table:table-cell>
          <table:table-cell table:style-name="ce2" table:formula="of:=[.D$13]*[.$A117]^0+[.D$14]*[.$A117]^1+[.D$15]*[.$A117]^2+[.D$16]*[.$A117]^3+[.D$17]*[.$A117]^4+[.D$18]*[.$A117]^5+[.D$19]*[.$A117]^6" office:value-type="float" office:value="55.2655132423979" calcext:value-type="float">
            <text:p>55,2655132424</text:p>
          </table:table-cell>
          <table:table-cell table:style-name="ce2" table:formula="of:=[.E$13]*[.$A117]^0+[.E$14]*[.$A117]^1+[.E$15]*[.$A117]^2+[.E$16]*[.$A117]^3+[.E$17]*[.$A117]^4+[.E$18]*[.$A117]^5+[.E$19]*[.$A117]^6" office:value-type="float" office:value="62.4822060356306" calcext:value-type="float">
            <text:p>62,4822060356</text:p>
          </table:table-cell>
          <table:table-cell table:style-name="ce2" table:formula="of:=[.F$13]*[.$A117]^0+[.F$14]*[.$A117]^1+[.F$15]*[.$A117]^2+[.F$16]*[.$A117]^3+[.F$17]*[.$A117]^4+[.F$18]*[.$A117]^5+[.F$19]*[.$A117]^6" office:value-type="float" office:value="62.4822060353818" calcext:value-type="float">
            <text:p>62,4822060354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style-name="ce2" table:formula="of:=[.B$13]*[.$A118]^0+[.B$14]*[.$A118]^1+[.B$15]*[.$A118]^2+[.B$16]*[.$A118]^3+[.B$17]*[.$A118]^4+[.B$18]*[.$A118]^5+[.B$19]*[.$A118]^6" office:value-type="float" office:value="28.8316618738463" calcext:value-type="float">
            <text:p>28,8316618738</text:p>
          </table:table-cell>
          <table:table-cell table:style-name="ce2" table:formula="of:=[.C$13]*[.$A118]^0+[.C$14]*[.$A118]^1+[.C$15]*[.$A118]^2+[.C$16]*[.$A118]^3+[.C$17]*[.$A118]^4+[.C$18]*[.$A118]^5+[.C$19]*[.$A118]^6" office:value-type="float" office:value="53.1307187334741" calcext:value-type="float">
            <text:p>53,1307187335</text:p>
          </table:table-cell>
          <table:table-cell table:style-name="ce2" table:formula="of:=[.D$13]*[.$A118]^0+[.D$14]*[.$A118]^1+[.D$15]*[.$A118]^2+[.D$16]*[.$A118]^3+[.D$17]*[.$A118]^4+[.D$18]*[.$A118]^5+[.D$19]*[.$A118]^6" office:value-type="float" office:value="53.1307224470538" calcext:value-type="float">
            <text:p>53,1307224471</text:p>
          </table:table-cell>
          <table:table-cell table:style-name="ce2" table:formula="of:=[.E$13]*[.$A118]^0+[.E$14]*[.$A118]^1+[.E$15]*[.$A118]^2+[.E$16]*[.$A118]^3+[.E$17]*[.$A118]^4+[.E$18]*[.$A118]^5+[.E$19]*[.$A118]^6" office:value-type="float" office:value="60.6022372531308" calcext:value-type="float">
            <text:p>60,6022372531</text:p>
          </table:table-cell>
          <table:table-cell table:style-name="ce2" table:formula="of:=[.F$13]*[.$A118]^0+[.F$14]*[.$A118]^1+[.F$15]*[.$A118]^2+[.F$16]*[.$A118]^3+[.F$17]*[.$A118]^4+[.F$18]*[.$A118]^5+[.F$19]*[.$A118]^6" office:value-type="float" office:value="60.6022372528636" calcext:value-type="float">
            <text:p>60,6022372529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,6</text:p>
          </table:table-cell>
          <table:table-cell table:style-name="ce2" table:formula="of:=[.B$13]*[.$A119]^0+[.B$14]*[.$A119]^1+[.B$15]*[.$A119]^2+[.B$16]*[.$A119]^3+[.B$17]*[.$A119]^4+[.B$18]*[.$A119]^5+[.B$19]*[.$A119]^6" office:value-type="float" office:value="27.3659616601071" calcext:value-type="float">
            <text:p>27,3659616601</text:p>
          </table:table-cell>
          <table:table-cell table:style-name="ce2" table:formula="of:=[.C$13]*[.$A119]^0+[.C$14]*[.$A119]^1+[.C$15]*[.$A119]^2+[.C$16]*[.$A119]^3+[.C$17]*[.$A119]^4+[.C$18]*[.$A119]^5+[.C$19]*[.$A119]^6" office:value-type="float" office:value="50.9691184878549" calcext:value-type="float">
            <text:p>50,9691184879</text:p>
          </table:table-cell>
          <table:table-cell table:style-name="ce2" table:formula="of:=[.D$13]*[.$A119]^0+[.D$14]*[.$A119]^1+[.D$15]*[.$A119]^2+[.D$16]*[.$A119]^3+[.D$17]*[.$A119]^4+[.D$18]*[.$A119]^5+[.D$19]*[.$A119]^6" office:value-type="float" office:value="50.9691221700823" calcext:value-type="float">
            <text:p>50,9691221701</text:p>
          </table:table-cell>
          <table:table-cell table:style-name="ce2" table:formula="of:=[.E$13]*[.$A119]^0+[.E$14]*[.$A119]^1+[.E$15]*[.$A119]^2+[.E$16]*[.$A119]^3+[.E$17]*[.$A119]^4+[.E$18]*[.$A119]^5+[.E$19]*[.$A119]^6" office:value-type="float" office:value="58.6677766218626" calcext:value-type="float">
            <text:p>58,6677766219</text:p>
          </table:table-cell>
          <table:table-cell table:style-name="ce2" table:formula="of:=[.F$13]*[.$A119]^0+[.F$14]*[.$A119]^1+[.F$15]*[.$A119]^2+[.F$16]*[.$A119]^3+[.F$17]*[.$A119]^4+[.F$18]*[.$A119]^5+[.F$19]*[.$A119]^6" office:value-type="float" office:value="58.6677766215766" calcext:value-type="float">
            <text:p>58,6677766216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,7</text:p>
          </table:table-cell>
          <table:table-cell table:style-name="ce2" table:formula="of:=[.B$13]*[.$A120]^0+[.B$14]*[.$A120]^1+[.B$15]*[.$A120]^2+[.B$16]*[.$A120]^3+[.B$17]*[.$A120]^4+[.B$18]*[.$A120]^5+[.B$19]*[.$A120]^6" office:value-type="float" office:value="26.0619906546199" calcext:value-type="float">
            <text:p>26,0619906546</text:p>
          </table:table-cell>
          <table:table-cell table:style-name="ce2" table:formula="of:=[.C$13]*[.$A120]^0+[.C$14]*[.$A120]^1+[.C$15]*[.$A120]^2+[.C$16]*[.$A120]^3+[.C$17]*[.$A120]^4+[.C$18]*[.$A120]^5+[.C$19]*[.$A120]^6" office:value-type="float" office:value="48.783714632496" calcext:value-type="float">
            <text:p>48,7837146325</text:p>
          </table:table-cell>
          <table:table-cell table:style-name="ce2" table:formula="of:=[.D$13]*[.$A120]^0+[.D$14]*[.$A120]^1+[.D$15]*[.$A120]^2+[.D$16]*[.$A120]^3+[.D$17]*[.$A120]^4+[.D$18]*[.$A120]^5+[.D$19]*[.$A120]^6" office:value-type="float" office:value="48.7837182839849" calcext:value-type="float">
            <text:p>48,783718284</text:p>
          </table:table-cell>
          <table:table-cell table:style-name="ce2" table:formula="of:=[.E$13]*[.$A120]^0+[.E$14]*[.$A120]^1+[.E$15]*[.$A120]^2+[.E$16]*[.$A120]^3+[.E$17]*[.$A120]^4+[.E$18]*[.$A120]^5+[.E$19]*[.$A120]^6" office:value-type="float" office:value="56.6788241418255" calcext:value-type="float">
            <text:p>56,6788241418</text:p>
          </table:table-cell>
          <table:table-cell table:style-name="ce2" table:formula="of:=[.F$13]*[.$A120]^0+[.F$14]*[.$A120]^1+[.F$15]*[.$A120]^2+[.F$16]*[.$A120]^3+[.F$17]*[.$A120]^4+[.F$18]*[.$A120]^5+[.F$19]*[.$A120]^6" office:value-type="float" office:value="56.6788241415211" calcext:value-type="float">
            <text:p>56,6788241415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,8</text:p>
          </table:table-cell>
          <table:table-cell table:style-name="ce2" table:formula="of:=[.B$13]*[.$A121]^0+[.B$14]*[.$A121]^1+[.B$15]*[.$A121]^2+[.B$16]*[.$A121]^3+[.B$17]*[.$A121]^4+[.B$18]*[.$A121]^5+[.B$19]*[.$A121]^6" office:value-type="float" office:value="24.919645916787" calcext:value-type="float">
            <text:p>24,9196459168</text:p>
          </table:table-cell>
          <table:table-cell table:style-name="ce2" table:formula="of:=[.C$13]*[.$A121]^0+[.C$14]*[.$A121]^1+[.C$15]*[.$A121]^2+[.C$16]*[.$A121]^3+[.C$17]*[.$A121]^4+[.C$18]*[.$A121]^5+[.C$19]*[.$A121]^6" office:value-type="float" office:value="46.5775977123673" calcext:value-type="float">
            <text:p>46,5775977124</text:p>
          </table:table-cell>
          <table:table-cell table:style-name="ce2" table:formula="of:=[.D$13]*[.$A121]^0+[.D$14]*[.$A121]^1+[.D$15]*[.$A121]^2+[.D$16]*[.$A121]^3+[.D$17]*[.$A121]^4+[.D$18]*[.$A121]^5+[.D$19]*[.$A121]^6" office:value-type="float" office:value="46.5776013337218" calcext:value-type="float">
            <text:p>46,5776013337</text:p>
          </table:table-cell>
          <table:table-cell table:style-name="ce2" table:formula="of:=[.E$13]*[.$A121]^0+[.E$14]*[.$A121]^1+[.E$15]*[.$A121]^2+[.E$16]*[.$A121]^3+[.E$17]*[.$A121]^4+[.E$18]*[.$A121]^5+[.E$19]*[.$A121]^6" office:value-type="float" office:value="54.6353798130202" calcext:value-type="float">
            <text:p>54,635379813</text:p>
          </table:table-cell>
          <table:table-cell table:style-name="ce2" table:formula="of:=[.F$13]*[.$A121]^0+[.F$14]*[.$A121]^1+[.F$15]*[.$A121]^2+[.F$16]*[.$A121]^3+[.F$17]*[.$A121]^4+[.F$18]*[.$A121]^5+[.F$19]*[.$A121]^6" office:value-type="float" office:value="54.635379812697" calcext:value-type="float">
            <text:p>54,6353798127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,9</text:p>
          </table:table-cell>
          <table:table-cell table:style-name="ce2" table:formula="of:=[.B$13]*[.$A122]^0+[.B$14]*[.$A122]^1+[.B$15]*[.$A122]^2+[.B$16]*[.$A122]^3+[.B$17]*[.$A122]^4+[.B$18]*[.$A122]^5+[.B$19]*[.$A122]^6" office:value-type="float" office:value="23.9364900235669" calcext:value-type="float">
            <text:p>23,9364900236</text:p>
          </table:table-cell>
          <table:table-cell table:style-name="ce2" table:formula="of:=[.C$13]*[.$A122]^0+[.C$14]*[.$A122]^1+[.C$15]*[.$A122]^2+[.C$16]*[.$A122]^3+[.C$17]*[.$A122]^4+[.C$18]*[.$A122]^5+[.C$19]*[.$A122]^6" office:value-type="float" office:value="44.3539429448998" calcext:value-type="float">
            <text:p>44,3539429449</text:p>
          </table:table-cell>
          <table:table-cell table:style-name="ce2" table:formula="of:=[.D$13]*[.$A122]^0+[.D$14]*[.$A122]^1+[.D$15]*[.$A122]^2+[.D$16]*[.$A122]^3+[.D$17]*[.$A122]^4+[.D$18]*[.$A122]^5+[.D$19]*[.$A122]^6" office:value-type="float" office:value="44.3539465367103" calcext:value-type="float">
            <text:p>44,3539465367</text:p>
          </table:table-cell>
          <table:table-cell table:style-name="ce2" table:formula="of:=[.E$13]*[.$A122]^0+[.E$14]*[.$A122]^1+[.E$15]*[.$A122]^2+[.E$16]*[.$A122]^3+[.E$17]*[.$A122]^4+[.E$18]*[.$A122]^5+[.E$19]*[.$A122]^6" office:value-type="float" office:value="52.5374436354466" calcext:value-type="float">
            <text:p>52,5374436354</text:p>
          </table:table-cell>
          <table:table-cell table:style-name="ce2" table:formula="of:=[.F$13]*[.$A122]^0+[.F$14]*[.$A122]^1+[.F$15]*[.$A122]^2+[.F$16]*[.$A122]^3+[.F$17]*[.$A122]^4+[.F$18]*[.$A122]^5+[.F$19]*[.$A122]^6" office:value-type="float" office:value="52.5374436351044" calcext:value-type="float">
            <text:p>52,537443635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B$13]*[.$A123]^0+[.B$14]*[.$A123]^1+[.B$15]*[.$A123]^2+[.B$16]*[.$A123]^3+[.B$17]*[.$A123]^4+[.B$18]*[.$A123]^5+[.B$19]*[.$A123]^6" office:value-type="float" office:value="23.1075620177435" calcext:value-type="float">
            <text:p>23,1075620177</text:p>
          </table:table-cell>
          <table:table-cell table:style-name="ce2" table:formula="of:=[.C$13]*[.$A123]^0+[.C$14]*[.$A123]^1+[.C$15]*[.$A123]^2+[.C$16]*[.$A123]^3+[.C$17]*[.$A123]^4+[.C$18]*[.$A123]^5+[.C$19]*[.$A123]^6" office:value-type="float" office:value="42.1160102200056" calcext:value-type="float">
            <text:p>42,11601022</text:p>
          </table:table-cell>
          <table:table-cell table:style-name="ce2" table:formula="of:=[.D$13]*[.$A123]^0+[.D$14]*[.$A123]^1+[.D$15]*[.$A123]^2+[.D$16]*[.$A123]^3+[.D$17]*[.$A123]^4+[.D$18]*[.$A123]^5+[.D$19]*[.$A123]^6" office:value-type="float" office:value="42.116013782852" calcext:value-type="float">
            <text:p>42,1160137829</text:p>
          </table:table-cell>
          <table:table-cell table:style-name="ce2" table:formula="of:=[.E$13]*[.$A123]^0+[.E$14]*[.$A123]^1+[.E$15]*[.$A123]^2+[.E$16]*[.$A123]^3+[.E$17]*[.$A123]^4+[.E$18]*[.$A123]^5+[.E$19]*[.$A123]^6" office:value-type="float" office:value="50.3850156091042" calcext:value-type="float">
            <text:p>50,3850156091</text:p>
          </table:table-cell>
          <table:table-cell table:style-name="ce2" table:formula="of:=[.F$13]*[.$A123]^0+[.F$14]*[.$A123]^1+[.F$15]*[.$A123]^2+[.F$16]*[.$A123]^3+[.F$17]*[.$A123]^4+[.F$18]*[.$A123]^5+[.F$19]*[.$A123]^6" office:value-type="float" office:value="50.3850156087428" calcext:value-type="float">
            <text:p>50,3850156087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,1</text:p>
          </table:table-cell>
          <table:table-cell table:style-name="ce2" table:formula="of:=[.B$13]*[.$A124]^0+[.B$14]*[.$A124]^1+[.B$15]*[.$A124]^2+[.B$16]*[.$A124]^3+[.B$17]*[.$A124]^4+[.B$18]*[.$A124]^5+[.B$19]*[.$A124]^6" office:value-type="float" office:value="22.4251833137823" calcext:value-type="float">
            <text:p>22,4251833138</text:p>
          </table:table-cell>
          <table:table-cell table:style-name="ce2" table:formula="of:=[.C$13]*[.$A124]^0+[.C$14]*[.$A124]^1+[.C$15]*[.$A124]^2+[.C$16]*[.$A124]^3+[.C$17]*[.$A124]^4+[.C$18]*[.$A124]^5+[.C$19]*[.$A124]^6" office:value-type="float" office:value="39.8671441000435" calcext:value-type="float">
            <text:p>39,8671441</text:p>
          </table:table-cell>
          <table:table-cell table:style-name="ce2" table:formula="of:=[.D$13]*[.$A124]^0+[.D$14]*[.$A124]^1+[.D$15]*[.$A124]^2+[.D$16]*[.$A124]^3+[.D$17]*[.$A124]^4+[.D$18]*[.$A124]^5+[.D$19]*[.$A124]^6" office:value-type="float" office:value="39.8671476344971" calcext:value-type="float">
            <text:p>39,8671476345</text:p>
          </table:table-cell>
          <table:table-cell table:style-name="ce2" table:formula="of:=[.E$13]*[.$A124]^0+[.E$14]*[.$A124]^1+[.E$15]*[.$A124]^2+[.E$16]*[.$A124]^3+[.E$17]*[.$A124]^4+[.E$18]*[.$A124]^5+[.E$19]*[.$A124]^6" office:value-type="float" office:value="48.1780957339931" calcext:value-type="float">
            <text:p>48,178095734</text:p>
          </table:table-cell>
          <table:table-cell table:style-name="ce2" table:formula="of:=[.F$13]*[.$A124]^0+[.F$14]*[.$A124]^1+[.F$15]*[.$A124]^2+[.F$16]*[.$A124]^3+[.F$17]*[.$A124]^4+[.F$18]*[.$A124]^5+[.F$19]*[.$A124]^6" office:value-type="float" office:value="48.1780957336129" calcext:value-type="float">
            <text:p>48,178095733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style-name="ce2" table:formula="of:=[.B$13]*[.$A125]^0+[.B$14]*[.$A125]^1+[.B$15]*[.$A125]^2+[.B$16]*[.$A125]^3+[.B$17]*[.$A125]^4+[.B$18]*[.$A125]^5+[.B$19]*[.$A125]^6" office:value-type="float" office:value="21.8787585588288" calcext:value-type="float">
            <text:p>21,8787585588</text:p>
          </table:table-cell>
          <table:table-cell table:style-name="ce2" table:formula="of:=[.C$13]*[.$A125]^0+[.C$14]*[.$A125]^1+[.C$15]*[.$A125]^2+[.C$16]*[.$A125]^3+[.C$17]*[.$A125]^4+[.C$18]*[.$A125]^5+[.C$19]*[.$A125]^6" office:value-type="float" office:value="37.6107738198541" calcext:value-type="float">
            <text:p>37,6107738199</text:p>
          </table:table-cell>
          <table:table-cell table:style-name="ce2" table:formula="of:=[.D$13]*[.$A125]^0+[.D$14]*[.$A125]^1+[.D$15]*[.$A125]^2+[.D$16]*[.$A125]^3+[.D$17]*[.$A125]^4+[.D$18]*[.$A125]^5+[.D$19]*[.$A125]^6" office:value-type="float" office:value="37.6107773264712" calcext:value-type="float">
            <text:p>37,6107773265</text:p>
          </table:table-cell>
          <table:table-cell table:style-name="ce2" table:formula="of:=[.E$13]*[.$A125]^0+[.E$14]*[.$A125]^1+[.E$15]*[.$A125]^2+[.E$16]*[.$A125]^3+[.E$17]*[.$A125]^4+[.E$18]*[.$A125]^5+[.E$19]*[.$A125]^6" office:value-type="float" office:value="45.9166840101138" calcext:value-type="float">
            <text:p>45,9166840101</text:p>
          </table:table-cell>
          <table:table-cell table:style-name="ce2" table:formula="of:=[.F$13]*[.$A125]^0+[.F$14]*[.$A125]^1+[.F$15]*[.$A125]^2+[.F$16]*[.$A125]^3+[.F$17]*[.$A125]^4+[.F$18]*[.$A125]^5+[.F$19]*[.$A125]^6" office:value-type="float" office:value="45.9166840097141" calcext:value-type="float">
            <text:p>45,9166840097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,3</text:p>
          </table:table-cell>
          <table:table-cell table:style-name="ce2" table:formula="of:=[.B$13]*[.$A126]^0+[.B$14]*[.$A126]^1+[.B$15]*[.$A126]^2+[.B$16]*[.$A126]^3+[.B$17]*[.$A126]^4+[.B$18]*[.$A126]^5+[.B$19]*[.$A126]^6" office:value-type="float" office:value="21.4545714598498" calcext:value-type="float">
            <text:p>21,4545714598</text:p>
          </table:table-cell>
          <table:table-cell table:style-name="ce2" table:formula="of:=[.C$13]*[.$A126]^0+[.C$14]*[.$A126]^1+[.C$15]*[.$A126]^2+[.C$16]*[.$A126]^3+[.C$17]*[.$A126]^4+[.C$18]*[.$A126]^5+[.C$19]*[.$A126]^6" office:value-type="float" office:value="35.3504132867258" calcext:value-type="float">
            <text:p>35,3504132867</text:p>
          </table:table-cell>
          <table:table-cell table:style-name="ce2" table:formula="of:=[.D$13]*[.$A126]^0+[.D$14]*[.$A126]^1+[.D$15]*[.$A126]^2+[.D$16]*[.$A126]^3+[.D$17]*[.$A126]^4+[.D$18]*[.$A126]^5+[.D$19]*[.$A126]^6" office:value-type="float" office:value="35.3504167660476" calcext:value-type="float">
            <text:p>35,350416766</text:p>
          </table:table-cell>
          <table:table-cell table:style-name="ce2" table:formula="of:=[.E$13]*[.$A126]^0+[.E$14]*[.$A126]^1+[.E$15]*[.$A126]^2+[.E$16]*[.$A126]^3+[.E$17]*[.$A126]^4+[.E$18]*[.$A126]^5+[.E$19]*[.$A126]^6" office:value-type="float" office:value="43.600780437466" calcext:value-type="float">
            <text:p>43,6007804375</text:p>
          </table:table-cell>
          <table:table-cell table:style-name="ce2" table:formula="of:=[.F$13]*[.$A126]^0+[.F$14]*[.$A126]^1+[.F$15]*[.$A126]^2+[.F$16]*[.$A126]^3+[.F$17]*[.$A126]^4+[.F$18]*[.$A126]^5+[.F$19]*[.$A126]^6" office:value-type="float" office:value="43.6007804370466" calcext:value-type="float">
            <text:p>43,600780437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,4</text:p>
          </table:table-cell>
          <table:table-cell table:style-name="ce2" table:formula="of:=[.B$13]*[.$A127]^0+[.B$14]*[.$A127]^1+[.B$15]*[.$A127]^2+[.B$16]*[.$A127]^3+[.B$17]*[.$A127]^4+[.B$18]*[.$A127]^5+[.B$19]*[.$A127]^6" office:value-type="float" office:value="21.1355755556724" calcext:value-type="float">
            <text:p>21,1355755557</text:p>
          </table:table-cell>
          <table:table-cell table:style-name="ce2" table:formula="of:=[.C$13]*[.$A127]^0+[.C$14]*[.$A127]^1+[.C$15]*[.$A127]^2+[.C$16]*[.$A127]^3+[.C$17]*[.$A127]^4+[.C$18]*[.$A127]^5+[.C$19]*[.$A127]^6" office:value-type="float" office:value="33.0896610804297" calcext:value-type="float">
            <text:p>33,0896610804</text:p>
          </table:table-cell>
          <table:table-cell table:style-name="ce2" table:formula="of:=[.D$13]*[.$A127]^0+[.D$14]*[.$A127]^1+[.D$15]*[.$A127]^2+[.D$16]*[.$A127]^3+[.D$17]*[.$A127]^4+[.D$18]*[.$A127]^5+[.D$19]*[.$A127]^6" office:value-type="float" office:value="33.0896645329876" calcext:value-type="float">
            <text:p>33,089664533</text:p>
          </table:table-cell>
          <table:table-cell table:style-name="ce2" table:formula="of:=[.E$13]*[.$A127]^0+[.E$14]*[.$A127]^1+[.E$15]*[.$A127]^2+[.E$16]*[.$A127]^3+[.E$17]*[.$A127]^4+[.E$18]*[.$A127]^5+[.E$19]*[.$A127]^6" office:value-type="float" office:value="41.2303850160493" calcext:value-type="float">
            <text:p>41,230385016</text:p>
          </table:table-cell>
          <table:table-cell table:style-name="ce2" table:formula="of:=[.F$13]*[.$A127]^0+[.F$14]*[.$A127]^1+[.F$15]*[.$A127]^2+[.F$16]*[.$A127]^3+[.F$17]*[.$A127]^4+[.F$18]*[.$A127]^5+[.F$19]*[.$A127]^6" office:value-type="float" office:value="41.2303850156109" calcext:value-type="float">
            <text:p>41,2303850156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style-name="ce2" table:formula="of:=[.B$13]*[.$A128]^0+[.B$14]*[.$A128]^1+[.B$15]*[.$A128]^2+[.B$16]*[.$A128]^3+[.B$17]*[.$A128]^4+[.B$18]*[.$A128]^5+[.B$19]*[.$A128]^6" office:value-type="float" office:value="20.9011799672153" calcext:value-type="float">
            <text:p>20,9011799672</text:p>
          </table:table-cell>
          <table:table-cell table:style-name="ce2" table:formula="of:=[.C$13]*[.$A128]^0+[.C$14]*[.$A128]^1+[.C$15]*[.$A128]^2+[.C$16]*[.$A128]^3+[.C$17]*[.$A128]^4+[.C$18]*[.$A128]^5+[.C$19]*[.$A128]^6" office:value-type="float" office:value="30.8322004531829" calcext:value-type="float">
            <text:p>30,8322004532</text:p>
          </table:table-cell>
          <table:table-cell table:style-name="ce2" table:formula="of:=[.D$13]*[.$A128]^0+[.D$14]*[.$A128]^1+[.D$15]*[.$A128]^2+[.D$16]*[.$A128]^3+[.D$17]*[.$A128]^4+[.D$18]*[.$A128]^5+[.D$19]*[.$A128]^6" office:value-type="float" office:value="30.8322038794922" calcext:value-type="float">
            <text:p>30,8322038795</text:p>
          </table:table-cell>
          <table:table-cell table:style-name="ce2" table:formula="of:=[.E$13]*[.$A128]^0+[.E$14]*[.$A128]^1+[.E$15]*[.$A128]^2+[.E$16]*[.$A128]^3+[.E$17]*[.$A128]^4+[.E$18]*[.$A128]^5+[.E$19]*[.$A128]^6" office:value-type="float" office:value="38.8054977458646" calcext:value-type="float">
            <text:p>38,8054977459</text:p>
          </table:table-cell>
          <table:table-cell table:style-name="ce2" table:formula="of:=[.F$13]*[.$A128]^0+[.F$14]*[.$A128]^1+[.F$15]*[.$A128]^2+[.F$16]*[.$A128]^3+[.F$17]*[.$A128]^4+[.F$18]*[.$A128]^5+[.F$19]*[.$A128]^6" office:value-type="float" office:value="38.805497745406" calcext:value-type="float">
            <text:p>38,8054977454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,6</text:p>
          </table:table-cell>
          <table:table-cell table:style-name="ce2" table:formula="of:=[.B$13]*[.$A129]^0+[.B$14]*[.$A129]^1+[.B$15]*[.$A129]^2+[.B$16]*[.$A129]^3+[.B$17]*[.$A129]^4+[.B$18]*[.$A129]^5+[.B$19]*[.$A129]^6" office:value-type="float" office:value="20.7270300851087" calcext:value-type="float">
            <text:p>20,7270300851</text:p>
          </table:table-cell>
          <table:table-cell table:style-name="ce2" table:formula="of:=[.C$13]*[.$A129]^0+[.C$14]*[.$A129]^1+[.C$15]*[.$A129]^2+[.C$16]*[.$A129]^3+[.C$17]*[.$A129]^4+[.C$18]*[.$A129]^5+[.C$19]*[.$A129]^6" office:value-type="float" office:value="28.5817993296869" calcext:value-type="float">
            <text:p>28,5817993297</text:p>
          </table:table-cell>
          <table:table-cell table:style-name="ce2" table:formula="of:=[.D$13]*[.$A129]^0+[.D$14]*[.$A129]^1+[.D$15]*[.$A129]^2+[.D$16]*[.$A129]^3+[.D$17]*[.$A129]^4+[.D$18]*[.$A129]^5+[.D$19]*[.$A129]^6" office:value-type="float" office:value="28.5818027302575" calcext:value-type="float">
            <text:p>28,5818027303</text:p>
          </table:table-cell>
          <table:table-cell table:style-name="ce2" table:formula="of:=[.E$13]*[.$A129]^0+[.E$14]*[.$A129]^1+[.E$15]*[.$A129]^2+[.E$16]*[.$A129]^3+[.E$17]*[.$A129]^4+[.E$18]*[.$A129]^5+[.E$19]*[.$A129]^6" office:value-type="float" office:value="36.326118626911" calcext:value-type="float">
            <text:p>36,3261186269</text:p>
          </table:table-cell>
          <table:table-cell table:style-name="ce2" table:formula="of:=[.F$13]*[.$A129]^0+[.F$14]*[.$A129]^1+[.F$15]*[.$A129]^2+[.F$16]*[.$A129]^3+[.F$17]*[.$A129]^4+[.F$18]*[.$A129]^5+[.F$19]*[.$A129]^6" office:value-type="float" office:value="36.3261186264326" calcext:value-type="float">
            <text:p>36,3261186264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,7</text:p>
          </table:table-cell>
          <table:table-cell table:style-name="ce2" table:formula="of:=[.B$13]*[.$A130]^0+[.B$14]*[.$A130]^1+[.B$15]*[.$A130]^2+[.B$16]*[.$A130]^3+[.B$17]*[.$A130]^4+[.B$18]*[.$A130]^5+[.B$19]*[.$A130]^6" office:value-type="float" office:value="20.584783235332" calcext:value-type="float">
            <text:p>20,5847832353</text:p>
          </table:table-cell>
          <table:table-cell table:style-name="ce2" table:formula="of:=[.C$13]*[.$A130]^0+[.C$14]*[.$A130]^1+[.C$15]*[.$A130]^2+[.C$16]*[.$A130]^3+[.C$17]*[.$A130]^4+[.C$18]*[.$A130]^5+[.C$19]*[.$A130]^6" office:value-type="float" office:value="26.3423103070848" calcext:value-type="float">
            <text:p>26,3423103071</text:p>
          </table:table-cell>
          <table:table-cell table:style-name="ce2" table:formula="of:=[.D$13]*[.$A130]^0+[.D$14]*[.$A130]^1+[.D$15]*[.$A130]^2+[.D$16]*[.$A130]^3+[.D$17]*[.$A130]^4+[.D$18]*[.$A130]^5+[.D$19]*[.$A130]^6" office:value-type="float" office:value="26.3423136824085" calcext:value-type="float">
            <text:p>26,3423136824</text:p>
          </table:table-cell>
          <table:table-cell table:style-name="ce2" table:formula="of:=[.E$13]*[.$A130]^0+[.E$14]*[.$A130]^1+[.E$15]*[.$A130]^2+[.E$16]*[.$A130]^3+[.E$17]*[.$A130]^4+[.E$18]*[.$A130]^5+[.E$19]*[.$A130]^6" office:value-type="float" office:value="33.7922476591891" calcext:value-type="float">
            <text:p>33,7922476592</text:p>
          </table:table-cell>
          <table:table-cell table:style-name="ce2" table:formula="of:=[.F$13]*[.$A130]^0+[.F$14]*[.$A130]^1+[.F$15]*[.$A130]^2+[.F$16]*[.$A130]^3+[.F$17]*[.$A130]^4+[.F$18]*[.$A130]^5+[.F$19]*[.$A130]^6" office:value-type="float" office:value="33.7922476586909" calcext:value-type="float">
            <text:p>33,7922476587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,8</text:p>
          </table:table-cell>
          <table:table-cell table:style-name="ce2" table:formula="of:=[.B$13]*[.$A131]^0+[.B$14]*[.$A131]^1+[.B$15]*[.$A131]^2+[.B$16]*[.$A131]^3+[.B$17]*[.$A131]^4+[.B$18]*[.$A131]^5+[.B$19]*[.$A131]^6" office:value-type="float" office:value="20.4418792858487" calcext:value-type="float">
            <text:p>20,4418792858</text:p>
          </table:table-cell>
          <table:table-cell table:style-name="ce2" table:formula="of:=[.C$13]*[.$A131]^0+[.C$14]*[.$A131]^1+[.C$15]*[.$A131]^2+[.C$16]*[.$A131]^3+[.C$17]*[.$A131]^4+[.C$18]*[.$A131]^5+[.C$19]*[.$A131]^6" office:value-type="float" office:value="24.1176706550161" calcext:value-type="float">
            <text:p>24,117670655</text:p>
          </table:table-cell>
          <table:table-cell table:style-name="ce2" table:formula="of:=[.D$13]*[.$A131]^0+[.D$14]*[.$A131]^1+[.D$15]*[.$A131]^2+[.D$16]*[.$A131]^3+[.D$17]*[.$A131]^4+[.D$18]*[.$A131]^5+[.D$19]*[.$A131]^6" office:value-type="float" office:value="24.1176740055644" calcext:value-type="float">
            <text:p>24,1176740056</text:p>
          </table:table-cell>
          <table:table-cell table:style-name="ce2" table:formula="of:=[.E$13]*[.$A131]^0+[.E$14]*[.$A131]^1+[.E$15]*[.$A131]^2+[.E$16]*[.$A131]^3+[.E$17]*[.$A131]^4+[.E$18]*[.$A131]^5+[.E$19]*[.$A131]^6" office:value-type="float" office:value="31.2038848426986" calcext:value-type="float">
            <text:p>31,2038848427</text:p>
          </table:table-cell>
          <table:table-cell table:style-name="ce2" table:formula="of:=[.F$13]*[.$A131]^0+[.F$14]*[.$A131]^1+[.F$15]*[.$A131]^2+[.F$16]*[.$A131]^3+[.F$17]*[.$A131]^4+[.F$18]*[.$A131]^5+[.F$19]*[.$A131]^6" office:value-type="float" office:value="31.2038848421803" calcext:value-type="float">
            <text:p>31,203884842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,9</text:p>
          </table:table-cell>
          <table:table-cell table:style-name="ce2" table:formula="of:=[.B$13]*[.$A132]^0+[.B$14]*[.$A132]^1+[.B$15]*[.$A132]^2+[.B$16]*[.$A132]^3+[.B$17]*[.$A132]^4+[.B$18]*[.$A132]^5+[.B$19]*[.$A132]^6" office:value-type="float" office:value="20.261306226952" calcext:value-type="float">
            <text:p>20,261306227</text:p>
          </table:table-cell>
          <table:table-cell table:style-name="ce2" table:formula="of:=[.C$13]*[.$A132]^0+[.C$14]*[.$A132]^1+[.C$15]*[.$A132]^2+[.C$16]*[.$A132]^3+[.C$17]*[.$A132]^4+[.C$18]*[.$A132]^5+[.C$19]*[.$A132]^6" office:value-type="float" office:value="21.9119023155551" calcext:value-type="float">
            <text:p>21,9119023156</text:p>
          </table:table-cell>
          <table:table-cell table:style-name="ce2" table:formula="of:=[.D$13]*[.$A132]^0+[.D$14]*[.$A132]^1+[.D$15]*[.$A132]^2+[.D$16]*[.$A132]^3+[.D$17]*[.$A132]^4+[.D$18]*[.$A132]^5+[.D$19]*[.$A132]^6" office:value-type="float" office:value="21.9119056418012" calcext:value-type="float">
            <text:p>21,9119056418</text:p>
          </table:table-cell>
          <table:table-cell table:style-name="ce2" table:formula="of:=[.E$13]*[.$A132]^0+[.E$14]*[.$A132]^1+[.E$15]*[.$A132]^2+[.E$16]*[.$A132]^3+[.E$17]*[.$A132]^4+[.E$18]*[.$A132]^5+[.E$19]*[.$A132]^6" office:value-type="float" office:value="28.5610301774396" calcext:value-type="float">
            <text:p>28,5610301774</text:p>
          </table:table-cell>
          <table:table-cell table:style-name="ce2" table:formula="of:=[.F$13]*[.$A132]^0+[.F$14]*[.$A132]^1+[.F$15]*[.$A132]^2+[.F$16]*[.$A132]^3+[.F$17]*[.$A132]^4+[.F$18]*[.$A132]^5+[.F$19]*[.$A132]^6" office:value-type="float" office:value="28.5610301769011" calcext:value-type="float">
            <text:p>28,561030176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B$13]*[.$A133]^0+[.B$14]*[.$A133]^1+[.B$15]*[.$A133]^2+[.B$16]*[.$A133]^3+[.B$17]*[.$A133]^4+[.B$18]*[.$A133]^5+[.B$19]*[.$A133]^6" office:value-type="float" office:value="20.001360699418" calcext:value-type="float">
            <text:p>20,0013606994</text:p>
          </table:table-cell>
          <table:table-cell table:style-name="ce2" table:formula="of:=[.C$13]*[.$A133]^0+[.C$14]*[.$A133]^1+[.C$15]*[.$A133]^2+[.C$16]*[.$A133]^3+[.C$17]*[.$A133]^4+[.C$18]*[.$A133]^5+[.C$19]*[.$A133]^6" office:value-type="float" office:value="19.7291119032573" calcext:value-type="float">
            <text:p>19,7291119033</text:p>
          </table:table-cell>
          <table:table-cell table:style-name="ce2" table:formula="of:=[.D$13]*[.$A133]^0+[.D$14]*[.$A133]^1+[.D$15]*[.$A133]^2+[.D$16]*[.$A133]^3+[.D$17]*[.$A133]^4+[.D$18]*[.$A133]^5+[.D$19]*[.$A133]^6" office:value-type="float" office:value="19.7291152056469" calcext:value-type="float">
            <text:p>19,7291152056</text:p>
          </table:table-cell>
          <table:table-cell table:style-name="ce2" table:formula="of:=[.E$13]*[.$A133]^0+[.E$14]*[.$A133]^1+[.E$15]*[.$A133]^2+[.E$16]*[.$A133]^3+[.E$17]*[.$A133]^4+[.E$18]*[.$A133]^5+[.E$19]*[.$A133]^6" office:value-type="float" office:value="25.8636836634123" calcext:value-type="float">
            <text:p>25,8636836634</text:p>
          </table:table-cell>
          <table:table-cell table:style-name="ce2" table:formula="of:=[.F$13]*[.$A133]^0+[.F$14]*[.$A133]^1+[.F$15]*[.$A133]^2+[.F$16]*[.$A133]^3+[.F$17]*[.$A133]^4+[.F$18]*[.$A133]^5+[.F$19]*[.$A133]^6" office:value-type="float" office:value="25.8636836628534" calcext:value-type="float">
            <text:p>25,8636836629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,1</text:p>
          </table:table-cell>
          <table:table-cell table:style-name="ce2" table:formula="of:=[.B$13]*[.$A134]^0+[.B$14]*[.$A134]^1+[.B$15]*[.$A134]^2+[.B$16]*[.$A134]^3+[.B$17]*[.$A134]^4+[.B$18]*[.$A134]^5+[.B$19]*[.$A134]^6" office:value-type="float" office:value="19.6154034861829" calcext:value-type="float">
            <text:p>19,6154034862</text:p>
          </table:table-cell>
          <table:table-cell table:style-name="ce2" table:formula="of:=[.C$13]*[.$A134]^0+[.C$14]*[.$A134]^1+[.C$15]*[.$A134]^2+[.C$16]*[.$A134]^3+[.C$17]*[.$A134]^4+[.C$18]*[.$A134]^5+[.C$19]*[.$A134]^6" office:value-type="float" office:value="17.5734907051405" calcext:value-type="float">
            <text:p>17,5734907051</text:p>
          </table:table-cell>
          <table:table-cell table:style-name="ce2" table:formula="of:=[.D$13]*[.$A134]^0+[.D$14]*[.$A134]^1+[.D$15]*[.$A134]^2+[.D$16]*[.$A134]^3+[.D$17]*[.$A134]^4+[.D$18]*[.$A134]^5+[.D$19]*[.$A134]^6" office:value-type="float" office:value="17.5734939841022" calcext:value-type="float">
            <text:p>17,5734939841</text:p>
          </table:table-cell>
          <table:table-cell table:style-name="ce2" table:formula="of:=[.E$13]*[.$A134]^0+[.E$14]*[.$A134]^1+[.E$15]*[.$A134]^2+[.E$16]*[.$A134]^3+[.E$17]*[.$A134]^4+[.E$18]*[.$A134]^5+[.E$19]*[.$A134]^6" office:value-type="float" office:value="23.1118453006162" calcext:value-type="float">
            <text:p>23,1118453006</text:p>
          </table:table-cell>
          <table:table-cell table:style-name="ce2" table:formula="of:=[.F$13]*[.$A134]^0+[.F$14]*[.$A134]^1+[.F$15]*[.$A134]^2+[.F$16]*[.$A134]^3+[.F$17]*[.$A134]^4+[.F$18]*[.$A134]^5+[.F$19]*[.$A134]^6" office:value-type="float" office:value="23.1118453000367" calcext:value-type="float">
            <text:p>23,1118453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,2</text:p>
          </table:table-cell>
          <table:table-cell table:style-name="ce2" table:formula="of:=[.B$13]*[.$A135]^0+[.B$14]*[.$A135]^1+[.B$15]*[.$A135]^2+[.B$16]*[.$A135]^3+[.B$17]*[.$A135]^4+[.B$18]*[.$A135]^5+[.B$19]*[.$A135]^6" office:value-type="float" office:value="19.0516099639935" calcext:value-type="float">
            <text:p>19,051609964</text:p>
          </table:table-cell>
          <table:table-cell table:style-name="ce2" table:formula="of:=[.C$13]*[.$A135]^0+[.C$14]*[.$A135]^1+[.C$15]*[.$A135]^2+[.C$16]*[.$A135]^3+[.C$17]*[.$A135]^4+[.C$18]*[.$A135]^5+[.C$19]*[.$A135]^6" office:value-type="float" office:value="15.4493146806826" calcext:value-type="float">
            <text:p>15,4493146807</text:p>
          </table:table-cell>
          <table:table-cell table:style-name="ce2" table:formula="of:=[.D$13]*[.$A135]^0+[.D$14]*[.$A135]^1+[.D$15]*[.$A135]^2+[.D$16]*[.$A135]^3+[.D$17]*[.$A135]^4+[.D$18]*[.$A135]^5+[.D$19]*[.$A135]^6" office:value-type="float" office:value="15.4493179366482" calcext:value-type="float">
            <text:p>15,4493179366</text:p>
          </table:table-cell>
          <table:table-cell table:style-name="ce2" table:formula="of:=[.E$13]*[.$A135]^0+[.E$14]*[.$A135]^1+[.E$15]*[.$A135]^2+[.E$16]*[.$A135]^3+[.E$17]*[.$A135]^4+[.E$18]*[.$A135]^5+[.E$19]*[.$A135]^6" office:value-type="float" office:value="20.3055150890518" calcext:value-type="float">
            <text:p>20,3055150891</text:p>
          </table:table-cell>
          <table:table-cell table:style-name="ce2" table:formula="of:=[.F$13]*[.$A135]^0+[.F$14]*[.$A135]^1+[.F$15]*[.$A135]^2+[.F$16]*[.$A135]^3+[.F$17]*[.$A135]^4+[.F$18]*[.$A135]^5+[.F$19]*[.$A135]^6" office:value-type="float" office:value="20.3055150884516" calcext:value-type="float">
            <text:p>20,3055150885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,3</text:p>
          </table:table-cell>
          <table:table-cell table:style-name="ce2" table:formula="of:=[.B$13]*[.$A136]^0+[.B$14]*[.$A136]^1+[.B$15]*[.$A136]^2+[.B$16]*[.$A136]^3+[.B$17]*[.$A136]^4+[.B$18]*[.$A136]^5+[.B$19]*[.$A136]^6" office:value-type="float" office:value="18.2527155067073" calcext:value-type="float">
            <text:p>18,2527155067</text:p>
          </table:table-cell>
          <table:table-cell table:style-name="ce2" table:formula="of:=[.C$13]*[.$A136]^0+[.C$14]*[.$A136]^1+[.C$15]*[.$A136]^2+[.C$16]*[.$A136]^3+[.C$17]*[.$A136]^4+[.C$18]*[.$A136]^5+[.C$19]*[.$A136]^6" office:value-type="float" office:value="13.3609444618365" calcext:value-type="float">
            <text:p>13,3609444618</text:p>
          </table:table-cell>
          <table:table-cell table:style-name="ce2" table:formula="of:=[.D$13]*[.$A136]^0+[.D$14]*[.$A136]^1+[.D$15]*[.$A136]^2+[.D$16]*[.$A136]^3+[.D$17]*[.$A136]^4+[.D$18]*[.$A136]^5+[.D$19]*[.$A136]^6" office:value-type="float" office:value="13.3609476952042" calcext:value-type="float">
            <text:p>13,3609476952</text:p>
          </table:table-cell>
          <table:table-cell table:style-name="ce2" table:formula="of:=[.E$13]*[.$A136]^0+[.E$14]*[.$A136]^1+[.E$15]*[.$A136]^2+[.E$16]*[.$A136]^3+[.E$17]*[.$A136]^4+[.E$18]*[.$A136]^5+[.E$19]*[.$A136]^6" office:value-type="float" office:value="17.4446930287188" calcext:value-type="float">
            <text:p>17,4446930287</text:p>
          </table:table-cell>
          <table:table-cell table:style-name="ce2" table:formula="of:=[.F$13]*[.$A136]^0+[.F$14]*[.$A136]^1+[.F$15]*[.$A136]^2+[.F$16]*[.$A136]^3+[.F$17]*[.$A136]^4+[.F$18]*[.$A136]^5+[.F$19]*[.$A136]^6" office:value-type="float" office:value="17.4446930280978" calcext:value-type="float">
            <text:p>17,4446930281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,4</text:p>
          </table:table-cell>
          <table:table-cell table:style-name="ce2" table:formula="of:=[.B$13]*[.$A137]^0+[.B$14]*[.$A137]^1+[.B$15]*[.$A137]^2+[.B$16]*[.$A137]^3+[.B$17]*[.$A137]^4+[.B$18]*[.$A137]^5+[.B$19]*[.$A137]^6" office:value-type="float" office:value="17.1557558543864" calcext:value-type="float">
            <text:p>17,1557558544</text:p>
          </table:table-cell>
          <table:table-cell table:style-name="ce2" table:formula="of:=[.C$13]*[.$A137]^0+[.C$14]*[.$A137]^1+[.C$15]*[.$A137]^2+[.C$16]*[.$A137]^3+[.C$17]*[.$A137]^4+[.C$18]*[.$A137]^5+[.C$19]*[.$A137]^6" office:value-type="float" office:value="11.3128253530106" calcext:value-type="float">
            <text:p>11,312825353</text:p>
          </table:table-cell>
          <table:table-cell table:style-name="ce2" table:formula="of:=[.D$13]*[.$A137]^0+[.D$14]*[.$A137]^1+[.D$15]*[.$A137]^2+[.D$16]*[.$A137]^3+[.D$17]*[.$A137]^4+[.D$18]*[.$A137]^5+[.D$19]*[.$A137]^6" office:value-type="float" office:value="11.3128285641697" calcext:value-type="float">
            <text:p>11,3128285642</text:p>
          </table:table-cell>
          <table:table-cell table:style-name="ce2" table:formula="of:=[.E$13]*[.$A137]^0+[.E$14]*[.$A137]^1+[.E$15]*[.$A137]^2+[.E$16]*[.$A137]^3+[.E$17]*[.$A137]^4+[.E$18]*[.$A137]^5+[.E$19]*[.$A137]^6" office:value-type="float" office:value="14.5293791196173" calcext:value-type="float">
            <text:p>14,5293791196</text:p>
          </table:table-cell>
          <table:table-cell table:style-name="ce2" table:formula="of:=[.F$13]*[.$A137]^0+[.F$14]*[.$A137]^1+[.F$15]*[.$A137]^2+[.F$16]*[.$A137]^3+[.F$17]*[.$A137]^4+[.F$18]*[.$A137]^5+[.F$19]*[.$A137]^6" office:value-type="float" office:value="14.5293791189754" calcext:value-type="float">
            <text:p>14,529379119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,5</text:p>
          </table:table-cell>
          <table:table-cell table:style-name="ce2" table:formula="of:=[.B$13]*[.$A138]^0+[.B$14]*[.$A138]^1+[.B$15]*[.$A138]^2+[.B$16]*[.$A138]^3+[.B$17]*[.$A138]^4+[.B$18]*[.$A138]^5+[.B$19]*[.$A138]^6" office:value-type="float" office:value="15.6918024398619" calcext:value-type="float">
            <text:p>15,6918024399</text:p>
          </table:table-cell>
          <table:table-cell table:style-name="ce2" table:formula="of:=[.C$13]*[.$A138]^0+[.C$14]*[.$A138]^1+[.C$15]*[.$A138]^2+[.C$16]*[.$A138]^3+[.C$17]*[.$A138]^4+[.C$18]*[.$A138]^5+[.C$19]*[.$A138]^6" office:value-type="float" office:value="9.30948733108222" calcext:value-type="float">
            <text:p>9,3094873311</text:p>
          </table:table-cell>
          <table:table-cell table:style-name="ce2" table:formula="of:=[.D$13]*[.$A138]^0+[.D$14]*[.$A138]^1+[.D$15]*[.$A138]^2+[.D$16]*[.$A138]^3+[.D$17]*[.$A138]^4+[.D$18]*[.$A138]^5+[.D$19]*[.$A138]^6" office:value-type="float" office:value="9.30949052040614" calcext:value-type="float">
            <text:p>9,3094905204</text:p>
          </table:table-cell>
          <table:table-cell table:style-name="ce2" table:formula="of:=[.E$13]*[.$A138]^0+[.E$14]*[.$A138]^1+[.E$15]*[.$A138]^2+[.E$16]*[.$A138]^3+[.E$17]*[.$A138]^4+[.E$18]*[.$A138]^5+[.E$19]*[.$A138]^6" office:value-type="float" office:value="11.5595733617475" calcext:value-type="float">
            <text:p>11,5595733617</text:p>
          </table:table-cell>
          <table:table-cell table:style-name="ce2" table:formula="of:=[.F$13]*[.$A138]^0+[.F$14]*[.$A138]^1+[.F$15]*[.$A138]^2+[.F$16]*[.$A138]^3+[.F$17]*[.$A138]^4+[.F$18]*[.$A138]^5+[.F$19]*[.$A138]^6" office:value-type="float" office:value="11.5595733610842" calcext:value-type="float">
            <text:p>11,5595733611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,6</text:p>
          </table:table-cell>
          <table:table-cell table:style-name="ce2" table:formula="of:=[.B$13]*[.$A139]^0+[.B$14]*[.$A139]^1+[.B$15]*[.$A139]^2+[.B$16]*[.$A139]^3+[.B$17]*[.$A139]^4+[.B$18]*[.$A139]^5+[.B$19]*[.$A139]^6" office:value-type="float" office:value="13.7856926722452" calcext:value-type="float">
            <text:p>13,7856926722</text:p>
          </table:table-cell>
          <table:table-cell table:style-name="ce2" table:formula="of:=[.C$13]*[.$A139]^0+[.C$14]*[.$A139]^1+[.C$15]*[.$A139]^2+[.C$16]*[.$A139]^3+[.C$17]*[.$A139]^4+[.C$18]*[.$A139]^5+[.C$19]*[.$A139]^6" office:value-type="float" office:value="7.3555450453923" calcext:value-type="float">
            <text:p>7,3555450454</text:p>
          </table:table-cell>
          <table:table-cell table:style-name="ce2" table:formula="of:=[.D$13]*[.$A139]^0+[.D$14]*[.$A139]^1+[.D$15]*[.$A139]^2+[.D$16]*[.$A139]^3+[.D$17]*[.$A139]^4+[.D$18]*[.$A139]^5+[.D$19]*[.$A139]^6" office:value-type="float" office:value="7.35554821323603" calcext:value-type="float">
            <text:p>7,3555482132</text:p>
          </table:table-cell>
          <table:table-cell table:style-name="ce2" table:formula="of:=[.E$13]*[.$A139]^0+[.E$14]*[.$A139]^1+[.E$15]*[.$A139]^2+[.E$16]*[.$A139]^3+[.E$17]*[.$A139]^4+[.E$18]*[.$A139]^5+[.E$19]*[.$A139]^6" office:value-type="float" office:value="8.53527575510909" calcext:value-type="float">
            <text:p>8,5352757551</text:p>
          </table:table-cell>
          <table:table-cell table:style-name="ce2" table:formula="of:=[.F$13]*[.$A139]^0+[.F$14]*[.$A139]^1+[.F$15]*[.$A139]^2+[.F$16]*[.$A139]^3+[.F$17]*[.$A139]^4+[.F$18]*[.$A139]^5+[.F$19]*[.$A139]^6" office:value-type="float" office:value="8.53527575442467" calcext:value-type="float">
            <text:p>8,5352757544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,7</text:p>
          </table:table-cell>
          <table:table-cell table:style-name="ce2" table:formula="of:=[.B$13]*[.$A140]^0+[.B$14]*[.$A140]^1+[.B$15]*[.$A140]^2+[.B$16]*[.$A140]^3+[.B$17]*[.$A140]^4+[.B$18]*[.$A140]^5+[.B$19]*[.$A140]^6" office:value-type="float" office:value="11.3557551731355" calcext:value-type="float">
            <text:p>11,3557551731</text:p>
          </table:table-cell>
          <table:table-cell table:style-name="ce2" table:formula="of:=[.C$13]*[.$A140]^0+[.C$14]*[.$A140]^1+[.C$15]*[.$A140]^2+[.C$16]*[.$A140]^3+[.C$17]*[.$A140]^4+[.C$18]*[.$A140]^5+[.C$19]*[.$A140]^6" office:value-type="float" office:value="5.45569781774591" calcext:value-type="float">
            <text:p>5,4556978177</text:p>
          </table:table-cell>
          <table:table-cell table:style-name="ce2" table:formula="of:=[.D$13]*[.$A140]^0+[.D$14]*[.$A140]^1+[.D$15]*[.$A140]^2+[.D$16]*[.$A140]^3+[.D$17]*[.$A140]^4+[.D$18]*[.$A140]^5+[.D$19]*[.$A140]^6" office:value-type="float" office:value="5.45570096445681" calcext:value-type="float">
            <text:p>5,4557009645</text:p>
          </table:table-cell>
          <table:table-cell table:style-name="ce2" table:formula="of:=[.E$13]*[.$A140]^0+[.E$14]*[.$A140]^1+[.E$15]*[.$A140]^2+[.E$16]*[.$A140]^3+[.E$17]*[.$A140]^4+[.E$18]*[.$A140]^5+[.E$19]*[.$A140]^6" office:value-type="float" office:value="5.45648629970241" calcext:value-type="float">
            <text:p>5,4564862997</text:p>
          </table:table-cell>
          <table:table-cell table:style-name="ce2" table:formula="of:=[.F$13]*[.$A140]^0+[.F$14]*[.$A140]^1+[.F$15]*[.$A140]^2+[.F$16]*[.$A140]^3+[.F$17]*[.$A140]^4+[.F$18]*[.$A140]^5+[.F$19]*[.$A140]^6" office:value-type="float" office:value="5.45648629899642" calcext:value-type="float">
            <text:p>5,456486299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,8</text:p>
          </table:table-cell>
          <table:table-cell table:style-name="ce2" table:formula="of:=[.B$13]*[.$A141]^0+[.B$14]*[.$A141]^1+[.B$15]*[.$A141]^2+[.B$16]*[.$A141]^3+[.B$17]*[.$A141]^4+[.B$18]*[.$A141]^5+[.B$19]*[.$A141]^6" office:value-type="float" office:value="8.31352998374496" calcext:value-type="float">
            <text:p>8,3135299837</text:p>
          </table:table-cell>
          <table:table-cell table:style-name="ce2" table:formula="of:=[.C$13]*[.$A141]^0+[.C$14]*[.$A141]^1+[.C$15]*[.$A141]^2+[.C$16]*[.$A141]^3+[.C$17]*[.$A141]^4+[.C$18]*[.$A141]^5+[.C$19]*[.$A141]^6" office:value-type="float" office:value="3.61472964242297" calcext:value-type="float">
            <text:p>3,6147296424</text:p>
          </table:table-cell>
          <table:table-cell table:style-name="ce2" table:formula="of:=[.D$13]*[.$A141]^0+[.D$14]*[.$A141]^1+[.D$15]*[.$A141]^2+[.D$16]*[.$A141]^3+[.D$17]*[.$A141]^4+[.D$18]*[.$A141]^5+[.D$19]*[.$A141]^6" office:value-type="float" office:value="3.61473276832112" calcext:value-type="float">
            <text:p>3,6147327683</text:p>
          </table:table-cell>
          <table:table-cell table:style-name="ce2" table:formula="of:=[.E$13]*[.$A141]^0+[.E$14]*[.$A141]^1+[.E$15]*[.$A141]^2+[.E$16]*[.$A141]^3+[.E$17]*[.$A141]^4+[.E$18]*[.$A141]^5+[.E$19]*[.$A141]^6" office:value-type="float" office:value="2.32320499552698" calcext:value-type="float">
            <text:p>2,3232049955</text:p>
          </table:table-cell>
          <table:table-cell table:style-name="ce2" table:formula="of:=[.F$13]*[.$A141]^0+[.F$14]*[.$A141]^1+[.F$15]*[.$A141]^2+[.F$16]*[.$A141]^3+[.F$17]*[.$A141]^4+[.F$18]*[.$A141]^5+[.F$19]*[.$A141]^6" office:value-type="float" office:value="2.3232049947992" calcext:value-type="float">
            <text:p>2,3232049948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,9</text:p>
          </table:table-cell>
          <table:table-cell table:style-name="ce2" table:formula="of:=[.B$13]*[.$A142]^0+[.B$14]*[.$A142]^1+[.B$15]*[.$A142]^2+[.B$16]*[.$A142]^3+[.B$17]*[.$A142]^4+[.B$18]*[.$A142]^5+[.B$19]*[.$A142]^6" office:value-type="float" office:value="4.56348372611683" calcext:value-type="float">
            <text:p>4,5634837261</text:p>
          </table:table-cell>
          <table:table-cell table:style-name="ce2" table:formula="of:=[.C$13]*[.$A142]^0+[.C$14]*[.$A142]^1+[.C$15]*[.$A142]^2+[.C$16]*[.$A142]^3+[.C$17]*[.$A142]^4+[.C$18]*[.$A142]^5+[.C$19]*[.$A142]^6" office:value-type="float" office:value="1.83750918614742" calcext:value-type="float">
            <text:p>1,8375091861</text:p>
          </table:table-cell>
          <table:table-cell table:style-name="ce2" table:formula="of:=[.D$13]*[.$A142]^0+[.D$14]*[.$A142]^1+[.D$15]*[.$A142]^2+[.D$16]*[.$A142]^3+[.D$17]*[.$A142]^4+[.D$18]*[.$A142]^5+[.D$19]*[.$A142]^6" office:value-type="float" office:value="1.83751229154223" calcext:value-type="float">
            <text:p>1,8375122915</text:p>
          </table:table-cell>
          <table:table-cell table:style-name="ce2" table:formula="of:=[.E$13]*[.$A142]^0+[.E$14]*[.$A142]^1+[.E$15]*[.$A142]^2+[.E$16]*[.$A142]^3+[.E$17]*[.$A142]^4+[.E$18]*[.$A142]^5+[.E$19]*[.$A142]^6" office:value-type="float" office:value="-0.864568157416539" calcext:value-type="float">
            <text:p>-0,8645681574</text:p>
          </table:table-cell>
          <table:table-cell table:style-name="ce2" table:formula="of:=[.F$13]*[.$A142]^0+[.F$14]*[.$A142]^1+[.F$15]*[.$A142]^2+[.F$16]*[.$A142]^3+[.F$17]*[.$A142]^4+[.F$18]*[.$A142]^5+[.F$19]*[.$A142]^6" office:value-type="float" office:value="-0.864568158166321" calcext:value-type="float">
            <text:p>-0,8645681582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B$13]*[.$A143]^0+[.B$14]*[.$A143]^1+[.B$15]*[.$A143]^2+[.B$16]*[.$A143]^3+[.B$17]*[.$A143]^4+[.B$18]*[.$A143]^5+[.B$19]*[.$A143]^6" office:value-type="float" office:value="0.00271970976609737" calcext:value-type="float">
            <text:p>0,0027197098</text:p>
          </table:table-cell>
          <table:table-cell table:style-name="ce2" table:formula="of:=[.C$13]*[.$A143]^0+[.C$14]*[.$A143]^1+[.C$15]*[.$A143]^2+[.C$16]*[.$A143]^3+[.C$17]*[.$A143]^4+[.C$18]*[.$A143]^5+[.C$19]*[.$A143]^6" office:value-type="float" office:value="0.128989788131701" calcext:value-type="float">
            <text:p>0,1289897881</text:p>
          </table:table-cell>
          <table:table-cell table:style-name="ce2" table:formula="of:=[.D$13]*[.$A143]^0+[.D$14]*[.$A143]^1+[.D$15]*[.$A143]^2+[.D$16]*[.$A143]^3+[.D$17]*[.$A143]^4+[.D$18]*[.$A143]^5+[.D$19]*[.$A143]^6" office:value-type="float" office:value="0.128992873308562" calcext:value-type="float">
            <text:p>0,1289928733</text:p>
          </table:table-cell>
          <table:table-cell table:style-name="ce2" table:formula="of:=[.E$13]*[.$A143]^0+[.E$14]*[.$A143]^1+[.E$15]*[.$A143]^2+[.E$16]*[.$A143]^3+[.E$17]*[.$A143]^4+[.E$18]*[.$A143]^5+[.E$19]*[.$A143]^6" office:value-type="float" office:value="-4.10683315912904" calcext:value-type="float">
            <text:p>-4,1068331591</text:p>
          </table:table-cell>
          <table:table-cell table:style-name="ce2" table:formula="of:=[.F$13]*[.$A143]^0+[.F$14]*[.$A143]^1+[.F$15]*[.$A143]^2+[.F$16]*[.$A143]^3+[.F$17]*[.$A143]^4+[.F$18]*[.$A143]^5+[.F$19]*[.$A143]^6" office:value-type="float" office:value="-4.10683315990082" calcext:value-type="float">
            <text:p>-4,1068331599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,1</text:p>
          </table:table-cell>
          <table:table-cell table:style-name="ce2" table:formula="of:=[.B$13]*[.$A144]^0+[.B$14]*[.$A144]^1+[.B$15]*[.$A144]^2+[.B$16]*[.$A144]^3+[.B$17]*[.$A144]^4+[.B$18]*[.$A144]^5+[.B$19]*[.$A144]^6" office:value-type="float" office:value="-5.47931697696913" calcext:value-type="float">
            <text:p>-5,479316977</text:p>
          </table:table-cell>
          <table:table-cell table:style-name="ce2" table:formula="of:=[.C$13]*[.$A144]^0+[.C$14]*[.$A144]^1+[.C$15]*[.$A144]^2+[.C$16]*[.$A144]^3+[.C$17]*[.$A144]^4+[.C$18]*[.$A144]^5+[.C$19]*[.$A144]^6" office:value-type="float" office:value="-1.50579053995952" calcext:value-type="float">
            <text:p>-1,50579054</text:p>
          </table:table-cell>
          <table:table-cell table:style-name="ce2" table:formula="of:=[.D$13]*[.$A144]^0+[.D$14]*[.$A144]^1+[.D$15]*[.$A144]^2+[.D$16]*[.$A144]^3+[.D$17]*[.$A144]^4+[.D$18]*[.$A144]^5+[.D$19]*[.$A144]^6" office:value-type="float" office:value="-1.50578747473537" calcext:value-type="float">
            <text:p>-1,5057874747</text:p>
          </table:table-cell>
          <table:table-cell table:style-name="ce2" table:formula="of:=[.E$13]*[.$A144]^0+[.E$14]*[.$A144]^1+[.E$15]*[.$A144]^2+[.E$16]*[.$A144]^3+[.E$17]*[.$A144]^4+[.E$18]*[.$A144]^5+[.E$19]*[.$A144]^6" office:value-type="float" office:value="-7.40359000960984" calcext:value-type="float">
            <text:p>-7,4035900096</text:p>
          </table:table-cell>
          <table:table-cell table:style-name="ce2" table:formula="of:=[.F$13]*[.$A144]^0+[.F$14]*[.$A144]^1+[.F$15]*[.$A144]^2+[.F$16]*[.$A144]^3+[.F$17]*[.$A144]^4+[.F$18]*[.$A144]^5+[.F$19]*[.$A144]^6" office:value-type="float" office:value="-7.4035900104036" calcext:value-type="float">
            <text:p>-7,4035900104</text:p>
          </table:table-cell>
          <table:table-cell table:number-columns-repeated="11"/>
        </table:table-row>
        <table:table-row table:style-name="ro1" table:number-rows-repeated="10484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proksymacja_nowe godziny" table:style-name="ta2">
        <table:shapes>
          <draw:frame draw:z-index="0" draw:style-name="gr1" draw:text-style-name="P1" svg:width="244.28mm" svg:height="152.7mm" svg:x="92.2mm" svg:y="76.46mm">
            <loext:p draw:notify-on-update-of-ranges="'Aproksymacja_nowe godziny'.A22:'Aproksymacja_nowe godziny'.A144 'Aproksymacja_nowe godziny'.B21:'Aproksymacja_nowe godziny'.B21 'Aproksymacja_nowe godziny'.B22:'Aproksymacja_nowe godziny'.B144 'Aproksymacja_nowe godziny'.C21:'Aproksymacja_nowe godziny'.C21 'Aproksymacja_nowe godziny'.C22:'Aproksymacja_nowe godziny'.C144 'Aproksymacja_nowe godziny'.D21:'Aproksymacja_nowe godziny'.D21 'Aproksymacja_nowe godziny'.D22:'Aproksymacja_nowe godziny'.D144 'Aproksymacja_nowe godziny'.E21:'Aproksymacja_nowe godziny'.E21 'Aproksymacja_nowe godziny'.E22:'Aproksymacja_nowe godziny'.E144 'Aproksymacja_nowe godziny'.F21:'Aproksymacja_nowe godziny'.F21 'Aproksymacja_nowe godziny'.F22:'Aproksymacja_nowe godziny'.F1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number-columns-repeated="5"/>
          <table:table-cell table:style-name="ce26" office:value-type="string" calcext:value-type="string">
            <text:p>macierz Xi (kolejnych potęg wektora xi)</text:p>
          </table:table-cell>
          <table:table-cell table:number-columns-repeated="8"/>
          <table:table-cell office:value-type="string" calcext:value-type="string">
            <text:p>MACIERZ.ILOCZYN(MACIERZ.ILOCZYN(MACIERZ.ODW(MACIERZ.ILOCZYN(TRANSPONUJ(H<text:span text:style-name="T1">3:N9</text:span>);<text:span text:style-name="T1">H3:N9</text:span>));TRANSPONUJ(<text:span text:style-name="T1">H3:N9</text:span>));<text:span text:style-name="T2">B3:B9</text:span>)</text:p>
          </table:table-cell>
        </table:table-row>
        <table:table-row table:style-name="ro2">
          <table:table-cell table:style-name="ce13" office:value-type="string" calcext:value-type="string">
            <text:p>godzina</text:p>
          </table:table-cell>
          <table:table-cell table:style-name="ce13" office:value-type="string" calcext:value-type="string">
            <text:p>moc</text:p>
          </table:table-cell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CIERZ.ILOCZYN(MACIERZ.ILOCZYN(MACIERZ.ODW(MACIERZ.ILOCZYN(TRANSPONUJ(H<text:span text:style-name="T1">3:L9</text:span>);<text:span text:style-name="T1">H3:L9</text:span>));TRANSPONUJ(<text:span text:style-name="T1">H3:L9</text:span>));<text:span text:style-name="T2">B3:B9</text:span>)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3]^[.H$2]" office:value-type="float" office:value="1" calcext:value-type="float">
            <text:p>1</text:p>
          </table:table-cell>
          <table:table-cell table:style-name="ce28" table:formula="of:=[.$A3]^[.I$2]" office:value-type="float" office:value="9" calcext:value-type="float">
            <text:p>9</text:p>
          </table:table-cell>
          <table:table-cell table:style-name="ce28" table:formula="of:=[.$A3]^[.J$2]" office:value-type="float" office:value="81" calcext:value-type="float">
            <text:p>81</text:p>
          </table:table-cell>
          <table:table-cell table:style-name="ce28" table:formula="of:=[.$A3]^[.K$2]" office:value-type="float" office:value="729" calcext:value-type="float">
            <text:p>729</text:p>
          </table:table-cell>
          <table:table-cell table:style-name="ce28" table:formula="of:=[.$A3]^[.L$2]" office:value-type="float" office:value="6561" calcext:value-type="float">
            <text:p>6561</text:p>
          </table:table-cell>
          <table:table-cell table:style-name="ce28" table:formula="of:=[.$A3]^[.M$2]" office:value-type="float" office:value="59049" calcext:value-type="float">
            <text:p>59049</text:p>
          </table:table-cell>
          <table:table-cell table:style-name="ce28" table:formula="of:=[.$A3]^[.N$2]" office:value-type="float" office:value="531441" calcext:value-type="float">
            <text:p>531441</text:p>
          </table:table-cell>
          <table:table-cell table:number-columns-repeated="3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5"/>
          <table:table-cell table:style-name="ce28" table:formula="of:=[.$A4]^[.H$2]" office:value-type="float" office:value="1" calcext:value-type="float">
            <text:p>1</text:p>
          </table:table-cell>
          <table:table-cell table:style-name="ce28" table:formula="of:=[.$A4]^[.I$2]" office:value-type="float" office:value="12" calcext:value-type="float">
            <text:p>12</text:p>
          </table:table-cell>
          <table:table-cell table:style-name="ce28" table:formula="of:=[.$A4]^[.J$2]" office:value-type="float" office:value="144" calcext:value-type="float">
            <text:p>144</text:p>
          </table:table-cell>
          <table:table-cell table:style-name="ce28" table:formula="of:=[.$A4]^[.K$2]" office:value-type="float" office:value="1728" calcext:value-type="float">
            <text:p>1728</text:p>
          </table:table-cell>
          <table:table-cell table:style-name="ce28" table:formula="of:=[.$A4]^[.L$2]" office:value-type="float" office:value="20736" calcext:value-type="float">
            <text:p>20736</text:p>
          </table:table-cell>
          <table:table-cell table:style-name="ce28" table:formula="of:=[.$A4]^[.M$2]" office:value-type="float" office:value="248832" calcext:value-type="float">
            <text:p>248832</text:p>
          </table:table-cell>
          <table:table-cell table:style-name="ce28" table:formula="of:=[.$A4]^[.N$2]" office:value-type="float" office:value="2985984" calcext:value-type="float">
            <text:p>2985984</text:p>
          </table:table-cell>
          <table:table-cell table:number-columns-repeated="3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5"/>
          <table:table-cell table:style-name="ce28" table:formula="of:=[.$A5]^[.H$2]" office:value-type="float" office:value="1" calcext:value-type="float">
            <text:p>1</text:p>
          </table:table-cell>
          <table:table-cell table:style-name="ce28" table:formula="of:=[.$A5]^[.I$2]" office:value-type="float" office:value="13" calcext:value-type="float">
            <text:p>13</text:p>
          </table:table-cell>
          <table:table-cell table:style-name="ce28" table:formula="of:=[.$A5]^[.J$2]" office:value-type="float" office:value="169" calcext:value-type="float">
            <text:p>169</text:p>
          </table:table-cell>
          <table:table-cell table:style-name="ce28" table:formula="of:=[.$A5]^[.K$2]" office:value-type="float" office:value="2197" calcext:value-type="float">
            <text:p>2197</text:p>
          </table:table-cell>
          <table:table-cell table:style-name="ce28" table:formula="of:=[.$A5]^[.L$2]" office:value-type="float" office:value="28561" calcext:value-type="float">
            <text:p>28561</text:p>
          </table:table-cell>
          <table:table-cell table:style-name="ce28" table:formula="of:=[.$A5]^[.M$2]" office:value-type="float" office:value="371293" calcext:value-type="float">
            <text:p>371293</text:p>
          </table:table-cell>
          <table:table-cell table:style-name="ce28" table:formula="of:=[.$A5]^[.N$2]" office:value-type="float" office:value="4826809" calcext:value-type="float">
            <text:p>4826809</text:p>
          </table:table-cell>
          <table:table-cell table:number-columns-repeated="3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5"/>
          <table:table-cell table:style-name="ce28" table:formula="of:=[.$A6]^[.H$2]" office:value-type="float" office:value="1" calcext:value-type="float">
            <text:p>1</text:p>
          </table:table-cell>
          <table:table-cell table:style-name="ce28" table:formula="of:=[.$A6]^[.I$2]" office:value-type="float" office:value="15" calcext:value-type="float">
            <text:p>15</text:p>
          </table:table-cell>
          <table:table-cell table:style-name="ce28" table:formula="of:=[.$A6]^[.J$2]" office:value-type="float" office:value="225" calcext:value-type="float">
            <text:p>225</text:p>
          </table:table-cell>
          <table:table-cell table:style-name="ce28" table:formula="of:=[.$A6]^[.K$2]" office:value-type="float" office:value="3375" calcext:value-type="float">
            <text:p>3375</text:p>
          </table:table-cell>
          <table:table-cell table:style-name="ce28" table:formula="of:=[.$A6]^[.L$2]" office:value-type="float" office:value="50625" calcext:value-type="float">
            <text:p>50625</text:p>
          </table:table-cell>
          <table:table-cell table:style-name="ce28" table:formula="of:=[.$A6]^[.M$2]" office:value-type="float" office:value="759375" calcext:value-type="float">
            <text:p>759375</text:p>
          </table:table-cell>
          <table:table-cell table:style-name="ce28" table:formula="of:=[.$A6]^[.N$2]" office:value-type="float" office:value="11390625" calcext:value-type="float">
            <text:p>11390625</text:p>
          </table:table-cell>
          <table:table-cell table:number-columns-repeated="3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5"/>
          <table:table-cell table:style-name="ce28" table:formula="of:=[.$A7]^[.H$2]" office:value-type="float" office:value="1" calcext:value-type="float">
            <text:p>1</text:p>
          </table:table-cell>
          <table:table-cell table:style-name="ce28" table:formula="of:=[.$A7]^[.I$2]" office:value-type="float" office:value="17" calcext:value-type="float">
            <text:p>17</text:p>
          </table:table-cell>
          <table:table-cell table:style-name="ce28" table:formula="of:=[.$A7]^[.J$2]" office:value-type="float" office:value="289" calcext:value-type="float">
            <text:p>289</text:p>
          </table:table-cell>
          <table:table-cell table:style-name="ce28" table:formula="of:=[.$A7]^[.K$2]" office:value-type="float" office:value="4913" calcext:value-type="float">
            <text:p>4913</text:p>
          </table:table-cell>
          <table:table-cell table:style-name="ce28" table:formula="of:=[.$A7]^[.L$2]" office:value-type="float" office:value="83521" calcext:value-type="float">
            <text:p>83521</text:p>
          </table:table-cell>
          <table:table-cell table:style-name="ce28" table:formula="of:=[.$A7]^[.M$2]" office:value-type="float" office:value="1419857" calcext:value-type="float">
            <text:p>1419857</text:p>
          </table:table-cell>
          <table:table-cell table:style-name="ce28" table:formula="of:=[.$A7]^[.N$2]" office:value-type="float" office:value="24137569" calcext:value-type="float">
            <text:p>24137569</text:p>
          </table:table-cell>
          <table:table-cell table:number-columns-repeated="3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5"/>
          <table:table-cell table:style-name="ce28" table:formula="of:=[.$A8]^[.H$2]" office:value-type="float" office:value="1" calcext:value-type="float">
            <text:p>1</text:p>
          </table:table-cell>
          <table:table-cell table:style-name="ce28" table:formula="of:=[.$A8]^[.I$2]" office:value-type="float" office:value="18" calcext:value-type="float">
            <text:p>18</text:p>
          </table:table-cell>
          <table:table-cell table:style-name="ce28" table:formula="of:=[.$A8]^[.J$2]" office:value-type="float" office:value="324" calcext:value-type="float">
            <text:p>324</text:p>
          </table:table-cell>
          <table:table-cell table:style-name="ce28" table:formula="of:=[.$A8]^[.K$2]" office:value-type="float" office:value="5832" calcext:value-type="float">
            <text:p>5832</text:p>
          </table:table-cell>
          <table:table-cell table:style-name="ce28" table:formula="of:=[.$A8]^[.L$2]" office:value-type="float" office:value="104976" calcext:value-type="float">
            <text:p>104976</text:p>
          </table:table-cell>
          <table:table-cell table:style-name="ce28" table:formula="of:=[.$A8]^[.M$2]" office:value-type="float" office:value="1889568" calcext:value-type="float">
            <text:p>1889568</text:p>
          </table:table-cell>
          <table:table-cell table:style-name="ce28" table:formula="of:=[.$A8]^[.N$2]" office:value-type="float" office:value="34012224" calcext:value-type="float">
            <text:p>34012224</text:p>
          </table:table-cell>
          <table:table-cell/>
          <table:table-cell table:style-name="ce30"/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9]^[.H$2]" office:value-type="float" office:value="1" calcext:value-type="float">
            <text:p>1</text:p>
          </table:table-cell>
          <table:table-cell table:style-name="ce28" table:formula="of:=[.$A9]^[.I$2]" office:value-type="float" office:value="21" calcext:value-type="float">
            <text:p>21</text:p>
          </table:table-cell>
          <table:table-cell table:style-name="ce28" table:formula="of:=[.$A9]^[.J$2]" office:value-type="float" office:value="441" calcext:value-type="float">
            <text:p>441</text:p>
          </table:table-cell>
          <table:table-cell table:style-name="ce28" table:formula="of:=[.$A9]^[.K$2]" office:value-type="float" office:value="9261" calcext:value-type="float">
            <text:p>9261</text:p>
          </table:table-cell>
          <table:table-cell table:style-name="ce28" table:formula="of:=[.$A9]^[.L$2]" office:value-type="float" office:value="194481" calcext:value-type="float">
            <text:p>194481</text:p>
          </table:table-cell>
          <table:table-cell table:style-name="ce28" table:formula="of:=[.$A9]^[.M$2]" office:value-type="float" office:value="4084101" calcext:value-type="float">
            <text:p>4084101</text:p>
          </table:table-cell>
          <table:table-cell table:style-name="ce28" table:formula="of:=[.$A9]^[.N$2]" office:value-type="float" office:value="85766121" calcext:value-type="float">
            <text:p>85766121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4" office:value-type="string" calcext:value-type="string">
            <text:p>st. 7</text:p>
          </table:table-cell>
          <table:table-cell table:style-name="ce24" office:value-type="string" calcext:value-type="string">
            <text:p>st. 6</text:p>
          </table:table-cell>
          <table:table-cell table:style-name="ce24" office:value-type="string" calcext:value-type="string">
            <text:p>st. 5</text:p>
          </table:table-cell>
          <table:table-cell table:style-name="ce24" office:value-type="string" calcext:value-type="string">
            <text:p>st. 4</text:p>
          </table:table-cell>
          <table:table-cell table:style-name="ce24" office:value-type="string" calcext:value-type="string">
            <text:p>st. 3</text:p>
          </table:table-cell>
          <table:table-cell/>
          <table:table-cell office:value-type="string" calcext:value-type="string">
            <text:p>α = (Xi'*Xi)^(-1) * Xi' * yi <text:s/>// mnożę lewostronnie przez ((Xi'*Xi)^(-1))^(-1), czyli przez (Xi'*Xi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1</text:p>
          </table:table-cell>
          <table:table-cell table:style-name="ce24" table:number-matrix-columns-spanned="1" table:number-matrix-rows-spanned="7" table:formula="of:=MMULT(MMULT(MINVERSE(MMULT(TRANSPOSE([.H3:.N9]);[.H3:.N9]));TRANSPOSE([.H3:.N9]));[.B3:.B9])" office:value-type="float" office:value="4280.66435962915" calcext:value-type="float">
            <text:p>4280,6643596292</text:p>
          </table:table-cell>
          <table:table-cell table:style-name="ce24" table:number-matrix-columns-spanned="1" table:number-matrix-rows-spanned="6" table:formula="of:=MMULT(MMULT(MINVERSE(MMULT(TRANSPOSE([.H3:.M9]);[.H3:.M9]));TRANSPOSE([.H3:.M9]));[.B3:.B9])" office:value-type="float" office:value="-380.12361887563" calcext:value-type="float">
            <text:p>-380,1236188756</text:p>
          </table:table-cell>
          <table:table-cell table:style-name="ce25" table:number-matrix-columns-spanned="1" table:number-matrix-rows-spanned="5" table:formula="of:=MMULT(MMULT(MINVERSE(MMULT(TRANSPOSE([.H3:.L9]);[.H3:.L9]));TRANSPOSE([.H3:.L9]));[.B3:.B9])" office:value-type="float" office:value="645.170797122515" calcext:value-type="float">
            <text:p>645,1707971225</text:p>
          </table:table-cell>
          <table:table-cell table:style-name="ce25" table:number-matrix-columns-spanned="1" table:number-matrix-rows-spanned="4" table:formula="of:=MMULT(MMULT(MINVERSE(MMULT(TRANSPOSE([.H3:.K9]);[.H3:.K9]));TRANSPOSE([.H3:.K9]));[.B3:.B9])" office:value-type="float" office:value="-740.433315226999" calcext:value-type="float">
            <text:p>-740,433315227</text:p>
          </table:table-cell>
          <table:table-cell table:style-name="ce25" table:number-matrix-columns-spanned="1" table:number-matrix-rows-spanned="3" table:formula="of:=MMULT(MMULT(MINVERSE(MMULT(TRANSPOSE([.H3:.J9]);[.H3:.J9]));TRANSPOSE([.H3:.J9]));[.B3:.B9])" office:value-type="float" office:value="-495.363103657297" calcext:value-type="float">
            <text:p>-495,3631036573</text:p>
          </table:table-cell>
          <table:table-cell/>
          <table:table-cell table:style-name="ce29" office:value-type="string" calcext:value-type="string">
            <text:p>(Xi'*Xi) * α = Xi' * yi <text:s text:c="2"/>//mnożę lewostronnie przez (Xi’)^(-1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2</text:p>
          </table:table-cell>
          <table:table-cell table:style-name="ce24" office:value-type="float" office:value="-1911.31212104112" calcext:value-type="float">
            <text:p>-1911,3121210411</text:p>
          </table:table-cell>
          <table:table-cell table:style-name="ce24" office:value-type="float" office:value="97.9245734971482" calcext:value-type="float">
            <text:p>97,9245734971</text:p>
          </table:table-cell>
          <table:table-cell table:style-name="ce25" office:value-type="float" office:value="-274.259268216147" calcext:value-type="float">
            <text:p>-274,2592682161</text:p>
          </table:table-cell>
          <table:table-cell table:style-name="ce25" office:value-type="float" office:value="133.092920572581" calcext:value-type="float">
            <text:p>133,0929205726</text:p>
          </table:table-cell>
          <table:table-cell table:style-name="ce25" office:value-type="float" office:value="79.353202667205" calcext:value-type="float">
            <text:p>79,3532026672</text:p>
          </table:table-cell>
          <table:table-cell/>
          <table:table-cell table:style-name="ce29" office:value-type="string" calcext:value-type="string">
            <text:p>(Xi’)^(-1) * (Xi'*Xi) * α = <text:s/>yi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3</text:p>
          </table:table-cell>
          <table:table-cell table:style-name="ce24" office:value-type="float" office:value="339.053625799716" calcext:value-type="float">
            <text:p>339,0536257997</text:p>
          </table:table-cell>
          <table:table-cell table:style-name="ce24" office:value-type="float" office:value="-15.8348207639501" calcext:value-type="float">
            <text:p>-15,834820764</text:p>
          </table:table-cell>
          <table:table-cell table:style-name="ce25" office:value-type="float" office:value="36.9440965734739" calcext:value-type="float">
            <text:p>36,9440965735</text:p>
          </table:table-cell>
          <table:table-cell table:style-name="ce25" office:value-type="float" office:value="-6.40636557101995" calcext:value-type="float">
            <text:p>-6,406365571</text:p>
          </table:table-cell>
          <table:table-cell table:style-name="ce25" office:value-type="float" office:value="-2.66619519094764" calcext:value-type="float">
            <text:p>-2,6661951909</text:p>
          </table:table-cell>
          <table:table-cell/>
          <table:table-cell office:value-type="string" calcext:value-type="string">
            <text:p>yi = (Xi’)^(-1) * Xi' * Xi * α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4</text:p>
          </table:table-cell>
          <table:table-cell table:style-name="ce24" office:value-type="float" office:value="-31.151636669063" calcext:value-type="float">
            <text:p>-31,1516366691</text:p>
          </table:table-cell>
          <table:table-cell table:style-name="ce24" office:value-type="float" office:value="1.75960144651617" calcext:value-type="float">
            <text:p>1,7596014465</text:p>
          </table:table-cell>
          <table:table-cell table:style-name="ce25" office:value-type="float" office:value="-1.9016888260845" calcext:value-type="float">
            <text:p>-1,9016888261</text:p>
          </table:table-cell>
          <table:table-cell table:style-name="ce25" office:value-type="float" office:value="0.0831148973349383" calcext:value-type="float">
            <text:p>0,0831148973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4" office:value-type="string" calcext:value-type="string">
            <text:p>α5</text:p>
          </table:table-cell>
          <table:table-cell table:style-name="ce24" office:value-type="float" office:value="1.60026052111789" calcext:value-type="float">
            <text:p>1,6002605211</text:p>
          </table:table-cell>
          <table:table-cell table:style-name="ce24" office:value-type="float" office:value="-0.0913412100641153" calcext:value-type="float">
            <text:p>-0,0913412101</text:p>
          </table:table-cell>
          <table:table-cell table:style-name="ce25" office:value-type="float" office:value="0.0330800620565236" calcext:value-type="float">
            <text:p>0,0330800621</text:p>
          </table:table-cell>
          <table:table-cell table:style-name="ce25" table:number-columns-repeated="2"/>
          <table:table-cell table:number-columns-repeated="11"/>
        </table:table-row>
        <table:table-row table:style-name="ro1">
          <table:table-cell table:style-name="ce24" office:value-type="string" calcext:value-type="string">
            <text:p>α6</text:p>
          </table:table-cell>
          <table:table-cell table:style-name="ce24" office:value-type="float" office:value="-0.0440642876535549" calcext:value-type="float">
            <text:p>-0,0440642877</text:p>
          </table:table-cell>
          <table:table-cell table:style-name="ce24" office:value-type="float" office:value="0.00165895029316632" calcext:value-type="float">
            <text:p>0,0016589503</text:p>
          </table:table-cell>
          <table:table-cell table:style-name="ce25" table:number-columns-repeated="3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style-name="ce24" office:value-type="string" calcext:value-type="string">
            <text:p>α7</text:p>
          </table:table-cell>
          <table:table-cell table:style-name="ce24" office:value-type="float" office:value="0.000508035898487691" calcext:value-type="float">
            <text:p>0,0005080359</text:p>
          </table:table-cell>
          <table:table-cell table:style-name="ce24"/>
          <table:table-cell table:style-name="ce25" table:number-columns-repeated="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3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,9</text:p>
          </table:table-cell>
          <table:table-cell table:style-name="ce2" table:formula="of:=[.B$13]*[.$A22]^0+[.B$14]*[.$A22]^1+[.B$15]*[.$A22]^2+[.B$16]*[.$A22]^3+[.B$17]*[.$A22]^4+[.B$18]*[.$A22]^5+[.B$19]*[.$A22]^6" office:value-type="float" office:value="-2.21252278552612" calcext:value-type="float">
            <text:p>-2,2125227855</text:p>
          </table:table-cell>
          <table:table-cell table:style-name="ce2" table:formula="of:=[.C$13]*[.$A22]^0+[.C$14]*[.$A22]^1+[.C$15]*[.$A22]^2+[.C$16]*[.$A22]^3+[.C$17]*[.$A22]^4+[.C$18]*[.$A22]^5+[.C$19]*[.$A22]^6" office:value-type="float" office:value="-2.86504622210929" calcext:value-type="float">
            <text:p>-2,8650462221</text:p>
          </table:table-cell>
          <table:table-cell table:style-name="ce2" table:formula="of:=[.D$13]*[.$A22]^0+[.D$14]*[.$A22]^1+[.D$15]*[.$A22]^2+[.D$16]*[.$A22]^3+[.D$17]*[.$A22]^4+[.D$18]*[.$A22]^5+[.D$19]*[.$A22]^6" office:value-type="float" office:value="-2.47474786775405" calcext:value-type="float">
            <text:p>-2,4747478678</text:p>
          </table:table-cell>
          <table:table-cell table:style-name="ce2" table:formula="of:=[.E$13]*[.$A22]^0+[.E$14]*[.$A22]^1+[.E$15]*[.$A22]^2+[.E$16]*[.$A22]^3+[.E$17]*[.$A22]^4+[.E$18]*[.$A22]^5+[.E$19]*[.$A22]^6" office:value-type="float" office:value="-4.7611129522035" calcext:value-type="float">
            <text:p>-4,7611129522</text:p>
          </table:table-cell>
          <table:table-cell table:style-name="ce2" table:formula="of:=[.F$13]*[.$A22]^0+[.F$14]*[.$A22]^1+[.F$15]*[.$A22]^2+[.F$16]*[.$A22]^3+[.F$17]*[.$A22]^4+[.F$18]*[.$A22]^5+[.F$19]*[.$A22]^6" office:value-type="float" office:value="-0.308920994135519" calcext:value-type="float">
            <text:p>-0,308920994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$13]*[.$A23]^0+[.B$14]*[.$A23]^1+[.B$15]*[.$A23]^2+[.B$16]*[.$A23]^3+[.B$17]*[.$A23]^4+[.B$18]*[.$A23]^5+[.B$19]*[.$A23]^6" office:value-type="float" office:value="0.00409161701031735" calcext:value-type="float">
            <text:p>0,004091617</text:p>
          </table:table-cell>
          <table:table-cell table:style-name="ce2" table:formula="of:=[.C$13]*[.$A23]^0+[.C$14]*[.$A23]^1+[.C$15]*[.$A23]^2+[.C$16]*[.$A23]^3+[.C$17]*[.$A23]^4+[.C$18]*[.$A23]^5+[.C$19]*[.$A23]^6" office:value-type="float" office:value="-0.00380814044957845" calcext:value-type="float">
            <text:p>-0,0038081404</text:p>
          </table:table-cell>
          <table:table-cell table:style-name="ce2" table:formula="of:=[.D$13]*[.$A23]^0+[.D$14]*[.$A23]^1+[.D$15]*[.$A23]^2+[.D$16]*[.$A23]^3+[.D$17]*[.$A23]^4+[.D$18]*[.$A23]^5+[.D$19]*[.$A23]^6" office:value-type="float" office:value="0.016338565827823" calcext:value-type="float">
            <text:p>0,0163385658</text:p>
          </table:table-cell>
          <table:table-cell table:style-name="ce2" table:formula="of:=[.E$13]*[.$A23]^0+[.E$14]*[.$A23]^1+[.E$15]*[.$A23]^2+[.E$16]*[.$A23]^3+[.E$17]*[.$A23]^4+[.E$18]*[.$A23]^5+[.E$19]*[.$A23]^6" office:value-type="float" office:value="-0.921881169215169" calcext:value-type="float">
            <text:p>-0,9218811692</text:p>
          </table:table-cell>
          <table:table-cell table:style-name="ce2" table:formula="of:=[.F$13]*[.$A23]^0+[.F$14]*[.$A23]^1+[.F$15]*[.$A23]^2+[.F$16]*[.$A23]^3+[.F$17]*[.$A23]^4+[.F$18]*[.$A23]^5+[.F$19]*[.$A23]^6" office:value-type="float" office:value="2.85390988078871" calcext:value-type="float">
            <text:p>2,8539098808</text:p>
          </table:table-cell>
          <table:table-cell table:number-columns-repeated="11"/>
        </table:table-row>
        <table:table-row table:style-name="ro1">
          <table:table-cell office:value-type="float" office:value="9.1" calcext:value-type="float">
            <text:p>9,1</text:p>
          </table:table-cell>
          <table:table-cell table:style-name="ce2" table:formula="of:=[.B$13]*[.$A24]^0+[.B$14]*[.$A24]^1+[.B$15]*[.$A24]^2+[.B$16]*[.$A24]^3+[.B$17]*[.$A24]^4+[.B$18]*[.$A24]^5+[.B$19]*[.$A24]^6" office:value-type="float" office:value="2.30986784587179" calcext:value-type="float">
            <text:p>2,3098678459</text:p>
          </table:table-cell>
          <table:table-cell table:style-name="ce2" table:formula="of:=[.C$13]*[.$A24]^0+[.C$14]*[.$A24]^1+[.C$15]*[.$A24]^2+[.C$16]*[.$A24]^3+[.C$17]*[.$A24]^4+[.C$18]*[.$A24]^5+[.C$19]*[.$A24]^6" office:value-type="float" office:value="2.84495336028085" calcext:value-type="float">
            <text:p>2,8449533603</text:p>
          </table:table-cell>
          <table:table-cell table:style-name="ce2" table:formula="of:=[.D$13]*[.$A24]^0+[.D$14]*[.$A24]^1+[.D$15]*[.$A24]^2+[.D$16]*[.$A24]^3+[.D$17]*[.$A24]^4+[.D$18]*[.$A24]^5+[.D$19]*[.$A24]^6" office:value-type="float" office:value="2.5409397839955" calcext:value-type="float">
            <text:p>2,540939784</text:p>
          </table:table-cell>
          <table:table-cell table:style-name="ce2" table:formula="of:=[.E$13]*[.$A24]^0+[.E$14]*[.$A24]^1+[.E$15]*[.$A24]^2+[.E$16]*[.$A24]^3+[.E$17]*[.$A24]^4+[.E$18]*[.$A24]^5+[.E$19]*[.$A24]^6" office:value-type="float" office:value="2.8341053469136" calcext:value-type="float">
            <text:p>2,8341053469</text:p>
          </table:table-cell>
          <table:table-cell table:style-name="ce2" table:formula="of:=[.F$13]*[.$A24]^0+[.F$14]*[.$A24]^1+[.F$15]*[.$A24]^2+[.F$16]*[.$A24]^3+[.F$17]*[.$A24]^4+[.F$18]*[.$A24]^5+[.F$19]*[.$A24]^6" office:value-type="float" office:value="5.96341685189401" calcext:value-type="float">
            <text:p>5,9634168519</text:p>
          </table:table-cell>
          <table:table-cell table:number-columns-repeated="11"/>
        </table:table-row>
        <table:table-row table:style-name="ro1">
          <table:table-cell office:value-type="float" office:value="9.2" calcext:value-type="float">
            <text:p>9,2</text:p>
          </table:table-cell>
          <table:table-cell table:style-name="ce2" table:formula="of:=[.B$13]*[.$A25]^0+[.B$14]*[.$A25]^1+[.B$15]*[.$A25]^2+[.B$16]*[.$A25]^3+[.B$17]*[.$A25]^4+[.B$18]*[.$A25]^5+[.B$19]*[.$A25]^6" office:value-type="float" office:value="4.69411949482287" calcext:value-type="float">
            <text:p>4,6941194948</text:p>
          </table:table-cell>
          <table:table-cell table:style-name="ce2" table:formula="of:=[.C$13]*[.$A25]^0+[.C$14]*[.$A25]^1+[.C$15]*[.$A25]^2+[.C$16]*[.$A25]^3+[.C$17]*[.$A25]^4+[.C$18]*[.$A25]^5+[.C$19]*[.$A25]^6" office:value-type="float" office:value="5.68010915736046" calcext:value-type="float">
            <text:p>5,6801091574</text:p>
          </table:table-cell>
          <table:table-cell table:style-name="ce2" table:formula="of:=[.D$13]*[.$A25]^0+[.D$14]*[.$A25]^1+[.D$15]*[.$A25]^2+[.D$16]*[.$A25]^3+[.D$17]*[.$A25]^4+[.D$18]*[.$A25]^5+[.D$19]*[.$A25]^6" office:value-type="float" office:value="5.09483064327137" calcext:value-type="float">
            <text:p>5,0948306433</text:p>
          </table:table-cell>
          <table:table-cell table:style-name="ce2" table:formula="of:=[.E$13]*[.$A25]^0+[.E$14]*[.$A25]^1+[.E$15]*[.$A25]^2+[.E$16]*[.$A25]^3+[.E$17]*[.$A25]^4+[.E$18]*[.$A25]^5+[.E$19]*[.$A25]^6" office:value-type="float" office:value="6.50734528556689" calcext:value-type="float">
            <text:p>6,5073452856</text:p>
          </table:table-cell>
          <table:table-cell table:style-name="ce2" table:formula="of:=[.F$13]*[.$A25]^0+[.F$14]*[.$A25]^1+[.F$15]*[.$A25]^2+[.F$16]*[.$A25]^3+[.F$17]*[.$A25]^4+[.F$18]*[.$A25]^5+[.F$19]*[.$A25]^6" office:value-type="float" office:value="9.01959991918022" calcext:value-type="float">
            <text:p>9,0195999192</text:p>
          </table:table-cell>
          <table:table-cell table:number-columns-repeated="11"/>
        </table:table-row>
        <table:table-row table:style-name="ro1">
          <table:table-cell office:value-type="float" office:value="9.3" calcext:value-type="float">
            <text:p>9,3</text:p>
          </table:table-cell>
          <table:table-cell table:style-name="ce2" table:formula="of:=[.B$13]*[.$A26]^0+[.B$14]*[.$A26]^1+[.B$15]*[.$A26]^2+[.B$16]*[.$A26]^3+[.B$17]*[.$A26]^4+[.B$18]*[.$A26]^5+[.B$19]*[.$A26]^6" office:value-type="float" office:value="7.1467035599286" calcext:value-type="float">
            <text:p>7,1467035599</text:p>
          </table:table-cell>
          <table:table-cell table:style-name="ce2" table:formula="of:=[.C$13]*[.$A26]^0+[.C$14]*[.$A26]^1+[.C$15]*[.$A26]^2+[.C$16]*[.$A26]^3+[.C$17]*[.$A26]^4+[.C$18]*[.$A26]^5+[.C$19]*[.$A26]^6" office:value-type="float" office:value="8.50049206653696" calcext:value-type="float">
            <text:p>8,5004920665</text:p>
          </table:table-cell>
          <table:table-cell table:style-name="ce2" table:formula="of:=[.D$13]*[.$A26]^0+[.D$14]*[.$A26]^1+[.D$15]*[.$A26]^2+[.D$16]*[.$A26]^3+[.D$17]*[.$A26]^4+[.D$18]*[.$A26]^5+[.D$19]*[.$A26]^6" office:value-type="float" office:value="7.67386539232609" calcext:value-type="float">
            <text:p>7,6738653923</text:p>
          </table:table-cell>
          <table:table-cell table:style-name="ce2" table:formula="of:=[.E$13]*[.$A26]^0+[.E$14]*[.$A26]^1+[.E$15]*[.$A26]^2+[.E$16]*[.$A26]^3+[.E$17]*[.$A26]^4+[.E$18]*[.$A26]^5+[.E$19]*[.$A26]^6" office:value-type="float" office:value="10.0983373361286" calcext:value-type="float">
            <text:p>10,0983373361</text:p>
          </table:table-cell>
          <table:table-cell table:style-name="ce2" table:formula="of:=[.F$13]*[.$A26]^0+[.F$14]*[.$A26]^1+[.F$15]*[.$A26]^2+[.F$16]*[.$A26]^3+[.F$17]*[.$A26]^4+[.F$18]*[.$A26]^5+[.F$19]*[.$A26]^6" office:value-type="float" office:value="12.0224590826477" calcext:value-type="float">
            <text:p>12,0224590826</text:p>
          </table:table-cell>
          <table:table-cell table:number-columns-repeated="11"/>
        </table:table-row>
        <table:table-row table:style-name="ro1">
          <table:table-cell office:value-type="float" office:value="9.4" calcext:value-type="float">
            <text:p>9,4</text:p>
          </table:table-cell>
          <table:table-cell table:style-name="ce2" table:formula="of:=[.B$13]*[.$A27]^0+[.B$14]*[.$A27]^1+[.B$15]*[.$A27]^2+[.B$16]*[.$A27]^3+[.B$17]*[.$A27]^4+[.B$18]*[.$A27]^5+[.B$19]*[.$A27]^6" office:value-type="float" office:value="9.65800103180231" calcext:value-type="float">
            <text:p>9,6580010318</text:p>
          </table:table-cell>
          <table:table-cell table:style-name="ce2" table:formula="of:=[.C$13]*[.$A27]^0+[.C$14]*[.$A27]^1+[.C$15]*[.$A27]^2+[.C$16]*[.$A27]^3+[.C$17]*[.$A27]^4+[.C$18]*[.$A27]^5+[.C$19]*[.$A27]^6" office:value-type="float" office:value="11.3048988327644" calcext:value-type="float">
            <text:p>11,3048988328</text:p>
          </table:table-cell>
          <table:table-cell table:style-name="ce2" table:formula="of:=[.D$13]*[.$A27]^0+[.D$14]*[.$A27]^1+[.D$15]*[.$A27]^2+[.D$16]*[.$A27]^3+[.D$17]*[.$A27]^4+[.D$18]*[.$A27]^5+[.D$19]*[.$A27]^6" office:value-type="float" office:value="10.2739776719804" calcext:value-type="float">
            <text:p>10,273977672</text:p>
          </table:table-cell>
          <table:table-cell table:style-name="ce2" table:formula="of:=[.E$13]*[.$A27]^0+[.E$14]*[.$A27]^1+[.E$15]*[.$A27]^2+[.E$16]*[.$A27]^3+[.E$17]*[.$A27]^4+[.E$18]*[.$A27]^5+[.E$19]*[.$A27]^6" office:value-type="float" office:value="13.6075801879828" calcext:value-type="float">
            <text:p>13,607580188</text:p>
          </table:table-cell>
          <table:table-cell table:style-name="ce2" table:formula="of:=[.F$13]*[.$A27]^0+[.F$14]*[.$A27]^1+[.F$15]*[.$A27]^2+[.F$16]*[.$A27]^3+[.F$17]*[.$A27]^4+[.F$18]*[.$A27]^5+[.F$19]*[.$A27]^6" office:value-type="float" office:value="14.9719943422961" calcext:value-type="float">
            <text:p>14,9719943423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table:style-name="ce2" table:formula="of:=[.B$13]*[.$A28]^0+[.B$14]*[.$A28]^1+[.B$15]*[.$A28]^2+[.B$16]*[.$A28]^3+[.B$17]*[.$A28]^4+[.B$18]*[.$A28]^5+[.B$19]*[.$A28]^6" office:value-type="float" office:value="12.2188978536769" calcext:value-type="float">
            <text:p>12,2188978537</text:p>
          </table:table-cell>
          <table:table-cell table:style-name="ce2" table:formula="of:=[.C$13]*[.$A28]^0+[.C$14]*[.$A28]^1+[.C$15]*[.$A28]^2+[.C$16]*[.$A28]^3+[.C$17]*[.$A28]^4+[.C$18]*[.$A28]^5+[.C$19]*[.$A28]^6" office:value-type="float" office:value="14.0920921209472" calcext:value-type="float">
            <text:p>14,0920921209</text:p>
          </table:table-cell>
          <table:table-cell table:style-name="ce2" table:formula="of:=[.D$13]*[.$A28]^0+[.D$14]*[.$A28]^1+[.D$15]*[.$A28]^2+[.D$16]*[.$A28]^3+[.D$17]*[.$A28]^4+[.D$18]*[.$A28]^5+[.D$19]*[.$A28]^6" office:value-type="float" office:value="12.8911805152016" calcext:value-type="float">
            <text:p>12,8911805152</text:p>
          </table:table-cell>
          <table:table-cell table:style-name="ce2" table:formula="of:=[.E$13]*[.$A28]^0+[.E$14]*[.$A28]^1+[.E$15]*[.$A28]^2+[.E$16]*[.$A28]^3+[.E$17]*[.$A28]^4+[.E$18]*[.$A28]^5+[.E$19]*[.$A28]^6" office:value-type="float" office:value="17.0355725305135" calcext:value-type="float">
            <text:p>17,0355725305</text:p>
          </table:table-cell>
          <table:table-cell table:style-name="ce2" table:formula="of:=[.F$13]*[.$A28]^0+[.F$14]*[.$A28]^1+[.F$15]*[.$A28]^2+[.F$16]*[.$A28]^3+[.F$17]*[.$A28]^4+[.F$18]*[.$A28]^5+[.F$19]*[.$A28]^6" office:value-type="float" office:value="17.8682056981255" calcext:value-type="float">
            <text:p>17,8682056981</text:p>
          </table:table-cell>
          <table:table-cell table:number-columns-repeated="11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2" table:formula="of:=[.B$13]*[.$A29]^0+[.B$14]*[.$A29]^1+[.B$15]*[.$A29]^2+[.B$16]*[.$A29]^3+[.B$17]*[.$A29]^4+[.B$18]*[.$A29]^5+[.B$19]*[.$A29]^6" office:value-type="float" office:value="14.8207662452368" calcext:value-type="float">
            <text:p>14,8207662452</text:p>
          </table:table-cell>
          <table:table-cell table:style-name="ce2" table:formula="of:=[.C$13]*[.$A29]^0+[.C$14]*[.$A29]^1+[.C$15]*[.$A29]^2+[.C$16]*[.$A29]^3+[.C$17]*[.$A29]^4+[.C$18]*[.$A29]^5+[.C$19]*[.$A29]^6" office:value-type="float" office:value="16.860802506677" calcext:value-type="float">
            <text:p>16,8608025067</text:p>
          </table:table-cell>
          <table:table-cell table:style-name="ce2" table:formula="of:=[.D$13]*[.$A29]^0+[.D$14]*[.$A29]^1+[.D$15]*[.$A29]^2+[.D$16]*[.$A29]^3+[.D$17]*[.$A29]^4+[.D$18]*[.$A29]^5+[.D$19]*[.$A29]^6" office:value-type="float" office:value="15.5215663471093" calcext:value-type="float">
            <text:p>15,5215663471</text:p>
          </table:table-cell>
          <table:table-cell table:style-name="ce2" table:formula="of:=[.E$13]*[.$A29]^0+[.E$14]*[.$A29]^1+[.E$15]*[.$A29]^2+[.E$16]*[.$A29]^3+[.E$17]*[.$A29]^4+[.E$18]*[.$A29]^5+[.E$19]*[.$A29]^6" office:value-type="float" office:value="20.3828130531048" calcext:value-type="float">
            <text:p>20,3828130531</text:p>
          </table:table-cell>
          <table:table-cell table:style-name="ce2" table:formula="of:=[.F$13]*[.$A29]^0+[.F$14]*[.$A29]^1+[.F$15]*[.$A29]^2+[.F$16]*[.$A29]^3+[.F$17]*[.$A29]^4+[.F$18]*[.$A29]^5+[.F$19]*[.$A29]^6" office:value-type="float" office:value="20.7110931501359" calcext:value-type="float">
            <text:p>20,7110931501</text:p>
          </table:table-cell>
          <table:table-cell table:number-columns-repeated="11"/>
        </table:table-row>
        <table:table-row table:style-name="ro1">
          <table:table-cell office:value-type="float" office:value="9.7" calcext:value-type="float">
            <text:p>9,7</text:p>
          </table:table-cell>
          <table:table-cell table:style-name="ce2" table:formula="of:=[.B$13]*[.$A30]^0+[.B$14]*[.$A30]^1+[.B$15]*[.$A30]^2+[.B$16]*[.$A30]^3+[.B$17]*[.$A30]^4+[.B$18]*[.$A30]^5+[.B$19]*[.$A30]^6" office:value-type="float" office:value="17.45544639219" calcext:value-type="float">
            <text:p>17,4554463922</text:p>
          </table:table-cell>
          <table:table-cell table:style-name="ce2" table:formula="of:=[.C$13]*[.$A30]^0+[.C$14]*[.$A30]^1+[.C$15]*[.$A30]^2+[.C$16]*[.$A30]^3+[.C$17]*[.$A30]^4+[.C$18]*[.$A30]^5+[.C$19]*[.$A30]^6" office:value-type="float" office:value="19.6097304669757" calcext:value-type="float">
            <text:p>19,609730467</text:p>
          </table:table-cell>
          <table:table-cell table:style-name="ce2" table:formula="of:=[.D$13]*[.$A30]^0+[.D$14]*[.$A30]^1+[.D$15]*[.$A30]^2+[.D$16]*[.$A30]^3+[.D$17]*[.$A30]^4+[.D$18]*[.$A30]^5+[.D$19]*[.$A30]^6" office:value-type="float" office:value="18.1613069849697" calcext:value-type="float">
            <text:p>18,161306985</text:p>
          </table:table-cell>
          <table:table-cell table:style-name="ce2" table:formula="of:=[.E$13]*[.$A30]^0+[.E$14]*[.$A30]^1+[.E$15]*[.$A30]^2+[.E$16]*[.$A30]^3+[.E$17]*[.$A30]^4+[.E$18]*[.$A30]^5+[.E$19]*[.$A30]^6" office:value-type="float" office:value="23.6498004451405" calcext:value-type="float">
            <text:p>23,6498004451</text:p>
          </table:table-cell>
          <table:table-cell table:style-name="ce2" table:formula="of:=[.F$13]*[.$A30]^0+[.F$14]*[.$A30]^1+[.F$15]*[.$A30]^2+[.F$16]*[.$A30]^3+[.F$17]*[.$A30]^4+[.F$18]*[.$A30]^5+[.F$19]*[.$A30]^6" office:value-type="float" office:value="23.5006566983275" calcext:value-type="float">
            <text:p>23,5006566983</text:p>
          </table:table-cell>
          <table:table-cell table:number-columns-repeated="11"/>
        </table:table-row>
        <table:table-row table:style-name="ro1">
          <table:table-cell office:value-type="float" office:value="9.8" calcext:value-type="float">
            <text:p>9,8</text:p>
          </table:table-cell>
          <table:table-cell table:style-name="ce2" table:formula="of:=[.B$13]*[.$A31]^0+[.B$14]*[.$A31]^1+[.B$15]*[.$A31]^2+[.B$16]*[.$A31]^3+[.B$17]*[.$A31]^4+[.B$18]*[.$A31]^5+[.B$19]*[.$A31]^6" office:value-type="float" office:value="20.1152285017459" calcext:value-type="float">
            <text:p>20,1152285017</text:p>
          </table:table-cell>
          <table:table-cell table:style-name="ce2" table:formula="of:=[.C$13]*[.$A31]^0+[.C$14]*[.$A31]^1+[.C$15]*[.$A31]^2+[.C$16]*[.$A31]^3+[.C$17]*[.$A31]^4+[.C$18]*[.$A31]^5+[.C$19]*[.$A31]^6" office:value-type="float" office:value="22.3375483710352" calcext:value-type="float">
            <text:p>22,337548371</text:p>
          </table:table-cell>
          <table:table-cell table:style-name="ce2" table:formula="of:=[.D$13]*[.$A31]^0+[.D$14]*[.$A31]^1+[.D$15]*[.$A31]^2+[.D$16]*[.$A31]^3+[.D$17]*[.$A31]^4+[.D$18]*[.$A31]^5+[.D$19]*[.$A31]^6" office:value-type="float" office:value="20.8066536381989" calcext:value-type="float">
            <text:p>20,8066536382</text:p>
          </table:table-cell>
          <table:table-cell table:style-name="ce2" table:formula="of:=[.E$13]*[.$A31]^0+[.E$14]*[.$A31]^1+[.E$15]*[.$A31]^2+[.E$16]*[.$A31]^3+[.E$17]*[.$A31]^4+[.E$18]*[.$A31]^5+[.E$19]*[.$A31]^6" office:value-type="float" office:value="26.8370333960048" calcext:value-type="float">
            <text:p>26,837033396</text:p>
          </table:table-cell>
          <table:table-cell table:style-name="ce2" table:formula="of:=[.F$13]*[.$A31]^0+[.F$14]*[.$A31]^1+[.F$15]*[.$A31]^2+[.F$16]*[.$A31]^3+[.F$17]*[.$A31]^4+[.F$18]*[.$A31]^5+[.F$19]*[.$A31]^6" office:value-type="float" office:value="26.2368963427002" calcext:value-type="float">
            <text:p>26,2368963427</text:p>
          </table:table-cell>
          <table:table-cell table:number-columns-repeated="11"/>
        </table:table-row>
        <table:table-row table:style-name="ro1">
          <table:table-cell office:value-type="float" office:value="9.9" calcext:value-type="float">
            <text:p>9,9</text:p>
          </table:table-cell>
          <table:table-cell table:style-name="ce2" table:formula="of:=[.B$13]*[.$A32]^0+[.B$14]*[.$A32]^1+[.B$15]*[.$A32]^2+[.B$16]*[.$A32]^3+[.B$17]*[.$A32]^4+[.B$18]*[.$A32]^5+[.B$19]*[.$A32]^6" office:value-type="float" office:value="22.7928352237265" calcext:value-type="float">
            <text:p>22,7928352237</text:p>
          </table:table-cell>
          <table:table-cell table:style-name="ce2" table:formula="of:=[.C$13]*[.$A32]^0+[.C$14]*[.$A32]^1+[.C$15]*[.$A32]^2+[.C$16]*[.$A32]^3+[.C$17]*[.$A32]^4+[.C$18]*[.$A32]^5+[.C$19]*[.$A32]^6" office:value-type="float" office:value="25.0429024709559" calcext:value-type="float">
            <text:p>25,042902471</text:p>
          </table:table-cell>
          <table:table-cell table:style-name="ce2" table:formula="of:=[.D$13]*[.$A32]^0+[.D$14]*[.$A32]^1+[.D$15]*[.$A32]^2+[.D$16]*[.$A32]^3+[.D$17]*[.$A32]^4+[.D$18]*[.$A32]^5+[.D$19]*[.$A32]^6" office:value-type="float" office:value="23.4539369083605" calcext:value-type="float">
            <text:p>23,4539369084</text:p>
          </table:table-cell>
          <table:table-cell table:style-name="ce2" table:formula="of:=[.E$13]*[.$A32]^0+[.E$14]*[.$A32]^1+[.E$15]*[.$A32]^2+[.E$16]*[.$A32]^3+[.E$17]*[.$A32]^4+[.E$18]*[.$A32]^5+[.E$19]*[.$A32]^6" office:value-type="float" office:value="29.9450105950818" calcext:value-type="float">
            <text:p>29,9450105951</text:p>
          </table:table-cell>
          <table:table-cell table:style-name="ce2" table:formula="of:=[.F$13]*[.$A32]^0+[.F$14]*[.$A32]^1+[.F$15]*[.$A32]^2+[.F$16]*[.$A32]^3+[.F$17]*[.$A32]^4+[.F$18]*[.$A32]^5+[.F$19]*[.$A32]^6" office:value-type="float" office:value="28.9198120832538" calcext:value-type="float">
            <text:p>28,919812083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13]*[.$A33]^0+[.B$14]*[.$A33]^1+[.B$15]*[.$A33]^2+[.B$16]*[.$A33]^3+[.B$17]*[.$A33]^4+[.B$18]*[.$A33]^5+[.B$19]*[.$A33]^6" office:value-type="float" office:value="25.4814044375996" calcext:value-type="float">
            <text:p>25,4814044376</text:p>
          </table:table-cell>
          <table:table-cell table:style-name="ce2" table:formula="of:=[.C$13]*[.$A33]^0+[.C$14]*[.$A33]^1+[.C$15]*[.$A33]^2+[.C$16]*[.$A33]^3+[.C$17]*[.$A33]^4+[.C$18]*[.$A33]^5+[.C$19]*[.$A33]^6" office:value-type="float" office:value="27.7244148924901" calcext:value-type="float">
            <text:p>27,7244148925</text:p>
          </table:table-cell>
          <table:table-cell table:style-name="ce2" table:formula="of:=[.D$13]*[.$A33]^0+[.D$14]*[.$A33]^1+[.D$15]*[.$A33]^2+[.D$16]*[.$A33]^3+[.D$17]*[.$A33]^4+[.D$18]*[.$A33]^5+[.D$19]*[.$A33]^6" office:value-type="float" office:value="26.0995667891693" calcext:value-type="float">
            <text:p>26,0995667892</text:p>
          </table:table-cell>
          <table:table-cell table:style-name="ce2" table:formula="of:=[.E$13]*[.$A33]^0+[.E$14]*[.$A33]^1+[.E$15]*[.$A33]^2+[.E$16]*[.$A33]^3+[.E$17]*[.$A33]^4+[.E$18]*[.$A33]^5+[.E$19]*[.$A33]^6" office:value-type="float" office:value="32.9742307317552" calcext:value-type="float">
            <text:p>32,9742307318</text:p>
          </table:table-cell>
          <table:table-cell table:style-name="ce2" table:formula="of:=[.F$13]*[.$A33]^0+[.F$14]*[.$A33]^1+[.F$15]*[.$A33]^2+[.F$16]*[.$A33]^3+[.F$17]*[.$A33]^4+[.F$18]*[.$A33]^5+[.F$19]*[.$A33]^6" office:value-type="float" office:value="31.5494039199884" calcext:value-type="float">
            <text:p>31,54940392</text:p>
          </table:table-cell>
          <table:table-cell table:number-columns-repeated="11"/>
        </table:table-row>
        <table:table-row table:style-name="ro1">
          <table:table-cell office:value-type="float" office:value="10.1" calcext:value-type="float">
            <text:p>10,1</text:p>
          </table:table-cell>
          <table:table-cell table:style-name="ce2" table:formula="of:=[.B$13]*[.$A34]^0+[.B$14]*[.$A34]^1+[.B$15]*[.$A34]^2+[.B$16]*[.$A34]^3+[.B$17]*[.$A34]^4+[.B$18]*[.$A34]^5+[.B$19]*[.$A34]^6" office:value-type="float" office:value="28.1744724052122" calcext:value-type="float">
            <text:p>28,1744724052</text:p>
          </table:table-cell>
          <table:table-cell table:style-name="ce2" table:formula="of:=[.C$13]*[.$A34]^0+[.C$14]*[.$A34]^1+[.C$15]*[.$A34]^2+[.C$16]*[.$A34]^3+[.C$17]*[.$A34]^4+[.C$18]*[.$A34]^5+[.C$19]*[.$A34]^6" office:value-type="float" office:value="30.3806856257796" calcext:value-type="float">
            <text:p>30,3806856258</text:p>
          </table:table-cell>
          <table:table-cell table:style-name="ce2" table:formula="of:=[.D$13]*[.$A34]^0+[.D$14]*[.$A34]^1+[.D$15]*[.$A34]^2+[.D$16]*[.$A34]^3+[.D$17]*[.$A34]^4+[.D$18]*[.$A34]^5+[.D$19]*[.$A34]^6" office:value-type="float" office:value="28.7400326664874" calcext:value-type="float">
            <text:p>28,7400326665</text:p>
          </table:table-cell>
          <table:table-cell table:style-name="ce2" table:formula="of:=[.E$13]*[.$A34]^0+[.E$14]*[.$A34]^1+[.E$15]*[.$A34]^2+[.E$16]*[.$A34]^3+[.E$17]*[.$A34]^4+[.E$18]*[.$A34]^5+[.E$19]*[.$A34]^6" office:value-type="float" office:value="35.9251924954091" calcext:value-type="float">
            <text:p>35,9251924954</text:p>
          </table:table-cell>
          <table:table-cell table:style-name="ce2" table:formula="of:=[.F$13]*[.$A34]^0+[.F$14]*[.$A34]^1+[.F$15]*[.$A34]^2+[.F$16]*[.$A34]^3+[.F$17]*[.$A34]^4+[.F$18]*[.$A34]^5+[.F$19]*[.$A34]^6" office:value-type="float" office:value="34.1256718529042" calcext:value-type="float">
            <text:p>34,1256718529</text:p>
          </table:table-cell>
          <table:table-cell table:number-columns-repeated="11"/>
        </table:table-row>
        <table:table-row table:style-name="ro1">
          <table:table-cell office:value-type="float" office:value="10.2" calcext:value-type="float">
            <text:p>10,2</text:p>
          </table:table-cell>
          <table:table-cell table:style-name="ce2" table:formula="of:=[.B$13]*[.$A35]^0+[.B$14]*[.$A35]^1+[.B$15]*[.$A35]^2+[.B$16]*[.$A35]^3+[.B$17]*[.$A35]^4+[.B$18]*[.$A35]^5+[.B$19]*[.$A35]^6" office:value-type="float" office:value="30.8659572893375" calcext:value-type="float">
            <text:p>30,8659572893</text:p>
          </table:table-cell>
          <table:table-cell table:style-name="ce2" table:formula="of:=[.C$13]*[.$A35]^0+[.C$14]*[.$A35]^1+[.C$15]*[.$A35]^2+[.C$16]*[.$A35]^3+[.C$17]*[.$A35]^4+[.C$18]*[.$A35]^5+[.C$19]*[.$A35]^6" office:value-type="float" office:value="33.0102945160979" calcext:value-type="float">
            <text:p>33,0102945161</text:p>
          </table:table-cell>
          <table:table-cell table:style-name="ce2" table:formula="of:=[.D$13]*[.$A35]^0+[.D$14]*[.$A35]^1+[.D$15]*[.$A35]^2+[.D$16]*[.$A35]^3+[.D$17]*[.$A35]^4+[.D$18]*[.$A35]^5+[.D$19]*[.$A35]^6" office:value-type="float" office:value="31.3719033183266" calcext:value-type="float">
            <text:p>31,3719033183</text:p>
          </table:table-cell>
          <table:table-cell table:style-name="ce2" table:formula="of:=[.E$13]*[.$A35]^0+[.E$14]*[.$A35]^1+[.E$15]*[.$A35]^2+[.E$16]*[.$A35]^3+[.E$17]*[.$A35]^4+[.E$18]*[.$A35]^5+[.E$19]*[.$A35]^6" office:value-type="float" office:value="38.7983945754277" calcext:value-type="float">
            <text:p>38,7983945754</text:p>
          </table:table-cell>
          <table:table-cell table:style-name="ce2" table:formula="of:=[.F$13]*[.$A35]^0+[.F$14]*[.$A35]^1+[.F$15]*[.$A35]^2+[.F$16]*[.$A35]^3+[.F$17]*[.$A35]^4+[.F$18]*[.$A35]^5+[.F$19]*[.$A35]^6" office:value-type="float" office:value="36.6486158820009" calcext:value-type="float">
            <text:p>36,648615882</text:p>
          </table:table-cell>
          <table:table-cell table:number-columns-repeated="11"/>
        </table:table-row>
        <table:table-row table:style-name="ro1">
          <table:table-cell office:value-type="float" office:value="10.3" calcext:value-type="float">
            <text:p>10,3</text:p>
          </table:table-cell>
          <table:table-cell table:style-name="ce2" table:formula="of:=[.B$13]*[.$A36]^0+[.B$14]*[.$A36]^1+[.B$15]*[.$A36]^2+[.B$16]*[.$A36]^3+[.B$17]*[.$A36]^4+[.B$18]*[.$A36]^5+[.B$19]*[.$A36]^6" office:value-type="float" office:value="33.5501430380132" calcext:value-type="float">
            <text:p>33,550143038</text:p>
          </table:table-cell>
          <table:table-cell table:style-name="ce2" table:formula="of:=[.C$13]*[.$A36]^0+[.C$14]*[.$A36]^1+[.C$15]*[.$A36]^2+[.C$16]*[.$A36]^3+[.C$17]*[.$A36]^4+[.C$18]*[.$A36]^5+[.C$19]*[.$A36]^6" office:value-type="float" office:value="35.6118032545897" calcext:value-type="float">
            <text:p>35,6118032546</text:p>
          </table:table-cell>
          <table:table-cell table:style-name="ce2" table:formula="of:=[.D$13]*[.$A36]^0+[.D$14]*[.$A36]^1+[.D$15]*[.$A36]^2+[.D$16]*[.$A36]^3+[.D$17]*[.$A36]^4+[.D$18]*[.$A36]^5+[.D$19]*[.$A36]^6" office:value-type="float" office:value="33.9918269148478" calcext:value-type="float">
            <text:p>33,9918269148</text:p>
          </table:table-cell>
          <table:table-cell table:style-name="ce2" table:formula="of:=[.E$13]*[.$A36]^0+[.E$14]*[.$A36]^1+[.E$15]*[.$A36]^2+[.E$16]*[.$A36]^3+[.E$17]*[.$A36]^4+[.E$18]*[.$A36]^5+[.E$19]*[.$A36]^6" office:value-type="float" office:value="41.5943356611948" calcext:value-type="float">
            <text:p>41,5943356612</text:p>
          </table:table-cell>
          <table:table-cell table:style-name="ce2" table:formula="of:=[.F$13]*[.$A36]^0+[.F$14]*[.$A36]^1+[.F$15]*[.$A36]^2+[.F$16]*[.$A36]^3+[.F$17]*[.$A36]^4+[.F$18]*[.$A36]^5+[.F$19]*[.$A36]^6" office:value-type="float" office:value="39.1182360072788" calcext:value-type="float">
            <text:p>39,1182360073</text:p>
          </table:table-cell>
          <table:table-cell table:number-columns-repeated="11"/>
        </table:table-row>
        <table:table-row table:style-name="ro1">
          <table:table-cell office:value-type="float" office:value="10.4" calcext:value-type="float">
            <text:p>10,4</text:p>
          </table:table-cell>
          <table:table-cell table:style-name="ce2" table:formula="of:=[.B$13]*[.$A37]^0+[.B$14]*[.$A37]^1+[.B$15]*[.$A37]^2+[.B$16]*[.$A37]^3+[.B$17]*[.$A37]^4+[.B$18]*[.$A37]^5+[.B$19]*[.$A37]^6" office:value-type="float" office:value="36.2216636346699" calcext:value-type="float">
            <text:p>36,2216636347</text:p>
          </table:table-cell>
          <table:table-cell table:style-name="ce2" table:formula="of:=[.C$13]*[.$A37]^0+[.C$14]*[.$A37]^1+[.C$15]*[.$A37]^2+[.C$16]*[.$A37]^3+[.C$17]*[.$A37]^4+[.C$18]*[.$A37]^5+[.C$19]*[.$A37]^6" office:value-type="float" office:value="38.1837573690115" calcext:value-type="float">
            <text:p>38,183757369</text:p>
          </table:table-cell>
          <table:table-cell table:style-name="ce2" table:formula="of:=[.D$13]*[.$A37]^0+[.D$14]*[.$A37]^1+[.D$15]*[.$A37]^2+[.D$16]*[.$A37]^3+[.D$17]*[.$A37]^4+[.D$18]*[.$A37]^5+[.D$19]*[.$A37]^6" office:value-type="float" office:value="36.5965310183594" calcext:value-type="float">
            <text:p>36,5965310184</text:p>
          </table:table-cell>
          <table:table-cell table:style-name="ce2" table:formula="of:=[.E$13]*[.$A37]^0+[.E$14]*[.$A37]^1+[.E$15]*[.$A37]^2+[.E$16]*[.$A37]^3+[.E$17]*[.$A37]^4+[.E$18]*[.$A37]^5+[.E$19]*[.$A37]^6" office:value-type="float" office:value="44.3135144420946" calcext:value-type="float">
            <text:p>44,3135144421</text:p>
          </table:table-cell>
          <table:table-cell table:style-name="ce2" table:formula="of:=[.F$13]*[.$A37]^0+[.F$14]*[.$A37]^1+[.F$15]*[.$A37]^2+[.F$16]*[.$A37]^3+[.F$17]*[.$A37]^4+[.F$18]*[.$A37]^5+[.F$19]*[.$A37]^6" office:value-type="float" office:value="41.5345322287377" calcext:value-type="float">
            <text:p>41,5345322287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,5</text:p>
          </table:table-cell>
          <table:table-cell table:style-name="ce2" table:formula="of:=[.B$13]*[.$A38]^0+[.B$14]*[.$A38]^1+[.B$15]*[.$A38]^2+[.B$16]*[.$A38]^3+[.B$17]*[.$A38]^4+[.B$18]*[.$A38]^5+[.B$19]*[.$A38]^6" office:value-type="float" office:value="38.8754877139962" calcext:value-type="float">
            <text:p>38,875487714</text:p>
          </table:table-cell>
          <table:table-cell table:style-name="ce2" table:formula="of:=[.C$13]*[.$A38]^0+[.C$14]*[.$A38]^1+[.C$15]*[.$A38]^2+[.C$16]*[.$A38]^3+[.C$17]*[.$A38]^4+[.C$18]*[.$A38]^5+[.C$19]*[.$A38]^6" office:value-type="float" office:value="40.7246882144717" calcext:value-type="float">
            <text:p>40,7246882145</text:p>
          </table:table-cell>
          <table:table-cell table:style-name="ce2" table:formula="of:=[.D$13]*[.$A38]^0+[.D$14]*[.$A38]^1+[.D$15]*[.$A38]^2+[.D$16]*[.$A38]^3+[.D$17]*[.$A38]^4+[.D$18]*[.$A38]^5+[.D$19]*[.$A38]^6" office:value-type="float" office:value="39.18282258332" calcext:value-type="float">
            <text:p>39,1828225833</text:p>
          </table:table-cell>
          <table:table-cell table:style-name="ce2" table:formula="of:=[.E$13]*[.$A38]^0+[.E$14]*[.$A38]^1+[.E$15]*[.$A38]^2+[.E$16]*[.$A38]^3+[.E$17]*[.$A38]^4+[.E$18]*[.$A38]^5+[.E$19]*[.$A38]^6" office:value-type="float" office:value="46.9564296075109" calcext:value-type="float">
            <text:p>46,9564296075</text:p>
          </table:table-cell>
          <table:table-cell table:style-name="ce2" table:formula="of:=[.F$13]*[.$A38]^0+[.F$14]*[.$A38]^1+[.F$15]*[.$A38]^2+[.F$16]*[.$A38]^3+[.F$17]*[.$A38]^4+[.F$18]*[.$A38]^5+[.F$19]*[.$A38]^6" office:value-type="float" office:value="43.8975045463777" calcext:value-type="float">
            <text:p>43,8975045464</text:p>
          </table:table-cell>
          <table:table-cell table:number-columns-repeated="11"/>
        </table:table-row>
        <table:table-row table:style-name="ro1">
          <table:table-cell office:value-type="float" office:value="10.6" calcext:value-type="float">
            <text:p>10,6</text:p>
          </table:table-cell>
          <table:table-cell table:style-name="ce2" table:formula="of:=[.B$13]*[.$A39]^0+[.B$14]*[.$A39]^1+[.B$15]*[.$A39]^2+[.B$16]*[.$A39]^3+[.B$17]*[.$A39]^4+[.B$18]*[.$A39]^5+[.B$19]*[.$A39]^6" office:value-type="float" office:value="41.5069035437036" calcext:value-type="float">
            <text:p>41,5069035437</text:p>
          </table:table-cell>
          <table:table-cell table:style-name="ce2" table:formula="of:=[.C$13]*[.$A39]^0+[.C$14]*[.$A39]^1+[.C$15]*[.$A39]^2+[.C$16]*[.$A39]^3+[.C$17]*[.$A39]^4+[.C$18]*[.$A39]^5+[.C$19]*[.$A39]^6" office:value-type="float" office:value="43.2331149641713" calcext:value-type="float">
            <text:p>43,2331149642</text:p>
          </table:table-cell>
          <table:table-cell table:style-name="ce2" table:formula="of:=[.D$13]*[.$A39]^0+[.D$14]*[.$A39]^1+[.D$15]*[.$A39]^2+[.D$16]*[.$A39]^3+[.D$17]*[.$A39]^4+[.D$18]*[.$A39]^5+[.D$19]*[.$A39]^6" office:value-type="float" office:value="41.747587956338" calcext:value-type="float">
            <text:p>41,7475879563</text:p>
          </table:table-cell>
          <table:table-cell table:style-name="ce2" table:formula="of:=[.E$13]*[.$A39]^0+[.E$14]*[.$A39]^1+[.E$15]*[.$A39]^2+[.E$16]*[.$A39]^3+[.E$17]*[.$A39]^4+[.E$18]*[.$A39]^5+[.E$19]*[.$A39]^6" office:value-type="float" office:value="49.5235798468278" calcext:value-type="float">
            <text:p>49,5235798468</text:p>
          </table:table-cell>
          <table:table-cell table:style-name="ce2" table:formula="of:=[.F$13]*[.$A39]^0+[.F$14]*[.$A39]^1+[.F$15]*[.$A39]^2+[.F$16]*[.$A39]^3+[.F$17]*[.$A39]^4+[.F$18]*[.$A39]^5+[.F$19]*[.$A39]^6" office:value-type="float" office:value="46.2071529601985" calcext:value-type="float">
            <text:p>46,2071529602</text:p>
          </table:table-cell>
          <table:table-cell table:number-columns-repeated="11"/>
        </table:table-row>
        <table:table-row table:style-name="ro1">
          <table:table-cell office:value-type="float" office:value="10.7" calcext:value-type="float">
            <text:p>10,7</text:p>
          </table:table-cell>
          <table:table-cell table:style-name="ce2" table:formula="of:=[.B$13]*[.$A40]^0+[.B$14]*[.$A40]^1+[.B$15]*[.$A40]^2+[.B$16]*[.$A40]^3+[.B$17]*[.$A40]^4+[.B$18]*[.$A40]^5+[.B$19]*[.$A40]^6" office:value-type="float" office:value="44.1115043719018" calcext:value-type="float">
            <text:p>44,1115043719</text:p>
          </table:table-cell>
          <table:table-cell table:style-name="ce2" table:formula="of:=[.C$13]*[.$A40]^0+[.C$14]*[.$A40]^1+[.C$15]*[.$A40]^2+[.C$16]*[.$A40]^3+[.C$17]*[.$A40]^4+[.C$18]*[.$A40]^5+[.C$19]*[.$A40]^6" office:value-type="float" office:value="45.707546600144" calcext:value-type="float">
            <text:p>45,7075466001</text:p>
          </table:table-cell>
          <table:table-cell table:style-name="ce2" table:formula="of:=[.D$13]*[.$A40]^0+[.D$14]*[.$A40]^1+[.D$15]*[.$A40]^2+[.D$16]*[.$A40]^3+[.D$17]*[.$A40]^4+[.D$18]*[.$A40]^5+[.D$19]*[.$A40]^6" office:value-type="float" office:value="44.2877928761673" calcext:value-type="float">
            <text:p>44,2877928762</text:p>
          </table:table-cell>
          <table:table-cell table:style-name="ce2" table:formula="of:=[.E$13]*[.$A40]^0+[.E$14]*[.$A40]^1+[.E$15]*[.$A40]^2+[.E$16]*[.$A40]^3+[.E$17]*[.$A40]^4+[.E$18]*[.$A40]^5+[.E$19]*[.$A40]^6" office:value-type="float" office:value="52.0154638494294" calcext:value-type="float">
            <text:p>52,0154638494</text:p>
          </table:table-cell>
          <table:table-cell table:style-name="ce2" table:formula="of:=[.F$13]*[.$A40]^0+[.F$14]*[.$A40]^1+[.F$15]*[.$A40]^2+[.F$16]*[.$A40]^3+[.F$17]*[.$A40]^4+[.F$18]*[.$A40]^5+[.F$19]*[.$A40]^6" office:value-type="float" office:value="48.4634774702006" calcext:value-type="float">
            <text:p>48,4634774702</text:p>
          </table:table-cell>
          <table:table-cell table:number-columns-repeated="11"/>
        </table:table-row>
        <table:table-row table:style-name="ro1">
          <table:table-cell office:value-type="float" office:value="10.8" calcext:value-type="float">
            <text:p>10,8</text:p>
          </table:table-cell>
          <table:table-cell table:style-name="ce2" table:formula="of:=[.B$13]*[.$A41]^0+[.B$14]*[.$A41]^1+[.B$15]*[.$A41]^2+[.B$16]*[.$A41]^3+[.B$17]*[.$A41]^4+[.B$18]*[.$A41]^5+[.B$19]*[.$A41]^6" office:value-type="float" office:value="46.6851741404636" calcext:value-type="float">
            <text:p>46,6851741405</text:p>
          </table:table-cell>
          <table:table-cell table:style-name="ce2" table:formula="of:=[.C$13]*[.$A41]^0+[.C$14]*[.$A41]^1+[.C$15]*[.$A41]^2+[.C$16]*[.$A41]^3+[.C$17]*[.$A41]^4+[.C$18]*[.$A41]^5+[.C$19]*[.$A41]^6" office:value-type="float" office:value="48.1464839039962" calcext:value-type="float">
            <text:p>48,146483904</text:p>
          </table:table-cell>
          <table:table-cell table:style-name="ce2" table:formula="of:=[.D$13]*[.$A41]^0+[.D$14]*[.$A41]^1+[.D$15]*[.$A41]^2+[.D$16]*[.$A41]^3+[.D$17]*[.$A41]^4+[.D$18]*[.$A41]^5+[.D$19]*[.$A41]^6" office:value-type="float" office:value="46.8004824737162" calcext:value-type="float">
            <text:p>46,8004824737</text:p>
          </table:table-cell>
          <table:table-cell table:style-name="ce2" table:formula="of:=[.E$13]*[.$A41]^0+[.E$14]*[.$A41]^1+[.E$15]*[.$A41]^2+[.E$16]*[.$A41]^3+[.E$17]*[.$A41]^4+[.E$18]*[.$A41]^5+[.E$19]*[.$A41]^6" office:value-type="float" office:value="54.4325803046996" calcext:value-type="float">
            <text:p>54,4325803047</text:p>
          </table:table-cell>
          <table:table-cell table:style-name="ce2" table:formula="of:=[.F$13]*[.$A41]^0+[.F$14]*[.$A41]^1+[.F$15]*[.$A41]^2+[.F$16]*[.$A41]^3+[.F$17]*[.$A41]^4+[.F$18]*[.$A41]^5+[.F$19]*[.$A41]^6" office:value-type="float" office:value="50.6664780763837" calcext:value-type="float">
            <text:p>50,6664780764</text:p>
          </table:table-cell>
          <table:table-cell table:number-columns-repeated="11"/>
        </table:table-row>
        <table:table-row table:style-name="ro1">
          <table:table-cell office:value-type="float" office:value="10.9" calcext:value-type="float">
            <text:p>10,9</text:p>
          </table:table-cell>
          <table:table-cell table:style-name="ce2" table:formula="of:=[.B$13]*[.$A42]^0+[.B$14]*[.$A42]^1+[.B$15]*[.$A42]^2+[.B$16]*[.$A42]^3+[.B$17]*[.$A42]^4+[.B$18]*[.$A42]^5+[.B$19]*[.$A42]^6" office:value-type="float" office:value="49.2240735639721" calcext:value-type="float">
            <text:p>49,224073564</text:p>
          </table:table-cell>
          <table:table-cell table:style-name="ce2" table:formula="of:=[.C$13]*[.$A42]^0+[.C$14]*[.$A42]^1+[.C$15]*[.$A42]^2+[.C$16]*[.$A42]^3+[.C$17]*[.$A42]^4+[.C$18]*[.$A42]^5+[.C$19]*[.$A42]^6" office:value-type="float" office:value="50.5484214476492" calcext:value-type="float">
            <text:p>50,5484214476</text:p>
          </table:table-cell>
          <table:table-cell table:style-name="ce2" table:formula="of:=[.D$13]*[.$A42]^0+[.D$14]*[.$A42]^1+[.D$15]*[.$A42]^2+[.D$16]*[.$A42]^3+[.D$17]*[.$A42]^4+[.D$18]*[.$A42]^5+[.D$19]*[.$A42]^6" office:value-type="float" office:value="49.2827812720344" calcext:value-type="float">
            <text:p>49,282781272</text:p>
          </table:table-cell>
          <table:table-cell table:style-name="ce2" table:formula="of:=[.E$13]*[.$A42]^0+[.E$14]*[.$A42]^1+[.E$15]*[.$A42]^2+[.E$16]*[.$A42]^3+[.E$17]*[.$A42]^4+[.E$18]*[.$A42]^5+[.E$19]*[.$A42]^6" office:value-type="float" office:value="56.7754279020225" calcext:value-type="float">
            <text:p>56,775427902</text:p>
          </table:table-cell>
          <table:table-cell table:style-name="ce2" table:formula="of:=[.F$13]*[.$A42]^0+[.F$14]*[.$A42]^1+[.F$15]*[.$A42]^2+[.F$16]*[.$A42]^3+[.F$17]*[.$A42]^4+[.F$18]*[.$A42]^5+[.F$19]*[.$A42]^6" office:value-type="float" office:value="52.8161547787478" calcext:value-type="float">
            <text:p>52,816154778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13]*[.$A43]^0+[.B$14]*[.$A43]^1+[.B$15]*[.$A43]^2+[.B$16]*[.$A43]^3+[.B$17]*[.$A43]^4+[.B$18]*[.$A43]^5+[.B$19]*[.$A43]^6" office:value-type="float" office:value="51.7246265746564" calcext:value-type="float">
            <text:p>51,7246265747</text:p>
          </table:table-cell>
          <table:table-cell table:style-name="ce2" table:formula="of:=[.C$13]*[.$A43]^0+[.C$14]*[.$A43]^1+[.C$15]*[.$A43]^2+[.C$16]*[.$A43]^3+[.C$17]*[.$A43]^4+[.C$18]*[.$A43]^5+[.C$19]*[.$A43]^6" office:value-type="float" office:value="52.9118495840763" calcext:value-type="float">
            <text:p>52,9118495841</text:p>
          </table:table-cell>
          <table:table-cell table:style-name="ce2" table:formula="of:=[.D$13]*[.$A43]^0+[.D$14]*[.$A43]^1+[.D$15]*[.$A43]^2+[.D$16]*[.$A43]^3+[.D$17]*[.$A43]^4+[.D$18]*[.$A43]^5+[.D$19]*[.$A43]^6" office:value-type="float" office:value="51.7318931863297" calcext:value-type="float">
            <text:p>51,7318931863</text:p>
          </table:table-cell>
          <table:table-cell table:style-name="ce2" table:formula="of:=[.E$13]*[.$A43]^0+[.E$14]*[.$A43]^1+[.E$15]*[.$A43]^2+[.E$16]*[.$A43]^3+[.E$17]*[.$A43]^4+[.E$18]*[.$A43]^5+[.E$19]*[.$A43]^6" office:value-type="float" office:value="59.044505330782" calcext:value-type="float">
            <text:p>59,0445053308</text:p>
          </table:table-cell>
          <table:table-cell table:style-name="ce2" table:formula="of:=[.F$13]*[.$A43]^0+[.F$14]*[.$A43]^1+[.F$15]*[.$A43]^2+[.F$16]*[.$A43]^3+[.F$17]*[.$A43]^4+[.F$18]*[.$A43]^5+[.F$19]*[.$A43]^6" office:value-type="float" office:value="54.9125075772929" calcext:value-type="float">
            <text:p>54,9125075773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,1</text:p>
          </table:table-cell>
          <table:table-cell table:style-name="ce2" table:formula="of:=[.B$13]*[.$A44]^0+[.B$14]*[.$A44]^1+[.B$15]*[.$A44]^2+[.B$16]*[.$A44]^3+[.B$17]*[.$A44]^4+[.B$18]*[.$A44]^5+[.B$19]*[.$A44]^6" office:value-type="float" office:value="54.1835071329182" calcext:value-type="float">
            <text:p>54,1835071329</text:p>
          </table:table-cell>
          <table:table-cell table:style-name="ce2" table:formula="of:=[.C$13]*[.$A44]^0+[.C$14]*[.$A44]^1+[.C$15]*[.$A44]^2+[.C$16]*[.$A44]^3+[.C$17]*[.$A44]^4+[.C$18]*[.$A44]^5+[.C$19]*[.$A44]^6" office:value-type="float" office:value="55.2352564380461" calcext:value-type="float">
            <text:p>55,235256438</text:p>
          </table:table-cell>
          <table:table-cell table:style-name="ce2" table:formula="of:=[.D$13]*[.$A44]^0+[.D$14]*[.$A44]^1+[.D$15]*[.$A44]^2+[.D$16]*[.$A44]^3+[.D$17]*[.$A44]^4+[.D$18]*[.$A44]^5+[.D$19]*[.$A44]^6" office:value-type="float" office:value="54.1451015239512" calcext:value-type="float">
            <text:p>54,145101524</text:p>
          </table:table-cell>
          <table:table-cell table:style-name="ce2" table:formula="of:=[.E$13]*[.$A44]^0+[.E$14]*[.$A44]^1+[.E$15]*[.$A44]^2+[.E$16]*[.$A44]^3+[.E$17]*[.$A44]^4+[.E$18]*[.$A44]^5+[.E$19]*[.$A44]^6" office:value-type="float" office:value="61.2403112803621" calcext:value-type="float">
            <text:p>61,2403112804</text:p>
          </table:table-cell>
          <table:table-cell table:style-name="ce2" table:formula="of:=[.F$13]*[.$A44]^0+[.F$14]*[.$A44]^1+[.F$15]*[.$A44]^2+[.F$16]*[.$A44]^3+[.F$17]*[.$A44]^4+[.F$18]*[.$A44]^5+[.F$19]*[.$A44]^6" office:value-type="float" office:value="56.9555364720192" calcext:value-type="float">
            <text:p>56,955536472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,2</text:p>
          </table:table-cell>
          <table:table-cell table:style-name="ce2" table:formula="of:=[.B$13]*[.$A45]^0+[.B$14]*[.$A45]^1+[.B$15]*[.$A45]^2+[.B$16]*[.$A45]^3+[.B$17]*[.$A45]^4+[.B$18]*[.$A45]^5+[.B$19]*[.$A45]^6" office:value-type="float" office:value="56.5976264038022" calcext:value-type="float">
            <text:p>56,5976264038</text:p>
          </table:table-cell>
          <table:table-cell table:style-name="ce2" table:formula="of:=[.C$13]*[.$A45]^0+[.C$14]*[.$A45]^1+[.C$15]*[.$A45]^2+[.C$16]*[.$A45]^3+[.C$17]*[.$A45]^4+[.C$18]*[.$A45]^5+[.C$19]*[.$A45]^6" office:value-type="float" office:value="57.5171298968614" calcext:value-type="float">
            <text:p>57,5171298969</text:p>
          </table:table-cell>
          <table:table-cell table:style-name="ce2" table:formula="of:=[.D$13]*[.$A45]^0+[.D$14]*[.$A45]^1+[.D$15]*[.$A45]^2+[.D$16]*[.$A45]^3+[.D$17]*[.$A45]^4+[.D$18]*[.$A45]^5+[.D$19]*[.$A45]^6" office:value-type="float" office:value="56.5197689843998" calcext:value-type="float">
            <text:p>56,5197689844</text:p>
          </table:table-cell>
          <table:table-cell table:style-name="ce2" table:formula="of:=[.E$13]*[.$A45]^0+[.E$14]*[.$A45]^1+[.E$15]*[.$A45]^2+[.E$16]*[.$A45]^3+[.E$17]*[.$A45]^4+[.E$18]*[.$A45]^5+[.E$19]*[.$A45]^6" office:value-type="float" office:value="63.3633444401469" calcext:value-type="float">
            <text:p>63,3633444401</text:p>
          </table:table-cell>
          <table:table-cell table:style-name="ce2" table:formula="of:=[.F$13]*[.$A45]^0+[.F$14]*[.$A45]^1+[.F$15]*[.$A45]^2+[.F$16]*[.$A45]^3+[.F$17]*[.$A45]^4+[.F$18]*[.$A45]^5+[.F$19]*[.$A45]^6" office:value-type="float" office:value="58.9452414629263" calcext:value-type="float">
            <text:p>58,9452414629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,3</text:p>
          </table:table-cell>
          <table:table-cell table:style-name="ce2" table:formula="of:=[.B$13]*[.$A46]^0+[.B$14]*[.$A46]^1+[.B$15]*[.$A46]^2+[.B$16]*[.$A46]^3+[.B$17]*[.$A46]^4+[.B$18]*[.$A46]^5+[.B$19]*[.$A46]^6" office:value-type="float" office:value="58.9641202991591" calcext:value-type="float">
            <text:p>58,9641202992</text:p>
          </table:table-cell>
          <table:table-cell table:style-name="ce2" table:formula="of:=[.C$13]*[.$A46]^0+[.C$14]*[.$A46]^1+[.C$15]*[.$A46]^2+[.C$16]*[.$A46]^3+[.C$17]*[.$A46]^4+[.C$18]*[.$A46]^5+[.C$19]*[.$A46]^6" office:value-type="float" office:value="59.7559596011007" calcext:value-type="float">
            <text:p>59,7559596011</text:p>
          </table:table-cell>
          <table:table-cell table:style-name="ce2" table:formula="of:=[.D$13]*[.$A46]^0+[.D$14]*[.$A46]^1+[.D$15]*[.$A46]^2+[.D$16]*[.$A46]^3+[.D$17]*[.$A46]^4+[.D$18]*[.$A46]^5+[.D$19]*[.$A46]^6" office:value-type="float" office:value="58.8533376593271" calcext:value-type="float">
            <text:p>58,8533376593</text:p>
          </table:table-cell>
          <table:table-cell table:style-name="ce2" table:formula="of:=[.E$13]*[.$A46]^0+[.E$14]*[.$A46]^1+[.E$15]*[.$A46]^2+[.E$16]*[.$A46]^3+[.E$17]*[.$A46]^4+[.E$18]*[.$A46]^5+[.E$19]*[.$A46]^6" office:value-type="float" office:value="65.4141034995205" calcext:value-type="float">
            <text:p>65,4141034995</text:p>
          </table:table-cell>
          <table:table-cell table:style-name="ce2" table:formula="of:=[.F$13]*[.$A46]^0+[.F$14]*[.$A46]^1+[.F$15]*[.$A46]^2+[.F$16]*[.$A46]^3+[.F$17]*[.$A46]^4+[.F$18]*[.$A46]^5+[.F$19]*[.$A46]^6" office:value-type="float" office:value="60.8816225500147" calcext:value-type="float">
            <text:p>60,8816225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style-name="ce2" table:formula="of:=[.B$13]*[.$A47]^0+[.B$14]*[.$A47]^1+[.B$15]*[.$A47]^2+[.B$16]*[.$A47]^3+[.B$17]*[.$A47]^4+[.B$18]*[.$A47]^5+[.B$19]*[.$A47]^6" office:value-type="float" office:value="61.280337385595" calcext:value-type="float">
            <text:p>61,2803373856</text:p>
          </table:table-cell>
          <table:table-cell table:style-name="ce2" table:formula="of:=[.C$13]*[.$A47]^0+[.C$14]*[.$A47]^1+[.C$15]*[.$A47]^2+[.C$16]*[.$A47]^3+[.C$17]*[.$A47]^4+[.C$18]*[.$A47]^5+[.C$19]*[.$A47]^6" office:value-type="float" office:value="61.950238935357" calcext:value-type="float">
            <text:p>61,9502389354</text:p>
          </table:table-cell>
          <table:table-cell table:style-name="ce2" table:formula="of:=[.D$13]*[.$A47]^0+[.D$14]*[.$A47]^1+[.D$15]*[.$A47]^2+[.D$16]*[.$A47]^3+[.D$17]*[.$A47]^4+[.D$18]*[.$A47]^5+[.D$19]*[.$A47]^6" office:value-type="float" office:value="61.1433290325299" calcext:value-type="float">
            <text:p>61,1433290325</text:p>
          </table:table-cell>
          <table:table-cell table:style-name="ce2" table:formula="of:=[.E$13]*[.$A47]^0+[.E$14]*[.$A47]^1+[.E$15]*[.$A47]^2+[.E$16]*[.$A47]^3+[.E$17]*[.$A47]^4+[.E$18]*[.$A47]^5+[.E$19]*[.$A47]^6" office:value-type="float" office:value="67.3930871478666" calcext:value-type="float">
            <text:p>67,3930871479</text:p>
          </table:table-cell>
          <table:table-cell table:style-name="ce2" table:formula="of:=[.F$13]*[.$A47]^0+[.F$14]*[.$A47]^1+[.F$15]*[.$A47]^2+[.F$16]*[.$A47]^3+[.F$17]*[.$A47]^4+[.F$18]*[.$A47]^5+[.F$19]*[.$A47]^6" office:value-type="float" office:value="62.764679733284" calcext:value-type="float">
            <text:p>62,7646797333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,5</text:p>
          </table:table-cell>
          <table:table-cell table:style-name="ce2" table:formula="of:=[.B$13]*[.$A48]^0+[.B$14]*[.$A48]^1+[.B$15]*[.$A48]^2+[.B$16]*[.$A48]^3+[.B$17]*[.$A48]^4+[.B$18]*[.$A48]^5+[.B$19]*[.$A48]^6" office:value-type="float" office:value="63.5438271583189" calcext:value-type="float">
            <text:p>63,5438271583</text:p>
          </table:table-cell>
          <table:table-cell table:style-name="ce2" table:formula="of:=[.C$13]*[.$A48]^0+[.C$14]*[.$A48]^1+[.C$15]*[.$A48]^2+[.C$16]*[.$A48]^3+[.C$17]*[.$A48]^4+[.C$18]*[.$A48]^5+[.C$19]*[.$A48]^6" office:value-type="float" office:value="64.0984670189778" calcext:value-type="float">
            <text:p>64,098467019</text:p>
          </table:table-cell>
          <table:table-cell table:style-name="ce2" table:formula="of:=[.D$13]*[.$A48]^0+[.D$14]*[.$A48]^1+[.D$15]*[.$A48]^2+[.D$16]*[.$A48]^3+[.D$17]*[.$A48]^4+[.D$18]*[.$A48]^5+[.D$19]*[.$A48]^6" office:value-type="float" office:value="63.3873439799571" calcext:value-type="float">
            <text:p>63,38734398</text:p>
          </table:table-cell>
          <table:table-cell table:style-name="ce2" table:formula="of:=[.E$13]*[.$A48]^0+[.E$14]*[.$A48]^1+[.E$15]*[.$A48]^2+[.E$16]*[.$A48]^3+[.E$17]*[.$A48]^4+[.E$18]*[.$A48]^5+[.E$19]*[.$A48]^6" office:value-type="float" office:value="69.3007940745695" calcext:value-type="float">
            <text:p>69,3007940746</text:p>
          </table:table-cell>
          <table:table-cell table:style-name="ce2" table:formula="of:=[.F$13]*[.$A48]^0+[.F$14]*[.$A48]^1+[.F$15]*[.$A48]^2+[.F$16]*[.$A48]^3+[.F$17]*[.$A48]^4+[.F$18]*[.$A48]^5+[.F$19]*[.$A48]^6" office:value-type="float" office:value="64.5944130127344" calcext:value-type="float">
            <text:p>64,5944130127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style-name="ce2" table:formula="of:=[.B$13]*[.$A49]^0+[.B$14]*[.$A49]^1+[.B$15]*[.$A49]^2+[.B$16]*[.$A49]^3+[.B$17]*[.$A49]^4+[.B$18]*[.$A49]^5+[.B$19]*[.$A49]^6" office:value-type="float" office:value="65.7523286805993" calcext:value-type="float">
            <text:p>65,7523286806</text:p>
          </table:table-cell>
          <table:table-cell table:style-name="ce2" table:formula="of:=[.C$13]*[.$A49]^0+[.C$14]*[.$A49]^1+[.C$15]*[.$A49]^2+[.C$16]*[.$A49]^3+[.C$17]*[.$A49]^4+[.C$18]*[.$A49]^5+[.C$19]*[.$A49]^6" office:value-type="float" office:value="66.1991506968084" calcext:value-type="float">
            <text:p>66,1991506968</text:p>
          </table:table-cell>
          <table:table-cell table:style-name="ce2" table:formula="of:=[.D$13]*[.$A49]^0+[.D$14]*[.$A49]^1+[.D$15]*[.$A49]^2+[.D$16]*[.$A49]^3+[.D$17]*[.$A49]^4+[.D$18]*[.$A49]^5+[.D$19]*[.$A49]^6" office:value-type="float" office:value="65.5830627697044" calcext:value-type="float">
            <text:p>65,5830627697</text:p>
          </table:table-cell>
          <table:table-cell table:style-name="ce2" table:formula="of:=[.E$13]*[.$A49]^0+[.E$14]*[.$A49]^1+[.E$15]*[.$A49]^2+[.E$16]*[.$A49]^3+[.E$17]*[.$A49]^4+[.E$18]*[.$A49]^5+[.E$19]*[.$A49]^6" office:value-type="float" office:value="71.137722969013" calcext:value-type="float">
            <text:p>71,137722969</text:p>
          </table:table-cell>
          <table:table-cell table:style-name="ce2" table:formula="of:=[.F$13]*[.$A49]^0+[.F$14]*[.$A49]^1+[.F$15]*[.$A49]^2+[.F$16]*[.$A49]^3+[.F$17]*[.$A49]^4+[.F$18]*[.$A49]^5+[.F$19]*[.$A49]^6" office:value-type="float" office:value="66.3708223883658" calcext:value-type="float">
            <text:p>66,3708223884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,7</text:p>
          </table:table-cell>
          <table:table-cell table:style-name="ce2" table:formula="of:=[.B$13]*[.$A50]^0+[.B$14]*[.$A50]^1+[.B$15]*[.$A50]^2+[.B$16]*[.$A50]^3+[.B$17]*[.$A50]^4+[.B$18]*[.$A50]^5+[.B$19]*[.$A50]^6" office:value-type="float" office:value="67.9037595891427" calcext:value-type="float">
            <text:p>67,9037595891</text:p>
          </table:table-cell>
          <table:table-cell table:style-name="ce2" table:formula="of:=[.C$13]*[.$A50]^0+[.C$14]*[.$A50]^1+[.C$15]*[.$A50]^2+[.C$16]*[.$A50]^3+[.C$17]*[.$A50]^4+[.C$18]*[.$A50]^5+[.C$19]*[.$A50]^6" office:value-type="float" office:value="68.2508065299302" calcext:value-type="float">
            <text:p>68,2508065299</text:p>
          </table:table-cell>
          <table:table-cell table:style-name="ce2" table:formula="of:=[.D$13]*[.$A50]^0+[.D$14]*[.$A50]^1+[.D$15]*[.$A50]^2+[.D$16]*[.$A50]^3+[.D$17]*[.$A50]^4+[.D$18]*[.$A50]^5+[.D$19]*[.$A50]^6" office:value-type="float" office:value="67.7282450620183" calcext:value-type="float">
            <text:p>67,728245062</text:p>
          </table:table-cell>
          <table:table-cell table:style-name="ce2" table:formula="of:=[.E$13]*[.$A50]^0+[.E$14]*[.$A50]^1+[.E$15]*[.$A50]^2+[.E$16]*[.$A50]^3+[.E$17]*[.$A50]^4+[.E$18]*[.$A50]^5+[.E$19]*[.$A50]^6" office:value-type="float" office:value="72.9043725205813" calcext:value-type="float">
            <text:p>72,9043725206</text:p>
          </table:table-cell>
          <table:table-cell table:style-name="ce2" table:formula="of:=[.F$13]*[.$A50]^0+[.F$14]*[.$A50]^1+[.F$15]*[.$A50]^2+[.F$16]*[.$A50]^3+[.F$17]*[.$A50]^4+[.F$18]*[.$A50]^5+[.F$19]*[.$A50]^6" office:value-type="float" office:value="68.0939078601783" calcext:value-type="float">
            <text:p>68,0939078602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,8</text:p>
          </table:table-cell>
          <table:table-cell table:style-name="ce2" table:formula="of:=[.B$13]*[.$A51]^0+[.B$14]*[.$A51]^1+[.B$15]*[.$A51]^2+[.B$16]*[.$A51]^3+[.B$17]*[.$A51]^4+[.B$18]*[.$A51]^5+[.B$19]*[.$A51]^6" office:value-type="float" office:value="69.9962054651976" calcext:value-type="float">
            <text:p>69,9962054652</text:p>
          </table:table-cell>
          <table:table-cell table:style-name="ce2" table:formula="of:=[.C$13]*[.$A51]^0+[.C$14]*[.$A51]^1+[.C$15]*[.$A51]^2+[.C$16]*[.$A51]^3+[.C$17]*[.$A51]^4+[.C$18]*[.$A51]^5+[.C$19]*[.$A51]^6" office:value-type="float" office:value="70.2519627864007" calcext:value-type="float">
            <text:p>70,2519627864</text:p>
          </table:table-cell>
          <table:table-cell table:style-name="ce2" table:formula="of:=[.D$13]*[.$A51]^0+[.D$14]*[.$A51]^1+[.D$15]*[.$A51]^2+[.D$16]*[.$A51]^3+[.D$17]*[.$A51]^4+[.D$18]*[.$A51]^5+[.D$19]*[.$A51]^6" office:value-type="float" office:value="69.8207299092921" calcext:value-type="float">
            <text:p>69,8207299093</text:p>
          </table:table-cell>
          <table:table-cell table:style-name="ce2" table:formula="of:=[.E$13]*[.$A51]^0+[.E$14]*[.$A51]^1+[.E$15]*[.$A51]^2+[.E$16]*[.$A51]^3+[.E$17]*[.$A51]^4+[.E$18]*[.$A51]^5+[.E$19]*[.$A51]^6" office:value-type="float" office:value="74.6012414186585" calcext:value-type="float">
            <text:p>74,6012414187</text:p>
          </table:table-cell>
          <table:table-cell table:style-name="ce2" table:formula="of:=[.F$13]*[.$A51]^0+[.F$14]*[.$A51]^1+[.F$15]*[.$A51]^2+[.F$16]*[.$A51]^3+[.F$17]*[.$A51]^4+[.F$18]*[.$A51]^5+[.F$19]*[.$A51]^6" office:value-type="float" office:value="69.763669428172" calcext:value-type="float">
            <text:p>69,7636694282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,9</text:p>
          </table:table-cell>
          <table:table-cell table:style-name="ce2" table:formula="of:=[.B$13]*[.$A52]^0+[.B$14]*[.$A52]^1+[.B$15]*[.$A52]^2+[.B$16]*[.$A52]^3+[.B$17]*[.$A52]^4+[.B$18]*[.$A52]^5+[.B$19]*[.$A52]^6" office:value-type="float" office:value="72.0279095715187" calcext:value-type="float">
            <text:p>72,0279095715</text:p>
          </table:table-cell>
          <table:table-cell table:style-name="ce2" table:formula="of:=[.C$13]*[.$A52]^0+[.C$14]*[.$A52]^1+[.C$15]*[.$A52]^2+[.C$16]*[.$A52]^3+[.C$17]*[.$A52]^4+[.C$18]*[.$A52]^5+[.C$19]*[.$A52]^6" office:value-type="float" office:value="72.2011614319936" calcext:value-type="float">
            <text:p>72,201161432</text:p>
          </table:table-cell>
          <table:table-cell table:style-name="ce2" table:formula="of:=[.D$13]*[.$A52]^0+[.D$14]*[.$A52]^1+[.D$15]*[.$A52]^2+[.D$16]*[.$A52]^3+[.D$17]*[.$A52]^4+[.D$18]*[.$A52]^5+[.D$19]*[.$A52]^6" office:value-type="float" office:value="71.8584357560709" calcext:value-type="float">
            <text:p>71,8584357561</text:p>
          </table:table-cell>
          <table:table-cell table:style-name="ce2" table:formula="of:=[.E$13]*[.$A52]^0+[.E$14]*[.$A52]^1+[.E$15]*[.$A52]^2+[.E$16]*[.$A52]^3+[.E$17]*[.$A52]^4+[.E$18]*[.$A52]^5+[.E$19]*[.$A52]^6" office:value-type="float" office:value="76.2288283526282" calcext:value-type="float">
            <text:p>76,2288283526</text:p>
          </table:table-cell>
          <table:table-cell table:style-name="ce2" table:formula="of:=[.F$13]*[.$A52]^0+[.F$14]*[.$A52]^1+[.F$15]*[.$A52]^2+[.F$16]*[.$A52]^3+[.F$17]*[.$A52]^4+[.F$18]*[.$A52]^5+[.F$19]*[.$A52]^6" office:value-type="float" office:value="71.3801070923464" calcext:value-type="float">
            <text:p>71,380107092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13]*[.$A53]^0+[.B$14]*[.$A53]^1+[.B$15]*[.$A53]^2+[.B$16]*[.$A53]^3+[.B$17]*[.$A53]^4+[.B$18]*[.$A53]^5+[.B$19]*[.$A53]^6" office:value-type="float" office:value="73.9972629549302" calcext:value-type="float">
            <text:p>73,9972629549</text:p>
          </table:table-cell>
          <table:table-cell table:style-name="ce2" table:formula="of:=[.C$13]*[.$A53]^0+[.C$14]*[.$A53]^1+[.C$15]*[.$A53]^2+[.C$16]*[.$A53]^3+[.C$17]*[.$A53]^4+[.C$18]*[.$A53]^5+[.C$19]*[.$A53]^6" office:value-type="float" office:value="74.0969601209413" calcext:value-type="float">
            <text:p>74,0969601209</text:p>
          </table:table-cell>
          <table:table-cell table:style-name="ce2" table:formula="of:=[.D$13]*[.$A53]^0+[.D$14]*[.$A53]^1+[.D$15]*[.$A53]^2+[.D$16]*[.$A53]^3+[.D$17]*[.$A53]^4+[.D$18]*[.$A53]^5+[.D$19]*[.$A53]^6" office:value-type="float" office:value="73.8393604390458" calcext:value-type="float">
            <text:p>73,839360439</text:p>
          </table:table-cell>
          <table:table-cell table:style-name="ce2" table:formula="of:=[.E$13]*[.$A53]^0+[.E$14]*[.$A53]^1+[.E$15]*[.$A53]^2+[.E$16]*[.$A53]^3+[.E$17]*[.$A53]^4+[.E$18]*[.$A53]^5+[.E$19]*[.$A53]^6" office:value-type="float" office:value="77.7876320118747" calcext:value-type="float">
            <text:p>77,7876320119</text:p>
          </table:table-cell>
          <table:table-cell table:style-name="ce2" table:formula="of:=[.F$13]*[.$A53]^0+[.F$14]*[.$A53]^1+[.F$15]*[.$A53]^2+[.F$16]*[.$A53]^3+[.F$17]*[.$A53]^4+[.F$18]*[.$A53]^5+[.F$19]*[.$A53]^6" office:value-type="float" office:value="72.9432208527021" calcext:value-type="float">
            <text:p>72,9432208527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,1</text:p>
          </table:table-cell>
          <table:table-cell table:style-name="ce2" table:formula="of:=[.B$13]*[.$A54]^0+[.B$14]*[.$A54]^1+[.B$15]*[.$A54]^2+[.B$16]*[.$A54]^3+[.B$17]*[.$A54]^4+[.B$18]*[.$A54]^5+[.B$19]*[.$A54]^6" office:value-type="float" office:value="75.9027949149493" calcext:value-type="float">
            <text:p>75,9027949149</text:p>
          </table:table-cell>
          <table:table-cell table:style-name="ce2" table:formula="of:=[.C$13]*[.$A54]^0+[.C$14]*[.$A54]^1+[.C$15]*[.$A54]^2+[.C$16]*[.$A54]^3+[.C$17]*[.$A54]^4+[.C$18]*[.$A54]^5+[.C$19]*[.$A54]^6" office:value-type="float" office:value="75.937934186674" calcext:value-type="float">
            <text:p>75,9379341867</text:p>
          </table:table-cell>
          <table:table-cell table:style-name="ce2" table:formula="of:=[.D$13]*[.$A54]^0+[.D$14]*[.$A54]^1+[.D$15]*[.$A54]^2+[.D$16]*[.$A54]^3+[.D$17]*[.$A54]^4+[.D$18]*[.$A54]^5+[.D$19]*[.$A54]^6" office:value-type="float" office:value="75.7615811870591" calcext:value-type="float">
            <text:p>75,7615811871</text:p>
          </table:table-cell>
          <table:table-cell table:style-name="ce2" table:formula="of:=[.E$13]*[.$A54]^0+[.E$14]*[.$A54]^1+[.E$15]*[.$A54]^2+[.E$16]*[.$A54]^3+[.E$17]*[.$A54]^4+[.E$18]*[.$A54]^5+[.E$19]*[.$A54]^6" office:value-type="float" office:value="79.2781510857819" calcext:value-type="float">
            <text:p>79,2781510858</text:p>
          </table:table-cell>
          <table:table-cell table:style-name="ce2" table:formula="of:=[.F$13]*[.$A54]^0+[.F$14]*[.$A54]^1+[.F$15]*[.$A54]^2+[.F$16]*[.$A54]^3+[.F$17]*[.$A54]^4+[.F$18]*[.$A54]^5+[.F$19]*[.$A54]^6" office:value-type="float" office:value="74.4530107092388" calcext:value-type="float">
            <text:p>74,4530107092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,2</text:p>
          </table:table-cell>
          <table:table-cell table:style-name="ce2" table:formula="of:=[.B$13]*[.$A55]^0+[.B$14]*[.$A55]^1+[.B$15]*[.$A55]^2+[.B$16]*[.$A55]^3+[.B$17]*[.$A55]^4+[.B$18]*[.$A55]^5+[.B$19]*[.$A55]^6" office:value-type="float" office:value="77.7431638379708" calcext:value-type="float">
            <text:p>77,743163838</text:p>
          </table:table-cell>
          <table:table-cell table:style-name="ce2" table:formula="of:=[.C$13]*[.$A55]^0+[.C$14]*[.$A55]^1+[.C$15]*[.$A55]^2+[.C$16]*[.$A55]^3+[.C$17]*[.$A55]^4+[.C$18]*[.$A55]^5+[.C$19]*[.$A55]^6" office:value-type="float" office:value="77.7226786325585" calcext:value-type="float">
            <text:p>77,7226786326</text:p>
          </table:table-cell>
          <table:table-cell table:style-name="ce2" table:formula="of:=[.D$13]*[.$A55]^0+[.D$14]*[.$A55]^1+[.D$15]*[.$A55]^2+[.D$16]*[.$A55]^3+[.D$17]*[.$A55]^4+[.D$18]*[.$A55]^5+[.D$19]*[.$A55]^6" office:value-type="float" office:value="77.6232546210991" calcext:value-type="float">
            <text:p>77,6232546211</text:p>
          </table:table-cell>
          <table:table-cell table:style-name="ce2" table:formula="of:=[.E$13]*[.$A55]^0+[.E$14]*[.$A55]^1+[.E$15]*[.$A55]^2+[.E$16]*[.$A55]^3+[.E$17]*[.$A55]^4+[.E$18]*[.$A55]^5+[.E$19]*[.$A55]^6" office:value-type="float" office:value="80.7008842637341" calcext:value-type="float">
            <text:p>80,7008842637</text:p>
          </table:table-cell>
          <table:table-cell table:style-name="ce2" table:formula="of:=[.F$13]*[.$A55]^0+[.F$14]*[.$A55]^1+[.F$15]*[.$A55]^2+[.F$16]*[.$A55]^3+[.F$17]*[.$A55]^4+[.F$18]*[.$A55]^5+[.F$19]*[.$A55]^6" office:value-type="float" office:value="75.9094766619565" calcext:value-type="float">
            <text:p>75,909476662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,3</text:p>
          </table:table-cell>
          <table:table-cell table:style-name="ce2" table:formula="of:=[.B$13]*[.$A56]^0+[.B$14]*[.$A56]^1+[.B$15]*[.$A56]^2+[.B$16]*[.$A56]^3+[.B$17]*[.$A56]^4+[.B$18]*[.$A56]^5+[.B$19]*[.$A56]^6" office:value-type="float" office:value="79.5171483973093" calcext:value-type="float">
            <text:p>79,5171483973</text:p>
          </table:table-cell>
          <table:table-cell table:style-name="ce2" table:formula="of:=[.C$13]*[.$A56]^0+[.C$14]*[.$A56]^1+[.C$15]*[.$A56]^2+[.C$16]*[.$A56]^3+[.C$17]*[.$A56]^4+[.C$18]*[.$A56]^5+[.C$19]*[.$A56]^6" office:value-type="float" office:value="79.4498101226409" calcext:value-type="float">
            <text:p>79,4498101226</text:p>
          </table:table-cell>
          <table:table-cell table:style-name="ce2" table:formula="of:=[.D$13]*[.$A56]^0+[.D$14]*[.$A56]^1+[.D$15]*[.$A56]^2+[.D$16]*[.$A56]^3+[.D$17]*[.$A56]^4+[.D$18]*[.$A56]^5+[.D$19]*[.$A56]^6" office:value-type="float" office:value="79.4226167543075" calcext:value-type="float">
            <text:p>79,4226167543</text:p>
          </table:table-cell>
          <table:table-cell table:style-name="ce2" table:formula="of:=[.E$13]*[.$A56]^0+[.E$14]*[.$A56]^1+[.E$15]*[.$A56]^2+[.E$16]*[.$A56]^3+[.E$17]*[.$A56]^4+[.E$18]*[.$A56]^5+[.E$19]*[.$A56]^6" office:value-type="float" office:value="82.0563302351149" calcext:value-type="float">
            <text:p>82,0563302351</text:p>
          </table:table-cell>
          <table:table-cell table:style-name="ce2" table:formula="of:=[.F$13]*[.$A56]^0+[.F$14]*[.$A56]^1+[.F$15]*[.$A56]^2+[.F$16]*[.$A56]^3+[.F$17]*[.$A56]^4+[.F$18]*[.$A56]^5+[.F$19]*[.$A56]^6" office:value-type="float" office:value="77.3126187108552" calcext:value-type="float">
            <text:p>77,3126187109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,4</text:p>
          </table:table-cell>
          <table:table-cell table:style-name="ce2" table:formula="of:=[.B$13]*[.$A57]^0+[.B$14]*[.$A57]^1+[.B$15]*[.$A57]^2+[.B$16]*[.$A57]^3+[.B$17]*[.$A57]^4+[.B$18]*[.$A57]^5+[.B$19]*[.$A57]^6" office:value-type="float" office:value="81.2236391190695" calcext:value-type="float">
            <text:p>81,2236391191</text:p>
          </table:table-cell>
          <table:table-cell table:style-name="ce2" table:formula="of:=[.C$13]*[.$A57]^0+[.C$14]*[.$A57]^1+[.C$15]*[.$A57]^2+[.C$16]*[.$A57]^3+[.C$17]*[.$A57]^4+[.C$18]*[.$A57]^5+[.C$19]*[.$A57]^6" office:value-type="float" office:value="81.1179689723872" calcext:value-type="float">
            <text:p>81,1179689724</text:p>
          </table:table-cell>
          <table:table-cell table:style-name="ce2" table:formula="of:=[.D$13]*[.$A57]^0+[.D$14]*[.$A57]^1+[.D$15]*[.$A57]^2+[.D$16]*[.$A57]^3+[.D$17]*[.$A57]^4+[.D$18]*[.$A57]^5+[.D$19]*[.$A57]^6" office:value-type="float" office:value="81.1579829919706" calcext:value-type="float">
            <text:p>81,157982992</text:p>
          </table:table-cell>
          <table:table-cell table:style-name="ce2" table:formula="of:=[.E$13]*[.$A57]^0+[.E$14]*[.$A57]^1+[.E$15]*[.$A57]^2+[.E$16]*[.$A57]^3+[.E$17]*[.$A57]^4+[.E$18]*[.$A57]^5+[.E$19]*[.$A57]^6" office:value-type="float" office:value="83.3449876893085" calcext:value-type="float">
            <text:p>83,3449876893</text:p>
          </table:table-cell>
          <table:table-cell table:style-name="ce2" table:formula="of:=[.F$13]*[.$A57]^0+[.F$14]*[.$A57]^1+[.F$15]*[.$A57]^2+[.F$16]*[.$A57]^3+[.F$17]*[.$A57]^4+[.F$18]*[.$A57]^5+[.F$19]*[.$A57]^6" office:value-type="float" office:value="78.6624368559351" calcext:value-type="float">
            <text:p>78,6624368559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style-name="ce2" table:formula="of:=[.B$13]*[.$A58]^0+[.B$14]*[.$A58]^1+[.B$15]*[.$A58]^2+[.B$16]*[.$A58]^3+[.B$17]*[.$A58]^4+[.B$18]*[.$A58]^5+[.B$19]*[.$A58]^6" office:value-type="float" office:value="82.8616303137387" calcext:value-type="float">
            <text:p>82,8616303137</text:p>
          </table:table-cell>
          <table:table-cell table:style-name="ce2" table:formula="of:=[.C$13]*[.$A58]^0+[.C$14]*[.$A58]^1+[.C$15]*[.$A58]^2+[.C$16]*[.$A58]^3+[.C$17]*[.$A58]^4+[.C$18]*[.$A58]^5+[.C$19]*[.$A58]^6" office:value-type="float" office:value="82.7258211394205" calcext:value-type="float">
            <text:p>82,7258211394</text:p>
          </table:table-cell>
          <table:table-cell table:style-name="ce2" table:formula="of:=[.D$13]*[.$A58]^0+[.D$14]*[.$A58]^1+[.D$15]*[.$A58]^2+[.D$16]*[.$A58]^3+[.D$17]*[.$A58]^4+[.D$18]*[.$A58]^5+[.D$19]*[.$A58]^6" office:value-type="float" office:value="82.8277481315264" calcext:value-type="float">
            <text:p>82,8277481315</text:p>
          </table:table-cell>
          <table:table-cell table:style-name="ce2" table:formula="of:=[.E$13]*[.$A58]^0+[.E$14]*[.$A58]^1+[.E$15]*[.$A58]^2+[.E$16]*[.$A58]^3+[.E$17]*[.$A58]^4+[.E$18]*[.$A58]^5+[.E$19]*[.$A58]^6" office:value-type="float" office:value="84.5673553156989" calcext:value-type="float">
            <text:p>84,5673553157</text:p>
          </table:table-cell>
          <table:table-cell table:style-name="ce2" table:formula="of:=[.F$13]*[.$A58]^0+[.F$14]*[.$A58]^1+[.F$15]*[.$A58]^2+[.F$16]*[.$A58]^3+[.F$17]*[.$A58]^4+[.F$18]*[.$A58]^5+[.F$19]*[.$A58]^6" office:value-type="float" office:value="79.958931097196" calcext:value-type="float">
            <text:p>79,9589310972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style-name="ce2" table:formula="of:=[.B$13]*[.$A59]^0+[.B$14]*[.$A59]^1+[.B$15]*[.$A59]^2+[.B$16]*[.$A59]^3+[.B$17]*[.$A59]^4+[.B$18]*[.$A59]^5+[.B$19]*[.$A59]^6" office:value-type="float" office:value="84.4302123736256" calcext:value-type="float">
            <text:p>84,4302123736</text:p>
          </table:table-cell>
          <table:table-cell table:style-name="ce2" table:formula="of:=[.C$13]*[.$A59]^0+[.C$14]*[.$A59]^1+[.C$15]*[.$A59]^2+[.C$16]*[.$A59]^3+[.C$17]*[.$A59]^4+[.C$18]*[.$A59]^5+[.C$19]*[.$A59]^6" office:value-type="float" office:value="84.2720602142643" calcext:value-type="float">
            <text:p>84,2720602143</text:p>
          </table:table-cell>
          <table:table-cell table:style-name="ce2" table:formula="of:=[.D$13]*[.$A59]^0+[.D$14]*[.$A59]^1+[.D$15]*[.$A59]^2+[.D$16]*[.$A59]^3+[.D$17]*[.$A59]^4+[.D$18]*[.$A59]^5+[.D$19]*[.$A59]^6" office:value-type="float" office:value="84.43038636256" calcext:value-type="float">
            <text:p>84,4303863626</text:p>
          </table:table-cell>
          <table:table-cell table:style-name="ce2" table:formula="of:=[.E$13]*[.$A59]^0+[.E$14]*[.$A59]^1+[.E$15]*[.$A59]^2+[.E$16]*[.$A59]^3+[.E$17]*[.$A59]^4+[.E$18]*[.$A59]^5+[.E$19]*[.$A59]^6" office:value-type="float" office:value="85.7239318036701" calcext:value-type="float">
            <text:p>85,7239318037</text:p>
          </table:table-cell>
          <table:table-cell table:style-name="ce2" table:formula="of:=[.F$13]*[.$A59]^0+[.F$14]*[.$A59]^1+[.F$15]*[.$A59]^2+[.F$16]*[.$A59]^3+[.F$17]*[.$A59]^4+[.F$18]*[.$A59]^5+[.F$19]*[.$A59]^6" office:value-type="float" office:value="81.2021014346378" calcext:value-type="float">
            <text:p>81,2021014346</text:p>
          </table:table-cell>
          <table:table-cell table:number-columns-repeated="11"/>
        </table:table-row>
        <table:table-row table:style-name="ro1">
          <table:table-cell office:value-type="float" office:value="12.7" calcext:value-type="float">
            <text:p>12,7</text:p>
          </table:table-cell>
          <table:table-cell table:style-name="ce2" table:formula="of:=[.B$13]*[.$A60]^0+[.B$14]*[.$A60]^1+[.B$15]*[.$A60]^2+[.B$16]*[.$A60]^3+[.B$17]*[.$A60]^4+[.B$18]*[.$A60]^5+[.B$19]*[.$A60]^6" office:value-type="float" office:value="85.9285644360198" calcext:value-type="float">
            <text:p>85,928564436</text:p>
          </table:table-cell>
          <table:table-cell table:style-name="ce2" table:formula="of:=[.C$13]*[.$A60]^0+[.C$14]*[.$A60]^1+[.C$15]*[.$A60]^2+[.C$16]*[.$A60]^3+[.C$17]*[.$A60]^4+[.C$18]*[.$A60]^5+[.C$19]*[.$A60]^6" office:value-type="float" office:value="85.7554094110827" calcext:value-type="float">
            <text:p>85,7554094111</text:p>
          </table:table-cell>
          <table:table-cell table:style-name="ce2" table:formula="of:=[.D$13]*[.$A60]^0+[.D$14]*[.$A60]^1+[.D$15]*[.$A60]^2+[.D$16]*[.$A60]^3+[.D$17]*[.$A60]^4+[.D$18]*[.$A60]^5+[.D$19]*[.$A60]^6" office:value-type="float" office:value="85.9644512668073" calcext:value-type="float">
            <text:p>85,9644512668</text:p>
          </table:table-cell>
          <table:table-cell table:style-name="ce2" table:formula="of:=[.E$13]*[.$A60]^0+[.E$14]*[.$A60]^1+[.E$15]*[.$A60]^2+[.E$16]*[.$A60]^3+[.E$17]*[.$A60]^4+[.E$18]*[.$A60]^5+[.E$19]*[.$A60]^6" office:value-type="float" office:value="86.8152158426061" calcext:value-type="float">
            <text:p>86,8152158426</text:p>
          </table:table-cell>
          <table:table-cell table:style-name="ce2" table:formula="of:=[.F$13]*[.$A60]^0+[.F$14]*[.$A60]^1+[.F$15]*[.$A60]^2+[.F$16]*[.$A60]^3+[.F$17]*[.$A60]^4+[.F$18]*[.$A60]^5+[.F$19]*[.$A60]^6" office:value-type="float" office:value="82.3919478682608" calcext:value-type="float">
            <text:p>82,3919478683</text:p>
          </table:table-cell>
          <table:table-cell table:number-columns-repeated="11"/>
        </table:table-row>
        <table:table-row table:style-name="ro1">
          <table:table-cell office:value-type="float" office:value="12.8" calcext:value-type="float">
            <text:p>12,8</text:p>
          </table:table-cell>
          <table:table-cell table:style-name="ce2" table:formula="of:=[.B$13]*[.$A61]^0+[.B$14]*[.$A61]^1+[.B$15]*[.$A61]^2+[.B$16]*[.$A61]^3+[.B$17]*[.$A61]^4+[.B$18]*[.$A61]^5+[.B$19]*[.$A61]^6" office:value-type="float" office:value="87.3559474122012" calcext:value-type="float">
            <text:p>87,3559474122</text:p>
          </table:table-cell>
          <table:table-cell table:style-name="ce2" table:formula="of:=[.C$13]*[.$A61]^0+[.C$14]*[.$A61]^1+[.C$15]*[.$A61]^2+[.C$16]*[.$A61]^3+[.C$17]*[.$A61]^4+[.C$18]*[.$A61]^5+[.C$19]*[.$A61]^6" office:value-type="float" office:value="87.1746235584188" calcext:value-type="float">
            <text:p>87,1746235584</text:p>
          </table:table-cell>
          <table:table-cell table:style-name="ce2" table:formula="of:=[.D$13]*[.$A61]^0+[.D$14]*[.$A61]^1+[.D$15]*[.$A61]^2+[.D$16]*[.$A61]^3+[.D$17]*[.$A61]^4+[.D$18]*[.$A61]^5+[.D$19]*[.$A61]^6" office:value-type="float" office:value="87.428575818152" calcext:value-type="float">
            <text:p>87,4285758182</text:p>
          </table:table-cell>
          <table:table-cell table:style-name="ce2" table:formula="of:=[.E$13]*[.$A61]^0+[.E$14]*[.$A61]^1+[.E$15]*[.$A61]^2+[.E$16]*[.$A61]^3+[.E$17]*[.$A61]^4+[.E$18]*[.$A61]^5+[.E$19]*[.$A61]^6" office:value-type="float" office:value="87.8417061218909" calcext:value-type="float">
            <text:p>87,8417061219</text:p>
          </table:table-cell>
          <table:table-cell table:style-name="ce2" table:formula="of:=[.F$13]*[.$A61]^0+[.F$14]*[.$A61]^1+[.F$15]*[.$A61]^2+[.F$16]*[.$A61]^3+[.F$17]*[.$A61]^4+[.F$18]*[.$A61]^5+[.F$19]*[.$A61]^6" office:value-type="float" office:value="83.5284703980648" calcext:value-type="float">
            <text:p>83,5284703981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,9</text:p>
          </table:table-cell>
          <table:table-cell table:style-name="ce2" table:formula="of:=[.B$13]*[.$A62]^0+[.B$14]*[.$A62]^1+[.B$15]*[.$A62]^2+[.B$16]*[.$A62]^3+[.B$17]*[.$A62]^4+[.B$18]*[.$A62]^5+[.B$19]*[.$A62]^6" office:value-type="float" office:value="88.711697382173" calcext:value-type="float">
            <text:p>88,7116973822</text:p>
          </table:table-cell>
          <table:table-cell table:style-name="ce2" table:formula="of:=[.C$13]*[.$A62]^0+[.C$14]*[.$A62]^1+[.C$15]*[.$A62]^2+[.C$16]*[.$A62]^3+[.C$17]*[.$A62]^4+[.C$18]*[.$A62]^5+[.C$19]*[.$A62]^6" office:value-type="float" office:value="88.5284910899356" calcext:value-type="float">
            <text:p>88,5284910899</text:p>
          </table:table-cell>
          <table:table-cell table:style-name="ce2" table:formula="of:=[.D$13]*[.$A62]^0+[.D$14]*[.$A62]^1+[.D$15]*[.$A62]^2+[.D$16]*[.$A62]^3+[.D$17]*[.$A62]^4+[.D$18]*[.$A62]^5+[.D$19]*[.$A62]^6" office:value-type="float" office:value="88.8214723826254" calcext:value-type="float">
            <text:p>88,8214723826</text:p>
          </table:table-cell>
          <table:table-cell table:style-name="ce2" table:formula="of:=[.E$13]*[.$A62]^0+[.E$14]*[.$A62]^1+[.E$15]*[.$A62]^2+[.E$16]*[.$A62]^3+[.E$17]*[.$A62]^4+[.E$18]*[.$A62]^5+[.E$19]*[.$A62]^6" office:value-type="float" office:value="88.8039013309086" calcext:value-type="float">
            <text:p>88,8039013309</text:p>
          </table:table-cell>
          <table:table-cell table:style-name="ce2" table:formula="of:=[.F$13]*[.$A62]^0+[.F$14]*[.$A62]^1+[.F$15]*[.$A62]^2+[.F$16]*[.$A62]^3+[.F$17]*[.$A62]^4+[.F$18]*[.$A62]^5+[.F$19]*[.$A62]^6" office:value-type="float" office:value="84.6116690240499" calcext:value-type="float">
            <text:p>84,611669024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$13]*[.$A63]^0+[.B$14]*[.$A63]^1+[.B$15]*[.$A63]^2+[.B$16]*[.$A63]^3+[.B$17]*[.$A63]^4+[.B$18]*[.$A63]^5+[.B$19]*[.$A63]^6" office:value-type="float" office:value="89.9952193552499" calcext:value-type="float">
            <text:p>89,9952193552</text:p>
          </table:table-cell>
          <table:table-cell table:style-name="ce2" table:formula="of:=[.C$13]*[.$A63]^0+[.C$14]*[.$A63]^1+[.C$15]*[.$A63]^2+[.C$16]*[.$A63]^3+[.C$17]*[.$A63]^4+[.C$18]*[.$A63]^5+[.C$19]*[.$A63]^6" office:value-type="float" office:value="89.815836035159" calcext:value-type="float">
            <text:p>89,8158360352</text:p>
          </table:table-cell>
          <table:table-cell table:style-name="ce2" table:formula="of:=[.D$13]*[.$A63]^0+[.D$14]*[.$A63]^1+[.D$15]*[.$A63]^2+[.D$16]*[.$A63]^3+[.D$17]*[.$A63]^4+[.D$18]*[.$A63]^5+[.D$19]*[.$A63]^6" office:value-type="float" office:value="90.1419327184111" calcext:value-type="float">
            <text:p>90,1419327184</text:p>
          </table:table-cell>
          <table:table-cell table:style-name="ce2" table:formula="of:=[.E$13]*[.$A63]^0+[.E$14]*[.$A63]^1+[.E$15]*[.$A63]^2+[.E$16]*[.$A63]^3+[.E$17]*[.$A63]^4+[.E$18]*[.$A63]^5+[.E$19]*[.$A63]^6" office:value-type="float" office:value="89.7023001590431" calcext:value-type="float">
            <text:p>89,702300159</text:p>
          </table:table-cell>
          <table:table-cell table:style-name="ce2" table:formula="of:=[.F$13]*[.$A63]^0+[.F$14]*[.$A63]^1+[.F$15]*[.$A63]^2+[.F$16]*[.$A63]^3+[.F$17]*[.$A63]^4+[.F$18]*[.$A63]^5+[.F$19]*[.$A63]^6" office:value-type="float" office:value="85.6415437462161" calcext:value-type="float">
            <text:p>85,6415437462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,1</text:p>
          </table:table-cell>
          <table:table-cell table:style-name="ce2" table:formula="of:=[.B$13]*[.$A64]^0+[.B$14]*[.$A64]^1+[.B$15]*[.$A64]^2+[.B$16]*[.$A64]^3+[.B$17]*[.$A64]^4+[.B$18]*[.$A64]^5+[.B$19]*[.$A64]^6" office:value-type="float" office:value="91.2059813963324" calcext:value-type="float">
            <text:p>91,2059813963</text:p>
          </table:table-cell>
          <table:table-cell table:style-name="ce2" table:formula="of:=[.C$13]*[.$A64]^0+[.C$14]*[.$A64]^1+[.C$15]*[.$A64]^2+[.C$16]*[.$A64]^3+[.C$17]*[.$A64]^4+[.C$18]*[.$A64]^5+[.C$19]*[.$A64]^6" office:value-type="float" office:value="91.035520010215" calcext:value-type="float">
            <text:p>91,0355200102</text:p>
          </table:table-cell>
          <table:table-cell table:style-name="ce2" table:formula="of:=[.D$13]*[.$A64]^0+[.D$14]*[.$A64]^1+[.D$15]*[.$A64]^2+[.D$16]*[.$A64]^3+[.D$17]*[.$A64]^4+[.D$18]*[.$A64]^5+[.D$19]*[.$A64]^6" office:value-type="float" office:value="91.3888279758391" calcext:value-type="float">
            <text:p>91,3888279758</text:p>
          </table:table-cell>
          <table:table-cell table:style-name="ce2" table:formula="of:=[.E$13]*[.$A64]^0+[.E$14]*[.$A64]^1+[.E$15]*[.$A64]^2+[.E$16]*[.$A64]^3+[.E$17]*[.$A64]^4+[.E$18]*[.$A64]^5+[.E$19]*[.$A64]^6" office:value-type="float" office:value="90.5374012956785" calcext:value-type="float">
            <text:p>90,5374012957</text:p>
          </table:table-cell>
          <table:table-cell table:style-name="ce2" table:formula="of:=[.F$13]*[.$A64]^0+[.F$14]*[.$A64]^1+[.F$15]*[.$A64]^2+[.F$16]*[.$A64]^3+[.F$17]*[.$A64]^4+[.F$18]*[.$A64]^5+[.F$19]*[.$A64]^6" office:value-type="float" office:value="86.6180945645631" calcext:value-type="float">
            <text:p>86,6180945646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,2</text:p>
          </table:table-cell>
          <table:table-cell table:style-name="ce2" table:formula="of:=[.B$13]*[.$A65]^0+[.B$14]*[.$A65]^1+[.B$15]*[.$A65]^2+[.B$16]*[.$A65]^3+[.B$17]*[.$A65]^4+[.B$18]*[.$A65]^5+[.B$19]*[.$A65]^6" office:value-type="float" office:value="92.3435091181023" calcext:value-type="float">
            <text:p>92,3435091181</text:p>
          </table:table-cell>
          <table:table-cell table:style-name="ce2" table:formula="of:=[.C$13]*[.$A65]^0+[.C$14]*[.$A65]^1+[.C$15]*[.$A65]^2+[.C$16]*[.$A65]^3+[.C$17]*[.$A65]^4+[.C$18]*[.$A65]^5+[.C$19]*[.$A65]^6" office:value-type="float" office:value="92.1864442085713" calcext:value-type="float">
            <text:p>92,1864442086</text:p>
          </table:table-cell>
          <table:table-cell table:style-name="ce2" table:formula="of:=[.D$13]*[.$A65]^0+[.D$14]*[.$A65]^1+[.D$15]*[.$A65]^2+[.D$16]*[.$A65]^3+[.D$17]*[.$A65]^4+[.D$18]*[.$A65]^5+[.D$19]*[.$A65]^6" office:value-type="float" office:value="92.5611086973893" calcext:value-type="float">
            <text:p>92,5611086974</text:p>
          </table:table-cell>
          <table:table-cell table:style-name="ce2" table:formula="of:=[.E$13]*[.$A65]^0+[.E$14]*[.$A65]^1+[.E$15]*[.$A65]^2+[.E$16]*[.$A65]^3+[.E$17]*[.$A65]^4+[.E$18]*[.$A65]^5+[.E$19]*[.$A65]^6" office:value-type="float" office:value="91.3097034301988" calcext:value-type="float">
            <text:p>91,3097034302</text:p>
          </table:table-cell>
          <table:table-cell table:style-name="ce2" table:formula="of:=[.F$13]*[.$A65]^0+[.F$14]*[.$A65]^1+[.F$15]*[.$A65]^2+[.F$16]*[.$A65]^3+[.F$17]*[.$A65]^4+[.F$18]*[.$A65]^5+[.F$19]*[.$A65]^6" office:value-type="float" office:value="87.5413214790913" calcext:value-type="float">
            <text:p>87,5413214791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,3</text:p>
          </table:table-cell>
          <table:table-cell table:style-name="ce2" table:formula="of:=[.B$13]*[.$A66]^0+[.B$14]*[.$A66]^1+[.B$15]*[.$A66]^2+[.B$16]*[.$A66]^3+[.B$17]*[.$A66]^4+[.B$18]*[.$A66]^5+[.B$19]*[.$A66]^6" office:value-type="float" office:value="93.4073805389121" calcext:value-type="float">
            <text:p>93,4073805389</text:p>
          </table:table-cell>
          <table:table-cell table:style-name="ce2" table:formula="of:=[.C$13]*[.$A66]^0+[.C$14]*[.$A66]^1+[.C$15]*[.$A66]^2+[.C$16]*[.$A66]^3+[.C$17]*[.$A66]^4+[.C$18]*[.$A66]^5+[.C$19]*[.$A66]^6" office:value-type="float" office:value="93.2675513917761" calcext:value-type="float">
            <text:p>93,2675513918</text:p>
          </table:table-cell>
          <table:table-cell table:style-name="ce2" table:formula="of:=[.D$13]*[.$A66]^0+[.D$14]*[.$A66]^1+[.D$15]*[.$A66]^2+[.D$16]*[.$A66]^3+[.D$17]*[.$A66]^4+[.D$18]*[.$A66]^5+[.D$19]*[.$A66]^6" office:value-type="float" office:value="93.65780481769" calcext:value-type="float">
            <text:p>93,6578048177</text:p>
          </table:table-cell>
          <table:table-cell table:style-name="ce2" table:formula="of:=[.E$13]*[.$A66]^0+[.E$14]*[.$A66]^1+[.E$15]*[.$A66]^2+[.E$16]*[.$A66]^3+[.E$17]*[.$A66]^4+[.E$18]*[.$A66]^5+[.E$19]*[.$A66]^6" office:value-type="float" office:value="92.0197052519878" calcext:value-type="float">
            <text:p>92,019705252</text:p>
          </table:table-cell>
          <table:table-cell table:style-name="ce2" table:formula="of:=[.F$13]*[.$A66]^0+[.F$14]*[.$A66]^1+[.F$15]*[.$A66]^2+[.F$16]*[.$A66]^3+[.F$17]*[.$A66]^4+[.F$18]*[.$A66]^5+[.F$19]*[.$A66]^6" office:value-type="float" office:value="88.4112244898006" calcext:value-type="float">
            <text:p>88,4112244898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,4</text:p>
          </table:table-cell>
          <table:table-cell table:style-name="ce2" table:formula="of:=[.B$13]*[.$A67]^0+[.B$14]*[.$A67]^1+[.B$15]*[.$A67]^2+[.B$16]*[.$A67]^3+[.B$17]*[.$A67]^4+[.B$18]*[.$A67]^5+[.B$19]*[.$A67]^6" office:value-type="float" office:value="94.3972213063871" calcext:value-type="float">
            <text:p>94,3972213064</text:p>
          </table:table-cell>
          <table:table-cell table:style-name="ce2" table:formula="of:=[.C$13]*[.$A67]^0+[.C$14]*[.$A67]^1+[.C$15]*[.$A67]^2+[.C$16]*[.$A67]^3+[.C$17]*[.$A67]^4+[.C$18]*[.$A67]^5+[.C$19]*[.$A67]^6" office:value-type="float" office:value="94.2778278802036" calcext:value-type="float">
            <text:p>94,2778278802</text:p>
          </table:table-cell>
          <table:table-cell table:style-name="ce2" table:formula="of:=[.D$13]*[.$A67]^0+[.D$14]*[.$A67]^1+[.D$15]*[.$A67]^2+[.D$16]*[.$A67]^3+[.D$17]*[.$A67]^4+[.D$18]*[.$A67]^5+[.D$19]*[.$A67]^6" office:value-type="float" office:value="94.6780256635177" calcext:value-type="float">
            <text:p>94,6780256635</text:p>
          </table:table-cell>
          <table:table-cell table:style-name="ce2" table:formula="of:=[.E$13]*[.$A67]^0+[.E$14]*[.$A67]^1+[.E$15]*[.$A67]^2+[.E$16]*[.$A67]^3+[.E$17]*[.$A67]^4+[.E$18]*[.$A67]^5+[.E$19]*[.$A67]^6" office:value-type="float" office:value="92.6679054504299" calcext:value-type="float">
            <text:p>92,6679054504</text:p>
          </table:table-cell>
          <table:table-cell table:style-name="ce2" table:formula="of:=[.F$13]*[.$A67]^0+[.F$14]*[.$A67]^1+[.F$15]*[.$A67]^2+[.F$16]*[.$A67]^3+[.F$17]*[.$A67]^4+[.F$18]*[.$A67]^5+[.F$19]*[.$A67]^6" office:value-type="float" office:value="89.2278035966908" calcext:value-type="float">
            <text:p>89,2278035967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" table:formula="of:=[.B$13]*[.$A68]^0+[.B$14]*[.$A68]^1+[.B$15]*[.$A68]^2+[.B$16]*[.$A68]^3+[.B$17]*[.$A68]^4+[.B$18]*[.$A68]^5+[.B$19]*[.$A68]^6" office:value-type="float" office:value="95.3127002870797" calcext:value-type="float">
            <text:p>95,3127002871</text:p>
          </table:table-cell>
          <table:table-cell table:style-name="ce2" table:formula="of:=[.C$13]*[.$A68]^0+[.C$14]*[.$A68]^1+[.C$15]*[.$A68]^2+[.C$16]*[.$A68]^3+[.C$17]*[.$A68]^4+[.C$18]*[.$A68]^5+[.C$19]*[.$A68]^6" office:value-type="float" office:value="95.2163055437867" calcext:value-type="float">
            <text:p>95,2163055438</text:p>
          </table:table-cell>
          <table:table-cell table:style-name="ce2" table:formula="of:=[.D$13]*[.$A68]^0+[.D$14]*[.$A68]^1+[.D$15]*[.$A68]^2+[.D$16]*[.$A68]^3+[.D$17]*[.$A68]^4+[.D$18]*[.$A68]^5+[.D$19]*[.$A68]^6" office:value-type="float" office:value="95.6209599538011" calcext:value-type="float">
            <text:p>95,6209599538</text:p>
          </table:table-cell>
          <table:table-cell table:style-name="ce2" table:formula="of:=[.E$13]*[.$A68]^0+[.E$14]*[.$A68]^1+[.E$15]*[.$A68]^2+[.E$16]*[.$A68]^3+[.E$17]*[.$A68]^4+[.E$18]*[.$A68]^5+[.E$19]*[.$A68]^6" office:value-type="float" office:value="93.2548027149087" calcext:value-type="float">
            <text:p>93,2548027149</text:p>
          </table:table-cell>
          <table:table-cell table:style-name="ce2" table:formula="of:=[.F$13]*[.$A68]^0+[.F$14]*[.$A68]^1+[.F$15]*[.$A68]^2+[.F$16]*[.$A68]^3+[.F$17]*[.$A68]^4+[.F$18]*[.$A68]^5+[.F$19]*[.$A68]^6" office:value-type="float" office:value="89.9910587997621" calcext:value-type="float">
            <text:p>89,9910587998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,6</text:p>
          </table:table-cell>
          <table:table-cell table:style-name="ce2" table:formula="of:=[.B$13]*[.$A69]^0+[.B$14]*[.$A69]^1+[.B$15]*[.$A69]^2+[.B$16]*[.$A69]^3+[.B$17]*[.$A69]^4+[.B$18]*[.$A69]^5+[.B$19]*[.$A69]^6" office:value-type="float" office:value="96.1535255215545" calcext:value-type="float">
            <text:p>96,1535255216</text:p>
          </table:table-cell>
          <table:table-cell table:style-name="ce2" table:formula="of:=[.C$13]*[.$A69]^0+[.C$14]*[.$A69]^1+[.C$15]*[.$A69]^2+[.C$16]*[.$A69]^3+[.C$17]*[.$A69]^4+[.C$18]*[.$A69]^5+[.C$19]*[.$A69]^6" office:value-type="float" office:value="96.0820637927643" calcext:value-type="float">
            <text:p>96,0820637928</text:p>
          </table:table-cell>
          <table:table-cell table:style-name="ce2" table:formula="of:=[.D$13]*[.$A69]^0+[.D$14]*[.$A69]^1+[.D$15]*[.$A69]^2+[.D$16]*[.$A69]^3+[.D$17]*[.$A69]^4+[.D$18]*[.$A69]^5+[.D$19]*[.$A69]^6" office:value-type="float" office:value="96.4858757996121" calcext:value-type="float">
            <text:p>96,4858757996</text:p>
          </table:table-cell>
          <table:table-cell table:style-name="ce2" table:formula="of:=[.E$13]*[.$A69]^0+[.E$14]*[.$A69]^1+[.E$15]*[.$A69]^2+[.E$16]*[.$A69]^3+[.E$17]*[.$A69]^4+[.E$18]*[.$A69]^5+[.E$19]*[.$A69]^6" office:value-type="float" office:value="93.7808957348086" calcext:value-type="float">
            <text:p>93,7808957348</text:p>
          </table:table-cell>
          <table:table-cell table:style-name="ce2" table:formula="of:=[.F$13]*[.$A69]^0+[.F$14]*[.$A69]^1+[.F$15]*[.$A69]^2+[.F$16]*[.$A69]^3+[.F$17]*[.$A69]^4+[.F$18]*[.$A69]^5+[.F$19]*[.$A69]^6" office:value-type="float" office:value="90.7009900990146" calcext:value-type="float">
            <text:p>90,700990099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,7</text:p>
          </table:table-cell>
          <table:table-cell table:style-name="ce2" table:formula="of:=[.B$13]*[.$A70]^0+[.B$14]*[.$A70]^1+[.B$15]*[.$A70]^2+[.B$16]*[.$A70]^3+[.B$17]*[.$A70]^4+[.B$18]*[.$A70]^5+[.B$19]*[.$A70]^6" office:value-type="float" office:value="96.9194405455687" calcext:value-type="float">
            <text:p>96,9194405456</text:p>
          </table:table-cell>
          <table:table-cell table:style-name="ce2" table:formula="of:=[.C$13]*[.$A70]^0+[.C$14]*[.$A70]^1+[.C$15]*[.$A70]^2+[.C$16]*[.$A70]^3+[.C$17]*[.$A70]^4+[.C$18]*[.$A70]^5+[.C$19]*[.$A70]^6" office:value-type="float" office:value="96.8742315684162" calcext:value-type="float">
            <text:p>96,8742315684</text:p>
          </table:table-cell>
          <table:table-cell table:style-name="ce2" table:formula="of:=[.D$13]*[.$A70]^0+[.D$14]*[.$A70]^1+[.D$15]*[.$A70]^2+[.D$16]*[.$A70]^3+[.D$17]*[.$A70]^4+[.D$18]*[.$A70]^5+[.D$19]*[.$A70]^6" office:value-type="float" office:value="97.2721207041773" calcext:value-type="float">
            <text:p>97,2721207042</text:p>
          </table:table-cell>
          <table:table-cell table:style-name="ce2" table:formula="of:=[.E$13]*[.$A70]^0+[.E$14]*[.$A70]^1+[.E$15]*[.$A70]^2+[.E$16]*[.$A70]^3+[.E$17]*[.$A70]^4+[.E$18]*[.$A70]^5+[.E$19]*[.$A70]^6" office:value-type="float" office:value="94.2466831995133" calcext:value-type="float">
            <text:p>94,2466831995</text:p>
          </table:table-cell>
          <table:table-cell table:style-name="ce2" table:formula="of:=[.F$13]*[.$A70]^0+[.F$14]*[.$A70]^1+[.F$15]*[.$A70]^2+[.F$16]*[.$A70]^3+[.F$17]*[.$A70]^4+[.F$18]*[.$A70]^5+[.F$19]*[.$A70]^6" office:value-type="float" office:value="91.3575974944481" calcext:value-type="float">
            <text:p>91,3575974944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ce2" table:formula="of:=[.B$13]*[.$A71]^0+[.B$14]*[.$A71]^1+[.B$15]*[.$A71]^2+[.B$16]*[.$A71]^3+[.B$17]*[.$A71]^4+[.B$18]*[.$A71]^5+[.B$19]*[.$A71]^6" office:value-type="float" office:value="97.6102210768622" calcext:value-type="float">
            <text:p>97,6102210769</text:p>
          </table:table-cell>
          <table:table-cell table:style-name="ce2" table:formula="of:=[.C$13]*[.$A71]^0+[.C$14]*[.$A71]^1+[.C$15]*[.$A71]^2+[.C$16]*[.$A71]^3+[.C$17]*[.$A71]^4+[.C$18]*[.$A71]^5+[.C$19]*[.$A71]^6" office:value-type="float" office:value="97.5919893338056" calcext:value-type="float">
            <text:p>97,5919893338</text:p>
          </table:table-cell>
          <table:table-cell table:style-name="ce2" table:formula="of:=[.D$13]*[.$A71]^0+[.D$14]*[.$A71]^1+[.D$15]*[.$A71]^2+[.D$16]*[.$A71]^3+[.D$17]*[.$A71]^4+[.D$18]*[.$A71]^5+[.D$19]*[.$A71]^6" office:value-type="float" office:value="97.9791215628716" calcext:value-type="float">
            <text:p>97,9791215629</text:p>
          </table:table-cell>
          <table:table-cell table:style-name="ce2" table:formula="of:=[.E$13]*[.$A71]^0+[.E$14]*[.$A71]^1+[.E$15]*[.$A71]^2+[.E$16]*[.$A71]^3+[.E$17]*[.$A71]^4+[.E$18]*[.$A71]^5+[.E$19]*[.$A71]^6" office:value-type="float" office:value="94.6526637984069" calcext:value-type="float">
            <text:p>94,6526637984</text:p>
          </table:table-cell>
          <table:table-cell table:style-name="ce2" table:formula="of:=[.F$13]*[.$A71]^0+[.F$14]*[.$A71]^1+[.F$15]*[.$A71]^2+[.F$16]*[.$A71]^3+[.F$17]*[.$A71]^4+[.F$18]*[.$A71]^5+[.F$19]*[.$A71]^6" office:value-type="float" office:value="91.9608809860624" calcext:value-type="float">
            <text:p>91,9608809861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,9</text:p>
          </table:table-cell>
          <table:table-cell table:style-name="ce2" table:formula="of:=[.B$13]*[.$A72]^0+[.B$14]*[.$A72]^1+[.B$15]*[.$A72]^2+[.B$16]*[.$A72]^3+[.B$17]*[.$A72]^4+[.B$18]*[.$A72]^5+[.B$19]*[.$A72]^6" office:value-type="float" office:value="98.2256720677501" calcext:value-type="float">
            <text:p>98,2256720678</text:p>
          </table:table-cell>
          <table:table-cell table:style-name="ce2" table:formula="of:=[.C$13]*[.$A72]^0+[.C$14]*[.$A72]^1+[.C$15]*[.$A72]^2+[.C$16]*[.$A72]^3+[.C$17]*[.$A72]^4+[.C$18]*[.$A72]^5+[.C$19]*[.$A72]^6" office:value-type="float" office:value="98.2345710645243" calcext:value-type="float">
            <text:p>98,2345710645</text:p>
          </table:table-cell>
          <table:table-cell table:style-name="ce2" table:formula="of:=[.D$13]*[.$A72]^0+[.D$14]*[.$A72]^1+[.D$15]*[.$A72]^2+[.D$16]*[.$A72]^3+[.D$17]*[.$A72]^4+[.D$18]*[.$A72]^5+[.D$19]*[.$A72]^6" office:value-type="float" office:value="98.6063846632135" calcext:value-type="float">
            <text:p>98,6063846632</text:p>
          </table:table-cell>
          <table:table-cell table:style-name="ce2" table:formula="of:=[.E$13]*[.$A72]^0+[.E$14]*[.$A72]^1+[.E$15]*[.$A72]^2+[.E$16]*[.$A72]^3+[.E$17]*[.$A72]^4+[.E$18]*[.$A72]^5+[.E$19]*[.$A72]^6" office:value-type="float" office:value="94.9993362208735" calcext:value-type="float">
            <text:p>94,9993362209</text:p>
          </table:table-cell>
          <table:table-cell table:style-name="ce2" table:formula="of:=[.F$13]*[.$A72]^0+[.F$14]*[.$A72]^1+[.F$15]*[.$A72]^2+[.F$16]*[.$A72]^3+[.F$17]*[.$A72]^4+[.F$18]*[.$A72]^5+[.F$19]*[.$A72]^6" office:value-type="float" office:value="92.510840573858" calcext:value-type="float">
            <text:p>92,510840573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$13]*[.$A73]^0+[.B$14]*[.$A73]^1+[.B$15]*[.$A73]^2+[.B$16]*[.$A73]^3+[.B$17]*[.$A73]^4+[.B$18]*[.$A73]^5+[.B$19]*[.$A73]^6" office:value-type="float" office:value="98.7656251235767" calcext:value-type="float">
            <text:p>98,7656251236</text:p>
          </table:table-cell>
          <table:table-cell table:style-name="ce2" table:formula="of:=[.C$13]*[.$A73]^0+[.C$14]*[.$A73]^1+[.C$15]*[.$A73]^2+[.C$16]*[.$A73]^3+[.C$17]*[.$A73]^4+[.C$18]*[.$A73]^5+[.C$19]*[.$A73]^6" office:value-type="float" office:value="98.8012662394231" calcext:value-type="float">
            <text:p>98,8012662394</text:p>
          </table:table-cell>
          <table:table-cell table:style-name="ce2" table:formula="of:=[.D$13]*[.$A73]^0+[.D$14]*[.$A73]^1+[.D$15]*[.$A73]^2+[.D$16]*[.$A73]^3+[.D$17]*[.$A73]^4+[.D$18]*[.$A73]^5+[.D$19]*[.$A73]^6" office:value-type="float" office:value="99.1534956848764" calcext:value-type="float">
            <text:p>99,1534956849</text:p>
          </table:table-cell>
          <table:table-cell table:style-name="ce2" table:formula="of:=[.E$13]*[.$A73]^0+[.E$14]*[.$A73]^1+[.E$15]*[.$A73]^2+[.E$16]*[.$A73]^3+[.E$17]*[.$A73]^4+[.E$18]*[.$A73]^5+[.E$19]*[.$A73]^6" office:value-type="float" office:value="95.287199156297" calcext:value-type="float">
            <text:p>95,2871991563</text:p>
          </table:table-cell>
          <table:table-cell table:style-name="ce2" table:formula="of:=[.F$13]*[.$A73]^0+[.F$14]*[.$A73]^1+[.F$15]*[.$A73]^2+[.F$16]*[.$A73]^3+[.F$17]*[.$A73]^4+[.F$18]*[.$A73]^5+[.F$19]*[.$A73]^6" office:value-type="float" office:value="93.0074762578346" calcext:value-type="float">
            <text:p>93,0074762578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style-name="ce2" table:formula="of:=[.B$13]*[.$A74]^0+[.B$14]*[.$A74]^1+[.B$15]*[.$A74]^2+[.B$16]*[.$A74]^3+[.B$17]*[.$A74]^4+[.B$18]*[.$A74]^5+[.B$19]*[.$A74]^6" office:value-type="float" office:value="99.2299362868976" calcext:value-type="float">
            <text:p>99,2299362869</text:p>
          </table:table-cell>
          <table:table-cell table:style-name="ce2" table:formula="of:=[.C$13]*[.$A74]^0+[.C$14]*[.$A74]^1+[.C$15]*[.$A74]^2+[.C$16]*[.$A74]^3+[.C$17]*[.$A74]^4+[.C$18]*[.$A74]^5+[.C$19]*[.$A74]^6" office:value-type="float" office:value="99.2914218313606" calcext:value-type="float">
            <text:p>99,2914218314</text:p>
          </table:table-cell>
          <table:table-cell table:style-name="ce2" table:formula="of:=[.D$13]*[.$A74]^0+[.D$14]*[.$A74]^1+[.D$15]*[.$A74]^2+[.D$16]*[.$A74]^3+[.D$17]*[.$A74]^4+[.D$18]*[.$A74]^5+[.D$19]*[.$A74]^6" office:value-type="float" office:value="99.620119699679" calcext:value-type="float">
            <text:p>99,6201196997</text:p>
          </table:table-cell>
          <table:table-cell table:style-name="ce2" table:formula="of:=[.E$13]*[.$A74]^0+[.E$14]*[.$A74]^1+[.E$15]*[.$A74]^2+[.E$16]*[.$A74]^3+[.E$17]*[.$A74]^4+[.E$18]*[.$A74]^5+[.E$19]*[.$A74]^6" office:value-type="float" office:value="95.5167512940613" calcext:value-type="float">
            <text:p>95,5167512941</text:p>
          </table:table-cell>
          <table:table-cell table:style-name="ce2" table:formula="of:=[.F$13]*[.$A74]^0+[.F$14]*[.$A74]^1+[.F$15]*[.$A74]^2+[.F$16]*[.$A74]^3+[.F$17]*[.$A74]^4+[.F$18]*[.$A74]^5+[.F$19]*[.$A74]^6" office:value-type="float" office:value="93.4507880379922" calcext:value-type="float">
            <text:p>93,450788038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,2</text:p>
          </table:table-cell>
          <table:table-cell table:style-name="ce2" table:formula="of:=[.B$13]*[.$A75]^0+[.B$14]*[.$A75]^1+[.B$15]*[.$A75]^2+[.B$16]*[.$A75]^3+[.B$17]*[.$A75]^4+[.B$18]*[.$A75]^5+[.B$19]*[.$A75]^6" office:value-type="float" office:value="99.6184841874647" calcext:value-type="float">
            <text:p>99,6184841875</text:p>
          </table:table-cell>
          <table:table-cell table:style-name="ce2" table:formula="of:=[.C$13]*[.$A75]^0+[.C$14]*[.$A75]^1+[.C$15]*[.$A75]^2+[.C$16]*[.$A75]^3+[.C$17]*[.$A75]^4+[.C$18]*[.$A75]^5+[.C$19]*[.$A75]^6" office:value-type="float" office:value="99.7044442979392" calcext:value-type="float">
            <text:p>99,7044442979</text:p>
          </table:table-cell>
          <table:table-cell table:style-name="ce2" table:formula="of:=[.D$13]*[.$A75]^0+[.D$14]*[.$A75]^1+[.D$15]*[.$A75]^2+[.D$16]*[.$A75]^3+[.D$17]*[.$A75]^4+[.D$18]*[.$A75]^5+[.D$19]*[.$A75]^6" office:value-type="float" office:value="100.006001171591" calcext:value-type="float">
            <text:p>100,0060011716</text:p>
          </table:table-cell>
          <table:table-cell table:style-name="ce2" table:formula="of:=[.E$13]*[.$A75]^0+[.E$14]*[.$A75]^1+[.E$15]*[.$A75]^2+[.E$16]*[.$A75]^3+[.E$17]*[.$A75]^4+[.E$18]*[.$A75]^5+[.E$19]*[.$A75]^6" office:value-type="float" office:value="95.6884913235507" calcext:value-type="float">
            <text:p>95,6884913236</text:p>
          </table:table-cell>
          <table:table-cell table:style-name="ce2" table:formula="of:=[.F$13]*[.$A75]^0+[.F$14]*[.$A75]^1+[.F$15]*[.$A75]^2+[.F$16]*[.$A75]^3+[.F$17]*[.$A75]^4+[.F$18]*[.$A75]^5+[.F$19]*[.$A75]^6" office:value-type="float" office:value="93.8407759143309" calcext:value-type="float">
            <text:p>93,8407759143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,3</text:p>
          </table:table-cell>
          <table:table-cell table:style-name="ce2" table:formula="of:=[.B$13]*[.$A76]^0+[.B$14]*[.$A76]^1+[.B$15]*[.$A76]^2+[.B$16]*[.$A76]^3+[.B$17]*[.$A76]^4+[.B$18]*[.$A76]^5+[.B$19]*[.$A76]^6" office:value-type="float" office:value="99.9311685579514" calcext:value-type="float">
            <text:p>99,931168558</text:p>
          </table:table-cell>
          <table:table-cell table:style-name="ce2" table:formula="of:=[.C$13]*[.$A76]^0+[.C$14]*[.$A76]^1+[.C$15]*[.$A76]^2+[.C$16]*[.$A76]^3+[.C$17]*[.$A76]^4+[.C$18]*[.$A76]^5+[.C$19]*[.$A76]^6" office:value-type="float" office:value="100.039801572247" calcext:value-type="float">
            <text:p>100,0398015722</text:p>
          </table:table-cell>
          <table:table-cell table:style-name="ce2" table:formula="of:=[.D$13]*[.$A76]^0+[.D$14]*[.$A76]^1+[.D$15]*[.$A76]^2+[.D$16]*[.$A76]^3+[.D$17]*[.$A76]^4+[.D$18]*[.$A76]^5+[.D$19]*[.$A76]^6" office:value-type="float" office:value="100.310963956731" calcext:value-type="float">
            <text:p>100,3109639567</text:p>
          </table:table-cell>
          <table:table-cell table:style-name="ce2" table:formula="of:=[.E$13]*[.$A76]^0+[.E$14]*[.$A76]^1+[.E$15]*[.$A76]^2+[.E$16]*[.$A76]^3+[.E$17]*[.$A76]^4+[.E$18]*[.$A76]^5+[.E$19]*[.$A76]^6" office:value-type="float" office:value="95.8029179341491" calcext:value-type="float">
            <text:p>95,8029179341</text:p>
          </table:table-cell>
          <table:table-cell table:style-name="ce2" table:formula="of:=[.F$13]*[.$A76]^0+[.F$14]*[.$A76]^1+[.F$15]*[.$A76]^2+[.F$16]*[.$A76]^3+[.F$17]*[.$A76]^4+[.F$18]*[.$A76]^5+[.F$19]*[.$A76]^6" office:value-type="float" office:value="94.1774398868506" calcext:value-type="float">
            <text:p>94,1774398869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,4</text:p>
          </table:table-cell>
          <table:table-cell table:style-name="ce2" table:formula="of:=[.B$13]*[.$A77]^0+[.B$14]*[.$A77]^1+[.B$15]*[.$A77]^2+[.B$16]*[.$A77]^3+[.B$17]*[.$A77]^4+[.B$18]*[.$A77]^5+[.B$19]*[.$A77]^6" office:value-type="float" office:value="100.167909115581" calcext:value-type="float">
            <text:p>100,1679091156</text:p>
          </table:table-cell>
          <table:table-cell table:style-name="ce2" table:formula="of:=[.C$13]*[.$A77]^0+[.C$14]*[.$A77]^1+[.C$15]*[.$A77]^2+[.C$16]*[.$A77]^3+[.C$17]*[.$A77]^4+[.C$18]*[.$A77]^5+[.C$19]*[.$A77]^6" office:value-type="float" office:value="100.297025053599" calcext:value-type="float">
            <text:p>100,2970250536</text:p>
          </table:table-cell>
          <table:table-cell table:style-name="ce2" table:formula="of:=[.D$13]*[.$A77]^0+[.D$14]*[.$A77]^1+[.D$15]*[.$A77]^2+[.D$16]*[.$A77]^3+[.D$17]*[.$A77]^4+[.D$18]*[.$A77]^5+[.D$19]*[.$A77]^6" office:value-type="float" office:value="100.534911303365" calcext:value-type="float">
            <text:p>100,5349113034</text:p>
          </table:table-cell>
          <table:table-cell table:style-name="ce2" table:formula="of:=[.E$13]*[.$A77]^0+[.E$14]*[.$A77]^1+[.E$15]*[.$A77]^2+[.E$16]*[.$A77]^3+[.E$17]*[.$A77]^4+[.E$18]*[.$A77]^5+[.E$19]*[.$A77]^6" office:value-type="float" office:value="95.8605298152403" calcext:value-type="float">
            <text:p>95,8605298152</text:p>
          </table:table-cell>
          <table:table-cell table:style-name="ce2" table:formula="of:=[.F$13]*[.$A77]^0+[.F$14]*[.$A77]^1+[.F$15]*[.$A77]^2+[.F$16]*[.$A77]^3+[.F$17]*[.$A77]^4+[.F$18]*[.$A77]^5+[.F$19]*[.$A77]^6" office:value-type="float" office:value="94.4607799555513" calcext:value-type="float">
            <text:p>94,4607799556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ce2" table:formula="of:=[.B$13]*[.$A78]^0+[.B$14]*[.$A78]^1+[.B$15]*[.$A78]^2+[.B$16]*[.$A78]^3+[.B$17]*[.$A78]^4+[.B$18]*[.$A78]^5+[.B$19]*[.$A78]^6" office:value-type="float" office:value="100.32864480942" calcext:value-type="float">
            <text:p>100,3286448094</text:p>
          </table:table-cell>
          <table:table-cell table:style-name="ce2" table:formula="of:=[.C$13]*[.$A78]^0+[.C$14]*[.$A78]^1+[.C$15]*[.$A78]^2+[.C$16]*[.$A78]^3+[.C$17]*[.$A78]^4+[.C$18]*[.$A78]^5+[.C$19]*[.$A78]^6" office:value-type="float" office:value="100.475711598273" calcext:value-type="float">
            <text:p>100,4757115983</text:p>
          </table:table-cell>
          <table:table-cell table:style-name="ce2" table:formula="of:=[.D$13]*[.$A78]^0+[.D$14]*[.$A78]^1+[.D$15]*[.$A78]^2+[.D$16]*[.$A78]^3+[.D$17]*[.$A78]^4+[.D$18]*[.$A78]^5+[.D$19]*[.$A78]^6" office:value-type="float" office:value="100.677825851908" calcext:value-type="float">
            <text:p>100,6778258519</text:p>
          </table:table-cell>
          <table:table-cell table:style-name="ce2" table:formula="of:=[.E$13]*[.$A78]^0+[.E$14]*[.$A78]^1+[.E$15]*[.$A78]^2+[.E$16]*[.$A78]^3+[.E$17]*[.$A78]^4+[.E$18]*[.$A78]^5+[.E$19]*[.$A78]^6" office:value-type="float" office:value="95.8618256562089" calcext:value-type="float">
            <text:p>95,8618256562</text:p>
          </table:table-cell>
          <table:table-cell table:style-name="ce2" table:formula="of:=[.F$13]*[.$A78]^0+[.F$14]*[.$A78]^1+[.F$15]*[.$A78]^2+[.F$16]*[.$A78]^3+[.F$17]*[.$A78]^4+[.F$18]*[.$A78]^5+[.F$19]*[.$A78]^6" office:value-type="float" office:value="94.6907961204332" calcext:value-type="float">
            <text:p>94,6907961204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,6</text:p>
          </table:table-cell>
          <table:table-cell table:style-name="ce2" table:formula="of:=[.B$13]*[.$A79]^0+[.B$14]*[.$A79]^1+[.B$15]*[.$A79]^2+[.B$16]*[.$A79]^3+[.B$17]*[.$A79]^4+[.B$18]*[.$A79]^5+[.B$19]*[.$A79]^6" office:value-type="float" office:value="100.41333343345" calcext:value-type="float">
            <text:p>100,4133334335</text:p>
          </table:table-cell>
          <table:table-cell table:style-name="ce2" table:formula="of:=[.C$13]*[.$A79]^0+[.C$14]*[.$A79]^1+[.C$15]*[.$A79]^2+[.C$16]*[.$A79]^3+[.C$17]*[.$A79]^4+[.C$18]*[.$A79]^5+[.C$19]*[.$A79]^6" office:value-type="float" office:value="100.575525510259" calcext:value-type="float">
            <text:p>100,5755255103</text:p>
          </table:table-cell>
          <table:table-cell table:style-name="ce2" table:formula="of:=[.D$13]*[.$A79]^0+[.D$14]*[.$A79]^1+[.D$15]*[.$A79]^2+[.D$16]*[.$A79]^3+[.D$17]*[.$A79]^4+[.D$18]*[.$A79]^5+[.D$19]*[.$A79]^6" office:value-type="float" office:value="100.739769634926" calcext:value-type="float">
            <text:p>100,7397696349</text:p>
          </table:table-cell>
          <table:table-cell table:style-name="ce2" table:formula="of:=[.E$13]*[.$A79]^0+[.E$14]*[.$A79]^1+[.E$15]*[.$A79]^2+[.E$16]*[.$A79]^3+[.E$17]*[.$A79]^4+[.E$18]*[.$A79]^5+[.E$19]*[.$A79]^6" office:value-type="float" office:value="95.8073041464381" calcext:value-type="float">
            <text:p>95,8073041464</text:p>
          </table:table-cell>
          <table:table-cell table:style-name="ce2" table:formula="of:=[.F$13]*[.$A79]^0+[.F$14]*[.$A79]^1+[.F$15]*[.$A79]^2+[.F$16]*[.$A79]^3+[.F$17]*[.$A79]^4+[.F$18]*[.$A79]^5+[.F$19]*[.$A79]^6" office:value-type="float" office:value="94.8674883814961" calcext:value-type="float">
            <text:p>94,8674883815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,7</text:p>
          </table:table-cell>
          <table:table-cell table:style-name="ce2" table:formula="of:=[.B$13]*[.$A80]^0+[.B$14]*[.$A80]^1+[.B$15]*[.$A80]^2+[.B$16]*[.$A80]^3+[.B$17]*[.$A80]^4+[.B$18]*[.$A80]^5+[.B$19]*[.$A80]^6" office:value-type="float" office:value="100.421951605586" calcext:value-type="float">
            <text:p>100,4219516056</text:p>
          </table:table-cell>
          <table:table-cell table:style-name="ce2" table:formula="of:=[.C$13]*[.$A80]^0+[.C$14]*[.$A80]^1+[.C$15]*[.$A80]^2+[.C$16]*[.$A80]^3+[.C$17]*[.$A80]^4+[.C$18]*[.$A80]^5+[.C$19]*[.$A80]^6" office:value-type="float" office:value="100.596200531989" calcext:value-type="float">
            <text:p>100,596200532</text:p>
          </table:table-cell>
          <table:table-cell table:style-name="ce2" table:formula="of:=[.D$13]*[.$A80]^0+[.D$14]*[.$A80]^1+[.D$15]*[.$A80]^2+[.D$16]*[.$A80]^3+[.D$17]*[.$A80]^4+[.D$18]*[.$A80]^5+[.D$19]*[.$A80]^6" office:value-type="float" office:value="100.72088407713" calcext:value-type="float">
            <text:p>100,7208840771</text:p>
          </table:table-cell>
          <table:table-cell table:style-name="ce2" table:formula="of:=[.E$13]*[.$A80]^0+[.E$14]*[.$A80]^1+[.E$15]*[.$A80]^2+[.E$16]*[.$A80]^3+[.E$17]*[.$A80]^4+[.E$18]*[.$A80]^5+[.E$19]*[.$A80]^6" office:value-type="float" office:value="95.6974639753125" calcext:value-type="float">
            <text:p>95,6974639753</text:p>
          </table:table-cell>
          <table:table-cell table:style-name="ce2" table:formula="of:=[.F$13]*[.$A80]^0+[.F$14]*[.$A80]^1+[.F$15]*[.$A80]^2+[.F$16]*[.$A80]^3+[.F$17]*[.$A80]^4+[.F$18]*[.$A80]^5+[.F$19]*[.$A80]^6" office:value-type="float" office:value="94.9908567387398" calcext:value-type="float">
            <text:p>94,9908567387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,8</text:p>
          </table:table-cell>
          <table:table-cell table:style-name="ce2" table:formula="of:=[.B$13]*[.$A81]^0+[.B$14]*[.$A81]^1+[.B$15]*[.$A81]^2+[.B$16]*[.$A81]^3+[.B$17]*[.$A81]^4+[.B$18]*[.$A81]^5+[.B$19]*[.$A81]^6" office:value-type="float" office:value="100.354495112327" calcext:value-type="float">
            <text:p>100,3544951123</text:p>
          </table:table-cell>
          <table:table-cell table:style-name="ce2" table:formula="of:=[.C$13]*[.$A81]^0+[.C$14]*[.$A81]^1+[.C$15]*[.$A81]^2+[.C$16]*[.$A81]^3+[.C$17]*[.$A81]^4+[.C$18]*[.$A81]^5+[.C$19]*[.$A81]^6" office:value-type="float" office:value="100.537541835083" calcext:value-type="float">
            <text:p>100,5375418351</text:p>
          </table:table-cell>
          <table:table-cell table:style-name="ce2" table:formula="of:=[.D$13]*[.$A81]^0+[.D$14]*[.$A81]^1+[.D$15]*[.$A81]^2+[.D$16]*[.$A81]^3+[.D$17]*[.$A81]^4+[.D$18]*[.$A81]^5+[.D$19]*[.$A81]^6" office:value-type="float" office:value="100.621389995388" calcext:value-type="float">
            <text:p>100,6213899954</text:p>
          </table:table-cell>
          <table:table-cell table:style-name="ce2" table:formula="of:=[.E$13]*[.$A81]^0+[.E$14]*[.$A81]^1+[.E$15]*[.$A81]^2+[.E$16]*[.$A81]^3+[.E$17]*[.$A81]^4+[.E$18]*[.$A81]^5+[.E$19]*[.$A81]^6" office:value-type="float" office:value="95.5328038322157" calcext:value-type="float">
            <text:p>95,5328038322</text:p>
          </table:table-cell>
          <table:table-cell table:style-name="ce2" table:formula="of:=[.F$13]*[.$A81]^0+[.F$14]*[.$A81]^1+[.F$15]*[.$A81]^2+[.F$16]*[.$A81]^3+[.F$17]*[.$A81]^4+[.F$18]*[.$A81]^5+[.F$19]*[.$A81]^6" office:value-type="float" office:value="95.0609011921649" calcext:value-type="float">
            <text:p>95,0609011922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,9</text:p>
          </table:table-cell>
          <table:table-cell table:style-name="ce2" table:formula="of:=[.B$13]*[.$A82]^0+[.B$14]*[.$A82]^1+[.B$15]*[.$A82]^2+[.B$16]*[.$A82]^3+[.B$17]*[.$A82]^4+[.B$18]*[.$A82]^5+[.B$19]*[.$A82]^6" office:value-type="float" office:value="100.210979619169" calcext:value-type="float">
            <text:p>100,2109796192</text:p>
          </table:table-cell>
          <table:table-cell table:style-name="ce2" table:formula="of:=[.C$13]*[.$A82]^0+[.C$14]*[.$A82]^1+[.C$15]*[.$A82]^2+[.C$16]*[.$A82]^3+[.C$17]*[.$A82]^4+[.C$18]*[.$A82]^5+[.C$19]*[.$A82]^6" office:value-type="float" office:value="100.399428011091" calcext:value-type="float">
            <text:p>100,3994280111</text:p>
          </table:table-cell>
          <table:table-cell table:style-name="ce2" table:formula="of:=[.D$13]*[.$A82]^0+[.D$14]*[.$A82]^1+[.D$15]*[.$A82]^2+[.D$16]*[.$A82]^3+[.D$17]*[.$A82]^4+[.D$18]*[.$A82]^5+[.D$19]*[.$A82]^6" office:value-type="float" office:value="100.441587598706" calcext:value-type="float">
            <text:p>100,4415875987</text:p>
          </table:table-cell>
          <table:table-cell table:style-name="ce2" table:formula="of:=[.E$13]*[.$A82]^0+[.E$14]*[.$A82]^1+[.E$15]*[.$A82]^2+[.E$16]*[.$A82]^3+[.E$17]*[.$A82]^4+[.E$18]*[.$A82]^5+[.E$19]*[.$A82]^6" office:value-type="float" office:value="95.3138224065322" calcext:value-type="float">
            <text:p>95,3138224065</text:p>
          </table:table-cell>
          <table:table-cell table:style-name="ce2" table:formula="of:=[.F$13]*[.$A82]^0+[.F$14]*[.$A82]^1+[.F$15]*[.$A82]^2+[.F$16]*[.$A82]^3+[.F$17]*[.$A82]^4+[.F$18]*[.$A82]^5+[.F$19]*[.$A82]^6" office:value-type="float" office:value="95.0776217417708" calcext:value-type="float">
            <text:p>95,077621741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B$13]*[.$A83]^0+[.B$14]*[.$A83]^1+[.B$15]*[.$A83]^2+[.B$16]*[.$A83]^3+[.B$17]*[.$A83]^4+[.B$18]*[.$A83]^5+[.B$19]*[.$A83]^6" office:value-type="float" office:value="99.9914417469536" calcext:value-type="float">
            <text:p>99,991441747</text:p>
          </table:table-cell>
          <table:table-cell table:style-name="ce2" table:formula="of:=[.C$13]*[.$A83]^0+[.C$14]*[.$A83]^1+[.C$15]*[.$A83]^2+[.C$16]*[.$A83]^3+[.C$17]*[.$A83]^4+[.C$18]*[.$A83]^5+[.C$19]*[.$A83]^6" office:value-type="float" office:value="100.181813062228" calcext:value-type="float">
            <text:p>100,1818130622</text:p>
          </table:table-cell>
          <table:table-cell table:style-name="ce2" table:formula="of:=[.D$13]*[.$A83]^0+[.D$14]*[.$A83]^1+[.D$15]*[.$A83]^2+[.D$16]*[.$A83]^3+[.D$17]*[.$A83]^4+[.D$18]*[.$A83]^5+[.D$19]*[.$A83]^6" office:value-type="float" office:value="100.181856488248" calcext:value-type="float">
            <text:p>100,1818564882</text:p>
          </table:table-cell>
          <table:table-cell table:style-name="ce2" table:formula="of:=[.E$13]*[.$A83]^0+[.E$14]*[.$A83]^1+[.E$15]*[.$A83]^2+[.E$16]*[.$A83]^3+[.E$17]*[.$A83]^4+[.E$18]*[.$A83]^5+[.E$19]*[.$A83]^6" office:value-type="float" office:value="95.0410183876456" calcext:value-type="float">
            <text:p>95,0410183876</text:p>
          </table:table-cell>
          <table:table-cell table:style-name="ce2" table:formula="of:=[.F$13]*[.$A83]^0+[.F$14]*[.$A83]^1+[.F$15]*[.$A83]^2+[.F$16]*[.$A83]^3+[.F$17]*[.$A83]^4+[.F$18]*[.$A83]^5+[.F$19]*[.$A83]^6" office:value-type="float" office:value="95.0410183875578" calcext:value-type="float">
            <text:p>95,0410183876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,1</text:p>
          </table:table-cell>
          <table:table-cell table:style-name="ce2" table:formula="of:=[.B$13]*[.$A84]^0+[.B$14]*[.$A84]^1+[.B$15]*[.$A84]^2+[.B$16]*[.$A84]^3+[.B$17]*[.$A84]^4+[.B$18]*[.$A84]^5+[.B$19]*[.$A84]^6" office:value-type="float" office:value="99.6959405139514" calcext:value-type="float">
            <text:p>99,695940514</text:p>
          </table:table-cell>
          <table:table-cell table:style-name="ce2" table:formula="of:=[.C$13]*[.$A84]^0+[.C$14]*[.$A84]^1+[.C$15]*[.$A84]^2+[.C$16]*[.$A84]^3+[.C$17]*[.$A84]^4+[.C$18]*[.$A84]^5+[.C$19]*[.$A84]^6" office:value-type="float" office:value="99.88472839212" calcext:value-type="float">
            <text:p>99,8847283921</text:p>
          </table:table-cell>
          <table:table-cell table:style-name="ce2" table:formula="of:=[.D$13]*[.$A84]^0+[.D$14]*[.$A84]^1+[.D$15]*[.$A84]^2+[.D$16]*[.$A84]^3+[.D$17]*[.$A84]^4+[.D$18]*[.$A84]^5+[.D$19]*[.$A84]^6" office:value-type="float" office:value="99.8426556573218" calcext:value-type="float">
            <text:p>99,8426556573</text:p>
          </table:table-cell>
          <table:table-cell table:style-name="ce2" table:formula="of:=[.E$13]*[.$A84]^0+[.E$14]*[.$A84]^1+[.E$15]*[.$A84]^2+[.E$16]*[.$A84]^3+[.E$17]*[.$A84]^4+[.E$18]*[.$A84]^5+[.E$19]*[.$A84]^6" office:value-type="float" office:value="94.71489046494" calcext:value-type="float">
            <text:p>94,7148904649</text:p>
          </table:table-cell>
          <table:table-cell table:style-name="ce2" table:formula="of:=[.F$13]*[.$A84]^0+[.F$14]*[.$A84]^1+[.F$15]*[.$A84]^2+[.F$16]*[.$A84]^3+[.F$17]*[.$A84]^4+[.F$18]*[.$A84]^5+[.F$19]*[.$A84]^6" office:value-type="float" office:value="94.9510911295259" calcext:value-type="float">
            <text:p>94,951091129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,2</text:p>
          </table:table-cell>
          <table:table-cell table:style-name="ce2" table:formula="of:=[.B$13]*[.$A85]^0+[.B$14]*[.$A85]^1+[.B$15]*[.$A85]^2+[.B$16]*[.$A85]^3+[.B$17]*[.$A85]^4+[.B$18]*[.$A85]^5+[.B$19]*[.$A85]^6" office:value-type="float" office:value="99.3245591435871" calcext:value-type="float">
            <text:p>99,3245591436</text:p>
          </table:table-cell>
          <table:table-cell table:style-name="ce2" table:formula="of:=[.C$13]*[.$A85]^0+[.C$14]*[.$A85]^1+[.C$15]*[.$A85]^2+[.C$16]*[.$A85]^3+[.C$17]*[.$A85]^4+[.C$18]*[.$A85]^5+[.C$19]*[.$A85]^6" office:value-type="float" office:value="99.5082847965384" calcext:value-type="float">
            <text:p>99,5082847965</text:p>
          </table:table-cell>
          <table:table-cell table:style-name="ce2" table:formula="of:=[.D$13]*[.$A85]^0+[.D$14]*[.$A85]^1+[.D$15]*[.$A85]^2+[.D$16]*[.$A85]^3+[.D$17]*[.$A85]^4+[.D$18]*[.$A85]^5+[.D$19]*[.$A85]^6" office:value-type="float" office:value="99.4245234913844" calcext:value-type="float">
            <text:p>99,4245234914</text:p>
          </table:table-cell>
          <table:table-cell table:style-name="ce2" table:formula="of:=[.E$13]*[.$A85]^0+[.E$14]*[.$A85]^1+[.E$15]*[.$A85]^2+[.E$16]*[.$A85]^3+[.E$17]*[.$A85]^4+[.E$18]*[.$A85]^5+[.E$19]*[.$A85]^6" office:value-type="float" office:value="94.3359373277996" calcext:value-type="float">
            <text:p>94,3359373278</text:p>
          </table:table-cell>
          <table:table-cell table:style-name="ce2" table:formula="of:=[.F$13]*[.$A85]^0+[.F$14]*[.$A85]^1+[.F$15]*[.$A85]^2+[.F$16]*[.$A85]^3+[.F$17]*[.$A85]^4+[.F$18]*[.$A85]^5+[.F$19]*[.$A85]^6" office:value-type="float" office:value="94.807839967675" calcext:value-type="float">
            <text:p>94,8078399677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,3</text:p>
          </table:table-cell>
          <table:table-cell table:style-name="ce2" table:formula="of:=[.B$13]*[.$A86]^0+[.B$14]*[.$A86]^1+[.B$15]*[.$A86]^2+[.B$16]*[.$A86]^3+[.B$17]*[.$A86]^4+[.B$18]*[.$A86]^5+[.B$19]*[.$A86]^6" office:value-type="float" office:value="98.8774072381066" calcext:value-type="float">
            <text:p>98,8774072381</text:p>
          </table:table-cell>
          <table:table-cell table:style-name="ce2" table:formula="of:=[.C$13]*[.$A86]^0+[.C$14]*[.$A86]^1+[.C$15]*[.$A86]^2+[.C$16]*[.$A86]^3+[.C$17]*[.$A86]^4+[.C$18]*[.$A86]^5+[.C$19]*[.$A86]^6" office:value-type="float" office:value="99.0526744541473" calcext:value-type="float">
            <text:p>99,0526744541</text:p>
          </table:table-cell>
          <table:table-cell table:style-name="ce2" table:formula="of:=[.D$13]*[.$A86]^0+[.D$14]*[.$A86]^1+[.D$15]*[.$A86]^2+[.D$16]*[.$A86]^3+[.D$17]*[.$A86]^4+[.D$18]*[.$A86]^5+[.D$19]*[.$A86]^6" office:value-type="float" office:value="98.9280777680447" calcext:value-type="float">
            <text:p>98,928077768</text:p>
          </table:table-cell>
          <table:table-cell table:style-name="ce2" table:formula="of:=[.E$13]*[.$A86]^0+[.E$14]*[.$A86]^1+[.E$15]*[.$A86]^2+[.E$16]*[.$A86]^3+[.E$17]*[.$A86]^4+[.E$18]*[.$A86]^5+[.E$19]*[.$A86]^6" office:value-type="float" office:value="93.904657665608" calcext:value-type="float">
            <text:p>93,9046576656</text:p>
          </table:table-cell>
          <table:table-cell table:style-name="ce2" table:formula="of:=[.F$13]*[.$A86]^0+[.F$14]*[.$A86]^1+[.F$15]*[.$A86]^2+[.F$16]*[.$A86]^3+[.F$17]*[.$A86]^4+[.F$18]*[.$A86]^5+[.F$19]*[.$A86]^6" office:value-type="float" office:value="94.6112649020054" calcext:value-type="float">
            <text:p>94,611264902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,4</text:p>
          </table:table-cell>
          <table:table-cell table:style-name="ce2" table:formula="of:=[.B$13]*[.$A87]^0+[.B$14]*[.$A87]^1+[.B$15]*[.$A87]^2+[.B$16]*[.$A87]^3+[.B$17]*[.$A87]^4+[.B$18]*[.$A87]^5+[.B$19]*[.$A87]^6" office:value-type="float" office:value="98.3546233181105" calcext:value-type="float">
            <text:p>98,3546233181</text:p>
          </table:table-cell>
          <table:table-cell table:style-name="ce2" table:formula="of:=[.C$13]*[.$A87]^0+[.C$14]*[.$A87]^1+[.C$15]*[.$A87]^2+[.C$16]*[.$A87]^3+[.C$17]*[.$A87]^4+[.C$18]*[.$A87]^5+[.C$19]*[.$A87]^6" office:value-type="float" office:value="98.5181729172361" calcext:value-type="float">
            <text:p>98,5181729172</text:p>
          </table:table-cell>
          <table:table-cell table:style-name="ce2" table:formula="of:=[.D$13]*[.$A87]^0+[.D$14]*[.$A87]^1+[.D$15]*[.$A87]^2+[.D$16]*[.$A87]^3+[.D$17]*[.$A87]^4+[.D$18]*[.$A87]^5+[.D$19]*[.$A87]^6" office:value-type="float" office:value="98.3540156570614" calcext:value-type="float">
            <text:p>98,3540156571</text:p>
          </table:table-cell>
          <table:table-cell table:style-name="ce2" table:formula="of:=[.E$13]*[.$A87]^0+[.E$14]*[.$A87]^1+[.E$15]*[.$A87]^2+[.E$16]*[.$A87]^3+[.E$17]*[.$A87]^4+[.E$18]*[.$A87]^5+[.E$19]*[.$A87]^6" office:value-type="float" office:value="93.42155016775" calcext:value-type="float">
            <text:p>93,4215501678</text:p>
          </table:table-cell>
          <table:table-cell table:style-name="ce2" table:formula="of:=[.F$13]*[.$A87]^0+[.F$14]*[.$A87]^1+[.F$15]*[.$A87]^2+[.F$16]*[.$A87]^3+[.F$17]*[.$A87]^4+[.F$18]*[.$A87]^5+[.F$19]*[.$A87]^6" office:value-type="float" office:value="94.3613659325164" calcext:value-type="float">
            <text:p>94,3613659325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style-name="ce2" table:formula="of:=[.B$13]*[.$A88]^0+[.B$14]*[.$A88]^1+[.B$15]*[.$A88]^2+[.B$16]*[.$A88]^3+[.B$17]*[.$A88]^4+[.B$18]*[.$A88]^5+[.B$19]*[.$A88]^6" office:value-type="float" office:value="97.7563777275036" calcext:value-type="float">
            <text:p>97,7563777275</text:p>
          </table:table-cell>
          <table:table-cell table:style-name="ce2" table:formula="of:=[.C$13]*[.$A88]^0+[.C$14]*[.$A88]^1+[.C$15]*[.$A88]^2+[.C$16]*[.$A88]^3+[.C$17]*[.$A88]^4+[.C$18]*[.$A88]^5+[.C$19]*[.$A88]^6" office:value-type="float" office:value="97.9051411024673" calcext:value-type="float">
            <text:p>97,9051411025</text:p>
          </table:table-cell>
          <table:table-cell table:style-name="ce2" table:formula="of:=[.D$13]*[.$A88]^0+[.D$14]*[.$A88]^1+[.D$15]*[.$A88]^2+[.D$16]*[.$A88]^3+[.D$17]*[.$A88]^4+[.D$18]*[.$A88]^5+[.D$19]*[.$A88]^6" office:value-type="float" office:value="97.7031137203337" calcext:value-type="float">
            <text:p>97,7031137203</text:p>
          </table:table-cell>
          <table:table-cell table:style-name="ce2" table:formula="of:=[.E$13]*[.$A88]^0+[.E$14]*[.$A88]^1+[.E$15]*[.$A88]^2+[.E$16]*[.$A88]^3+[.E$17]*[.$A88]^4+[.E$18]*[.$A88]^5+[.E$19]*[.$A88]^6" office:value-type="float" office:value="92.8871135236088" calcext:value-type="float">
            <text:p>92,8871135236</text:p>
          </table:table-cell>
          <table:table-cell table:style-name="ce2" table:formula="of:=[.F$13]*[.$A88]^0+[.F$14]*[.$A88]^1+[.F$15]*[.$A88]^2+[.F$16]*[.$A88]^3+[.F$17]*[.$A88]^4+[.F$18]*[.$A88]^5+[.F$19]*[.$A88]^6" office:value-type="float" office:value="94.0581430592088" calcext:value-type="float">
            <text:p>94,0581430592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style-name="ce2" table:formula="of:=[.B$13]*[.$A89]^0+[.B$14]*[.$A89]^1+[.B$15]*[.$A89]^2+[.B$16]*[.$A89]^3+[.B$17]*[.$A89]^4+[.B$18]*[.$A89]^5+[.B$19]*[.$A89]^6" office:value-type="float" office:value="97.0828759047827" calcext:value-type="float">
            <text:p>97,0828759048</text:p>
          </table:table-cell>
          <table:table-cell table:style-name="ce2" table:formula="of:=[.C$13]*[.$A89]^0+[.C$14]*[.$A89]^1+[.C$15]*[.$A89]^2+[.C$16]*[.$A89]^3+[.C$17]*[.$A89]^4+[.C$18]*[.$A89]^5+[.C$19]*[.$A89]^6" office:value-type="float" office:value="97.2140272816112" calcext:value-type="float">
            <text:p>97,2140272816</text:p>
          </table:table-cell>
          <table:table-cell table:style-name="ce2" table:formula="of:=[.D$13]*[.$A89]^0+[.D$14]*[.$A89]^1+[.D$15]*[.$A89]^2+[.D$16]*[.$A89]^3+[.D$17]*[.$A89]^4+[.D$18]*[.$A89]^5+[.D$19]*[.$A89]^6" office:value-type="float" office:value="96.9762279119191" calcext:value-type="float">
            <text:p>96,9762279119</text:p>
          </table:table-cell>
          <table:table-cell table:style-name="ce2" table:formula="of:=[.E$13]*[.$A89]^0+[.E$14]*[.$A89]^1+[.E$15]*[.$A89]^2+[.E$16]*[.$A89]^3+[.E$17]*[.$A89]^4+[.E$18]*[.$A89]^5+[.E$19]*[.$A89]^6" office:value-type="float" office:value="92.3018464225681" calcext:value-type="float">
            <text:p>92,3018464226</text:p>
          </table:table-cell>
          <table:table-cell table:style-name="ce2" table:formula="of:=[.F$13]*[.$A89]^0+[.F$14]*[.$A89]^1+[.F$15]*[.$A89]^2+[.F$16]*[.$A89]^3+[.F$17]*[.$A89]^4+[.F$18]*[.$A89]^5+[.F$19]*[.$A89]^6" office:value-type="float" office:value="93.7015962820822" calcext:value-type="float">
            <text:p>93,7015962821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,7</text:p>
          </table:table-cell>
          <table:table-cell table:style-name="ce2" table:formula="of:=[.B$13]*[.$A90]^0+[.B$14]*[.$A90]^1+[.B$15]*[.$A90]^2+[.B$16]*[.$A90]^3+[.B$17]*[.$A90]^4+[.B$18]*[.$A90]^5+[.B$19]*[.$A90]^6" office:value-type="float" office:value="96.3343620194773" calcext:value-type="float">
            <text:p>96,3343620195</text:p>
          </table:table-cell>
          <table:table-cell table:style-name="ce2" table:formula="of:=[.C$13]*[.$A90]^0+[.C$14]*[.$A90]^1+[.C$15]*[.$A90]^2+[.C$16]*[.$A90]^3+[.C$17]*[.$A90]^4+[.C$18]*[.$A90]^5+[.C$19]*[.$A90]^6" office:value-type="float" office:value="96.4453690722899" calcext:value-type="float">
            <text:p>96,4453690723</text:p>
          </table:table-cell>
          <table:table-cell table:style-name="ce2" table:formula="of:=[.D$13]*[.$A90]^0+[.D$14]*[.$A90]^1+[.D$15]*[.$A90]^2+[.D$16]*[.$A90]^3+[.D$17]*[.$A90]^4+[.D$18]*[.$A90]^5+[.D$19]*[.$A90]^6" office:value-type="float" office:value="96.1742935780221" calcext:value-type="float">
            <text:p>96,174293578</text:p>
          </table:table-cell>
          <table:table-cell table:style-name="ce2" table:formula="of:=[.E$13]*[.$A90]^0+[.E$14]*[.$A90]^1+[.E$15]*[.$A90]^2+[.E$16]*[.$A90]^3+[.E$17]*[.$A90]^4+[.E$18]*[.$A90]^5+[.E$19]*[.$A90]^6" office:value-type="float" office:value="91.666247554013" calcext:value-type="float">
            <text:p>91,666247554</text:p>
          </table:table-cell>
          <table:table-cell table:style-name="ce2" table:formula="of:=[.F$13]*[.$A90]^0+[.F$14]*[.$A90]^1+[.F$15]*[.$A90]^2+[.F$16]*[.$A90]^3+[.F$17]*[.$A90]^4+[.F$18]*[.$A90]^5+[.F$19]*[.$A90]^6" office:value-type="float" office:value="93.2917256011365" calcext:value-type="float">
            <text:p>93,2917256011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,8</text:p>
          </table:table-cell>
          <table:table-cell table:style-name="ce2" table:formula="of:=[.B$13]*[.$A91]^0+[.B$14]*[.$A91]^1+[.B$15]*[.$A91]^2+[.B$16]*[.$A91]^3+[.B$17]*[.$A91]^4+[.B$18]*[.$A91]^5+[.B$19]*[.$A91]^6" office:value-type="float" office:value="95.5111229749727" calcext:value-type="float">
            <text:p>95,511122975</text:p>
          </table:table-cell>
          <table:table-cell table:style-name="ce2" table:formula="of:=[.C$13]*[.$A91]^0+[.C$14]*[.$A91]^1+[.C$15]*[.$A91]^2+[.C$16]*[.$A91]^3+[.C$17]*[.$A91]^4+[.C$18]*[.$A91]^5+[.C$19]*[.$A91]^6" office:value-type="float" office:value="95.599795428715" calcext:value-type="float">
            <text:p>95,5997954287</text:p>
          </table:table-cell>
          <table:table-cell table:style-name="ce2" table:formula="of:=[.D$13]*[.$A91]^0+[.D$14]*[.$A91]^1+[.D$15]*[.$A91]^2+[.D$16]*[.$A91]^3+[.D$17]*[.$A91]^4+[.D$18]*[.$A91]^5+[.D$19]*[.$A91]^6" office:value-type="float" office:value="95.2983254569931" calcext:value-type="float">
            <text:p>95,298325457</text:p>
          </table:table-cell>
          <table:table-cell table:style-name="ce2" table:formula="of:=[.E$13]*[.$A91]^0+[.E$14]*[.$A91]^1+[.E$15]*[.$A91]^2+[.E$16]*[.$A91]^3+[.E$17]*[.$A91]^4+[.E$18]*[.$A91]^5+[.E$19]*[.$A91]^6" office:value-type="float" office:value="90.9808156073273" calcext:value-type="float">
            <text:p>90,9808156073</text:p>
          </table:table-cell>
          <table:table-cell table:style-name="ce2" table:formula="of:=[.F$13]*[.$A91]^0+[.F$14]*[.$A91]^1+[.F$15]*[.$A91]^2+[.F$16]*[.$A91]^3+[.F$17]*[.$A91]^4+[.F$18]*[.$A91]^5+[.F$19]*[.$A91]^6" office:value-type="float" office:value="92.8285310163718" calcext:value-type="float">
            <text:p>92,8285310164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,9</text:p>
          </table:table-cell>
          <table:table-cell table:style-name="ce2" table:formula="of:=[.B$13]*[.$A92]^0+[.B$14]*[.$A92]^1+[.B$15]*[.$A92]^2+[.B$16]*[.$A92]^3+[.B$17]*[.$A92]^4+[.B$18]*[.$A92]^5+[.B$19]*[.$A92]^6" office:value-type="float" office:value="94.6134927767453" calcext:value-type="float">
            <text:p>94,6134927767</text:p>
          </table:table-cell>
          <table:table-cell table:style-name="ce2" table:formula="of:=[.C$13]*[.$A92]^0+[.C$14]*[.$A92]^1+[.C$15]*[.$A92]^2+[.C$16]*[.$A92]^3+[.C$17]*[.$A92]^4+[.C$18]*[.$A92]^5+[.C$19]*[.$A92]^6" office:value-type="float" office:value="94.6780286324306" calcext:value-type="float">
            <text:p>94,6780286324</text:p>
          </table:table-cell>
          <table:table-cell table:style-name="ce2" table:formula="of:=[.D$13]*[.$A92]^0+[.D$14]*[.$A92]^1+[.D$15]*[.$A92]^2+[.D$16]*[.$A92]^3+[.D$17]*[.$A92]^4+[.D$18]*[.$A92]^5+[.D$19]*[.$A92]^6" office:value-type="float" office:value="94.349417679332" calcext:value-type="float">
            <text:p>94,3494176793</text:p>
          </table:table-cell>
          <table:table-cell table:style-name="ce2" table:formula="of:=[.E$13]*[.$A92]^0+[.E$14]*[.$A92]^1+[.E$15]*[.$A92]^2+[.E$16]*[.$A92]^3+[.E$17]*[.$A92]^4+[.E$18]*[.$A92]^5+[.E$19]*[.$A92]^6" office:value-type="float" office:value="90.2460492718946" calcext:value-type="float">
            <text:p>90,2460492719</text:p>
          </table:table-cell>
          <table:table-cell table:style-name="ce2" table:formula="of:=[.F$13]*[.$A92]^0+[.F$14]*[.$A92]^1+[.F$15]*[.$A92]^2+[.F$16]*[.$A92]^3+[.F$17]*[.$A92]^4+[.F$18]*[.$A92]^5+[.F$19]*[.$A92]^6" office:value-type="float" office:value="92.3120125277884" calcext:value-type="float">
            <text:p>92,312012527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B$13]*[.$A93]^0+[.B$14]*[.$A93]^1+[.B$15]*[.$A93]^2+[.B$16]*[.$A93]^3+[.B$17]*[.$A93]^4+[.B$18]*[.$A93]^5+[.B$19]*[.$A93]^6" office:value-type="float" office:value="93.6418572664261" calcext:value-type="float">
            <text:p>93,6418572664</text:p>
          </table:table-cell>
          <table:table-cell table:style-name="ce2" table:formula="of:=[.C$13]*[.$A93]^0+[.C$14]*[.$A93]^1+[.C$15]*[.$A93]^2+[.C$16]*[.$A93]^3+[.C$17]*[.$A93]^4+[.C$18]*[.$A93]^5+[.C$19]*[.$A93]^6" office:value-type="float" office:value="93.6808862830512" calcext:value-type="float">
            <text:p>93,6808862831</text:p>
          </table:table-cell>
          <table:table-cell table:style-name="ce2" table:formula="of:=[.D$13]*[.$A93]^0+[.D$14]*[.$A93]^1+[.D$15]*[.$A93]^2+[.D$16]*[.$A93]^3+[.D$17]*[.$A93]^4+[.D$18]*[.$A93]^5+[.D$19]*[.$A93]^6" office:value-type="float" office:value="93.3287437676881" calcext:value-type="float">
            <text:p>93,3287437677</text:p>
          </table:table-cell>
          <table:table-cell table:style-name="ce2" table:formula="of:=[.E$13]*[.$A93]^0+[.E$14]*[.$A93]^1+[.E$15]*[.$A93]^2+[.E$16]*[.$A93]^3+[.E$17]*[.$A93]^4+[.E$18]*[.$A93]^5+[.E$19]*[.$A93]^6" office:value-type="float" office:value="89.4624472370988" calcext:value-type="float">
            <text:p>89,4624472371</text:p>
          </table:table-cell>
          <table:table-cell table:style-name="ce2" table:formula="of:=[.F$13]*[.$A93]^0+[.F$14]*[.$A93]^1+[.F$15]*[.$A93]^2+[.F$16]*[.$A93]^3+[.F$17]*[.$A93]^4+[.F$18]*[.$A93]^5+[.F$19]*[.$A93]^6" office:value-type="float" office:value="91.7421701353859" calcext:value-type="float">
            <text:p>91,7421701354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,1</text:p>
          </table:table-cell>
          <table:table-cell table:style-name="ce2" table:formula="of:=[.B$13]*[.$A94]^0+[.B$14]*[.$A94]^1+[.B$15]*[.$A94]^2+[.B$16]*[.$A94]^3+[.B$17]*[.$A94]^4+[.B$18]*[.$A94]^5+[.B$19]*[.$A94]^6" office:value-type="float" office:value="92.5966592218574" calcext:value-type="float">
            <text:p>92,5966592219</text:p>
          </table:table-cell>
          <table:table-cell table:style-name="ce2" table:formula="of:=[.C$13]*[.$A94]^0+[.C$14]*[.$A94]^1+[.C$15]*[.$A94]^2+[.C$16]*[.$A94]^3+[.C$17]*[.$A94]^4+[.C$18]*[.$A94]^5+[.C$19]*[.$A94]^6" office:value-type="float" office:value="92.6092832890022" calcext:value-type="float">
            <text:p>92,609283289</text:p>
          </table:table-cell>
          <table:table-cell table:style-name="ce2" table:formula="of:=[.D$13]*[.$A94]^0+[.D$14]*[.$A94]^1+[.D$15]*[.$A94]^2+[.D$16]*[.$A94]^3+[.D$17]*[.$A94]^4+[.D$18]*[.$A94]^5+[.D$19]*[.$A94]^6" office:value-type="float" office:value="92.2375566368632" calcext:value-type="float">
            <text:p>92,2375566369</text:p>
          </table:table-cell>
          <table:table-cell table:style-name="ce2" table:formula="of:=[.E$13]*[.$A94]^0+[.E$14]*[.$A94]^1+[.E$15]*[.$A94]^2+[.E$16]*[.$A94]^3+[.E$17]*[.$A94]^4+[.E$18]*[.$A94]^5+[.E$19]*[.$A94]^6" office:value-type="float" office:value="88.6305081923246" calcext:value-type="float">
            <text:p>88,6305081923</text:p>
          </table:table-cell>
          <table:table-cell table:style-name="ce2" table:formula="of:=[.F$13]*[.$A94]^0+[.F$14]*[.$A94]^1+[.F$15]*[.$A94]^2+[.F$16]*[.$A94]^3+[.F$17]*[.$A94]^4+[.F$18]*[.$A94]^5+[.F$19]*[.$A94]^6" office:value-type="float" office:value="91.1190038391644" calcext:value-type="float">
            <text:p>91,1190038392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style-name="ce2" table:formula="of:=[.B$13]*[.$A95]^0+[.B$14]*[.$A95]^1+[.B$15]*[.$A95]^2+[.B$16]*[.$A95]^3+[.B$17]*[.$A95]^4+[.B$18]*[.$A95]^5+[.B$19]*[.$A95]^6" office:value-type="float" office:value="91.4784038225898" calcext:value-type="float">
            <text:p>91,4784038226</text:p>
          </table:table-cell>
          <table:table-cell table:style-name="ce2" table:formula="of:=[.C$13]*[.$A95]^0+[.C$14]*[.$A95]^1+[.C$15]*[.$A95]^2+[.C$16]*[.$A95]^3+[.C$17]*[.$A95]^4+[.C$18]*[.$A95]^5+[.C$19]*[.$A95]^6" office:value-type="float" office:value="91.4642338582653" calcext:value-type="float">
            <text:p>91,4642338583</text:p>
          </table:table-cell>
          <table:table-cell table:style-name="ce2" table:formula="of:=[.D$13]*[.$A95]^0+[.D$14]*[.$A95]^1+[.D$15]*[.$A95]^2+[.D$16]*[.$A95]^3+[.D$17]*[.$A95]^4+[.D$18]*[.$A95]^5+[.D$19]*[.$A95]^6" office:value-type="float" office:value="91.077188593802" calcext:value-type="float">
            <text:p>91,0771885938</text:p>
          </table:table-cell>
          <table:table-cell table:style-name="ce2" table:formula="of:=[.E$13]*[.$A95]^0+[.E$14]*[.$A95]^1+[.E$15]*[.$A95]^2+[.E$16]*[.$A95]^3+[.E$17]*[.$A95]^4+[.E$18]*[.$A95]^5+[.E$19]*[.$A95]^6" office:value-type="float" office:value="87.7507308269547" calcext:value-type="float">
            <text:p>87,750730827</text:p>
          </table:table-cell>
          <table:table-cell table:style-name="ce2" table:formula="of:=[.F$13]*[.$A95]^0+[.F$14]*[.$A95]^1+[.F$15]*[.$A95]^2+[.F$16]*[.$A95]^3+[.F$17]*[.$A95]^4+[.F$18]*[.$A95]^5+[.F$19]*[.$A95]^6" office:value-type="float" office:value="90.4425136391241" calcext:value-type="float">
            <text:p>90,4425136391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,3</text:p>
          </table:table-cell>
          <table:table-cell table:style-name="ce2" table:formula="of:=[.B$13]*[.$A96]^0+[.B$14]*[.$A96]^1+[.B$15]*[.$A96]^2+[.B$16]*[.$A96]^3+[.B$17]*[.$A96]^4+[.B$18]*[.$A96]^5+[.B$19]*[.$A96]^6" office:value-type="float" office:value="90.287664481597" calcext:value-type="float">
            <text:p>90,2876644816</text:p>
          </table:table-cell>
          <table:table-cell table:style-name="ce2" table:formula="of:=[.C$13]*[.$A96]^0+[.C$14]*[.$A96]^1+[.C$15]*[.$A96]^2+[.C$16]*[.$A96]^3+[.C$17]*[.$A96]^4+[.C$18]*[.$A96]^5+[.C$19]*[.$A96]^6" office:value-type="float" office:value="90.2468534891082" calcext:value-type="float">
            <text:p>90,2468534891</text:p>
          </table:table-cell>
          <table:table-cell table:style-name="ce2" table:formula="of:=[.D$13]*[.$A96]^0+[.D$14]*[.$A96]^1+[.D$15]*[.$A96]^2+[.D$16]*[.$A96]^3+[.D$17]*[.$A96]^4+[.D$18]*[.$A96]^5+[.D$19]*[.$A96]^6" office:value-type="float" office:value="89.8490513376023" calcext:value-type="float">
            <text:p>89,8490513376</text:p>
          </table:table-cell>
          <table:table-cell table:style-name="ce2" table:formula="of:=[.E$13]*[.$A96]^0+[.E$14]*[.$A96]^1+[.E$15]*[.$A96]^2+[.E$16]*[.$A96]^3+[.E$17]*[.$A96]^4+[.E$18]*[.$A96]^5+[.E$19]*[.$A96]^6" office:value-type="float" office:value="86.8236138303751" calcext:value-type="float">
            <text:p>86,8236138304</text:p>
          </table:table-cell>
          <table:table-cell table:style-name="ce2" table:formula="of:=[.F$13]*[.$A96]^0+[.F$14]*[.$A96]^1+[.F$15]*[.$A96]^2+[.F$16]*[.$A96]^3+[.F$17]*[.$A96]^4+[.F$18]*[.$A96]^5+[.F$19]*[.$A96]^6" office:value-type="float" office:value="89.7126995352647" calcext:value-type="float">
            <text:p>89,7126995353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,4</text:p>
          </table:table-cell>
          <table:table-cell table:style-name="ce2" table:formula="of:=[.B$13]*[.$A97]^0+[.B$14]*[.$A97]^1+[.B$15]*[.$A97]^2+[.B$16]*[.$A97]^3+[.B$17]*[.$A97]^4+[.B$18]*[.$A97]^5+[.B$19]*[.$A97]^6" office:value-type="float" office:value="89.0250890423922" calcext:value-type="float">
            <text:p>89,0250890424</text:p>
          </table:table-cell>
          <table:table-cell table:style-name="ce2" table:formula="of:=[.C$13]*[.$A97]^0+[.C$14]*[.$A97]^1+[.C$15]*[.$A97]^2+[.C$16]*[.$A97]^3+[.C$17]*[.$A97]^4+[.C$18]*[.$A97]^5+[.C$19]*[.$A97]^6" office:value-type="float" office:value="88.9583609608362" calcext:value-type="float">
            <text:p>88,9583609608</text:p>
          </table:table-cell>
          <table:table-cell table:style-name="ce2" table:formula="of:=[.D$13]*[.$A97]^0+[.D$14]*[.$A97]^1+[.D$15]*[.$A97]^2+[.D$16]*[.$A97]^3+[.D$17]*[.$A97]^4+[.D$18]*[.$A97]^5+[.D$19]*[.$A97]^6" office:value-type="float" office:value="88.554635959511" calcext:value-type="float">
            <text:p>88,5546359595</text:p>
          </table:table-cell>
          <table:table-cell table:style-name="ce2" table:formula="of:=[.E$13]*[.$A97]^0+[.E$14]*[.$A97]^1+[.E$15]*[.$A97]^2+[.E$16]*[.$A97]^3+[.E$17]*[.$A97]^4+[.E$18]*[.$A97]^5+[.E$19]*[.$A97]^6" office:value-type="float" office:value="85.8496558919674" calcext:value-type="float">
            <text:p>85,849655892</text:p>
          </table:table-cell>
          <table:table-cell table:style-name="ce2" table:formula="of:=[.F$13]*[.$A97]^0+[.F$14]*[.$A97]^1+[.F$15]*[.$A97]^2+[.F$16]*[.$A97]^3+[.F$17]*[.$A97]^4+[.F$18]*[.$A97]^5+[.F$19]*[.$A97]^6" office:value-type="float" office:value="88.9295615275863" calcext:value-type="float">
            <text:p>88,9295615276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style-name="ce2" table:formula="of:=[.B$13]*[.$A98]^0+[.B$14]*[.$A98]^1+[.B$15]*[.$A98]^2+[.B$16]*[.$A98]^3+[.B$17]*[.$A98]^4+[.B$18]*[.$A98]^5+[.B$19]*[.$A98]^6" office:value-type="float" office:value="87.6914063421045" calcext:value-type="float">
            <text:p>87,6914063421</text:p>
          </table:table-cell>
          <table:table-cell table:style-name="ce2" table:formula="of:=[.C$13]*[.$A98]^0+[.C$14]*[.$A98]^1+[.C$15]*[.$A98]^2+[.C$16]*[.$A98]^3+[.C$17]*[.$A98]^4+[.C$18]*[.$A98]^5+[.C$19]*[.$A98]^6" office:value-type="float" office:value="87.6000803245277" calcext:value-type="float">
            <text:p>87,6000803245</text:p>
          </table:table-cell>
          <table:table-cell table:style-name="ce2" table:formula="of:=[.D$13]*[.$A98]^0+[.D$14]*[.$A98]^1+[.D$15]*[.$A98]^2+[.D$16]*[.$A98]^3+[.D$17]*[.$A98]^4+[.D$18]*[.$A98]^5+[.D$19]*[.$A98]^6" office:value-type="float" office:value="87.1955129429198" calcext:value-type="float">
            <text:p>87,1955129429</text:p>
          </table:table-cell>
          <table:table-cell table:style-name="ce2" table:formula="of:=[.E$13]*[.$A98]^0+[.E$14]*[.$A98]^1+[.E$15]*[.$A98]^2+[.E$16]*[.$A98]^3+[.E$17]*[.$A98]^4+[.E$18]*[.$A98]^5+[.E$19]*[.$A98]^6" office:value-type="float" office:value="84.8293557011174" calcext:value-type="float">
            <text:p>84,8293557011</text:p>
          </table:table-cell>
          <table:table-cell table:style-name="ce2" table:formula="of:=[.F$13]*[.$A98]^0+[.F$14]*[.$A98]^1+[.F$15]*[.$A98]^2+[.F$16]*[.$A98]^3+[.F$17]*[.$A98]^4+[.F$18]*[.$A98]^5+[.F$19]*[.$A98]^6" office:value-type="float" office:value="88.0930996160893" calcext:value-type="float">
            <text:p>88,0930996161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,6</text:p>
          </table:table-cell>
          <table:table-cell table:style-name="ce2" table:formula="of:=[.B$13]*[.$A99]^0+[.B$14]*[.$A99]^1+[.B$15]*[.$A99]^2+[.B$16]*[.$A99]^3+[.B$17]*[.$A99]^4+[.B$18]*[.$A99]^5+[.B$19]*[.$A99]^6" office:value-type="float" office:value="86.2874331403345" calcext:value-type="float">
            <text:p>86,2874331403</text:p>
          </table:table-cell>
          <table:table-cell table:style-name="ce2" table:formula="of:=[.C$13]*[.$A99]^0+[.C$14]*[.$A99]^1+[.C$15]*[.$A99]^2+[.C$16]*[.$A99]^3+[.C$17]*[.$A99]^4+[.C$18]*[.$A99]^5+[.C$19]*[.$A99]^6" office:value-type="float" office:value="86.1734428937712" calcext:value-type="float">
            <text:p>86,1734428938</text:p>
          </table:table-cell>
          <table:table-cell table:style-name="ce2" table:formula="of:=[.D$13]*[.$A99]^0+[.D$14]*[.$A99]^1+[.D$15]*[.$A99]^2+[.D$16]*[.$A99]^3+[.D$17]*[.$A99]^4+[.D$18]*[.$A99]^5+[.D$19]*[.$A99]^6" office:value-type="float" office:value="85.7733321633737" calcext:value-type="float">
            <text:p>85,7733321634</text:p>
          </table:table-cell>
          <table:table-cell table:style-name="ce2" table:formula="of:=[.E$13]*[.$A99]^0+[.E$14]*[.$A99]^1+[.E$15]*[.$A99]^2+[.E$16]*[.$A99]^3+[.E$17]*[.$A99]^4+[.E$18]*[.$A99]^5+[.E$19]*[.$A99]^6" office:value-type="float" office:value="83.7632119472088" calcext:value-type="float">
            <text:p>83,7632119472</text:p>
          </table:table-cell>
          <table:table-cell table:style-name="ce2" table:formula="of:=[.F$13]*[.$A99]^0+[.F$14]*[.$A99]^1+[.F$15]*[.$A99]^2+[.F$16]*[.$A99]^3+[.F$17]*[.$A99]^4+[.F$18]*[.$A99]^5+[.F$19]*[.$A99]^6" office:value-type="float" office:value="87.2033138007729" calcext:value-type="float">
            <text:p>87,2033138008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,7</text:p>
          </table:table-cell>
          <table:table-cell table:style-name="ce2" table:formula="of:=[.B$13]*[.$A100]^0+[.B$14]*[.$A100]^1+[.B$15]*[.$A100]^2+[.B$16]*[.$A100]^3+[.B$17]*[.$A100]^4+[.B$18]*[.$A100]^5+[.B$19]*[.$A100]^6" office:value-type="float" office:value="84.8140814138587" calcext:value-type="float">
            <text:p>84,8140814139</text:p>
          </table:table-cell>
          <table:table-cell table:style-name="ce2" table:formula="of:=[.C$13]*[.$A100]^0+[.C$14]*[.$A100]^1+[.C$15]*[.$A100]^2+[.C$16]*[.$A100]^3+[.C$17]*[.$A100]^4+[.C$18]*[.$A100]^5+[.C$19]*[.$A100]^6" office:value-type="float" office:value="84.6799892354147" calcext:value-type="float">
            <text:p>84,6799892354</text:p>
          </table:table-cell>
          <table:table-cell table:style-name="ce2" table:formula="of:=[.D$13]*[.$A100]^0+[.D$14]*[.$A100]^1+[.D$15]*[.$A100]^2+[.D$16]*[.$A100]^3+[.D$17]*[.$A100]^4+[.D$18]*[.$A100]^5+[.D$19]*[.$A100]^6" office:value-type="float" office:value="84.2898228885633" calcext:value-type="float">
            <text:p>84,2898228886</text:p>
          </table:table-cell>
          <table:table-cell table:style-name="ce2" table:formula="of:=[.E$13]*[.$A100]^0+[.E$14]*[.$A100]^1+[.E$15]*[.$A100]^2+[.E$16]*[.$A100]^3+[.E$17]*[.$A100]^4+[.E$18]*[.$A100]^5+[.E$19]*[.$A100]^6" office:value-type="float" office:value="82.6517233196251" calcext:value-type="float">
            <text:p>82,6517233196</text:p>
          </table:table-cell>
          <table:table-cell table:style-name="ce2" table:formula="of:=[.F$13]*[.$A100]^0+[.F$14]*[.$A100]^1+[.F$15]*[.$A100]^2+[.F$16]*[.$A100]^3+[.F$17]*[.$A100]^4+[.F$18]*[.$A100]^5+[.F$19]*[.$A100]^6" office:value-type="float" office:value="86.2602040816376" calcext:value-type="float">
            <text:p>86,2602040816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,8</text:p>
          </table:table-cell>
          <table:table-cell table:style-name="ce2" table:formula="of:=[.B$13]*[.$A101]^0+[.B$14]*[.$A101]^1+[.B$15]*[.$A101]^2+[.B$16]*[.$A101]^3+[.B$17]*[.$A101]^4+[.B$18]*[.$A101]^5+[.B$19]*[.$A101]^6" office:value-type="float" office:value="83.2723660168413" calcext:value-type="float">
            <text:p>83,2723660168</text:p>
          </table:table-cell>
          <table:table-cell table:style-name="ce2" table:formula="of:=[.C$13]*[.$A101]^0+[.C$14]*[.$A101]^1+[.C$15]*[.$A101]^2+[.C$16]*[.$A101]^3+[.C$17]*[.$A101]^4+[.C$18]*[.$A101]^5+[.C$19]*[.$A101]^6" office:value-type="float" office:value="83.1213711602904" calcext:value-type="float">
            <text:p>83,1213711603</text:p>
          </table:table-cell>
          <table:table-cell table:style-name="ce2" table:formula="of:=[.D$13]*[.$A101]^0+[.D$14]*[.$A101]^1+[.D$15]*[.$A101]^2+[.D$16]*[.$A101]^3+[.D$17]*[.$A101]^4+[.D$18]*[.$A101]^5+[.D$19]*[.$A101]^6" office:value-type="float" office:value="82.7467937783326" calcext:value-type="float">
            <text:p>82,7467937783</text:p>
          </table:table-cell>
          <table:table-cell table:style-name="ce2" table:formula="of:=[.E$13]*[.$A101]^0+[.E$14]*[.$A101]^1+[.E$15]*[.$A101]^2+[.E$16]*[.$A101]^3+[.E$17]*[.$A101]^4+[.E$18]*[.$A101]^5+[.E$19]*[.$A101]^6" office:value-type="float" office:value="81.4953885077513" calcext:value-type="float">
            <text:p>81,4953885078</text:p>
          </table:table-cell>
          <table:table-cell table:style-name="ce2" table:formula="of:=[.F$13]*[.$A101]^0+[.F$14]*[.$A101]^1+[.F$15]*[.$A101]^2+[.F$16]*[.$A101]^3+[.F$17]*[.$A101]^4+[.F$18]*[.$A101]^5+[.F$19]*[.$A101]^6" office:value-type="float" office:value="85.2637704586838" calcext:value-type="float">
            <text:p>85,2637704587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,9</text:p>
          </table:table-cell>
          <table:table-cell table:style-name="ce2" table:formula="of:=[.B$13]*[.$A102]^0+[.B$14]*[.$A102]^1+[.B$15]*[.$A102]^2+[.B$16]*[.$A102]^3+[.B$17]*[.$A102]^4+[.B$18]*[.$A102]^5+[.B$19]*[.$A102]^6" office:value-type="float" office:value="81.6634127072612" calcext:value-type="float">
            <text:p>81,6634127073</text:p>
          </table:table-cell>
          <table:table-cell table:style-name="ce2" table:formula="of:=[.C$13]*[.$A102]^0+[.C$14]*[.$A102]^1+[.C$15]*[.$A102]^2+[.C$16]*[.$A102]^3+[.C$17]*[.$A102]^4+[.C$18]*[.$A102]^5+[.C$19]*[.$A102]^6" office:value-type="float" office:value="81.499353713979" calcext:value-type="float">
            <text:p>81,499353714</text:p>
          </table:table-cell>
          <table:table-cell table:style-name="ce2" table:formula="of:=[.D$13]*[.$A102]^0+[.D$14]*[.$A102]^1+[.D$15]*[.$A102]^2+[.D$16]*[.$A102]^3+[.D$17]*[.$A102]^4+[.D$18]*[.$A102]^5+[.D$19]*[.$A102]^6" office:value-type="float" office:value="81.1461328846708" calcext:value-type="float">
            <text:p>81,1461328847</text:p>
          </table:table-cell>
          <table:table-cell table:style-name="ce2" table:formula="of:=[.E$13]*[.$A102]^0+[.E$14]*[.$A102]^1+[.E$15]*[.$A102]^2+[.E$16]*[.$A102]^3+[.E$17]*[.$A102]^4+[.E$18]*[.$A102]^5+[.E$19]*[.$A102]^6" office:value-type="float" office:value="80.2947062009698" calcext:value-type="float">
            <text:p>80,294706201</text:p>
          </table:table-cell>
          <table:table-cell table:style-name="ce2" table:formula="of:=[.F$13]*[.$A102]^0+[.F$14]*[.$A102]^1+[.F$15]*[.$A102]^2+[.F$16]*[.$A102]^3+[.F$17]*[.$A102]^4+[.F$18]*[.$A102]^5+[.F$19]*[.$A102]^6" office:value-type="float" office:value="84.2140129319106" calcext:value-type="float">
            <text:p>84,2140129319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$13]*[.$A103]^0+[.B$14]*[.$A103]^1+[.B$15]*[.$A103]^2+[.B$16]*[.$A103]^3+[.B$17]*[.$A103]^4+[.B$18]*[.$A103]^5+[.B$19]*[.$A103]^6" office:value-type="float" office:value="79.9884665387363" calcext:value-type="float">
            <text:p>79,9884665387</text:p>
          </table:table-cell>
          <table:table-cell table:style-name="ce2" table:formula="of:=[.C$13]*[.$A103]^0+[.C$14]*[.$A103]^1+[.C$15]*[.$A103]^2+[.C$16]*[.$A103]^3+[.C$17]*[.$A103]^4+[.C$18]*[.$A103]^5+[.C$19]*[.$A103]^6" office:value-type="float" office:value="79.8158171675263" calcext:value-type="float">
            <text:p>79,8158171675</text:p>
          </table:table-cell>
          <table:table-cell table:style-name="ce2" table:formula="of:=[.D$13]*[.$A103]^0+[.D$14]*[.$A103]^1+[.D$15]*[.$A103]^2+[.D$16]*[.$A103]^3+[.D$17]*[.$A103]^4+[.D$18]*[.$A103]^5+[.D$19]*[.$A103]^6" office:value-type="float" office:value="79.4898076517179" calcext:value-type="float">
            <text:p>79,4898076517</text:p>
          </table:table-cell>
          <table:table-cell table:style-name="ce2" table:formula="of:=[.E$13]*[.$A103]^0+[.E$14]*[.$A103]^1+[.E$15]*[.$A103]^2+[.E$16]*[.$A103]^3+[.E$17]*[.$A103]^4+[.E$18]*[.$A103]^5+[.E$19]*[.$A103]^6" office:value-type="float" office:value="79.0501750886662" calcext:value-type="float">
            <text:p>79,0501750887</text:p>
          </table:table-cell>
          <table:table-cell table:style-name="ce2" table:formula="of:=[.F$13]*[.$A103]^0+[.F$14]*[.$A103]^1+[.F$15]*[.$A103]^2+[.F$16]*[.$A103]^3+[.F$17]*[.$A103]^4+[.F$18]*[.$A103]^5+[.F$19]*[.$A103]^6" office:value-type="float" office:value="83.1109315013188" calcext:value-type="float">
            <text:p>83,1109315013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,1</text:p>
          </table:table-cell>
          <table:table-cell table:style-name="ce2" table:formula="of:=[.B$13]*[.$A104]^0+[.B$14]*[.$A104]^1+[.B$15]*[.$A104]^2+[.B$16]*[.$A104]^3+[.B$17]*[.$A104]^4+[.B$18]*[.$A104]^5+[.B$19]*[.$A104]^6" office:value-type="float" office:value="78.2489006183805" calcext:value-type="float">
            <text:p>78,2489006184</text:p>
          </table:table-cell>
          <table:table-cell table:style-name="ce2" table:formula="of:=[.C$13]*[.$A104]^0+[.C$14]*[.$A104]^1+[.C$15]*[.$A104]^2+[.C$16]*[.$A104]^3+[.C$17]*[.$A104]^4+[.C$18]*[.$A104]^5+[.C$19]*[.$A104]^6" office:value-type="float" office:value="78.0727590081974" calcext:value-type="float">
            <text:p>78,0727590082</text:p>
          </table:table-cell>
          <table:table-cell table:style-name="ce2" table:formula="of:=[.D$13]*[.$A104]^0+[.D$14]*[.$A104]^1+[.D$15]*[.$A104]^2+[.D$16]*[.$A104]^3+[.D$17]*[.$A104]^4+[.D$18]*[.$A104]^5+[.D$19]*[.$A104]^6" office:value-type="float" office:value="77.7798649157585" calcext:value-type="float">
            <text:p>77,7798649158</text:p>
          </table:table-cell>
          <table:table-cell table:style-name="ce2" table:formula="of:=[.E$13]*[.$A104]^0+[.E$14]*[.$A104]^1+[.E$15]*[.$A104]^2+[.E$16]*[.$A104]^3+[.E$17]*[.$A104]^4+[.E$18]*[.$A104]^5+[.E$19]*[.$A104]^6" office:value-type="float" office:value="77.762293860224" calcext:value-type="float">
            <text:p>77,7622938602</text:p>
          </table:table-cell>
          <table:table-cell table:style-name="ce2" table:formula="of:=[.F$13]*[.$A104]^0+[.F$14]*[.$A104]^1+[.F$15]*[.$A104]^2+[.F$16]*[.$A104]^3+[.F$17]*[.$A104]^4+[.F$18]*[.$A104]^5+[.F$19]*[.$A104]^6" office:value-type="float" office:value="81.9545261669077" calcext:value-type="float">
            <text:p>81,9545261669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,2</text:p>
          </table:table-cell>
          <table:table-cell table:style-name="ce2" table:formula="of:=[.B$13]*[.$A105]^0+[.B$14]*[.$A105]^1+[.B$15]*[.$A105]^2+[.B$16]*[.$A105]^3+[.B$17]*[.$A105]^4+[.B$18]*[.$A105]^5+[.B$19]*[.$A105]^6" office:value-type="float" office:value="76.4462252303401" calcext:value-type="float">
            <text:p>76,4462252303</text:p>
          </table:table-cell>
          <table:table-cell table:style-name="ce2" table:formula="of:=[.C$13]*[.$A105]^0+[.C$14]*[.$A105]^1+[.C$15]*[.$A105]^2+[.C$16]*[.$A105]^3+[.C$17]*[.$A105]^4+[.C$18]*[.$A105]^5+[.C$19]*[.$A105]^6" office:value-type="float" office:value="76.272295930205" calcext:value-type="float">
            <text:p>76,2722959302</text:p>
          </table:table-cell>
          <table:table-cell table:style-name="ce2" table:formula="of:=[.D$13]*[.$A105]^0+[.D$14]*[.$A105]^1+[.D$15]*[.$A105]^2+[.D$16]*[.$A105]^3+[.D$17]*[.$A105]^4+[.D$18]*[.$A105]^5+[.D$19]*[.$A105]^6" office:value-type="float" office:value="76.0184309052333" calcext:value-type="float">
            <text:p>76,0184309052</text:p>
          </table:table-cell>
          <table:table-cell table:style-name="ce2" table:formula="of:=[.E$13]*[.$A105]^0+[.E$14]*[.$A105]^1+[.E$15]*[.$A105]^2+[.E$16]*[.$A105]^3+[.E$17]*[.$A105]^4+[.E$18]*[.$A105]^5+[.E$19]*[.$A105]^6" office:value-type="float" office:value="76.4315612050262" calcext:value-type="float">
            <text:p>76,431561205</text:p>
          </table:table-cell>
          <table:table-cell table:style-name="ce2" table:formula="of:=[.F$13]*[.$A105]^0+[.F$14]*[.$A105]^1+[.F$15]*[.$A105]^2+[.F$16]*[.$A105]^3+[.F$17]*[.$A105]^4+[.F$18]*[.$A105]^5+[.F$19]*[.$A105]^6" office:value-type="float" office:value="80.7447969286777" calcext:value-type="float">
            <text:p>80,7447969287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,3</text:p>
          </table:table-cell>
          <table:table-cell table:style-name="ce2" table:formula="of:=[.B$13]*[.$A106]^0+[.B$14]*[.$A106]^1+[.B$15]*[.$A106]^2+[.B$16]*[.$A106]^3+[.B$17]*[.$A106]^4+[.B$18]*[.$A106]^5+[.B$19]*[.$A106]^6" office:value-type="float" office:value="74.5820973250502" calcext:value-type="float">
            <text:p>74,5820973251</text:p>
          </table:table-cell>
          <table:table-cell table:style-name="ce2" table:formula="of:=[.C$13]*[.$A106]^0+[.C$14]*[.$A106]^1+[.C$15]*[.$A106]^2+[.C$16]*[.$A106]^3+[.C$17]*[.$A106]^4+[.C$18]*[.$A106]^5+[.C$19]*[.$A106]^6" office:value-type="float" office:value="74.4166658254721" calcext:value-type="float">
            <text:p>74,4166658255</text:p>
          </table:table-cell>
          <table:table-cell table:style-name="ce2" table:formula="of:=[.D$13]*[.$A106]^0+[.D$14]*[.$A106]^1+[.D$15]*[.$A106]^2+[.D$16]*[.$A106]^3+[.D$17]*[.$A106]^4+[.D$18]*[.$A106]^5+[.D$19]*[.$A106]^6" office:value-type="float" office:value="74.2077112407283" calcext:value-type="float">
            <text:p>74,2077112407</text:p>
          </table:table-cell>
          <table:table-cell table:style-name="ce2" table:formula="of:=[.E$13]*[.$A106]^0+[.E$14]*[.$A106]^1+[.E$15]*[.$A106]^2+[.E$16]*[.$A106]^3+[.E$17]*[.$A106]^4+[.E$18]*[.$A106]^5+[.E$19]*[.$A106]^6" office:value-type="float" office:value="75.0584758124583" calcext:value-type="float">
            <text:p>75,0584758125</text:p>
          </table:table-cell>
          <table:table-cell table:style-name="ce2" table:formula="of:=[.F$13]*[.$A106]^0+[.F$14]*[.$A106]^1+[.F$15]*[.$A106]^2+[.F$16]*[.$A106]^3+[.F$17]*[.$A106]^4+[.F$18]*[.$A106]^5+[.F$19]*[.$A106]^6" office:value-type="float" office:value="79.481743786629" calcext:value-type="float">
            <text:p>79,4817437866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,4</text:p>
          </table:table-cell>
          <table:table-cell table:style-name="ce2" table:formula="of:=[.B$13]*[.$A107]^0+[.B$14]*[.$A107]^1+[.B$15]*[.$A107]^2+[.B$16]*[.$A107]^3+[.B$17]*[.$A107]^4+[.B$18]*[.$A107]^5+[.B$19]*[.$A107]^6" office:value-type="float" office:value="72.6583303745265" calcext:value-type="float">
            <text:p>72,6583303745</text:p>
          </table:table-cell>
          <table:table-cell table:style-name="ce2" table:formula="of:=[.C$13]*[.$A107]^0+[.C$14]*[.$A107]^1+[.C$15]*[.$A107]^2+[.C$16]*[.$A107]^3+[.C$17]*[.$A107]^4+[.C$18]*[.$A107]^5+[.C$19]*[.$A107]^6" office:value-type="float" office:value="72.5082297743497" calcext:value-type="float">
            <text:p>72,5082297743</text:p>
          </table:table-cell>
          <table:table-cell table:style-name="ce2" table:formula="of:=[.D$13]*[.$A107]^0+[.D$14]*[.$A107]^1+[.D$15]*[.$A107]^2+[.D$16]*[.$A107]^3+[.D$17]*[.$A107]^4+[.D$18]*[.$A107]^5+[.D$19]*[.$A107]^6" office:value-type="float" office:value="72.3499909349762" calcext:value-type="float">
            <text:p>72,349990935</text:p>
          </table:table-cell>
          <table:table-cell table:style-name="ce2" table:formula="of:=[.E$13]*[.$A107]^0+[.E$14]*[.$A107]^1+[.E$15]*[.$A107]^2+[.E$16]*[.$A107]^3+[.E$17]*[.$A107]^4+[.E$18]*[.$A107]^5+[.E$19]*[.$A107]^6" office:value-type="float" office:value="73.6435363719033" calcext:value-type="float">
            <text:p>73,6435363719</text:p>
          </table:table-cell>
          <table:table-cell table:style-name="ce2" table:formula="of:=[.F$13]*[.$A107]^0+[.F$14]*[.$A107]^1+[.F$15]*[.$A107]^2+[.F$16]*[.$A107]^3+[.F$17]*[.$A107]^4+[.F$18]*[.$A107]^5+[.F$19]*[.$A107]^6" office:value-type="float" office:value="78.1653667407611" calcext:value-type="float">
            <text:p>78,1653667408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2" table:formula="of:=[.B$13]*[.$A108]^0+[.B$14]*[.$A108]^1+[.B$15]*[.$A108]^2+[.B$16]*[.$A108]^3+[.B$17]*[.$A108]^4+[.B$18]*[.$A108]^5+[.B$19]*[.$A108]^6" office:value-type="float" office:value="70.6769045931305" calcext:value-type="float">
            <text:p>70,6769045931</text:p>
          </table:table-cell>
          <table:table-cell table:style-name="ce2" table:formula="of:=[.C$13]*[.$A108]^0+[.C$14]*[.$A108]^1+[.C$15]*[.$A108]^2+[.C$16]*[.$A108]^3+[.C$17]*[.$A108]^4+[.C$18]*[.$A108]^5+[.C$19]*[.$A108]^6" office:value-type="float" office:value="70.5494740363638" calcext:value-type="float">
            <text:p>70,5494740364</text:p>
          </table:table-cell>
          <table:table-cell table:style-name="ce2" table:formula="of:=[.D$13]*[.$A108]^0+[.D$14]*[.$A108]^1+[.D$15]*[.$A108]^2+[.D$16]*[.$A108]^3+[.D$17]*[.$A108]^4+[.D$18]*[.$A108]^5+[.D$19]*[.$A108]^6" office:value-type="float" office:value="70.4476343928623" calcext:value-type="float">
            <text:p>70,4476343929</text:p>
          </table:table-cell>
          <table:table-cell table:style-name="ce2" table:formula="of:=[.E$13]*[.$A108]^0+[.E$14]*[.$A108]^1+[.E$15]*[.$A108]^2+[.E$16]*[.$A108]^3+[.E$17]*[.$A108]^4+[.E$18]*[.$A108]^5+[.E$19]*[.$A108]^6" office:value-type="float" office:value="72.187241572746" calcext:value-type="float">
            <text:p>72,1872415727</text:p>
          </table:table-cell>
          <table:table-cell table:style-name="ce2" table:formula="of:=[.F$13]*[.$A108]^0+[.F$14]*[.$A108]^1+[.F$15]*[.$A108]^2+[.F$16]*[.$A108]^3+[.F$17]*[.$A108]^4+[.F$18]*[.$A108]^5+[.F$19]*[.$A108]^6" office:value-type="float" office:value="76.7956657910742" calcext:value-type="float">
            <text:p>76,7956657911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,6</text:p>
          </table:table-cell>
          <table:table-cell table:style-name="ce2" table:formula="of:=[.B$13]*[.$A109]^0+[.B$14]*[.$A109]^1+[.B$15]*[.$A109]^2+[.B$16]*[.$A109]^3+[.B$17]*[.$A109]^4+[.B$18]*[.$A109]^5+[.B$19]*[.$A109]^6" office:value-type="float" office:value="68.6399775243499" calcext:value-type="float">
            <text:p>68,6399775243</text:p>
          </table:table-cell>
          <table:table-cell table:style-name="ce2" table:formula="of:=[.C$13]*[.$A109]^0+[.C$14]*[.$A109]^1+[.C$15]*[.$A109]^2+[.C$16]*[.$A109]^3+[.C$17]*[.$A109]^4+[.C$18]*[.$A109]^5+[.C$19]*[.$A109]^6" office:value-type="float" office:value="68.5430120409592" calcext:value-type="float">
            <text:p>68,543012041</text:p>
          </table:table-cell>
          <table:table-cell table:style-name="ce2" table:formula="of:=[.D$13]*[.$A109]^0+[.D$14]*[.$A109]^1+[.D$15]*[.$A109]^2+[.D$16]*[.$A109]^3+[.D$17]*[.$A109]^4+[.D$18]*[.$A109]^5+[.D$19]*[.$A109]^6" office:value-type="float" office:value="68.5030854114166" calcext:value-type="float">
            <text:p>68,5030854114</text:p>
          </table:table-cell>
          <table:table-cell table:style-name="ce2" table:formula="of:=[.E$13]*[.$A109]^0+[.E$14]*[.$A109]^1+[.E$15]*[.$A109]^2+[.E$16]*[.$A109]^3+[.E$17]*[.$A109]^4+[.E$18]*[.$A109]^5+[.E$19]*[.$A109]^6" office:value-type="float" office:value="70.6900901043695" calcext:value-type="float">
            <text:p>70,6900901044</text:p>
          </table:table-cell>
          <table:table-cell table:style-name="ce2" table:formula="of:=[.F$13]*[.$A109]^0+[.F$14]*[.$A109]^1+[.F$15]*[.$A109]^2+[.F$16]*[.$A109]^3+[.F$17]*[.$A109]^4+[.F$18]*[.$A109]^5+[.F$19]*[.$A109]^6" office:value-type="float" office:value="75.3726409375686" calcext:value-type="float">
            <text:p>75,3726409376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,7</text:p>
          </table:table-cell>
          <table:table-cell table:style-name="ce2" table:formula="of:=[.B$13]*[.$A110]^0+[.B$14]*[.$A110]^1+[.B$15]*[.$A110]^2+[.B$16]*[.$A110]^3+[.B$17]*[.$A110]^4+[.B$18]*[.$A110]^5+[.B$19]*[.$A110]^6" office:value-type="float" office:value="66.5498949933371" calcext:value-type="float">
            <text:p>66,5498949933</text:p>
          </table:table-cell>
          <table:table-cell table:style-name="ce2" table:formula="of:=[.C$13]*[.$A110]^0+[.C$14]*[.$A110]^1+[.C$15]*[.$A110]^2+[.C$16]*[.$A110]^3+[.C$17]*[.$A110]^4+[.C$18]*[.$A110]^5+[.C$19]*[.$A110]^6" office:value-type="float" office:value="66.4915863782385" calcext:value-type="float">
            <text:p>66,4915863782</text:p>
          </table:table-cell>
          <table:table-cell table:style-name="ce2" table:formula="of:=[.D$13]*[.$A110]^0+[.D$14]*[.$A110]^1+[.D$15]*[.$A110]^2+[.D$16]*[.$A110]^3+[.D$17]*[.$A110]^4+[.D$18]*[.$A110]^5+[.D$19]*[.$A110]^6" office:value-type="float" office:value="66.5188671798246" calcext:value-type="float">
            <text:p>66,5188671798</text:p>
          </table:table-cell>
          <table:table-cell table:style-name="ce2" table:formula="of:=[.E$13]*[.$A110]^0+[.E$14]*[.$A110]^1+[.E$15]*[.$A110]^2+[.E$16]*[.$A110]^3+[.E$17]*[.$A110]^4+[.E$18]*[.$A110]^5+[.E$19]*[.$A110]^6" office:value-type="float" office:value="69.1525806561583" calcext:value-type="float">
            <text:p>69,1525806562</text:p>
          </table:table-cell>
          <table:table-cell table:style-name="ce2" table:formula="of:=[.F$13]*[.$A110]^0+[.F$14]*[.$A110]^1+[.F$15]*[.$A110]^2+[.F$16]*[.$A110]^3+[.F$17]*[.$A110]^4+[.F$18]*[.$A110]^5+[.F$19]*[.$A110]^6" office:value-type="float" office:value="73.8962921802439" calcext:value-type="float">
            <text:p>73,8962921802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,8</text:p>
          </table:table-cell>
          <table:table-cell table:style-name="ce2" table:formula="of:=[.B$13]*[.$A111]^0+[.B$14]*[.$A111]^1+[.B$15]*[.$A111]^2+[.B$16]*[.$A111]^3+[.B$17]*[.$A111]^4+[.B$18]*[.$A111]^5+[.B$19]*[.$A111]^6" office:value-type="float" office:value="64.4092024249221" calcext:value-type="float">
            <text:p>64,4092024249</text:p>
          </table:table-cell>
          <table:table-cell table:style-name="ce2" table:formula="of:=[.C$13]*[.$A111]^0+[.C$14]*[.$A111]^1+[.C$15]*[.$A111]^2+[.C$16]*[.$A111]^3+[.C$17]*[.$A111]^4+[.C$18]*[.$A111]^5+[.C$19]*[.$A111]^6" office:value-type="float" office:value="64.398070789704" calcext:value-type="float">
            <text:p>64,3980707897</text:p>
          </table:table-cell>
          <table:table-cell table:style-name="ce2" table:formula="of:=[.D$13]*[.$A111]^0+[.D$14]*[.$A111]^1+[.D$15]*[.$A111]^2+[.D$16]*[.$A111]^3+[.D$17]*[.$A111]^4+[.D$18]*[.$A111]^5+[.D$19]*[.$A111]^6" office:value-type="float" office:value="64.4975822794177" calcext:value-type="float">
            <text:p>64,4975822794</text:p>
          </table:table-cell>
          <table:table-cell table:style-name="ce2" table:formula="of:=[.E$13]*[.$A111]^0+[.E$14]*[.$A111]^1+[.E$15]*[.$A111]^2+[.E$16]*[.$A111]^3+[.E$17]*[.$A111]^4+[.E$18]*[.$A111]^5+[.E$19]*[.$A111]^6" office:value-type="float" office:value="67.5752119174966" calcext:value-type="float">
            <text:p>67,5752119175</text:p>
          </table:table-cell>
          <table:table-cell table:style-name="ce2" table:formula="of:=[.F$13]*[.$A111]^0+[.F$14]*[.$A111]^1+[.F$15]*[.$A111]^2+[.F$16]*[.$A111]^3+[.F$17]*[.$A111]^4+[.F$18]*[.$A111]^5+[.F$19]*[.$A111]^6" office:value-type="float" office:value="72.3666195191001" calcext:value-type="float">
            <text:p>72,3666195191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,9</text:p>
          </table:table-cell>
          <table:table-cell table:style-name="ce2" table:formula="of:=[.B$13]*[.$A112]^0+[.B$14]*[.$A112]^1+[.B$15]*[.$A112]^2+[.B$16]*[.$A112]^3+[.B$17]*[.$A112]^4+[.B$18]*[.$A112]^5+[.B$19]*[.$A112]^6" office:value-type="float" office:value="62.2206565279412" calcext:value-type="float">
            <text:p>62,2206565279</text:p>
          </table:table-cell>
          <table:table-cell table:style-name="ce2" table:formula="of:=[.C$13]*[.$A112]^0+[.C$14]*[.$A112]^1+[.C$15]*[.$A112]^2+[.C$16]*[.$A112]^3+[.C$17]*[.$A112]^4+[.C$18]*[.$A112]^5+[.C$19]*[.$A112]^6" office:value-type="float" office:value="62.2654721590002" calcext:value-type="float">
            <text:p>62,265472159</text:p>
          </table:table-cell>
          <table:table-cell table:style-name="ce2" table:formula="of:=[.D$13]*[.$A112]^0+[.D$14]*[.$A112]^1+[.D$15]*[.$A112]^2+[.D$16]*[.$A112]^3+[.D$17]*[.$A112]^4+[.D$18]*[.$A112]^5+[.D$19]*[.$A112]^6" office:value-type="float" office:value="62.4419126836669" calcext:value-type="float">
            <text:p>62,4419126837</text:p>
          </table:table-cell>
          <table:table-cell table:style-name="ce2" table:formula="of:=[.E$13]*[.$A112]^0+[.E$14]*[.$A112]^1+[.E$15]*[.$A112]^2+[.E$16]*[.$A112]^3+[.E$17]*[.$A112]^4+[.E$18]*[.$A112]^5+[.E$19]*[.$A112]^6" office:value-type="float" office:value="65.9584825777682" calcext:value-type="float">
            <text:p>65,9584825778</text:p>
          </table:table-cell>
          <table:table-cell table:style-name="ce2" table:formula="of:=[.F$13]*[.$A112]^0+[.F$14]*[.$A112]^1+[.F$15]*[.$A112]^2+[.F$16]*[.$A112]^3+[.F$17]*[.$A112]^4+[.F$18]*[.$A112]^5+[.F$19]*[.$A112]^6" office:value-type="float" office:value="70.7836229541376" calcext:value-type="float">
            <text:p>70,783622954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B$13]*[.$A113]^0+[.B$14]*[.$A113]^1+[.B$15]*[.$A113]^2+[.B$16]*[.$A113]^3+[.B$17]*[.$A113]^4+[.B$18]*[.$A113]^5+[.B$19]*[.$A113]^6" office:value-type="float" office:value="59.9872373451217" calcext:value-type="float">
            <text:p>59,9872373451</text:p>
          </table:table-cell>
          <table:table-cell table:style-name="ce2" table:formula="of:=[.C$13]*[.$A113]^0+[.C$14]*[.$A113]^1+[.C$15]*[.$A113]^2+[.C$16]*[.$A113]^3+[.C$17]*[.$A113]^4+[.C$18]*[.$A113]^5+[.C$19]*[.$A113]^6" office:value-type="float" office:value="60.0969325026322" calcext:value-type="float">
            <text:p>60,0969325026</text:p>
          </table:table-cell>
          <table:table-cell table:style-name="ce2" table:formula="of:=[.D$13]*[.$A113]^0+[.D$14]*[.$A113]^1+[.D$15]*[.$A113]^2+[.D$16]*[.$A113]^3+[.D$17]*[.$A113]^4+[.D$18]*[.$A113]^5+[.D$19]*[.$A113]^6" office:value-type="float" office:value="60.3546197582127" calcext:value-type="float">
            <text:p>60,3546197582</text:p>
          </table:table-cell>
          <table:table-cell table:style-name="ce2" table:formula="of:=[.E$13]*[.$A113]^0+[.E$14]*[.$A113]^1+[.E$15]*[.$A113]^2+[.E$16]*[.$A113]^3+[.E$17]*[.$A113]^4+[.E$18]*[.$A113]^5+[.E$19]*[.$A113]^6" office:value-type="float" office:value="64.3028913263574" calcext:value-type="float">
            <text:p>64,3028913264</text:p>
          </table:table-cell>
          <table:table-cell table:style-name="ce2" table:formula="of:=[.F$13]*[.$A113]^0+[.F$14]*[.$A113]^1+[.F$15]*[.$A113]^2+[.F$16]*[.$A113]^3+[.F$17]*[.$A113]^4+[.F$18]*[.$A113]^5+[.F$19]*[.$A113]^6" office:value-type="float" office:value="69.147302485356" calcext:value-type="float">
            <text:p>69,1473024854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,1</text:p>
          </table:table-cell>
          <table:table-cell table:style-name="ce2" table:formula="of:=[.B$13]*[.$A114]^0+[.B$14]*[.$A114]^1+[.B$15]*[.$A114]^2+[.B$16]*[.$A114]^3+[.B$17]*[.$A114]^4+[.B$18]*[.$A114]^5+[.B$19]*[.$A114]^6" office:value-type="float" office:value="57.7121606683759" calcext:value-type="float">
            <text:p>57,7121606684</text:p>
          </table:table-cell>
          <table:table-cell table:style-name="ce2" table:formula="of:=[.C$13]*[.$A114]^0+[.C$14]*[.$A114]^1+[.C$15]*[.$A114]^2+[.C$16]*[.$A114]^3+[.C$17]*[.$A114]^4+[.C$18]*[.$A114]^5+[.C$19]*[.$A114]^6" office:value-type="float" office:value="57.8957309607431" calcext:value-type="float">
            <text:p>57,8957309607</text:p>
          </table:table-cell>
          <table:table-cell table:style-name="ce2" table:formula="of:=[.D$13]*[.$A114]^0+[.D$14]*[.$A114]^1+[.D$15]*[.$A114]^2+[.D$16]*[.$A114]^3+[.D$17]*[.$A114]^4+[.D$18]*[.$A114]^5+[.D$19]*[.$A114]^6" office:value-type="float" office:value="58.2385442608252" calcext:value-type="float">
            <text:p>58,2385442608</text:p>
          </table:table-cell>
          <table:table-cell table:style-name="ce2" table:formula="of:=[.E$13]*[.$A114]^0+[.E$14]*[.$A114]^1+[.E$15]*[.$A114]^2+[.E$16]*[.$A114]^3+[.E$17]*[.$A114]^4+[.E$18]*[.$A114]^5+[.E$19]*[.$A114]^6" office:value-type="float" office:value="62.608936852648" calcext:value-type="float">
            <text:p>62,6089368526</text:p>
          </table:table-cell>
          <table:table-cell table:style-name="ce2" table:formula="of:=[.F$13]*[.$A114]^0+[.F$14]*[.$A114]^1+[.F$15]*[.$A114]^2+[.F$16]*[.$A114]^3+[.F$17]*[.$A114]^4+[.F$18]*[.$A114]^5+[.F$19]*[.$A114]^6" office:value-type="float" office:value="67.4576581127554" calcext:value-type="float">
            <text:p>67,4576581128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style-name="ce2" table:formula="of:=[.B$13]*[.$A115]^0+[.B$14]*[.$A115]^1+[.B$15]*[.$A115]^2+[.B$16]*[.$A115]^3+[.B$17]*[.$A115]^4+[.B$18]*[.$A115]^5+[.B$19]*[.$A115]^6" office:value-type="float" office:value="55.3988908204883" calcext:value-type="float">
            <text:p>55,3988908205</text:p>
          </table:table-cell>
          <table:table-cell table:style-name="ce2" table:formula="of:=[.C$13]*[.$A115]^0+[.C$14]*[.$A115]^1+[.C$15]*[.$A115]^2+[.C$16]*[.$A115]^3+[.C$17]*[.$A115]^4+[.C$18]*[.$A115]^5+[.C$19]*[.$A115]^6" office:value-type="float" office:value="55.6652857878312" calcext:value-type="float">
            <text:p>55,6652857878</text:p>
          </table:table-cell>
          <table:table-cell table:style-name="ce2" table:formula="of:=[.D$13]*[.$A115]^0+[.D$14]*[.$A115]^1+[.D$15]*[.$A115]^2+[.D$16]*[.$A115]^3+[.D$17]*[.$A115]^4+[.D$18]*[.$A115]^5+[.D$19]*[.$A115]^6" office:value-type="float" office:value="56.0966063414298" calcext:value-type="float">
            <text:p>56,0966063414</text:p>
          </table:table-cell>
          <table:table-cell table:style-name="ce2" table:formula="of:=[.E$13]*[.$A115]^0+[.E$14]*[.$A115]^1+[.E$15]*[.$A115]^2+[.E$16]*[.$A115]^3+[.E$17]*[.$A115]^4+[.E$18]*[.$A115]^5+[.E$19]*[.$A115]^6" office:value-type="float" office:value="60.8771178460235" calcext:value-type="float">
            <text:p>60,877117846</text:p>
          </table:table-cell>
          <table:table-cell table:style-name="ce2" table:formula="of:=[.F$13]*[.$A115]^0+[.F$14]*[.$A115]^1+[.F$15]*[.$A115]^2+[.F$16]*[.$A115]^3+[.F$17]*[.$A115]^4+[.F$18]*[.$A115]^5+[.F$19]*[.$A115]^6" office:value-type="float" office:value="65.7146898363362" calcext:value-type="float">
            <text:p>65,7146898363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style-name="ce2" table:formula="of:=[.B$13]*[.$A116]^0+[.B$14]*[.$A116]^1+[.B$15]*[.$A116]^2+[.B$16]*[.$A116]^3+[.B$17]*[.$A116]^4+[.B$18]*[.$A116]^5+[.B$19]*[.$A116]^6" office:value-type="float" office:value="53.0511538023748" calcext:value-type="float">
            <text:p>53,0511538024</text:p>
          </table:table-cell>
          <table:table-cell table:style-name="ce2" table:formula="of:=[.C$13]*[.$A116]^0+[.C$14]*[.$A116]^1+[.C$15]*[.$A116]^2+[.C$16]*[.$A116]^3+[.C$17]*[.$A116]^4+[.C$18]*[.$A116]^5+[.C$19]*[.$A116]^6" office:value-type="float" office:value="53.4091563434818" calcext:value-type="float">
            <text:p>53,4091563435</text:p>
          </table:table-cell>
          <table:table-cell table:style-name="ce2" table:formula="of:=[.D$13]*[.$A116]^0+[.D$14]*[.$A116]^1+[.D$15]*[.$A116]^2+[.D$16]*[.$A116]^3+[.D$17]*[.$A116]^4+[.D$18]*[.$A116]^5+[.D$19]*[.$A116]^6" office:value-type="float" office:value="53.9318055421072" calcext:value-type="float">
            <text:p>53,9318055421</text:p>
          </table:table-cell>
          <table:table-cell table:style-name="ce2" table:formula="of:=[.E$13]*[.$A116]^0+[.E$14]*[.$A116]^1+[.E$15]*[.$A116]^2+[.E$16]*[.$A116]^3+[.E$17]*[.$A116]^4+[.E$18]*[.$A116]^5+[.E$19]*[.$A116]^6" office:value-type="float" office:value="59.1079329958685" calcext:value-type="float">
            <text:p>59,1079329959</text:p>
          </table:table-cell>
          <table:table-cell table:style-name="ce2" table:formula="of:=[.F$13]*[.$A116]^0+[.F$14]*[.$A116]^1+[.F$15]*[.$A116]^2+[.F$16]*[.$A116]^3+[.F$17]*[.$A116]^4+[.F$18]*[.$A116]^5+[.F$19]*[.$A116]^6" office:value-type="float" office:value="63.9183976560977" calcext:value-type="float">
            <text:p>63,9183976561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,4</text:p>
          </table:table-cell>
          <table:table-cell table:style-name="ce2" table:formula="of:=[.B$13]*[.$A117]^0+[.B$14]*[.$A117]^1+[.B$15]*[.$A117]^2+[.B$16]*[.$A117]^3+[.B$17]*[.$A117]^4+[.B$18]*[.$A117]^5+[.B$19]*[.$A117]^6" office:value-type="float" office:value="50.6729508056305" calcext:value-type="float">
            <text:p>50,6729508056</text:p>
          </table:table-cell>
          <table:table-cell table:style-name="ce2" table:formula="of:=[.C$13]*[.$A117]^0+[.C$14]*[.$A117]^1+[.C$15]*[.$A117]^2+[.C$16]*[.$A117]^3+[.C$17]*[.$A117]^4+[.C$18]*[.$A117]^5+[.C$19]*[.$A117]^6" office:value-type="float" office:value="51.1310450831393" calcext:value-type="float">
            <text:p>51,1310450831</text:p>
          </table:table-cell>
          <table:table-cell table:style-name="ce2" table:formula="of:=[.D$13]*[.$A117]^0+[.D$14]*[.$A117]^1+[.D$15]*[.$A117]^2+[.D$16]*[.$A117]^3+[.D$17]*[.$A117]^4+[.D$18]*[.$A117]^5+[.D$19]*[.$A117]^6" office:value-type="float" office:value="51.7472207970782" calcext:value-type="float">
            <text:p>51,7472207971</text:p>
          </table:table-cell>
          <table:table-cell table:style-name="ce2" table:formula="of:=[.E$13]*[.$A117]^0+[.E$14]*[.$A117]^1+[.E$15]*[.$A117]^2+[.E$16]*[.$A117]^3+[.E$17]*[.$A117]^4+[.E$18]*[.$A117]^5+[.E$19]*[.$A117]^6" office:value-type="float" office:value="57.301880991567" calcext:value-type="float">
            <text:p>57,3018809916</text:p>
          </table:table-cell>
          <table:table-cell table:style-name="ce2" table:formula="of:=[.F$13]*[.$A117]^0+[.F$14]*[.$A117]^1+[.F$15]*[.$A117]^2+[.F$16]*[.$A117]^3+[.F$17]*[.$A117]^4+[.F$18]*[.$A117]^5+[.F$19]*[.$A117]^6" office:value-type="float" office:value="62.0687815720403" calcext:value-type="float">
            <text:p>62,068781572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style-name="ce2" table:formula="of:=[.B$13]*[.$A118]^0+[.B$14]*[.$A118]^1+[.B$15]*[.$A118]^2+[.B$16]*[.$A118]^3+[.B$17]*[.$A118]^4+[.B$18]*[.$A118]^5+[.B$19]*[.$A118]^6" office:value-type="float" office:value="48.2685720920235" calcext:value-type="float">
            <text:p>48,268572092</text:p>
          </table:table-cell>
          <table:table-cell table:style-name="ce2" table:formula="of:=[.C$13]*[.$A118]^0+[.C$14]*[.$A118]^1+[.C$15]*[.$A118]^2+[.C$16]*[.$A118]^3+[.C$17]*[.$A118]^4+[.C$18]*[.$A118]^5+[.C$19]*[.$A118]^6" office:value-type="float" office:value="48.8347995488111" calcext:value-type="float">
            <text:p>48,8347995488</text:p>
          </table:table-cell>
          <table:table-cell table:style-name="ce2" table:formula="of:=[.D$13]*[.$A118]^0+[.D$14]*[.$A118]^1+[.D$15]*[.$A118]^2+[.D$16]*[.$A118]^3+[.D$17]*[.$A118]^4+[.D$18]*[.$A118]^5+[.D$19]*[.$A118]^6" office:value-type="float" office:value="49.5460104327176" calcext:value-type="float">
            <text:p>49,5460104327</text:p>
          </table:table-cell>
          <table:table-cell table:style-name="ce2" table:formula="of:=[.E$13]*[.$A118]^0+[.E$14]*[.$A118]^1+[.E$15]*[.$A118]^2+[.E$16]*[.$A118]^3+[.E$17]*[.$A118]^4+[.E$18]*[.$A118]^5+[.E$19]*[.$A118]^6" office:value-type="float" office:value="55.4594605225021" calcext:value-type="float">
            <text:p>55,4594605225</text:p>
          </table:table-cell>
          <table:table-cell table:style-name="ce2" table:formula="of:=[.F$13]*[.$A118]^0+[.F$14]*[.$A118]^1+[.F$15]*[.$A118]^2+[.F$16]*[.$A118]^3+[.F$17]*[.$A118]^4+[.F$18]*[.$A118]^5+[.F$19]*[.$A118]^6" office:value-type="float" office:value="60.1658415841641" calcext:value-type="float">
            <text:p>60,165841584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,6</text:p>
          </table:table-cell>
          <table:table-cell table:style-name="ce2" table:formula="of:=[.B$13]*[.$A119]^0+[.B$14]*[.$A119]^1+[.B$15]*[.$A119]^2+[.B$16]*[.$A119]^3+[.B$17]*[.$A119]^4+[.B$18]*[.$A119]^5+[.B$19]*[.$A119]^6" office:value-type="float" office:value="45.8426112372763" calcext:value-type="float">
            <text:p>45,8426112373</text:p>
          </table:table-cell>
          <table:table-cell table:style-name="ce2" table:formula="of:=[.C$13]*[.$A119]^0+[.C$14]*[.$A119]^1+[.C$15]*[.$A119]^2+[.C$16]*[.$A119]^3+[.C$17]*[.$A119]^4+[.C$18]*[.$A119]^5+[.C$19]*[.$A119]^6" office:value-type="float" office:value="46.5244143598384" calcext:value-type="float">
            <text:p>46,5244143598</text:p>
          </table:table-cell>
          <table:table-cell table:style-name="ce2" table:formula="of:=[.D$13]*[.$A119]^0+[.D$14]*[.$A119]^1+[.D$15]*[.$A119]^2+[.D$16]*[.$A119]^3+[.D$17]*[.$A119]^4+[.D$18]*[.$A119]^5+[.D$19]*[.$A119]^6" office:value-type="float" office:value="47.331412167543" calcext:value-type="float">
            <text:p>47,3314121675</text:p>
          </table:table-cell>
          <table:table-cell table:style-name="ce2" table:formula="of:=[.E$13]*[.$A119]^0+[.E$14]*[.$A119]^1+[.E$15]*[.$A119]^2+[.E$16]*[.$A119]^3+[.E$17]*[.$A119]^4+[.E$18]*[.$A119]^5+[.E$19]*[.$A119]^6" office:value-type="float" office:value="53.5811702780595" calcext:value-type="float">
            <text:p>53,5811702781</text:p>
          </table:table-cell>
          <table:table-cell table:style-name="ce2" table:formula="of:=[.F$13]*[.$A119]^0+[.F$14]*[.$A119]^1+[.F$15]*[.$A119]^2+[.F$16]*[.$A119]^3+[.F$17]*[.$A119]^4+[.F$18]*[.$A119]^5+[.F$19]*[.$A119]^6" office:value-type="float" office:value="58.2095776924688" calcext:value-type="float">
            <text:p>58,2095776925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,7</text:p>
          </table:table-cell>
          <table:table-cell table:style-name="ce2" table:formula="of:=[.B$13]*[.$A120]^0+[.B$14]*[.$A120]^1+[.B$15]*[.$A120]^2+[.B$16]*[.$A120]^3+[.B$17]*[.$A120]^4+[.B$18]*[.$A120]^5+[.B$19]*[.$A120]^6" office:value-type="float" office:value="43.3999797419237" calcext:value-type="float">
            <text:p>43,3999797419</text:p>
          </table:table-cell>
          <table:table-cell table:style-name="ce2" table:formula="of:=[.C$13]*[.$A120]^0+[.C$14]*[.$A120]^1+[.C$15]*[.$A120]^2+[.C$16]*[.$A120]^3+[.C$17]*[.$A120]^4+[.C$18]*[.$A120]^5+[.C$19]*[.$A120]^6" office:value-type="float" office:value="44.204033203614" calcext:value-type="float">
            <text:p>44,2040332036</text:p>
          </table:table-cell>
          <table:table-cell table:style-name="ce2" table:formula="of:=[.D$13]*[.$A120]^0+[.D$14]*[.$A120]^1+[.D$15]*[.$A120]^2+[.D$16]*[.$A120]^3+[.D$17]*[.$A120]^4+[.D$18]*[.$A120]^5+[.D$19]*[.$A120]^6" office:value-type="float" office:value="45.1067431122324" calcext:value-type="float">
            <text:p>45,1067431122</text:p>
          </table:table-cell>
          <table:table-cell table:style-name="ce2" table:formula="of:=[.E$13]*[.$A120]^0+[.E$14]*[.$A120]^1+[.E$15]*[.$A120]^2+[.E$16]*[.$A120]^3+[.E$17]*[.$A120]^4+[.E$18]*[.$A120]^5+[.E$19]*[.$A120]^6" office:value-type="float" office:value="51.6675089476219" calcext:value-type="float">
            <text:p>51,6675089476</text:p>
          </table:table-cell>
          <table:table-cell table:style-name="ce2" table:formula="of:=[.F$13]*[.$A120]^0+[.F$14]*[.$A120]^1+[.F$15]*[.$A120]^2+[.F$16]*[.$A120]^3+[.F$17]*[.$A120]^4+[.F$18]*[.$A120]^5+[.F$19]*[.$A120]^6" office:value-type="float" office:value="56.1999898969544" calcext:value-type="float">
            <text:p>56,199989897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,8</text:p>
          </table:table-cell>
          <table:table-cell table:style-name="ce2" table:formula="of:=[.B$13]*[.$A121]^0+[.B$14]*[.$A121]^1+[.B$15]*[.$A121]^2+[.B$16]*[.$A121]^3+[.B$17]*[.$A121]^4+[.B$18]*[.$A121]^5+[.B$19]*[.$A121]^6" office:value-type="float" office:value="40.9459220073331" calcext:value-type="float">
            <text:p>40,9459220073</text:p>
          </table:table-cell>
          <table:table-cell table:style-name="ce2" table:formula="of:=[.C$13]*[.$A121]^0+[.C$14]*[.$A121]^1+[.C$15]*[.$A121]^2+[.C$16]*[.$A121]^3+[.C$17]*[.$A121]^4+[.C$18]*[.$A121]^5+[.C$19]*[.$A121]^6" office:value-type="float" office:value="41.8779508263374" calcext:value-type="float">
            <text:p>41,8779508263</text:p>
          </table:table-cell>
          <table:table-cell table:style-name="ce2" table:formula="of:=[.D$13]*[.$A121]^0+[.D$14]*[.$A121]^1+[.D$15]*[.$A121]^2+[.D$16]*[.$A121]^3+[.D$17]*[.$A121]^4+[.D$18]*[.$A121]^5+[.D$19]*[.$A121]^6" office:value-type="float" office:value="42.8753997696031" calcext:value-type="float">
            <text:p>42,8753997696</text:p>
          </table:table-cell>
          <table:table-cell table:style-name="ce2" table:formula="of:=[.E$13]*[.$A121]^0+[.E$14]*[.$A121]^1+[.E$15]*[.$A121]^2+[.E$16]*[.$A121]^3+[.E$17]*[.$A121]^4+[.E$18]*[.$A121]^5+[.E$19]*[.$A121]^6" office:value-type="float" office:value="49.7189752205738" calcext:value-type="float">
            <text:p>49,7189752206</text:p>
          </table:table-cell>
          <table:table-cell table:style-name="ce2" table:formula="of:=[.F$13]*[.$A121]^0+[.F$14]*[.$A121]^1+[.F$15]*[.$A121]^2+[.F$16]*[.$A121]^3+[.F$17]*[.$A121]^4+[.F$18]*[.$A121]^5+[.F$19]*[.$A121]^6" office:value-type="float" office:value="54.1370781976214" calcext:value-type="float">
            <text:p>54,1370781976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,9</text:p>
          </table:table-cell>
          <table:table-cell table:style-name="ce2" table:formula="of:=[.B$13]*[.$A122]^0+[.B$14]*[.$A122]^1+[.B$15]*[.$A122]^2+[.B$16]*[.$A122]^3+[.B$17]*[.$A122]^4+[.B$18]*[.$A122]^5+[.B$19]*[.$A122]^6" office:value-type="float" office:value="38.486030677479" calcext:value-type="float">
            <text:p>38,4860306775</text:p>
          </table:table-cell>
          <table:table-cell table:style-name="ce2" table:formula="of:=[.C$13]*[.$A122]^0+[.C$14]*[.$A122]^1+[.C$15]*[.$A122]^2+[.C$16]*[.$A122]^3+[.C$17]*[.$A122]^4+[.C$18]*[.$A122]^5+[.C$19]*[.$A122]^6" office:value-type="float" office:value="39.5506150237488" calcext:value-type="float">
            <text:p>39,5506150237</text:p>
          </table:table-cell>
          <table:table-cell table:style-name="ce2" table:formula="of:=[.D$13]*[.$A122]^0+[.D$14]*[.$A122]^1+[.D$15]*[.$A122]^2+[.D$16]*[.$A122]^3+[.D$17]*[.$A122]^4+[.D$18]*[.$A122]^5+[.D$19]*[.$A122]^6" office:value-type="float" office:value="40.6408580346188" calcext:value-type="float">
            <text:p>40,6408580346</text:p>
          </table:table-cell>
          <table:table-cell table:style-name="ce2" table:formula="of:=[.E$13]*[.$A122]^0+[.E$14]*[.$A122]^1+[.E$15]*[.$A122]^2+[.E$16]*[.$A122]^3+[.E$17]*[.$A122]^4+[.E$18]*[.$A122]^5+[.E$19]*[.$A122]^6" office:value-type="float" office:value="47.7360677862993" calcext:value-type="float">
            <text:p>47,7360677863</text:p>
          </table:table-cell>
          <table:table-cell table:style-name="ce2" table:formula="of:=[.F$13]*[.$A122]^0+[.F$14]*[.$A122]^1+[.F$15]*[.$A122]^2+[.F$16]*[.$A122]^3+[.F$17]*[.$A122]^4+[.F$18]*[.$A122]^5+[.F$19]*[.$A122]^6" office:value-type="float" office:value="52.0208425944694" calcext:value-type="float">
            <text:p>52,020842594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B$13]*[.$A123]^0+[.B$14]*[.$A123]^1+[.B$15]*[.$A123]^2+[.B$16]*[.$A123]^3+[.B$17]*[.$A123]^4+[.B$18]*[.$A123]^5+[.B$19]*[.$A123]^6" office:value-type="float" office:value="36.0262623468589" calcext:value-type="float">
            <text:p>36,0262623469</text:p>
          </table:table-cell>
          <table:table-cell table:style-name="ce2" table:formula="of:=[.C$13]*[.$A123]^0+[.C$14]*[.$A123]^1+[.C$15]*[.$A123]^2+[.C$16]*[.$A123]^3+[.C$17]*[.$A123]^4+[.C$18]*[.$A123]^5+[.C$19]*[.$A123]^6" office:value-type="float" office:value="37.2266286318645" calcext:value-type="float">
            <text:p>37,2266286319</text:p>
          </table:table-cell>
          <table:table-cell table:style-name="ce2" table:formula="of:=[.D$13]*[.$A123]^0+[.D$14]*[.$A123]^1+[.D$15]*[.$A123]^2+[.D$16]*[.$A123]^3+[.D$17]*[.$A123]^4+[.D$18]*[.$A123]^5+[.D$19]*[.$A123]^6" office:value-type="float" office:value="38.4066731944049" calcext:value-type="float">
            <text:p>38,4066731944</text:p>
          </table:table-cell>
          <table:table-cell table:style-name="ce2" table:formula="of:=[.E$13]*[.$A123]^0+[.E$14]*[.$A123]^1+[.E$15]*[.$A123]^2+[.E$16]*[.$A123]^3+[.E$17]*[.$A123]^4+[.E$18]*[.$A123]^5+[.E$19]*[.$A123]^6" office:value-type="float" office:value="45.7192853341819" calcext:value-type="float">
            <text:p>45,7192853342</text:p>
          </table:table-cell>
          <table:table-cell table:style-name="ce2" table:formula="of:=[.F$13]*[.$A123]^0+[.F$14]*[.$A123]^1+[.F$15]*[.$A123]^2+[.F$16]*[.$A123]^3+[.F$17]*[.$A123]^4+[.F$18]*[.$A123]^5+[.F$19]*[.$A123]^6" office:value-type="float" office:value="49.8512830874981" calcext:value-type="float">
            <text:p>49,8512830875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,1</text:p>
          </table:table-cell>
          <table:table-cell table:style-name="ce2" table:formula="of:=[.B$13]*[.$A124]^0+[.B$14]*[.$A124]^1+[.B$15]*[.$A124]^2+[.B$16]*[.$A124]^3+[.B$17]*[.$A124]^4+[.B$18]*[.$A124]^5+[.B$19]*[.$A124]^6" office:value-type="float" office:value="33.5729536337458" calcext:value-type="float">
            <text:p>33,5729536337</text:p>
          </table:table-cell>
          <table:table-cell table:style-name="ce2" table:formula="of:=[.C$13]*[.$A124]^0+[.C$14]*[.$A124]^1+[.C$15]*[.$A124]^2+[.C$16]*[.$A124]^3+[.C$17]*[.$A124]^4+[.C$18]*[.$A124]^5+[.C$19]*[.$A124]^6" office:value-type="float" office:value="34.9107515177311" calcext:value-type="float">
            <text:p>34,9107515177</text:p>
          </table:table-cell>
          <table:table-cell table:style-name="ce2" table:formula="of:=[.D$13]*[.$A124]^0+[.D$14]*[.$A124]^1+[.D$15]*[.$A124]^2+[.D$16]*[.$A124]^3+[.D$17]*[.$A124]^4+[.D$18]*[.$A124]^5+[.D$19]*[.$A124]^6" office:value-type="float" office:value="36.1764799282273" calcext:value-type="float">
            <text:p>36,1764799282</text:p>
          </table:table-cell>
          <table:table-cell table:style-name="ce2" table:formula="of:=[.E$13]*[.$A124]^0+[.E$14]*[.$A124]^1+[.E$15]*[.$A124]^2+[.E$16]*[.$A124]^3+[.E$17]*[.$A124]^4+[.E$18]*[.$A124]^5+[.E$19]*[.$A124]^6" office:value-type="float" office:value="43.6691265536064" calcext:value-type="float">
            <text:p>43,6691265536</text:p>
          </table:table-cell>
          <table:table-cell table:style-name="ce2" table:formula="of:=[.F$13]*[.$A124]^0+[.F$14]*[.$A124]^1+[.F$15]*[.$A124]^2+[.F$16]*[.$A124]^3+[.F$17]*[.$A124]^4+[.F$18]*[.$A124]^5+[.F$19]*[.$A124]^6" office:value-type="float" office:value="47.6283996767081" calcext:value-type="float">
            <text:p>47,6283996767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style-name="ce2" table:formula="of:=[.B$13]*[.$A125]^0+[.B$14]*[.$A125]^1+[.B$15]*[.$A125]^2+[.B$16]*[.$A125]^3+[.B$17]*[.$A125]^4+[.B$18]*[.$A125]^5+[.B$19]*[.$A125]^6" office:value-type="float" office:value="31.1328376197016" calcext:value-type="float">
            <text:p>31,1328376197</text:p>
          </table:table-cell>
          <table:table-cell table:style-name="ce2" table:formula="of:=[.C$13]*[.$A125]^0+[.C$14]*[.$A125]^1+[.C$15]*[.$A125]^2+[.C$16]*[.$A125]^3+[.C$17]*[.$A125]^4+[.C$18]*[.$A125]^5+[.C$19]*[.$A125]^6" office:value-type="float" office:value="32.6079025701556" calcext:value-type="float">
            <text:p>32,6079025702</text:p>
          </table:table-cell>
          <table:table-cell table:style-name="ce2" table:formula="of:=[.D$13]*[.$A125]^0+[.D$14]*[.$A125]^1+[.D$15]*[.$A125]^2+[.D$16]*[.$A125]^3+[.D$17]*[.$A125]^4+[.D$18]*[.$A125]^5+[.D$19]*[.$A125]^6" office:value-type="float" office:value="33.9539923074963" calcext:value-type="float">
            <text:p>33,9539923075</text:p>
          </table:table-cell>
          <table:table-cell table:style-name="ce2" table:formula="of:=[.E$13]*[.$A125]^0+[.E$14]*[.$A125]^1+[.E$15]*[.$A125]^2+[.E$16]*[.$A125]^3+[.E$17]*[.$A125]^4+[.E$18]*[.$A125]^5+[.E$19]*[.$A125]^6" office:value-type="float" office:value="41.5860901339559" calcext:value-type="float">
            <text:p>41,586090134</text:p>
          </table:table-cell>
          <table:table-cell table:style-name="ce2" table:formula="of:=[.F$13]*[.$A125]^0+[.F$14]*[.$A125]^1+[.F$15]*[.$A125]^2+[.F$16]*[.$A125]^3+[.F$17]*[.$A125]^4+[.F$18]*[.$A125]^5+[.F$19]*[.$A125]^6" office:value-type="float" office:value="45.3521923620991" calcext:value-type="float">
            <text:p>45,3521923621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,3</text:p>
          </table:table-cell>
          <table:table-cell table:style-name="ce2" table:formula="of:=[.B$13]*[.$A126]^0+[.B$14]*[.$A126]^1+[.B$15]*[.$A126]^2+[.B$16]*[.$A126]^3+[.B$17]*[.$A126]^4+[.B$18]*[.$A126]^5+[.B$19]*[.$A126]^6" office:value-type="float" office:value="28.7130606542705" calcext:value-type="float">
            <text:p>28,7130606543</text:p>
          </table:table-cell>
          <table:table-cell table:style-name="ce2" table:formula="of:=[.C$13]*[.$A126]^0+[.C$14]*[.$A126]^1+[.C$15]*[.$A126]^2+[.C$16]*[.$A126]^3+[.C$17]*[.$A126]^4+[.C$18]*[.$A126]^5+[.C$19]*[.$A126]^6" office:value-type="float" office:value="30.3231616904486" calcext:value-type="float">
            <text:p>30,3231616904</text:p>
          </table:table-cell>
          <table:table-cell table:style-name="ce2" table:formula="of:=[.D$13]*[.$A126]^0+[.D$14]*[.$A126]^1+[.D$15]*[.$A126]^2+[.D$16]*[.$A126]^3+[.D$17]*[.$A126]^4+[.D$18]*[.$A126]^5+[.D$19]*[.$A126]^6" office:value-type="float" office:value="31.7430037957811" calcext:value-type="float">
            <text:p>31,7430037958</text:p>
          </table:table-cell>
          <table:table-cell table:style-name="ce2" table:formula="of:=[.E$13]*[.$A126]^0+[.E$14]*[.$A126]^1+[.E$15]*[.$A126]^2+[.E$16]*[.$A126]^3+[.E$17]*[.$A126]^4+[.E$18]*[.$A126]^5+[.E$19]*[.$A126]^6" office:value-type="float" office:value="39.470674764615" calcext:value-type="float">
            <text:p>39,4706747646</text:p>
          </table:table-cell>
          <table:table-cell table:style-name="ce2" table:formula="of:=[.F$13]*[.$A126]^0+[.F$14]*[.$A126]^1+[.F$15]*[.$A126]^2+[.F$16]*[.$A126]^3+[.F$17]*[.$A126]^4+[.F$18]*[.$A126]^5+[.F$19]*[.$A126]^6" office:value-type="float" office:value="43.0226611436714" calcext:value-type="float">
            <text:p>43,0226611437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,4</text:p>
          </table:table-cell>
          <table:table-cell table:style-name="ce2" table:formula="of:=[.B$13]*[.$A127]^0+[.B$14]*[.$A127]^1+[.B$15]*[.$A127]^2+[.B$16]*[.$A127]^3+[.B$17]*[.$A127]^4+[.B$18]*[.$A127]^5+[.B$19]*[.$A127]^6" office:value-type="float" office:value="26.3211995263991" calcext:value-type="float">
            <text:p>26,3211995264</text:p>
          </table:table-cell>
          <table:table-cell table:style-name="ce2" table:formula="of:=[.C$13]*[.$A127]^0+[.C$14]*[.$A127]^1+[.C$15]*[.$A127]^2+[.C$16]*[.$A127]^3+[.C$17]*[.$A127]^4+[.C$18]*[.$A127]^5+[.C$19]*[.$A127]^6" office:value-type="float" office:value="28.0617717831592" calcext:value-type="float">
            <text:p>28,0617717832</text:p>
          </table:table-cell>
          <table:table-cell table:style-name="ce2" table:formula="of:=[.D$13]*[.$A127]^0+[.D$14]*[.$A127]^1+[.D$15]*[.$A127]^2+[.D$16]*[.$A127]^3+[.D$17]*[.$A127]^4+[.D$18]*[.$A127]^5+[.D$19]*[.$A127]^6" office:value-type="float" office:value="29.5473872487937" calcext:value-type="float">
            <text:p>29,5473872488</text:p>
          </table:table-cell>
          <table:table-cell table:style-name="ce2" table:formula="of:=[.E$13]*[.$A127]^0+[.E$14]*[.$A127]^1+[.E$15]*[.$A127]^2+[.E$16]*[.$A127]^3+[.E$17]*[.$A127]^4+[.E$18]*[.$A127]^5+[.E$19]*[.$A127]^6" office:value-type="float" office:value="37.3233791349672" calcext:value-type="float">
            <text:p>37,323379135</text:p>
          </table:table-cell>
          <table:table-cell table:style-name="ce2" table:formula="of:=[.F$13]*[.$A127]^0+[.F$14]*[.$A127]^1+[.F$15]*[.$A127]^2+[.F$16]*[.$A127]^3+[.F$17]*[.$A127]^4+[.F$18]*[.$A127]^5+[.F$19]*[.$A127]^6" office:value-type="float" office:value="40.6398060214244" calcext:value-type="float">
            <text:p>40,6398060214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style-name="ce2" table:formula="of:=[.B$13]*[.$A128]^0+[.B$14]*[.$A128]^1+[.B$15]*[.$A128]^2+[.B$16]*[.$A128]^3+[.B$17]*[.$A128]^4+[.B$18]*[.$A128]^5+[.B$19]*[.$A128]^6" office:value-type="float" office:value="23.9652790005384" calcext:value-type="float">
            <text:p>23,9652790005</text:p>
          </table:table-cell>
          <table:table-cell table:style-name="ce2" table:formula="of:=[.C$13]*[.$A128]^0+[.C$14]*[.$A128]^1+[.C$15]*[.$A128]^2+[.C$16]*[.$A128]^3+[.C$17]*[.$A128]^4+[.C$18]*[.$A128]^5+[.C$19]*[.$A128]^6" office:value-type="float" office:value="25.8291407468278" calcext:value-type="float">
            <text:p>25,8291407468</text:p>
          </table:table-cell>
          <table:table-cell table:style-name="ce2" table:formula="of:=[.D$13]*[.$A128]^0+[.D$14]*[.$A128]^1+[.D$15]*[.$A128]^2+[.D$16]*[.$A128]^3+[.D$17]*[.$A128]^4+[.D$18]*[.$A128]^5+[.D$19]*[.$A128]^6" office:value-type="float" office:value="27.3710949143942" calcext:value-type="float">
            <text:p>27,3710949144</text:p>
          </table:table-cell>
          <table:table-cell table:style-name="ce2" table:formula="of:=[.E$13]*[.$A128]^0+[.E$14]*[.$A128]^1+[.E$15]*[.$A128]^2+[.E$16]*[.$A128]^3+[.E$17]*[.$A128]^4+[.E$18]*[.$A128]^5+[.E$19]*[.$A128]^6" office:value-type="float" office:value="35.1447019343976" calcext:value-type="float">
            <text:p>35,1447019344</text:p>
          </table:table-cell>
          <table:table-cell table:style-name="ce2" table:formula="of:=[.F$13]*[.$A128]^0+[.F$14]*[.$A128]^1+[.F$15]*[.$A128]^2+[.F$16]*[.$A128]^3+[.F$17]*[.$A128]^4+[.F$18]*[.$A128]^5+[.F$19]*[.$A128]^6" office:value-type="float" office:value="38.2036269953585" calcext:value-type="float">
            <text:p>38,2036269954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,6</text:p>
          </table:table-cell>
          <table:table-cell table:style-name="ce2" table:formula="of:=[.B$13]*[.$A129]^0+[.B$14]*[.$A129]^1+[.B$15]*[.$A129]^2+[.B$16]*[.$A129]^3+[.B$17]*[.$A129]^4+[.B$18]*[.$A129]^5+[.B$19]*[.$A129]^6" office:value-type="float" office:value="21.6537897193084" calcext:value-type="float">
            <text:p>21,6537897193</text:p>
          </table:table-cell>
          <table:table-cell table:style-name="ce2" table:formula="of:=[.C$13]*[.$A129]^0+[.C$14]*[.$A129]^1+[.C$15]*[.$A129]^2+[.C$16]*[.$A129]^3+[.C$17]*[.$A129]^4+[.C$18]*[.$A129]^5+[.C$19]*[.$A129]^6" office:value-type="float" office:value="23.6308434647081" calcext:value-type="float">
            <text:p>23,6308434647</text:p>
          </table:table-cell>
          <table:table-cell table:style-name="ce2" table:formula="of:=[.D$13]*[.$A129]^0+[.D$14]*[.$A129]^1+[.D$15]*[.$A129]^2+[.D$16]*[.$A129]^3+[.D$17]*[.$A129]^4+[.D$18]*[.$A129]^5+[.D$19]*[.$A129]^6" office:value-type="float" office:value="25.2181584326026" calcext:value-type="float">
            <text:p>25,2181584326</text:p>
          </table:table-cell>
          <table:table-cell table:style-name="ce2" table:formula="of:=[.E$13]*[.$A129]^0+[.E$14]*[.$A129]^1+[.E$15]*[.$A129]^2+[.E$16]*[.$A129]^3+[.E$17]*[.$A129]^4+[.E$18]*[.$A129]^5+[.E$19]*[.$A129]^6" office:value-type="float" office:value="32.9351418522886" calcext:value-type="float">
            <text:p>32,9351418523</text:p>
          </table:table-cell>
          <table:table-cell table:style-name="ce2" table:formula="of:=[.F$13]*[.$A129]^0+[.F$14]*[.$A129]^1+[.F$15]*[.$A129]^2+[.F$16]*[.$A129]^3+[.F$17]*[.$A129]^4+[.F$18]*[.$A129]^5+[.F$19]*[.$A129]^6" office:value-type="float" office:value="35.7141240654737" calcext:value-type="float">
            <text:p>35,7141240655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,7</text:p>
          </table:table-cell>
          <table:table-cell table:style-name="ce2" table:formula="of:=[.B$13]*[.$A130]^0+[.B$14]*[.$A130]^1+[.B$15]*[.$A130]^2+[.B$16]*[.$A130]^3+[.B$17]*[.$A130]^4+[.B$18]*[.$A130]^5+[.B$19]*[.$A130]^6" office:value-type="float" office:value="19.3957064715614" calcext:value-type="float">
            <text:p>19,3957064716</text:p>
          </table:table-cell>
          <table:table-cell table:style-name="ce2" table:formula="of:=[.C$13]*[.$A130]^0+[.C$14]*[.$A130]^1+[.C$15]*[.$A130]^2+[.C$16]*[.$A130]^3+[.C$17]*[.$A130]^4+[.C$18]*[.$A130]^5+[.C$19]*[.$A130]^6" office:value-type="float" office:value="21.4726237955347" calcext:value-type="float">
            <text:p>21,4726237955</text:p>
          </table:table-cell>
          <table:table-cell table:style-name="ce2" table:formula="of:=[.D$13]*[.$A130]^0+[.D$14]*[.$A130]^1+[.D$15]*[.$A130]^2+[.D$16]*[.$A130]^3+[.D$17]*[.$A130]^4+[.D$18]*[.$A130]^5+[.D$19]*[.$A130]^6" office:value-type="float" office:value="23.0926888355671" calcext:value-type="float">
            <text:p>23,0926888356</text:p>
          </table:table-cell>
          <table:table-cell table:style-name="ce2" table:formula="of:=[.E$13]*[.$A130]^0+[.E$14]*[.$A130]^1+[.E$15]*[.$A130]^2+[.E$16]*[.$A130]^3+[.E$17]*[.$A130]^4+[.E$18]*[.$A130]^5+[.E$19]*[.$A130]^6" office:value-type="float" office:value="30.6951975780258" calcext:value-type="float">
            <text:p>30,695197578</text:p>
          </table:table-cell>
          <table:table-cell table:style-name="ce2" table:formula="of:=[.F$13]*[.$A130]^0+[.F$14]*[.$A130]^1+[.F$15]*[.$A130]^2+[.F$16]*[.$A130]^3+[.F$17]*[.$A130]^4+[.F$18]*[.$A130]^5+[.F$19]*[.$A130]^6" office:value-type="float" office:value="33.17129723177" calcext:value-type="float">
            <text:p>33,1712972318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,8</text:p>
          </table:table-cell>
          <table:table-cell table:style-name="ce2" table:formula="of:=[.B$13]*[.$A131]^0+[.B$14]*[.$A131]^1+[.B$15]*[.$A131]^2+[.B$16]*[.$A131]^3+[.B$17]*[.$A131]^4+[.B$18]*[.$A131]^5+[.B$19]*[.$A131]^6" office:value-type="float" office:value="17.2005068266371" calcext:value-type="float">
            <text:p>17,2005068266</text:p>
          </table:table-cell>
          <table:table-cell table:style-name="ce2" table:formula="of:=[.C$13]*[.$A131]^0+[.C$14]*[.$A131]^1+[.C$15]*[.$A131]^2+[.C$16]*[.$A131]^3+[.C$17]*[.$A131]^4+[.C$18]*[.$A131]^5+[.C$19]*[.$A131]^6" office:value-type="float" office:value="19.3603965642278" calcext:value-type="float">
            <text:p>19,3603965642</text:p>
          </table:table-cell>
          <table:table-cell table:style-name="ce2" table:formula="of:=[.D$13]*[.$A131]^0+[.D$14]*[.$A131]^1+[.D$15]*[.$A131]^2+[.D$16]*[.$A131]^3+[.D$17]*[.$A131]^4+[.D$18]*[.$A131]^5+[.D$19]*[.$A131]^6" office:value-type="float" office:value="20.9988765476091" calcext:value-type="float">
            <text:p>20,9988765476</text:p>
          </table:table-cell>
          <table:table-cell table:style-name="ce2" table:formula="of:=[.E$13]*[.$A131]^0+[.E$14]*[.$A131]^1+[.E$15]*[.$A131]^2+[.E$16]*[.$A131]^3+[.E$17]*[.$A131]^4+[.E$18]*[.$A131]^5+[.E$19]*[.$A131]^6" office:value-type="float" office:value="28.4253678009924" calcext:value-type="float">
            <text:p>28,425367801</text:p>
          </table:table-cell>
          <table:table-cell table:style-name="ce2" table:formula="of:=[.F$13]*[.$A131]^0+[.F$14]*[.$A131]^1+[.F$15]*[.$A131]^2+[.F$16]*[.$A131]^3+[.F$17]*[.$A131]^4+[.F$18]*[.$A131]^5+[.F$19]*[.$A131]^6" office:value-type="float" office:value="30.5751464942473" calcext:value-type="float">
            <text:p>30,575146494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,9</text:p>
          </table:table-cell>
          <table:table-cell table:style-name="ce2" table:formula="of:=[.B$13]*[.$A132]^0+[.B$14]*[.$A132]^1+[.B$15]*[.$A132]^2+[.B$16]*[.$A132]^3+[.B$17]*[.$A132]^4+[.B$18]*[.$A132]^5+[.B$19]*[.$A132]^6" office:value-type="float" office:value="15.0781901336886" calcext:value-type="float">
            <text:p>15,0781901337</text:p>
          </table:table-cell>
          <table:table-cell table:style-name="ce2" table:formula="of:=[.C$13]*[.$A132]^0+[.C$14]*[.$A132]^1+[.C$15]*[.$A132]^2+[.C$16]*[.$A132]^3+[.C$17]*[.$A132]^4+[.C$18]*[.$A132]^5+[.C$19]*[.$A132]^6" office:value-type="float" office:value="17.3002495526725" calcext:value-type="float">
            <text:p>17,3002495527</text:p>
          </table:table-cell>
          <table:table-cell table:style-name="ce2" table:formula="of:=[.D$13]*[.$A132]^0+[.D$14]*[.$A132]^1+[.D$15]*[.$A132]^2+[.D$16]*[.$A132]^3+[.D$17]*[.$A132]^4+[.D$18]*[.$A132]^5+[.D$19]*[.$A132]^6" office:value-type="float" office:value="18.9409913851787" calcext:value-type="float">
            <text:p>18,9409913852</text:p>
          </table:table-cell>
          <table:table-cell table:style-name="ce2" table:formula="of:=[.E$13]*[.$A132]^0+[.E$14]*[.$A132]^1+[.E$15]*[.$A132]^2+[.E$16]*[.$A132]^3+[.E$17]*[.$A132]^4+[.E$18]*[.$A132]^5+[.E$19]*[.$A132]^6" office:value-type="float" office:value="26.1261512105721" calcext:value-type="float">
            <text:p>26,1261512106</text:p>
          </table:table-cell>
          <table:table-cell table:style-name="ce2" table:formula="of:=[.F$13]*[.$A132]^0+[.F$14]*[.$A132]^1+[.F$15]*[.$A132]^2+[.F$16]*[.$A132]^3+[.F$17]*[.$A132]^4+[.F$18]*[.$A132]^5+[.F$19]*[.$A132]^6" office:value-type="float" office:value="27.9256718529059" calcext:value-type="float">
            <text:p>27,925671852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B$13]*[.$A133]^0+[.B$14]*[.$A133]^1+[.B$15]*[.$A133]^2+[.B$16]*[.$A133]^3+[.B$17]*[.$A133]^4+[.B$18]*[.$A133]^5+[.B$19]*[.$A133]^6" office:value-type="float" office:value="13.0392968878004" calcext:value-type="float">
            <text:p>13,0392968878</text:p>
          </table:table-cell>
          <table:table-cell table:style-name="ce2" table:formula="of:=[.C$13]*[.$A133]^0+[.C$14]*[.$A133]^1+[.C$15]*[.$A133]^2+[.C$16]*[.$A133]^3+[.C$17]*[.$A133]^4+[.C$18]*[.$A133]^5+[.C$19]*[.$A133]^6" office:value-type="float" office:value="15.2984454904199" calcext:value-type="float">
            <text:p>15,2984454904</text:p>
          </table:table-cell>
          <table:table-cell table:style-name="ce2" table:formula="of:=[.D$13]*[.$A133]^0+[.D$14]*[.$A133]^1+[.D$15]*[.$A133]^2+[.D$16]*[.$A133]^3+[.D$17]*[.$A133]^4+[.D$18]*[.$A133]^5+[.D$19]*[.$A133]^6" office:value-type="float" office:value="16.9233825568872" calcext:value-type="float">
            <text:p>16,9233825569</text:p>
          </table:table-cell>
          <table:table-cell table:style-name="ce2" table:formula="of:=[.E$13]*[.$A133]^0+[.E$14]*[.$A133]^1+[.E$15]*[.$A133]^2+[.E$16]*[.$A133]^3+[.E$17]*[.$A133]^4+[.E$18]*[.$A133]^5+[.E$19]*[.$A133]^6" office:value-type="float" office:value="23.7980464961499" calcext:value-type="float">
            <text:p>23,7980464962</text:p>
          </table:table-cell>
          <table:table-cell table:style-name="ce2" table:formula="of:=[.F$13]*[.$A133]^0+[.F$14]*[.$A133]^1+[.F$15]*[.$A133]^2+[.F$16]*[.$A133]^3+[.F$17]*[.$A133]^4+[.F$18]*[.$A133]^5+[.F$19]*[.$A133]^6" office:value-type="float" office:value="25.222873307745" calcext:value-type="float">
            <text:p>25,222873307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,1</text:p>
          </table:table-cell>
          <table:table-cell table:style-name="ce2" table:formula="of:=[.B$13]*[.$A134]^0+[.B$14]*[.$A134]^1+[.B$15]*[.$A134]^2+[.B$16]*[.$A134]^3+[.B$17]*[.$A134]^4+[.B$18]*[.$A134]^5+[.B$19]*[.$A134]^6" office:value-type="float" office:value="11.0949284608432" calcext:value-type="float">
            <text:p>11,0949284608</text:p>
          </table:table-cell>
          <table:table-cell table:style-name="ce2" table:formula="of:=[.C$13]*[.$A134]^0+[.C$14]*[.$A134]^1+[.C$15]*[.$A134]^2+[.C$16]*[.$A134]^3+[.C$17]*[.$A134]^4+[.C$18]*[.$A134]^5+[.C$19]*[.$A134]^6" office:value-type="float" office:value="13.3614240454608" calcext:value-type="float">
            <text:p>13,3614240455</text:p>
          </table:table-cell>
          <table:table-cell table:style-name="ce2" table:formula="of:=[.D$13]*[.$A134]^0+[.D$14]*[.$A134]^1+[.D$15]*[.$A134]^2+[.D$16]*[.$A134]^3+[.D$17]*[.$A134]^4+[.D$18]*[.$A134]^5+[.D$19]*[.$A134]^6" office:value-type="float" office:value="14.950478663487" calcext:value-type="float">
            <text:p>14,9504786635</text:p>
          </table:table-cell>
          <table:table-cell table:style-name="ce2" table:formula="of:=[.E$13]*[.$A134]^0+[.E$14]*[.$A134]^1+[.E$15]*[.$A134]^2+[.E$16]*[.$A134]^3+[.E$17]*[.$A134]^4+[.E$18]*[.$A134]^5+[.E$19]*[.$A134]^6" office:value-type="float" office:value="21.4415523471088" calcext:value-type="float">
            <text:p>21,4415523471</text:p>
          </table:table-cell>
          <table:table-cell table:style-name="ce2" table:formula="of:=[.F$13]*[.$A134]^0+[.F$14]*[.$A134]^1+[.F$15]*[.$A134]^2+[.F$16]*[.$A134]^3+[.F$17]*[.$A134]^4+[.F$18]*[.$A134]^5+[.F$19]*[.$A134]^6" office:value-type="float" office:value="22.4667508587654" calcext:value-type="float">
            <text:p>22,4667508588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,2</text:p>
          </table:table-cell>
          <table:table-cell table:style-name="ce2" table:formula="of:=[.B$13]*[.$A135]^0+[.B$14]*[.$A135]^1+[.B$15]*[.$A135]^2+[.B$16]*[.$A135]^3+[.B$17]*[.$A135]^4+[.B$18]*[.$A135]^5+[.B$19]*[.$A135]^6" office:value-type="float" office:value="9.2567671989018" calcext:value-type="float">
            <text:p>9,2567671989</text:p>
          </table:table-cell>
          <table:table-cell table:style-name="ce2" table:formula="of:=[.C$13]*[.$A135]^0+[.C$14]*[.$A135]^1+[.C$15]*[.$A135]^2+[.C$16]*[.$A135]^3+[.C$17]*[.$A135]^4+[.C$18]*[.$A135]^5+[.C$19]*[.$A135]^6" office:value-type="float" office:value="11.495803814948" calcext:value-type="float">
            <text:p>11,4958038149</text:p>
          </table:table-cell>
          <table:table-cell table:style-name="ce2" table:formula="of:=[.D$13]*[.$A135]^0+[.D$14]*[.$A135]^1+[.D$15]*[.$A135]^2+[.D$16]*[.$A135]^3+[.D$17]*[.$A135]^4+[.D$18]*[.$A135]^5+[.D$19]*[.$A135]^6" office:value-type="float" office:value="13.026787697886" calcext:value-type="float">
            <text:p>13,0267876979</text:p>
          </table:table-cell>
          <table:table-cell table:style-name="ce2" table:formula="of:=[.E$13]*[.$A135]^0+[.E$14]*[.$A135]^1+[.E$15]*[.$A135]^2+[.E$16]*[.$A135]^3+[.E$17]*[.$A135]^4+[.E$18]*[.$A135]^5+[.E$19]*[.$A135]^6" office:value-type="float" office:value="19.0571674528334" calcext:value-type="float">
            <text:p>19,0571674528</text:p>
          </table:table-cell>
          <table:table-cell table:style-name="ce2" table:formula="of:=[.F$13]*[.$A135]^0+[.F$14]*[.$A135]^1+[.F$15]*[.$A135]^2+[.F$16]*[.$A135]^3+[.F$17]*[.$A135]^4+[.F$18]*[.$A135]^5+[.F$19]*[.$A135]^6" office:value-type="float" office:value="19.6573045059672" calcext:value-type="float">
            <text:p>19,657304506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,3</text:p>
          </table:table-cell>
          <table:table-cell table:style-name="ce2" table:formula="of:=[.B$13]*[.$A136]^0+[.B$14]*[.$A136]^1+[.B$15]*[.$A136]^2+[.B$16]*[.$A136]^3+[.B$17]*[.$A136]^4+[.B$18]*[.$A136]^5+[.B$19]*[.$A136]^6" office:value-type="float" office:value="7.5370968849893" calcext:value-type="float">
            <text:p>7,537096885</text:p>
          </table:table-cell>
          <table:table-cell table:style-name="ce2" table:formula="of:=[.C$13]*[.$A136]^0+[.C$14]*[.$A136]^1+[.C$15]*[.$A136]^2+[.C$16]*[.$A136]^3+[.C$17]*[.$A136]^4+[.C$18]*[.$A136]^5+[.C$19]*[.$A136]^6" office:value-type="float" office:value="9.70838431594075" calcext:value-type="float">
            <text:p>9,7083843159</text:p>
          </table:table-cell>
          <table:table-cell table:style-name="ce2" table:formula="of:=[.D$13]*[.$A136]^0+[.D$14]*[.$A136]^1+[.D$15]*[.$A136]^2+[.D$16]*[.$A136]^3+[.D$17]*[.$A136]^4+[.D$18]*[.$A136]^5+[.D$19]*[.$A136]^6" office:value-type="float" office:value="11.156897045139" calcext:value-type="float">
            <text:p>11,1568970451</text:p>
          </table:table-cell>
          <table:table-cell table:style-name="ce2" table:formula="of:=[.E$13]*[.$A136]^0+[.E$14]*[.$A136]^1+[.E$15]*[.$A136]^2+[.E$16]*[.$A136]^3+[.E$17]*[.$A136]^4+[.E$18]*[.$A136]^5+[.E$19]*[.$A136]^6" office:value-type="float" office:value="16.6453905027076" calcext:value-type="float">
            <text:p>16,6453905027</text:p>
          </table:table-cell>
          <table:table-cell table:style-name="ce2" table:formula="of:=[.F$13]*[.$A136]^0+[.F$14]*[.$A136]^1+[.F$15]*[.$A136]^2+[.F$16]*[.$A136]^3+[.F$17]*[.$A136]^4+[.F$18]*[.$A136]^5+[.F$19]*[.$A136]^6" office:value-type="float" office:value="16.7945342493495" calcext:value-type="float">
            <text:p>16,7945342493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,4</text:p>
          </table:table-cell>
          <table:table-cell table:style-name="ce2" table:formula="of:=[.B$13]*[.$A137]^0+[.B$14]*[.$A137]^1+[.B$15]*[.$A137]^2+[.B$16]*[.$A137]^3+[.B$17]*[.$A137]^4+[.B$18]*[.$A137]^5+[.B$19]*[.$A137]^6" office:value-type="float" office:value="5.94882356803282" calcext:value-type="float">
            <text:p>5,948823568</text:p>
          </table:table-cell>
          <table:table-cell table:style-name="ce2" table:formula="of:=[.C$13]*[.$A137]^0+[.C$14]*[.$A137]^1+[.C$15]*[.$A137]^2+[.C$16]*[.$A137]^3+[.C$17]*[.$A137]^4+[.C$18]*[.$A137]^5+[.C$19]*[.$A137]^6" office:value-type="float" office:value="8.00614797614162" calcext:value-type="float">
            <text:p>8,0061479761</text:p>
          </table:table-cell>
          <table:table-cell table:style-name="ce2" table:formula="of:=[.D$13]*[.$A137]^0+[.D$14]*[.$A137]^1+[.D$15]*[.$A137]^2+[.D$16]*[.$A137]^3+[.D$17]*[.$A137]^4+[.D$18]*[.$A137]^5+[.D$19]*[.$A137]^6" office:value-type="float" office:value="9.34547348244814" calcext:value-type="float">
            <text:p>9,3454734824</text:p>
          </table:table-cell>
          <table:table-cell table:style-name="ce2" table:formula="of:=[.E$13]*[.$A137]^0+[.E$14]*[.$A137]^1+[.E$15]*[.$A137]^2+[.E$16]*[.$A137]^3+[.E$17]*[.$A137]^4+[.E$18]*[.$A137]^5+[.E$19]*[.$A137]^6" office:value-type="float" office:value="14.2067201861149" calcext:value-type="float">
            <text:p>14,2067201861</text:p>
          </table:table-cell>
          <table:table-cell table:style-name="ce2" table:formula="of:=[.F$13]*[.$A137]^0+[.F$14]*[.$A137]^1+[.F$15]*[.$A137]^2+[.F$16]*[.$A137]^3+[.F$17]*[.$A137]^4+[.F$18]*[.$A137]^5+[.F$19]*[.$A137]^6" office:value-type="float" office:value="13.8784400889131" calcext:value-type="float">
            <text:p>13,8784400889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,5</text:p>
          </table:table-cell>
          <table:table-cell table:style-name="ce2" table:formula="of:=[.B$13]*[.$A138]^0+[.B$14]*[.$A138]^1+[.B$15]*[.$A138]^2+[.B$16]*[.$A138]^3+[.B$17]*[.$A138]^4+[.B$18]*[.$A138]^5+[.B$19]*[.$A138]^6" office:value-type="float" office:value="4.50549675698858" calcext:value-type="float">
            <text:p>4,505496757</text:p>
          </table:table-cell>
          <table:table-cell table:style-name="ce2" table:formula="of:=[.C$13]*[.$A138]^0+[.C$14]*[.$A138]^1+[.C$15]*[.$A138]^2+[.C$16]*[.$A138]^3+[.C$17]*[.$A138]^4+[.C$18]*[.$A138]^5+[.C$19]*[.$A138]^6" office:value-type="float" office:value="6.39626212464373" calcext:value-type="float">
            <text:p>6,3962621246</text:p>
          </table:table-cell>
          <table:table-cell table:style-name="ce2" table:formula="of:=[.D$13]*[.$A138]^0+[.D$14]*[.$A138]^1+[.D$15]*[.$A138]^2+[.D$16]*[.$A138]^3+[.D$17]*[.$A138]^4+[.D$18]*[.$A138]^5+[.D$19]*[.$A138]^6" office:value-type="float" office:value="7.59726317916648" calcext:value-type="float">
            <text:p>7,5972631792</text:p>
          </table:table-cell>
          <table:table-cell table:style-name="ce2" table:formula="of:=[.E$13]*[.$A138]^0+[.E$14]*[.$A138]^1+[.E$15]*[.$A138]^2+[.E$16]*[.$A138]^3+[.E$17]*[.$A138]^4+[.E$18]*[.$A138]^5+[.E$19]*[.$A138]^6" office:value-type="float" office:value="11.7416551924401" calcext:value-type="float">
            <text:p>11,7416551924</text:p>
          </table:table-cell>
          <table:table-cell table:style-name="ce2" table:formula="of:=[.F$13]*[.$A138]^0+[.F$14]*[.$A138]^1+[.F$15]*[.$A138]^2+[.F$16]*[.$A138]^3+[.F$17]*[.$A138]^4+[.F$18]*[.$A138]^5+[.F$19]*[.$A138]^6" office:value-type="float" office:value="10.9090220246578" calcext:value-type="float">
            <text:p>10,9090220247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,6</text:p>
          </table:table-cell>
          <table:table-cell table:style-name="ce2" table:formula="of:=[.B$13]*[.$A139]^0+[.B$14]*[.$A139]^1+[.B$15]*[.$A139]^2+[.B$16]*[.$A139]^3+[.B$17]*[.$A139]^4+[.B$18]*[.$A139]^5+[.B$19]*[.$A139]^6" office:value-type="float" office:value="3.22133098141057" calcext:value-type="float">
            <text:p>3,2213309814</text:p>
          </table:table-cell>
          <table:table-cell table:style-name="ce2" table:formula="of:=[.C$13]*[.$A139]^0+[.C$14]*[.$A139]^1+[.C$15]*[.$A139]^2+[.C$16]*[.$A139]^3+[.C$17]*[.$A139]^4+[.C$18]*[.$A139]^5+[.C$19]*[.$A139]^6" office:value-type="float" office:value="4.88608098267468" calcext:value-type="float">
            <text:p>4,8860809827</text:p>
          </table:table-cell>
          <table:table-cell table:style-name="ce2" table:formula="of:=[.D$13]*[.$A139]^0+[.D$14]*[.$A139]^1+[.D$15]*[.$A139]^2+[.D$16]*[.$A139]^3+[.D$17]*[.$A139]^4+[.D$18]*[.$A139]^5+[.D$19]*[.$A139]^6" office:value-type="float" office:value="5.91709169678779" calcext:value-type="float">
            <text:p>5,9170916968</text:p>
          </table:table-cell>
          <table:table-cell table:style-name="ce2" table:formula="of:=[.E$13]*[.$A139]^0+[.E$14]*[.$A139]^1+[.E$15]*[.$A139]^2+[.E$16]*[.$A139]^3+[.E$17]*[.$A139]^4+[.E$18]*[.$A139]^5+[.E$19]*[.$A139]^6" office:value-type="float" office:value="9.25069421106684" calcext:value-type="float">
            <text:p>9,2506942111</text:p>
          </table:table-cell>
          <table:table-cell table:style-name="ce2" table:formula="of:=[.F$13]*[.$A139]^0+[.F$14]*[.$A139]^1+[.F$15]*[.$A139]^2+[.F$16]*[.$A139]^3+[.F$17]*[.$A139]^4+[.F$18]*[.$A139]^5+[.F$19]*[.$A139]^6" office:value-type="float" office:value="7.88628005658325" calcext:value-type="float">
            <text:p>7,8862800566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,7</text:p>
          </table:table-cell>
          <table:table-cell table:style-name="ce2" table:formula="of:=[.B$13]*[.$A140]^0+[.B$14]*[.$A140]^1+[.B$15]*[.$A140]^2+[.B$16]*[.$A140]^3+[.B$17]*[.$A140]^4+[.B$18]*[.$A140]^5+[.B$19]*[.$A140]^6" office:value-type="float" office:value="2.11122771741066" calcext:value-type="float">
            <text:p>2,1112277174</text:p>
          </table:table-cell>
          <table:table-cell table:style-name="ce2" table:formula="of:=[.C$13]*[.$A140]^0+[.C$14]*[.$A140]^1+[.C$15]*[.$A140]^2+[.C$16]*[.$A140]^3+[.C$17]*[.$A140]^4+[.C$18]*[.$A140]^5+[.C$19]*[.$A140]^6" office:value-type="float" office:value="3.48314765431496" calcext:value-type="float">
            <text:p>3,4831476543</text:p>
          </table:table-cell>
          <table:table-cell table:style-name="ce2" table:formula="of:=[.D$13]*[.$A140]^0+[.D$14]*[.$A140]^1+[.D$15]*[.$A140]^2+[.D$16]*[.$A140]^3+[.D$17]*[.$A140]^4+[.D$18]*[.$A140]^5+[.D$19]*[.$A140]^6" office:value-type="float" office:value="4.3098639889713" calcext:value-type="float">
            <text:p>4,309863989</text:p>
          </table:table-cell>
          <table:table-cell table:style-name="ce2" table:formula="of:=[.E$13]*[.$A140]^0+[.E$14]*[.$A140]^1+[.E$15]*[.$A140]^2+[.E$16]*[.$A140]^3+[.E$17]*[.$A140]^4+[.E$18]*[.$A140]^5+[.E$19]*[.$A140]^6" office:value-type="float" office:value="6.73433593137906" calcext:value-type="float">
            <text:p>6,7343359314</text:p>
          </table:table-cell>
          <table:table-cell table:style-name="ce2" table:formula="of:=[.F$13]*[.$A140]^0+[.F$14]*[.$A140]^1+[.F$15]*[.$A140]^2+[.F$16]*[.$A140]^3+[.F$17]*[.$A140]^4+[.F$18]*[.$A140]^5+[.F$19]*[.$A140]^6" office:value-type="float" office:value="4.81021418469027" calcext:value-type="float">
            <text:p>4,8102141847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,8</text:p>
          </table:table-cell>
          <table:table-cell table:style-name="ce2" table:formula="of:=[.B$13]*[.$A141]^0+[.B$14]*[.$A141]^1+[.B$15]*[.$A141]^2+[.B$16]*[.$A141]^3+[.B$17]*[.$A141]^4+[.B$18]*[.$A141]^5+[.B$19]*[.$A141]^6" office:value-type="float" office:value="1.1907976795992" calcext:value-type="float">
            <text:p>1,1907976796</text:p>
          </table:table-cell>
          <table:table-cell table:style-name="ce2" table:formula="of:=[.C$13]*[.$A141]^0+[.C$14]*[.$A141]^1+[.C$15]*[.$A141]^2+[.C$16]*[.$A141]^3+[.C$17]*[.$A141]^4+[.C$18]*[.$A141]^5+[.C$19]*[.$A141]^6" office:value-type="float" office:value="2.1951961172681" calcext:value-type="float">
            <text:p>2,1951961173</text:p>
          </table:table-cell>
          <table:table-cell table:style-name="ce2" table:formula="of:=[.D$13]*[.$A141]^0+[.D$14]*[.$A141]^1+[.D$15]*[.$A141]^2+[.D$16]*[.$A141]^3+[.D$17]*[.$A141]^4+[.D$18]*[.$A141]^5+[.D$19]*[.$A141]^6" office:value-type="float" office:value="2.78056440151158" calcext:value-type="float">
            <text:p>2,7805644015</text:p>
          </table:table-cell>
          <table:table-cell table:style-name="ce2" table:formula="of:=[.E$13]*[.$A141]^0+[.E$14]*[.$A141]^1+[.E$15]*[.$A141]^2+[.E$16]*[.$A141]^3+[.E$17]*[.$A141]^4+[.E$18]*[.$A141]^5+[.E$19]*[.$A141]^6" office:value-type="float" office:value="4.19307904276127" calcext:value-type="float">
            <text:p>4,1930790428</text:p>
          </table:table-cell>
          <table:table-cell table:style-name="ce2" table:formula="of:=[.F$13]*[.$A141]^0+[.F$14]*[.$A141]^1+[.F$15]*[.$A141]^2+[.F$16]*[.$A141]^3+[.F$17]*[.$A141]^4+[.F$18]*[.$A141]^5+[.F$19]*[.$A141]^6" office:value-type="float" office:value="1.68082440897797" calcext:value-type="float">
            <text:p>1,680824409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,9</text:p>
          </table:table-cell>
          <table:table-cell table:style-name="ce2" table:formula="of:=[.B$13]*[.$A142]^0+[.B$14]*[.$A142]^1+[.B$15]*[.$A142]^2+[.B$16]*[.$A142]^3+[.B$17]*[.$A142]^4+[.B$18]*[.$A142]^5+[.B$19]*[.$A142]^6" office:value-type="float" office:value="0.476383478286152" calcext:value-type="float">
            <text:p>0,4763834783</text:p>
          </table:table-cell>
          <table:table-cell table:style-name="ce2" table:formula="of:=[.C$13]*[.$A142]^0+[.C$14]*[.$A142]^1+[.C$15]*[.$A142]^2+[.C$16]*[.$A142]^3+[.C$17]*[.$A142]^4+[.C$18]*[.$A142]^5+[.C$19]*[.$A142]^6" office:value-type="float" office:value="1.03015321357907" calcext:value-type="float">
            <text:p>1,0301532136</text:p>
          </table:table-cell>
          <table:table-cell table:style-name="ce2" table:formula="of:=[.D$13]*[.$A142]^0+[.D$14]*[.$A142]^1+[.D$15]*[.$A142]^2+[.D$16]*[.$A142]^3+[.D$17]*[.$A142]^4+[.D$18]*[.$A142]^5+[.D$19]*[.$A142]^6" office:value-type="float" office:value="1.33425667235679" calcext:value-type="float">
            <text:p>1,3342566724</text:p>
          </table:table-cell>
          <table:table-cell table:style-name="ce2" table:formula="of:=[.E$13]*[.$A142]^0+[.E$14]*[.$A142]^1+[.E$15]*[.$A142]^2+[.E$16]*[.$A142]^3+[.E$17]*[.$A142]^4+[.E$18]*[.$A142]^5+[.E$19]*[.$A142]^6" office:value-type="float" office:value="1.62742223459657" calcext:value-type="float">
            <text:p>1,6274222346</text:p>
          </table:table-cell>
          <table:table-cell table:style-name="ce2" table:formula="of:=[.F$13]*[.$A142]^0+[.F$14]*[.$A142]^1+[.F$15]*[.$A142]^2+[.F$16]*[.$A142]^3+[.F$17]*[.$A142]^4+[.F$18]*[.$A142]^5+[.F$19]*[.$A142]^6" office:value-type="float" office:value="-1.50188927055319" calcext:value-type="float">
            <text:p>-1,5018892706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B$13]*[.$A143]^0+[.B$14]*[.$A143]^1+[.B$15]*[.$A143]^2+[.B$16]*[.$A143]^3+[.B$17]*[.$A143]^4+[.B$18]*[.$A143]^5+[.B$19]*[.$A143]^6" office:value-type="float" office:value="-0.0149173562313081" calcext:value-type="float">
            <text:p>-0,0149173562</text:p>
          </table:table-cell>
          <table:table-cell table:style-name="ce2" table:formula="of:=[.C$13]*[.$A143]^0+[.C$14]*[.$A143]^1+[.C$15]*[.$A143]^2+[.C$16]*[.$A143]^3+[.C$17]*[.$A143]^4+[.C$18]*[.$A143]^5+[.C$19]*[.$A143]^6" office:value-type="float" office:value="-0.00385935962185613" calcext:value-type="float">
            <text:p>-0,0038593596</text:p>
          </table:table-cell>
          <table:table-cell table:style-name="ce2" table:formula="of:=[.D$13]*[.$A143]^0+[.D$14]*[.$A143]^1+[.D$15]*[.$A143]^2+[.D$16]*[.$A143]^3+[.D$17]*[.$A143]^4+[.D$18]*[.$A143]^5+[.D$19]*[.$A143]^6" office:value-type="float" office:value="-0.0239160684004673" calcext:value-type="float">
            <text:p>-0,0239160684</text:p>
          </table:table-cell>
          <table:table-cell table:style-name="ce2" table:formula="of:=[.E$13]*[.$A143]^0+[.E$14]*[.$A143]^1+[.E$15]*[.$A143]^2+[.E$16]*[.$A143]^3+[.E$17]*[.$A143]^4+[.E$18]*[.$A143]^5+[.E$19]*[.$A143]^6" office:value-type="float" office:value="-0.96213580372978" calcext:value-type="float">
            <text:p>-0,9621358037</text:p>
          </table:table-cell>
          <table:table-cell table:style-name="ce2" table:formula="of:=[.F$13]*[.$A143]^0+[.F$14]*[.$A143]^1+[.F$15]*[.$A143]^2+[.F$16]*[.$A143]^3+[.F$17]*[.$A143]^4+[.F$18]*[.$A143]^5+[.F$19]*[.$A143]^6" office:value-type="float" office:value="-4.73792685390322" calcext:value-type="float">
            <text:p>-4,7379268539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,1</text:p>
          </table:table-cell>
          <table:table-cell table:style-name="ce2" table:formula="of:=[.B$13]*[.$A144]^0+[.B$14]*[.$A144]^1+[.B$15]*[.$A144]^2+[.B$16]*[.$A144]^3+[.B$17]*[.$A144]^4+[.B$18]*[.$A144]^5+[.B$19]*[.$A144]^6" office:value-type="float" office:value="-0.265228985495924" calcext:value-type="float">
            <text:p>-0,2652289855</text:p>
          </table:table-cell>
          <table:table-cell table:style-name="ce2" table:formula="of:=[.C$13]*[.$A144]^0+[.C$14]*[.$A144]^1+[.C$15]*[.$A144]^2+[.C$16]*[.$A144]^3+[.C$17]*[.$A144]^4+[.C$18]*[.$A144]^5+[.C$19]*[.$A144]^6" office:value-type="float" office:value="-0.898523059361651" calcext:value-type="float">
            <text:p>-0,8985230594</text:p>
          </table:table-cell>
          <table:table-cell table:style-name="ce2" table:formula="of:=[.D$13]*[.$A144]^0+[.D$14]*[.$A144]^1+[.D$15]*[.$A144]^2+[.D$16]*[.$A144]^3+[.D$17]*[.$A144]^4+[.D$18]*[.$A144]^5+[.D$19]*[.$A144]^6" office:value-type="float" office:value="-1.28873129850945" calcext:value-type="float">
            <text:p>-1,2887312985</text:p>
          </table:table-cell>
          <table:table-cell table:style-name="ce2" table:formula="of:=[.E$13]*[.$A144]^0+[.E$14]*[.$A144]^1+[.E$15]*[.$A144]^2+[.E$16]*[.$A144]^3+[.E$17]*[.$A144]^4+[.E$18]*[.$A144]^5+[.E$19]*[.$A144]^6" office:value-type="float" office:value="-3.57509638283454" calcext:value-type="float">
            <text:p>-3,5750963828</text:p>
          </table:table-cell>
          <table:table-cell table:style-name="ce2" table:formula="of:=[.F$13]*[.$A144]^0+[.F$14]*[.$A144]^1+[.F$15]*[.$A144]^2+[.F$16]*[.$A144]^3+[.F$17]*[.$A144]^4+[.F$18]*[.$A144]^5+[.F$19]*[.$A144]^6" office:value-type="float" office:value="-8.02728834107234" calcext:value-type="float">
            <text:p>-8,0272883411</text:p>
          </table:table-cell>
          <table:table-cell table:number-columns-repeated="11"/>
        </table:table-row>
        <table:table-row table:style-name="ro1" table:number-rows-repeated="10484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proksymacja_nowy wykres" table:style-name="ta2">
        <table:shapes>
          <draw:frame draw:z-index="0" draw:style-name="gr1" draw:text-style-name="P1" svg:width="244.28mm" svg:height="113.35mm" svg:x="100.5mm" svg:y="77.34mm">
            <loext:p draw:notify-on-update-of-ranges="'Aproksymacja_nowy wykres'.A22:'Aproksymacja_nowy wykres'.A70 'Aproksymacja_nowy wykres'.B21:'Aproksymacja_nowy wykres'.B21 'Aproksymacja_nowy wykres'.B22:'Aproksymacja_nowy wykres'.B70 'Aproksymacja_nowy wykres'.C21:'Aproksymacja_nowy wykres'.C21 'Aproksymacja_nowy wykres'.C22:'Aproksymacja_nowy wykres'.C70 'Aproksymacja_nowy wykres'.D21:'Aproksymacja_nowy wykres'.D21 'Aproksymacja_nowy wykres'.D22:'Aproksymacja_nowy wykres'.D70 'Aproksymacja_nowy wykres'.E21:'Aproksymacja_nowy wykres'.E21 'Aproksymacja_nowy wykres'.E22:'Aproksymacja_nowy wykres'.E70 'Aproksymacja_nowy wykres'.F21:'Aproksymacja_nowy wykres'.F21 'Aproksymacja_nowy wykres'.F22:'Aproksymacja_nowy wykres'.F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number-columns-repeated="5"/>
          <table:table-cell table:style-name="ce26" office:value-type="string" calcext:value-type="string">
            <text:p>macierz Xi (kolejnych potęg wektora xi)</text:p>
          </table:table-cell>
          <table:table-cell table:number-columns-repeated="8"/>
          <table:table-cell office:value-type="string" calcext:value-type="string">
            <text:p>MACIERZ.ILOCZYN(MACIERZ.ILOCZYN(MACIERZ.ODW(MACIERZ.ILOCZYN(TRANSPONUJ(H<text:span text:style-name="T1">3:N9</text:span>);<text:span text:style-name="T1">H3:N9</text:span>));TRANSPONUJ(<text:span text:style-name="T1">H3:N9</text:span>));<text:span text:style-name="T2">B3:B9</text:span>)</text:p>
          </table:table-cell>
        </table:table-row>
        <table:table-row table:style-name="ro2">
          <table:table-cell table:style-name="ce13" office:value-type="string" calcext:value-type="string">
            <text:p>godzina</text:p>
          </table:table-cell>
          <table:table-cell table:style-name="ce13" office:value-type="string" calcext:value-type="string">
            <text:p>moc</text:p>
          </table:table-cell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CIERZ.ILOCZYN(MACIERZ.ILOCZYN(MACIERZ.ODW(MACIERZ.ILOCZYN(TRANSPONUJ(H<text:span text:style-name="T1">3:L9</text:span>);<text:span text:style-name="T1">H3:L9</text:span>));TRANSPONUJ(<text:span text:style-name="T1">H3:L9</text:span>));<text:span text:style-name="T2">B3:B9</text:span>)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3]^[.H$2]" office:value-type="float" office:value="1" calcext:value-type="float">
            <text:p>1</text:p>
          </table:table-cell>
          <table:table-cell table:style-name="ce28" table:formula="of:=[.$A3]^[.I$2]" office:value-type="float" office:value="9" calcext:value-type="float">
            <text:p>9</text:p>
          </table:table-cell>
          <table:table-cell table:style-name="ce28" table:formula="of:=[.$A3]^[.J$2]" office:value-type="float" office:value="81" calcext:value-type="float">
            <text:p>81</text:p>
          </table:table-cell>
          <table:table-cell table:style-name="ce28" table:formula="of:=[.$A3]^[.K$2]" office:value-type="float" office:value="729" calcext:value-type="float">
            <text:p>729</text:p>
          </table:table-cell>
          <table:table-cell table:style-name="ce28" table:formula="of:=[.$A3]^[.L$2]" office:value-type="float" office:value="6561" calcext:value-type="float">
            <text:p>6561</text:p>
          </table:table-cell>
          <table:table-cell table:style-name="ce28" table:formula="of:=[.$A3]^[.M$2]" office:value-type="float" office:value="59049" calcext:value-type="float">
            <text:p>59049</text:p>
          </table:table-cell>
          <table:table-cell table:style-name="ce28" table:formula="of:=[.$A3]^[.N$2]" office:value-type="float" office:value="531441" calcext:value-type="float">
            <text:p>531441</text:p>
          </table:table-cell>
          <table:table-cell table:number-columns-repeated="3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5"/>
          <table:table-cell table:style-name="ce28" table:formula="of:=[.$A4]^[.H$2]" office:value-type="float" office:value="1" calcext:value-type="float">
            <text:p>1</text:p>
          </table:table-cell>
          <table:table-cell table:style-name="ce28" table:formula="of:=[.$A4]^[.I$2]" office:value-type="float" office:value="12" calcext:value-type="float">
            <text:p>12</text:p>
          </table:table-cell>
          <table:table-cell table:style-name="ce28" table:formula="of:=[.$A4]^[.J$2]" office:value-type="float" office:value="144" calcext:value-type="float">
            <text:p>144</text:p>
          </table:table-cell>
          <table:table-cell table:style-name="ce28" table:formula="of:=[.$A4]^[.K$2]" office:value-type="float" office:value="1728" calcext:value-type="float">
            <text:p>1728</text:p>
          </table:table-cell>
          <table:table-cell table:style-name="ce28" table:formula="of:=[.$A4]^[.L$2]" office:value-type="float" office:value="20736" calcext:value-type="float">
            <text:p>20736</text:p>
          </table:table-cell>
          <table:table-cell table:style-name="ce28" table:formula="of:=[.$A4]^[.M$2]" office:value-type="float" office:value="248832" calcext:value-type="float">
            <text:p>248832</text:p>
          </table:table-cell>
          <table:table-cell table:style-name="ce28" table:formula="of:=[.$A4]^[.N$2]" office:value-type="float" office:value="2985984" calcext:value-type="float">
            <text:p>2985984</text:p>
          </table:table-cell>
          <table:table-cell table:number-columns-repeated="3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5"/>
          <table:table-cell table:style-name="ce28" table:formula="of:=[.$A5]^[.H$2]" office:value-type="float" office:value="1" calcext:value-type="float">
            <text:p>1</text:p>
          </table:table-cell>
          <table:table-cell table:style-name="ce28" table:formula="of:=[.$A5]^[.I$2]" office:value-type="float" office:value="13" calcext:value-type="float">
            <text:p>13</text:p>
          </table:table-cell>
          <table:table-cell table:style-name="ce28" table:formula="of:=[.$A5]^[.J$2]" office:value-type="float" office:value="169" calcext:value-type="float">
            <text:p>169</text:p>
          </table:table-cell>
          <table:table-cell table:style-name="ce28" table:formula="of:=[.$A5]^[.K$2]" office:value-type="float" office:value="2197" calcext:value-type="float">
            <text:p>2197</text:p>
          </table:table-cell>
          <table:table-cell table:style-name="ce28" table:formula="of:=[.$A5]^[.L$2]" office:value-type="float" office:value="28561" calcext:value-type="float">
            <text:p>28561</text:p>
          </table:table-cell>
          <table:table-cell table:style-name="ce28" table:formula="of:=[.$A5]^[.M$2]" office:value-type="float" office:value="371293" calcext:value-type="float">
            <text:p>371293</text:p>
          </table:table-cell>
          <table:table-cell table:style-name="ce28" table:formula="of:=[.$A5]^[.N$2]" office:value-type="float" office:value="4826809" calcext:value-type="float">
            <text:p>4826809</text:p>
          </table:table-cell>
          <table:table-cell table:number-columns-repeated="3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5"/>
          <table:table-cell table:style-name="ce28" table:formula="of:=[.$A6]^[.H$2]" office:value-type="float" office:value="1" calcext:value-type="float">
            <text:p>1</text:p>
          </table:table-cell>
          <table:table-cell table:style-name="ce28" table:formula="of:=[.$A6]^[.I$2]" office:value-type="float" office:value="15" calcext:value-type="float">
            <text:p>15</text:p>
          </table:table-cell>
          <table:table-cell table:style-name="ce28" table:formula="of:=[.$A6]^[.J$2]" office:value-type="float" office:value="225" calcext:value-type="float">
            <text:p>225</text:p>
          </table:table-cell>
          <table:table-cell table:style-name="ce28" table:formula="of:=[.$A6]^[.K$2]" office:value-type="float" office:value="3375" calcext:value-type="float">
            <text:p>3375</text:p>
          </table:table-cell>
          <table:table-cell table:style-name="ce28" table:formula="of:=[.$A6]^[.L$2]" office:value-type="float" office:value="50625" calcext:value-type="float">
            <text:p>50625</text:p>
          </table:table-cell>
          <table:table-cell table:style-name="ce28" table:formula="of:=[.$A6]^[.M$2]" office:value-type="float" office:value="759375" calcext:value-type="float">
            <text:p>759375</text:p>
          </table:table-cell>
          <table:table-cell table:style-name="ce28" table:formula="of:=[.$A6]^[.N$2]" office:value-type="float" office:value="11390625" calcext:value-type="float">
            <text:p>11390625</text:p>
          </table:table-cell>
          <table:table-cell table:number-columns-repeated="3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5"/>
          <table:table-cell table:style-name="ce28" table:formula="of:=[.$A7]^[.H$2]" office:value-type="float" office:value="1" calcext:value-type="float">
            <text:p>1</text:p>
          </table:table-cell>
          <table:table-cell table:style-name="ce28" table:formula="of:=[.$A7]^[.I$2]" office:value-type="float" office:value="17" calcext:value-type="float">
            <text:p>17</text:p>
          </table:table-cell>
          <table:table-cell table:style-name="ce28" table:formula="of:=[.$A7]^[.J$2]" office:value-type="float" office:value="289" calcext:value-type="float">
            <text:p>289</text:p>
          </table:table-cell>
          <table:table-cell table:style-name="ce28" table:formula="of:=[.$A7]^[.K$2]" office:value-type="float" office:value="4913" calcext:value-type="float">
            <text:p>4913</text:p>
          </table:table-cell>
          <table:table-cell table:style-name="ce28" table:formula="of:=[.$A7]^[.L$2]" office:value-type="float" office:value="83521" calcext:value-type="float">
            <text:p>83521</text:p>
          </table:table-cell>
          <table:table-cell table:style-name="ce28" table:formula="of:=[.$A7]^[.M$2]" office:value-type="float" office:value="1419857" calcext:value-type="float">
            <text:p>1419857</text:p>
          </table:table-cell>
          <table:table-cell table:style-name="ce28" table:formula="of:=[.$A7]^[.N$2]" office:value-type="float" office:value="24137569" calcext:value-type="float">
            <text:p>24137569</text:p>
          </table:table-cell>
          <table:table-cell table:number-columns-repeated="3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5"/>
          <table:table-cell table:style-name="ce28" table:formula="of:=[.$A8]^[.H$2]" office:value-type="float" office:value="1" calcext:value-type="float">
            <text:p>1</text:p>
          </table:table-cell>
          <table:table-cell table:style-name="ce28" table:formula="of:=[.$A8]^[.I$2]" office:value-type="float" office:value="18" calcext:value-type="float">
            <text:p>18</text:p>
          </table:table-cell>
          <table:table-cell table:style-name="ce28" table:formula="of:=[.$A8]^[.J$2]" office:value-type="float" office:value="324" calcext:value-type="float">
            <text:p>324</text:p>
          </table:table-cell>
          <table:table-cell table:style-name="ce28" table:formula="of:=[.$A8]^[.K$2]" office:value-type="float" office:value="5832" calcext:value-type="float">
            <text:p>5832</text:p>
          </table:table-cell>
          <table:table-cell table:style-name="ce28" table:formula="of:=[.$A8]^[.L$2]" office:value-type="float" office:value="104976" calcext:value-type="float">
            <text:p>104976</text:p>
          </table:table-cell>
          <table:table-cell table:style-name="ce28" table:formula="of:=[.$A8]^[.M$2]" office:value-type="float" office:value="1889568" calcext:value-type="float">
            <text:p>1889568</text:p>
          </table:table-cell>
          <table:table-cell table:style-name="ce28" table:formula="of:=[.$A8]^[.N$2]" office:value-type="float" office:value="34012224" calcext:value-type="float">
            <text:p>34012224</text:p>
          </table:table-cell>
          <table:table-cell/>
          <table:table-cell table:style-name="ce30"/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9]^[.H$2]" office:value-type="float" office:value="1" calcext:value-type="float">
            <text:p>1</text:p>
          </table:table-cell>
          <table:table-cell table:style-name="ce28" table:formula="of:=[.$A9]^[.I$2]" office:value-type="float" office:value="21" calcext:value-type="float">
            <text:p>21</text:p>
          </table:table-cell>
          <table:table-cell table:style-name="ce28" table:formula="of:=[.$A9]^[.J$2]" office:value-type="float" office:value="441" calcext:value-type="float">
            <text:p>441</text:p>
          </table:table-cell>
          <table:table-cell table:style-name="ce28" table:formula="of:=[.$A9]^[.K$2]" office:value-type="float" office:value="9261" calcext:value-type="float">
            <text:p>9261</text:p>
          </table:table-cell>
          <table:table-cell table:style-name="ce28" table:formula="of:=[.$A9]^[.L$2]" office:value-type="float" office:value="194481" calcext:value-type="float">
            <text:p>194481</text:p>
          </table:table-cell>
          <table:table-cell table:style-name="ce28" table:formula="of:=[.$A9]^[.M$2]" office:value-type="float" office:value="4084101" calcext:value-type="float">
            <text:p>4084101</text:p>
          </table:table-cell>
          <table:table-cell table:style-name="ce28" table:formula="of:=[.$A9]^[.N$2]" office:value-type="float" office:value="85766121" calcext:value-type="float">
            <text:p>85766121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4" office:value-type="string" calcext:value-type="string">
            <text:p>st. 7</text:p>
          </table:table-cell>
          <table:table-cell table:style-name="ce24" office:value-type="string" calcext:value-type="string">
            <text:p>st. 6</text:p>
          </table:table-cell>
          <table:table-cell table:style-name="ce24" office:value-type="string" calcext:value-type="string">
            <text:p>st. 5</text:p>
          </table:table-cell>
          <table:table-cell table:style-name="ce24" office:value-type="string" calcext:value-type="string">
            <text:p>st. 4</text:p>
          </table:table-cell>
          <table:table-cell table:style-name="ce24" office:value-type="string" calcext:value-type="string">
            <text:p>st. 3</text:p>
          </table:table-cell>
          <table:table-cell/>
          <table:table-cell office:value-type="string" calcext:value-type="string">
            <text:p>α = (Xi'*Xi)^(-1) * Xi' * yi <text:s/>// mnożę lewostronnie przez ((Xi'*Xi)^(-1))^(-1), czyli przez (Xi'*Xi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1</text:p>
          </table:table-cell>
          <table:table-cell table:style-name="ce24" table:number-matrix-columns-spanned="1" table:number-matrix-rows-spanned="7" table:formula="of:=MMULT(MMULT(MINVERSE(MMULT(TRANSPOSE([.H3:.N9]);[.H3:.N9]));TRANSPOSE([.H3:.N9]));[.B3:.B9])" office:value-type="float" office:value="4280.66435962915" calcext:value-type="float">
            <text:p>4280,6643596292</text:p>
          </table:table-cell>
          <table:table-cell table:style-name="ce24" table:number-matrix-columns-spanned="1" table:number-matrix-rows-spanned="6" table:formula="of:=MMULT(MMULT(MINVERSE(MMULT(TRANSPOSE([.H3:.M9]);[.H3:.M9]));TRANSPOSE([.H3:.M9]));[.B3:.B9])" office:value-type="float" office:value="-380.12361887563" calcext:value-type="float">
            <text:p>-380,1236188756</text:p>
          </table:table-cell>
          <table:table-cell table:style-name="ce25" table:number-matrix-columns-spanned="1" table:number-matrix-rows-spanned="5" table:formula="of:=MMULT(MMULT(MINVERSE(MMULT(TRANSPOSE([.H3:.L9]);[.H3:.L9]));TRANSPOSE([.H3:.L9]));[.B3:.B9])" office:value-type="float" office:value="645.170797122515" calcext:value-type="float">
            <text:p>645,1707971225</text:p>
          </table:table-cell>
          <table:table-cell table:style-name="ce25" table:number-matrix-columns-spanned="1" table:number-matrix-rows-spanned="4" table:formula="of:=MMULT(MMULT(MINVERSE(MMULT(TRANSPOSE([.H3:.K9]);[.H3:.K9]));TRANSPOSE([.H3:.K9]));[.B3:.B9])" office:value-type="float" office:value="-740.433315226999" calcext:value-type="float">
            <text:p>-740,433315227</text:p>
          </table:table-cell>
          <table:table-cell table:style-name="ce25" table:number-matrix-columns-spanned="1" table:number-matrix-rows-spanned="3" table:formula="of:=MMULT(MMULT(MINVERSE(MMULT(TRANSPOSE([.H3:.J9]);[.H3:.J9]));TRANSPOSE([.H3:.J9]));[.B3:.B9])" office:value-type="float" office:value="-495.363103657297" calcext:value-type="float">
            <text:p>-495,3631036573</text:p>
          </table:table-cell>
          <table:table-cell/>
          <table:table-cell table:style-name="ce29" office:value-type="string" calcext:value-type="string">
            <text:p>(Xi'*Xi) * α = Xi' * yi <text:s text:c="2"/>//mnożę lewostronnie przez (Xi’)^(-1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2</text:p>
          </table:table-cell>
          <table:table-cell table:style-name="ce24" office:value-type="float" office:value="-1911.31212104112" calcext:value-type="float">
            <text:p>-1911,3121210411</text:p>
          </table:table-cell>
          <table:table-cell table:style-name="ce24" office:value-type="float" office:value="97.9245734971482" calcext:value-type="float">
            <text:p>97,9245734971</text:p>
          </table:table-cell>
          <table:table-cell table:style-name="ce25" office:value-type="float" office:value="-274.259268216147" calcext:value-type="float">
            <text:p>-274,2592682161</text:p>
          </table:table-cell>
          <table:table-cell table:style-name="ce25" office:value-type="float" office:value="133.092920572581" calcext:value-type="float">
            <text:p>133,0929205726</text:p>
          </table:table-cell>
          <table:table-cell table:style-name="ce25" office:value-type="float" office:value="79.353202667205" calcext:value-type="float">
            <text:p>79,3532026672</text:p>
          </table:table-cell>
          <table:table-cell/>
          <table:table-cell table:style-name="ce29" office:value-type="string" calcext:value-type="string">
            <text:p>(Xi’)^(-1) * (Xi'*Xi) * α = <text:s/>yi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3</text:p>
          </table:table-cell>
          <table:table-cell table:style-name="ce24" office:value-type="float" office:value="339.053625799716" calcext:value-type="float">
            <text:p>339,0536257997</text:p>
          </table:table-cell>
          <table:table-cell table:style-name="ce24" office:value-type="float" office:value="-15.8348207639501" calcext:value-type="float">
            <text:p>-15,834820764</text:p>
          </table:table-cell>
          <table:table-cell table:style-name="ce25" office:value-type="float" office:value="36.9440965734739" calcext:value-type="float">
            <text:p>36,9440965735</text:p>
          </table:table-cell>
          <table:table-cell table:style-name="ce25" office:value-type="float" office:value="-6.40636557101995" calcext:value-type="float">
            <text:p>-6,406365571</text:p>
          </table:table-cell>
          <table:table-cell table:style-name="ce25" office:value-type="float" office:value="-2.66619519094764" calcext:value-type="float">
            <text:p>-2,6661951909</text:p>
          </table:table-cell>
          <table:table-cell/>
          <table:table-cell office:value-type="string" calcext:value-type="string">
            <text:p>yi = (Xi’)^(-1) * Xi' * Xi * α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4</text:p>
          </table:table-cell>
          <table:table-cell table:style-name="ce24" office:value-type="float" office:value="-31.151636669063" calcext:value-type="float">
            <text:p>-31,1516366691</text:p>
          </table:table-cell>
          <table:table-cell table:style-name="ce24" office:value-type="float" office:value="1.75960144651617" calcext:value-type="float">
            <text:p>1,7596014465</text:p>
          </table:table-cell>
          <table:table-cell table:style-name="ce25" office:value-type="float" office:value="-1.9016888260845" calcext:value-type="float">
            <text:p>-1,9016888261</text:p>
          </table:table-cell>
          <table:table-cell table:style-name="ce25" office:value-type="float" office:value="0.0831148973349383" calcext:value-type="float">
            <text:p>0,0831148973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4" office:value-type="string" calcext:value-type="string">
            <text:p>α5</text:p>
          </table:table-cell>
          <table:table-cell table:style-name="ce24" office:value-type="float" office:value="1.60026052111789" calcext:value-type="float">
            <text:p>1,6002605211</text:p>
          </table:table-cell>
          <table:table-cell table:style-name="ce24" office:value-type="float" office:value="-0.0913412100641153" calcext:value-type="float">
            <text:p>-0,0913412101</text:p>
          </table:table-cell>
          <table:table-cell table:style-name="ce25" office:value-type="float" office:value="0.0330800620565236" calcext:value-type="float">
            <text:p>0,0330800621</text:p>
          </table:table-cell>
          <table:table-cell table:style-name="ce25" table:number-columns-repeated="2"/>
          <table:table-cell table:number-columns-repeated="11"/>
        </table:table-row>
        <table:table-row table:style-name="ro1">
          <table:table-cell table:style-name="ce24" office:value-type="string" calcext:value-type="string">
            <text:p>α6</text:p>
          </table:table-cell>
          <table:table-cell table:style-name="ce24" office:value-type="float" office:value="-0.0440642876535549" calcext:value-type="float">
            <text:p>-0,0440642877</text:p>
          </table:table-cell>
          <table:table-cell table:style-name="ce24" office:value-type="float" office:value="0.00165895029316632" calcext:value-type="float">
            <text:p>0,0016589503</text:p>
          </table:table-cell>
          <table:table-cell table:style-name="ce25" table:number-columns-repeated="3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style-name="ce24" office:value-type="string" calcext:value-type="string">
            <text:p>α7</text:p>
          </table:table-cell>
          <table:table-cell table:style-name="ce24" office:value-type="float" office:value="0.000508035898487691" calcext:value-type="float">
            <text:p>0,0005080359</text:p>
          </table:table-cell>
          <table:table-cell table:style-name="ce24"/>
          <table:table-cell table:style-name="ce25" table:number-columns-repeated="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5</text:p>
          </table:table-cell>
          <table:table-cell table:style-name="ce31" office:value-type="string" calcext:value-type="string">
            <text:p>y4</text:p>
          </table:table-cell>
          <table:table-cell office:value-type="string" calcext:value-type="string">
            <text:p>y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B$13]*[.$A22]^0+[.B$14]*[.$A22]^1+[.B$15]*[.$A22]^2+[.B$16]*[.$A22]^3+[.B$17]*[.$A22]^4+[.B$18]*[.$A22]^5+[.B$19]*[.$A22]^6" office:value-type="float" office:value="4280.66435962915" calcext:value-type="float">
            <text:p>4280,6643596292</text:p>
          </table:table-cell>
          <table:table-cell table:style-name="ce2" table:formula="of:=[.C$13]*[.$A22]^0+[.C$14]*[.$A22]^1+[.C$15]*[.$A22]^2+[.C$16]*[.$A22]^3+[.C$17]*[.$A22]^4+[.C$18]*[.$A22]^5+[.C$19]*[.$A22]^6" office:value-type="float" office:value="-380.12361887563" calcext:value-type="float">
            <text:p>-380,1236188756</text:p>
          </table:table-cell>
          <table:table-cell table:style-name="ce2" table:formula="of:=[.D$13]*[.$A22]^0+[.D$14]*[.$A22]^1+[.D$15]*[.$A22]^2+[.D$16]*[.$A22]^3+[.D$17]*[.$A22]^4+[.D$18]*[.$A22]^5+[.D$19]*[.$A22]^6" office:value-type="float" office:value="645.170797122515" calcext:value-type="float">
            <text:p>645,1707971225</text:p>
          </table:table-cell>
          <table:table-cell table:style-name="ce32" table:formula="of:=[.E$13]*[.$A22]^0+[.E$14]*[.$A22]^1+[.E$15]*[.$A22]^2+[.E$16]*[.$A22]^3+[.E$17]*[.$A22]^4+[.E$18]*[.$A22]^5+[.E$19]*[.$A22]^6" office:value-type="float" office:value="-740.433315226999" calcext:value-type="float">
            <text:p>-740,433315227</text:p>
          </table:table-cell>
          <table:table-cell table:style-name="ce2" table:formula="of:=[.F$13]*[.$A22]^0+[.F$14]*[.$A22]^1+[.F$15]*[.$A22]^2+[.F$16]*[.$A22]^3+[.F$17]*[.$A22]^4+[.F$18]*[.$A22]^5+[.F$19]*[.$A22]^6" office:value-type="float" office:value="-495.363103657297" calcext:value-type="float">
            <text:p>-495,3631036573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" table:formula="of:=[.B$13]*[.$A23]^0+[.B$14]*[.$A23]^1+[.B$15]*[.$A23]^2+[.B$16]*[.$A23]^3+[.B$17]*[.$A23]^4+[.B$18]*[.$A23]^5+[.B$19]*[.$A23]^6" office:value-type="float" office:value="3405.97639818653" calcext:value-type="float">
            <text:p>3405,9763981865</text:p>
          </table:table-cell>
          <table:table-cell table:style-name="ce2" table:formula="of:=[.C$13]*[.$A23]^0+[.C$14]*[.$A23]^1+[.C$15]*[.$A23]^2+[.C$16]*[.$A23]^3+[.C$17]*[.$A23]^4+[.C$18]*[.$A23]^5+[.C$19]*[.$A23]^6" office:value-type="float" office:value="-334.905744120661" calcext:value-type="float">
            <text:p>-334,9057441207</text:p>
          </table:table-cell>
          <table:table-cell table:style-name="ce2" table:formula="of:=[.D$13]*[.$A23]^0+[.D$14]*[.$A23]^1+[.D$15]*[.$A23]^2+[.D$16]*[.$A23]^3+[.D$17]*[.$A23]^4+[.D$18]*[.$A23]^5+[.D$19]*[.$A23]^6" office:value-type="float" office:value="517.041543558428" calcext:value-type="float">
            <text:p>517,0415435584</text:p>
          </table:table-cell>
          <table:table-cell table:style-name="ce32" table:formula="of:=[.E$13]*[.$A23]^0+[.E$14]*[.$A23]^1+[.E$15]*[.$A23]^2+[.E$16]*[.$A23]^3+[.E$17]*[.$A23]^4+[.E$18]*[.$A23]^5+[.E$19]*[.$A23]^6" office:value-type="float" office:value="-675.478056971297" calcext:value-type="float">
            <text:p>-675,4780569713</text:p>
          </table:table-cell>
          <table:table-cell table:style-name="ce2" table:formula="of:=[.F$13]*[.$A23]^0+[.F$14]*[.$A23]^1+[.F$15]*[.$A23]^2+[.F$16]*[.$A23]^3+[.F$17]*[.$A23]^4+[.F$18]*[.$A23]^5+[.F$19]*[.$A23]^6" office:value-type="float" office:value="-456.353051121431" calcext:value-type="float">
            <text:p>-456,35305112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B$13]*[.$A24]^0+[.B$14]*[.$A24]^1+[.B$15]*[.$A24]^2+[.B$16]*[.$A24]^3+[.B$17]*[.$A24]^4+[.B$18]*[.$A24]^5+[.B$19]*[.$A24]^6" office:value-type="float" office:value="2678.81093198805" calcext:value-type="float">
            <text:p>2678,8109319881</text:p>
          </table:table-cell>
          <table:table-cell table:style-name="ce2" table:formula="of:=[.C$13]*[.$A24]^0+[.C$14]*[.$A24]^1+[.C$15]*[.$A24]^2+[.C$16]*[.$A24]^3+[.C$17]*[.$A24]^4+[.C$18]*[.$A24]^5+[.C$19]*[.$A24]^6" office:value-type="float" office:value="-296.363946955687" calcext:value-type="float">
            <text:p>-296,3639469557</text:p>
          </table:table-cell>
          <table:table-cell table:style-name="ce2" table:formula="of:=[.D$13]*[.$A24]^0+[.D$14]*[.$A24]^1+[.D$15]*[.$A24]^2+[.D$16]*[.$A24]^3+[.D$17]*[.$A24]^4+[.D$18]*[.$A24]^5+[.D$19]*[.$A24]^6" office:value-type="float" office:value="405.987016715814" calcext:value-type="float">
            <text:p>405,9870167158</text:p>
          </table:table-cell>
          <table:table-cell table:style-name="ce32" table:formula="of:=[.E$13]*[.$A24]^0+[.E$14]*[.$A24]^1+[.E$15]*[.$A24]^2+[.E$16]*[.$A24]^3+[.E$17]*[.$A24]^4+[.E$18]*[.$A24]^5+[.E$19]*[.$A24]^6" office:value-type="float" office:value="-613.663645328103" calcext:value-type="float">
            <text:p>-613,6636453281</text:p>
          </table:table-cell>
          <table:table-cell table:style-name="ce2" table:formula="of:=[.F$13]*[.$A24]^0+[.F$14]*[.$A24]^1+[.F$15]*[.$A24]^2+[.F$16]*[.$A24]^3+[.F$17]*[.$A24]^4+[.F$18]*[.$A24]^5+[.F$19]*[.$A24]^6" office:value-type="float" office:value="-418.67609618104" calcext:value-type="float">
            <text:p>-418,676096181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" table:formula="of:=[.B$13]*[.$A25]^0+[.B$14]*[.$A25]^1+[.B$15]*[.$A25]^2+[.B$16]*[.$A25]^3+[.B$17]*[.$A25]^4+[.B$18]*[.$A25]^5+[.B$19]*[.$A25]^6" office:value-type="float" office:value="2079.20255490894" calcext:value-type="float">
            <text:p>2079,202554909</text:p>
          </table:table-cell>
          <table:table-cell table:style-name="ce2" table:formula="of:=[.C$13]*[.$A25]^0+[.C$14]*[.$A25]^1+[.C$15]*[.$A25]^2+[.C$16]*[.$A25]^3+[.C$17]*[.$A25]^4+[.C$18]*[.$A25]^5+[.C$19]*[.$A25]^6" office:value-type="float" office:value="-263.376267688964" calcext:value-type="float">
            <text:p>-263,376267689</text:p>
          </table:table-cell>
          <table:table-cell table:style-name="ce2" table:formula="of:=[.D$13]*[.$A25]^0+[.D$14]*[.$A25]^1+[.D$15]*[.$A25]^2+[.D$16]*[.$A25]^3+[.D$17]*[.$A25]^4+[.D$18]*[.$A25]^5+[.D$19]*[.$A25]^6" office:value-type="float" office:value="310.655380114737" calcext:value-type="float">
            <text:p>310,6553801147</text:p>
          </table:table-cell>
          <table:table-cell table:style-name="ce32" table:formula="of:=[.E$13]*[.$A25]^0+[.E$14]*[.$A25]^1+[.E$15]*[.$A25]^2+[.E$16]*[.$A25]^3+[.E$17]*[.$A25]^4+[.E$18]*[.$A25]^5+[.E$19]*[.$A25]^6" office:value-type="float" office:value="-554.927744124417" calcext:value-type="float">
            <text:p>-554,9277441244</text:p>
          </table:table-cell>
          <table:table-cell table:style-name="ce2" table:formula="of:=[.F$13]*[.$A25]^0+[.F$14]*[.$A25]^1+[.F$15]*[.$A25]^2+[.F$16]*[.$A25]^3+[.F$17]*[.$A25]^4+[.F$18]*[.$A25]^5+[.F$19]*[.$A25]^6" office:value-type="float" office:value="-382.332238836122" calcext:value-type="float">
            <text:p>-382,332238836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$13]*[.$A26]^0+[.B$14]*[.$A26]^1+[.B$15]*[.$A26]^2+[.B$16]*[.$A26]^3+[.B$17]*[.$A26]^4+[.B$18]*[.$A26]^5+[.B$19]*[.$A26]^6" office:value-type="float" office:value="1589.26815282375" calcext:value-type="float">
            <text:p>1589,2681528238</text:p>
          </table:table-cell>
          <table:table-cell table:style-name="ce2" table:formula="of:=[.C$13]*[.$A26]^0+[.C$14]*[.$A26]^1+[.C$15]*[.$A26]^2+[.C$16]*[.$A26]^3+[.C$17]*[.$A26]^4+[.C$18]*[.$A26]^5+[.C$19]*[.$A26]^6" office:value-type="float" office:value="-234.945316316649" calcext:value-type="float">
            <text:p>-234,9453163167</text:p>
          </table:table-cell>
          <table:table-cell table:style-name="ce2" table:formula="of:=[.D$13]*[.$A26]^0+[.D$14]*[.$A26]^1+[.D$15]*[.$A26]^2+[.D$16]*[.$A26]^3+[.D$17]*[.$A26]^4+[.D$18]*[.$A26]^5+[.D$19]*[.$A26]^6" office:value-type="float" office:value="229.744417368346" calcext:value-type="float">
            <text:p>229,7444173683</text:p>
          </table:table-cell>
          <table:table-cell table:style-name="ce32" table:formula="of:=[.E$13]*[.$A26]^0+[.E$14]*[.$A26]^1+[.E$15]*[.$A26]^2+[.E$16]*[.$A26]^3+[.E$17]*[.$A26]^4+[.E$18]*[.$A26]^5+[.E$19]*[.$A26]^6" office:value-type="float" office:value="-499.208017187237" calcext:value-type="float">
            <text:p>-499,2080171872</text:p>
          </table:table-cell>
          <table:table-cell table:style-name="ce2" table:formula="of:=[.F$13]*[.$A26]^0+[.F$14]*[.$A26]^1+[.F$15]*[.$A26]^2+[.F$16]*[.$A26]^3+[.F$17]*[.$A26]^4+[.F$18]*[.$A26]^5+[.F$19]*[.$A26]^6" office:value-type="float" office:value="-347.321479086678" calcext:value-type="float">
            <text:p>-347,3214790867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" table:formula="of:=[.B$13]*[.$A27]^0+[.B$14]*[.$A27]^1+[.B$15]*[.$A27]^2+[.B$16]*[.$A27]^3+[.B$17]*[.$A27]^4+[.B$18]*[.$A27]^5+[.B$19]*[.$A27]^6" office:value-type="float" office:value="1193.05595103725" calcext:value-type="float">
            <text:p>1193,0559510373</text:p>
          </table:table-cell>
          <table:table-cell table:style-name="ce2" table:formula="of:=[.C$13]*[.$A27]^0+[.C$14]*[.$A27]^1+[.C$15]*[.$A27]^2+[.C$16]*[.$A27]^3+[.C$17]*[.$A27]^4+[.C$18]*[.$A27]^5+[.C$19]*[.$A27]^6" office:value-type="float" office:value="-210.192051459195" calcext:value-type="float">
            <text:p>-210,1920514592</text:p>
          </table:table-cell>
          <table:table-cell table:style-name="ce2" table:formula="of:=[.D$13]*[.$A27]^0+[.D$14]*[.$A27]^1+[.D$15]*[.$A27]^2+[.D$16]*[.$A27]^3+[.D$17]*[.$A27]^4+[.D$18]*[.$A27]^5+[.D$19]*[.$A27]^6" office:value-type="float" office:value="162.001532182873" calcext:value-type="float">
            <text:p>162,0015321829</text:p>
          </table:table-cell>
          <table:table-cell table:style-name="ce32" table:formula="of:=[.E$13]*[.$A27]^0+[.E$14]*[.$A27]^1+[.E$15]*[.$A27]^2+[.E$16]*[.$A27]^3+[.E$17]*[.$A27]^4+[.E$18]*[.$A27]^5+[.E$19]*[.$A27]^6" office:value-type="float" office:value="-446.442128343563" calcext:value-type="float">
            <text:p>-446,4421283436</text:p>
          </table:table-cell>
          <table:table-cell table:style-name="ce2" table:formula="of:=[.F$13]*[.$A27]^0+[.F$14]*[.$A27]^1+[.F$15]*[.$A27]^2+[.F$16]*[.$A27]^3+[.F$17]*[.$A27]^4+[.F$18]*[.$A27]^5+[.F$19]*[.$A27]^6" office:value-type="float" office:value="-313.643816932707" calcext:value-type="float">
            <text:p>-313,643816932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$13]*[.$A28]^0+[.B$14]*[.$A28]^1+[.B$15]*[.$A28]^2+[.B$16]*[.$A28]^3+[.B$17]*[.$A28]^4+[.B$18]*[.$A28]^5+[.B$19]*[.$A28]^6" office:value-type="float" office:value="876.400277119268" calcext:value-type="float">
            <text:p>876,4002771193</text:p>
          </table:table-cell>
          <table:table-cell table:style-name="ce2" table:formula="of:=[.C$13]*[.$A28]^0+[.C$14]*[.$A28]^1+[.C$15]*[.$A28]^2+[.C$16]*[.$A28]^3+[.C$17]*[.$A28]^4+[.C$18]*[.$A28]^5+[.C$19]*[.$A28]^6" office:value-type="float" office:value="-188.349559297754" calcext:value-type="float">
            <text:p>-188,3495592978</text:p>
          </table:table-cell>
          <table:table-cell table:style-name="ce2" table:formula="of:=[.D$13]*[.$A28]^0+[.D$14]*[.$A28]^1+[.D$15]*[.$A28]^2+[.D$16]*[.$A28]^3+[.D$17]*[.$A28]^4+[.D$18]*[.$A28]^5+[.D$19]*[.$A28]^6" office:value-type="float" office:value="106.223748357637" calcext:value-type="float">
            <text:p>106,2237483576</text:p>
          </table:table-cell>
          <table:table-cell table:style-name="ce32" table:formula="of:=[.E$13]*[.$A28]^0+[.E$14]*[.$A28]^1+[.E$15]*[.$A28]^2+[.E$16]*[.$A28]^3+[.E$17]*[.$A28]^4+[.E$18]*[.$A28]^5+[.E$19]*[.$A28]^6" office:value-type="float" office:value="-396.567741420392" calcext:value-type="float">
            <text:p>-396,5677414204</text:p>
          </table:table-cell>
          <table:table-cell table:style-name="ce2" table:formula="of:=[.F$13]*[.$A28]^0+[.F$14]*[.$A28]^1+[.F$15]*[.$A28]^2+[.F$16]*[.$A28]^3+[.F$17]*[.$A28]^4+[.F$18]*[.$A28]^5+[.F$19]*[.$A28]^6" office:value-type="float" office:value="-281.299252374211" calcext:value-type="float">
            <text:p>-281,2992523742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,5</text:p>
          </table:table-cell>
          <table:table-cell table:style-name="ce2" table:formula="of:=[.B$13]*[.$A29]^0+[.B$14]*[.$A29]^1+[.B$15]*[.$A29]^2+[.B$16]*[.$A29]^3+[.B$17]*[.$A29]^4+[.B$18]*[.$A29]^5+[.B$19]*[.$A29]^6" office:value-type="float" office:value="626.782039143345" calcext:value-type="float">
            <text:p>626,7820391433</text:p>
          </table:table-cell>
          <table:table-cell table:style-name="ce2" table:formula="of:=[.C$13]*[.$A29]^0+[.C$14]*[.$A29]^1+[.C$15]*[.$A29]^2+[.C$16]*[.$A29]^3+[.C$17]*[.$A29]^4+[.C$18]*[.$A29]^5+[.C$19]*[.$A29]^6" office:value-type="float" office:value="-168.756832510577" calcext:value-type="float">
            <text:p>-168,7568325106</text:p>
          </table:table-cell>
          <table:table-cell table:style-name="ce2" table:formula="of:=[.D$13]*[.$A29]^0+[.D$14]*[.$A29]^1+[.D$15]*[.$A29]^2+[.D$16]*[.$A29]^3+[.D$17]*[.$A29]^4+[.D$18]*[.$A29]^5+[.D$19]*[.$A29]^6" office:value-type="float" office:value="61.2577097850407" calcext:value-type="float">
            <text:p>61,257709785</text:p>
          </table:table-cell>
          <table:table-cell table:style-name="ce32" table:formula="of:=[.E$13]*[.$A29]^0+[.E$14]*[.$A29]^1+[.E$15]*[.$A29]^2+[.E$16]*[.$A29]^3+[.E$17]*[.$A29]^4+[.E$18]*[.$A29]^5+[.E$19]*[.$A29]^6" office:value-type="float" office:value="-349.522520244724" calcext:value-type="float">
            <text:p>-349,5225202447</text:p>
          </table:table-cell>
          <table:table-cell table:style-name="ce2" table:formula="of:=[.F$13]*[.$A29]^0+[.F$14]*[.$A29]^1+[.F$15]*[.$A29]^2+[.F$16]*[.$A29]^3+[.F$17]*[.$A29]^4+[.F$18]*[.$A29]^5+[.F$19]*[.$A29]^6" office:value-type="float" office:value="-250.287785411188" calcext:value-type="float">
            <text:p>-250,287785411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$13]*[.$A30]^0+[.B$14]*[.$A30]^1+[.B$15]*[.$A30]^2+[.B$16]*[.$A30]^3+[.B$17]*[.$A30]^4+[.B$18]*[.$A30]^5+[.B$19]*[.$A30]^6" office:value-type="float" office:value="433.194919329238" calcext:value-type="float">
            <text:p>433,1949193292</text:p>
          </table:table-cell>
          <table:table-cell table:style-name="ce2" table:formula="of:=[.C$13]*[.$A30]^0+[.C$14]*[.$A30]^1+[.C$15]*[.$A30]^2+[.C$16]*[.$A30]^3+[.C$17]*[.$A30]^4+[.C$18]*[.$A30]^5+[.C$19]*[.$A30]^6" office:value-type="float" office:value="-150.852549209415" calcext:value-type="float">
            <text:p>-150,8525492094</text:p>
          </table:table-cell>
          <table:table-cell table:style-name="ce2" table:formula="of:=[.D$13]*[.$A30]^0+[.D$14]*[.$A30]^1+[.D$15]*[.$A30]^2+[.D$16]*[.$A30]^3+[.D$17]*[.$A30]^4+[.D$18]*[.$A30]^5+[.D$19]*[.$A30]^6" office:value-type="float" office:value="25.9996804505722" calcext:value-type="float">
            <text:p>25,9996804506</text:p>
          </table:table-cell>
          <table:table-cell table:style-name="ce32" table:formula="of:=[.E$13]*[.$A30]^0+[.E$14]*[.$A30]^1+[.E$15]*[.$A30]^2+[.E$16]*[.$A30]^3+[.E$17]*[.$A30]^4+[.E$18]*[.$A30]^5+[.E$19]*[.$A30]^6" office:value-type="float" office:value="-305.244128643558" calcext:value-type="float">
            <text:p>-305,2441286436</text:p>
          </table:table-cell>
          <table:table-cell table:style-name="ce2" table:formula="of:=[.F$13]*[.$A30]^0+[.F$14]*[.$A30]^1+[.F$15]*[.$A30]^2+[.F$16]*[.$A30]^3+[.F$17]*[.$A30]^4+[.F$18]*[.$A30]^5+[.F$19]*[.$A30]^6" office:value-type="float" office:value="-220.609416043639" calcext:value-type="float">
            <text:p>-220,6094160436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,5</text:p>
          </table:table-cell>
          <table:table-cell table:style-name="ce2" table:formula="of:=[.B$13]*[.$A31]^0+[.B$14]*[.$A31]^1+[.B$15]*[.$A31]^2+[.B$16]*[.$A31]^3+[.B$17]*[.$A31]^4+[.B$18]*[.$A31]^5+[.B$19]*[.$A31]^6" office:value-type="float" office:value="286.017283089312" calcext:value-type="float">
            <text:p>286,0172830893</text:p>
          </table:table-cell>
          <table:table-cell table:style-name="ce2" table:formula="of:=[.C$13]*[.$A31]^0+[.C$14]*[.$A31]^1+[.C$15]*[.$A31]^2+[.C$16]*[.$A31]^3+[.C$17]*[.$A31]^4+[.C$18]*[.$A31]^5+[.C$19]*[.$A31]^6" office:value-type="float" office:value="-134.168851875921" calcext:value-type="float">
            <text:p>-134,1688518759</text:p>
          </table:table-cell>
          <table:table-cell table:style-name="ce2" table:formula="of:=[.D$13]*[.$A31]^0+[.D$14]*[.$A31]^1+[.D$15]*[.$A31]^2+[.D$16]*[.$A31]^3+[.D$17]*[.$A31]^4+[.D$18]*[.$A31]^5+[.D$19]*[.$A31]^6" office:value-type="float" office:value="-0.604455567196091" calcext:value-type="float">
            <text:p>-0,6044555672</text:p>
          </table:table-cell>
          <table:table-cell table:style-name="ce32" table:formula="of:=[.E$13]*[.$A31]^0+[.E$14]*[.$A31]^1+[.E$15]*[.$A31]^2+[.E$16]*[.$A31]^3+[.E$17]*[.$A31]^4+[.E$18]*[.$A31]^5+[.E$19]*[.$A31]^6" office:value-type="float" office:value="-263.670230443892" calcext:value-type="float">
            <text:p>-263,6702304439</text:p>
          </table:table-cell>
          <table:table-cell table:style-name="ce2" table:formula="of:=[.F$13]*[.$A31]^0+[.F$14]*[.$A31]^1+[.F$15]*[.$A31]^2+[.F$16]*[.$A31]^3+[.F$17]*[.$A31]^4+[.F$18]*[.$A31]^5+[.F$19]*[.$A31]^6" office:value-type="float" office:value="-192.264144271564" calcext:value-type="float">
            <text:p>-192,264144271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$13]*[.$A32]^0+[.B$14]*[.$A32]^1+[.B$15]*[.$A32]^2+[.B$16]*[.$A32]^3+[.B$17]*[.$A32]^4+[.B$18]*[.$A32]^5+[.B$19]*[.$A32]^6" office:value-type="float" office:value="176.889803478762" calcext:value-type="float">
            <text:p>176,8898034788</text:p>
          </table:table-cell>
          <table:table-cell table:style-name="ce2" table:formula="of:=[.C$13]*[.$A32]^0+[.C$14]*[.$A32]^1+[.C$15]*[.$A32]^2+[.C$16]*[.$A32]^3+[.C$17]*[.$A32]^4+[.C$18]*[.$A32]^5+[.C$19]*[.$A32]^6" office:value-type="float" office:value="-118.325126298048" calcext:value-type="float">
            <text:p>-118,325126298</text:p>
          </table:table-cell>
          <table:table-cell table:style-name="ce2" table:formula="of:=[.D$13]*[.$A32]^0+[.D$14]*[.$A32]^1+[.D$15]*[.$A32]^2+[.D$16]*[.$A32]^3+[.D$17]*[.$A32]^4+[.D$18]*[.$A32]^5+[.D$19]*[.$A32]^6" office:value-type="float" office:value="-19.559194096607" calcext:value-type="float">
            <text:p>-19,5591940966</text:p>
          </table:table-cell>
          <table:table-cell table:style-name="ce32" table:formula="of:=[.E$13]*[.$A32]^0+[.E$14]*[.$A32]^1+[.E$15]*[.$A32]^2+[.E$16]*[.$A32]^3+[.E$17]*[.$A32]^4+[.E$18]*[.$A32]^5+[.E$19]*[.$A32]^6" office:value-type="float" office:value="-224.738489472725" calcext:value-type="float">
            <text:p>-224,7384894727</text:p>
          </table:table-cell>
          <table:table-cell table:style-name="ce2" table:formula="of:=[.F$13]*[.$A32]^0+[.F$14]*[.$A32]^1+[.F$15]*[.$A32]^2+[.F$16]*[.$A32]^3+[.F$17]*[.$A32]^4+[.F$18]*[.$A32]^5+[.F$19]*[.$A32]^6" office:value-type="float" office:value="-165.251970094963" calcext:value-type="float">
            <text:p>-165,251970095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,5</text:p>
          </table:table-cell>
          <table:table-cell table:style-name="ce2" table:formula="of:=[.B$13]*[.$A33]^0+[.B$14]*[.$A33]^1+[.B$15]*[.$A33]^2+[.B$16]*[.$A33]^3+[.B$17]*[.$A33]^4+[.B$18]*[.$A33]^5+[.B$19]*[.$A33]^6" office:value-type="float" office:value="98.5988010497146" calcext:value-type="float">
            <text:p>98,5988010497</text:p>
          </table:table-cell>
          <table:table-cell table:style-name="ce2" table:formula="of:=[.C$13]*[.$A33]^0+[.C$14]*[.$A33]^1+[.C$15]*[.$A33]^2+[.C$16]*[.$A33]^3+[.C$17]*[.$A33]^4+[.C$18]*[.$A33]^5+[.C$19]*[.$A33]^6" office:value-type="float" office:value="-103.02178050645" calcext:value-type="float">
            <text:p>-103,0217805065</text:p>
          </table:table-cell>
          <table:table-cell table:style-name="ce2" table:formula="of:=[.D$13]*[.$A33]^0+[.D$14]*[.$A33]^1+[.D$15]*[.$A33]^2+[.D$16]*[.$A33]^3+[.D$17]*[.$A33]^4+[.D$18]*[.$A33]^5+[.D$19]*[.$A33]^6" office:value-type="float" office:value="-31.8194108729184" calcext:value-type="float">
            <text:p>-31,8194108729</text:p>
          </table:table-cell>
          <table:table-cell table:style-name="ce32" table:formula="of:=[.E$13]*[.$A33]^0+[.E$14]*[.$A33]^1+[.E$15]*[.$A33]^2+[.E$16]*[.$A33]^3+[.E$17]*[.$A33]^4+[.E$18]*[.$A33]^5+[.E$19]*[.$A33]^6" office:value-type="float" office:value="-188.386569557056" calcext:value-type="float">
            <text:p>-188,3865695571</text:p>
          </table:table-cell>
          <table:table-cell table:style-name="ce2" table:formula="of:=[.F$13]*[.$A33]^0+[.F$14]*[.$A33]^1+[.F$15]*[.$A33]^2+[.F$16]*[.$A33]^3+[.F$17]*[.$A33]^4+[.F$18]*[.$A33]^5+[.F$19]*[.$A33]^6" office:value-type="float" office:value="-139.572893513836" calcext:value-type="float">
            <text:p>-139,572893513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$13]*[.$A34]^0+[.B$14]*[.$A34]^1+[.B$15]*[.$A34]^2+[.B$16]*[.$A34]^3+[.B$17]*[.$A34]^4+[.B$18]*[.$A34]^5+[.B$19]*[.$A34]^6" office:value-type="float" office:value="44.9652991091714" calcext:value-type="float">
            <text:p>44,9652991092</text:p>
          </table:table-cell>
          <table:table-cell table:style-name="ce2" table:formula="of:=[.C$13]*[.$A34]^0+[.C$14]*[.$A34]^1+[.C$15]*[.$A34]^2+[.C$16]*[.$A34]^3+[.C$17]*[.$A34]^4+[.C$18]*[.$A34]^5+[.C$19]*[.$A34]^6" office:value-type="float" office:value="-88.0340237108843" calcext:value-type="float">
            <text:p>-88,0340237109</text:p>
          </table:table-cell>
          <table:table-cell table:style-name="ce2" table:formula="of:=[.D$13]*[.$A34]^0+[.D$14]*[.$A34]^1+[.D$15]*[.$A34]^2+[.D$16]*[.$A34]^3+[.D$17]*[.$A34]^4+[.D$18]*[.$A34]^5+[.D$19]*[.$A34]^6" office:value-type="float" office:value="-38.2903615383035" calcext:value-type="float">
            <text:p>-38,2903615383</text:p>
          </table:table-cell>
          <table:table-cell table:style-name="ce32" table:formula="of:=[.E$13]*[.$A34]^0+[.E$14]*[.$A34]^1+[.E$15]*[.$A34]^2+[.E$16]*[.$A34]^3+[.E$17]*[.$A34]^4+[.E$18]*[.$A34]^5+[.E$19]*[.$A34]^6" office:value-type="float" office:value="-154.552134523884" calcext:value-type="float">
            <text:p>-154,5521345239</text:p>
          </table:table-cell>
          <table:table-cell table:style-name="ce2" table:formula="of:=[.F$13]*[.$A34]^0+[.F$14]*[.$A34]^1+[.F$15]*[.$A34]^2+[.F$16]*[.$A34]^3+[.F$17]*[.$A34]^4+[.F$18]*[.$A34]^5+[.F$19]*[.$A34]^6" office:value-type="float" office:value="-115.226914528182" calcext:value-type="float">
            <text:p>-115,2269145282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,5</text:p>
          </table:table-cell>
          <table:table-cell table:style-name="ce2" table:formula="of:=[.B$13]*[.$A35]^0+[.B$14]*[.$A35]^1+[.B$15]*[.$A35]^2+[.B$16]*[.$A35]^3+[.B$17]*[.$A35]^4+[.B$18]*[.$A35]^5+[.B$19]*[.$A35]^6" office:value-type="float" office:value="10.7397943808206" calcext:value-type="float">
            <text:p>10,7397943808</text:p>
          </table:table-cell>
          <table:table-cell table:style-name="ce2" table:formula="of:=[.C$13]*[.$A35]^0+[.C$14]*[.$A35]^1+[.C$15]*[.$A35]^2+[.C$16]*[.$A35]^3+[.C$17]*[.$A35]^4+[.C$18]*[.$A35]^5+[.C$19]*[.$A35]^6" office:value-type="float" office:value="-73.2056452366117" calcext:value-type="float">
            <text:p>-73,2056452366</text:p>
          </table:table-cell>
          <table:table-cell table:style-name="ce2" table:formula="of:=[.D$13]*[.$A35]^0+[.D$14]*[.$A35]^1+[.D$15]*[.$A35]^2+[.D$16]*[.$A35]^3+[.D$17]*[.$A35]^4+[.D$18]*[.$A35]^5+[.D$19]*[.$A35]^6" office:value-type="float" office:value="-39.8276816418505" calcext:value-type="float">
            <text:p>-39,8276816419</text:p>
          </table:table-cell>
          <table:table-cell table:style-name="ce32" table:formula="of:=[.E$13]*[.$A35]^0+[.E$14]*[.$A35]^1+[.E$15]*[.$A35]^2+[.E$16]*[.$A35]^3+[.E$17]*[.$A35]^4+[.E$18]*[.$A35]^5+[.E$19]*[.$A35]^6" office:value-type="float" office:value="-123.172848200208" calcext:value-type="float">
            <text:p>-123,1728482002</text:p>
          </table:table-cell>
          <table:table-cell table:style-name="ce2" table:formula="of:=[.F$13]*[.$A35]^0+[.F$14]*[.$A35]^1+[.F$15]*[.$A35]^2+[.F$16]*[.$A35]^3+[.F$17]*[.$A35]^4+[.F$18]*[.$A35]^5+[.F$19]*[.$A35]^6" office:value-type="float" office:value="-92.2140331380025" calcext:value-type="float">
            <text:p>-92,21403313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$13]*[.$A36]^0+[.B$14]*[.$A36]^1+[.B$15]*[.$A36]^2+[.B$16]*[.$A36]^3+[.B$17]*[.$A36]^4+[.B$18]*[.$A36]^5+[.B$19]*[.$A36]^6" office:value-type="float" office:value="-8.49725692929823" calcext:value-type="float">
            <text:p>-8,4972569293</text:p>
          </table:table-cell>
          <table:table-cell table:style-name="ce2" table:formula="of:=[.C$13]*[.$A36]^0+[.C$14]*[.$A36]^1+[.C$15]*[.$A36]^2+[.C$16]*[.$A36]^3+[.C$17]*[.$A36]^4+[.C$18]*[.$A36]^5+[.C$19]*[.$A36]^6" office:value-type="float" office:value="-58.4427934607962" calcext:value-type="float">
            <text:p>-58,4427934608</text:p>
          </table:table-cell>
          <table:table-cell table:style-name="ce2" table:formula="of:=[.D$13]*[.$A36]^0+[.D$14]*[.$A36]^1+[.D$15]*[.$A36]^2+[.D$16]*[.$A36]^3+[.D$17]*[.$A36]^4+[.D$18]*[.$A36]^5+[.D$19]*[.$A36]^6" office:value-type="float" office:value="-37.2373866395631" calcext:value-type="float">
            <text:p>-37,2373866396</text:p>
          </table:table-cell>
          <table:table-cell table:style-name="ce32" table:formula="of:=[.E$13]*[.$A36]^0+[.E$14]*[.$A36]^1+[.E$15]*[.$A36]^2+[.E$16]*[.$A36]^3+[.E$17]*[.$A36]^4+[.E$18]*[.$A36]^5+[.E$19]*[.$A36]^6" office:value-type="float" office:value="-94.1863744130252" calcext:value-type="float">
            <text:p>-94,186374413</text:p>
          </table:table-cell>
          <table:table-cell table:style-name="ce2" table:formula="of:=[.F$13]*[.$A36]^0+[.F$14]*[.$A36]^1+[.F$15]*[.$A36]^2+[.F$16]*[.$A36]^3+[.F$17]*[.$A36]^4+[.F$18]*[.$A36]^5+[.F$19]*[.$A36]^6" office:value-type="float" office:value="-70.5342493432966" calcext:value-type="float">
            <text:p>-70,5342493433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,5</text:p>
          </table:table-cell>
          <table:table-cell table:style-name="ce2" table:formula="of:=[.B$13]*[.$A37]^0+[.B$14]*[.$A37]^1+[.B$15]*[.$A37]^2+[.B$16]*[.$A37]^3+[.B$17]*[.$A37]^4+[.B$18]*[.$A37]^5+[.B$19]*[.$A37]^6" office:value-type="float" office:value="-16.4292376632704" calcext:value-type="float">
            <text:p>-16,4292376633</text:p>
          </table:table-cell>
          <table:table-cell table:style-name="ce2" table:formula="of:=[.C$13]*[.$A37]^0+[.C$14]*[.$A37]^1+[.C$15]*[.$A37]^2+[.C$16]*[.$A37]^3+[.C$17]*[.$A37]^4+[.C$18]*[.$A37]^5+[.C$19]*[.$A37]^6" office:value-type="float" office:value="-43.7077547489061" calcext:value-type="float">
            <text:p>-43,7077547489</text:p>
          </table:table-cell>
          <table:table-cell table:style-name="ce2" table:formula="of:=[.D$13]*[.$A37]^0+[.D$14]*[.$A37]^1+[.D$15]*[.$A37]^2+[.D$16]*[.$A37]^3+[.D$17]*[.$A37]^4+[.D$18]*[.$A37]^5+[.D$19]*[.$A37]^6" office:value-type="float" office:value="-31.2758718943598" calcext:value-type="float">
            <text:p>-31,2758718944</text:p>
          </table:table-cell>
          <table:table-cell table:style-name="ce32" table:formula="of:=[.E$13]*[.$A37]^0+[.E$14]*[.$A37]^1+[.E$15]*[.$A37]^2+[.E$16]*[.$A37]^3+[.E$17]*[.$A37]^4+[.E$18]*[.$A37]^5+[.E$19]*[.$A37]^6" office:value-type="float" office:value="-67.530376989336" calcext:value-type="float">
            <text:p>-67,5303769893</text:p>
          </table:table-cell>
          <table:table-cell table:style-name="ce2" table:formula="of:=[.F$13]*[.$A37]^0+[.F$14]*[.$A37]^1+[.F$15]*[.$A37]^2+[.F$16]*[.$A37]^3+[.F$17]*[.$A37]^4+[.F$18]*[.$A37]^5+[.F$19]*[.$A37]^6" office:value-type="float" office:value="-50.1875631440646" calcext:value-type="float">
            <text:p>-50,187563144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$13]*[.$A38]^0+[.B$14]*[.$A38]^1+[.B$15]*[.$A38]^2+[.B$16]*[.$A38]^3+[.B$17]*[.$A38]^4+[.B$18]*[.$A38]^5+[.B$19]*[.$A38]^6" office:value-type="float" office:value="-16.0914528379217" calcext:value-type="float">
            <text:p>-16,0914528379</text:p>
          </table:table-cell>
          <table:table-cell table:style-name="ce2" table:formula="of:=[.C$13]*[.$A38]^0+[.C$14]*[.$A38]^1+[.C$15]*[.$A38]^2+[.C$16]*[.$A38]^3+[.C$17]*[.$A38]^4+[.C$18]*[.$A38]^5+[.C$19]*[.$A38]^6" office:value-type="float" office:value="-29.0127323911147" calcext:value-type="float">
            <text:p>-29,0127323911</text:p>
          </table:table-cell>
          <table:table-cell table:style-name="ce2" table:formula="of:=[.D$13]*[.$A38]^0+[.D$14]*[.$A38]^1+[.D$15]*[.$A38]^2+[.D$16]*[.$A38]^3+[.D$17]*[.$A38]^4+[.D$18]*[.$A38]^5+[.D$19]*[.$A38]^6" office:value-type="float" office:value="-22.649912676075" calcext:value-type="float">
            <text:p>-22,6499126761</text:p>
          </table:table-cell>
          <table:table-cell table:style-name="ce32" table:formula="of:=[.E$13]*[.$A38]^0+[.E$14]*[.$A38]^1+[.E$15]*[.$A38]^2+[.E$16]*[.$A38]^3+[.E$17]*[.$A38]^4+[.E$18]*[.$A38]^5+[.E$19]*[.$A38]^6" office:value-type="float" office:value="-43.1425197561388" calcext:value-type="float">
            <text:p>-43,1425197561</text:p>
          </table:table-cell>
          <table:table-cell table:style-name="ce2" table:formula="of:=[.F$13]*[.$A38]^0+[.F$14]*[.$A38]^1+[.F$15]*[.$A38]^2+[.F$16]*[.$A38]^3+[.F$17]*[.$A38]^4+[.F$18]*[.$A38]^5+[.F$19]*[.$A38]^6" office:value-type="float" office:value="-31.1739745403063" calcext:value-type="float">
            <text:p>-31,1739745403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,5</text:p>
          </table:table-cell>
          <table:table-cell table:style-name="ce2" table:formula="of:=[.B$13]*[.$A39]^0+[.B$14]*[.$A39]^1+[.B$15]*[.$A39]^2+[.B$16]*[.$A39]^3+[.B$17]*[.$A39]^4+[.B$18]*[.$A39]^5+[.B$19]*[.$A39]^6" office:value-type="float" office:value="-9.95349736758385" calcext:value-type="float">
            <text:p>-9,9534973676</text:p>
          </table:table-cell>
          <table:table-cell table:style-name="ce2" table:formula="of:=[.C$13]*[.$A39]^0+[.C$14]*[.$A39]^1+[.C$15]*[.$A39]^2+[.C$16]*[.$A39]^3+[.C$17]*[.$A39]^4+[.C$18]*[.$A39]^5+[.C$19]*[.$A39]^6" office:value-type="float" office:value="-14.4136255387009" calcext:value-type="float">
            <text:p>-14,4136255387</text:p>
          </table:table-cell>
          <table:table-cell table:style-name="ce2" table:formula="of:=[.D$13]*[.$A39]^0+[.D$14]*[.$A39]^1+[.D$15]*[.$A39]^2+[.D$16]*[.$A39]^3+[.D$17]*[.$A39]^4+[.D$18]*[.$A39]^5+[.D$19]*[.$A39]^6" office:value-type="float" office:value="-12.0166641614576" calcext:value-type="float">
            <text:p>-12,0166641615</text:p>
          </table:table-cell>
          <table:table-cell table:style-name="ce32" table:formula="of:=[.E$13]*[.$A39]^0+[.E$14]*[.$A39]^1+[.E$15]*[.$A39]^2+[.E$16]*[.$A39]^3+[.E$17]*[.$A39]^4+[.E$18]*[.$A39]^5+[.E$19]*[.$A39]^6" office:value-type="float" office:value="-20.9604665404322" calcext:value-type="float">
            <text:p>-20,9604665404</text:p>
          </table:table-cell>
          <table:table-cell table:style-name="ce2" table:formula="of:=[.F$13]*[.$A39]^0+[.F$14]*[.$A39]^1+[.F$15]*[.$A39]^2+[.F$16]*[.$A39]^3+[.F$17]*[.$A39]^4+[.F$18]*[.$A39]^5+[.F$19]*[.$A39]^6" office:value-type="float" office:value="-13.4934835320218" calcext:value-type="float">
            <text:p>-13,49348353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$13]*[.$A40]^0+[.B$14]*[.$A40]^1+[.B$15]*[.$A40]^2+[.B$16]*[.$A40]^3+[.B$17]*[.$A40]^4+[.B$18]*[.$A40]^5+[.B$19]*[.$A40]^6" office:value-type="float" office:value="0.00409161701031735" calcext:value-type="float">
            <text:p>0,004091617</text:p>
          </table:table-cell>
          <table:table-cell table:style-name="ce2" table:formula="of:=[.C$13]*[.$A40]^0+[.C$14]*[.$A40]^1+[.C$15]*[.$A40]^2+[.C$16]*[.$A40]^3+[.C$17]*[.$A40]^4+[.C$18]*[.$A40]^5+[.C$19]*[.$A40]^6" office:value-type="float" office:value="-0.00380814044957845" calcext:value-type="float">
            <text:p>-0,0038081404</text:p>
          </table:table-cell>
          <table:table-cell table:style-name="ce2" table:formula="of:=[.D$13]*[.$A40]^0+[.D$14]*[.$A40]^1+[.D$15]*[.$A40]^2+[.D$16]*[.$A40]^3+[.D$17]*[.$A40]^4+[.D$18]*[.$A40]^5+[.D$19]*[.$A40]^6" office:value-type="float" office:value="0.016338565827823" calcext:value-type="float">
            <text:p>0,0163385658</text:p>
          </table:table-cell>
          <table:table-cell table:style-name="ce32" table:formula="of:=[.E$13]*[.$A40]^0+[.E$14]*[.$A40]^1+[.E$15]*[.$A40]^2+[.E$16]*[.$A40]^3+[.E$17]*[.$A40]^4+[.E$18]*[.$A40]^5+[.E$19]*[.$A40]^6" office:value-type="float" office:value="-0.921881169215169" calcext:value-type="float">
            <text:p>-0,9218811692</text:p>
          </table:table-cell>
          <table:table-cell table:style-name="ce2" table:formula="of:=[.F$13]*[.$A40]^0+[.F$14]*[.$A40]^1+[.F$15]*[.$A40]^2+[.F$16]*[.$A40]^3+[.F$17]*[.$A40]^4+[.F$18]*[.$A40]^5+[.F$19]*[.$A40]^6" office:value-type="float" office:value="2.85390988078871" calcext:value-type="float">
            <text:p>2,8539098808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table:style-name="ce2" table:formula="of:=[.B$13]*[.$A41]^0+[.B$14]*[.$A41]^1+[.B$15]*[.$A41]^2+[.B$16]*[.$A41]^3+[.B$17]*[.$A41]^4+[.B$18]*[.$A41]^5+[.B$19]*[.$A41]^6" office:value-type="float" office:value="12.2188978536769" calcext:value-type="float">
            <text:p>12,2188978537</text:p>
          </table:table-cell>
          <table:table-cell table:style-name="ce2" table:formula="of:=[.C$13]*[.$A41]^0+[.C$14]*[.$A41]^1+[.C$15]*[.$A41]^2+[.C$16]*[.$A41]^3+[.C$17]*[.$A41]^4+[.C$18]*[.$A41]^5+[.C$19]*[.$A41]^6" office:value-type="float" office:value="14.0920921209472" calcext:value-type="float">
            <text:p>14,0920921209</text:p>
          </table:table-cell>
          <table:table-cell table:style-name="ce2" table:formula="of:=[.D$13]*[.$A41]^0+[.D$14]*[.$A41]^1+[.D$15]*[.$A41]^2+[.D$16]*[.$A41]^3+[.D$17]*[.$A41]^4+[.D$18]*[.$A41]^5+[.D$19]*[.$A41]^6" office:value-type="float" office:value="12.8911805152016" calcext:value-type="float">
            <text:p>12,8911805152</text:p>
          </table:table-cell>
          <table:table-cell table:style-name="ce32" table:formula="of:=[.E$13]*[.$A41]^0+[.E$14]*[.$A41]^1+[.E$15]*[.$A41]^2+[.E$16]*[.$A41]^3+[.E$17]*[.$A41]^4+[.E$18]*[.$A41]^5+[.E$19]*[.$A41]^6" office:value-type="float" office:value="17.0355725305135" calcext:value-type="float">
            <text:p>17,0355725305</text:p>
          </table:table-cell>
          <table:table-cell table:style-name="ce2" table:formula="of:=[.F$13]*[.$A41]^0+[.F$14]*[.$A41]^1+[.F$15]*[.$A41]^2+[.F$16]*[.$A41]^3+[.F$17]*[.$A41]^4+[.F$18]*[.$A41]^5+[.F$19]*[.$A41]^6" office:value-type="float" office:value="17.8682056981255" calcext:value-type="float">
            <text:p>17,8682056981</text:p>
          </table:table-cell>
          <table:table-cell/>
          <table:table-cell office:value-type="float" office:value="20.5" calcext:value-type="float">
            <text:p>20,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13]*[.$A42]^0+[.B$14]*[.$A42]^1+[.B$15]*[.$A42]^2+[.B$16]*[.$A42]^3+[.B$17]*[.$A42]^4+[.B$18]*[.$A42]^5+[.B$19]*[.$A42]^6" office:value-type="float" office:value="25.4814044375996" calcext:value-type="float">
            <text:p>25,4814044376</text:p>
          </table:table-cell>
          <table:table-cell table:style-name="ce2" table:formula="of:=[.C$13]*[.$A42]^0+[.C$14]*[.$A42]^1+[.C$15]*[.$A42]^2+[.C$16]*[.$A42]^3+[.C$17]*[.$A42]^4+[.C$18]*[.$A42]^5+[.C$19]*[.$A42]^6" office:value-type="float" office:value="27.7244148924901" calcext:value-type="float">
            <text:p>27,7244148925</text:p>
          </table:table-cell>
          <table:table-cell table:style-name="ce2" table:formula="of:=[.D$13]*[.$A42]^0+[.D$14]*[.$A42]^1+[.D$15]*[.$A42]^2+[.D$16]*[.$A42]^3+[.D$17]*[.$A42]^4+[.D$18]*[.$A42]^5+[.D$19]*[.$A42]^6" office:value-type="float" office:value="26.0995667891693" calcext:value-type="float">
            <text:p>26,0995667892</text:p>
          </table:table-cell>
          <table:table-cell table:style-name="ce32" table:formula="of:=[.E$13]*[.$A42]^0+[.E$14]*[.$A42]^1+[.E$15]*[.$A42]^2+[.E$16]*[.$A42]^3+[.E$17]*[.$A42]^4+[.E$18]*[.$A42]^5+[.E$19]*[.$A42]^6" office:value-type="float" office:value="32.9742307317552" calcext:value-type="float">
            <text:p>32,9742307318</text:p>
          </table:table-cell>
          <table:table-cell table:style-name="ce2" table:formula="of:=[.F$13]*[.$A42]^0+[.F$14]*[.$A42]^1+[.F$15]*[.$A42]^2+[.F$16]*[.$A42]^3+[.F$17]*[.$A42]^4+[.F$18]*[.$A42]^5+[.F$19]*[.$A42]^6" office:value-type="float" office:value="31.5494039199884" calcext:value-type="float">
            <text:p>31,54940392</text:p>
          </table:table-cell>
          <table:table-cell table:number-columns-repeated="2"/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suma</text:p>
          </table:table-cell>
          <table:table-cell table:number-columns-repeated="4"/>
        </table:table-row>
        <table:table-row table:style-name="ro1">
          <table:table-cell office:value-type="float" office:value="10.5" calcext:value-type="float">
            <text:p>10,5</text:p>
          </table:table-cell>
          <table:table-cell table:style-name="ce2" table:formula="of:=[.B$13]*[.$A43]^0+[.B$14]*[.$A43]^1+[.B$15]*[.$A43]^2+[.B$16]*[.$A43]^3+[.B$17]*[.$A43]^4+[.B$18]*[.$A43]^5+[.B$19]*[.$A43]^6" office:value-type="float" office:value="38.8754877139962" calcext:value-type="float">
            <text:p>38,875487714</text:p>
          </table:table-cell>
          <table:table-cell table:style-name="ce2" table:formula="of:=[.C$13]*[.$A43]^0+[.C$14]*[.$A43]^1+[.C$15]*[.$A43]^2+[.C$16]*[.$A43]^3+[.C$17]*[.$A43]^4+[.C$18]*[.$A43]^5+[.C$19]*[.$A43]^6" office:value-type="float" office:value="40.7246882144717" calcext:value-type="float">
            <text:p>40,7246882145</text:p>
          </table:table-cell>
          <table:table-cell table:style-name="ce2" table:formula="of:=[.D$13]*[.$A43]^0+[.D$14]*[.$A43]^1+[.D$15]*[.$A43]^2+[.D$16]*[.$A43]^3+[.D$17]*[.$A43]^4+[.D$18]*[.$A43]^5+[.D$19]*[.$A43]^6" office:value-type="float" office:value="39.18282258332" calcext:value-type="float">
            <text:p>39,1828225833</text:p>
          </table:table-cell>
          <table:table-cell table:style-name="ce32" table:formula="of:=[.E$13]*[.$A43]^0+[.E$14]*[.$A43]^1+[.E$15]*[.$A43]^2+[.E$16]*[.$A43]^3+[.E$17]*[.$A43]^4+[.E$18]*[.$A43]^5+[.E$19]*[.$A43]^6" office:value-type="float" office:value="46.9564296075109" calcext:value-type="float">
            <text:p>46,9564296075</text:p>
          </table:table-cell>
          <table:table-cell table:style-name="ce2" table:formula="of:=[.F$13]*[.$A43]^0+[.F$14]*[.$A43]^1+[.F$15]*[.$A43]^2+[.F$16]*[.$A43]^3+[.F$17]*[.$A43]^4+[.F$18]*[.$A43]^5+[.F$19]*[.$A43]^6" office:value-type="float" office:value="43.8975045463777" calcext:value-type="float">
            <text:p>43,8975045464</text:p>
          </table:table-cell>
          <table:table-cell table:number-columns-repeated="2"/>
          <table:table-cell table:formula="of:=[.H41]^3*[.E16]" office:value-type="float" office:value="716.04522990266" calcext:value-type="float">
            <text:p>716,0452299027</text:p>
          </table:table-cell>
          <table:table-cell table:formula="of:=([.H41]^2)*[.E15]" office:value-type="float" office:value="-2692.27513122113" calcext:value-type="float">
            <text:p>-2692,2751312211</text:p>
          </table:table-cell>
          <table:table-cell table:formula="of:=20.5^1*[.E14]" office:value-type="float" office:value="2728.40487173791" calcext:value-type="float">
            <text:p>2728,4048717379</text:p>
          </table:table-cell>
          <table:table-cell table:formula="of:=20.5^0*[.E13]" office:value-type="float" office:value="-740.433315226999" calcext:value-type="float">
            <text:p>-740,433315227</text:p>
          </table:table-cell>
          <table:table-cell table:formula="of:=SUM([.I43:.L43])" office:value-type="float" office:value="11.7416551924401" calcext:value-type="float">
            <text:p>11,74165519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13]*[.$A44]^0+[.B$14]*[.$A44]^1+[.B$15]*[.$A44]^2+[.B$16]*[.$A44]^3+[.B$17]*[.$A44]^4+[.B$18]*[.$A44]^5+[.B$19]*[.$A44]^6" office:value-type="float" office:value="51.7246265746564" calcext:value-type="float">
            <text:p>51,7246265747</text:p>
          </table:table-cell>
          <table:table-cell table:style-name="ce2" table:formula="of:=[.C$13]*[.$A44]^0+[.C$14]*[.$A44]^1+[.C$15]*[.$A44]^2+[.C$16]*[.$A44]^3+[.C$17]*[.$A44]^4+[.C$18]*[.$A44]^5+[.C$19]*[.$A44]^6" office:value-type="float" office:value="52.9118495840763" calcext:value-type="float">
            <text:p>52,9118495841</text:p>
          </table:table-cell>
          <table:table-cell table:style-name="ce2" table:formula="of:=[.D$13]*[.$A44]^0+[.D$14]*[.$A44]^1+[.D$15]*[.$A44]^2+[.D$16]*[.$A44]^3+[.D$17]*[.$A44]^4+[.D$18]*[.$A44]^5+[.D$19]*[.$A44]^6" office:value-type="float" office:value="51.7318931863297" calcext:value-type="float">
            <text:p>51,7318931863</text:p>
          </table:table-cell>
          <table:table-cell table:style-name="ce32" table:formula="of:=[.E$13]*[.$A44]^0+[.E$14]*[.$A44]^1+[.E$15]*[.$A44]^2+[.E$16]*[.$A44]^3+[.E$17]*[.$A44]^4+[.E$18]*[.$A44]^5+[.E$19]*[.$A44]^6" office:value-type="float" office:value="59.044505330782" calcext:value-type="float">
            <text:p>59,0445053308</text:p>
          </table:table-cell>
          <table:table-cell table:style-name="ce2" table:formula="of:=[.F$13]*[.$A44]^0+[.F$14]*[.$A44]^1+[.F$15]*[.$A44]^2+[.F$16]*[.$A44]^3+[.F$17]*[.$A44]^4+[.F$18]*[.$A44]^5+[.F$19]*[.$A44]^6" office:value-type="float" office:value="54.9125075772929" calcext:value-type="float">
            <text:p>54,9125075773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,5</text:p>
          </table:table-cell>
          <table:table-cell table:style-name="ce2" table:formula="of:=[.B$13]*[.$A45]^0+[.B$14]*[.$A45]^1+[.B$15]*[.$A45]^2+[.B$16]*[.$A45]^3+[.B$17]*[.$A45]^4+[.B$18]*[.$A45]^5+[.B$19]*[.$A45]^6" office:value-type="float" office:value="63.5438271583189" calcext:value-type="float">
            <text:p>63,5438271583</text:p>
          </table:table-cell>
          <table:table-cell table:style-name="ce2" table:formula="of:=[.C$13]*[.$A45]^0+[.C$14]*[.$A45]^1+[.C$15]*[.$A45]^2+[.C$16]*[.$A45]^3+[.C$17]*[.$A45]^4+[.C$18]*[.$A45]^5+[.C$19]*[.$A45]^6" office:value-type="float" office:value="64.0984670189778" calcext:value-type="float">
            <text:p>64,098467019</text:p>
          </table:table-cell>
          <table:table-cell table:style-name="ce2" table:formula="of:=[.D$13]*[.$A45]^0+[.D$14]*[.$A45]^1+[.D$15]*[.$A45]^2+[.D$16]*[.$A45]^3+[.D$17]*[.$A45]^4+[.D$18]*[.$A45]^5+[.D$19]*[.$A45]^6" office:value-type="float" office:value="63.3873439799571" calcext:value-type="float">
            <text:p>63,38734398</text:p>
          </table:table-cell>
          <table:table-cell table:style-name="ce32" table:formula="of:=[.E$13]*[.$A45]^0+[.E$14]*[.$A45]^1+[.E$15]*[.$A45]^2+[.E$16]*[.$A45]^3+[.E$17]*[.$A45]^4+[.E$18]*[.$A45]^5+[.E$19]*[.$A45]^6" office:value-type="float" office:value="69.3007940745695" calcext:value-type="float">
            <text:p>69,3007940746</text:p>
          </table:table-cell>
          <table:table-cell table:style-name="ce2" table:formula="of:=[.F$13]*[.$A45]^0+[.F$14]*[.$A45]^1+[.F$15]*[.$A45]^2+[.F$16]*[.$A45]^3+[.F$17]*[.$A45]^4+[.F$18]*[.$A45]^5+[.F$19]*[.$A45]^6" office:value-type="float" office:value="64.5944130127344" calcext:value-type="float">
            <text:p>64,594413012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13]*[.$A46]^0+[.B$14]*[.$A46]^1+[.B$15]*[.$A46]^2+[.B$16]*[.$A46]^3+[.B$17]*[.$A46]^4+[.B$18]*[.$A46]^5+[.B$19]*[.$A46]^6" office:value-type="float" office:value="73.9972629549302" calcext:value-type="float">
            <text:p>73,9972629549</text:p>
          </table:table-cell>
          <table:table-cell table:style-name="ce2" table:formula="of:=[.C$13]*[.$A46]^0+[.C$14]*[.$A46]^1+[.C$15]*[.$A46]^2+[.C$16]*[.$A46]^3+[.C$17]*[.$A46]^4+[.C$18]*[.$A46]^5+[.C$19]*[.$A46]^6" office:value-type="float" office:value="74.0969601209413" calcext:value-type="float">
            <text:p>74,0969601209</text:p>
          </table:table-cell>
          <table:table-cell table:style-name="ce2" table:formula="of:=[.D$13]*[.$A46]^0+[.D$14]*[.$A46]^1+[.D$15]*[.$A46]^2+[.D$16]*[.$A46]^3+[.D$17]*[.$A46]^4+[.D$18]*[.$A46]^5+[.D$19]*[.$A46]^6" office:value-type="float" office:value="73.8393604390458" calcext:value-type="float">
            <text:p>73,839360439</text:p>
          </table:table-cell>
          <table:table-cell table:style-name="ce32" table:formula="of:=[.E$13]*[.$A46]^0+[.E$14]*[.$A46]^1+[.E$15]*[.$A46]^2+[.E$16]*[.$A46]^3+[.E$17]*[.$A46]^4+[.E$18]*[.$A46]^5+[.E$19]*[.$A46]^6" office:value-type="float" office:value="77.7876320118747" calcext:value-type="float">
            <text:p>77,7876320119</text:p>
          </table:table-cell>
          <table:table-cell table:style-name="ce2" table:formula="of:=[.F$13]*[.$A46]^0+[.F$14]*[.$A46]^1+[.F$15]*[.$A46]^2+[.F$16]*[.$A46]^3+[.F$17]*[.$A46]^4+[.F$18]*[.$A46]^5+[.F$19]*[.$A46]^6" office:value-type="float" office:value="72.9432208527021" calcext:value-type="float">
            <text:p>72,9432208527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style-name="ce2" table:formula="of:=[.B$13]*[.$A47]^0+[.B$14]*[.$A47]^1+[.B$15]*[.$A47]^2+[.B$16]*[.$A47]^3+[.B$17]*[.$A47]^4+[.B$18]*[.$A47]^5+[.B$19]*[.$A47]^6" office:value-type="float" office:value="82.8616303137387" calcext:value-type="float">
            <text:p>82,8616303137</text:p>
          </table:table-cell>
          <table:table-cell table:style-name="ce2" table:formula="of:=[.C$13]*[.$A47]^0+[.C$14]*[.$A47]^1+[.C$15]*[.$A47]^2+[.C$16]*[.$A47]^3+[.C$17]*[.$A47]^4+[.C$18]*[.$A47]^5+[.C$19]*[.$A47]^6" office:value-type="float" office:value="82.7258211394205" calcext:value-type="float">
            <text:p>82,7258211394</text:p>
          </table:table-cell>
          <table:table-cell table:style-name="ce2" table:formula="of:=[.D$13]*[.$A47]^0+[.D$14]*[.$A47]^1+[.D$15]*[.$A47]^2+[.D$16]*[.$A47]^3+[.D$17]*[.$A47]^4+[.D$18]*[.$A47]^5+[.D$19]*[.$A47]^6" office:value-type="float" office:value="82.8277481315264" calcext:value-type="float">
            <text:p>82,8277481315</text:p>
          </table:table-cell>
          <table:table-cell table:style-name="ce32" table:formula="of:=[.E$13]*[.$A47]^0+[.E$14]*[.$A47]^1+[.E$15]*[.$A47]^2+[.E$16]*[.$A47]^3+[.E$17]*[.$A47]^4+[.E$18]*[.$A47]^5+[.E$19]*[.$A47]^6" office:value-type="float" office:value="84.5673553156989" calcext:value-type="float">
            <text:p>84,5673553157</text:p>
          </table:table-cell>
          <table:table-cell table:style-name="ce2" table:formula="of:=[.F$13]*[.$A47]^0+[.F$14]*[.$A47]^1+[.F$15]*[.$A47]^2+[.F$16]*[.$A47]^3+[.F$17]*[.$A47]^4+[.F$18]*[.$A47]^5+[.F$19]*[.$A47]^6" office:value-type="float" office:value="79.958931097196" calcext:value-type="float">
            <text:p>79,958931097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$13]*[.$A48]^0+[.B$14]*[.$A48]^1+[.B$15]*[.$A48]^2+[.B$16]*[.$A48]^3+[.B$17]*[.$A48]^4+[.B$18]*[.$A48]^5+[.B$19]*[.$A48]^6" office:value-type="float" office:value="89.9952193552499" calcext:value-type="float">
            <text:p>89,9952193552</text:p>
          </table:table-cell>
          <table:table-cell table:style-name="ce2" table:formula="of:=[.C$13]*[.$A48]^0+[.C$14]*[.$A48]^1+[.C$15]*[.$A48]^2+[.C$16]*[.$A48]^3+[.C$17]*[.$A48]^4+[.C$18]*[.$A48]^5+[.C$19]*[.$A48]^6" office:value-type="float" office:value="89.815836035159" calcext:value-type="float">
            <text:p>89,8158360352</text:p>
          </table:table-cell>
          <table:table-cell table:style-name="ce2" table:formula="of:=[.D$13]*[.$A48]^0+[.D$14]*[.$A48]^1+[.D$15]*[.$A48]^2+[.D$16]*[.$A48]^3+[.D$17]*[.$A48]^4+[.D$18]*[.$A48]^5+[.D$19]*[.$A48]^6" office:value-type="float" office:value="90.1419327184111" calcext:value-type="float">
            <text:p>90,1419327184</text:p>
          </table:table-cell>
          <table:table-cell table:style-name="ce32" table:formula="of:=[.E$13]*[.$A48]^0+[.E$14]*[.$A48]^1+[.E$15]*[.$A48]^2+[.E$16]*[.$A48]^3+[.E$17]*[.$A48]^4+[.E$18]*[.$A48]^5+[.E$19]*[.$A48]^6" office:value-type="float" office:value="89.7023001590431" calcext:value-type="float">
            <text:p>89,702300159</text:p>
          </table:table-cell>
          <table:table-cell table:style-name="ce2" table:formula="of:=[.F$13]*[.$A48]^0+[.F$14]*[.$A48]^1+[.F$15]*[.$A48]^2+[.F$16]*[.$A48]^3+[.F$17]*[.$A48]^4+[.F$18]*[.$A48]^5+[.F$19]*[.$A48]^6" office:value-type="float" office:value="85.6415437462161" calcext:value-type="float">
            <text:p>85,6415437462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" table:formula="of:=[.B$13]*[.$A49]^0+[.B$14]*[.$A49]^1+[.B$15]*[.$A49]^2+[.B$16]*[.$A49]^3+[.B$17]*[.$A49]^4+[.B$18]*[.$A49]^5+[.B$19]*[.$A49]^6" office:value-type="float" office:value="95.3127002870797" calcext:value-type="float">
            <text:p>95,3127002871</text:p>
          </table:table-cell>
          <table:table-cell table:style-name="ce2" table:formula="of:=[.C$13]*[.$A49]^0+[.C$14]*[.$A49]^1+[.C$15]*[.$A49]^2+[.C$16]*[.$A49]^3+[.C$17]*[.$A49]^4+[.C$18]*[.$A49]^5+[.C$19]*[.$A49]^6" office:value-type="float" office:value="95.2163055437867" calcext:value-type="float">
            <text:p>95,2163055438</text:p>
          </table:table-cell>
          <table:table-cell table:style-name="ce2" table:formula="of:=[.D$13]*[.$A49]^0+[.D$14]*[.$A49]^1+[.D$15]*[.$A49]^2+[.D$16]*[.$A49]^3+[.D$17]*[.$A49]^4+[.D$18]*[.$A49]^5+[.D$19]*[.$A49]^6" office:value-type="float" office:value="95.6209599538011" calcext:value-type="float">
            <text:p>95,6209599538</text:p>
          </table:table-cell>
          <table:table-cell table:style-name="ce32" table:formula="of:=[.E$13]*[.$A49]^0+[.E$14]*[.$A49]^1+[.E$15]*[.$A49]^2+[.E$16]*[.$A49]^3+[.E$17]*[.$A49]^4+[.E$18]*[.$A49]^5+[.E$19]*[.$A49]^6" office:value-type="float" office:value="93.2548027149087" calcext:value-type="float">
            <text:p>93,2548027149</text:p>
          </table:table-cell>
          <table:table-cell table:style-name="ce2" table:formula="of:=[.F$13]*[.$A49]^0+[.F$14]*[.$A49]^1+[.F$15]*[.$A49]^2+[.F$16]*[.$A49]^3+[.F$17]*[.$A49]^4+[.F$18]*[.$A49]^5+[.F$19]*[.$A49]^6" office:value-type="float" office:value="89.9910587997621" calcext:value-type="float">
            <text:p>89,991058799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$13]*[.$A50]^0+[.B$14]*[.$A50]^1+[.B$15]*[.$A50]^2+[.B$16]*[.$A50]^3+[.B$17]*[.$A50]^4+[.B$18]*[.$A50]^5+[.B$19]*[.$A50]^6" office:value-type="float" office:value="98.7656251235767" calcext:value-type="float">
            <text:p>98,7656251236</text:p>
          </table:table-cell>
          <table:table-cell table:style-name="ce2" table:formula="of:=[.C$13]*[.$A50]^0+[.C$14]*[.$A50]^1+[.C$15]*[.$A50]^2+[.C$16]*[.$A50]^3+[.C$17]*[.$A50]^4+[.C$18]*[.$A50]^5+[.C$19]*[.$A50]^6" office:value-type="float" office:value="98.8012662394231" calcext:value-type="float">
            <text:p>98,8012662394</text:p>
          </table:table-cell>
          <table:table-cell table:style-name="ce2" table:formula="of:=[.D$13]*[.$A50]^0+[.D$14]*[.$A50]^1+[.D$15]*[.$A50]^2+[.D$16]*[.$A50]^3+[.D$17]*[.$A50]^4+[.D$18]*[.$A50]^5+[.D$19]*[.$A50]^6" office:value-type="float" office:value="99.1534956848764" calcext:value-type="float">
            <text:p>99,1534956849</text:p>
          </table:table-cell>
          <table:table-cell table:style-name="ce32" table:formula="of:=[.E$13]*[.$A50]^0+[.E$14]*[.$A50]^1+[.E$15]*[.$A50]^2+[.E$16]*[.$A50]^3+[.E$17]*[.$A50]^4+[.E$18]*[.$A50]^5+[.E$19]*[.$A50]^6" office:value-type="float" office:value="95.287199156297" calcext:value-type="float">
            <text:p>95,2871991563</text:p>
          </table:table-cell>
          <table:table-cell table:style-name="ce2" table:formula="of:=[.F$13]*[.$A50]^0+[.F$14]*[.$A50]^1+[.F$15]*[.$A50]^2+[.F$16]*[.$A50]^3+[.F$17]*[.$A50]^4+[.F$18]*[.$A50]^5+[.F$19]*[.$A50]^6" office:value-type="float" office:value="93.0074762578346" calcext:value-type="float">
            <text:p>93,0074762578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ce2" table:formula="of:=[.B$13]*[.$A51]^0+[.B$14]*[.$A51]^1+[.B$15]*[.$A51]^2+[.B$16]*[.$A51]^3+[.B$17]*[.$A51]^4+[.B$18]*[.$A51]^5+[.B$19]*[.$A51]^6" office:value-type="float" office:value="100.32864480942" calcext:value-type="float">
            <text:p>100,3286448094</text:p>
          </table:table-cell>
          <table:table-cell table:style-name="ce2" table:formula="of:=[.C$13]*[.$A51]^0+[.C$14]*[.$A51]^1+[.C$15]*[.$A51]^2+[.C$16]*[.$A51]^3+[.C$17]*[.$A51]^4+[.C$18]*[.$A51]^5+[.C$19]*[.$A51]^6" office:value-type="float" office:value="100.475711598273" calcext:value-type="float">
            <text:p>100,4757115983</text:p>
          </table:table-cell>
          <table:table-cell table:style-name="ce2" table:formula="of:=[.D$13]*[.$A51]^0+[.D$14]*[.$A51]^1+[.D$15]*[.$A51]^2+[.D$16]*[.$A51]^3+[.D$17]*[.$A51]^4+[.D$18]*[.$A51]^5+[.D$19]*[.$A51]^6" office:value-type="float" office:value="100.677825851908" calcext:value-type="float">
            <text:p>100,6778258519</text:p>
          </table:table-cell>
          <table:table-cell table:style-name="ce32" table:formula="of:=[.E$13]*[.$A51]^0+[.E$14]*[.$A51]^1+[.E$15]*[.$A51]^2+[.E$16]*[.$A51]^3+[.E$17]*[.$A51]^4+[.E$18]*[.$A51]^5+[.E$19]*[.$A51]^6" office:value-type="float" office:value="95.8618256562089" calcext:value-type="float">
            <text:p>95,8618256562</text:p>
          </table:table-cell>
          <table:table-cell table:style-name="ce2" table:formula="of:=[.F$13]*[.$A51]^0+[.F$14]*[.$A51]^1+[.F$15]*[.$A51]^2+[.F$16]*[.$A51]^3+[.F$17]*[.$A51]^4+[.F$18]*[.$A51]^5+[.F$19]*[.$A51]^6" office:value-type="float" office:value="94.6907961204332" calcext:value-type="float">
            <text:p>94,690796120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B$13]*[.$A52]^0+[.B$14]*[.$A52]^1+[.B$15]*[.$A52]^2+[.B$16]*[.$A52]^3+[.B$17]*[.$A52]^4+[.B$18]*[.$A52]^5+[.B$19]*[.$A52]^6" office:value-type="float" office:value="99.9914417469536" calcext:value-type="float">
            <text:p>99,991441747</text:p>
          </table:table-cell>
          <table:table-cell table:style-name="ce2" table:formula="of:=[.C$13]*[.$A52]^0+[.C$14]*[.$A52]^1+[.C$15]*[.$A52]^2+[.C$16]*[.$A52]^3+[.C$17]*[.$A52]^4+[.C$18]*[.$A52]^5+[.C$19]*[.$A52]^6" office:value-type="float" office:value="100.181813062228" calcext:value-type="float">
            <text:p>100,1818130622</text:p>
          </table:table-cell>
          <table:table-cell table:style-name="ce2" table:formula="of:=[.D$13]*[.$A52]^0+[.D$14]*[.$A52]^1+[.D$15]*[.$A52]^2+[.D$16]*[.$A52]^3+[.D$17]*[.$A52]^4+[.D$18]*[.$A52]^5+[.D$19]*[.$A52]^6" office:value-type="float" office:value="100.181856488248" calcext:value-type="float">
            <text:p>100,1818564882</text:p>
          </table:table-cell>
          <table:table-cell table:style-name="ce32" table:formula="of:=[.E$13]*[.$A52]^0+[.E$14]*[.$A52]^1+[.E$15]*[.$A52]^2+[.E$16]*[.$A52]^3+[.E$17]*[.$A52]^4+[.E$18]*[.$A52]^5+[.E$19]*[.$A52]^6" office:value-type="float" office:value="95.0410183876456" calcext:value-type="float">
            <text:p>95,0410183876</text:p>
          </table:table-cell>
          <table:table-cell table:style-name="ce2" table:formula="of:=[.F$13]*[.$A52]^0+[.F$14]*[.$A52]^1+[.F$15]*[.$A52]^2+[.F$16]*[.$A52]^3+[.F$17]*[.$A52]^4+[.F$18]*[.$A52]^5+[.F$19]*[.$A52]^6" office:value-type="float" office:value="95.0410183875578" calcext:value-type="float">
            <text:p>95,0410183876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style-name="ce2" table:formula="of:=[.B$13]*[.$A53]^0+[.B$14]*[.$A53]^1+[.B$15]*[.$A53]^2+[.B$16]*[.$A53]^3+[.B$17]*[.$A53]^4+[.B$18]*[.$A53]^5+[.B$19]*[.$A53]^6" office:value-type="float" office:value="97.7563777275036" calcext:value-type="float">
            <text:p>97,7563777275</text:p>
          </table:table-cell>
          <table:table-cell table:style-name="ce2" table:formula="of:=[.C$13]*[.$A53]^0+[.C$14]*[.$A53]^1+[.C$15]*[.$A53]^2+[.C$16]*[.$A53]^3+[.C$17]*[.$A53]^4+[.C$18]*[.$A53]^5+[.C$19]*[.$A53]^6" office:value-type="float" office:value="97.9051411024673" calcext:value-type="float">
            <text:p>97,9051411025</text:p>
          </table:table-cell>
          <table:table-cell table:style-name="ce2" table:formula="of:=[.D$13]*[.$A53]^0+[.D$14]*[.$A53]^1+[.D$15]*[.$A53]^2+[.D$16]*[.$A53]^3+[.D$17]*[.$A53]^4+[.D$18]*[.$A53]^5+[.D$19]*[.$A53]^6" office:value-type="float" office:value="97.7031137203337" calcext:value-type="float">
            <text:p>97,7031137203</text:p>
          </table:table-cell>
          <table:table-cell table:style-name="ce32" table:formula="of:=[.E$13]*[.$A53]^0+[.E$14]*[.$A53]^1+[.E$15]*[.$A53]^2+[.E$16]*[.$A53]^3+[.E$17]*[.$A53]^4+[.E$18]*[.$A53]^5+[.E$19]*[.$A53]^6" office:value-type="float" office:value="92.8871135236088" calcext:value-type="float">
            <text:p>92,8871135236</text:p>
          </table:table-cell>
          <table:table-cell table:style-name="ce2" table:formula="of:=[.F$13]*[.$A53]^0+[.F$14]*[.$A53]^1+[.F$15]*[.$A53]^2+[.F$16]*[.$A53]^3+[.F$17]*[.$A53]^4+[.F$18]*[.$A53]^5+[.F$19]*[.$A53]^6" office:value-type="float" office:value="94.0581430592088" calcext:value-type="float">
            <text:p>94,058143059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B$13]*[.$A54]^0+[.B$14]*[.$A54]^1+[.B$15]*[.$A54]^2+[.B$16]*[.$A54]^3+[.B$17]*[.$A54]^4+[.B$18]*[.$A54]^5+[.B$19]*[.$A54]^6" office:value-type="float" office:value="93.6418572664261" calcext:value-type="float">
            <text:p>93,6418572664</text:p>
          </table:table-cell>
          <table:table-cell table:style-name="ce2" table:formula="of:=[.C$13]*[.$A54]^0+[.C$14]*[.$A54]^1+[.C$15]*[.$A54]^2+[.C$16]*[.$A54]^3+[.C$17]*[.$A54]^4+[.C$18]*[.$A54]^5+[.C$19]*[.$A54]^6" office:value-type="float" office:value="93.6808862830512" calcext:value-type="float">
            <text:p>93,6808862831</text:p>
          </table:table-cell>
          <table:table-cell table:style-name="ce2" table:formula="of:=[.D$13]*[.$A54]^0+[.D$14]*[.$A54]^1+[.D$15]*[.$A54]^2+[.D$16]*[.$A54]^3+[.D$17]*[.$A54]^4+[.D$18]*[.$A54]^5+[.D$19]*[.$A54]^6" office:value-type="float" office:value="93.3287437676881" calcext:value-type="float">
            <text:p>93,3287437677</text:p>
          </table:table-cell>
          <table:table-cell table:style-name="ce32" table:formula="of:=[.E$13]*[.$A54]^0+[.E$14]*[.$A54]^1+[.E$15]*[.$A54]^2+[.E$16]*[.$A54]^3+[.E$17]*[.$A54]^4+[.E$18]*[.$A54]^5+[.E$19]*[.$A54]^6" office:value-type="float" office:value="89.4624472370988" calcext:value-type="float">
            <text:p>89,4624472371</text:p>
          </table:table-cell>
          <table:table-cell table:style-name="ce2" table:formula="of:=[.F$13]*[.$A54]^0+[.F$14]*[.$A54]^1+[.F$15]*[.$A54]^2+[.F$16]*[.$A54]^3+[.F$17]*[.$A54]^4+[.F$18]*[.$A54]^5+[.F$19]*[.$A54]^6" office:value-type="float" office:value="91.7421701353859" calcext:value-type="float">
            <text:p>91,7421701354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style-name="ce2" table:formula="of:=[.B$13]*[.$A55]^0+[.B$14]*[.$A55]^1+[.B$15]*[.$A55]^2+[.B$16]*[.$A55]^3+[.B$17]*[.$A55]^4+[.B$18]*[.$A55]^5+[.B$19]*[.$A55]^6" office:value-type="float" office:value="87.6914063421045" calcext:value-type="float">
            <text:p>87,6914063421</text:p>
          </table:table-cell>
          <table:table-cell table:style-name="ce2" table:formula="of:=[.C$13]*[.$A55]^0+[.C$14]*[.$A55]^1+[.C$15]*[.$A55]^2+[.C$16]*[.$A55]^3+[.C$17]*[.$A55]^4+[.C$18]*[.$A55]^5+[.C$19]*[.$A55]^6" office:value-type="float" office:value="87.6000803245277" calcext:value-type="float">
            <text:p>87,6000803245</text:p>
          </table:table-cell>
          <table:table-cell table:style-name="ce2" table:formula="of:=[.D$13]*[.$A55]^0+[.D$14]*[.$A55]^1+[.D$15]*[.$A55]^2+[.D$16]*[.$A55]^3+[.D$17]*[.$A55]^4+[.D$18]*[.$A55]^5+[.D$19]*[.$A55]^6" office:value-type="float" office:value="87.1955129429198" calcext:value-type="float">
            <text:p>87,1955129429</text:p>
          </table:table-cell>
          <table:table-cell table:style-name="ce32" table:formula="of:=[.E$13]*[.$A55]^0+[.E$14]*[.$A55]^1+[.E$15]*[.$A55]^2+[.E$16]*[.$A55]^3+[.E$17]*[.$A55]^4+[.E$18]*[.$A55]^5+[.E$19]*[.$A55]^6" office:value-type="float" office:value="84.8293557011174" calcext:value-type="float">
            <text:p>84,8293557011</text:p>
          </table:table-cell>
          <table:table-cell table:style-name="ce2" table:formula="of:=[.F$13]*[.$A55]^0+[.F$14]*[.$A55]^1+[.F$15]*[.$A55]^2+[.F$16]*[.$A55]^3+[.F$17]*[.$A55]^4+[.F$18]*[.$A55]^5+[.F$19]*[.$A55]^6" office:value-type="float" office:value="88.0930996160893" calcext:value-type="float">
            <text:p>88,093099616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$13]*[.$A56]^0+[.B$14]*[.$A56]^1+[.B$15]*[.$A56]^2+[.B$16]*[.$A56]^3+[.B$17]*[.$A56]^4+[.B$18]*[.$A56]^5+[.B$19]*[.$A56]^6" office:value-type="float" office:value="79.9884665387363" calcext:value-type="float">
            <text:p>79,9884665387</text:p>
          </table:table-cell>
          <table:table-cell table:style-name="ce2" table:formula="of:=[.C$13]*[.$A56]^0+[.C$14]*[.$A56]^1+[.C$15]*[.$A56]^2+[.C$16]*[.$A56]^3+[.C$17]*[.$A56]^4+[.C$18]*[.$A56]^5+[.C$19]*[.$A56]^6" office:value-type="float" office:value="79.8158171675263" calcext:value-type="float">
            <text:p>79,8158171675</text:p>
          </table:table-cell>
          <table:table-cell table:style-name="ce2" table:formula="of:=[.D$13]*[.$A56]^0+[.D$14]*[.$A56]^1+[.D$15]*[.$A56]^2+[.D$16]*[.$A56]^3+[.D$17]*[.$A56]^4+[.D$18]*[.$A56]^5+[.D$19]*[.$A56]^6" office:value-type="float" office:value="79.4898076517179" calcext:value-type="float">
            <text:p>79,4898076517</text:p>
          </table:table-cell>
          <table:table-cell table:style-name="ce32" table:formula="of:=[.E$13]*[.$A56]^0+[.E$14]*[.$A56]^1+[.E$15]*[.$A56]^2+[.E$16]*[.$A56]^3+[.E$17]*[.$A56]^4+[.E$18]*[.$A56]^5+[.E$19]*[.$A56]^6" office:value-type="float" office:value="79.0501750886662" calcext:value-type="float">
            <text:p>79,0501750887</text:p>
          </table:table-cell>
          <table:table-cell table:style-name="ce2" table:formula="of:=[.F$13]*[.$A56]^0+[.F$14]*[.$A56]^1+[.F$15]*[.$A56]^2+[.F$16]*[.$A56]^3+[.F$17]*[.$A56]^4+[.F$18]*[.$A56]^5+[.F$19]*[.$A56]^6" office:value-type="float" office:value="83.1109315013188" calcext:value-type="float">
            <text:p>83,1109315013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2" table:formula="of:=[.B$13]*[.$A57]^0+[.B$14]*[.$A57]^1+[.B$15]*[.$A57]^2+[.B$16]*[.$A57]^3+[.B$17]*[.$A57]^4+[.B$18]*[.$A57]^5+[.B$19]*[.$A57]^6" office:value-type="float" office:value="70.6769045931305" calcext:value-type="float">
            <text:p>70,6769045931</text:p>
          </table:table-cell>
          <table:table-cell table:style-name="ce2" table:formula="of:=[.C$13]*[.$A57]^0+[.C$14]*[.$A57]^1+[.C$15]*[.$A57]^2+[.C$16]*[.$A57]^3+[.C$17]*[.$A57]^4+[.C$18]*[.$A57]^5+[.C$19]*[.$A57]^6" office:value-type="float" office:value="70.5494740363638" calcext:value-type="float">
            <text:p>70,5494740364</text:p>
          </table:table-cell>
          <table:table-cell table:style-name="ce2" table:formula="of:=[.D$13]*[.$A57]^0+[.D$14]*[.$A57]^1+[.D$15]*[.$A57]^2+[.D$16]*[.$A57]^3+[.D$17]*[.$A57]^4+[.D$18]*[.$A57]^5+[.D$19]*[.$A57]^6" office:value-type="float" office:value="70.4476343928623" calcext:value-type="float">
            <text:p>70,4476343929</text:p>
          </table:table-cell>
          <table:table-cell table:style-name="ce32" table:formula="of:=[.E$13]*[.$A57]^0+[.E$14]*[.$A57]^1+[.E$15]*[.$A57]^2+[.E$16]*[.$A57]^3+[.E$17]*[.$A57]^4+[.E$18]*[.$A57]^5+[.E$19]*[.$A57]^6" office:value-type="float" office:value="72.187241572746" calcext:value-type="float">
            <text:p>72,1872415727</text:p>
          </table:table-cell>
          <table:table-cell table:style-name="ce2" table:formula="of:=[.F$13]*[.$A57]^0+[.F$14]*[.$A57]^1+[.F$15]*[.$A57]^2+[.F$16]*[.$A57]^3+[.F$17]*[.$A57]^4+[.F$18]*[.$A57]^5+[.F$19]*[.$A57]^6" office:value-type="float" office:value="76.7956657910742" calcext:value-type="float">
            <text:p>76,795665791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B$13]*[.$A58]^0+[.B$14]*[.$A58]^1+[.B$15]*[.$A58]^2+[.B$16]*[.$A58]^3+[.B$17]*[.$A58]^4+[.B$18]*[.$A58]^5+[.B$19]*[.$A58]^6" office:value-type="float" office:value="59.9872373451217" calcext:value-type="float">
            <text:p>59,9872373451</text:p>
          </table:table-cell>
          <table:table-cell table:style-name="ce2" table:formula="of:=[.C$13]*[.$A58]^0+[.C$14]*[.$A58]^1+[.C$15]*[.$A58]^2+[.C$16]*[.$A58]^3+[.C$17]*[.$A58]^4+[.C$18]*[.$A58]^5+[.C$19]*[.$A58]^6" office:value-type="float" office:value="60.0969325026322" calcext:value-type="float">
            <text:p>60,0969325026</text:p>
          </table:table-cell>
          <table:table-cell table:style-name="ce2" table:formula="of:=[.D$13]*[.$A58]^0+[.D$14]*[.$A58]^1+[.D$15]*[.$A58]^2+[.D$16]*[.$A58]^3+[.D$17]*[.$A58]^4+[.D$18]*[.$A58]^5+[.D$19]*[.$A58]^6" office:value-type="float" office:value="60.3546197582127" calcext:value-type="float">
            <text:p>60,3546197582</text:p>
          </table:table-cell>
          <table:table-cell table:style-name="ce32" table:formula="of:=[.E$13]*[.$A58]^0+[.E$14]*[.$A58]^1+[.E$15]*[.$A58]^2+[.E$16]*[.$A58]^3+[.E$17]*[.$A58]^4+[.E$18]*[.$A58]^5+[.E$19]*[.$A58]^6" office:value-type="float" office:value="64.3028913263574" calcext:value-type="float">
            <text:p>64,3028913264</text:p>
          </table:table-cell>
          <table:table-cell table:style-name="ce2" table:formula="of:=[.F$13]*[.$A58]^0+[.F$14]*[.$A58]^1+[.F$15]*[.$A58]^2+[.F$16]*[.$A58]^3+[.F$17]*[.$A58]^4+[.F$18]*[.$A58]^5+[.F$19]*[.$A58]^6" office:value-type="float" office:value="69.147302485356" calcext:value-type="float">
            <text:p>69,1473024854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style-name="ce2" table:formula="of:=[.B$13]*[.$A59]^0+[.B$14]*[.$A59]^1+[.B$15]*[.$A59]^2+[.B$16]*[.$A59]^3+[.B$17]*[.$A59]^4+[.B$18]*[.$A59]^5+[.B$19]*[.$A59]^6" office:value-type="float" office:value="48.2685720920235" calcext:value-type="float">
            <text:p>48,268572092</text:p>
          </table:table-cell>
          <table:table-cell table:style-name="ce2" table:formula="of:=[.C$13]*[.$A59]^0+[.C$14]*[.$A59]^1+[.C$15]*[.$A59]^2+[.C$16]*[.$A59]^3+[.C$17]*[.$A59]^4+[.C$18]*[.$A59]^5+[.C$19]*[.$A59]^6" office:value-type="float" office:value="48.8347995488111" calcext:value-type="float">
            <text:p>48,8347995488</text:p>
          </table:table-cell>
          <table:table-cell table:style-name="ce2" table:formula="of:=[.D$13]*[.$A59]^0+[.D$14]*[.$A59]^1+[.D$15]*[.$A59]^2+[.D$16]*[.$A59]^3+[.D$17]*[.$A59]^4+[.D$18]*[.$A59]^5+[.D$19]*[.$A59]^6" office:value-type="float" office:value="49.5460104327176" calcext:value-type="float">
            <text:p>49,5460104327</text:p>
          </table:table-cell>
          <table:table-cell table:style-name="ce32" table:formula="of:=[.E$13]*[.$A59]^0+[.E$14]*[.$A59]^1+[.E$15]*[.$A59]^2+[.E$16]*[.$A59]^3+[.E$17]*[.$A59]^4+[.E$18]*[.$A59]^5+[.E$19]*[.$A59]^6" office:value-type="float" office:value="55.4594605225021" calcext:value-type="float">
            <text:p>55,4594605225</text:p>
          </table:table-cell>
          <table:table-cell table:style-name="ce2" table:formula="of:=[.F$13]*[.$A59]^0+[.F$14]*[.$A59]^1+[.F$15]*[.$A59]^2+[.F$16]*[.$A59]^3+[.F$17]*[.$A59]^4+[.F$18]*[.$A59]^5+[.F$19]*[.$A59]^6" office:value-type="float" office:value="60.1658415841641" calcext:value-type="float">
            <text:p>60,1658415842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B$13]*[.$A60]^0+[.B$14]*[.$A60]^1+[.B$15]*[.$A60]^2+[.B$16]*[.$A60]^3+[.B$17]*[.$A60]^4+[.B$18]*[.$A60]^5+[.B$19]*[.$A60]^6" office:value-type="float" office:value="36.0262623468589" calcext:value-type="float">
            <text:p>36,0262623469</text:p>
          </table:table-cell>
          <table:table-cell table:style-name="ce2" table:formula="of:=[.C$13]*[.$A60]^0+[.C$14]*[.$A60]^1+[.C$15]*[.$A60]^2+[.C$16]*[.$A60]^3+[.C$17]*[.$A60]^4+[.C$18]*[.$A60]^5+[.C$19]*[.$A60]^6" office:value-type="float" office:value="37.2266286318645" calcext:value-type="float">
            <text:p>37,2266286319</text:p>
          </table:table-cell>
          <table:table-cell table:style-name="ce2" table:formula="of:=[.D$13]*[.$A60]^0+[.D$14]*[.$A60]^1+[.D$15]*[.$A60]^2+[.D$16]*[.$A60]^3+[.D$17]*[.$A60]^4+[.D$18]*[.$A60]^5+[.D$19]*[.$A60]^6" office:value-type="float" office:value="38.4066731944049" calcext:value-type="float">
            <text:p>38,4066731944</text:p>
          </table:table-cell>
          <table:table-cell table:style-name="ce32" table:formula="of:=[.E$13]*[.$A60]^0+[.E$14]*[.$A60]^1+[.E$15]*[.$A60]^2+[.E$16]*[.$A60]^3+[.E$17]*[.$A60]^4+[.E$18]*[.$A60]^5+[.E$19]*[.$A60]^6" office:value-type="float" office:value="45.7192853341819" calcext:value-type="float">
            <text:p>45,7192853342</text:p>
          </table:table-cell>
          <table:table-cell table:style-name="ce2" table:formula="of:=[.F$13]*[.$A60]^0+[.F$14]*[.$A60]^1+[.F$15]*[.$A60]^2+[.F$16]*[.$A60]^3+[.F$17]*[.$A60]^4+[.F$18]*[.$A60]^5+[.F$19]*[.$A60]^6" office:value-type="float" office:value="49.8512830874981" calcext:value-type="float">
            <text:p>49,8512830875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style-name="ce2" table:formula="of:=[.B$13]*[.$A61]^0+[.B$14]*[.$A61]^1+[.B$15]*[.$A61]^2+[.B$16]*[.$A61]^3+[.B$17]*[.$A61]^4+[.B$18]*[.$A61]^5+[.B$19]*[.$A61]^6" office:value-type="float" office:value="23.9652790005384" calcext:value-type="float">
            <text:p>23,9652790005</text:p>
          </table:table-cell>
          <table:table-cell table:style-name="ce2" table:formula="of:=[.C$13]*[.$A61]^0+[.C$14]*[.$A61]^1+[.C$15]*[.$A61]^2+[.C$16]*[.$A61]^3+[.C$17]*[.$A61]^4+[.C$18]*[.$A61]^5+[.C$19]*[.$A61]^6" office:value-type="float" office:value="25.8291407468278" calcext:value-type="float">
            <text:p>25,8291407468</text:p>
          </table:table-cell>
          <table:table-cell table:style-name="ce2" table:formula="of:=[.D$13]*[.$A61]^0+[.D$14]*[.$A61]^1+[.D$15]*[.$A61]^2+[.D$16]*[.$A61]^3+[.D$17]*[.$A61]^4+[.D$18]*[.$A61]^5+[.D$19]*[.$A61]^6" office:value-type="float" office:value="27.3710949143942" calcext:value-type="float">
            <text:p>27,3710949144</text:p>
          </table:table-cell>
          <table:table-cell table:style-name="ce32" table:formula="of:=[.E$13]*[.$A61]^0+[.E$14]*[.$A61]^1+[.E$15]*[.$A61]^2+[.E$16]*[.$A61]^3+[.E$17]*[.$A61]^4+[.E$18]*[.$A61]^5+[.E$19]*[.$A61]^6" office:value-type="float" office:value="35.1447019343976" calcext:value-type="float">
            <text:p>35,1447019344</text:p>
          </table:table-cell>
          <table:table-cell table:style-name="ce2" table:formula="of:=[.F$13]*[.$A61]^0+[.F$14]*[.$A61]^1+[.F$15]*[.$A61]^2+[.F$16]*[.$A61]^3+[.F$17]*[.$A61]^4+[.F$18]*[.$A61]^5+[.F$19]*[.$A61]^6" office:value-type="float" office:value="38.2036269953585" calcext:value-type="float">
            <text:p>38,203626995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B$13]*[.$A62]^0+[.B$14]*[.$A62]^1+[.B$15]*[.$A62]^2+[.B$16]*[.$A62]^3+[.B$17]*[.$A62]^4+[.B$18]*[.$A62]^5+[.B$19]*[.$A62]^6" office:value-type="float" office:value="13.0392968878004" calcext:value-type="float">
            <text:p>13,0392968878</text:p>
          </table:table-cell>
          <table:table-cell table:style-name="ce2" table:formula="of:=[.C$13]*[.$A62]^0+[.C$14]*[.$A62]^1+[.C$15]*[.$A62]^2+[.C$16]*[.$A62]^3+[.C$17]*[.$A62]^4+[.C$18]*[.$A62]^5+[.C$19]*[.$A62]^6" office:value-type="float" office:value="15.2984454904199" calcext:value-type="float">
            <text:p>15,2984454904</text:p>
          </table:table-cell>
          <table:table-cell table:style-name="ce2" table:formula="of:=[.D$13]*[.$A62]^0+[.D$14]*[.$A62]^1+[.D$15]*[.$A62]^2+[.D$16]*[.$A62]^3+[.D$17]*[.$A62]^4+[.D$18]*[.$A62]^5+[.D$19]*[.$A62]^6" office:value-type="float" office:value="16.9233825568872" calcext:value-type="float">
            <text:p>16,9233825569</text:p>
          </table:table-cell>
          <table:table-cell table:style-name="ce32" table:formula="of:=[.E$13]*[.$A62]^0+[.E$14]*[.$A62]^1+[.E$15]*[.$A62]^2+[.E$16]*[.$A62]^3+[.E$17]*[.$A62]^4+[.E$18]*[.$A62]^5+[.E$19]*[.$A62]^6" office:value-type="float" office:value="23.7980464961499" calcext:value-type="float">
            <text:p>23,7980464962</text:p>
          </table:table-cell>
          <table:table-cell table:style-name="ce2" table:formula="of:=[.F$13]*[.$A62]^0+[.F$14]*[.$A62]^1+[.F$15]*[.$A62]^2+[.F$16]*[.$A62]^3+[.F$17]*[.$A62]^4+[.F$18]*[.$A62]^5+[.F$19]*[.$A62]^6" office:value-type="float" office:value="25.222873307745" calcext:value-type="float">
            <text:p>25,222873307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,5</text:p>
          </table:table-cell>
          <table:table-cell table:style-name="ce2" table:formula="of:=[.B$13]*[.$A63]^0+[.B$14]*[.$A63]^1+[.B$15]*[.$A63]^2+[.B$16]*[.$A63]^3+[.B$17]*[.$A63]^4+[.B$18]*[.$A63]^5+[.B$19]*[.$A63]^6" office:value-type="float" office:value="4.50549675698858" calcext:value-type="float">
            <text:p>4,505496757</text:p>
          </table:table-cell>
          <table:table-cell table:style-name="ce2" table:formula="of:=[.C$13]*[.$A63]^0+[.C$14]*[.$A63]^1+[.C$15]*[.$A63]^2+[.C$16]*[.$A63]^3+[.C$17]*[.$A63]^4+[.C$18]*[.$A63]^5+[.C$19]*[.$A63]^6" office:value-type="float" office:value="6.39626212464373" calcext:value-type="float">
            <text:p>6,3962621246</text:p>
          </table:table-cell>
          <table:table-cell table:style-name="ce2" table:formula="of:=[.D$13]*[.$A63]^0+[.D$14]*[.$A63]^1+[.D$15]*[.$A63]^2+[.D$16]*[.$A63]^3+[.D$17]*[.$A63]^4+[.D$18]*[.$A63]^5+[.D$19]*[.$A63]^6" office:value-type="float" office:value="7.59726317916648" calcext:value-type="float">
            <text:p>7,5972631792</text:p>
          </table:table-cell>
          <table:table-cell table:style-name="ce32" table:formula="of:=[.E$13]*[.$A63]^0+[.E$14]*[.$A63]^1+[.E$15]*[.$A63]^2+[.E$16]*[.$A63]^3+[.E$17]*[.$A63]^4+[.E$18]*[.$A63]^5+[.E$19]*[.$A63]^6" office:value-type="float" office:value="11.7416551924401" calcext:value-type="float">
            <text:p>11,7416551924</text:p>
          </table:table-cell>
          <table:table-cell table:style-name="ce2" table:formula="of:=[.F$13]*[.$A63]^0+[.F$14]*[.$A63]^1+[.F$15]*[.$A63]^2+[.F$16]*[.$A63]^3+[.F$17]*[.$A63]^4+[.F$18]*[.$A63]^5+[.F$19]*[.$A63]^6" office:value-type="float" office:value="10.9090220246578" calcext:value-type="float">
            <text:p>10,9090220247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B$13]*[.$A64]^0+[.B$14]*[.$A64]^1+[.B$15]*[.$A64]^2+[.B$16]*[.$A64]^3+[.B$17]*[.$A64]^4+[.B$18]*[.$A64]^5+[.B$19]*[.$A64]^6" office:value-type="float" office:value="-0.0149173562313081" calcext:value-type="float">
            <text:p>-0,0149173562</text:p>
          </table:table-cell>
          <table:table-cell table:style-name="ce2" table:formula="of:=[.C$13]*[.$A64]^0+[.C$14]*[.$A64]^1+[.C$15]*[.$A64]^2+[.C$16]*[.$A64]^3+[.C$17]*[.$A64]^4+[.C$18]*[.$A64]^5+[.C$19]*[.$A64]^6" office:value-type="float" office:value="-0.00385935962185613" calcext:value-type="float">
            <text:p>-0,0038593596</text:p>
          </table:table-cell>
          <table:table-cell table:style-name="ce2" table:formula="of:=[.D$13]*[.$A64]^0+[.D$14]*[.$A64]^1+[.D$15]*[.$A64]^2+[.D$16]*[.$A64]^3+[.D$17]*[.$A64]^4+[.D$18]*[.$A64]^5+[.D$19]*[.$A64]^6" office:value-type="float" office:value="-0.0239160684004673" calcext:value-type="float">
            <text:p>-0,0239160684</text:p>
          </table:table-cell>
          <table:table-cell table:style-name="ce32" table:formula="of:=[.E$13]*[.$A64]^0+[.E$14]*[.$A64]^1+[.E$15]*[.$A64]^2+[.E$16]*[.$A64]^3+[.E$17]*[.$A64]^4+[.E$18]*[.$A64]^5+[.E$19]*[.$A64]^6" office:value-type="float" office:value="-0.96213580372978" calcext:value-type="float">
            <text:p>-0,9621358037</text:p>
          </table:table-cell>
          <table:table-cell table:style-name="ce2" table:formula="of:=[.F$13]*[.$A64]^0+[.F$14]*[.$A64]^1+[.F$15]*[.$A64]^2+[.F$16]*[.$A64]^3+[.F$17]*[.$A64]^4+[.F$18]*[.$A64]^5+[.F$19]*[.$A64]^6" office:value-type="float" office:value="-4.73792685390322" calcext:value-type="float">
            <text:p>-4,7379268539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style-name="ce2" table:formula="of:=[.B$13]*[.$A65]^0+[.B$14]*[.$A65]^1+[.B$15]*[.$A65]^2+[.B$16]*[.$A65]^3+[.B$17]*[.$A65]^4+[.B$18]*[.$A65]^5+[.B$19]*[.$A65]^6" office:value-type="float" office:value="1.52951464880607" calcext:value-type="float">
            <text:p>1,5295146488</text:p>
          </table:table-cell>
          <table:table-cell table:style-name="ce2" table:formula="of:=[.C$13]*[.$A65]^0+[.C$14]*[.$A65]^1+[.C$15]*[.$A65]^2+[.C$16]*[.$A65]^3+[.C$17]*[.$A65]^4+[.C$18]*[.$A65]^5+[.C$19]*[.$A65]^6" office:value-type="float" office:value="-2.91031717902115" calcext:value-type="float">
            <text:p>-2,910317179</text:p>
          </table:table-cell>
          <table:table-cell table:style-name="ce2" table:formula="of:=[.D$13]*[.$A65]^0+[.D$14]*[.$A65]^1+[.D$15]*[.$A65]^2+[.D$16]*[.$A65]^3+[.D$17]*[.$A65]^4+[.D$18]*[.$A65]^5+[.D$19]*[.$A65]^6" office:value-type="float" office:value="-5.30718794235054" calcext:value-type="float">
            <text:p>-5,3071879424</text:p>
          </table:table-cell>
          <table:table-cell table:style-name="ce32" table:formula="of:=[.E$13]*[.$A65]^0+[.E$14]*[.$A65]^1+[.E$15]*[.$A65]^2+[.E$16]*[.$A65]^3+[.E$17]*[.$A65]^4+[.E$18]*[.$A65]^5+[.E$19]*[.$A65]^6" office:value-type="float" office:value="-14.2509903193594" calcext:value-type="float">
            <text:p>-14,2509903194</text:p>
          </table:table-cell>
          <table:table-cell table:style-name="ce2" table:formula="of:=[.F$13]*[.$A65]^0+[.F$14]*[.$A65]^1+[.F$15]*[.$A65]^2+[.F$16]*[.$A65]^3+[.F$17]*[.$A65]^4+[.F$18]*[.$A65]^5+[.F$19]*[.$A65]^6" office:value-type="float" office:value="-21.7179733279384" calcext:value-type="float">
            <text:p>-21,7179733279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B$13]*[.$A66]^0+[.B$14]*[.$A66]^1+[.B$15]*[.$A66]^2+[.B$16]*[.$A66]^3+[.B$17]*[.$A66]^4+[.B$18]*[.$A66]^5+[.B$19]*[.$A66]^6" office:value-type="float" office:value="11.6924571190175" calcext:value-type="float">
            <text:p>11,692457119</text:p>
          </table:table-cell>
          <table:table-cell table:style-name="ce2" table:formula="of:=[.C$13]*[.$A66]^0+[.C$14]*[.$A66]^1+[.C$15]*[.$A66]^2+[.C$16]*[.$A66]^3+[.C$17]*[.$A66]^4+[.C$18]*[.$A66]^5+[.C$19]*[.$A66]^6" office:value-type="float" office:value="-1.20723669411927" calcext:value-type="float">
            <text:p>-1,2072366941</text:p>
          </table:table-cell>
          <table:table-cell table:style-name="ce2" table:formula="of:=[.D$13]*[.$A66]^0+[.D$14]*[.$A66]^1+[.D$15]*[.$A66]^2+[.D$16]*[.$A66]^3+[.D$17]*[.$A66]^4+[.D$18]*[.$A66]^5+[.D$19]*[.$A66]^6" office:value-type="float" office:value="-7.56996510614681" calcext:value-type="float">
            <text:p>-7,5699651061</text:p>
          </table:table-cell>
          <table:table-cell table:style-name="ce32" table:formula="of:=[.E$13]*[.$A66]^0+[.E$14]*[.$A66]^1+[.E$15]*[.$A66]^2+[.E$16]*[.$A66]^3+[.E$17]*[.$A66]^4+[.E$18]*[.$A66]^5+[.E$19]*[.$A66]^6" office:value-type="float" office:value="-28.0625721814471" calcext:value-type="float">
            <text:p>-28,0625721814</text:p>
          </table:table-cell>
          <table:table-cell table:style-name="ce2" table:formula="of:=[.F$13]*[.$A66]^0+[.F$14]*[.$A66]^1+[.F$15]*[.$A66]^2+[.F$16]*[.$A66]^3+[.F$17]*[.$A66]^4+[.F$18]*[.$A66]^5+[.F$19]*[.$A66]^6" office:value-type="float" office:value="-40.0311173974471" calcext:value-type="float">
            <text:p>-40,031117397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style-name="ce2" table:formula="of:=[.B$13]*[.$A67]^0+[.B$14]*[.$A67]^1+[.B$15]*[.$A67]^2+[.B$16]*[.$A67]^3+[.B$17]*[.$A67]^4+[.B$18]*[.$A67]^5+[.B$19]*[.$A67]^6" office:value-type="float" office:value="33.6074422327947" calcext:value-type="float">
            <text:p>33,6074422328</text:p>
          </table:table-cell>
          <table:table-cell table:style-name="ce2" table:formula="of:=[.C$13]*[.$A67]^0+[.C$14]*[.$A67]^1+[.C$15]*[.$A67]^2+[.C$16]*[.$A67]^3+[.C$17]*[.$A67]^4+[.C$18]*[.$A67]^5+[.C$19]*[.$A67]^6" office:value-type="float" office:value="6.35175065419026" calcext:value-type="float">
            <text:p>6,3517506542</text:p>
          </table:table-cell>
          <table:table-cell table:style-name="ce2" table:formula="of:=[.D$13]*[.$A67]^0+[.D$14]*[.$A67]^1+[.D$15]*[.$A67]^2+[.D$16]*[.$A67]^3+[.D$17]*[.$A67]^4+[.D$18]*[.$A67]^5+[.D$19]*[.$A67]^6" office:value-type="float" office:value="-6.08004013017307" calcext:value-type="float">
            <text:p>-6,0800401302</text:p>
          </table:table-cell>
          <table:table-cell table:style-name="ce32" table:formula="of:=[.E$13]*[.$A67]^0+[.E$14]*[.$A67]^1+[.E$15]*[.$A67]^2+[.E$16]*[.$A67]^3+[.E$17]*[.$A67]^4+[.E$18]*[.$A67]^5+[.E$19]*[.$A67]^6" office:value-type="float" office:value="-42.3345452169922" calcext:value-type="float">
            <text:p>-42,334545217</text:p>
          </table:table-cell>
          <table:table-cell table:style-name="ce2" table:formula="of:=[.F$13]*[.$A67]^0+[.F$14]*[.$A67]^1+[.F$15]*[.$A67]^2+[.F$16]*[.$A67]^3+[.F$17]*[.$A67]^4+[.F$18]*[.$A67]^5+[.F$19]*[.$A67]^6" office:value-type="float" office:value="-59.6773590624296" calcext:value-type="float">
            <text:p>-59,677359062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B$13]*[.$A68]^0+[.B$14]*[.$A68]^1+[.B$15]*[.$A68]^2+[.B$16]*[.$A68]^3+[.B$17]*[.$A68]^4+[.B$18]*[.$A68]^5+[.B$19]*[.$A68]^6" office:value-type="float" office:value="71.0712489892612" calcext:value-type="float">
            <text:p>71,0712489893</text:p>
          </table:table-cell>
          <table:table-cell table:style-name="ce2" table:formula="of:=[.C$13]*[.$A68]^0+[.C$14]*[.$A68]^1+[.C$15]*[.$A68]^2+[.C$16]*[.$A68]^3+[.C$17]*[.$A68]^4+[.C$18]*[.$A68]^5+[.C$19]*[.$A68]^6" office:value-type="float" office:value="21.1497284082998" calcext:value-type="float">
            <text:p>21,1497284083</text:p>
          </table:table-cell>
          <table:table-cell table:style-name="ce2" table:formula="of:=[.D$13]*[.$A68]^0+[.D$14]*[.$A68]^1+[.D$15]*[.$A68]^2+[.D$16]*[.$A68]^3+[.D$17]*[.$A68]^4+[.D$18]*[.$A68]^5+[.D$19]*[.$A68]^6" office:value-type="float" office:value="-0.0555854917001852" calcext:value-type="float">
            <text:p>-0,0555854917</text:p>
          </table:table-cell>
          <table:table-cell table:style-name="ce32" table:formula="of:=[.E$13]*[.$A68]^0+[.E$14]*[.$A68]^1+[.E$15]*[.$A68]^2+[.E$16]*[.$A68]^3+[.E$17]*[.$A68]^4+[.E$18]*[.$A68]^5+[.E$19]*[.$A68]^6" office:value-type="float" office:value="-57.0045732529925" calcext:value-type="float">
            <text:p>-57,004573253</text:p>
          </table:table-cell>
          <table:table-cell table:style-name="ce2" table:formula="of:=[.F$13]*[.$A68]^0+[.F$14]*[.$A68]^1+[.F$15]*[.$A68]^2+[.F$16]*[.$A68]^3+[.F$17]*[.$A68]^4+[.F$18]*[.$A68]^5+[.F$19]*[.$A68]^6" office:value-type="float" office:value="-80.6566983228861" calcext:value-type="float">
            <text:p>-80,6566983229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style-name="ce2" table:formula="of:=[.B$13]*[.$A69]^0+[.B$14]*[.$A69]^1+[.B$15]*[.$A69]^2+[.B$16]*[.$A69]^3+[.B$17]*[.$A69]^4+[.B$18]*[.$A69]^5+[.B$19]*[.$A69]^6" office:value-type="float" office:value="128.632997601264" calcext:value-type="float">
            <text:p>128,6329976013</text:p>
          </table:table-cell>
          <table:table-cell table:style-name="ce2" table:formula="of:=[.C$13]*[.$A69]^0+[.C$14]*[.$A69]^1+[.C$15]*[.$A69]^2+[.C$16]*[.$A69]^3+[.C$17]*[.$A69]^4+[.C$18]*[.$A69]^5+[.C$19]*[.$A69]^6" office:value-type="float" office:value="44.7127161574699" calcext:value-type="float">
            <text:p>44,7127161575</text:p>
          </table:table-cell>
          <table:table-cell table:style-name="ce2" table:formula="of:=[.D$13]*[.$A69]^0+[.D$14]*[.$A69]^1+[.D$15]*[.$A69]^2+[.D$16]*[.$A69]^3+[.D$17]*[.$A69]^4+[.D$18]*[.$A69]^5+[.D$19]*[.$A69]^6" office:value-type="float" office:value="11.3348464250448" calcext:value-type="float">
            <text:p>11,334846425</text:p>
          </table:table-cell>
          <table:table-cell table:style-name="ce32" table:formula="of:=[.E$13]*[.$A69]^0+[.E$14]*[.$A69]^1+[.E$15]*[.$A69]^2+[.E$16]*[.$A69]^3+[.E$17]*[.$A69]^4+[.E$18]*[.$A69]^5+[.E$19]*[.$A69]^6" office:value-type="float" office:value="-72.0103201164473" calcext:value-type="float">
            <text:p>-72,0103201164</text:p>
          </table:table-cell>
          <table:table-cell table:style-name="ce2" table:formula="of:=[.F$13]*[.$A69]^0+[.F$14]*[.$A69]^1+[.F$15]*[.$A69]^2+[.F$16]*[.$A69]^3+[.F$17]*[.$A69]^4+[.F$18]*[.$A69]^5+[.F$19]*[.$A69]^6" office:value-type="float" office:value="-102.969135178816" calcext:value-type="float">
            <text:p>-102,969135178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B$13]*[.$A70]^0+[.B$14]*[.$A70]^1+[.B$15]*[.$A70]^2+[.B$16]*[.$A70]^3+[.B$17]*[.$A70]^4+[.B$18]*[.$A70]^5+[.B$19]*[.$A70]^6" office:value-type="float" office:value="211.688959292136" calcext:value-type="float">
            <text:p>211,6889592921</text:p>
          </table:table-cell>
          <table:table-cell table:style-name="ce2" table:formula="of:=[.C$13]*[.$A70]^0+[.C$14]*[.$A70]^1+[.C$15]*[.$A70]^2+[.C$16]*[.$A70]^3+[.C$17]*[.$A70]^4+[.C$18]*[.$A70]^5+[.C$19]*[.$A70]^6" office:value-type="float" office:value="78.7158906014374" calcext:value-type="float">
            <text:p>78,7158906014</text:p>
          </table:table-cell>
          <table:table-cell table:style-name="ce2" table:formula="of:=[.D$13]*[.$A70]^0+[.D$14]*[.$A70]^1+[.D$15]*[.$A70]^2+[.D$16]*[.$A70]^3+[.D$17]*[.$A70]^4+[.D$18]*[.$A70]^5+[.D$19]*[.$A70]^6" office:value-type="float" office:value="28.9723233289551" calcext:value-type="float">
            <text:p>28,972323329</text:p>
          </table:table-cell>
          <table:table-cell table:style-name="ce32" table:formula="of:=[.E$13]*[.$A70]^0+[.E$14]*[.$A70]^1+[.E$15]*[.$A70]^2+[.E$16]*[.$A70]^3+[.E$17]*[.$A70]^4+[.E$18]*[.$A70]^5+[.E$19]*[.$A70]^6" office:value-type="float" office:value="-87.2894496343561" calcext:value-type="float">
            <text:p>-87,2894496344</text:p>
          </table:table-cell>
          <table:table-cell table:style-name="ce2" table:formula="of:=[.F$13]*[.$A70]^0+[.F$14]*[.$A70]^1+[.F$15]*[.$A70]^2+[.F$16]*[.$A70]^3+[.F$17]*[.$A70]^4+[.F$18]*[.$A70]^5+[.F$19]*[.$A70]^6" office:value-type="float" office:value="-126.61466963022" calcext:value-type="float">
            <text:p>-126,6146696302</text:p>
          </table:table-cell>
          <table:table-cell table:number-columns-repeated="11"/>
        </table:table-row>
        <table:table-row table:style-name="ro1" table:number-rows-repeated="74">
          <table:table-cell/>
          <table:table-cell table:style-name="ce2" table:number-columns-repeated="5"/>
          <table:table-cell table:number-columns-repeated="11"/>
        </table:table-row>
        <table:table-row table:style-name="ro1" table:number-rows-repeated="10484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proksymacja_cena" table:style-name="ta2">
        <table:shapes>
          <draw:frame draw:z-index="0" draw:style-name="gr1" draw:text-style-name="P1" svg:width="244.28mm" svg:height="152.7mm" svg:x="92.2mm" svg:y="76.46mm">
            <loext:p draw:notify-on-update-of-ranges="Aproksymacja_cena.A22:Aproksymacja_cena.A144 Aproksymacja_cena.B21:Aproksymacja_cena.B21 Aproksymacja_cena.B22:Aproksymacja_cena.B144 Aproksymacja_cena.C21:Aproksymacja_cena.C21 Aproksymacja_cena.C22:Aproksymacja_cena.C144 Aproksymacja_cena.D21:Aproksymacja_cena.D21 Aproksymacja_cena.D22:Aproksymacja_cena.D144 Aproksymacja_cena.E21:Aproksymacja_cena.E21 Aproksymacja_cena.E22:Aproksymacja_cena.E144 Aproksymacja_cena.F21:Aproksymacja_cena.F21 Aproksymacja_cena.F22:Aproksymacja_cena.F14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number-columns-repeated="5"/>
          <table:table-cell table:style-name="ce26" office:value-type="string" calcext:value-type="string">
            <text:p>macierz Xi (kolejnych potęg wektora xi)</text:p>
          </table:table-cell>
          <table:table-cell table:number-columns-repeated="8"/>
          <table:table-cell office:value-type="string" calcext:value-type="string">
            <text:p>MACIERZ.ILOCZYN(MACIERZ.ILOCZYN(MACIERZ.ODW(MACIERZ.ILOCZYN(TRANSPONUJ(H<text:span text:style-name="T1">3:N9</text:span>);<text:span text:style-name="T1">H3:N9</text:span>));TRANSPONUJ(<text:span text:style-name="T1">H3:N9</text:span>));<text:span text:style-name="T2">B3:B9</text:span>)</text:p>
          </table:table-cell>
        </table:table-row>
        <table:table-row table:style-name="ro2">
          <table:table-cell table:style-name="ce13" office:value-type="string" calcext:value-type="string">
            <text:p>ocena</text:p>
          </table:table-cell>
          <table:table-cell table:style-name="ce13" office:value-type="string" calcext:value-type="string">
            <text:p>zrzuta</text:p>
          </table:table-cell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CIERZ.ILOCZYN(MACIERZ.ILOCZYN(MACIERZ.ODW(MACIERZ.ILOCZYN(TRANSPONUJ(H<text:span text:style-name="T1">3:L9</text:span>);<text:span text:style-name="T1">H3:L9</text:span>));TRANSPONUJ(<text:span text:style-name="T1">H3:L9</text:span>));<text:span text:style-name="T2">B3:B9</text:span>)</text:p>
          </table:table-cell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3]^[.H$2]" office:value-type="float" office:value="1" calcext:value-type="float">
            <text:p>1</text:p>
          </table:table-cell>
          <table:table-cell table:style-name="ce28" table:formula="of:=[.$A3]^[.I$2]" office:value-type="float" office:value="0" calcext:value-type="float">
            <text:p>0</text:p>
          </table:table-cell>
          <table:table-cell table:style-name="ce28" table:formula="of:=[.$A3]^[.J$2]" office:value-type="float" office:value="0" calcext:value-type="float">
            <text:p>0</text:p>
          </table:table-cell>
          <table:table-cell table:style-name="ce28" table:formula="of:=[.$A3]^[.K$2]" office:value-type="float" office:value="0" calcext:value-type="float">
            <text:p>0</text:p>
          </table:table-cell>
          <table:table-cell table:style-name="ce28" table:formula="of:=[.$A3]^[.L$2]" office:value-type="float" office:value="0" calcext:value-type="float">
            <text:p>0</text:p>
          </table:table-cell>
          <table:table-cell table:style-name="ce28" table:formula="of:=[.$A3]^[.M$2]" office:value-type="float" office:value="0" calcext:value-type="float">
            <text:p>0</text:p>
          </table:table-cell>
          <table:table-cell table:style-name="ce28" table:formula="of:=[.$A3]^[.N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4]^[.H$2]" office:value-type="float" office:value="1" calcext:value-type="float">
            <text:p>1</text:p>
          </table:table-cell>
          <table:table-cell table:style-name="ce28" table:formula="of:=[.$A4]^[.I$2]" office:value-type="float" office:value="1" calcext:value-type="float">
            <text:p>1</text:p>
          </table:table-cell>
          <table:table-cell table:style-name="ce28" table:formula="of:=[.$A4]^[.J$2]" office:value-type="float" office:value="1" calcext:value-type="float">
            <text:p>1</text:p>
          </table:table-cell>
          <table:table-cell table:style-name="ce28" table:formula="of:=[.$A4]^[.K$2]" office:value-type="float" office:value="1" calcext:value-type="float">
            <text:p>1</text:p>
          </table:table-cell>
          <table:table-cell table:style-name="ce28" table:formula="of:=[.$A4]^[.L$2]" office:value-type="float" office:value="1" calcext:value-type="float">
            <text:p>1</text:p>
          </table:table-cell>
          <table:table-cell table:style-name="ce28" table:formula="of:=[.$A4]^[.M$2]" office:value-type="float" office:value="1" calcext:value-type="float">
            <text:p>1</text:p>
          </table:table-cell>
          <table:table-cell table:style-name="ce28" table:formula="of:=[.$A4]^[.N$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  <table:table-cell table:style-name="ce28" table:formula="of:=[.$A5]^[.H$2]" office:value-type="float" office:value="1" calcext:value-type="float">
            <text:p>1</text:p>
          </table:table-cell>
          <table:table-cell table:style-name="ce28" table:formula="of:=[.$A5]^[.I$2]" office:value-type="float" office:value="2" calcext:value-type="float">
            <text:p>2</text:p>
          </table:table-cell>
          <table:table-cell table:style-name="ce28" table:formula="of:=[.$A5]^[.J$2]" office:value-type="float" office:value="4" calcext:value-type="float">
            <text:p>4</text:p>
          </table:table-cell>
          <table:table-cell table:style-name="ce28" table:formula="of:=[.$A5]^[.K$2]" office:value-type="float" office:value="8" calcext:value-type="float">
            <text:p>8</text:p>
          </table:table-cell>
          <table:table-cell table:style-name="ce28" table:formula="of:=[.$A5]^[.L$2]" office:value-type="float" office:value="16" calcext:value-type="float">
            <text:p>16</text:p>
          </table:table-cell>
          <table:table-cell table:style-name="ce28" table:formula="of:=[.$A5]^[.M$2]" office:value-type="float" office:value="32" calcext:value-type="float">
            <text:p>32</text:p>
          </table:table-cell>
          <table:table-cell table:style-name="ce28" table:formula="of:=[.$A5]^[.N$2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5"/>
          <table:table-cell table:style-name="ce28" table:formula="of:=[.$A6]^[.H$2]" office:value-type="float" office:value="1" calcext:value-type="float">
            <text:p>1</text:p>
          </table:table-cell>
          <table:table-cell table:style-name="ce28" table:formula="of:=[.$A6]^[.I$2]" office:value-type="float" office:value="3" calcext:value-type="float">
            <text:p>3</text:p>
          </table:table-cell>
          <table:table-cell table:style-name="ce28" table:formula="of:=[.$A6]^[.J$2]" office:value-type="float" office:value="9" calcext:value-type="float">
            <text:p>9</text:p>
          </table:table-cell>
          <table:table-cell table:style-name="ce28" table:formula="of:=[.$A6]^[.K$2]" office:value-type="float" office:value="27" calcext:value-type="float">
            <text:p>27</text:p>
          </table:table-cell>
          <table:table-cell table:style-name="ce28" table:formula="of:=[.$A6]^[.L$2]" office:value-type="float" office:value="81" calcext:value-type="float">
            <text:p>81</text:p>
          </table:table-cell>
          <table:table-cell table:style-name="ce28" table:formula="of:=[.$A6]^[.M$2]" office:value-type="float" office:value="243" calcext:value-type="float">
            <text:p>243</text:p>
          </table:table-cell>
          <table:table-cell table:style-name="ce28" table:formula="of:=[.$A6]^[.N$2]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5"/>
          <table:table-cell table:style-name="ce28" table:formula="of:=[.$A7]^[.H$2]" office:value-type="float" office:value="1" calcext:value-type="float">
            <text:p>1</text:p>
          </table:table-cell>
          <table:table-cell table:style-name="ce28" table:formula="of:=[.$A7]^[.I$2]" office:value-type="float" office:value="4" calcext:value-type="float">
            <text:p>4</text:p>
          </table:table-cell>
          <table:table-cell table:style-name="ce28" table:formula="of:=[.$A7]^[.J$2]" office:value-type="float" office:value="16" calcext:value-type="float">
            <text:p>16</text:p>
          </table:table-cell>
          <table:table-cell table:style-name="ce28" table:formula="of:=[.$A7]^[.K$2]" office:value-type="float" office:value="64" calcext:value-type="float">
            <text:p>64</text:p>
          </table:table-cell>
          <table:table-cell table:style-name="ce28" table:formula="of:=[.$A7]^[.L$2]" office:value-type="float" office:value="256" calcext:value-type="float">
            <text:p>256</text:p>
          </table:table-cell>
          <table:table-cell table:style-name="ce28" table:formula="of:=[.$A7]^[.M$2]" office:value-type="float" office:value="1024" calcext:value-type="float">
            <text:p>1024</text:p>
          </table:table-cell>
          <table:table-cell table:style-name="ce28" table:formula="of:=[.$A7]^[.N$2]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5"/>
          <table:table-cell table:style-name="ce28" table:formula="of:=[.$A8]^[.H$2]" office:value-type="float" office:value="1" calcext:value-type="float">
            <text:p>1</text:p>
          </table:table-cell>
          <table:table-cell table:style-name="ce28" table:formula="of:=[.$A8]^[.I$2]" office:value-type="float" office:value="5" calcext:value-type="float">
            <text:p>5</text:p>
          </table:table-cell>
          <table:table-cell table:style-name="ce28" table:formula="of:=[.$A8]^[.J$2]" office:value-type="float" office:value="25" calcext:value-type="float">
            <text:p>25</text:p>
          </table:table-cell>
          <table:table-cell table:style-name="ce28" table:formula="of:=[.$A8]^[.K$2]" office:value-type="float" office:value="125" calcext:value-type="float">
            <text:p>125</text:p>
          </table:table-cell>
          <table:table-cell table:style-name="ce28" table:formula="of:=[.$A8]^[.L$2]" office:value-type="float" office:value="625" calcext:value-type="float">
            <text:p>625</text:p>
          </table:table-cell>
          <table:table-cell table:style-name="ce28" table:formula="of:=[.$A8]^[.M$2]" office:value-type="float" office:value="3125" calcext:value-type="float">
            <text:p>3125</text:p>
          </table:table-cell>
          <table:table-cell table:style-name="ce28" table:formula="of:=[.$A8]^[.N$2]" office:value-type="float" office:value="15625" calcext:value-type="float">
            <text:p>15625</text:p>
          </table:table-cell>
          <table:table-cell/>
          <table:table-cell table:style-name="ce30"/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5"/>
          <table:table-cell table:style-name="ce28" table:formula="of:=[.$A9]^[.H$2]" office:value-type="float" office:value="1" calcext:value-type="float">
            <text:p>1</text:p>
          </table:table-cell>
          <table:table-cell table:style-name="ce28" table:formula="of:=[.$A9]^[.I$2]" office:value-type="float" office:value="6" calcext:value-type="float">
            <text:p>6</text:p>
          </table:table-cell>
          <table:table-cell table:style-name="ce28" table:formula="of:=[.$A9]^[.J$2]" office:value-type="float" office:value="36" calcext:value-type="float">
            <text:p>36</text:p>
          </table:table-cell>
          <table:table-cell table:style-name="ce28" table:formula="of:=[.$A9]^[.K$2]" office:value-type="float" office:value="216" calcext:value-type="float">
            <text:p>216</text:p>
          </table:table-cell>
          <table:table-cell table:style-name="ce28" table:formula="of:=[.$A9]^[.L$2]" office:value-type="float" office:value="1296" calcext:value-type="float">
            <text:p>1296</text:p>
          </table:table-cell>
          <table:table-cell table:style-name="ce28" table:formula="of:=[.$A9]^[.M$2]" office:value-type="float" office:value="7776" calcext:value-type="float">
            <text:p>7776</text:p>
          </table:table-cell>
          <table:table-cell table:style-name="ce28" table:formula="of:=[.$A9]^[.N$2]" office:value-type="float" office:value="46656" calcext:value-type="float">
            <text:p>46656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4" office:value-type="string" calcext:value-type="string">
            <text:p>st. 7</text:p>
          </table:table-cell>
          <table:table-cell table:style-name="ce24" office:value-type="string" calcext:value-type="string">
            <text:p>st. 6</text:p>
          </table:table-cell>
          <table:table-cell table:style-name="ce24" office:value-type="string" calcext:value-type="string">
            <text:p>st. 5</text:p>
          </table:table-cell>
          <table:table-cell table:style-name="ce24" office:value-type="string" calcext:value-type="string">
            <text:p>st. 4</text:p>
          </table:table-cell>
          <table:table-cell table:style-name="ce24" office:value-type="string" calcext:value-type="string">
            <text:p>st. 3</text:p>
          </table:table-cell>
          <table:table-cell/>
          <table:table-cell office:value-type="string" calcext:value-type="string">
            <text:p>α = (Xi'*Xi)^(-1) * Xi' * yi <text:s/>// mnożę lewostronnie przez ((Xi'*Xi)^(-1))^(-1), czyli przez (Xi'*Xi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1</text:p>
          </table:table-cell>
          <table:table-cell table:style-name="ce24" table:number-matrix-columns-spanned="1" table:number-matrix-rows-spanned="7" table:formula="of:=MMULT(MMULT(MINVERSE(MMULT(TRANSPOSE([.H3:.N9]);[.H3:.N9]));TRANSPOSE([.H3:.N9]));[.B3:.B9])" office:value-type="float" office:value="-0.00000136554884910822" calcext:value-type="float">
            <text:p>-1,36554884910822E-06</text:p>
          </table:table-cell>
          <table:table-cell table:style-name="ce24" table:number-matrix-columns-spanned="1" table:number-matrix-rows-spanned="6" table:formula="of:=MMULT(MMULT(MINVERSE(MMULT(TRANSPOSE([.H3:.M9]);[.H3:.M9]));TRANSPOSE([.H3:.M9]));[.B3:.B9])" office:value-type="float" office:value="0.0974026119694171" calcext:value-type="float">
            <text:p>0,097402612</text:p>
          </table:table-cell>
          <table:table-cell table:style-name="ce25" table:number-matrix-columns-spanned="1" table:number-matrix-rows-spanned="5" table:formula="of:=MMULT(MMULT(MINVERSE(MMULT(TRANSPOSE([.H3:.L9]);[.H3:.L9]));TRANSPOSE([.H3:.L9]));[.B3:.B9])" office:value-type="float" office:value="0.454545454420559" calcext:value-type="float">
            <text:p>0,4545454544</text:p>
          </table:table-cell>
          <table:table-cell table:style-name="ce25" table:number-matrix-columns-spanned="1" table:number-matrix-rows-spanned="4" table:formula="of:=MMULT(MMULT(MINVERSE(MMULT(TRANSPOSE([.H3:.K9]);[.H3:.K9]));TRANSPOSE([.H3:.K9]));[.B3:.B9])" office:value-type="float" office:value="-1.14285714285466" calcext:value-type="float">
            <text:p>-1,1428571429</text:p>
          </table:table-cell>
          <table:table-cell table:style-name="ce25" table:number-matrix-columns-spanned="1" table:number-matrix-rows-spanned="3" table:formula="of:=MMULT(MMULT(MINVERSE(MMULT(TRANSPOSE([.H3:.J9]);[.H3:.J9]));TRANSPOSE([.H3:.J9]));[.B3:.B9])" office:value-type="float" office:value="1.85714285714269" calcext:value-type="float">
            <text:p>1,8571428571</text:p>
          </table:table-cell>
          <table:table-cell/>
          <table:table-cell table:style-name="ce29" office:value-type="string" calcext:value-type="string">
            <text:p>(Xi'*Xi) * α = Xi' * yi <text:s text:c="2"/>//mnożę lewostronnie przez (Xi’)^(-1)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2</text:p>
          </table:table-cell>
          <table:table-cell table:style-name="ce24" office:value-type="float" office:value="37.3333334478317" calcext:value-type="float">
            <text:p>37,3333334478</text:p>
          </table:table-cell>
          <table:table-cell table:style-name="ce24" office:value-type="float" office:value="3.44696969340565" calcext:value-type="float">
            <text:p>3,4469696934</text:p>
          </table:table-cell>
          <table:table-cell table:style-name="ce25" office:value-type="float" office:value="-10.9220779220691" calcext:value-type="float">
            <text:p>-10,9220779221</text:p>
          </table:table-cell>
          <table:table-cell table:style-name="ce25" office:value-type="float" office:value="4.7857142857123" calcext:value-type="float">
            <text:p>4,7857142857</text:p>
          </table:table-cell>
          <table:table-cell table:style-name="ce25" office:value-type="float" office:value="-5.2142857142857" calcext:value-type="float">
            <text:p>-5,2142857143</text:p>
          </table:table-cell>
          <table:table-cell/>
          <table:table-cell table:style-name="ce29" office:value-type="string" calcext:value-type="string">
            <text:p>(Xi’)^(-1) * (Xi'*Xi) * α = <text:s/>yi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3</text:p>
          </table:table-cell>
          <table:table-cell table:style-name="ce24" office:value-type="float" office:value="-77.0833332340465" calcext:value-type="float">
            <text:p>-77,083333234</text:p>
          </table:table-cell>
          <table:table-cell table:style-name="ce24" office:value-type="float" office:value="-9.2537878789235" calcext:value-type="float">
            <text:p>-9,2537878789</text:p>
          </table:table-cell>
          <table:table-cell table:style-name="ce25" office:value-type="float" office:value="11.3712121212046" calcext:value-type="float">
            <text:p>11,3712121212</text:p>
          </table:table-cell>
          <table:table-cell table:style-name="ce25" office:value-type="float" office:value="-2.42857142857123" calcext:value-type="float">
            <text:p>-2,4285714286</text:p>
          </table:table-cell>
          <table:table-cell table:style-name="ce25" office:value-type="float" office:value="2.07142857142857" calcext:value-type="float">
            <text:p>2,0714285714</text:p>
          </table:table-cell>
          <table:table-cell/>
          <table:table-cell office:value-type="string" calcext:value-type="string">
            <text:p>yi = (Xi’)^(-1) * Xi' * Xi * α</text:p>
          </table:table-cell>
          <table:table-cell table:number-columns-repeated="9"/>
        </table:table-row>
        <table:table-row table:style-name="ro1">
          <table:table-cell table:style-name="ce24" office:value-type="string" calcext:value-type="string">
            <text:p>α4</text:p>
          </table:table-cell>
          <table:table-cell table:style-name="ce24" office:value-type="float" office:value="54.2916666535216" calcext:value-type="float">
            <text:p>54,2916666535</text:p>
          </table:table-cell>
          <table:table-cell table:style-name="ce24" office:value-type="float" office:value="6.56439393954971" calcext:value-type="float">
            <text:p>6,5643939395</text:p>
          </table:table-cell>
          <table:table-cell table:style-name="ce25" office:value-type="float" office:value="-3.22727272727046" calcext:value-type="float">
            <text:p>-3,2272727273</text:p>
          </table:table-cell>
          <table:table-cell table:style-name="ce25" office:value-type="float" office:value="0.499999999999987" calcext:value-type="float">
            <text:p>0,5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4" office:value-type="string" calcext:value-type="string">
            <text:p>α5</text:p>
          </table:table-cell>
          <table:table-cell table:style-name="ce24" office:value-type="float" office:value="-16.7916666680558" calcext:value-type="float">
            <text:p>-16,7916666681</text:p>
          </table:table-cell>
          <table:table-cell table:style-name="ce24" office:value-type="float" office:value="-1.56439393942159" calcext:value-type="float">
            <text:p>-1,5643939394</text:p>
          </table:table-cell>
          <table:table-cell table:style-name="ce25" office:value-type="float" office:value="0.310606060605816" calcext:value-type="float">
            <text:p>0,3106060606</text:p>
          </table:table-cell>
          <table:table-cell table:style-name="ce25" table:number-columns-repeated="2"/>
          <table:table-cell table:number-columns-repeated="11"/>
        </table:table-row>
        <table:table-row table:style-name="ro1">
          <table:table-cell table:style-name="ce24" office:value-type="string" calcext:value-type="string">
            <text:p>α6</text:p>
          </table:table-cell>
          <table:table-cell table:style-name="ce24" office:value-type="float" office:value="2.37500000026392" calcext:value-type="float">
            <text:p>2,3750000003</text:p>
          </table:table-cell>
          <table:table-cell table:style-name="ce24" office:value-type="float" office:value="0.125000000001512" calcext:value-type="float">
            <text:p>0,125</text:p>
          </table:table-cell>
          <table:table-cell table:style-name="ce25" table:number-columns-repeated="3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style-name="ce24" office:value-type="string" calcext:value-type="string">
            <text:p>α7</text:p>
          </table:table-cell>
          <table:table-cell table:style-name="ce24" office:value-type="float" office:value="-0.125000000014728" calcext:value-type="float">
            <text:p>-0,125</text:p>
          </table:table-cell>
          <table:table-cell table:style-name="ce24"/>
          <table:table-cell table:style-name="ce25" table:number-columns-repeated="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3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,9</text:p>
          </table:table-cell>
          <table:table-cell table:style-name="ce2" table:formula="of:=[.B$13]*[.$A22]^0+[.B$14]*[.$A22]^1+[.B$15]*[.$A22]^2+[.B$16]*[.$A22]^3+[.B$17]*[.$A22]^4+[.B$18]*[.$A22]^5+[.B$19]*[.$A22]^6" office:value-type="float" office:value="-2355.49134692137" calcext:value-type="float">
            <text:p>-2355,4913469214</text:p>
          </table:table-cell>
          <table:table-cell table:style-name="ce2" table:formula="of:=[.C$13]*[.$A22]^0+[.C$14]*[.$A22]^1+[.C$15]*[.$A22]^2+[.C$16]*[.$A22]^3+[.C$17]*[.$A22]^4+[.C$18]*[.$A22]^5+[.C$19]*[.$A22]^6" office:value-type="float" office:value="1090.19328088577" calcext:value-type="float">
            <text:p>1090,1932808858</text:p>
          </table:table-cell>
          <table:table-cell table:style-name="ce2" table:formula="of:=[.D$13]*[.$A22]^0+[.D$14]*[.$A22]^1+[.D$15]*[.$A22]^2+[.D$16]*[.$A22]^3+[.D$17]*[.$A22]^4+[.D$18]*[.$A22]^5+[.D$19]*[.$A22]^6" office:value-type="float" office:value="477.64656785656" calcext:value-type="float">
            <text:p>477,6465678566</text:p>
          </table:table-cell>
          <table:table-cell table:style-name="ce2" table:formula="of:=[.E$13]*[.$A22]^0+[.E$14]*[.$A22]^1+[.E$15]*[.$A22]^2+[.E$16]*[.$A22]^3+[.E$17]*[.$A22]^4+[.E$18]*[.$A22]^5+[.E$19]*[.$A22]^6" office:value-type="float" office:value="201.567357142849" calcext:value-type="float">
            <text:p>201,5673571428</text:p>
          </table:table-cell>
          <table:table-cell table:style-name="ce2" table:formula="of:=[.F$13]*[.$A22]^0+[.F$14]*[.$A22]^1+[.F$15]*[.$A22]^2+[.F$16]*[.$A22]^3+[.F$17]*[.$A22]^4+[.F$18]*[.$A22]^5+[.F$19]*[.$A22]^6" office:value-type="float" office:value="119.527857142857" calcext:value-type="float">
            <text:p>119,527857142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$13]*[.$A23]^0+[.B$14]*[.$A23]^1+[.B$15]*[.$A23]^2+[.B$16]*[.$A23]^3+[.B$17]*[.$A23]^4+[.B$18]*[.$A23]^5+[.B$19]*[.$A23]^6" office:value-type="float" office:value="-2688.00000323221" calcext:value-type="float">
            <text:p>-2688,0000032322</text:p>
          </table:table-cell>
          <table:table-cell table:style-name="ce2" table:formula="of:=[.C$13]*[.$A23]^0+[.C$14]*[.$A23]^1+[.C$15]*[.$A23]^2+[.C$16]*[.$A23]^3+[.C$17]*[.$A23]^4+[.C$18]*[.$A23]^5+[.C$19]*[.$A23]^6" office:value-type="float" office:value="1184.14285713583" calcext:value-type="float">
            <text:p>1184,1428571358</text:p>
          </table:table-cell>
          <table:table-cell table:style-name="ce2" table:formula="of:=[.D$13]*[.$A23]^0+[.D$14]*[.$A23]^1+[.D$15]*[.$A23]^2+[.D$16]*[.$A23]^3+[.D$17]*[.$A23]^4+[.D$18]*[.$A23]^5+[.D$19]*[.$A23]^6" office:value-type="float" office:value="508.42857142796" calcext:value-type="float">
            <text:p>508,428571428</text:p>
          </table:table-cell>
          <table:table-cell table:style-name="ce2" table:formula="of:=[.E$13]*[.$A23]^0+[.E$14]*[.$A23]^1+[.E$15]*[.$A23]^2+[.E$16]*[.$A23]^3+[.E$17]*[.$A23]^4+[.E$18]*[.$A23]^5+[.E$19]*[.$A23]^6" office:value-type="float" office:value="209.714285714277" calcext:value-type="float">
            <text:p>209,7142857143</text:p>
          </table:table-cell>
          <table:table-cell table:style-name="ce2" table:formula="of:=[.F$13]*[.$A23]^0+[.F$14]*[.$A23]^1+[.F$15]*[.$A23]^2+[.F$16]*[.$A23]^3+[.F$17]*[.$A23]^4+[.F$18]*[.$A23]^5+[.F$19]*[.$A23]^6" office:value-type="float" office:value="122.714285714286" calcext:value-type="float">
            <text:p>122,7142857143</text:p>
          </table:table-cell>
          <table:table-cell table:number-columns-repeated="11"/>
        </table:table-row>
        <table:table-row table:style-name="ro1">
          <table:table-cell office:value-type="float" office:value="9.1" calcext:value-type="float">
            <text:p>9,1</text:p>
          </table:table-cell>
          <table:table-cell table:style-name="ce2" table:formula="of:=[.B$13]*[.$A24]^0+[.B$14]*[.$A24]^1+[.B$15]*[.$A24]^2+[.B$16]*[.$A24]^3+[.B$17]*[.$A24]^4+[.B$18]*[.$A24]^5+[.B$19]*[.$A24]^6" office:value-type="float" office:value="-3055.72268480214" calcext:value-type="float">
            <text:p>-3055,7226848021</text:p>
          </table:table-cell>
          <table:table-cell table:style-name="ce2" table:formula="of:=[.C$13]*[.$A24]^0+[.C$14]*[.$A24]^1+[.C$15]*[.$A24]^2+[.C$16]*[.$A24]^3+[.C$17]*[.$A24]^4+[.C$18]*[.$A24]^5+[.C$19]*[.$A24]^6" office:value-type="float" office:value="1284.47203338594" calcext:value-type="float">
            <text:p>1284,4720333859</text:p>
          </table:table-cell>
          <table:table-cell table:style-name="ce2" table:formula="of:=[.D$13]*[.$A24]^0+[.D$14]*[.$A24]^1+[.D$15]*[.$A24]^2+[.D$16]*[.$A24]^3+[.D$17]*[.$A24]^4+[.D$18]*[.$A24]^5+[.D$19]*[.$A24]^6" office:value-type="float" office:value="540.714424999359" calcext:value-type="float">
            <text:p>540,7144249994</text:p>
          </table:table-cell>
          <table:table-cell table:style-name="ce2" table:formula="of:=[.E$13]*[.$A24]^0+[.E$14]*[.$A24]^1+[.E$15]*[.$A24]^2+[.E$16]*[.$A24]^3+[.E$17]*[.$A24]^4+[.E$18]*[.$A24]^5+[.E$19]*[.$A24]^6" office:value-type="float" office:value="218.082642857134" calcext:value-type="float">
            <text:p>218,0826428571</text:p>
          </table:table-cell>
          <table:table-cell table:style-name="ce2" table:formula="of:=[.F$13]*[.$A24]^0+[.F$14]*[.$A24]^1+[.F$15]*[.$A24]^2+[.F$16]*[.$A24]^3+[.F$17]*[.$A24]^4+[.F$18]*[.$A24]^5+[.F$19]*[.$A24]^6" office:value-type="float" office:value="125.942142857143" calcext:value-type="float">
            <text:p>125,9421428571</text:p>
          </table:table-cell>
          <table:table-cell table:number-columns-repeated="11"/>
        </table:table-row>
        <table:table-row table:style-name="ro1">
          <table:table-cell office:value-type="float" office:value="9.2" calcext:value-type="float">
            <text:p>9,2</text:p>
          </table:table-cell>
          <table:table-cell table:style-name="ce2" table:formula="of:=[.B$13]*[.$A25]^0+[.B$14]*[.$A25]^1+[.B$15]*[.$A25]^2+[.B$16]*[.$A25]^3+[.B$17]*[.$A25]^4+[.B$18]*[.$A25]^5+[.B$19]*[.$A25]^6" office:value-type="float" office:value="-3461.42861163164" calcext:value-type="float">
            <text:p>-3461,4286116316</text:p>
          </table:table-cell>
          <table:table-cell table:style-name="ce2" table:formula="of:=[.C$13]*[.$A25]^0+[.C$14]*[.$A25]^1+[.C$15]*[.$A25]^2+[.C$16]*[.$A25]^3+[.C$17]*[.$A25]^4+[.C$18]*[.$A25]^5+[.C$19]*[.$A25]^6" office:value-type="float" office:value="1391.49469713607" calcext:value-type="float">
            <text:p>1391,4946971361</text:p>
          </table:table-cell>
          <table:table-cell table:style-name="ce2" table:formula="of:=[.D$13]*[.$A25]^0+[.D$14]*[.$A25]^1+[.D$15]*[.$A25]^2+[.D$16]*[.$A25]^3+[.D$17]*[.$A25]^4+[.D$18]*[.$A25]^5+[.D$19]*[.$A25]^6" office:value-type="float" office:value="574.552228570756" calcext:value-type="float">
            <text:p>574,5522285708</text:p>
          </table:table-cell>
          <table:table-cell table:style-name="ce2" table:formula="of:=[.E$13]*[.$A25]^0+[.E$14]*[.$A25]^1+[.E$15]*[.$A25]^2+[.E$16]*[.$A25]^3+[.E$17]*[.$A25]^4+[.E$18]*[.$A25]^5+[.E$19]*[.$A25]^6" office:value-type="float" office:value="226.67542857142" calcext:value-type="float">
            <text:p>226,6754285714</text:p>
          </table:table-cell>
          <table:table-cell table:style-name="ce2" table:formula="of:=[.F$13]*[.$A25]^0+[.F$14]*[.$A25]^1+[.F$15]*[.$A25]^2+[.F$16]*[.$A25]^3+[.F$17]*[.$A25]^4+[.F$18]*[.$A25]^5+[.F$19]*[.$A25]^6" office:value-type="float" office:value="129.211428571429" calcext:value-type="float">
            <text:p>129,2114285714</text:p>
          </table:table-cell>
          <table:table-cell table:number-columns-repeated="11"/>
        </table:table-row>
        <table:table-row table:style-name="ro1">
          <table:table-cell office:value-type="float" office:value="9.3" calcext:value-type="float">
            <text:p>9,3</text:p>
          </table:table-cell>
          <table:table-cell table:style-name="ce2" table:formula="of:=[.B$13]*[.$A26]^0+[.B$14]*[.$A26]^1+[.B$15]*[.$A26]^2+[.B$16]*[.$A26]^3+[.B$17]*[.$A26]^4+[.B$18]*[.$A26]^5+[.B$19]*[.$A26]^6" office:value-type="float" office:value="-3908.04061372108" calcext:value-type="float">
            <text:p>-3908,0406137211</text:p>
          </table:table-cell>
          <table:table-cell table:style-name="ce2" table:formula="of:=[.C$13]*[.$A26]^0+[.C$14]*[.$A26]^1+[.C$15]*[.$A26]^2+[.C$16]*[.$A26]^3+[.C$17]*[.$A26]^4+[.C$18]*[.$A26]^5+[.C$19]*[.$A26]^6" office:value-type="float" office:value="1505.53463134079" calcext:value-type="float">
            <text:p>1505,5346313408</text:p>
          </table:table-cell>
          <table:table-cell table:style-name="ce2" table:formula="of:=[.D$13]*[.$A26]^0+[.D$14]*[.$A26]^1+[.D$15]*[.$A26]^2+[.D$16]*[.$A26]^3+[.D$17]*[.$A26]^4+[.D$18]*[.$A26]^5+[.D$19]*[.$A26]^6" office:value-type="float" office:value="609.990827596698" calcext:value-type="float">
            <text:p>609,9908275967</text:p>
          </table:table-cell>
          <table:table-cell table:style-name="ce2" table:formula="of:=[.E$13]*[.$A26]^0+[.E$14]*[.$A26]^1+[.E$15]*[.$A26]^2+[.E$16]*[.$A26]^3+[.E$17]*[.$A26]^4+[.E$18]*[.$A26]^5+[.E$19]*[.$A26]^6" office:value-type="float" office:value="235.495642857134" calcext:value-type="float">
            <text:p>235,4956428571</text:p>
          </table:table-cell>
          <table:table-cell table:style-name="ce2" table:formula="of:=[.F$13]*[.$A26]^0+[.F$14]*[.$A26]^1+[.F$15]*[.$A26]^2+[.F$16]*[.$A26]^3+[.F$17]*[.$A26]^4+[.F$18]*[.$A26]^5+[.F$19]*[.$A26]^6" office:value-type="float" office:value="132.522142857143" calcext:value-type="float">
            <text:p>132,5221428571</text:p>
          </table:table-cell>
          <table:table-cell table:number-columns-repeated="11"/>
        </table:table-row>
        <table:table-row table:style-name="ro1">
          <table:table-cell office:value-type="float" office:value="9.4" calcext:value-type="float">
            <text:p>9,4</text:p>
          </table:table-cell>
          <table:table-cell table:style-name="ce2" table:formula="of:=[.B$13]*[.$A27]^0+[.B$14]*[.$A27]^1+[.B$15]*[.$A27]^2+[.B$16]*[.$A27]^3+[.B$17]*[.$A27]^4+[.B$18]*[.$A27]^5+[.B$19]*[.$A27]^6" office:value-type="float" office:value="-4398.64051607085" calcext:value-type="float">
            <text:p>-4398,6405160709</text:p>
          </table:table-cell>
          <table:table-cell table:style-name="ce2" table:formula="of:=[.C$13]*[.$A27]^0+[.C$14]*[.$A27]^1+[.C$15]*[.$A27]^2+[.C$16]*[.$A27]^3+[.C$17]*[.$A27]^4+[.C$18]*[.$A27]^5+[.C$19]*[.$A27]^6" office:value-type="float" office:value="1626.92566440919" calcext:value-type="float">
            <text:p>1626,9256644092</text:p>
          </table:table-cell>
          <table:table-cell table:style-name="ce2" table:formula="of:=[.D$13]*[.$A27]^0+[.D$14]*[.$A27]^1+[.D$15]*[.$A27]^2+[.D$16]*[.$A27]^3+[.D$17]*[.$A27]^4+[.D$18]*[.$A27]^5+[.D$19]*[.$A27]^6" office:value-type="float" office:value="647.079812986275" calcext:value-type="float">
            <text:p>647,0798129863</text:p>
          </table:table-cell>
          <table:table-cell table:style-name="ce2" table:formula="of:=[.E$13]*[.$A27]^0+[.E$14]*[.$A27]^1+[.E$15]*[.$A27]^2+[.E$16]*[.$A27]^3+[.E$17]*[.$A27]^4+[.E$18]*[.$A27]^5+[.E$19]*[.$A27]^6" office:value-type="float" office:value="244.546285714276" calcext:value-type="float">
            <text:p>244,5462857143</text:p>
          </table:table-cell>
          <table:table-cell table:style-name="ce2" table:formula="of:=[.F$13]*[.$A27]^0+[.F$14]*[.$A27]^1+[.F$15]*[.$A27]^2+[.F$16]*[.$A27]^3+[.F$17]*[.$A27]^4+[.F$18]*[.$A27]^5+[.F$19]*[.$A27]^6" office:value-type="float" office:value="135.874285714286" calcext:value-type="float">
            <text:p>135,8742857143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table:style-name="ce2" table:formula="of:=[.B$13]*[.$A28]^0+[.B$14]*[.$A28]^1+[.B$15]*[.$A28]^2+[.B$16]*[.$A28]^3+[.B$17]*[.$A28]^4+[.B$18]*[.$A28]^5+[.B$19]*[.$A28]^6" office:value-type="float" office:value="-4936.47461368141" calcext:value-type="float">
            <text:p>-4936,4746136814</text:p>
          </table:table-cell>
          <table:table-cell table:style-name="ce2" table:formula="of:=[.C$13]*[.$A28]^0+[.C$14]*[.$A28]^1+[.C$15]*[.$A28]^2+[.C$16]*[.$A28]^3+[.C$17]*[.$A28]^4+[.C$18]*[.$A28]^5+[.C$19]*[.$A28]^6" office:value-type="float" office:value="1756.0118202049" calcext:value-type="float">
            <text:p>1756,0118202049</text:p>
          </table:table-cell>
          <table:table-cell table:style-name="ce2" table:formula="of:=[.D$13]*[.$A28]^0+[.D$14]*[.$A28]^1+[.D$15]*[.$A28]^2+[.D$16]*[.$A28]^3+[.D$17]*[.$A28]^4+[.D$18]*[.$A28]^5+[.D$19]*[.$A28]^6" office:value-type="float" office:value="685.869521103122" calcext:value-type="float">
            <text:p>685,8695211031</text:p>
          </table:table-cell>
          <table:table-cell table:style-name="ce2" table:formula="of:=[.E$13]*[.$A28]^0+[.E$14]*[.$A28]^1+[.E$15]*[.$A28]^2+[.E$16]*[.$A28]^3+[.E$17]*[.$A28]^4+[.E$18]*[.$A28]^5+[.E$19]*[.$A28]^6" office:value-type="float" office:value="253.830357142848" calcext:value-type="float">
            <text:p>253,8303571428</text:p>
          </table:table-cell>
          <table:table-cell table:style-name="ce2" table:formula="of:=[.F$13]*[.$A28]^0+[.F$14]*[.$A28]^1+[.F$15]*[.$A28]^2+[.F$16]*[.$A28]^3+[.F$17]*[.$A28]^4+[.F$18]*[.$A28]^5+[.F$19]*[.$A28]^6" office:value-type="float" office:value="139.267857142857" calcext:value-type="float">
            <text:p>139,2678571429</text:p>
          </table:table-cell>
          <table:table-cell table:number-columns-repeated="11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2" table:formula="of:=[.B$13]*[.$A29]^0+[.B$14]*[.$A29]^1+[.B$15]*[.$A29]^2+[.B$16]*[.$A29]^3+[.B$17]*[.$A29]^4+[.B$18]*[.$A29]^5+[.B$19]*[.$A29]^6" office:value-type="float" office:value="-5524.9592365533" calcext:value-type="float">
            <text:p>-5524,9592365533</text:p>
          </table:table-cell>
          <table:table-cell table:style-name="ce2" table:formula="of:=[.C$13]*[.$A29]^0+[.C$14]*[.$A29]^1+[.C$15]*[.$A29]^2+[.C$16]*[.$A29]^3+[.C$17]*[.$A29]^4+[.C$18]*[.$A29]^5+[.C$19]*[.$A29]^6" office:value-type="float" office:value="1893.14746804612" calcext:value-type="float">
            <text:p>1893,1474680461</text:p>
          </table:table-cell>
          <table:table-cell table:style-name="ce2" table:formula="of:=[.D$13]*[.$A29]^0+[.D$14]*[.$A29]^1+[.D$15]*[.$A29]^2+[.D$16]*[.$A29]^3+[.D$17]*[.$A29]^4+[.D$18]*[.$A29]^5+[.D$19]*[.$A29]^6" office:value-type="float" office:value="726.411033765424" calcext:value-type="float">
            <text:p>726,4110337654</text:p>
          </table:table-cell>
          <table:table-cell table:style-name="ce2" table:formula="of:=[.E$13]*[.$A29]^0+[.E$14]*[.$A29]^1+[.E$15]*[.$A29]^2+[.E$16]*[.$A29]^3+[.E$17]*[.$A29]^4+[.E$18]*[.$A29]^5+[.E$19]*[.$A29]^6" office:value-type="float" office:value="263.350857142847" calcext:value-type="float">
            <text:p>263,3508571428</text:p>
          </table:table-cell>
          <table:table-cell table:style-name="ce2" table:formula="of:=[.F$13]*[.$A29]^0+[.F$14]*[.$A29]^1+[.F$15]*[.$A29]^2+[.F$16]*[.$A29]^3+[.F$17]*[.$A29]^4+[.F$18]*[.$A29]^5+[.F$19]*[.$A29]^6" office:value-type="float" office:value="142.702857142857" calcext:value-type="float">
            <text:p>142,7028571429</text:p>
          </table:table-cell>
          <table:table-cell table:number-columns-repeated="11"/>
        </table:table-row>
        <table:table-row table:style-name="ro1">
          <table:table-cell office:value-type="float" office:value="9.7" calcext:value-type="float">
            <text:p>9,7</text:p>
          </table:table-cell>
          <table:table-cell table:style-name="ce2" table:formula="of:=[.B$13]*[.$A30]^0+[.B$14]*[.$A30]^1+[.B$15]*[.$A30]^2+[.B$16]*[.$A30]^3+[.B$17]*[.$A30]^4+[.B$18]*[.$A30]^5+[.B$19]*[.$A30]^6" office:value-type="float" office:value="-6167.68640468695" calcext:value-type="float">
            <text:p>-6167,686404687</text:p>
          </table:table-cell>
          <table:table-cell table:style-name="ce2" table:formula="of:=[.C$13]*[.$A30]^0+[.C$14]*[.$A30]^1+[.C$15]*[.$A30]^2+[.C$16]*[.$A30]^3+[.C$17]*[.$A30]^4+[.C$18]*[.$A30]^5+[.C$19]*[.$A30]^6" office:value-type="float" office:value="2038.69747270556" calcext:value-type="float">
            <text:p>2038,6974727056</text:p>
          </table:table-cell>
          <table:table-cell table:style-name="ce2" table:formula="of:=[.D$13]*[.$A30]^0+[.D$14]*[.$A30]^1+[.D$15]*[.$A30]^2+[.D$16]*[.$A30]^3+[.D$17]*[.$A30]^4+[.D$18]*[.$A30]^5+[.D$19]*[.$A30]^6" office:value-type="float" office:value="768.756178245904" calcext:value-type="float">
            <text:p>768,7561782459</text:p>
          </table:table-cell>
          <table:table-cell table:style-name="ce2" table:formula="of:=[.E$13]*[.$A30]^0+[.E$14]*[.$A30]^1+[.E$15]*[.$A30]^2+[.E$16]*[.$A30]^3+[.E$17]*[.$A30]^4+[.E$18]*[.$A30]^5+[.E$19]*[.$A30]^6" office:value-type="float" office:value="273.110785714276" calcext:value-type="float">
            <text:p>273,1107857143</text:p>
          </table:table-cell>
          <table:table-cell table:style-name="ce2" table:formula="of:=[.F$13]*[.$A30]^0+[.F$14]*[.$A30]^1+[.F$15]*[.$A30]^2+[.F$16]*[.$A30]^3+[.F$17]*[.$A30]^4+[.F$18]*[.$A30]^5+[.F$19]*[.$A30]^6" office:value-type="float" office:value="146.179285714286" calcext:value-type="float">
            <text:p>146,1792857143</text:p>
          </table:table-cell>
          <table:table-cell table:number-columns-repeated="11"/>
        </table:table-row>
        <table:table-row table:style-name="ro1">
          <table:table-cell office:value-type="float" office:value="9.8" calcext:value-type="float">
            <text:p>9,8</text:p>
          </table:table-cell>
          <table:table-cell table:style-name="ce2" table:formula="of:=[.B$13]*[.$A31]^0+[.B$14]*[.$A31]^1+[.B$15]*[.$A31]^2+[.B$16]*[.$A31]^3+[.B$17]*[.$A31]^4+[.B$18]*[.$A31]^5+[.B$19]*[.$A31]^6" office:value-type="float" office:value="-6868.42957308286" calcext:value-type="float">
            <text:p>-6868,4295730829</text:p>
          </table:table-cell>
          <table:table-cell table:style-name="ce2" table:formula="of:=[.C$13]*[.$A31]^0+[.C$14]*[.$A31]^1+[.C$15]*[.$A31]^2+[.C$16]*[.$A31]^3+[.C$17]*[.$A31]^4+[.C$18]*[.$A31]^5+[.C$19]*[.$A31]^6" office:value-type="float" office:value="2193.03734441051" calcext:value-type="float">
            <text:p>2193,0373444105</text:p>
          </table:table-cell>
          <table:table-cell table:style-name="ce2" table:formula="of:=[.D$13]*[.$A31]^0+[.D$14]*[.$A31]^1+[.D$15]*[.$A31]^2+[.D$16]*[.$A31]^3+[.D$17]*[.$A31]^4+[.D$18]*[.$A31]^5+[.D$19]*[.$A31]^6" office:value-type="float" office:value="812.957527271839" calcext:value-type="float">
            <text:p>812,9575272718</text:p>
          </table:table-cell>
          <table:table-cell table:style-name="ce2" table:formula="of:=[.E$13]*[.$A31]^0+[.E$14]*[.$A31]^1+[.E$15]*[.$A31]^2+[.E$16]*[.$A31]^3+[.E$17]*[.$A31]^4+[.E$18]*[.$A31]^5+[.E$19]*[.$A31]^6" office:value-type="float" office:value="283.113142857133" calcext:value-type="float">
            <text:p>283,1131428571</text:p>
          </table:table-cell>
          <table:table-cell table:style-name="ce2" table:formula="of:=[.F$13]*[.$A31]^0+[.F$14]*[.$A31]^1+[.F$15]*[.$A31]^2+[.F$16]*[.$A31]^3+[.F$17]*[.$A31]^4+[.F$18]*[.$A31]^5+[.F$19]*[.$A31]^6" office:value-type="float" office:value="149.697142857143" calcext:value-type="float">
            <text:p>149,6971428571</text:p>
          </table:table-cell>
          <table:table-cell table:number-columns-repeated="11"/>
        </table:table-row>
        <table:table-row table:style-name="ro1">
          <table:table-cell office:value-type="float" office:value="9.9" calcext:value-type="float">
            <text:p>9,9</text:p>
          </table:table-cell>
          <table:table-cell table:style-name="ce2" table:formula="of:=[.B$13]*[.$A32]^0+[.B$14]*[.$A32]^1+[.B$15]*[.$A32]^2+[.B$16]*[.$A32]^3+[.B$17]*[.$A32]^4+[.B$18]*[.$A32]^5+[.B$19]*[.$A32]^6" office:value-type="float" office:value="-7631.14946674166" calcext:value-type="float">
            <text:p>-7631,1494667417</text:p>
          </table:table-cell>
          <table:table-cell table:style-name="ce2" table:formula="of:=[.C$13]*[.$A32]^0+[.C$14]*[.$A32]^1+[.C$15]*[.$A32]^2+[.C$16]*[.$A32]^3+[.C$17]*[.$A32]^4+[.C$18]*[.$A32]^5+[.C$19]*[.$A32]^6" office:value-type="float" office:value="2356.55338884279" calcext:value-type="float">
            <text:p>2356,5533888428</text:p>
          </table:table-cell>
          <table:table-cell table:style-name="ce2" table:formula="of:=[.D$13]*[.$A32]^0+[.D$14]*[.$A32]^1+[.D$15]*[.$A32]^2+[.D$16]*[.$A32]^3+[.D$17]*[.$A32]^4+[.D$18]*[.$A32]^5+[.D$19]*[.$A32]^6" office:value-type="float" office:value="859.068399025044" calcext:value-type="float">
            <text:p>859,068399025</text:p>
          </table:table-cell>
          <table:table-cell table:style-name="ce2" table:formula="of:=[.E$13]*[.$A32]^0+[.E$14]*[.$A32]^1+[.E$15]*[.$A32]^2+[.E$16]*[.$A32]^3+[.E$17]*[.$A32]^4+[.E$18]*[.$A32]^5+[.E$19]*[.$A32]^6" office:value-type="float" office:value="293.360928571418" calcext:value-type="float">
            <text:p>293,3609285714</text:p>
          </table:table-cell>
          <table:table-cell table:style-name="ce2" table:formula="of:=[.F$13]*[.$A32]^0+[.F$14]*[.$A32]^1+[.F$15]*[.$A32]^2+[.F$16]*[.$A32]^3+[.F$17]*[.$A32]^4+[.F$18]*[.$A32]^5+[.F$19]*[.$A32]^6" office:value-type="float" office:value="153.256428571429" calcext:value-type="float">
            <text:p>153,256428571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$13]*[.$A33]^0+[.B$14]*[.$A33]^1+[.B$15]*[.$A33]^2+[.B$16]*[.$A33]^3+[.B$17]*[.$A33]^4+[.B$18]*[.$A33]^5+[.B$19]*[.$A33]^6" office:value-type="float" office:value="-8460.00000566378" calcext:value-type="float">
            <text:p>-8460,0000056638</text:p>
          </table:table-cell>
          <table:table-cell table:style-name="ce2" table:formula="of:=[.C$13]*[.$A33]^0+[.C$14]*[.$A33]^1+[.C$15]*[.$A33]^2+[.C$16]*[.$A33]^3+[.C$17]*[.$A33]^4+[.C$18]*[.$A33]^5+[.C$19]*[.$A33]^6" office:value-type="float" office:value="2529.64285713877" calcext:value-type="float">
            <text:p>2529,6428571388</text:p>
          </table:table-cell>
          <table:table-cell table:style-name="ce2" table:formula="of:=[.D$13]*[.$A33]^0+[.D$14]*[.$A33]^1+[.D$15]*[.$A33]^2+[.D$16]*[.$A33]^3+[.D$17]*[.$A33]^4+[.D$18]*[.$A33]^5+[.D$19]*[.$A33]^6" office:value-type="float" office:value="907.142857141884" calcext:value-type="float">
            <text:p>907,1428571419</text:p>
          </table:table-cell>
          <table:table-cell table:style-name="ce2" table:formula="of:=[.E$13]*[.$A33]^0+[.E$14]*[.$A33]^1+[.E$15]*[.$A33]^2+[.E$16]*[.$A33]^3+[.E$17]*[.$A33]^4+[.E$18]*[.$A33]^5+[.E$19]*[.$A33]^6" office:value-type="float" office:value="303.857142857133" calcext:value-type="float">
            <text:p>303,8571428571</text:p>
          </table:table-cell>
          <table:table-cell table:style-name="ce2" table:formula="of:=[.F$13]*[.$A33]^0+[.F$14]*[.$A33]^1+[.F$15]*[.$A33]^2+[.F$16]*[.$A33]^3+[.F$17]*[.$A33]^4+[.F$18]*[.$A33]^5+[.F$19]*[.$A33]^6" office:value-type="float" office:value="156.857142857143" calcext:value-type="float">
            <text:p>156,8571428571</text:p>
          </table:table-cell>
          <table:table-cell table:number-columns-repeated="11"/>
        </table:table-row>
        <table:table-row table:style-name="ro1">
          <table:table-cell office:value-type="float" office:value="10.1" calcext:value-type="float">
            <text:p>10,1</text:p>
          </table:table-cell>
          <table:table-cell table:style-name="ce2" table:formula="of:=[.B$13]*[.$A34]^0+[.B$14]*[.$A34]^1+[.B$15]*[.$A34]^2+[.B$16]*[.$A34]^3+[.B$17]*[.$A34]^4+[.B$18]*[.$A34]^5+[.B$19]*[.$A34]^6" office:value-type="float" office:value="-9359.33431984991" calcext:value-type="float">
            <text:p>-9359,3343198499</text:p>
          </table:table-cell>
          <table:table-cell table:style-name="ce2" table:formula="of:=[.C$13]*[.$A34]^0+[.C$14]*[.$A34]^1+[.C$15]*[.$A34]^2+[.C$16]*[.$A34]^3+[.C$17]*[.$A34]^4+[.C$18]*[.$A34]^5+[.C$19]*[.$A34]^6" office:value-type="float" office:value="2712.71409588934" calcext:value-type="float">
            <text:p>2712,7140958894</text:p>
          </table:table-cell>
          <table:table-cell table:style-name="ce2" table:formula="of:=[.D$13]*[.$A34]^0+[.D$14]*[.$A34]^1+[.D$15]*[.$A34]^2+[.D$16]*[.$A34]^3+[.D$17]*[.$A34]^4+[.D$18]*[.$A34]^5+[.D$19]*[.$A34]^6" office:value-type="float" office:value="957.235710713267" calcext:value-type="float">
            <text:p>957,2357107133</text:p>
          </table:table-cell>
          <table:table-cell table:style-name="ce2" table:formula="of:=[.E$13]*[.$A34]^0+[.E$14]*[.$A34]^1+[.E$15]*[.$A34]^2+[.E$16]*[.$A34]^3+[.E$17]*[.$A34]^4+[.E$18]*[.$A34]^5+[.E$19]*[.$A34]^6" office:value-type="float" office:value="314.604785714275" calcext:value-type="float">
            <text:p>314,6047857143</text:p>
          </table:table-cell>
          <table:table-cell table:style-name="ce2" table:formula="of:=[.F$13]*[.$A34]^0+[.F$14]*[.$A34]^1+[.F$15]*[.$A34]^2+[.F$16]*[.$A34]^3+[.F$17]*[.$A34]^4+[.F$18]*[.$A34]^5+[.F$19]*[.$A34]^6" office:value-type="float" office:value="160.499285714286" calcext:value-type="float">
            <text:p>160,4992857143</text:p>
          </table:table-cell>
          <table:table-cell table:number-columns-repeated="11"/>
        </table:table-row>
        <table:table-row table:style-name="ro1">
          <table:table-cell office:value-type="float" office:value="10.2" calcext:value-type="float">
            <text:p>10,2</text:p>
          </table:table-cell>
          <table:table-cell table:style-name="ce2" table:formula="of:=[.B$13]*[.$A35]^0+[.B$14]*[.$A35]^1+[.B$15]*[.$A35]^2+[.B$16]*[.$A35]^3+[.B$17]*[.$A35]^4+[.B$18]*[.$A35]^5+[.B$19]*[.$A35]^6" office:value-type="float" office:value="-10333.7108543006" calcext:value-type="float">
            <text:p>-10333,7108543006</text:p>
          </table:table-cell>
          <table:table-cell table:style-name="ce2" table:formula="of:=[.C$13]*[.$A35]^0+[.C$14]*[.$A35]^1+[.C$15]*[.$A35]^2+[.C$16]*[.$A35]^3+[.C$17]*[.$A35]^4+[.C$18]*[.$A35]^5+[.C$19]*[.$A35]^6" office:value-type="float" office:value="2906.18669713999" calcext:value-type="float">
            <text:p>2906,18669714</text:p>
          </table:table-cell>
          <table:table-cell table:style-name="ce2" table:formula="of:=[.D$13]*[.$A35]^0+[.D$14]*[.$A35]^1+[.D$15]*[.$A35]^2+[.D$16]*[.$A35]^3+[.D$17]*[.$A35]^4+[.D$18]*[.$A35]^5+[.D$19]*[.$A35]^6" office:value-type="float" office:value="1009.40251428465" calcext:value-type="float">
            <text:p>1009,4025142847</text:p>
          </table:table-cell>
          <table:table-cell table:style-name="ce2" table:formula="of:=[.E$13]*[.$A35]^0+[.E$14]*[.$A35]^1+[.E$15]*[.$A35]^2+[.E$16]*[.$A35]^3+[.E$17]*[.$A35]^4+[.E$18]*[.$A35]^5+[.E$19]*[.$A35]^6" office:value-type="float" office:value="325.606857142846" calcext:value-type="float">
            <text:p>325,6068571428</text:p>
          </table:table-cell>
          <table:table-cell table:style-name="ce2" table:formula="of:=[.F$13]*[.$A35]^0+[.F$14]*[.$A35]^1+[.F$15]*[.$A35]^2+[.F$16]*[.$A35]^3+[.F$17]*[.$A35]^4+[.F$18]*[.$A35]^5+[.F$19]*[.$A35]^6" office:value-type="float" office:value="164.182857142857" calcext:value-type="float">
            <text:p>164,1828571429</text:p>
          </table:table-cell>
          <table:table-cell table:number-columns-repeated="11"/>
        </table:table-row>
        <table:table-row table:style-name="ro1">
          <table:table-cell office:value-type="float" office:value="10.3" calcext:value-type="float">
            <text:p>10,3</text:p>
          </table:table-cell>
          <table:table-cell table:style-name="ce2" table:formula="of:=[.B$13]*[.$A36]^0+[.B$14]*[.$A36]^1+[.B$15]*[.$A36]^2+[.B$16]*[.$A36]^3+[.B$17]*[.$A36]^4+[.B$18]*[.$A36]^5+[.B$19]*[.$A36]^6" office:value-type="float" office:value="-11387.8995640165" calcext:value-type="float">
            <text:p>-11387,8995640165</text:p>
          </table:table-cell>
          <table:table-cell table:style-name="ce2" table:formula="of:=[.C$13]*[.$A36]^0+[.C$14]*[.$A36]^1+[.C$15]*[.$A36]^2+[.C$16]*[.$A36]^3+[.C$17]*[.$A36]^4+[.C$18]*[.$A36]^5+[.C$19]*[.$A36]^6" office:value-type="float" office:value="3110.49164839071" calcext:value-type="float">
            <text:p>3110,4916483907</text:p>
          </table:table-cell>
          <table:table-cell table:style-name="ce2" table:formula="of:=[.D$13]*[.$A36]^0+[.D$14]*[.$A36]^1+[.D$15]*[.$A36]^2+[.D$16]*[.$A36]^3+[.D$17]*[.$A36]^4+[.D$18]*[.$A36]^5+[.D$19]*[.$A36]^6" office:value-type="float" office:value="1063.69956785603" calcext:value-type="float">
            <text:p>1063,699567856</text:p>
          </table:table-cell>
          <table:table-cell table:style-name="ce2" table:formula="of:=[.E$13]*[.$A36]^0+[.E$14]*[.$A36]^1+[.E$15]*[.$A36]^2+[.E$16]*[.$A36]^3+[.E$17]*[.$A36]^4+[.E$18]*[.$A36]^5+[.E$19]*[.$A36]^6" office:value-type="float" office:value="336.866357142846" calcext:value-type="float">
            <text:p>336,8663571428</text:p>
          </table:table-cell>
          <table:table-cell table:style-name="ce2" table:formula="of:=[.F$13]*[.$A36]^0+[.F$14]*[.$A36]^1+[.F$15]*[.$A36]^2+[.F$16]*[.$A36]^3+[.F$17]*[.$A36]^4+[.F$18]*[.$A36]^5+[.F$19]*[.$A36]^6" office:value-type="float" office:value="167.907857142857" calcext:value-type="float">
            <text:p>167,9078571429</text:p>
          </table:table-cell>
          <table:table-cell table:number-columns-repeated="11"/>
        </table:table-row>
        <table:table-row table:style-name="ro1">
          <table:table-cell office:value-type="float" office:value="10.4" calcext:value-type="float">
            <text:p>10,4</text:p>
          </table:table-cell>
          <table:table-cell table:style-name="ce2" table:formula="of:=[.B$13]*[.$A37]^0+[.B$14]*[.$A37]^1+[.B$15]*[.$A37]^2+[.B$16]*[.$A37]^3+[.B$17]*[.$A37]^4+[.B$18]*[.$A37]^5+[.B$19]*[.$A37]^6" office:value-type="float" office:value="-12526.8881989984" calcext:value-type="float">
            <text:p>-12526,8881989984</text:p>
          </table:table-cell>
          <table:table-cell table:style-name="ce2" table:formula="of:=[.C$13]*[.$A37]^0+[.C$14]*[.$A37]^1+[.C$15]*[.$A37]^2+[.C$16]*[.$A37]^3+[.C$17]*[.$A37]^4+[.C$18]*[.$A37]^5+[.C$19]*[.$A37]^6" office:value-type="float" office:value="3326.07148259603" calcext:value-type="float">
            <text:p>3326,071482596</text:p>
          </table:table-cell>
          <table:table-cell table:style-name="ce2" table:formula="of:=[.D$13]*[.$A37]^0+[.D$14]*[.$A37]^1+[.D$15]*[.$A37]^2+[.D$16]*[.$A37]^3+[.D$17]*[.$A37]^4+[.D$18]*[.$A37]^5+[.D$19]*[.$A37]^6" office:value-type="float" office:value="1120.18391688195" calcext:value-type="float">
            <text:p>1120,183916882</text:p>
          </table:table-cell>
          <table:table-cell table:style-name="ce2" table:formula="of:=[.E$13]*[.$A37]^0+[.E$14]*[.$A37]^1+[.E$15]*[.$A37]^2+[.E$16]*[.$A37]^3+[.E$17]*[.$A37]^4+[.E$18]*[.$A37]^5+[.E$19]*[.$A37]^6" office:value-type="float" office:value="348.386285714275" calcext:value-type="float">
            <text:p>348,3862857143</text:p>
          </table:table-cell>
          <table:table-cell table:style-name="ce2" table:formula="of:=[.F$13]*[.$A37]^0+[.F$14]*[.$A37]^1+[.F$15]*[.$A37]^2+[.F$16]*[.$A37]^3+[.F$17]*[.$A37]^4+[.F$18]*[.$A37]^5+[.F$19]*[.$A37]^6" office:value-type="float" office:value="171.674285714286" calcext:value-type="float">
            <text:p>171,6742857143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,5</text:p>
          </table:table-cell>
          <table:table-cell table:style-name="ce2" table:formula="of:=[.B$13]*[.$A38]^0+[.B$14]*[.$A38]^1+[.B$15]*[.$A38]^2+[.B$16]*[.$A38]^3+[.B$17]*[.$A38]^4+[.B$18]*[.$A38]^5+[.B$19]*[.$A38]^6" office:value-type="float" office:value="-13755.8886792467" calcext:value-type="float">
            <text:p>-13755,8886792467</text:p>
          </table:table-cell>
          <table:table-cell table:style-name="ce2" table:formula="of:=[.C$13]*[.$A38]^0+[.C$14]*[.$A38]^1+[.C$15]*[.$A38]^2+[.C$16]*[.$A38]^3+[.C$17]*[.$A38]^4+[.C$18]*[.$A38]^5+[.C$19]*[.$A38]^6" office:value-type="float" office:value="3553.38042816508" calcext:value-type="float">
            <text:p>3553,3804281651</text:p>
          </table:table-cell>
          <table:table-cell table:style-name="ce2" table:formula="of:=[.D$13]*[.$A38]^0+[.D$14]*[.$A38]^1+[.D$15]*[.$A38]^2+[.D$16]*[.$A38]^3+[.D$17]*[.$A38]^4+[.D$18]*[.$A38]^5+[.D$19]*[.$A38]^6" office:value-type="float" office:value="1178.91335227151" calcext:value-type="float">
            <text:p>1178,9133522715</text:p>
          </table:table-cell>
          <table:table-cell table:style-name="ce2" table:formula="of:=[.E$13]*[.$A38]^0+[.E$14]*[.$A38]^1+[.E$15]*[.$A38]^2+[.E$16]*[.$A38]^3+[.E$17]*[.$A38]^4+[.E$18]*[.$A38]^5+[.E$19]*[.$A38]^6" office:value-type="float" office:value="360.169642857131" calcext:value-type="float">
            <text:p>360,1696428571</text:p>
          </table:table-cell>
          <table:table-cell table:style-name="ce2" table:formula="of:=[.F$13]*[.$A38]^0+[.F$14]*[.$A38]^1+[.F$15]*[.$A38]^2+[.F$16]*[.$A38]^3+[.F$17]*[.$A38]^4+[.F$18]*[.$A38]^5+[.F$19]*[.$A38]^6" office:value-type="float" office:value="175.482142857143" calcext:value-type="float">
            <text:p>175,4821428571</text:p>
          </table:table-cell>
          <table:table-cell table:number-columns-repeated="11"/>
        </table:table-row>
        <table:table-row table:style-name="ro1">
          <table:table-cell office:value-type="float" office:value="10.6" calcext:value-type="float">
            <text:p>10,6</text:p>
          </table:table-cell>
          <table:table-cell table:style-name="ce2" table:formula="of:=[.B$13]*[.$A39]^0+[.B$14]*[.$A39]^1+[.B$15]*[.$A39]^2+[.B$16]*[.$A39]^3+[.B$17]*[.$A39]^4+[.B$18]*[.$A39]^5+[.B$19]*[.$A39]^6" office:value-type="float" office:value="-15080.3435597624" calcext:value-type="float">
            <text:p>-15080,3435597624</text:p>
          </table:table-cell>
          <table:table-cell table:style-name="ce2" table:formula="of:=[.C$13]*[.$A39]^0+[.C$14]*[.$A39]^1+[.C$15]*[.$A39]^2+[.C$16]*[.$A39]^3+[.C$17]*[.$A39]^4+[.C$18]*[.$A39]^5+[.C$19]*[.$A39]^6" office:value-type="float" office:value="3792.88455896147" calcext:value-type="float">
            <text:p>3792,8845589615</text:p>
          </table:table-cell>
          <table:table-cell table:style-name="ce2" table:formula="of:=[.D$13]*[.$A39]^0+[.D$14]*[.$A39]^1+[.D$15]*[.$A39]^2+[.D$16]*[.$A39]^3+[.D$17]*[.$A39]^4+[.D$18]*[.$A39]^5+[.D$19]*[.$A39]^6" office:value-type="float" office:value="1239.94641038834" calcext:value-type="float">
            <text:p>1239,9464103883</text:p>
          </table:table-cell>
          <table:table-cell table:style-name="ce2" table:formula="of:=[.E$13]*[.$A39]^0+[.E$14]*[.$A39]^1+[.E$15]*[.$A39]^2+[.E$16]*[.$A39]^3+[.E$17]*[.$A39]^4+[.E$18]*[.$A39]^5+[.E$19]*[.$A39]^6" office:value-type="float" office:value="372.219428571417" calcext:value-type="float">
            <text:p>372,2194285714</text:p>
          </table:table-cell>
          <table:table-cell table:style-name="ce2" table:formula="of:=[.F$13]*[.$A39]^0+[.F$14]*[.$A39]^1+[.F$15]*[.$A39]^2+[.F$16]*[.$A39]^3+[.F$17]*[.$A39]^4+[.F$18]*[.$A39]^5+[.F$19]*[.$A39]^6" office:value-type="float" office:value="179.331428571429" calcext:value-type="float">
            <text:p>179,3314285714</text:p>
          </table:table-cell>
          <table:table-cell table:number-columns-repeated="11"/>
        </table:table-row>
        <table:table-row table:style-name="ro1">
          <table:table-cell office:value-type="float" office:value="10.7" calcext:value-type="float">
            <text:p>10,7</text:p>
          </table:table-cell>
          <table:table-cell table:style-name="ce2" table:formula="of:=[.B$13]*[.$A40]^0+[.B$14]*[.$A40]^1+[.B$15]*[.$A40]^2+[.B$16]*[.$A40]^3+[.B$17]*[.$A40]^4+[.B$18]*[.$A40]^5+[.B$19]*[.$A40]^6" office:value-type="float" office:value="-16505.932585546" calcext:value-type="float">
            <text:p>-16505,932585546</text:p>
          </table:table-cell>
          <table:table-cell table:style-name="ce2" table:formula="of:=[.C$13]*[.$A40]^0+[.C$14]*[.$A40]^1+[.C$15]*[.$A40]^2+[.C$16]*[.$A40]^3+[.C$17]*[.$A40]^4+[.C$18]*[.$A40]^5+[.C$19]*[.$A40]^6" office:value-type="float" office:value="4045.06194430341" calcext:value-type="float">
            <text:p>4045,0619443034</text:p>
          </table:table-cell>
          <table:table-cell table:style-name="ce2" table:formula="of:=[.D$13]*[.$A40]^0+[.D$14]*[.$A40]^1+[.D$15]*[.$A40]^2+[.D$16]*[.$A40]^3+[.D$17]*[.$A40]^4+[.D$18]*[.$A40]^5+[.D$19]*[.$A40]^6" office:value-type="float" office:value="1303.34237305062" calcext:value-type="float">
            <text:p>1303,3423730506</text:p>
          </table:table-cell>
          <table:table-cell table:style-name="ce2" table:formula="of:=[.E$13]*[.$A40]^0+[.E$14]*[.$A40]^1+[.E$15]*[.$A40]^2+[.E$16]*[.$A40]^3+[.E$17]*[.$A40]^4+[.E$18]*[.$A40]^5+[.E$19]*[.$A40]^6" office:value-type="float" office:value="384.538642857131" calcext:value-type="float">
            <text:p>384,5386428571</text:p>
          </table:table-cell>
          <table:table-cell table:style-name="ce2" table:formula="of:=[.F$13]*[.$A40]^0+[.F$14]*[.$A40]^1+[.F$15]*[.$A40]^2+[.F$16]*[.$A40]^3+[.F$17]*[.$A40]^4+[.F$18]*[.$A40]^5+[.F$19]*[.$A40]^6" office:value-type="float" office:value="183.222142857143" calcext:value-type="float">
            <text:p>183,2221428571</text:p>
          </table:table-cell>
          <table:table-cell table:number-columns-repeated="11"/>
        </table:table-row>
        <table:table-row table:style-name="ro1">
          <table:table-cell office:value-type="float" office:value="10.8" calcext:value-type="float">
            <text:p>10,8</text:p>
          </table:table-cell>
          <table:table-cell table:style-name="ce2" table:formula="of:=[.B$13]*[.$A41]^0+[.B$14]*[.$A41]^1+[.B$15]*[.$A41]^2+[.B$16]*[.$A41]^3+[.B$17]*[.$A41]^4+[.B$18]*[.$A41]^5+[.B$19]*[.$A41]^6" office:value-type="float" office:value="-18038.5793365984" calcext:value-type="float">
            <text:p>-18038,5793365984</text:p>
          </table:table-cell>
          <table:table-cell table:style-name="ce2" table:formula="of:=[.C$13]*[.$A41]^0+[.C$14]*[.$A41]^1+[.C$15]*[.$A41]^2+[.C$16]*[.$A41]^3+[.C$17]*[.$A41]^4+[.C$18]*[.$A41]^5+[.C$19]*[.$A41]^6" office:value-type="float" office:value="4310.40279896361" calcext:value-type="float">
            <text:p>4310,4027989636</text:p>
          </table:table-cell>
          <table:table-cell table:style-name="ce2" table:formula="of:=[.D$13]*[.$A41]^0+[.D$14]*[.$A41]^1+[.D$15]*[.$A41]^2+[.D$16]*[.$A41]^3+[.D$17]*[.$A41]^4+[.D$18]*[.$A41]^5+[.D$19]*[.$A41]^6" office:value-type="float" office:value="1369.16126753108" calcext:value-type="float">
            <text:p>1369,1612675311</text:p>
          </table:table-cell>
          <table:table-cell table:style-name="ce2" table:formula="of:=[.E$13]*[.$A41]^0+[.E$14]*[.$A41]^1+[.E$15]*[.$A41]^2+[.E$16]*[.$A41]^3+[.E$17]*[.$A41]^4+[.E$18]*[.$A41]^5+[.E$19]*[.$A41]^6" office:value-type="float" office:value="397.130285714274" calcext:value-type="float">
            <text:p>397,1302857143</text:p>
          </table:table-cell>
          <table:table-cell table:style-name="ce2" table:formula="of:=[.F$13]*[.$A41]^0+[.F$14]*[.$A41]^1+[.F$15]*[.$A41]^2+[.F$16]*[.$A41]^3+[.F$17]*[.$A41]^4+[.F$18]*[.$A41]^5+[.F$19]*[.$A41]^6" office:value-type="float" office:value="187.154285714286" calcext:value-type="float">
            <text:p>187,1542857143</text:p>
          </table:table-cell>
          <table:table-cell table:number-columns-repeated="11"/>
        </table:table-row>
        <table:table-row table:style-name="ro1">
          <table:table-cell office:value-type="float" office:value="10.9" calcext:value-type="float">
            <text:p>10,9</text:p>
          </table:table-cell>
          <table:table-cell table:style-name="ce2" table:formula="of:=[.B$13]*[.$A42]^0+[.B$14]*[.$A42]^1+[.B$15]*[.$A42]^2+[.B$16]*[.$A42]^3+[.B$17]*[.$A42]^4+[.B$18]*[.$A42]^5+[.B$19]*[.$A42]^6" office:value-type="float" office:value="-19684.4579629205" calcext:value-type="float">
            <text:p>-19684,4579629205</text:p>
          </table:table-cell>
          <table:table-cell table:style-name="ce2" table:formula="of:=[.C$13]*[.$A42]^0+[.C$14]*[.$A42]^1+[.C$15]*[.$A42]^2+[.C$16]*[.$A42]^3+[.C$17]*[.$A42]^4+[.C$18]*[.$A42]^5+[.C$19]*[.$A42]^6" office:value-type="float" office:value="4589.40963316937" calcext:value-type="float">
            <text:p>4589,4096331694</text:p>
          </table:table-cell>
          <table:table-cell table:style-name="ce2" table:formula="of:=[.D$13]*[.$A42]^0+[.D$14]*[.$A42]^1+[.D$15]*[.$A42]^2+[.D$16]*[.$A42]^3+[.D$17]*[.$A42]^4+[.D$18]*[.$A42]^5+[.D$19]*[.$A42]^6" office:value-type="float" office:value="1437.46386655699" calcext:value-type="float">
            <text:p>1437,463866557</text:p>
          </table:table-cell>
          <table:table-cell table:style-name="ce2" table:formula="of:=[.E$13]*[.$A42]^0+[.E$14]*[.$A42]^1+[.E$15]*[.$A42]^2+[.E$16]*[.$A42]^3+[.E$17]*[.$A42]^4+[.E$18]*[.$A42]^5+[.E$19]*[.$A42]^6" office:value-type="float" office:value="409.997357142845" calcext:value-type="float">
            <text:p>409,9973571428</text:p>
          </table:table-cell>
          <table:table-cell table:style-name="ce2" table:formula="of:=[.F$13]*[.$A42]^0+[.F$14]*[.$A42]^1+[.F$15]*[.$A42]^2+[.F$16]*[.$A42]^3+[.F$17]*[.$A42]^4+[.F$18]*[.$A42]^5+[.F$19]*[.$A42]^6" office:value-type="float" office:value="191.127857142857" calcext:value-type="float">
            <text:p>191,127857142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$13]*[.$A43]^0+[.B$14]*[.$A43]^1+[.B$15]*[.$A43]^2+[.B$16]*[.$A43]^3+[.B$17]*[.$A43]^4+[.B$18]*[.$A43]^5+[.B$19]*[.$A43]^6" office:value-type="float" office:value="-21450.000009513" calcext:value-type="float">
            <text:p>-21450,000009513</text:p>
          </table:table-cell>
          <table:table-cell table:style-name="ce2" table:formula="of:=[.C$13]*[.$A43]^0+[.C$14]*[.$A43]^1+[.C$15]*[.$A43]^2+[.C$16]*[.$A43]^3+[.C$17]*[.$A43]^4+[.C$18]*[.$A43]^5+[.C$19]*[.$A43]^6" office:value-type="float" office:value="4882.59740260248" calcext:value-type="float">
            <text:p>4882,5974026025</text:p>
          </table:table-cell>
          <table:table-cell table:style-name="ce2" table:formula="of:=[.D$13]*[.$A43]^0+[.D$14]*[.$A43]^1+[.D$15]*[.$A43]^2+[.D$16]*[.$A43]^3+[.D$17]*[.$A43]^4+[.D$18]*[.$A43]^5+[.D$19]*[.$A43]^6" office:value-type="float" office:value="1508.31168831018" calcext:value-type="float">
            <text:p>1508,3116883102</text:p>
          </table:table-cell>
          <table:table-cell table:style-name="ce2" table:formula="of:=[.E$13]*[.$A43]^0+[.E$14]*[.$A43]^1+[.E$15]*[.$A43]^2+[.E$16]*[.$A43]^3+[.E$17]*[.$A43]^4+[.E$18]*[.$A43]^5+[.E$19]*[.$A43]^6" office:value-type="float" office:value="423.142857142845" calcext:value-type="float">
            <text:p>423,1428571428</text:p>
          </table:table-cell>
          <table:table-cell table:style-name="ce2" table:formula="of:=[.F$13]*[.$A43]^0+[.F$14]*[.$A43]^1+[.F$15]*[.$A43]^2+[.F$16]*[.$A43]^3+[.F$17]*[.$A43]^4+[.F$18]*[.$A43]^5+[.F$19]*[.$A43]^6" office:value-type="float" office:value="195.142857142857" calcext:value-type="float">
            <text:p>195,1428571429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,1</text:p>
          </table:table-cell>
          <table:table-cell table:style-name="ce2" table:formula="of:=[.B$13]*[.$A44]^0+[.B$14]*[.$A44]^1+[.B$15]*[.$A44]^2+[.B$16]*[.$A44]^3+[.B$17]*[.$A44]^4+[.B$18]*[.$A44]^5+[.B$19]*[.$A44]^6" office:value-type="float" office:value="-23341.9013313767" calcext:value-type="float">
            <text:p>-23341,9013313767</text:p>
          </table:table-cell>
          <table:table-cell table:style-name="ce2" table:formula="of:=[.C$13]*[.$A44]^0+[.C$14]*[.$A44]^1+[.C$15]*[.$A44]^2+[.C$16]*[.$A44]^3+[.C$17]*[.$A44]^4+[.C$18]*[.$A44]^5+[.C$19]*[.$A44]^6" office:value-type="float" office:value="5190.49365839934" calcext:value-type="float">
            <text:p>5190,4936583994</text:p>
          </table:table-cell>
          <table:table-cell table:style-name="ce2" table:formula="of:=[.D$13]*[.$A44]^0+[.D$14]*[.$A44]^1+[.D$15]*[.$A44]^2+[.D$16]*[.$A44]^3+[.D$17]*[.$A44]^4+[.D$18]*[.$A44]^5+[.D$19]*[.$A44]^6" office:value-type="float" office:value="1581.766996427" calcext:value-type="float">
            <text:p>1581,766996427</text:p>
          </table:table-cell>
          <table:table-cell table:style-name="ce2" table:formula="of:=[.E$13]*[.$A44]^0+[.E$14]*[.$A44]^1+[.E$15]*[.$A44]^2+[.E$16]*[.$A44]^3+[.E$17]*[.$A44]^4+[.E$18]*[.$A44]^5+[.E$19]*[.$A44]^6" office:value-type="float" office:value="436.569785714273" calcext:value-type="float">
            <text:p>436,5697857143</text:p>
          </table:table-cell>
          <table:table-cell table:style-name="ce2" table:formula="of:=[.F$13]*[.$A44]^0+[.F$14]*[.$A44]^1+[.F$15]*[.$A44]^2+[.F$16]*[.$A44]^3+[.F$17]*[.$A44]^4+[.F$18]*[.$A44]^5+[.F$19]*[.$A44]^6" office:value-type="float" office:value="199.199285714286" calcext:value-type="float">
            <text:p>199,1992857143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,2</text:p>
          </table:table-cell>
          <table:table-cell table:style-name="ce2" table:formula="of:=[.B$13]*[.$A45]^0+[.B$14]*[.$A45]^1+[.B$15]*[.$A45]^2+[.B$16]*[.$A45]^3+[.B$17]*[.$A45]^4+[.B$18]*[.$A45]^5+[.B$19]*[.$A45]^6" office:value-type="float" office:value="-25367.1290985128" calcext:value-type="float">
            <text:p>-25367,1290985128</text:p>
          </table:table-cell>
          <table:table-cell table:style-name="ce2" table:formula="of:=[.C$13]*[.$A45]^0+[.C$14]*[.$A45]^1+[.C$15]*[.$A45]^2+[.C$16]*[.$A45]^3+[.C$17]*[.$A45]^4+[.C$18]*[.$A45]^5+[.C$19]*[.$A45]^6" office:value-type="float" office:value="5513.63869715085" calcext:value-type="float">
            <text:p>5513,6386971509</text:p>
          </table:table-cell>
          <table:table-cell table:style-name="ce2" table:formula="of:=[.D$13]*[.$A45]^0+[.D$14]*[.$A45]^1+[.D$15]*[.$A45]^2+[.D$16]*[.$A45]^3+[.D$17]*[.$A45]^4+[.D$18]*[.$A45]^5+[.D$19]*[.$A45]^6" office:value-type="float" office:value="1657.89279999836" calcext:value-type="float">
            <text:p>1657,8927999984</text:p>
          </table:table-cell>
          <table:table-cell table:style-name="ce2" table:formula="of:=[.E$13]*[.$A45]^0+[.E$14]*[.$A45]^1+[.E$15]*[.$A45]^2+[.E$16]*[.$A45]^3+[.E$17]*[.$A45]^4+[.E$18]*[.$A45]^5+[.E$19]*[.$A45]^6" office:value-type="float" office:value="450.28114285713" calcext:value-type="float">
            <text:p>450,2811428571</text:p>
          </table:table-cell>
          <table:table-cell table:style-name="ce2" table:formula="of:=[.F$13]*[.$A45]^0+[.F$14]*[.$A45]^1+[.F$15]*[.$A45]^2+[.F$16]*[.$A45]^3+[.F$17]*[.$A45]^4+[.F$18]*[.$A45]^5+[.F$19]*[.$A45]^6" office:value-type="float" office:value="203.297142857143" calcext:value-type="float">
            <text:p>203,2971428571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,3</text:p>
          </table:table-cell>
          <table:table-cell table:style-name="ce2" table:formula="of:=[.B$13]*[.$A46]^0+[.B$14]*[.$A46]^1+[.B$15]*[.$A46]^2+[.B$16]*[.$A46]^3+[.B$17]*[.$A46]^4+[.B$18]*[.$A46]^5+[.B$19]*[.$A46]^6" office:value-type="float" office:value="-27532.9288909219" calcext:value-type="float">
            <text:p>-27532,9288909219</text:p>
          </table:table-cell>
          <table:table-cell table:style-name="ce2" table:formula="of:=[.C$13]*[.$A46]^0+[.C$14]*[.$A46]^1+[.C$15]*[.$A46]^2+[.C$16]*[.$A46]^3+[.C$17]*[.$A46]^4+[.C$18]*[.$A46]^5+[.C$19]*[.$A46]^6" office:value-type="float" office:value="5852.58571090248" calcext:value-type="float">
            <text:p>5852,5857109025</text:p>
          </table:table-cell>
          <table:table-cell table:style-name="ce2" table:formula="of:=[.D$13]*[.$A46]^0+[.D$14]*[.$A46]^1+[.D$15]*[.$A46]^2+[.D$16]*[.$A46]^3+[.D$17]*[.$A46]^4+[.D$18]*[.$A46]^5+[.D$19]*[.$A46]^6" office:value-type="float" office:value="1736.75285356972" calcext:value-type="float">
            <text:p>1736,7528535697</text:p>
          </table:table-cell>
          <table:table-cell table:style-name="ce2" table:formula="of:=[.E$13]*[.$A46]^0+[.E$14]*[.$A46]^1+[.E$15]*[.$A46]^2+[.E$16]*[.$A46]^3+[.E$17]*[.$A46]^4+[.E$18]*[.$A46]^5+[.E$19]*[.$A46]^6" office:value-type="float" office:value="464.279928571416" calcext:value-type="float">
            <text:p>464,2799285714</text:p>
          </table:table-cell>
          <table:table-cell table:style-name="ce2" table:formula="of:=[.F$13]*[.$A46]^0+[.F$14]*[.$A46]^1+[.F$15]*[.$A46]^2+[.F$16]*[.$A46]^3+[.F$17]*[.$A46]^4+[.F$18]*[.$A46]^5+[.F$19]*[.$A46]^6" office:value-type="float" office:value="207.436428571429" calcext:value-type="float">
            <text:p>207,4364285714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style-name="ce2" table:formula="of:=[.B$13]*[.$A47]^0+[.B$14]*[.$A47]^1+[.B$15]*[.$A47]^2+[.B$16]*[.$A47]^3+[.B$17]*[.$A47]^4+[.B$18]*[.$A47]^5+[.B$19]*[.$A47]^6" office:value-type="float" office:value="-29846.831883605" calcext:value-type="float">
            <text:p>-29846,831883605</text:p>
          </table:table-cell>
          <table:table-cell table:style-name="ce2" table:formula="of:=[.C$13]*[.$A47]^0+[.C$14]*[.$A47]^1+[.C$15]*[.$A47]^2+[.C$16]*[.$A47]^3+[.C$17]*[.$A47]^4+[.C$18]*[.$A47]^5+[.C$19]*[.$A47]^6" office:value-type="float" office:value="6207.90093715421" calcext:value-type="float">
            <text:p>6207,9009371542</text:p>
          </table:table-cell>
          <table:table-cell table:style-name="ce2" table:formula="of:=[.D$13]*[.$A47]^0+[.D$14]*[.$A47]^1+[.D$15]*[.$A47]^2+[.D$16]*[.$A47]^3+[.D$17]*[.$A47]^4+[.D$18]*[.$A47]^5+[.D$19]*[.$A47]^6" office:value-type="float" office:value="1818.41165714108" calcext:value-type="float">
            <text:p>1818,4116571411</text:p>
          </table:table-cell>
          <table:table-cell table:style-name="ce2" table:formula="of:=[.E$13]*[.$A47]^0+[.E$14]*[.$A47]^1+[.E$15]*[.$A47]^2+[.E$16]*[.$A47]^3+[.E$17]*[.$A47]^4+[.E$18]*[.$A47]^5+[.E$19]*[.$A47]^6" office:value-type="float" office:value="478.56914285713" calcext:value-type="float">
            <text:p>478,5691428571</text:p>
          </table:table-cell>
          <table:table-cell table:style-name="ce2" table:formula="of:=[.F$13]*[.$A47]^0+[.F$14]*[.$A47]^1+[.F$15]*[.$A47]^2+[.F$16]*[.$A47]^3+[.F$17]*[.$A47]^4+[.F$18]*[.$A47]^5+[.F$19]*[.$A47]^6" office:value-type="float" office:value="211.617142857143" calcext:value-type="float">
            <text:p>211,6171428571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,5</text:p>
          </table:table-cell>
          <table:table-cell table:style-name="ce2" table:formula="of:=[.B$13]*[.$A48]^0+[.B$14]*[.$A48]^1+[.B$15]*[.$A48]^2+[.B$16]*[.$A48]^3+[.B$17]*[.$A48]^4+[.B$18]*[.$A48]^5+[.B$19]*[.$A48]^6" office:value-type="float" office:value="-32316.6621215634" calcext:value-type="float">
            <text:p>-32316,6621215634</text:p>
          </table:table-cell>
          <table:table-cell table:style-name="ce2" table:formula="of:=[.C$13]*[.$A48]^0+[.C$14]*[.$A48]^1+[.C$15]*[.$A48]^2+[.C$16]*[.$A48]^3+[.C$17]*[.$A48]^4+[.C$18]*[.$A48]^5+[.C$19]*[.$A48]^6" office:value-type="float" office:value="6580.16380886061" calcext:value-type="float">
            <text:p>6580,1638088606</text:p>
          </table:table-cell>
          <table:table-cell table:style-name="ce2" table:formula="of:=[.D$13]*[.$A48]^0+[.D$14]*[.$A48]^1+[.D$15]*[.$A48]^2+[.D$16]*[.$A48]^3+[.D$17]*[.$A48]^4+[.D$18]*[.$A48]^5+[.D$19]*[.$A48]^6" office:value-type="float" office:value="1902.93445616697" calcext:value-type="float">
            <text:p>1902,934456167</text:p>
          </table:table-cell>
          <table:table-cell table:style-name="ce2" table:formula="of:=[.E$13]*[.$A48]^0+[.E$14]*[.$A48]^1+[.E$15]*[.$A48]^2+[.E$16]*[.$A48]^3+[.E$17]*[.$A48]^4+[.E$18]*[.$A48]^5+[.E$19]*[.$A48]^6" office:value-type="float" office:value="493.151785714272" calcext:value-type="float">
            <text:p>493,1517857143</text:p>
          </table:table-cell>
          <table:table-cell table:style-name="ce2" table:formula="of:=[.F$13]*[.$A48]^0+[.F$14]*[.$A48]^1+[.F$15]*[.$A48]^2+[.F$16]*[.$A48]^3+[.F$17]*[.$A48]^4+[.F$18]*[.$A48]^5+[.F$19]*[.$A48]^6" office:value-type="float" office:value="215.839285714286" calcext:value-type="float">
            <text:p>215,8392857143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style-name="ce2" table:formula="of:=[.B$13]*[.$A49]^0+[.B$14]*[.$A49]^1+[.B$15]*[.$A49]^2+[.B$16]*[.$A49]^3+[.B$17]*[.$A49]^4+[.B$18]*[.$A49]^5+[.B$19]*[.$A49]^6" office:value-type="float" office:value="-34950.5438847978" calcext:value-type="float">
            <text:p>-34950,5438847978</text:p>
          </table:table-cell>
          <table:table-cell table:style-name="ce2" table:formula="of:=[.C$13]*[.$A49]^0+[.C$14]*[.$A49]^1+[.C$15]*[.$A49]^2+[.C$16]*[.$A49]^3+[.C$17]*[.$A49]^4+[.C$18]*[.$A49]^5+[.C$19]*[.$A49]^6" office:value-type="float" office:value="6969.96710443077" calcext:value-type="float">
            <text:p>6969,9671044308</text:p>
          </table:table-cell>
          <table:table-cell table:style-name="ce2" table:formula="of:=[.D$13]*[.$A49]^0+[.D$14]*[.$A49]^1+[.D$15]*[.$A49]^2+[.D$16]*[.$A49]^3+[.D$17]*[.$A49]^4+[.D$18]*[.$A49]^5+[.D$19]*[.$A49]^6" office:value-type="float" office:value="1990.38724155651" calcext:value-type="float">
            <text:p>1990,3872415565</text:p>
          </table:table-cell>
          <table:table-cell table:style-name="ce2" table:formula="of:=[.E$13]*[.$A49]^0+[.E$14]*[.$A49]^1+[.E$15]*[.$A49]^2+[.E$16]*[.$A49]^3+[.E$17]*[.$A49]^4+[.E$18]*[.$A49]^5+[.E$19]*[.$A49]^6" office:value-type="float" office:value="508.030857142843" calcext:value-type="float">
            <text:p>508,0308571428</text:p>
          </table:table-cell>
          <table:table-cell table:style-name="ce2" table:formula="of:=[.F$13]*[.$A49]^0+[.F$14]*[.$A49]^1+[.F$15]*[.$A49]^2+[.F$16]*[.$A49]^3+[.F$17]*[.$A49]^4+[.F$18]*[.$A49]^5+[.F$19]*[.$A49]^6" office:value-type="float" office:value="220.102857142857" calcext:value-type="float">
            <text:p>220,1028571429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,7</text:p>
          </table:table-cell>
          <table:table-cell table:style-name="ce2" table:formula="of:=[.B$13]*[.$A50]^0+[.B$14]*[.$A50]^1+[.B$15]*[.$A50]^2+[.B$16]*[.$A50]^3+[.B$17]*[.$A50]^4+[.B$18]*[.$A50]^5+[.B$19]*[.$A50]^6" office:value-type="float" office:value="-37756.9091433094" calcext:value-type="float">
            <text:p>-37756,9091433094</text:p>
          </table:table-cell>
          <table:table-cell table:style-name="ce2" table:formula="of:=[.C$13]*[.$A50]^0+[.C$14]*[.$A50]^1+[.C$15]*[.$A50]^2+[.C$16]*[.$A50]^3+[.C$17]*[.$A50]^4+[.C$18]*[.$A50]^5+[.C$19]*[.$A50]^6" office:value-type="float" office:value="7377.91709772834" calcext:value-type="float">
            <text:p>7377,9170977283</text:p>
          </table:table-cell>
          <table:table-cell table:style-name="ce2" table:formula="of:=[.D$13]*[.$A50]^0+[.D$14]*[.$A50]^1+[.D$15]*[.$A50]^2+[.D$16]*[.$A50]^3+[.D$17]*[.$A50]^4+[.D$18]*[.$A50]^5+[.D$19]*[.$A50]^6" office:value-type="float" office:value="2080.83674967331" calcext:value-type="float">
            <text:p>2080,8367496733</text:p>
          </table:table-cell>
          <table:table-cell table:style-name="ce2" table:formula="of:=[.E$13]*[.$A50]^0+[.E$14]*[.$A50]^1+[.E$15]*[.$A50]^2+[.E$16]*[.$A50]^3+[.E$17]*[.$A50]^4+[.E$18]*[.$A50]^5+[.E$19]*[.$A50]^6" office:value-type="float" office:value="523.209357142843" calcext:value-type="float">
            <text:p>523,2093571428</text:p>
          </table:table-cell>
          <table:table-cell table:style-name="ce2" table:formula="of:=[.F$13]*[.$A50]^0+[.F$14]*[.$A50]^1+[.F$15]*[.$A50]^2+[.F$16]*[.$A50]^3+[.F$17]*[.$A50]^4+[.F$18]*[.$A50]^5+[.F$19]*[.$A50]^6" office:value-type="float" office:value="224.407857142857" calcext:value-type="float">
            <text:p>224,4078571429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,8</text:p>
          </table:table-cell>
          <table:table-cell table:style-name="ce2" table:formula="of:=[.B$13]*[.$A51]^0+[.B$14]*[.$A51]^1+[.B$15]*[.$A51]^2+[.B$16]*[.$A51]^3+[.B$17]*[.$A51]^4+[.B$18]*[.$A51]^5+[.B$19]*[.$A51]^6" office:value-type="float" office:value="-40744.5051020993" calcext:value-type="float">
            <text:p>-40744,5051020993</text:p>
          </table:table-cell>
          <table:table-cell table:style-name="ce2" table:formula="of:=[.C$13]*[.$A51]^0+[.C$14]*[.$A51]^1+[.C$15]*[.$A51]^2+[.C$16]*[.$A51]^3+[.C$17]*[.$A51]^4+[.C$18]*[.$A51]^5+[.C$19]*[.$A51]^6" office:value-type="float" office:value="7804.63370807151" calcext:value-type="float">
            <text:p>7804,6337080715</text:p>
          </table:table-cell>
          <table:table-cell table:style-name="ce2" table:formula="of:=[.D$13]*[.$A51]^0+[.D$14]*[.$A51]^1+[.D$15]*[.$A51]^2+[.D$16]*[.$A51]^3+[.D$17]*[.$A51]^4+[.D$18]*[.$A51]^5+[.D$19]*[.$A51]^6" office:value-type="float" office:value="2174.35046233557" calcext:value-type="float">
            <text:p>2174,3504623356</text:p>
          </table:table-cell>
          <table:table-cell table:style-name="ce2" table:formula="of:=[.E$13]*[.$A51]^0+[.E$14]*[.$A51]^1+[.E$15]*[.$A51]^2+[.E$16]*[.$A51]^3+[.E$17]*[.$A51]^4+[.E$18]*[.$A51]^5+[.E$19]*[.$A51]^6" office:value-type="float" office:value="538.690285714271" calcext:value-type="float">
            <text:p>538,6902857143</text:p>
          </table:table-cell>
          <table:table-cell table:style-name="ce2" table:formula="of:=[.F$13]*[.$A51]^0+[.F$14]*[.$A51]^1+[.F$15]*[.$A51]^2+[.F$16]*[.$A51]^3+[.F$17]*[.$A51]^4+[.F$18]*[.$A51]^5+[.F$19]*[.$A51]^6" office:value-type="float" office:value="228.754285714286" calcext:value-type="float">
            <text:p>228,7542857143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,9</text:p>
          </table:table-cell>
          <table:table-cell table:style-name="ce2" table:formula="of:=[.B$13]*[.$A52]^0+[.B$14]*[.$A52]^1+[.B$15]*[.$A52]^2+[.B$16]*[.$A52]^3+[.B$17]*[.$A52]^4+[.B$18]*[.$A52]^5+[.B$19]*[.$A52]^6" office:value-type="float" office:value="-43922.4018361687" calcext:value-type="float">
            <text:p>-43922,4018361687</text:p>
          </table:table-cell>
          <table:table-cell table:style-name="ce2" table:formula="of:=[.C$13]*[.$A52]^0+[.C$14]*[.$A52]^1+[.C$15]*[.$A52]^2+[.C$16]*[.$A52]^3+[.C$17]*[.$A52]^4+[.C$18]*[.$A52]^5+[.C$19]*[.$A52]^6" office:value-type="float" office:value="8250.75065023299" calcext:value-type="float">
            <text:p>8250,750650233</text:p>
          </table:table-cell>
          <table:table-cell table:style-name="ce2" table:formula="of:=[.D$13]*[.$A52]^0+[.D$14]*[.$A52]^1+[.D$15]*[.$A52]^2+[.D$16]*[.$A52]^3+[.D$17]*[.$A52]^4+[.D$18]*[.$A52]^5+[.D$19]*[.$A52]^6" office:value-type="float" office:value="2270.996606816" calcext:value-type="float">
            <text:p>2270,996606816</text:p>
          </table:table-cell>
          <table:table-cell table:style-name="ce2" table:formula="of:=[.E$13]*[.$A52]^0+[.E$14]*[.$A52]^1+[.E$15]*[.$A52]^2+[.E$16]*[.$A52]^3+[.E$17]*[.$A52]^4+[.E$18]*[.$A52]^5+[.E$19]*[.$A52]^6" office:value-type="float" office:value="554.476642857128" calcext:value-type="float">
            <text:p>554,4766428571</text:p>
          </table:table-cell>
          <table:table-cell table:style-name="ce2" table:formula="of:=[.F$13]*[.$A52]^0+[.F$14]*[.$A52]^1+[.F$15]*[.$A52]^2+[.F$16]*[.$A52]^3+[.F$17]*[.$A52]^4+[.F$18]*[.$A52]^5+[.F$19]*[.$A52]^6" office:value-type="float" office:value="233.142142857143" calcext:value-type="float">
            <text:p>233,142142857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$13]*[.$A53]^0+[.B$14]*[.$A53]^1+[.B$15]*[.$A53]^2+[.B$16]*[.$A53]^3+[.B$17]*[.$A53]^4+[.B$18]*[.$A53]^5+[.B$19]*[.$A53]^6" office:value-type="float" office:value="-47300.0000155189" calcext:value-type="float">
            <text:p>-47300,0000155189</text:p>
          </table:table-cell>
          <table:table-cell table:style-name="ce2" table:formula="of:=[.C$13]*[.$A53]^0+[.C$14]*[.$A53]^1+[.C$15]*[.$A53]^2+[.C$16]*[.$A53]^3+[.C$17]*[.$A53]^4+[.C$18]*[.$A53]^5+[.C$19]*[.$A53]^6" office:value-type="float" office:value="8716.91558444008" calcext:value-type="float">
            <text:p>8716,9155844401</text:p>
          </table:table-cell>
          <table:table-cell table:style-name="ce2" table:formula="of:=[.D$13]*[.$A53]^0+[.D$14]*[.$A53]^1+[.D$15]*[.$A53]^2+[.D$16]*[.$A53]^3+[.D$17]*[.$A53]^4+[.D$18]*[.$A53]^5+[.D$19]*[.$A53]^6" office:value-type="float" office:value="2370.84415584189" calcext:value-type="float">
            <text:p>2370,8441558419</text:p>
          </table:table-cell>
          <table:table-cell table:style-name="ce2" table:formula="of:=[.E$13]*[.$A53]^0+[.E$14]*[.$A53]^1+[.E$15]*[.$A53]^2+[.E$16]*[.$A53]^3+[.E$17]*[.$A53]^4+[.E$18]*[.$A53]^5+[.E$19]*[.$A53]^6" office:value-type="float" office:value="570.571428571414" calcext:value-type="float">
            <text:p>570,5714285714</text:p>
          </table:table-cell>
          <table:table-cell table:style-name="ce2" table:formula="of:=[.F$13]*[.$A53]^0+[.F$14]*[.$A53]^1+[.F$15]*[.$A53]^2+[.F$16]*[.$A53]^3+[.F$17]*[.$A53]^4+[.F$18]*[.$A53]^5+[.F$19]*[.$A53]^6" office:value-type="float" office:value="237.571428571429" calcext:value-type="float">
            <text:p>237,571428571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,1</text:p>
          </table:table-cell>
          <table:table-cell table:style-name="ce2" table:formula="of:=[.B$13]*[.$A54]^0+[.B$14]*[.$A54]^1+[.B$15]*[.$A54]^2+[.B$16]*[.$A54]^3+[.B$17]*[.$A54]^4+[.B$18]*[.$A54]^5+[.B$19]*[.$A54]^6" office:value-type="float" office:value="-50887.0387201507" calcext:value-type="float">
            <text:p>-50887,0387201507</text:p>
          </table:table-cell>
          <table:table-cell table:style-name="ce2" table:formula="of:=[.C$13]*[.$A54]^0+[.C$14]*[.$A54]^1+[.C$15]*[.$A54]^2+[.C$16]*[.$A54]^3+[.C$17]*[.$A54]^4+[.C$18]*[.$A54]^5+[.C$19]*[.$A54]^6" office:value-type="float" office:value="9203.79026637459" calcext:value-type="float">
            <text:p>9203,7902663746</text:p>
          </table:table-cell>
          <table:table-cell table:style-name="ce2" table:formula="of:=[.D$13]*[.$A54]^0+[.D$14]*[.$A54]^1+[.D$15]*[.$A54]^2+[.D$16]*[.$A54]^3+[.D$17]*[.$A54]^4+[.D$18]*[.$A54]^5+[.D$19]*[.$A54]^6" office:value-type="float" office:value="2473.96282759504" calcext:value-type="float">
            <text:p>2473,9628275951</text:p>
          </table:table-cell>
          <table:table-cell table:style-name="ce2" table:formula="of:=[.E$13]*[.$A54]^0+[.E$14]*[.$A54]^1+[.E$15]*[.$A54]^2+[.E$16]*[.$A54]^3+[.E$17]*[.$A54]^4+[.E$18]*[.$A54]^5+[.E$19]*[.$A54]^6" office:value-type="float" office:value="586.977642857127" calcext:value-type="float">
            <text:p>586,9776428571</text:p>
          </table:table-cell>
          <table:table-cell table:style-name="ce2" table:formula="of:=[.F$13]*[.$A54]^0+[.F$14]*[.$A54]^1+[.F$15]*[.$A54]^2+[.F$16]*[.$A54]^3+[.F$17]*[.$A54]^4+[.F$18]*[.$A54]^5+[.F$19]*[.$A54]^6" office:value-type="float" office:value="242.042142857143" calcext:value-type="float">
            <text:p>242,0421428571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,2</text:p>
          </table:table-cell>
          <table:table-cell table:style-name="ce2" table:formula="of:=[.B$13]*[.$A55]^0+[.B$14]*[.$A55]^1+[.B$15]*[.$A55]^2+[.B$16]*[.$A55]^3+[.B$17]*[.$A55]^4+[.B$18]*[.$A55]^5+[.B$19]*[.$A55]^6" office:value-type="float" office:value="-54693.603345066" calcext:value-type="float">
            <text:p>-54693,603345066</text:p>
          </table:table-cell>
          <table:table-cell table:style-name="ce2" table:formula="of:=[.C$13]*[.$A55]^0+[.C$14]*[.$A55]^1+[.C$15]*[.$A55]^2+[.C$16]*[.$A55]^3+[.C$17]*[.$A55]^4+[.C$18]*[.$A55]^5+[.C$19]*[.$A55]^6" office:value-type="float" office:value="9712.0506971729" calcext:value-type="float">
            <text:p>9712,0506971729</text:p>
          </table:table-cell>
          <table:table-cell table:style-name="ce2" table:formula="of:=[.D$13]*[.$A55]^0+[.D$14]*[.$A55]^1+[.D$15]*[.$A55]^2+[.D$16]*[.$A55]^3+[.D$17]*[.$A55]^4+[.D$18]*[.$A55]^5+[.D$19]*[.$A55]^6" office:value-type="float" office:value="2580.42308571184" calcext:value-type="float">
            <text:p>2580,4230857118</text:p>
          </table:table-cell>
          <table:table-cell table:style-name="ce2" table:formula="of:=[.E$13]*[.$A55]^0+[.E$14]*[.$A55]^1+[.E$15]*[.$A55]^2+[.E$16]*[.$A55]^3+[.E$17]*[.$A55]^4+[.E$18]*[.$A55]^5+[.E$19]*[.$A55]^6" office:value-type="float" office:value="603.69828571427" calcext:value-type="float">
            <text:p>603,6982857143</text:p>
          </table:table-cell>
          <table:table-cell table:style-name="ce2" table:formula="of:=[.F$13]*[.$A55]^0+[.F$14]*[.$A55]^1+[.F$15]*[.$A55]^2+[.F$16]*[.$A55]^3+[.F$17]*[.$A55]^4+[.F$18]*[.$A55]^5+[.F$19]*[.$A55]^6" office:value-type="float" office:value="246.554285714286" calcext:value-type="float">
            <text:p>246,5542857143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,3</text:p>
          </table:table-cell>
          <table:table-cell table:style-name="ce2" table:formula="of:=[.B$13]*[.$A56]^0+[.B$14]*[.$A56]^1+[.B$15]*[.$A56]^2+[.B$16]*[.$A56]^3+[.B$17]*[.$A56]^4+[.B$18]*[.$A56]^5+[.B$19]*[.$A56]^6" office:value-type="float" office:value="-58730.1335952657" calcext:value-type="float">
            <text:p>-58730,1335952657</text:p>
          </table:table-cell>
          <table:table-cell table:style-name="ce2" table:formula="of:=[.C$13]*[.$A56]^0+[.C$14]*[.$A56]^1+[.C$15]*[.$A56]^2+[.C$16]*[.$A56]^3+[.C$17]*[.$A56]^4+[.C$18]*[.$A56]^5+[.C$19]*[.$A56]^6" office:value-type="float" office:value="10242.3872734259" calcext:value-type="float">
            <text:p>10242,3872734259</text:p>
          </table:table-cell>
          <table:table-cell table:style-name="ce2" table:formula="of:=[.D$13]*[.$A56]^0+[.D$14]*[.$A56]^1+[.D$15]*[.$A56]^2+[.D$16]*[.$A56]^3+[.D$17]*[.$A56]^4+[.D$18]*[.$A56]^5+[.D$19]*[.$A56]^6" office:value-type="float" office:value="2690.29613928317" calcext:value-type="float">
            <text:p>2690,2961392832</text:p>
          </table:table-cell>
          <table:table-cell table:style-name="ce2" table:formula="of:=[.E$13]*[.$A56]^0+[.E$14]*[.$A56]^1+[.E$15]*[.$A56]^2+[.E$16]*[.$A56]^3+[.E$17]*[.$A56]^4+[.E$18]*[.$A56]^5+[.E$19]*[.$A56]^6" office:value-type="float" office:value="620.736357142842" calcext:value-type="float">
            <text:p>620,7363571428</text:p>
          </table:table-cell>
          <table:table-cell table:style-name="ce2" table:formula="of:=[.F$13]*[.$A56]^0+[.F$14]*[.$A56]^1+[.F$15]*[.$A56]^2+[.F$16]*[.$A56]^3+[.F$17]*[.$A56]^4+[.F$18]*[.$A56]^5+[.F$19]*[.$A56]^6" office:value-type="float" office:value="251.107857142857" calcext:value-type="float">
            <text:p>251,1078571429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,4</text:p>
          </table:table-cell>
          <table:table-cell table:style-name="ce2" table:formula="of:=[.B$13]*[.$A57]^0+[.B$14]*[.$A57]^1+[.B$15]*[.$A57]^2+[.B$16]*[.$A57]^3+[.B$17]*[.$A57]^4+[.B$18]*[.$A57]^5+[.B$19]*[.$A57]^6" office:value-type="float" office:value="-63007.4315707511" calcext:value-type="float">
            <text:p>-63007,4315707511</text:p>
          </table:table-cell>
          <table:table-cell table:style-name="ce2" table:formula="of:=[.C$13]*[.$A57]^0+[.C$14]*[.$A57]^1+[.C$15]*[.$A57]^2+[.C$16]*[.$A57]^3+[.C$17]*[.$A57]^4+[.C$18]*[.$A57]^5+[.C$19]*[.$A57]^6" office:value-type="float" office:value="10795.5049371791" calcext:value-type="float">
            <text:p>10795,5049371791</text:p>
          </table:table-cell>
          <table:table-cell table:style-name="ce2" table:formula="of:=[.D$13]*[.$A57]^0+[.D$14]*[.$A57]^1+[.D$15]*[.$A57]^2+[.D$16]*[.$A57]^3+[.D$17]*[.$A57]^4+[.D$18]*[.$A57]^5+[.D$19]*[.$A57]^6" office:value-type="float" office:value="2803.6539428545" calcext:value-type="float">
            <text:p>2803,6539428545</text:p>
          </table:table-cell>
          <table:table-cell table:style-name="ce2" table:formula="of:=[.E$13]*[.$A57]^0+[.E$14]*[.$A57]^1+[.E$15]*[.$A57]^2+[.E$16]*[.$A57]^3+[.E$17]*[.$A57]^4+[.E$18]*[.$A57]^5+[.E$19]*[.$A57]^6" office:value-type="float" office:value="638.094857142841" calcext:value-type="float">
            <text:p>638,0948571428</text:p>
          </table:table-cell>
          <table:table-cell table:style-name="ce2" table:formula="of:=[.F$13]*[.$A57]^0+[.F$14]*[.$A57]^1+[.F$15]*[.$A57]^2+[.F$16]*[.$A57]^3+[.F$17]*[.$A57]^4+[.F$18]*[.$A57]^5+[.F$19]*[.$A57]^6" office:value-type="float" office:value="255.702857142857" calcext:value-type="float">
            <text:p>255,7028571429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style-name="ce2" table:formula="of:=[.B$13]*[.$A58]^0+[.B$14]*[.$A58]^1+[.B$15]*[.$A58]^2+[.B$16]*[.$A58]^3+[.B$17]*[.$A58]^4+[.B$18]*[.$A58]^5+[.B$19]*[.$A58]^6" office:value-type="float" office:value="-67536.6699415238" calcext:value-type="float">
            <text:p>-67536,6699415238</text:p>
          </table:table-cell>
          <table:table-cell table:style-name="ce2" table:formula="of:=[.C$13]*[.$A58]^0+[.C$14]*[.$A58]^1+[.C$15]*[.$A58]^2+[.C$16]*[.$A58]^3+[.C$17]*[.$A58]^4+[.C$18]*[.$A58]^5+[.C$19]*[.$A58]^6" office:value-type="float" office:value="11372.1233259325" calcext:value-type="float">
            <text:p>11372,1233259325</text:p>
          </table:table-cell>
          <table:table-cell table:style-name="ce2" table:formula="of:=[.D$13]*[.$A58]^0+[.D$14]*[.$A58]^1+[.D$15]*[.$A58]^2+[.D$16]*[.$A58]^3+[.D$17]*[.$A58]^4+[.D$18]*[.$A58]^5+[.D$19]*[.$A58]^6" office:value-type="float" office:value="2920.56919642583" calcext:value-type="float">
            <text:p>2920,5691964258</text:p>
          </table:table-cell>
          <table:table-cell table:style-name="ce2" table:formula="of:=[.E$13]*[.$A58]^0+[.E$14]*[.$A58]^1+[.E$15]*[.$A58]^2+[.E$16]*[.$A58]^3+[.E$17]*[.$A58]^4+[.E$18]*[.$A58]^5+[.E$19]*[.$A58]^6" office:value-type="float" office:value="655.776785714269" calcext:value-type="float">
            <text:p>655,7767857143</text:p>
          </table:table-cell>
          <table:table-cell table:style-name="ce2" table:formula="of:=[.F$13]*[.$A58]^0+[.F$14]*[.$A58]^1+[.F$15]*[.$A58]^2+[.F$16]*[.$A58]^3+[.F$17]*[.$A58]^4+[.F$18]*[.$A58]^5+[.F$19]*[.$A58]^6" office:value-type="float" office:value="260.339285714286" calcext:value-type="float">
            <text:p>260,3392857143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style-name="ce2" table:formula="of:=[.B$13]*[.$A59]^0+[.B$14]*[.$A59]^1+[.B$15]*[.$A59]^2+[.B$16]*[.$A59]^3+[.B$17]*[.$A59]^4+[.B$18]*[.$A59]^5+[.B$19]*[.$A59]^6" office:value-type="float" office:value="-72329.4002125853" calcext:value-type="float">
            <text:p>-72329,4002125853</text:p>
          </table:table-cell>
          <table:table-cell table:style-name="ce2" table:formula="of:=[.C$13]*[.$A59]^0+[.C$14]*[.$A59]^1+[.C$15]*[.$A59]^2+[.C$16]*[.$A59]^3+[.C$17]*[.$A59]^4+[.C$18]*[.$A59]^5+[.C$19]*[.$A59]^6" office:value-type="float" office:value="11972.9769226406" calcext:value-type="float">
            <text:p>11972,9769226406</text:p>
          </table:table-cell>
          <table:table-cell table:style-name="ce2" table:formula="of:=[.D$13]*[.$A59]^0+[.D$14]*[.$A59]^1+[.D$15]*[.$A59]^2+[.D$16]*[.$A59]^3+[.D$17]*[.$A59]^4+[.D$18]*[.$A59]^5+[.D$19]*[.$A59]^6" office:value-type="float" office:value="3041.1153454517" calcext:value-type="float">
            <text:p>3041,1153454517</text:p>
          </table:table-cell>
          <table:table-cell table:style-name="ce2" table:formula="of:=[.E$13]*[.$A59]^0+[.E$14]*[.$A59]^1+[.E$15]*[.$A59]^2+[.E$16]*[.$A59]^3+[.E$17]*[.$A59]^4+[.E$18]*[.$A59]^5+[.E$19]*[.$A59]^6" office:value-type="float" office:value="673.785142857126" calcext:value-type="float">
            <text:p>673,7851428571</text:p>
          </table:table-cell>
          <table:table-cell table:style-name="ce2" table:formula="of:=[.F$13]*[.$A59]^0+[.F$14]*[.$A59]^1+[.F$15]*[.$A59]^2+[.F$16]*[.$A59]^3+[.F$17]*[.$A59]^4+[.F$18]*[.$A59]^5+[.F$19]*[.$A59]^6" office:value-type="float" office:value="265.017142857143" calcext:value-type="float">
            <text:p>265,0171428571</text:p>
          </table:table-cell>
          <table:table-cell table:number-columns-repeated="11"/>
        </table:table-row>
        <table:table-row table:style-name="ro1">
          <table:table-cell office:value-type="float" office:value="12.7" calcext:value-type="float">
            <text:p>12,7</text:p>
          </table:table-cell>
          <table:table-cell table:style-name="ce2" table:formula="of:=[.B$13]*[.$A60]^0+[.B$14]*[.$A60]^1+[.B$15]*[.$A60]^2+[.B$16]*[.$A60]^3+[.B$17]*[.$A60]^4+[.B$18]*[.$A60]^5+[.B$19]*[.$A60]^6" office:value-type="float" office:value="-77397.5610789367" calcext:value-type="float">
            <text:p>-77397,5610789367</text:p>
          </table:table-cell>
          <table:table-cell table:style-name="ce2" table:formula="of:=[.C$13]*[.$A60]^0+[.C$14]*[.$A60]^1+[.C$15]*[.$A60]^2+[.C$16]*[.$A60]^3+[.C$17]*[.$A60]^4+[.C$18]*[.$A60]^5+[.C$19]*[.$A60]^6" office:value-type="float" office:value="12598.8152057126" calcext:value-type="float">
            <text:p>12598,8152057126</text:p>
          </table:table-cell>
          <table:table-cell table:style-name="ce2" table:formula="of:=[.D$13]*[.$A60]^0+[.D$14]*[.$A60]^1+[.D$15]*[.$A60]^2+[.D$16]*[.$A60]^3+[.D$17]*[.$A60]^4+[.D$18]*[.$A60]^5+[.D$19]*[.$A60]^6" office:value-type="float" office:value="3165.3665808412" calcext:value-type="float">
            <text:p>3165,3665808412</text:p>
          </table:table-cell>
          <table:table-cell table:style-name="ce2" table:formula="of:=[.E$13]*[.$A60]^0+[.E$14]*[.$A60]^1+[.E$15]*[.$A60]^2+[.E$16]*[.$A60]^3+[.E$17]*[.$A60]^4+[.E$18]*[.$A60]^5+[.E$19]*[.$A60]^6" office:value-type="float" office:value="692.122928571411" calcext:value-type="float">
            <text:p>692,1229285714</text:p>
          </table:table-cell>
          <table:table-cell table:style-name="ce2" table:formula="of:=[.F$13]*[.$A60]^0+[.F$14]*[.$A60]^1+[.F$15]*[.$A60]^2+[.F$16]*[.$A60]^3+[.F$17]*[.$A60]^4+[.F$18]*[.$A60]^5+[.F$19]*[.$A60]^6" office:value-type="float" office:value="269.736428571429" calcext:value-type="float">
            <text:p>269,7364285714</text:p>
          </table:table-cell>
          <table:table-cell table:number-columns-repeated="11"/>
        </table:table-row>
        <table:table-row table:style-name="ro1">
          <table:table-cell office:value-type="float" office:value="12.8" calcext:value-type="float">
            <text:p>12,8</text:p>
          </table:table-cell>
          <table:table-cell table:style-name="ce2" table:formula="of:=[.B$13]*[.$A61]^0+[.B$14]*[.$A61]^1+[.B$15]*[.$A61]^2+[.B$16]*[.$A61]^3+[.B$17]*[.$A61]^4+[.B$18]*[.$A61]^5+[.B$19]*[.$A61]^6" office:value-type="float" office:value="-82753.4868705802" calcext:value-type="float">
            <text:p>-82753,4868705802</text:p>
          </table:table-cell>
          <table:table-cell table:style-name="ce2" table:formula="of:=[.C$13]*[.$A61]^0+[.C$14]*[.$A61]^1+[.C$15]*[.$A61]^2+[.C$16]*[.$A61]^3+[.C$17]*[.$A61]^4+[.C$18]*[.$A61]^5+[.C$19]*[.$A61]^6" office:value-type="float" office:value="13250.402799012" calcext:value-type="float">
            <text:p>13250,402799012</text:p>
          </table:table-cell>
          <table:table-cell table:style-name="ce2" table:formula="of:=[.D$13]*[.$A61]^0+[.D$14]*[.$A61]^1+[.D$15]*[.$A61]^2+[.D$16]*[.$A61]^3+[.D$17]*[.$A61]^4+[.D$18]*[.$A61]^5+[.D$19]*[.$A61]^6" office:value-type="float" office:value="3293.39783895797" calcext:value-type="float">
            <text:p>3293,397838958</text:p>
          </table:table-cell>
          <table:table-cell table:style-name="ce2" table:formula="of:=[.E$13]*[.$A61]^0+[.E$14]*[.$A61]^1+[.E$15]*[.$A61]^2+[.E$16]*[.$A61]^3+[.E$17]*[.$A61]^4+[.E$18]*[.$A61]^5+[.E$19]*[.$A61]^6" office:value-type="float" office:value="710.793142857126" calcext:value-type="float">
            <text:p>710,7931428571</text:p>
          </table:table-cell>
          <table:table-cell table:style-name="ce2" table:formula="of:=[.F$13]*[.$A61]^0+[.F$14]*[.$A61]^1+[.F$15]*[.$A61]^2+[.F$16]*[.$A61]^3+[.F$17]*[.$A61]^4+[.F$18]*[.$A61]^5+[.F$19]*[.$A61]^6" office:value-type="float" office:value="274.497142857143" calcext:value-type="float">
            <text:p>274,4971428571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,9</text:p>
          </table:table-cell>
          <table:table-cell table:style-name="ce2" table:formula="of:=[.B$13]*[.$A62]^0+[.B$14]*[.$A62]^1+[.B$15]*[.$A62]^2+[.B$16]*[.$A62]^3+[.B$17]*[.$A62]^4+[.B$18]*[.$A62]^5+[.B$19]*[.$A62]^6" office:value-type="float" office:value="-88409.9160875168" calcext:value-type="float">
            <text:p>-88409,9160875168</text:p>
          </table:table-cell>
          <table:table-cell table:style-name="ce2" table:formula="of:=[.C$13]*[.$A62]^0+[.C$14]*[.$A62]^1+[.C$15]*[.$A62]^2+[.C$16]*[.$A62]^3+[.C$17]*[.$A62]^4+[.C$18]*[.$A62]^5+[.C$19]*[.$A62]^6" office:value-type="float" office:value="13928.5196218571" calcext:value-type="float">
            <text:p>13928,5196218571</text:p>
          </table:table-cell>
          <table:table-cell table:style-name="ce2" table:formula="of:=[.D$13]*[.$A62]^0+[.D$14]*[.$A62]^1+[.D$15]*[.$A62]^2+[.D$16]*[.$A62]^3+[.D$17]*[.$A62]^4+[.D$18]*[.$A62]^5+[.D$19]*[.$A62]^6" office:value-type="float" office:value="3425.28480162019" calcext:value-type="float">
            <text:p>3425,2848016202</text:p>
          </table:table-cell>
          <table:table-cell table:style-name="ce2" table:formula="of:=[.E$13]*[.$A62]^0+[.E$14]*[.$A62]^1+[.E$15]*[.$A62]^2+[.E$16]*[.$A62]^3+[.E$17]*[.$A62]^4+[.E$18]*[.$A62]^5+[.E$19]*[.$A62]^6" office:value-type="float" office:value="729.798785714268" calcext:value-type="float">
            <text:p>729,7987857143</text:p>
          </table:table-cell>
          <table:table-cell table:style-name="ce2" table:formula="of:=[.F$13]*[.$A62]^0+[.F$14]*[.$A62]^1+[.F$15]*[.$A62]^2+[.F$16]*[.$A62]^3+[.F$17]*[.$A62]^4+[.F$18]*[.$A62]^5+[.F$19]*[.$A62]^6" office:value-type="float" office:value="279.299285714286" calcext:value-type="float">
            <text:p>279,299285714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$13]*[.$A63]^0+[.B$14]*[.$A63]^1+[.B$15]*[.$A63]^2+[.B$16]*[.$A63]^3+[.B$17]*[.$A63]^4+[.B$18]*[.$A63]^5+[.B$19]*[.$A63]^6" office:value-type="float" office:value="-94380.0000247486" calcext:value-type="float">
            <text:p>-94380,0000247486</text:p>
          </table:table-cell>
          <table:table-cell table:style-name="ce2" table:formula="of:=[.C$13]*[.$A63]^0+[.C$14]*[.$A63]^1+[.C$15]*[.$A63]^2+[.C$16]*[.$A63]^3+[.C$17]*[.$A63]^4+[.C$18]*[.$A63]^5+[.C$19]*[.$A63]^6" office:value-type="float" office:value="14633.9610390205" calcext:value-type="float">
            <text:p>14633,9610390205</text:p>
          </table:table-cell>
          <table:table-cell table:style-name="ce2" table:formula="of:=[.D$13]*[.$A63]^0+[.D$14]*[.$A63]^1+[.D$15]*[.$A63]^2+[.D$16]*[.$A63]^3+[.D$17]*[.$A63]^4+[.D$18]*[.$A63]^5+[.D$19]*[.$A63]^6" office:value-type="float" office:value="3561.1038961006" calcext:value-type="float">
            <text:p>3561,1038961006</text:p>
          </table:table-cell>
          <table:table-cell table:style-name="ce2" table:formula="of:=[.E$13]*[.$A63]^0+[.E$14]*[.$A63]^1+[.E$15]*[.$A63]^2+[.E$16]*[.$A63]^3+[.E$17]*[.$A63]^4+[.E$18]*[.$A63]^5+[.E$19]*[.$A63]^6" office:value-type="float" office:value="749.142857142839" calcext:value-type="float">
            <text:p>749,1428571428</text:p>
          </table:table-cell>
          <table:table-cell table:style-name="ce2" table:formula="of:=[.F$13]*[.$A63]^0+[.F$14]*[.$A63]^1+[.F$15]*[.$A63]^2+[.F$16]*[.$A63]^3+[.F$17]*[.$A63]^4+[.F$18]*[.$A63]^5+[.F$19]*[.$A63]^6" office:value-type="float" office:value="284.142857142857" calcext:value-type="float">
            <text:p>284,142857142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,1</text:p>
          </table:table-cell>
          <table:table-cell table:style-name="ce2" table:formula="of:=[.B$13]*[.$A64]^0+[.B$14]*[.$A64]^1+[.B$15]*[.$A64]^2+[.B$16]*[.$A64]^3+[.B$17]*[.$A64]^4+[.B$18]*[.$A64]^5+[.B$19]*[.$A64]^6" office:value-type="float" office:value="-100677.311487277" calcext:value-type="float">
            <text:p>-100677,311487277</text:p>
          </table:table-cell>
          <table:table-cell table:style-name="ce2" table:formula="of:=[.C$13]*[.$A64]^0+[.C$14]*[.$A64]^1+[.C$15]*[.$A64]^2+[.C$16]*[.$A64]^3+[.C$17]*[.$A64]^4+[.C$18]*[.$A64]^5+[.C$19]*[.$A64]^6" office:value-type="float" office:value="15367.5380107297" calcext:value-type="float">
            <text:p>15367,5380107297</text:p>
          </table:table-cell>
          <table:table-cell table:style-name="ce2" table:formula="of:=[.D$13]*[.$A64]^0+[.D$14]*[.$A64]^1+[.D$15]*[.$A64]^2+[.D$16]*[.$A64]^3+[.D$17]*[.$A64]^4+[.D$18]*[.$A64]^5+[.D$19]*[.$A64]^6" office:value-type="float" office:value="3700.93229512645" calcext:value-type="float">
            <text:p>3700,9322951265</text:p>
          </table:table-cell>
          <table:table-cell table:style-name="ce2" table:formula="of:=[.E$13]*[.$A64]^0+[.E$14]*[.$A64]^1+[.E$15]*[.$A64]^2+[.E$16]*[.$A64]^3+[.E$17]*[.$A64]^4+[.E$18]*[.$A64]^5+[.E$19]*[.$A64]^6" office:value-type="float" office:value="768.828357142839" calcext:value-type="float">
            <text:p>768,8283571428</text:p>
          </table:table-cell>
          <table:table-cell table:style-name="ce2" table:formula="of:=[.F$13]*[.$A64]^0+[.F$14]*[.$A64]^1+[.F$15]*[.$A64]^2+[.F$16]*[.$A64]^3+[.F$17]*[.$A64]^4+[.F$18]*[.$A64]^5+[.F$19]*[.$A64]^6" office:value-type="float" office:value="289.027857142857" calcext:value-type="float">
            <text:p>289,0278571429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,2</text:p>
          </table:table-cell>
          <table:table-cell table:style-name="ce2" table:formula="of:=[.B$13]*[.$A65]^0+[.B$14]*[.$A65]^1+[.B$15]*[.$A65]^2+[.B$16]*[.$A65]^3+[.B$17]*[.$A65]^4+[.B$18]*[.$A65]^5+[.B$19]*[.$A65]^6" office:value-type="float" office:value="-107315.853595104" calcext:value-type="float">
            <text:p>-107315,853595104</text:p>
          </table:table-cell>
          <table:table-cell table:style-name="ce2" table:formula="of:=[.C$13]*[.$A65]^0+[.C$14]*[.$A65]^1+[.C$15]*[.$A65]^2+[.C$16]*[.$A65]^3+[.C$17]*[.$A65]^4+[.C$18]*[.$A65]^5+[.C$19]*[.$A65]^6" office:value-type="float" office:value="16130.0772426663" calcext:value-type="float">
            <text:p>16130,0772426663</text:p>
          </table:table-cell>
          <table:table-cell table:style-name="ce2" table:formula="of:=[.D$13]*[.$A65]^0+[.D$14]*[.$A65]^1+[.D$15]*[.$A65]^2+[.D$16]*[.$A65]^3+[.D$17]*[.$A65]^4+[.D$18]*[.$A65]^5+[.D$19]*[.$A65]^6" office:value-type="float" office:value="3844.84791687957" calcext:value-type="float">
            <text:p>3844,8479168796</text:p>
          </table:table-cell>
          <table:table-cell table:style-name="ce2" table:formula="of:=[.E$13]*[.$A65]^0+[.E$14]*[.$A65]^1+[.E$15]*[.$A65]^2+[.E$16]*[.$A65]^3+[.E$17]*[.$A65]^4+[.E$18]*[.$A65]^5+[.E$19]*[.$A65]^6" office:value-type="float" office:value="788.858285714267" calcext:value-type="float">
            <text:p>788,8582857143</text:p>
          </table:table-cell>
          <table:table-cell table:style-name="ce2" table:formula="of:=[.F$13]*[.$A65]^0+[.F$14]*[.$A65]^1+[.F$15]*[.$A65]^2+[.F$16]*[.$A65]^3+[.F$17]*[.$A65]^4+[.F$18]*[.$A65]^5+[.F$19]*[.$A65]^6" office:value-type="float" office:value="293.954285714286" calcext:value-type="float">
            <text:p>293,9542857143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,3</text:p>
          </table:table-cell>
          <table:table-cell table:style-name="ce2" table:formula="of:=[.B$13]*[.$A66]^0+[.B$14]*[.$A66]^1+[.B$15]*[.$A66]^2+[.B$16]*[.$A66]^3+[.B$17]*[.$A66]^4+[.B$18]*[.$A66]^5+[.B$19]*[.$A66]^6" office:value-type="float" office:value="-114310.068678231" calcext:value-type="float">
            <text:p>-114310,068678231</text:p>
          </table:table-cell>
          <table:table-cell table:style-name="ce2" table:formula="of:=[.C$13]*[.$A66]^0+[.C$14]*[.$A66]^1+[.C$15]*[.$A66]^2+[.C$16]*[.$A66]^3+[.C$17]*[.$A66]^4+[.C$18]*[.$A66]^5+[.C$19]*[.$A66]^6" office:value-type="float" office:value="16922.4213359669" calcext:value-type="float">
            <text:p>16922,4213359669</text:p>
          </table:table-cell>
          <table:table-cell table:style-name="ce2" table:formula="of:=[.D$13]*[.$A66]^0+[.D$14]*[.$A66]^1+[.D$15]*[.$A66]^2+[.D$16]*[.$A66]^3+[.D$17]*[.$A66]^4+[.D$18]*[.$A66]^5+[.D$19]*[.$A66]^6" office:value-type="float" office:value="3992.92942499633" calcext:value-type="float">
            <text:p>3992,9294249963</text:p>
          </table:table-cell>
          <table:table-cell table:style-name="ce2" table:formula="of:=[.E$13]*[.$A66]^0+[.E$14]*[.$A66]^1+[.E$15]*[.$A66]^2+[.E$16]*[.$A66]^3+[.E$17]*[.$A66]^4+[.E$18]*[.$A66]^5+[.E$19]*[.$A66]^6" office:value-type="float" office:value="809.235642857124" calcext:value-type="float">
            <text:p>809,2356428571</text:p>
          </table:table-cell>
          <table:table-cell table:style-name="ce2" table:formula="of:=[.F$13]*[.$A66]^0+[.F$14]*[.$A66]^1+[.F$15]*[.$A66]^2+[.F$16]*[.$A66]^3+[.F$17]*[.$A66]^4+[.F$18]*[.$A66]^5+[.F$19]*[.$A66]^6" office:value-type="float" office:value="298.922142857143" calcext:value-type="float">
            <text:p>298,9221428571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,4</text:p>
          </table:table-cell>
          <table:table-cell table:style-name="ce2" table:formula="of:=[.B$13]*[.$A67]^0+[.B$14]*[.$A67]^1+[.B$15]*[.$A67]^2+[.B$16]*[.$A67]^3+[.B$17]*[.$A67]^4+[.B$18]*[.$A67]^5+[.B$19]*[.$A67]^6" office:value-type="float" office:value="-121674.84726166" calcext:value-type="float">
            <text:p>-121674,84726166</text:p>
          </table:table-cell>
          <table:table-cell table:style-name="ce2" table:formula="of:=[.C$13]*[.$A67]^0+[.C$14]*[.$A67]^1+[.C$15]*[.$A67]^2+[.C$16]*[.$A67]^3+[.C$17]*[.$A67]^4+[.C$18]*[.$A67]^5+[.C$19]*[.$A67]^6" office:value-type="float" office:value="17745.4289372222" calcext:value-type="float">
            <text:p>17745,4289372222</text:p>
          </table:table-cell>
          <table:table-cell table:style-name="ce2" table:formula="of:=[.D$13]*[.$A67]^0+[.D$14]*[.$A67]^1+[.D$15]*[.$A67]^2+[.D$16]*[.$A67]^3+[.D$17]*[.$A67]^4+[.D$18]*[.$A67]^5+[.D$19]*[.$A67]^6" office:value-type="float" office:value="4145.25622856763" calcext:value-type="float">
            <text:p>4145,2562285676</text:p>
          </table:table-cell>
          <table:table-cell table:style-name="ce2" table:formula="of:=[.E$13]*[.$A67]^0+[.E$14]*[.$A67]^1+[.E$15]*[.$A67]^2+[.E$16]*[.$A67]^3+[.E$17]*[.$A67]^4+[.E$18]*[.$A67]^5+[.E$19]*[.$A67]^6" office:value-type="float" office:value="829.963428571409" calcext:value-type="float">
            <text:p>829,9634285714</text:p>
          </table:table-cell>
          <table:table-cell table:style-name="ce2" table:formula="of:=[.F$13]*[.$A67]^0+[.F$14]*[.$A67]^1+[.F$15]*[.$A67]^2+[.F$16]*[.$A67]^3+[.F$17]*[.$A67]^4+[.F$18]*[.$A67]^5+[.F$19]*[.$A67]^6" office:value-type="float" office:value="303.931428571429" calcext:value-type="float">
            <text:p>303,9314285714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" table:formula="of:=[.B$13]*[.$A68]^0+[.B$14]*[.$A68]^1+[.B$15]*[.$A68]^2+[.B$16]*[.$A68]^3+[.B$17]*[.$A68]^4+[.B$18]*[.$A68]^5+[.B$19]*[.$A68]^6" office:value-type="float" office:value="-129425.537140393" calcext:value-type="float">
            <text:p>-129425,537140393</text:p>
          </table:table-cell>
          <table:table-cell table:style-name="ce2" table:formula="of:=[.C$13]*[.$A68]^0+[.C$14]*[.$A68]^1+[.C$15]*[.$A68]^2+[.C$16]*[.$A68]^3+[.C$17]*[.$A68]^4+[.C$18]*[.$A68]^5+[.C$19]*[.$A68]^6" office:value-type="float" office:value="18599.9748884777" calcext:value-type="float">
            <text:p>18599,9748884777</text:p>
          </table:table-cell>
          <table:table-cell table:style-name="ce2" table:formula="of:=[.D$13]*[.$A68]^0+[.D$14]*[.$A68]^1+[.D$15]*[.$A68]^2+[.D$16]*[.$A68]^3+[.D$17]*[.$A68]^4+[.D$18]*[.$A68]^5+[.D$19]*[.$A68]^6" office:value-type="float" office:value="4301.90848213892" calcext:value-type="float">
            <text:p>4301,9084821389</text:p>
          </table:table-cell>
          <table:table-cell table:style-name="ce2" table:formula="of:=[.E$13]*[.$A68]^0+[.E$14]*[.$A68]^1+[.E$15]*[.$A68]^2+[.E$16]*[.$A68]^3+[.E$17]*[.$A68]^4+[.E$18]*[.$A68]^5+[.E$19]*[.$A68]^6" office:value-type="float" office:value="851.044642857123" calcext:value-type="float">
            <text:p>851,0446428571</text:p>
          </table:table-cell>
          <table:table-cell table:style-name="ce2" table:formula="of:=[.F$13]*[.$A68]^0+[.F$14]*[.$A68]^1+[.F$15]*[.$A68]^2+[.F$16]*[.$A68]^3+[.F$17]*[.$A68]^4+[.F$18]*[.$A68]^5+[.F$19]*[.$A68]^6" office:value-type="float" office:value="308.982142857143" calcext:value-type="float">
            <text:p>308,982142857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,6</text:p>
          </table:table-cell>
          <table:table-cell table:style-name="ce2" table:formula="of:=[.B$13]*[.$A69]^0+[.B$14]*[.$A69]^1+[.B$15]*[.$A69]^2+[.B$16]*[.$A69]^3+[.B$17]*[.$A69]^4+[.B$18]*[.$A69]^5+[.B$19]*[.$A69]^6" office:value-type="float" office:value="-137577.952544432" calcext:value-type="float">
            <text:p>-137577,952544432</text:p>
          </table:table-cell>
          <table:table-cell table:style-name="ce2" table:formula="of:=[.C$13]*[.$A69]^0+[.C$14]*[.$A69]^1+[.C$15]*[.$A69]^2+[.C$16]*[.$A69]^3+[.C$17]*[.$A69]^4+[.C$18]*[.$A69]^5+[.C$19]*[.$A69]^6" office:value-type="float" office:value="19486.9503772336" calcext:value-type="float">
            <text:p>19486,9503772336</text:p>
          </table:table-cell>
          <table:table-cell table:style-name="ce2" table:formula="of:=[.D$13]*[.$A69]^0+[.D$14]*[.$A69]^1+[.D$15]*[.$A69]^2+[.D$16]*[.$A69]^3+[.D$17]*[.$A69]^4+[.D$18]*[.$A69]^5+[.D$19]*[.$A69]^6" office:value-type="float" office:value="4462.96708571021" calcext:value-type="float">
            <text:p>4462,9670857102</text:p>
          </table:table-cell>
          <table:table-cell table:style-name="ce2" table:formula="of:=[.E$13]*[.$A69]^0+[.E$14]*[.$A69]^1+[.E$15]*[.$A69]^2+[.E$16]*[.$A69]^3+[.E$17]*[.$A69]^4+[.E$18]*[.$A69]^5+[.E$19]*[.$A69]^6" office:value-type="float" office:value="872.482285714265" calcext:value-type="float">
            <text:p>872,4822857143</text:p>
          </table:table-cell>
          <table:table-cell table:style-name="ce2" table:formula="of:=[.F$13]*[.$A69]^0+[.F$14]*[.$A69]^1+[.F$15]*[.$A69]^2+[.F$16]*[.$A69]^3+[.F$17]*[.$A69]^4+[.F$18]*[.$A69]^5+[.F$19]*[.$A69]^6" office:value-type="float" office:value="314.074285714286" calcext:value-type="float">
            <text:p>314,0742857143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,7</text:p>
          </table:table-cell>
          <table:table-cell table:style-name="ce2" table:formula="of:=[.B$13]*[.$A70]^0+[.B$14]*[.$A70]^1+[.B$15]*[.$A70]^2+[.B$16]*[.$A70]^3+[.B$17]*[.$A70]^4+[.B$18]*[.$A70]^5+[.B$19]*[.$A70]^6" office:value-type="float" office:value="-146148.383393779" calcext:value-type="float">
            <text:p>-146148,383393779</text:p>
          </table:table-cell>
          <table:table-cell table:style-name="ce2" table:formula="of:=[.C$13]*[.$A70]^0+[.C$14]*[.$A70]^1+[.C$15]*[.$A70]^2+[.C$16]*[.$A70]^3+[.C$17]*[.$A70]^4+[.C$18]*[.$A70]^5+[.C$19]*[.$A70]^6" office:value-type="float" office:value="20407.2630864442" calcext:value-type="float">
            <text:p>20407,2630864442</text:p>
          </table:table-cell>
          <table:table-cell table:style-name="ce2" table:formula="of:=[.D$13]*[.$A70]^0+[.D$14]*[.$A70]^1+[.D$15]*[.$A70]^2+[.D$16]*[.$A70]^3+[.D$17]*[.$A70]^4+[.D$18]*[.$A70]^5+[.D$19]*[.$A70]^6" office:value-type="float" office:value="4628.51368473604" calcext:value-type="float">
            <text:p>4628,513684736</text:p>
          </table:table-cell>
          <table:table-cell table:style-name="ce2" table:formula="of:=[.E$13]*[.$A70]^0+[.E$14]*[.$A70]^1+[.E$15]*[.$A70]^2+[.E$16]*[.$A70]^3+[.E$17]*[.$A70]^4+[.E$18]*[.$A70]^5+[.E$19]*[.$A70]^6" office:value-type="float" office:value="894.279357142836" calcext:value-type="float">
            <text:p>894,2793571428</text:p>
          </table:table-cell>
          <table:table-cell table:style-name="ce2" table:formula="of:=[.F$13]*[.$A70]^0+[.F$14]*[.$A70]^1+[.F$15]*[.$A70]^2+[.F$16]*[.$A70]^3+[.F$17]*[.$A70]^4+[.F$18]*[.$A70]^5+[.F$19]*[.$A70]^6" office:value-type="float" office:value="319.207857142857" calcext:value-type="float">
            <text:p>319,2078571429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,8</text:p>
          </table:table-cell>
          <table:table-cell table:style-name="ce2" table:formula="of:=[.B$13]*[.$A71]^0+[.B$14]*[.$A71]^1+[.B$15]*[.$A71]^2+[.B$16]*[.$A71]^3+[.B$17]*[.$A71]^4+[.B$18]*[.$A71]^5+[.B$19]*[.$A71]^6" office:value-type="float" office:value="-155153.604643436" calcext:value-type="float">
            <text:p>-155153,604643436</text:p>
          </table:table-cell>
          <table:table-cell table:style-name="ce2" table:formula="of:=[.C$13]*[.$A71]^0+[.C$14]*[.$A71]^1+[.C$15]*[.$A71]^2+[.C$16]*[.$A71]^3+[.C$17]*[.$A71]^4+[.C$18]*[.$A71]^5+[.C$19]*[.$A71]^6" office:value-type="float" office:value="21361.8373445188" calcext:value-type="float">
            <text:p>21361,8373445188</text:p>
          </table:table-cell>
          <table:table-cell table:style-name="ce2" table:formula="of:=[.D$13]*[.$A71]^0+[.D$14]*[.$A71]^1+[.D$15]*[.$A71]^2+[.D$16]*[.$A71]^3+[.D$17]*[.$A71]^4+[.D$18]*[.$A71]^5+[.D$19]*[.$A71]^6" office:value-type="float" office:value="4798.63067012551" calcext:value-type="float">
            <text:p>4798,6306701255</text:p>
          </table:table-cell>
          <table:table-cell table:style-name="ce2" table:formula="of:=[.E$13]*[.$A71]^0+[.E$14]*[.$A71]^1+[.E$15]*[.$A71]^2+[.E$16]*[.$A71]^3+[.E$17]*[.$A71]^4+[.E$18]*[.$A71]^5+[.E$19]*[.$A71]^6" office:value-type="float" office:value="916.438857142836" calcext:value-type="float">
            <text:p>916,4388571428</text:p>
          </table:table-cell>
          <table:table-cell table:style-name="ce2" table:formula="of:=[.F$13]*[.$A71]^0+[.F$14]*[.$A71]^1+[.F$15]*[.$A71]^2+[.F$16]*[.$A71]^3+[.F$17]*[.$A71]^4+[.F$18]*[.$A71]^5+[.F$19]*[.$A71]^6" office:value-type="float" office:value="324.382857142857" calcext:value-type="float">
            <text:p>324,382857142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,9</text:p>
          </table:table-cell>
          <table:table-cell table:style-name="ce2" table:formula="of:=[.B$13]*[.$A72]^0+[.B$14]*[.$A72]^1+[.B$15]*[.$A72]^2+[.B$16]*[.$A72]^3+[.B$17]*[.$A72]^4+[.B$18]*[.$A72]^5+[.B$19]*[.$A72]^6" office:value-type="float" office:value="-164610.885718405" calcext:value-type="float">
            <text:p>-164610,885718405</text:p>
          </table:table-cell>
          <table:table-cell table:style-name="ce2" table:formula="of:=[.C$13]*[.$A72]^0+[.C$14]*[.$A72]^1+[.C$15]*[.$A72]^2+[.C$16]*[.$A72]^3+[.C$17]*[.$A72]^4+[.C$18]*[.$A72]^5+[.C$19]*[.$A72]^6" office:value-type="float" office:value="22351.6142753209" calcext:value-type="float">
            <text:p>22351,6142753209</text:p>
          </table:table-cell>
          <table:table-cell table:style-name="ce2" table:formula="of:=[.D$13]*[.$A72]^0+[.D$14]*[.$A72]^1+[.D$15]*[.$A72]^2+[.D$16]*[.$A72]^3+[.D$17]*[.$A72]^4+[.D$18]*[.$A72]^5+[.D$19]*[.$A72]^6" office:value-type="float" office:value="4973.40117824224" calcext:value-type="float">
            <text:p>4973,4011782422</text:p>
          </table:table-cell>
          <table:table-cell table:style-name="ce2" table:formula="of:=[.E$13]*[.$A72]^0+[.E$14]*[.$A72]^1+[.E$15]*[.$A72]^2+[.E$16]*[.$A72]^3+[.E$17]*[.$A72]^4+[.E$18]*[.$A72]^5+[.E$19]*[.$A72]^6" office:value-type="float" office:value="938.963785714264" calcext:value-type="float">
            <text:p>938,9637857143</text:p>
          </table:table-cell>
          <table:table-cell table:style-name="ce2" table:formula="of:=[.F$13]*[.$A72]^0+[.F$14]*[.$A72]^1+[.F$15]*[.$A72]^2+[.F$16]*[.$A72]^3+[.F$17]*[.$A72]^4+[.F$18]*[.$A72]^5+[.F$19]*[.$A72]^6" office:value-type="float" office:value="329.599285714286" calcext:value-type="float">
            <text:p>329,599285714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$13]*[.$A73]^0+[.B$14]*[.$A73]^1+[.B$15]*[.$A73]^2+[.B$16]*[.$A73]^3+[.B$17]*[.$A73]^4+[.B$18]*[.$A73]^5+[.B$19]*[.$A73]^6" office:value-type="float" office:value="-174538.000038688" calcext:value-type="float">
            <text:p>-174538,000038688</text:p>
          </table:table-cell>
          <table:table-cell table:style-name="ce2" table:formula="of:=[.C$13]*[.$A73]^0+[.C$14]*[.$A73]^1+[.C$15]*[.$A73]^2+[.C$16]*[.$A73]^3+[.C$17]*[.$A73]^4+[.C$18]*[.$A73]^5+[.C$19]*[.$A73]^6" office:value-type="float" office:value="23377.5519481688" calcext:value-type="float">
            <text:p>23377,5519481688</text:p>
          </table:table-cell>
          <table:table-cell table:style-name="ce2" table:formula="of:=[.D$13]*[.$A73]^0+[.D$14]*[.$A73]^1+[.D$15]*[.$A73]^2+[.D$16]*[.$A73]^3+[.D$17]*[.$A73]^4+[.D$18]*[.$A73]^5+[.D$19]*[.$A73]^6" office:value-type="float" office:value="5152.90909090442" calcext:value-type="float">
            <text:p>5152,9090909044</text:p>
          </table:table-cell>
          <table:table-cell table:style-name="ce2" table:formula="of:=[.E$13]*[.$A73]^0+[.E$14]*[.$A73]^1+[.E$15]*[.$A73]^2+[.E$16]*[.$A73]^3+[.E$17]*[.$A73]^4+[.E$18]*[.$A73]^5+[.E$19]*[.$A73]^6" office:value-type="float" office:value="961.857142857121" calcext:value-type="float">
            <text:p>961,8571428571</text:p>
          </table:table-cell>
          <table:table-cell table:style-name="ce2" table:formula="of:=[.F$13]*[.$A73]^0+[.F$14]*[.$A73]^1+[.F$15]*[.$A73]^2+[.F$16]*[.$A73]^3+[.F$17]*[.$A73]^4+[.F$18]*[.$A73]^5+[.F$19]*[.$A73]^6" office:value-type="float" office:value="334.857142857143" calcext:value-type="float">
            <text:p>334,8571428571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style-name="ce2" table:formula="of:=[.B$13]*[.$A74]^0+[.B$14]*[.$A74]^1+[.B$15]*[.$A74]^2+[.B$16]*[.$A74]^3+[.B$17]*[.$A74]^4+[.B$18]*[.$A74]^5+[.B$19]*[.$A74]^6" office:value-type="float" office:value="-184953.234634288" calcext:value-type="float">
            <text:p>-184953,234634288</text:p>
          </table:table-cell>
          <table:table-cell table:style-name="ce2" table:formula="of:=[.C$13]*[.$A74]^0+[.C$14]*[.$A74]^1+[.C$15]*[.$A74]^2+[.C$16]*[.$A74]^3+[.C$17]*[.$A74]^4+[.C$18]*[.$A74]^5+[.C$19]*[.$A74]^6" office:value-type="float" office:value="24440.6255278352" calcext:value-type="float">
            <text:p>24440,6255278352</text:p>
          </table:table-cell>
          <table:table-cell table:style-name="ce2" table:formula="of:=[.D$13]*[.$A74]^0+[.D$14]*[.$A74]^1+[.D$15]*[.$A74]^2+[.D$16]*[.$A74]^3+[.D$17]*[.$A74]^4+[.D$18]*[.$A74]^5+[.D$19]*[.$A74]^6" office:value-type="float" office:value="5337.23903538478" calcext:value-type="float">
            <text:p>5337,2390353848</text:p>
          </table:table-cell>
          <table:table-cell table:style-name="ce2" table:formula="of:=[.E$13]*[.$A74]^0+[.E$14]*[.$A74]^1+[.E$15]*[.$A74]^2+[.E$16]*[.$A74]^3+[.E$17]*[.$A74]^4+[.E$18]*[.$A74]^5+[.E$19]*[.$A74]^6" office:value-type="float" office:value="985.121928571406" calcext:value-type="float">
            <text:p>985,1219285714</text:p>
          </table:table-cell>
          <table:table-cell table:style-name="ce2" table:formula="of:=[.F$13]*[.$A74]^0+[.F$14]*[.$A74]^1+[.F$15]*[.$A74]^2+[.F$16]*[.$A74]^3+[.F$17]*[.$A74]^4+[.F$18]*[.$A74]^5+[.F$19]*[.$A74]^6" office:value-type="float" office:value="340.156428571429" calcext:value-type="float">
            <text:p>340,1564285714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,2</text:p>
          </table:table-cell>
          <table:table-cell table:style-name="ce2" table:formula="of:=[.B$13]*[.$A75]^0+[.B$14]*[.$A75]^1+[.B$15]*[.$A75]^2+[.B$16]*[.$A75]^3+[.B$17]*[.$A75]^4+[.B$18]*[.$A75]^5+[.B$19]*[.$A75]^6" office:value-type="float" office:value="-195875.399850207" calcext:value-type="float">
            <text:p>-195875,399850207</text:p>
          </table:table-cell>
          <table:table-cell table:style-name="ce2" table:formula="of:=[.C$13]*[.$A75]^0+[.C$14]*[.$A75]^1+[.C$15]*[.$A75]^2+[.C$16]*[.$A75]^3+[.C$17]*[.$A75]^4+[.C$18]*[.$A75]^5+[.C$19]*[.$A75]^6" office:value-type="float" office:value="25541.8274245473" calcext:value-type="float">
            <text:p>25541,8274245473</text:p>
          </table:table-cell>
          <table:table-cell table:style-name="ce2" table:formula="of:=[.D$13]*[.$A75]^0+[.D$14]*[.$A75]^1+[.D$15]*[.$A75]^2+[.D$16]*[.$A75]^3+[.D$17]*[.$A75]^4+[.D$18]*[.$A75]^5+[.D$19]*[.$A75]^6" office:value-type="float" office:value="5526.4763844106" calcext:value-type="float">
            <text:p>5526,4763844106</text:p>
          </table:table-cell>
          <table:table-cell table:style-name="ce2" table:formula="of:=[.E$13]*[.$A75]^0+[.E$14]*[.$A75]^1+[.E$15]*[.$A75]^2+[.E$16]*[.$A75]^3+[.E$17]*[.$A75]^4+[.E$18]*[.$A75]^5+[.E$19]*[.$A75]^6" office:value-type="float" office:value="1008.76114285712" calcext:value-type="float">
            <text:p>1008,7611428571</text:p>
          </table:table-cell>
          <table:table-cell table:style-name="ce2" table:formula="of:=[.F$13]*[.$A75]^0+[.F$14]*[.$A75]^1+[.F$15]*[.$A75]^2+[.F$16]*[.$A75]^3+[.F$17]*[.$A75]^4+[.F$18]*[.$A75]^5+[.F$19]*[.$A75]^6" office:value-type="float" office:value="345.497142857143" calcext:value-type="float">
            <text:p>345,4971428571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,3</text:p>
          </table:table-cell>
          <table:table-cell table:style-name="ce2" table:formula="of:=[.B$13]*[.$A76]^0+[.B$14]*[.$A76]^1+[.B$15]*[.$A76]^2+[.B$16]*[.$A76]^3+[.B$17]*[.$A76]^4+[.B$18]*[.$A76]^5+[.B$19]*[.$A76]^6" office:value-type="float" office:value="-207323.839141448" calcext:value-type="float">
            <text:p>-207323,839141448</text:p>
          </table:table-cell>
          <table:table-cell table:style-name="ce2" table:formula="of:=[.C$13]*[.$A76]^0+[.C$14]*[.$A76]^1+[.C$15]*[.$A76]^2+[.C$16]*[.$A76]^3+[.C$17]*[.$A76]^4+[.C$18]*[.$A76]^5+[.C$19]*[.$A76]^6" office:value-type="float" office:value="26682.1674439871" calcext:value-type="float">
            <text:p>26682,1674439871</text:p>
          </table:table-cell>
          <table:table-cell table:style-name="ce2" table:formula="of:=[.D$13]*[.$A76]^0+[.D$14]*[.$A76]^1+[.D$15]*[.$A76]^2+[.D$16]*[.$A76]^3+[.D$17]*[.$A76]^4+[.D$18]*[.$A76]^5+[.D$19]*[.$A76]^6" office:value-type="float" office:value="5720.70725616368" calcext:value-type="float">
            <text:p>5720,7072561637</text:p>
          </table:table-cell>
          <table:table-cell table:style-name="ce2" table:formula="of:=[.E$13]*[.$A76]^0+[.E$14]*[.$A76]^1+[.E$15]*[.$A76]^2+[.E$16]*[.$A76]^3+[.E$17]*[.$A76]^4+[.E$18]*[.$A76]^5+[.E$19]*[.$A76]^6" office:value-type="float" office:value="1032.77778571426" calcext:value-type="float">
            <text:p>1032,7777857143</text:p>
          </table:table-cell>
          <table:table-cell table:style-name="ce2" table:formula="of:=[.F$13]*[.$A76]^0+[.F$14]*[.$A76]^1+[.F$15]*[.$A76]^2+[.F$16]*[.$A76]^3+[.F$17]*[.$A76]^4+[.F$18]*[.$A76]^5+[.F$19]*[.$A76]^6" office:value-type="float" office:value="350.879285714286" calcext:value-type="float">
            <text:p>350,8792857143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,4</text:p>
          </table:table-cell>
          <table:table-cell table:style-name="ce2" table:formula="of:=[.B$13]*[.$A77]^0+[.B$14]*[.$A77]^1+[.B$15]*[.$A77]^2+[.B$16]*[.$A77]^3+[.B$17]*[.$A77]^4+[.B$18]*[.$A77]^5+[.B$19]*[.$A77]^6" office:value-type="float" office:value="-219318.438958012" calcext:value-type="float">
            <text:p>-219318,438958012</text:p>
          </table:table-cell>
          <table:table-cell table:style-name="ce2" table:formula="of:=[.C$13]*[.$A77]^0+[.C$14]*[.$A77]^1+[.C$15]*[.$A77]^2+[.C$16]*[.$A77]^3+[.C$17]*[.$A77]^4+[.C$18]*[.$A77]^5+[.C$19]*[.$A77]^6" office:value-type="float" office:value="27862.6729372908" calcext:value-type="float">
            <text:p>27862,6729372908</text:p>
          </table:table-cell>
          <table:table-cell table:style-name="ce2" table:formula="of:=[.D$13]*[.$A77]^0+[.D$14]*[.$A77]^1+[.D$15]*[.$A77]^2+[.D$16]*[.$A77]^3+[.D$17]*[.$A77]^4+[.D$18]*[.$A77]^5+[.D$19]*[.$A77]^6" office:value-type="float" office:value="5920.01851428039" calcext:value-type="float">
            <text:p>5920,0185142804</text:p>
          </table:table-cell>
          <table:table-cell table:style-name="ce2" table:formula="of:=[.E$13]*[.$A77]^0+[.E$14]*[.$A77]^1+[.E$15]*[.$A77]^2+[.E$16]*[.$A77]^3+[.E$17]*[.$A77]^4+[.E$18]*[.$A77]^5+[.E$19]*[.$A77]^6" office:value-type="float" office:value="1057.17485714283" calcext:value-type="float">
            <text:p>1057,1748571428</text:p>
          </table:table-cell>
          <table:table-cell table:style-name="ce2" table:formula="of:=[.F$13]*[.$A77]^0+[.F$14]*[.$A77]^1+[.F$15]*[.$A77]^2+[.F$16]*[.$A77]^3+[.F$17]*[.$A77]^4+[.F$18]*[.$A77]^5+[.F$19]*[.$A77]^6" office:value-type="float" office:value="356.302857142858" calcext:value-type="float">
            <text:p>356,3028571429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style-name="ce2" table:formula="of:=[.B$13]*[.$A78]^0+[.B$14]*[.$A78]^1+[.B$15]*[.$A78]^2+[.B$16]*[.$A78]^3+[.B$17]*[.$A78]^4+[.B$18]*[.$A78]^5+[.B$19]*[.$A78]^6" office:value-type="float" office:value="-231879.638719903" calcext:value-type="float">
            <text:p>-231879,638719903</text:p>
          </table:table-cell>
          <table:table-cell table:style-name="ce2" table:formula="of:=[.C$13]*[.$A78]^0+[.C$14]*[.$A78]^1+[.C$15]*[.$A78]^2+[.C$16]*[.$A78]^3+[.C$17]*[.$A78]^4+[.C$18]*[.$A78]^5+[.C$19]*[.$A78]^6" office:value-type="float" office:value="29084.3889510494" calcext:value-type="float">
            <text:p>29084,3889510494</text:p>
          </table:table-cell>
          <table:table-cell table:style-name="ce2" table:formula="of:=[.D$13]*[.$A78]^0+[.D$14]*[.$A78]^1+[.D$15]*[.$A78]^2+[.D$16]*[.$A78]^3+[.D$17]*[.$A78]^4+[.D$18]*[.$A78]^5+[.D$19]*[.$A78]^6" office:value-type="float" office:value="6124.49776785165" calcext:value-type="float">
            <text:p>6124,4977678517</text:p>
          </table:table-cell>
          <table:table-cell table:style-name="ce2" table:formula="of:=[.E$13]*[.$A78]^0+[.E$14]*[.$A78]^1+[.E$15]*[.$A78]^2+[.E$16]*[.$A78]^3+[.E$17]*[.$A78]^4+[.E$18]*[.$A78]^5+[.E$19]*[.$A78]^6" office:value-type="float" office:value="1081.95535714283" calcext:value-type="float">
            <text:p>1081,9553571428</text:p>
          </table:table-cell>
          <table:table-cell table:style-name="ce2" table:formula="of:=[.F$13]*[.$A78]^0+[.F$14]*[.$A78]^1+[.F$15]*[.$A78]^2+[.F$16]*[.$A78]^3+[.F$17]*[.$A78]^4+[.F$18]*[.$A78]^5+[.F$19]*[.$A78]^6" office:value-type="float" office:value="361.767857142857" calcext:value-type="float">
            <text:p>361,7678571429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,6</text:p>
          </table:table-cell>
          <table:table-cell table:style-name="ce2" table:formula="of:=[.B$13]*[.$A79]^0+[.B$14]*[.$A79]^1+[.B$15]*[.$A79]^2+[.B$16]*[.$A79]^3+[.B$17]*[.$A79]^4+[.B$18]*[.$A79]^5+[.B$19]*[.$A79]^6" office:value-type="float" office:value="-245028.440882122" calcext:value-type="float">
            <text:p>-245028,440882122</text:p>
          </table:table-cell>
          <table:table-cell table:style-name="ce2" table:formula="of:=[.C$13]*[.$A79]^0+[.C$14]*[.$A79]^1+[.C$15]*[.$A79]^2+[.C$16]*[.$A79]^3+[.C$17]*[.$A79]^4+[.C$18]*[.$A79]^5+[.C$19]*[.$A79]^6" office:value-type="float" office:value="30348.3783773084" calcext:value-type="float">
            <text:p>30348,3783773084</text:p>
          </table:table-cell>
          <table:table-cell table:style-name="ce2" table:formula="of:=[.D$13]*[.$A79]^0+[.D$14]*[.$A79]^1+[.D$15]*[.$A79]^2+[.D$16]*[.$A79]^3+[.D$17]*[.$A79]^4+[.D$18]*[.$A79]^5+[.D$19]*[.$A79]^6" office:value-type="float" office:value="6334.23337142289" calcext:value-type="float">
            <text:p>6334,2333714229</text:p>
          </table:table-cell>
          <table:table-cell table:style-name="ce2" table:formula="of:=[.E$13]*[.$A79]^0+[.E$14]*[.$A79]^1+[.E$15]*[.$A79]^2+[.E$16]*[.$A79]^3+[.E$17]*[.$A79]^4+[.E$18]*[.$A79]^5+[.E$19]*[.$A79]^6" office:value-type="float" office:value="1107.12228571426" calcext:value-type="float">
            <text:p>1107,1222857143</text:p>
          </table:table-cell>
          <table:table-cell table:style-name="ce2" table:formula="of:=[.F$13]*[.$A79]^0+[.F$14]*[.$A79]^1+[.F$15]*[.$A79]^2+[.F$16]*[.$A79]^3+[.F$17]*[.$A79]^4+[.F$18]*[.$A79]^5+[.F$19]*[.$A79]^6" office:value-type="float" office:value="367.274285714286" calcext:value-type="float">
            <text:p>367,2742857143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,7</text:p>
          </table:table-cell>
          <table:table-cell table:style-name="ce2" table:formula="of:=[.B$13]*[.$A80]^0+[.B$14]*[.$A80]^1+[.B$15]*[.$A80]^2+[.B$16]*[.$A80]^3+[.B$17]*[.$A80]^4+[.B$18]*[.$A80]^5+[.B$19]*[.$A80]^6" office:value-type="float" office:value="-258786.421089673" calcext:value-type="float">
            <text:p>-258786,421089673</text:p>
          </table:table-cell>
          <table:table-cell table:style-name="ce2" table:formula="of:=[.C$13]*[.$A80]^0+[.C$14]*[.$A80]^1+[.C$15]*[.$A80]^2+[.C$16]*[.$A80]^3+[.C$17]*[.$A80]^4+[.C$18]*[.$A80]^5+[.C$19]*[.$A80]^6" office:value-type="float" office:value="31655.7221035677" calcext:value-type="float">
            <text:p>31655,7221035677</text:p>
          </table:table-cell>
          <table:table-cell table:style-name="ce2" table:formula="of:=[.D$13]*[.$A80]^0+[.D$14]*[.$A80]^1+[.D$15]*[.$A80]^2+[.D$16]*[.$A80]^3+[.D$17]*[.$A80]^4+[.D$18]*[.$A80]^5+[.D$19]*[.$A80]^6" office:value-type="float" office:value="6549.31442499414" calcext:value-type="float">
            <text:p>6549,3144249941</text:p>
          </table:table-cell>
          <table:table-cell table:style-name="ce2" table:formula="of:=[.E$13]*[.$A80]^0+[.E$14]*[.$A80]^1+[.E$15]*[.$A80]^2+[.E$16]*[.$A80]^3+[.E$17]*[.$A80]^4+[.E$18]*[.$A80]^5+[.E$19]*[.$A80]^6" office:value-type="float" office:value="1132.67864285712" calcext:value-type="float">
            <text:p>1132,6786428571</text:p>
          </table:table-cell>
          <table:table-cell table:style-name="ce2" table:formula="of:=[.F$13]*[.$A80]^0+[.F$14]*[.$A80]^1+[.F$15]*[.$A80]^2+[.F$16]*[.$A80]^3+[.F$17]*[.$A80]^4+[.F$18]*[.$A80]^5+[.F$19]*[.$A80]^6" office:value-type="float" office:value="372.822142857143" calcext:value-type="float">
            <text:p>372,822142857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,8</text:p>
          </table:table-cell>
          <table:table-cell table:style-name="ce2" table:formula="of:=[.B$13]*[.$A81]^0+[.B$14]*[.$A81]^1+[.B$15]*[.$A81]^2+[.B$16]*[.$A81]^3+[.B$17]*[.$A81]^4+[.B$18]*[.$A81]^5+[.B$19]*[.$A81]^6" office:value-type="float" office:value="-273175.738422559" calcext:value-type="float">
            <text:p>-273175,738422559</text:p>
          </table:table-cell>
          <table:table-cell table:style-name="ce2" table:formula="of:=[.C$13]*[.$A81]^0+[.C$14]*[.$A81]^1+[.C$15]*[.$A81]^2+[.C$16]*[.$A81]^3+[.C$17]*[.$A81]^4+[.C$18]*[.$A81]^5+[.C$19]*[.$A81]^6" office:value-type="float" office:value="33007.519162782" calcext:value-type="float">
            <text:p>33007,519162782</text:p>
          </table:table-cell>
          <table:table-cell table:style-name="ce2" table:formula="of:=[.D$13]*[.$A81]^0+[.D$14]*[.$A81]^1+[.D$15]*[.$A81]^2+[.D$16]*[.$A81]^3+[.D$17]*[.$A81]^4+[.D$18]*[.$A81]^5+[.D$19]*[.$A81]^6" office:value-type="float" office:value="6769.83077401993" calcext:value-type="float">
            <text:p>6769,8307740199</text:p>
          </table:table-cell>
          <table:table-cell table:style-name="ce2" table:formula="of:=[.E$13]*[.$A81]^0+[.E$14]*[.$A81]^1+[.E$15]*[.$A81]^2+[.E$16]*[.$A81]^3+[.E$17]*[.$A81]^4+[.E$18]*[.$A81]^5+[.E$19]*[.$A81]^6" office:value-type="float" office:value="1158.6274285714" calcext:value-type="float">
            <text:p>1158,6274285714</text:p>
          </table:table-cell>
          <table:table-cell table:style-name="ce2" table:formula="of:=[.F$13]*[.$A81]^0+[.F$14]*[.$A81]^1+[.F$15]*[.$A81]^2+[.F$16]*[.$A81]^3+[.F$17]*[.$A81]^4+[.F$18]*[.$A81]^5+[.F$19]*[.$A81]^6" office:value-type="float" office:value="378.411428571429" calcext:value-type="float">
            <text:p>378,4114285714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,9</text:p>
          </table:table-cell>
          <table:table-cell table:style-name="ce2" table:formula="of:=[.B$13]*[.$A82]^0+[.B$14]*[.$A82]^1+[.B$15]*[.$A82]^2+[.B$16]*[.$A82]^3+[.B$17]*[.$A82]^4+[.B$18]*[.$A82]^5+[.B$19]*[.$A82]^6" office:value-type="float" office:value="-288219.145730781" calcext:value-type="float">
            <text:p>-288219,145730781</text:p>
          </table:table-cell>
          <table:table-cell table:style-name="ce2" table:formula="of:=[.C$13]*[.$A82]^0+[.C$14]*[.$A82]^1+[.C$15]*[.$A82]^2+[.C$16]*[.$A82]^3+[.C$17]*[.$A82]^4+[.C$18]*[.$A82]^5+[.C$19]*[.$A82]^6" office:value-type="float" office:value="34404.8868833603" calcext:value-type="float">
            <text:p>34404,8868833603</text:p>
          </table:table-cell>
          <table:table-cell table:style-name="ce2" table:formula="of:=[.D$13]*[.$A82]^0+[.D$14]*[.$A82]^1+[.D$15]*[.$A82]^2+[.D$16]*[.$A82]^3+[.D$17]*[.$A82]^4+[.D$18]*[.$A82]^5+[.D$19]*[.$A82]^6" office:value-type="float" office:value="6995.87300940935" calcext:value-type="float">
            <text:p>6995,8730094094</text:p>
          </table:table-cell>
          <table:table-cell table:style-name="ce2" table:formula="of:=[.E$13]*[.$A82]^0+[.E$14]*[.$A82]^1+[.E$15]*[.$A82]^2+[.E$16]*[.$A82]^3+[.E$17]*[.$A82]^4+[.E$18]*[.$A82]^5+[.E$19]*[.$A82]^6" office:value-type="float" office:value="1184.97164285712" calcext:value-type="float">
            <text:p>1184,9716428571</text:p>
          </table:table-cell>
          <table:table-cell table:style-name="ce2" table:formula="of:=[.F$13]*[.$A82]^0+[.F$14]*[.$A82]^1+[.F$15]*[.$A82]^2+[.F$16]*[.$A82]^3+[.F$17]*[.$A82]^4+[.F$18]*[.$A82]^5+[.F$19]*[.$A82]^6" office:value-type="float" office:value="384.042142857143" calcext:value-type="float">
            <text:p>384,042142857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B$13]*[.$A83]^0+[.B$14]*[.$A83]^1+[.B$15]*[.$A83]^2+[.B$16]*[.$A83]^3+[.B$17]*[.$A83]^4+[.B$18]*[.$A83]^5+[.B$19]*[.$A83]^6" office:value-type="float" office:value="-303940.000059343" calcext:value-type="float">
            <text:p>-303940,000059343</text:p>
          </table:table-cell>
          <table:table-cell table:style-name="ce2" table:formula="of:=[.C$13]*[.$A83]^0+[.C$14]*[.$A83]^1+[.C$15]*[.$A83]^2+[.C$16]*[.$A83]^3+[.C$17]*[.$A83]^4+[.C$18]*[.$A83]^5+[.C$19]*[.$A83]^6" office:value-type="float" office:value="35848.9610391662" calcext:value-type="float">
            <text:p>35848,9610391662</text:p>
          </table:table-cell>
          <table:table-cell table:style-name="ce2" table:formula="of:=[.D$13]*[.$A83]^0+[.D$14]*[.$A83]^1+[.D$15]*[.$A83]^2+[.D$16]*[.$A83]^3+[.D$17]*[.$A83]^4+[.D$18]*[.$A83]^5+[.D$19]*[.$A83]^6" office:value-type="float" office:value="7227.53246752603" calcext:value-type="float">
            <text:p>7227,532467526</text:p>
          </table:table-cell>
          <table:table-cell table:style-name="ce2" table:formula="of:=[.E$13]*[.$A83]^0+[.E$14]*[.$A83]^1+[.E$15]*[.$A83]^2+[.E$16]*[.$A83]^3+[.E$17]*[.$A83]^4+[.E$18]*[.$A83]^5+[.E$19]*[.$A83]^6" office:value-type="float" office:value="1211.71428571426" calcext:value-type="float">
            <text:p>1211,7142857143</text:p>
          </table:table-cell>
          <table:table-cell table:style-name="ce2" table:formula="of:=[.F$13]*[.$A83]^0+[.F$14]*[.$A83]^1+[.F$15]*[.$A83]^2+[.F$16]*[.$A83]^3+[.F$17]*[.$A83]^4+[.F$18]*[.$A83]^5+[.F$19]*[.$A83]^6" office:value-type="float" office:value="389.714285714286" calcext:value-type="float">
            <text:p>389,7142857143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,1</text:p>
          </table:table-cell>
          <table:table-cell table:style-name="ce2" table:formula="of:=[.B$13]*[.$A84]^0+[.B$14]*[.$A84]^1+[.B$15]*[.$A84]^2+[.B$16]*[.$A84]^3+[.B$17]*[.$A84]^4+[.B$18]*[.$A84]^5+[.B$19]*[.$A84]^6" office:value-type="float" office:value="-320362.273163248" calcext:value-type="float">
            <text:p>-320362,273163248</text:p>
          </table:table-cell>
          <table:table-cell table:style-name="ce2" table:formula="of:=[.C$13]*[.$A84]^0+[.C$14]*[.$A84]^1+[.C$15]*[.$A84]^2+[.C$16]*[.$A84]^3+[.C$17]*[.$A84]^4+[.C$18]*[.$A84]^5+[.C$19]*[.$A84]^6" office:value-type="float" office:value="37340.8959995181" calcext:value-type="float">
            <text:p>37340,8959995181</text:p>
          </table:table-cell>
          <table:table-cell table:style-name="ce2" table:formula="of:=[.D$13]*[.$A84]^0+[.D$14]*[.$A84]^1+[.D$15]*[.$A84]^2+[.D$16]*[.$A84]^3+[.D$17]*[.$A84]^4+[.D$18]*[.$A84]^5+[.D$19]*[.$A84]^6" office:value-type="float" office:value="7464.90123018817" calcext:value-type="float">
            <text:p>7464,9012301882</text:p>
          </table:table-cell>
          <table:table-cell table:style-name="ce2" table:formula="of:=[.E$13]*[.$A84]^0+[.E$14]*[.$A84]^1+[.E$15]*[.$A84]^2+[.E$16]*[.$A84]^3+[.E$17]*[.$A84]^4+[.E$18]*[.$A84]^5+[.E$19]*[.$A84]^6" office:value-type="float" office:value="1238.85835714283" calcext:value-type="float">
            <text:p>1238,8583571428</text:p>
          </table:table-cell>
          <table:table-cell table:style-name="ce2" table:formula="of:=[.F$13]*[.$A84]^0+[.F$14]*[.$A84]^1+[.F$15]*[.$A84]^2+[.F$16]*[.$A84]^3+[.F$17]*[.$A84]^4+[.F$18]*[.$A84]^5+[.F$19]*[.$A84]^6" office:value-type="float" office:value="395.427857142858" calcext:value-type="float">
            <text:p>395,4278571429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,2</text:p>
          </table:table-cell>
          <table:table-cell table:style-name="ce2" table:formula="of:=[.B$13]*[.$A85]^0+[.B$14]*[.$A85]^1+[.B$15]*[.$A85]^2+[.B$16]*[.$A85]^3+[.B$17]*[.$A85]^4+[.B$18]*[.$A85]^5+[.B$19]*[.$A85]^6" office:value-type="float" office:value="-337510.562112499" calcext:value-type="float">
            <text:p>-337510,562112499</text:p>
          </table:table-cell>
          <table:table-cell table:style-name="ce2" table:formula="of:=[.C$13]*[.$A85]^0+[.C$14]*[.$A85]^1+[.C$15]*[.$A85]^2+[.C$16]*[.$A85]^3+[.C$17]*[.$A85]^4+[.C$18]*[.$A85]^5+[.C$19]*[.$A85]^6" office:value-type="float" office:value="38881.8648791885" calcext:value-type="float">
            <text:p>38881,8648791885</text:p>
          </table:table-cell>
          <table:table-cell table:style-name="ce2" table:formula="of:=[.D$13]*[.$A85]^0+[.D$14]*[.$A85]^1+[.D$15]*[.$A85]^2+[.D$16]*[.$A85]^3+[.D$17]*[.$A85]^4+[.D$18]*[.$A85]^5+[.D$19]*[.$A85]^6" office:value-type="float" office:value="7708.07212466848" calcext:value-type="float">
            <text:p>7708,0721246685</text:p>
          </table:table-cell>
          <table:table-cell table:style-name="ce2" table:formula="of:=[.E$13]*[.$A85]^0+[.E$14]*[.$A85]^1+[.E$15]*[.$A85]^2+[.E$16]*[.$A85]^3+[.E$17]*[.$A85]^4+[.E$18]*[.$A85]^5+[.E$19]*[.$A85]^6" office:value-type="float" office:value="1266.40685714283" calcext:value-type="float">
            <text:p>1266,4068571428</text:p>
          </table:table-cell>
          <table:table-cell table:style-name="ce2" table:formula="of:=[.F$13]*[.$A85]^0+[.F$14]*[.$A85]^1+[.F$15]*[.$A85]^2+[.F$16]*[.$A85]^3+[.F$17]*[.$A85]^4+[.F$18]*[.$A85]^5+[.F$19]*[.$A85]^6" office:value-type="float" office:value="401.182857142858" calcext:value-type="float">
            <text:p>401,1828571429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,3</text:p>
          </table:table-cell>
          <table:table-cell table:style-name="ce2" table:formula="of:=[.B$13]*[.$A86]^0+[.B$14]*[.$A86]^1+[.B$15]*[.$A86]^2+[.B$16]*[.$A86]^3+[.B$17]*[.$A86]^4+[.B$18]*[.$A86]^5+[.B$19]*[.$A86]^6" office:value-type="float" office:value="-355410.099987099" calcext:value-type="float">
            <text:p>-355410,099987099</text:p>
          </table:table-cell>
          <table:table-cell table:style-name="ce2" table:formula="of:=[.C$13]*[.$A86]^0+[.C$14]*[.$A86]^1+[.C$15]*[.$A86]^2+[.C$16]*[.$A86]^3+[.C$17]*[.$A86]^4+[.C$18]*[.$A86]^5+[.C$19]*[.$A86]^6" office:value-type="float" office:value="40473.0596884048" calcext:value-type="float">
            <text:p>40473,0596884048</text:p>
          </table:table-cell>
          <table:table-cell table:style-name="ce2" table:formula="of:=[.D$13]*[.$A86]^0+[.D$14]*[.$A86]^1+[.D$15]*[.$A86]^2+[.D$16]*[.$A86]^3+[.D$17]*[.$A86]^4+[.D$18]*[.$A86]^5+[.D$19]*[.$A86]^6" office:value-type="float" office:value="7957.13872369424" calcext:value-type="float">
            <text:p>7957,1387236943</text:p>
          </table:table-cell>
          <table:table-cell table:style-name="ce2" table:formula="of:=[.E$13]*[.$A86]^0+[.E$14]*[.$A86]^1+[.E$15]*[.$A86]^2+[.E$16]*[.$A86]^3+[.E$17]*[.$A86]^4+[.E$18]*[.$A86]^5+[.E$19]*[.$A86]^6" office:value-type="float" office:value="1294.36278571426" calcext:value-type="float">
            <text:p>1294,3627857143</text:p>
          </table:table-cell>
          <table:table-cell table:style-name="ce2" table:formula="of:=[.F$13]*[.$A86]^0+[.F$14]*[.$A86]^1+[.F$15]*[.$A86]^2+[.F$16]*[.$A86]^3+[.F$17]*[.$A86]^4+[.F$18]*[.$A86]^5+[.F$19]*[.$A86]^6" office:value-type="float" office:value="406.979285714286" calcext:value-type="float">
            <text:p>406,9792857143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,4</text:p>
          </table:table-cell>
          <table:table-cell table:style-name="ce2" table:formula="of:=[.B$13]*[.$A87]^0+[.B$14]*[.$A87]^1+[.B$15]*[.$A87]^2+[.B$16]*[.$A87]^3+[.B$17]*[.$A87]^4+[.B$18]*[.$A87]^5+[.B$19]*[.$A87]^6" office:value-type="float" office:value="-374086.766662052" calcext:value-type="float">
            <text:p>-374086,766662052</text:p>
          </table:table-cell>
          <table:table-cell table:style-name="ce2" table:formula="of:=[.C$13]*[.$A87]^0+[.C$14]*[.$A87]^1+[.C$15]*[.$A87]^2+[.C$16]*[.$A87]^3+[.C$17]*[.$A87]^4+[.C$18]*[.$A87]^5+[.C$19]*[.$A87]^6" office:value-type="float" office:value="42115.6914828489" calcext:value-type="float">
            <text:p>42115,6914828489</text:p>
          </table:table-cell>
          <table:table-cell table:style-name="ce2" table:formula="of:=[.D$13]*[.$A87]^0+[.D$14]*[.$A87]^1+[.D$15]*[.$A87]^2+[.D$16]*[.$A87]^3+[.D$17]*[.$A87]^4+[.D$18]*[.$A87]^5+[.D$19]*[.$A87]^6" office:value-type="float" office:value="8212.19534544728" calcext:value-type="float">
            <text:p>8212,1953454473</text:p>
          </table:table-cell>
          <table:table-cell table:style-name="ce2" table:formula="of:=[.E$13]*[.$A87]^0+[.E$14]*[.$A87]^1+[.E$15]*[.$A87]^2+[.E$16]*[.$A87]^3+[.E$17]*[.$A87]^4+[.E$18]*[.$A87]^5+[.E$19]*[.$A87]^6" office:value-type="float" office:value="1322.72914285711" calcext:value-type="float">
            <text:p>1322,7291428571</text:p>
          </table:table-cell>
          <table:table-cell table:style-name="ce2" table:formula="of:=[.F$13]*[.$A87]^0+[.F$14]*[.$A87]^1+[.F$15]*[.$A87]^2+[.F$16]*[.$A87]^3+[.F$17]*[.$A87]^4+[.F$18]*[.$A87]^5+[.F$19]*[.$A87]^6" office:value-type="float" office:value="412.817142857143" calcext:value-type="float">
            <text:p>412,8171428571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style-name="ce2" table:formula="of:=[.B$13]*[.$A88]^0+[.B$14]*[.$A88]^1+[.B$15]*[.$A88]^2+[.B$16]*[.$A88]^3+[.B$17]*[.$A88]^4+[.B$18]*[.$A88]^5+[.B$19]*[.$A88]^6" office:value-type="float" office:value="-393567.099682359" calcext:value-type="float">
            <text:p>-393567,099682359</text:p>
          </table:table-cell>
          <table:table-cell table:style-name="ce2" table:formula="of:=[.C$13]*[.$A88]^0+[.C$14]*[.$A88]^1+[.C$15]*[.$A88]^2+[.C$16]*[.$A88]^3+[.C$17]*[.$A88]^4+[.C$18]*[.$A88]^5+[.C$19]*[.$A88]^6" office:value-type="float" office:value="43810.990513657" calcext:value-type="float">
            <text:p>43810,990513657</text:p>
          </table:table-cell>
          <table:table-cell table:style-name="ce2" table:formula="of:=[.D$13]*[.$A88]^0+[.D$14]*[.$A88]^1+[.D$15]*[.$A88]^2+[.D$16]*[.$A88]^3+[.D$17]*[.$A88]^4+[.D$18]*[.$A88]^5+[.D$19]*[.$A88]^6" office:value-type="float" office:value="8473.33705356394" calcext:value-type="float">
            <text:p>8473,3370535639</text:p>
          </table:table-cell>
          <table:table-cell table:style-name="ce2" table:formula="of:=[.E$13]*[.$A88]^0+[.E$14]*[.$A88]^1+[.E$15]*[.$A88]^2+[.E$16]*[.$A88]^3+[.E$17]*[.$A88]^4+[.E$18]*[.$A88]^5+[.E$19]*[.$A88]^6" office:value-type="float" office:value="1351.5089285714" calcext:value-type="float">
            <text:p>1351,5089285714</text:p>
          </table:table-cell>
          <table:table-cell table:style-name="ce2" table:formula="of:=[.F$13]*[.$A88]^0+[.F$14]*[.$A88]^1+[.F$15]*[.$A88]^2+[.F$16]*[.$A88]^3+[.F$17]*[.$A88]^4+[.F$18]*[.$A88]^5+[.F$19]*[.$A88]^6" office:value-type="float" office:value="418.696428571429" calcext:value-type="float">
            <text:p>418,6964285714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style-name="ce2" table:formula="of:=[.B$13]*[.$A89]^0+[.B$14]*[.$A89]^1+[.B$15]*[.$A89]^2+[.B$16]*[.$A89]^3+[.B$17]*[.$A89]^4+[.B$18]*[.$A89]^5+[.B$19]*[.$A89]^6" office:value-type="float" office:value="-413878.305228026" calcext:value-type="float">
            <text:p>-413878,305228026</text:p>
          </table:table-cell>
          <table:table-cell table:style-name="ce2" table:formula="of:=[.C$13]*[.$A89]^0+[.C$14]*[.$A89]^1+[.C$15]*[.$A89]^2+[.C$16]*[.$A89]^3+[.C$17]*[.$A89]^4+[.C$18]*[.$A89]^5+[.C$19]*[.$A89]^6" office:value-type="float" office:value="45560.2063774202" calcext:value-type="float">
            <text:p>45560,2063774202</text:p>
          </table:table-cell>
          <table:table-cell table:style-name="ce2" table:formula="of:=[.D$13]*[.$A89]^0+[.D$14]*[.$A89]^1+[.D$15]*[.$A89]^2+[.D$16]*[.$A89]^3+[.D$17]*[.$A89]^4+[.D$18]*[.$A89]^5+[.D$19]*[.$A89]^6" office:value-type="float" office:value="8740.65965713514" calcext:value-type="float">
            <text:p>8740,6596571351</text:p>
          </table:table-cell>
          <table:table-cell table:style-name="ce2" table:formula="of:=[.E$13]*[.$A89]^0+[.E$14]*[.$A89]^1+[.E$15]*[.$A89]^2+[.E$16]*[.$A89]^3+[.E$17]*[.$A89]^4+[.E$18]*[.$A89]^5+[.E$19]*[.$A89]^6" office:value-type="float" office:value="1380.70514285711" calcext:value-type="float">
            <text:p>1380,7051428571</text:p>
          </table:table-cell>
          <table:table-cell table:style-name="ce2" table:formula="of:=[.F$13]*[.$A89]^0+[.F$14]*[.$A89]^1+[.F$15]*[.$A89]^2+[.F$16]*[.$A89]^3+[.F$17]*[.$A89]^4+[.F$18]*[.$A89]^5+[.F$19]*[.$A89]^6" office:value-type="float" office:value="424.617142857143" calcext:value-type="float">
            <text:p>424,6171428571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,7</text:p>
          </table:table-cell>
          <table:table-cell table:style-name="ce2" table:formula="of:=[.B$13]*[.$A90]^0+[.B$14]*[.$A90]^1+[.B$15]*[.$A90]^2+[.B$16]*[.$A90]^3+[.B$17]*[.$A90]^4+[.B$18]*[.$A90]^5+[.B$19]*[.$A90]^6" office:value-type="float" office:value="-435048.269169054" calcext:value-type="float">
            <text:p>-435048,269169054</text:p>
          </table:table-cell>
          <table:table-cell table:style-name="ce2" table:formula="of:=[.C$13]*[.$A90]^0+[.C$14]*[.$A90]^1+[.C$15]*[.$A90]^2+[.C$16]*[.$A90]^3+[.C$17]*[.$A90]^4+[.C$18]*[.$A90]^5+[.C$19]*[.$A90]^6" office:value-type="float" office:value="47364.6081661838" calcext:value-type="float">
            <text:p>47364,6081661838</text:p>
          </table:table-cell>
          <table:table-cell table:style-name="ce2" table:formula="of:=[.D$13]*[.$A90]^0+[.D$14]*[.$A90]^1+[.D$15]*[.$A90]^2+[.D$16]*[.$A90]^3+[.D$17]*[.$A90]^4+[.D$18]*[.$A90]^5+[.D$19]*[.$A90]^6" office:value-type="float" office:value="9014.25971070633" calcext:value-type="float">
            <text:p>9014,2597107063</text:p>
          </table:table-cell>
          <table:table-cell table:style-name="ce2" table:formula="of:=[.E$13]*[.$A90]^0+[.E$14]*[.$A90]^1+[.E$15]*[.$A90]^2+[.E$16]*[.$A90]^3+[.E$17]*[.$A90]^4+[.E$18]*[.$A90]^5+[.E$19]*[.$A90]^6" office:value-type="float" office:value="1410.32078571426" calcext:value-type="float">
            <text:p>1410,3207857143</text:p>
          </table:table-cell>
          <table:table-cell table:style-name="ce2" table:formula="of:=[.F$13]*[.$A90]^0+[.F$14]*[.$A90]^1+[.F$15]*[.$A90]^2+[.F$16]*[.$A90]^3+[.F$17]*[.$A90]^4+[.F$18]*[.$A90]^5+[.F$19]*[.$A90]^6" office:value-type="float" office:value="430.579285714286" calcext:value-type="float">
            <text:p>430,5792857143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,8</text:p>
          </table:table-cell>
          <table:table-cell table:style-name="ce2" table:formula="of:=[.B$13]*[.$A91]^0+[.B$14]*[.$A91]^1+[.B$15]*[.$A91]^2+[.B$16]*[.$A91]^3+[.B$17]*[.$A91]^4+[.B$18]*[.$A91]^5+[.B$19]*[.$A91]^6" office:value-type="float" office:value="-457105.568210449" calcext:value-type="float">
            <text:p>-457105,568210449</text:p>
          </table:table-cell>
          <table:table-cell table:style-name="ce2" table:formula="of:=[.C$13]*[.$A91]^0+[.C$14]*[.$A91]^1+[.C$15]*[.$A91]^2+[.C$16]*[.$A91]^3+[.C$17]*[.$A91]^4+[.C$18]*[.$A91]^5+[.C$19]*[.$A91]^6" office:value-type="float" office:value="49225.4846174479" calcext:value-type="float">
            <text:p>49225,4846174479</text:p>
          </table:table-cell>
          <table:table-cell table:style-name="ce2" table:formula="of:=[.D$13]*[.$A91]^0+[.D$14]*[.$A91]^1+[.D$15]*[.$A91]^2+[.D$16]*[.$A91]^3+[.D$17]*[.$A91]^4+[.D$18]*[.$A91]^5+[.D$19]*[.$A91]^6" office:value-type="float" office:value="9294.23451427753" calcext:value-type="float">
            <text:p>9294,2345142775</text:p>
          </table:table-cell>
          <table:table-cell table:style-name="ce2" table:formula="of:=[.E$13]*[.$A91]^0+[.E$14]*[.$A91]^1+[.E$15]*[.$A91]^2+[.E$16]*[.$A91]^3+[.E$17]*[.$A91]^4+[.E$18]*[.$A91]^5+[.E$19]*[.$A91]^6" office:value-type="float" office:value="1440.35885714283" calcext:value-type="float">
            <text:p>1440,3588571428</text:p>
          </table:table-cell>
          <table:table-cell table:style-name="ce2" table:formula="of:=[.F$13]*[.$A91]^0+[.F$14]*[.$A91]^1+[.F$15]*[.$A91]^2+[.F$16]*[.$A91]^3+[.F$17]*[.$A91]^4+[.F$18]*[.$A91]^5+[.F$19]*[.$A91]^6" office:value-type="float" office:value="436.582857142858" calcext:value-type="float">
            <text:p>436,5828571429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,9</text:p>
          </table:table-cell>
          <table:table-cell table:style-name="ce2" table:formula="of:=[.B$13]*[.$A92]^0+[.B$14]*[.$A92]^1+[.B$15]*[.$A92]^2+[.B$16]*[.$A92]^3+[.B$17]*[.$A92]^4+[.B$18]*[.$A92]^5+[.B$19]*[.$A92]^6" office:value-type="float" office:value="-480079.481127213" calcext:value-type="float">
            <text:p>-480079,481127213</text:p>
          </table:table-cell>
          <table:table-cell table:style-name="ce2" table:formula="of:=[.C$13]*[.$A92]^0+[.C$14]*[.$A92]^1+[.C$15]*[.$A92]^2+[.C$16]*[.$A92]^3+[.C$17]*[.$A92]^4+[.C$18]*[.$A92]^5+[.C$19]*[.$A92]^6" office:value-type="float" office:value="51144.1442641671" calcext:value-type="float">
            <text:p>51144,1442641671</text:p>
          </table:table-cell>
          <table:table-cell table:style-name="ce2" table:formula="of:=[.D$13]*[.$A92]^0+[.D$14]*[.$A92]^1+[.D$15]*[.$A92]^2+[.D$16]*[.$A92]^3+[.D$17]*[.$A92]^4+[.D$18]*[.$A92]^5+[.D$19]*[.$A92]^6" office:value-type="float" office:value="9580.68211330326" calcext:value-type="float">
            <text:p>9580,6821133033</text:p>
          </table:table-cell>
          <table:table-cell table:style-name="ce2" table:formula="of:=[.E$13]*[.$A92]^0+[.E$14]*[.$A92]^1+[.E$15]*[.$A92]^2+[.E$16]*[.$A92]^3+[.E$17]*[.$A92]^4+[.E$18]*[.$A92]^5+[.E$19]*[.$A92]^6" office:value-type="float" office:value="1470.82235714283" calcext:value-type="float">
            <text:p>1470,8223571428</text:p>
          </table:table-cell>
          <table:table-cell table:style-name="ce2" table:formula="of:=[.F$13]*[.$A92]^0+[.F$14]*[.$A92]^1+[.F$15]*[.$A92]^2+[.F$16]*[.$A92]^3+[.F$17]*[.$A92]^4+[.F$18]*[.$A92]^5+[.F$19]*[.$A92]^6" office:value-type="float" office:value="442.627857142858" calcext:value-type="float">
            <text:p>442,627857142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B$13]*[.$A93]^0+[.B$14]*[.$A93]^1+[.B$15]*[.$A93]^2+[.B$16]*[.$A93]^3+[.B$17]*[.$A93]^4+[.B$18]*[.$A93]^5+[.B$19]*[.$A93]^6" office:value-type="float" office:value="-504000.000089349" calcext:value-type="float">
            <text:p>-504000,000089349</text:p>
          </table:table-cell>
          <table:table-cell table:style-name="ce2" table:formula="of:=[.C$13]*[.$A93]^0+[.C$14]*[.$A93]^1+[.C$15]*[.$A93]^2+[.C$16]*[.$A93]^3+[.C$17]*[.$A93]^4+[.C$18]*[.$A93]^5+[.C$19]*[.$A93]^6" office:value-type="float" office:value="53121.9155847505" calcext:value-type="float">
            <text:p>53121,9155847505</text:p>
          </table:table-cell>
          <table:table-cell table:style-name="ce2" table:formula="of:=[.D$13]*[.$A93]^0+[.D$14]*[.$A93]^1+[.D$15]*[.$A93]^2+[.D$16]*[.$A93]^3+[.D$17]*[.$A93]^4+[.D$18]*[.$A93]^5+[.D$19]*[.$A93]^6" office:value-type="float" office:value="9873.70129869262" calcext:value-type="float">
            <text:p>9873,7012986926</text:p>
          </table:table-cell>
          <table:table-cell table:style-name="ce2" table:formula="of:=[.E$13]*[.$A93]^0+[.E$14]*[.$A93]^1+[.E$15]*[.$A93]^2+[.E$16]*[.$A93]^3+[.E$17]*[.$A93]^4+[.E$18]*[.$A93]^5+[.E$19]*[.$A93]^6" office:value-type="float" office:value="1501.71428571425" calcext:value-type="float">
            <text:p>1501,7142857143</text:p>
          </table:table-cell>
          <table:table-cell table:style-name="ce2" table:formula="of:=[.F$13]*[.$A93]^0+[.F$14]*[.$A93]^1+[.F$15]*[.$A93]^2+[.F$16]*[.$A93]^3+[.F$17]*[.$A93]^4+[.F$18]*[.$A93]^5+[.F$19]*[.$A93]^6" office:value-type="float" office:value="448.714285714286" calcext:value-type="float">
            <text:p>448,7142857143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,1</text:p>
          </table:table-cell>
          <table:table-cell table:style-name="ce2" table:formula="of:=[.B$13]*[.$A94]^0+[.B$14]*[.$A94]^1+[.B$15]*[.$A94]^2+[.B$16]*[.$A94]^3+[.B$17]*[.$A94]^4+[.B$18]*[.$A94]^5+[.B$19]*[.$A94]^6" office:value-type="float" office:value="-528897.842076863" calcext:value-type="float">
            <text:p>-528897,842076863</text:p>
          </table:table-cell>
          <table:table-cell table:style-name="ce2" table:formula="of:=[.C$13]*[.$A94]^0+[.C$14]*[.$A94]^1+[.C$15]*[.$A94]^2+[.C$16]*[.$A94]^3+[.C$17]*[.$A94]^4+[.C$18]*[.$A94]^5+[.C$19]*[.$A94]^6" office:value-type="float" office:value="55160.1471530616" calcext:value-type="float">
            <text:p>55160,1471530616</text:p>
          </table:table-cell>
          <table:table-cell table:style-name="ce2" table:formula="of:=[.D$13]*[.$A94]^0+[.D$14]*[.$A94]^1+[.D$15]*[.$A94]^2+[.D$16]*[.$A94]^3+[.D$17]*[.$A94]^4+[.D$18]*[.$A94]^5+[.D$19]*[.$A94]^6" office:value-type="float" office:value="10173.3916068093" calcext:value-type="float">
            <text:p>10173,3916068093</text:p>
          </table:table-cell>
          <table:table-cell table:style-name="ce2" table:formula="of:=[.E$13]*[.$A94]^0+[.E$14]*[.$A94]^1+[.E$15]*[.$A94]^2+[.E$16]*[.$A94]^3+[.E$17]*[.$A94]^4+[.E$18]*[.$A94]^5+[.E$19]*[.$A94]^6" office:value-type="float" office:value="1533.03764285711" calcext:value-type="float">
            <text:p>1533,0376428571</text:p>
          </table:table-cell>
          <table:table-cell table:style-name="ce2" table:formula="of:=[.F$13]*[.$A94]^0+[.F$14]*[.$A94]^1+[.F$15]*[.$A94]^2+[.F$16]*[.$A94]^3+[.F$17]*[.$A94]^4+[.F$18]*[.$A94]^5+[.F$19]*[.$A94]^6" office:value-type="float" office:value="454.842142857143" calcext:value-type="float">
            <text:p>454,8421428571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style-name="ce2" table:formula="of:=[.B$13]*[.$A95]^0+[.B$14]*[.$A95]^1+[.B$15]*[.$A95]^2+[.B$16]*[.$A95]^3+[.B$17]*[.$A95]^4+[.B$18]*[.$A95]^5+[.B$19]*[.$A95]^6" office:value-type="float" office:value="-554804.460384755" calcext:value-type="float">
            <text:p>-554804,460384755</text:p>
          </table:table-cell>
          <table:table-cell table:style-name="ce2" table:formula="of:=[.C$13]*[.$A95]^0+[.C$14]*[.$A95]^1+[.C$15]*[.$A95]^2+[.C$16]*[.$A95]^3+[.C$17]*[.$A95]^4+[.C$18]*[.$A95]^5+[.C$19]*[.$A95]^6" office:value-type="float" office:value="57260.2077884188" calcext:value-type="float">
            <text:p>57260,2077884188</text:p>
          </table:table-cell>
          <table:table-cell table:style-name="ce2" table:formula="of:=[.D$13]*[.$A95]^0+[.D$14]*[.$A95]^1+[.D$15]*[.$A95]^2+[.D$16]*[.$A95]^3+[.D$17]*[.$A95]^4+[.D$18]*[.$A95]^5+[.D$19]*[.$A95]^6" office:value-type="float" office:value="10479.8533194713" calcext:value-type="float">
            <text:p>10479,8533194713</text:p>
          </table:table-cell>
          <table:table-cell table:style-name="ce2" table:formula="of:=[.E$13]*[.$A95]^0+[.E$14]*[.$A95]^1+[.E$15]*[.$A95]^2+[.E$16]*[.$A95]^3+[.E$17]*[.$A95]^4+[.E$18]*[.$A95]^5+[.E$19]*[.$A95]^6" office:value-type="float" office:value="1564.7954285714" calcext:value-type="float">
            <text:p>1564,7954285714</text:p>
          </table:table-cell>
          <table:table-cell table:style-name="ce2" table:formula="of:=[.F$13]*[.$A95]^0+[.F$14]*[.$A95]^1+[.F$15]*[.$A95]^2+[.F$16]*[.$A95]^3+[.F$17]*[.$A95]^4+[.F$18]*[.$A95]^5+[.F$19]*[.$A95]^6" office:value-type="float" office:value="461.011428571429" calcext:value-type="float">
            <text:p>461,0114285714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,3</text:p>
          </table:table-cell>
          <table:table-cell table:style-name="ce2" table:formula="of:=[.B$13]*[.$A96]^0+[.B$14]*[.$A96]^1+[.B$15]*[.$A96]^2+[.B$16]*[.$A96]^3+[.B$17]*[.$A96]^4+[.B$18]*[.$A96]^5+[.B$19]*[.$A96]^6" office:value-type="float" office:value="-581752.056218034" calcext:value-type="float">
            <text:p>-581752,056218034</text:p>
          </table:table-cell>
          <table:table-cell table:style-name="ce2" table:formula="of:=[.C$13]*[.$A96]^0+[.C$14]*[.$A96]^1+[.C$15]*[.$A96]^2+[.C$16]*[.$A96]^3+[.C$17]*[.$A96]^4+[.C$18]*[.$A96]^5+[.C$19]*[.$A96]^6" office:value-type="float" office:value="59423.4867055947" calcext:value-type="float">
            <text:p>59423,4867055947</text:p>
          </table:table-cell>
          <table:table-cell table:style-name="ce2" table:formula="of:=[.D$13]*[.$A96]^0+[.D$14]*[.$A96]^1+[.D$15]*[.$A96]^2+[.D$16]*[.$A96]^3+[.D$17]*[.$A96]^4+[.D$18]*[.$A96]^5+[.D$19]*[.$A96]^6" office:value-type="float" office:value="10793.1874639516" calcext:value-type="float">
            <text:p>10793,1874639516</text:p>
          </table:table-cell>
          <table:table-cell table:style-name="ce2" table:formula="of:=[.E$13]*[.$A96]^0+[.E$14]*[.$A96]^1+[.E$15]*[.$A96]^2+[.E$16]*[.$A96]^3+[.E$17]*[.$A96]^4+[.E$18]*[.$A96]^5+[.E$19]*[.$A96]^6" office:value-type="float" office:value="1596.99064285711" calcext:value-type="float">
            <text:p>1596,9906428571</text:p>
          </table:table-cell>
          <table:table-cell table:style-name="ce2" table:formula="of:=[.F$13]*[.$A96]^0+[.F$14]*[.$A96]^1+[.F$15]*[.$A96]^2+[.F$16]*[.$A96]^3+[.F$17]*[.$A96]^4+[.F$18]*[.$A96]^5+[.F$19]*[.$A96]^6" office:value-type="float" office:value="467.222142857143" calcext:value-type="float">
            <text:p>467,2221428571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,4</text:p>
          </table:table-cell>
          <table:table-cell table:style-name="ce2" table:formula="of:=[.B$13]*[.$A97]^0+[.B$14]*[.$A97]^1+[.B$15]*[.$A97]^2+[.B$16]*[.$A97]^3+[.B$17]*[.$A97]^4+[.B$18]*[.$A97]^5+[.B$19]*[.$A97]^6" office:value-type="float" office:value="-609773.5903767" calcext:value-type="float">
            <text:p>-609773,5903767</text:p>
          </table:table-cell>
          <table:table-cell table:style-name="ce2" table:formula="of:=[.C$13]*[.$A97]^0+[.C$14]*[.$A97]^1+[.C$15]*[.$A97]^2+[.C$16]*[.$A97]^3+[.C$17]*[.$A97]^4+[.C$18]*[.$A97]^5+[.C$19]*[.$A97]^6" office:value-type="float" office:value="61651.3936648166" calcext:value-type="float">
            <text:p>61651,3936648166</text:p>
          </table:table-cell>
          <table:table-cell table:style-name="ce2" table:formula="of:=[.D$13]*[.$A97]^0+[.D$14]*[.$A97]^1+[.D$15]*[.$A97]^2+[.D$16]*[.$A97]^3+[.D$17]*[.$A97]^4+[.D$18]*[.$A97]^5+[.D$19]*[.$A97]^6" office:value-type="float" office:value="11113.4958129773" calcext:value-type="float">
            <text:p>11113,4958129773</text:p>
          </table:table-cell>
          <table:table-cell table:style-name="ce2" table:formula="of:=[.E$13]*[.$A97]^0+[.E$14]*[.$A97]^1+[.E$15]*[.$A97]^2+[.E$16]*[.$A97]^3+[.E$17]*[.$A97]^4+[.E$18]*[.$A97]^5+[.E$19]*[.$A97]^6" office:value-type="float" office:value="1629.62628571425" calcext:value-type="float">
            <text:p>1629,6262857143</text:p>
          </table:table-cell>
          <table:table-cell table:style-name="ce2" table:formula="of:=[.F$13]*[.$A97]^0+[.F$14]*[.$A97]^1+[.F$15]*[.$A97]^2+[.F$16]*[.$A97]^3+[.F$17]*[.$A97]^4+[.F$18]*[.$A97]^5+[.F$19]*[.$A97]^6" office:value-type="float" office:value="473.474285714286" calcext:value-type="float">
            <text:p>473,4742857143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style-name="ce2" table:formula="of:=[.B$13]*[.$A98]^0+[.B$14]*[.$A98]^1+[.B$15]*[.$A98]^2+[.B$16]*[.$A98]^3+[.B$17]*[.$A98]^4+[.B$18]*[.$A98]^5+[.B$19]*[.$A98]^6" office:value-type="float" office:value="-638902.79503076" calcext:value-type="float">
            <text:p>-638902,79503076</text:p>
          </table:table-cell>
          <table:table-cell table:style-name="ce2" table:formula="of:=[.C$13]*[.$A98]^0+[.C$14]*[.$A98]^1+[.C$15]*[.$A98]^2+[.C$16]*[.$A98]^3+[.C$17]*[.$A98]^4+[.C$18]*[.$A98]^5+[.C$19]*[.$A98]^6" office:value-type="float" office:value="63945.3591217665" calcext:value-type="float">
            <text:p>63945,3591217665</text:p>
          </table:table-cell>
          <table:table-cell table:style-name="ce2" table:formula="of:=[.D$13]*[.$A98]^0+[.D$14]*[.$A98]^1+[.D$15]*[.$A98]^2+[.D$16]*[.$A98]^3+[.D$17]*[.$A98]^4+[.D$18]*[.$A98]^5+[.D$19]*[.$A98]^6" office:value-type="float" office:value="11440.8808847303" calcext:value-type="float">
            <text:p>11440,8808847303</text:p>
          </table:table-cell>
          <table:table-cell table:style-name="ce2" table:formula="of:=[.E$13]*[.$A98]^0+[.E$14]*[.$A98]^1+[.E$15]*[.$A98]^2+[.E$16]*[.$A98]^3+[.E$17]*[.$A98]^4+[.E$18]*[.$A98]^5+[.E$19]*[.$A98]^6" office:value-type="float" office:value="1662.70535714282" calcext:value-type="float">
            <text:p>1662,7053571428</text:p>
          </table:table-cell>
          <table:table-cell table:style-name="ce2" table:formula="of:=[.F$13]*[.$A98]^0+[.F$14]*[.$A98]^1+[.F$15]*[.$A98]^2+[.F$16]*[.$A98]^3+[.F$17]*[.$A98]^4+[.F$18]*[.$A98]^5+[.F$19]*[.$A98]^6" office:value-type="float" office:value="479.767857142858" calcext:value-type="float">
            <text:p>479,7678571429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,6</text:p>
          </table:table-cell>
          <table:table-cell table:style-name="ce2" table:formula="of:=[.B$13]*[.$A99]^0+[.B$14]*[.$A99]^1+[.B$15]*[.$A99]^2+[.B$16]*[.$A99]^3+[.B$17]*[.$A99]^4+[.B$18]*[.$A99]^5+[.B$19]*[.$A99]^6" office:value-type="float" office:value="-669174.185585216" calcext:value-type="float">
            <text:p>-669174,185585216</text:p>
          </table:table-cell>
          <table:table-cell table:style-name="ce2" table:formula="of:=[.C$13]*[.$A99]^0+[.C$14]*[.$A99]^1+[.C$15]*[.$A99]^2+[.C$16]*[.$A99]^3+[.C$17]*[.$A99]^4+[.C$18]*[.$A99]^5+[.C$19]*[.$A99]^6" office:value-type="float" office:value="66306.8343775806" calcext:value-type="float">
            <text:p>66306,8343775806</text:p>
          </table:table-cell>
          <table:table-cell table:style-name="ce2" table:formula="of:=[.D$13]*[.$A99]^0+[.D$14]*[.$A99]^1+[.D$15]*[.$A99]^2+[.D$16]*[.$A99]^3+[.D$17]*[.$A99]^4+[.D$18]*[.$A99]^5+[.D$19]*[.$A99]^6" office:value-type="float" office:value="11775.4459428469" calcext:value-type="float">
            <text:p>11775,4459428469</text:p>
          </table:table-cell>
          <table:table-cell table:style-name="ce2" table:formula="of:=[.E$13]*[.$A99]^0+[.E$14]*[.$A99]^1+[.E$15]*[.$A99]^2+[.E$16]*[.$A99]^3+[.E$17]*[.$A99]^4+[.E$18]*[.$A99]^5+[.E$19]*[.$A99]^6" office:value-type="float" office:value="1696.23085714282" calcext:value-type="float">
            <text:p>1696,2308571428</text:p>
          </table:table-cell>
          <table:table-cell table:style-name="ce2" table:formula="of:=[.F$13]*[.$A99]^0+[.F$14]*[.$A99]^1+[.F$15]*[.$A99]^2+[.F$16]*[.$A99]^3+[.F$17]*[.$A99]^4+[.F$18]*[.$A99]^5+[.F$19]*[.$A99]^6" office:value-type="float" office:value="486.102857142858" calcext:value-type="float">
            <text:p>486,1028571429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,7</text:p>
          </table:table-cell>
          <table:table-cell table:style-name="ce2" table:formula="of:=[.B$13]*[.$A100]^0+[.B$14]*[.$A100]^1+[.B$15]*[.$A100]^2+[.B$16]*[.$A100]^3+[.B$17]*[.$A100]^4+[.B$18]*[.$A100]^5+[.B$19]*[.$A100]^6" office:value-type="float" office:value="-700623.072635073" calcext:value-type="float">
            <text:p>-700623,072635073</text:p>
          </table:table-cell>
          <table:table-cell table:style-name="ce2" table:formula="of:=[.C$13]*[.$A100]^0+[.C$14]*[.$A100]^1+[.C$15]*[.$A100]^2+[.C$16]*[.$A100]^3+[.C$17]*[.$A100]^4+[.C$18]*[.$A100]^5+[.C$19]*[.$A100]^6" office:value-type="float" office:value="68737.2917288497" calcext:value-type="float">
            <text:p>68737,2917288497</text:p>
          </table:table-cell>
          <table:table-cell table:style-name="ce2" table:formula="of:=[.D$13]*[.$A100]^0+[.D$14]*[.$A100]^1+[.D$15]*[.$A100]^2+[.D$16]*[.$A100]^3+[.D$17]*[.$A100]^4+[.D$18]*[.$A100]^5+[.D$19]*[.$A100]^6" office:value-type="float" office:value="12117.294996418" calcext:value-type="float">
            <text:p>12117,294996418</text:p>
          </table:table-cell>
          <table:table-cell table:style-name="ce2" table:formula="of:=[.E$13]*[.$A100]^0+[.E$14]*[.$A100]^1+[.E$15]*[.$A100]^2+[.E$16]*[.$A100]^3+[.E$17]*[.$A100]^4+[.E$18]*[.$A100]^5+[.E$19]*[.$A100]^6" office:value-type="float" office:value="1730.20578571425" calcext:value-type="float">
            <text:p>1730,2057857143</text:p>
          </table:table-cell>
          <table:table-cell table:style-name="ce2" table:formula="of:=[.F$13]*[.$A100]^0+[.F$14]*[.$A100]^1+[.F$15]*[.$A100]^2+[.F$16]*[.$A100]^3+[.F$17]*[.$A100]^4+[.F$18]*[.$A100]^5+[.F$19]*[.$A100]^6" office:value-type="float" office:value="492.479285714286" calcext:value-type="float">
            <text:p>492,4792857143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,8</text:p>
          </table:table-cell>
          <table:table-cell table:style-name="ce2" table:formula="of:=[.B$13]*[.$A101]^0+[.B$14]*[.$A101]^1+[.B$15]*[.$A101]^2+[.B$16]*[.$A101]^3+[.B$17]*[.$A101]^4+[.B$18]*[.$A101]^5+[.B$19]*[.$A101]^6" office:value-type="float" office:value="-733285.574010335" calcext:value-type="float">
            <text:p>-733285,574010335</text:p>
          </table:table-cell>
          <table:table-cell table:style-name="ce2" table:formula="of:=[.C$13]*[.$A101]^0+[.C$14]*[.$A101]^1+[.C$15]*[.$A101]^2+[.C$16]*[.$A101]^3+[.C$17]*[.$A101]^4+[.C$18]*[.$A101]^5+[.C$19]*[.$A101]^6" office:value-type="float" office:value="71238.2246176196" calcext:value-type="float">
            <text:p>71238,2246176196</text:p>
          </table:table-cell>
          <table:table-cell table:style-name="ce2" table:formula="of:=[.D$13]*[.$A101]^0+[.D$14]*[.$A101]^1+[.D$15]*[.$A101]^2+[.D$16]*[.$A101]^3+[.D$17]*[.$A101]^4+[.D$18]*[.$A101]^5+[.D$19]*[.$A101]^6" office:value-type="float" office:value="12466.5327999891" calcext:value-type="float">
            <text:p>12466,5327999891</text:p>
          </table:table-cell>
          <table:table-cell table:style-name="ce2" table:formula="of:=[.E$13]*[.$A101]^0+[.E$14]*[.$A101]^1+[.E$15]*[.$A101]^2+[.E$16]*[.$A101]^3+[.E$17]*[.$A101]^4+[.E$18]*[.$A101]^5+[.E$19]*[.$A101]^6" office:value-type="float" office:value="1764.63314285711" calcext:value-type="float">
            <text:p>1764,6331428571</text:p>
          </table:table-cell>
          <table:table-cell table:style-name="ce2" table:formula="of:=[.F$13]*[.$A101]^0+[.F$14]*[.$A101]^1+[.F$15]*[.$A101]^2+[.F$16]*[.$A101]^3+[.F$17]*[.$A101]^4+[.F$18]*[.$A101]^5+[.F$19]*[.$A101]^6" office:value-type="float" office:value="498.897142857143" calcext:value-type="float">
            <text:p>498,897142857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,9</text:p>
          </table:table-cell>
          <table:table-cell table:style-name="ce2" table:formula="of:=[.B$13]*[.$A102]^0+[.B$14]*[.$A102]^1+[.B$15]*[.$A102]^2+[.B$16]*[.$A102]^3+[.B$17]*[.$A102]^4+[.B$18]*[.$A102]^5+[.B$19]*[.$A102]^6" office:value-type="float" office:value="-767198.626911008" calcext:value-type="float">
            <text:p>-767198,626911008</text:p>
          </table:table-cell>
          <table:table-cell table:style-name="ce2" table:formula="of:=[.C$13]*[.$A102]^0+[.C$14]*[.$A102]^1+[.C$15]*[.$A102]^2+[.C$16]*[.$A102]^3+[.C$17]*[.$A102]^4+[.C$18]*[.$A102]^5+[.C$19]*[.$A102]^6" office:value-type="float" office:value="73811.1477813901" calcext:value-type="float">
            <text:p>73811,1477813901</text:p>
          </table:table-cell>
          <table:table-cell table:style-name="ce2" table:formula="of:=[.D$13]*[.$A102]^0+[.D$14]*[.$A102]^1+[.D$15]*[.$A102]^2+[.D$16]*[.$A102]^3+[.D$17]*[.$A102]^4+[.D$18]*[.$A102]^5+[.D$19]*[.$A102]^6" office:value-type="float" office:value="12823.2648535603" calcext:value-type="float">
            <text:p>12823,2648535603</text:p>
          </table:table-cell>
          <table:table-cell table:style-name="ce2" table:formula="of:=[.E$13]*[.$A102]^0+[.E$14]*[.$A102]^1+[.E$15]*[.$A102]^2+[.E$16]*[.$A102]^3+[.E$17]*[.$A102]^4+[.E$18]*[.$A102]^5+[.E$19]*[.$A102]^6" office:value-type="float" office:value="1799.51592857139" calcext:value-type="float">
            <text:p>1799,5159285714</text:p>
          </table:table-cell>
          <table:table-cell table:style-name="ce2" table:formula="of:=[.F$13]*[.$A102]^0+[.F$14]*[.$A102]^1+[.F$15]*[.$A102]^2+[.F$16]*[.$A102]^3+[.F$17]*[.$A102]^4+[.F$18]*[.$A102]^5+[.F$19]*[.$A102]^6" office:value-type="float" office:value="505.356428571429" calcext:value-type="float">
            <text:p>505,35642857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$13]*[.$A103]^0+[.B$14]*[.$A103]^1+[.B$15]*[.$A103]^2+[.B$16]*[.$A103]^3+[.B$17]*[.$A103]^4+[.B$18]*[.$A103]^5+[.B$19]*[.$A103]^6" office:value-type="float" office:value="-802400.000132095" calcext:value-type="float">
            <text:p>-802400,000132095</text:p>
          </table:table-cell>
          <table:table-cell table:style-name="ce2" table:formula="of:=[.C$13]*[.$A103]^0+[.C$14]*[.$A103]^1+[.C$15]*[.$A103]^2+[.C$16]*[.$A103]^3+[.C$17]*[.$A103]^4+[.C$18]*[.$A103]^5+[.C$19]*[.$A103]^6" office:value-type="float" office:value="76457.5974031158" calcext:value-type="float">
            <text:p>76457,5974031158</text:p>
          </table:table-cell>
          <table:table-cell table:style-name="ce2" table:formula="of:=[.D$13]*[.$A103]^0+[.D$14]*[.$A103]^1+[.D$15]*[.$A103]^2+[.D$16]*[.$A103]^3+[.D$17]*[.$A103]^4+[.D$18]*[.$A103]^5+[.D$19]*[.$A103]^6" office:value-type="float" office:value="13187.5974025859" calcext:value-type="float">
            <text:p>13187,5974025859</text:p>
          </table:table-cell>
          <table:table-cell table:style-name="ce2" table:formula="of:=[.E$13]*[.$A103]^0+[.E$14]*[.$A103]^1+[.E$15]*[.$A103]^2+[.E$16]*[.$A103]^3+[.E$17]*[.$A103]^4+[.E$18]*[.$A103]^5+[.E$19]*[.$A103]^6" office:value-type="float" office:value="1834.85714285711" calcext:value-type="float">
            <text:p>1834,8571428571</text:p>
          </table:table-cell>
          <table:table-cell table:style-name="ce2" table:formula="of:=[.F$13]*[.$A103]^0+[.F$14]*[.$A103]^1+[.F$15]*[.$A103]^2+[.F$16]*[.$A103]^3+[.F$17]*[.$A103]^4+[.F$18]*[.$A103]^5+[.F$19]*[.$A103]^6" office:value-type="float" office:value="511.857142857143" calcext:value-type="float">
            <text:p>511,8571428571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,1</text:p>
          </table:table-cell>
          <table:table-cell table:style-name="ce2" table:formula="of:=[.B$13]*[.$A104]^0+[.B$14]*[.$A104]^1+[.B$15]*[.$A104]^2+[.B$16]*[.$A104]^3+[.B$17]*[.$A104]^4+[.B$18]*[.$A104]^5+[.B$19]*[.$A104]^6" office:value-type="float" office:value="-838928.306378602" calcext:value-type="float">
            <text:p>-838928,306378602</text:p>
          </table:table-cell>
          <table:table-cell table:style-name="ce2" table:formula="of:=[.C$13]*[.$A104]^0+[.C$14]*[.$A104]^1+[.C$15]*[.$A104]^2+[.C$16]*[.$A104]^3+[.C$17]*[.$A104]^4+[.C$18]*[.$A104]^5+[.C$19]*[.$A104]^6" office:value-type="float" office:value="79179.1312612059" calcext:value-type="float">
            <text:p>79179,1312612059</text:p>
          </table:table-cell>
          <table:table-cell table:style-name="ce2" table:formula="of:=[.D$13]*[.$A104]^0+[.D$14]*[.$A104]^1+[.D$15]*[.$A104]^2+[.D$16]*[.$A104]^3+[.D$17]*[.$A104]^4+[.D$18]*[.$A104]^5+[.D$19]*[.$A104]^6" office:value-type="float" office:value="13559.6374379752" calcext:value-type="float">
            <text:p>13559,6374379752</text:p>
          </table:table-cell>
          <table:table-cell table:style-name="ce2" table:formula="of:=[.E$13]*[.$A104]^0+[.E$14]*[.$A104]^1+[.E$15]*[.$A104]^2+[.E$16]*[.$A104]^3+[.E$17]*[.$A104]^4+[.E$18]*[.$A104]^5+[.E$19]*[.$A104]^6" office:value-type="float" office:value="1870.65978571425" calcext:value-type="float">
            <text:p>1870,6597857143</text:p>
          </table:table-cell>
          <table:table-cell table:style-name="ce2" table:formula="of:=[.F$13]*[.$A104]^0+[.F$14]*[.$A104]^1+[.F$15]*[.$A104]^2+[.F$16]*[.$A104]^3+[.F$17]*[.$A104]^4+[.F$18]*[.$A104]^5+[.F$19]*[.$A104]^6" office:value-type="float" office:value="518.399285714286" calcext:value-type="float">
            <text:p>518,3992857143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,2</text:p>
          </table:table-cell>
          <table:table-cell table:style-name="ce2" table:formula="of:=[.B$13]*[.$A105]^0+[.B$14]*[.$A105]^1+[.B$15]*[.$A105]^2+[.B$16]*[.$A105]^3+[.B$17]*[.$A105]^4+[.B$18]*[.$A105]^5+[.B$19]*[.$A105]^6" office:value-type="float" office:value="-876823.014670533" calcext:value-type="float">
            <text:p>-876823,014670533</text:p>
          </table:table-cell>
          <table:table-cell table:style-name="ce2" table:formula="of:=[.C$13]*[.$A105]^0+[.C$14]*[.$A105]^1+[.C$15]*[.$A105]^2+[.C$16]*[.$A105]^3+[.C$17]*[.$A105]^4+[.C$18]*[.$A105]^5+[.C$19]*[.$A105]^6" office:value-type="float" office:value="81977.3288795239" calcext:value-type="float">
            <text:p>81977,3288795239</text:p>
          </table:table-cell>
          <table:table-cell table:style-name="ce2" table:formula="of:=[.D$13]*[.$A105]^0+[.D$14]*[.$A105]^1+[.D$15]*[.$A105]^2+[.D$16]*[.$A105]^3+[.D$17]*[.$A105]^4+[.D$18]*[.$A105]^5+[.D$19]*[.$A105]^6" office:value-type="float" office:value="13939.4926960918" calcext:value-type="float">
            <text:p>13939,4926960918</text:p>
          </table:table-cell>
          <table:table-cell table:style-name="ce2" table:formula="of:=[.E$13]*[.$A105]^0+[.E$14]*[.$A105]^1+[.E$15]*[.$A105]^2+[.E$16]*[.$A105]^3+[.E$17]*[.$A105]^4+[.E$18]*[.$A105]^5+[.E$19]*[.$A105]^6" office:value-type="float" office:value="1906.92685714282" calcext:value-type="float">
            <text:p>1906,9268571428</text:p>
          </table:table-cell>
          <table:table-cell table:style-name="ce2" table:formula="of:=[.F$13]*[.$A105]^0+[.F$14]*[.$A105]^1+[.F$15]*[.$A105]^2+[.F$16]*[.$A105]^3+[.F$17]*[.$A105]^4+[.F$18]*[.$A105]^5+[.F$19]*[.$A105]^6" office:value-type="float" office:value="524.982857142858" calcext:value-type="float">
            <text:p>524,9828571429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,3</text:p>
          </table:table-cell>
          <table:table-cell table:style-name="ce2" table:formula="of:=[.B$13]*[.$A106]^0+[.B$14]*[.$A106]^1+[.B$15]*[.$A106]^2+[.B$16]*[.$A106]^3+[.B$17]*[.$A106]^4+[.B$18]*[.$A106]^5+[.B$19]*[.$A106]^6" office:value-type="float" office:value="-916124.462837893" calcext:value-type="float">
            <text:p>-916124,462837893</text:p>
          </table:table-cell>
          <table:table-cell table:style-name="ce2" table:formula="of:=[.C$13]*[.$A106]^0+[.C$14]*[.$A106]^1+[.C$15]*[.$A106]^2+[.C$16]*[.$A106]^3+[.C$17]*[.$A106]^4+[.C$18]*[.$A106]^5+[.C$19]*[.$A106]^6" office:value-type="float" office:value="84853.7916773881" calcext:value-type="float">
            <text:p>84853,7916773881</text:p>
          </table:table-cell>
          <table:table-cell table:style-name="ce2" table:formula="of:=[.D$13]*[.$A106]^0+[.D$14]*[.$A106]^1+[.D$15]*[.$A106]^2+[.D$16]*[.$A106]^3+[.D$17]*[.$A106]^4+[.D$18]*[.$A106]^5+[.D$19]*[.$A106]^6" office:value-type="float" office:value="14327.2716587538" calcext:value-type="float">
            <text:p>14327,2716587538</text:p>
          </table:table-cell>
          <table:table-cell table:style-name="ce2" table:formula="of:=[.E$13]*[.$A106]^0+[.E$14]*[.$A106]^1+[.E$15]*[.$A106]^2+[.E$16]*[.$A106]^3+[.E$17]*[.$A106]^4+[.E$18]*[.$A106]^5+[.E$19]*[.$A106]^6" office:value-type="float" office:value="1943.66135714282" calcext:value-type="float">
            <text:p>1943,6613571428</text:p>
          </table:table-cell>
          <table:table-cell table:style-name="ce2" table:formula="of:=[.F$13]*[.$A106]^0+[.F$14]*[.$A106]^1+[.F$15]*[.$A106]^2+[.F$16]*[.$A106]^3+[.F$17]*[.$A106]^4+[.F$18]*[.$A106]^5+[.F$19]*[.$A106]^6" office:value-type="float" office:value="531.607857142858" calcext:value-type="float">
            <text:p>531,6078571429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,4</text:p>
          </table:table-cell>
          <table:table-cell table:style-name="ce2" table:formula="of:=[.B$13]*[.$A107]^0+[.B$14]*[.$A107]^1+[.B$15]*[.$A107]^2+[.B$16]*[.$A107]^3+[.B$17]*[.$A107]^4+[.B$18]*[.$A107]^5+[.B$19]*[.$A107]^6" office:value-type="float" office:value="-956873.870105686" calcext:value-type="float">
            <text:p>-956873,870105686</text:p>
          </table:table-cell>
          <table:table-cell table:style-name="ce2" table:formula="of:=[.C$13]*[.$A107]^0+[.C$14]*[.$A107]^1+[.C$15]*[.$A107]^2+[.C$16]*[.$A107]^3+[.C$17]*[.$A107]^4+[.C$18]*[.$A107]^5+[.C$19]*[.$A107]^6" office:value-type="float" office:value="87810.1431195711" calcext:value-type="float">
            <text:p>87810,1431195711</text:p>
          </table:table-cell>
          <table:table-cell table:style-name="ce2" table:formula="of:=[.D$13]*[.$A107]^0+[.D$14]*[.$A107]^1+[.D$15]*[.$A107]^2+[.D$16]*[.$A107]^3+[.D$17]*[.$A107]^4+[.D$18]*[.$A107]^5+[.D$19]*[.$A107]^6" office:value-type="float" office:value="14723.083553234" calcext:value-type="float">
            <text:p>14723,083553234</text:p>
          </table:table-cell>
          <table:table-cell table:style-name="ce2" table:formula="of:=[.E$13]*[.$A107]^0+[.E$14]*[.$A107]^1+[.E$15]*[.$A107]^2+[.E$16]*[.$A107]^3+[.E$17]*[.$A107]^4+[.E$18]*[.$A107]^5+[.E$19]*[.$A107]^6" office:value-type="float" office:value="1980.86628571425" calcext:value-type="float">
            <text:p>1980,8662857143</text:p>
          </table:table-cell>
          <table:table-cell table:style-name="ce2" table:formula="of:=[.F$13]*[.$A107]^0+[.F$14]*[.$A107]^1+[.F$15]*[.$A107]^2+[.F$16]*[.$A107]^3+[.F$17]*[.$A107]^4+[.F$18]*[.$A107]^5+[.F$19]*[.$A107]^6" office:value-type="float" office:value="538.274285714286" calcext:value-type="float">
            <text:p>538,2742857143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2" table:formula="of:=[.B$13]*[.$A108]^0+[.B$14]*[.$A108]^1+[.B$15]*[.$A108]^2+[.B$16]*[.$A108]^3+[.B$17]*[.$A108]^4+[.B$18]*[.$A108]^5+[.B$19]*[.$A108]^6" office:value-type="float" office:value="-999113.349768919" calcext:value-type="float">
            <text:p>-999113,349768919</text:p>
          </table:table-cell>
          <table:table-cell table:style-name="ce2" table:formula="of:=[.C$13]*[.$A108]^0+[.C$14]*[.$A108]^1+[.C$15]*[.$A108]^2+[.C$16]*[.$A108]^3+[.C$17]*[.$A108]^4+[.C$18]*[.$A108]^5+[.C$19]*[.$A108]^6" office:value-type="float" office:value="90848.0288663005" calcext:value-type="float">
            <text:p>90848,0288663005</text:p>
          </table:table-cell>
          <table:table-cell table:style-name="ce2" table:formula="of:=[.D$13]*[.$A108]^0+[.D$14]*[.$A108]^1+[.D$15]*[.$A108]^2+[.D$16]*[.$A108]^3+[.D$17]*[.$A108]^4+[.D$18]*[.$A108]^5+[.D$19]*[.$A108]^6" office:value-type="float" office:value="15127.0383522596" calcext:value-type="float">
            <text:p>15127,0383522596</text:p>
          </table:table-cell>
          <table:table-cell table:style-name="ce2" table:formula="of:=[.E$13]*[.$A108]^0+[.E$14]*[.$A108]^1+[.E$15]*[.$A108]^2+[.E$16]*[.$A108]^3+[.E$17]*[.$A108]^4+[.E$18]*[.$A108]^5+[.E$19]*[.$A108]^6" office:value-type="float" office:value="2018.5446428571" calcext:value-type="float">
            <text:p>2018,5446428571</text:p>
          </table:table-cell>
          <table:table-cell table:style-name="ce2" table:formula="of:=[.F$13]*[.$A108]^0+[.F$14]*[.$A108]^1+[.F$15]*[.$A108]^2+[.F$16]*[.$A108]^3+[.F$17]*[.$A108]^4+[.F$18]*[.$A108]^5+[.F$19]*[.$A108]^6" office:value-type="float" office:value="544.982142857143" calcext:value-type="float">
            <text:p>544,9821428571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,6</text:p>
          </table:table-cell>
          <table:table-cell table:style-name="ce2" table:formula="of:=[.B$13]*[.$A109]^0+[.B$14]*[.$A109]^1+[.B$15]*[.$A109]^2+[.B$16]*[.$A109]^3+[.B$17]*[.$A109]^4+[.B$18]*[.$A109]^5+[.B$19]*[.$A109]^6" office:value-type="float" office:value="-1042885.9219576" calcext:value-type="float">
            <text:p>-1042885,9219576</text:p>
          </table:table-cell>
          <table:table-cell table:style-name="ce2" table:formula="of:=[.C$13]*[.$A109]^0+[.C$14]*[.$A109]^1+[.C$15]*[.$A109]^2+[.C$16]*[.$A109]^3+[.C$17]*[.$A109]^4+[.C$18]*[.$A109]^5+[.C$19]*[.$A109]^6" office:value-type="float" office:value="93969.1169232579" calcext:value-type="float">
            <text:p>93969,1169232579</text:p>
          </table:table-cell>
          <table:table-cell table:style-name="ce2" table:formula="of:=[.D$13]*[.$A109]^0+[.D$14]*[.$A109]^1+[.D$15]*[.$A109]^2+[.D$16]*[.$A109]^3+[.D$17]*[.$A109]^4+[.D$18]*[.$A109]^5+[.D$19]*[.$A109]^6" office:value-type="float" office:value="15539.2467740125" calcext:value-type="float">
            <text:p>15539,2467740125</text:p>
          </table:table-cell>
          <table:table-cell table:style-name="ce2" table:formula="of:=[.E$13]*[.$A109]^0+[.E$14]*[.$A109]^1+[.E$15]*[.$A109]^2+[.E$16]*[.$A109]^3+[.E$17]*[.$A109]^4+[.E$18]*[.$A109]^5+[.E$19]*[.$A109]^6" office:value-type="float" office:value="2056.69942857139" calcext:value-type="float">
            <text:p>2056,6994285714</text:p>
          </table:table-cell>
          <table:table-cell table:style-name="ce2" table:formula="of:=[.F$13]*[.$A109]^0+[.F$14]*[.$A109]^1+[.F$15]*[.$A109]^2+[.F$16]*[.$A109]^3+[.F$17]*[.$A109]^4+[.F$18]*[.$A109]^5+[.F$19]*[.$A109]^6" office:value-type="float" office:value="551.731428571429" calcext:value-type="float">
            <text:p>551,7314285714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,7</text:p>
          </table:table-cell>
          <table:table-cell table:style-name="ce2" table:formula="of:=[.B$13]*[.$A110]^0+[.B$14]*[.$A110]^1+[.B$15]*[.$A110]^2+[.B$16]*[.$A110]^3+[.B$17]*[.$A110]^4+[.B$18]*[.$A110]^5+[.B$19]*[.$A110]^6" office:value-type="float" office:value="-1088235.52649172" calcext:value-type="float">
            <text:p>-1088235,52649172</text:p>
          </table:table-cell>
          <table:table-cell table:style-name="ce2" table:formula="of:=[.C$13]*[.$A110]^0+[.C$14]*[.$A110]^1+[.C$15]*[.$A110]^2+[.C$16]*[.$A110]^3+[.C$17]*[.$A110]^4+[.C$18]*[.$A110]^5+[.C$19]*[.$A110]^6" office:value-type="float" office:value="97175.0977915796" calcext:value-type="float">
            <text:p>97175,0977915796</text:p>
          </table:table-cell>
          <table:table-cell table:style-name="ce2" table:formula="of:=[.D$13]*[.$A110]^0+[.D$14]*[.$A110]^1+[.D$15]*[.$A110]^2+[.D$16]*[.$A110]^3+[.D$17]*[.$A110]^4+[.D$18]*[.$A110]^5+[.D$19]*[.$A110]^6" office:value-type="float" office:value="15959.8202821291" calcext:value-type="float">
            <text:p>15959,8202821291</text:p>
          </table:table-cell>
          <table:table-cell table:style-name="ce2" table:formula="of:=[.E$13]*[.$A110]^0+[.E$14]*[.$A110]^1+[.E$15]*[.$A110]^2+[.E$16]*[.$A110]^3+[.E$17]*[.$A110]^4+[.E$18]*[.$A110]^5+[.E$19]*[.$A110]^6" office:value-type="float" office:value="2095.3336428571" calcext:value-type="float">
            <text:p>2095,3336428571</text:p>
          </table:table-cell>
          <table:table-cell table:style-name="ce2" table:formula="of:=[.F$13]*[.$A110]^0+[.F$14]*[.$A110]^1+[.F$15]*[.$A110]^2+[.F$16]*[.$A110]^3+[.F$17]*[.$A110]^4+[.F$18]*[.$A110]^5+[.F$19]*[.$A110]^6" office:value-type="float" office:value="558.522142857143" calcext:value-type="float">
            <text:p>558,5221428571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,8</text:p>
          </table:table-cell>
          <table:table-cell table:style-name="ce2" table:formula="of:=[.B$13]*[.$A111]^0+[.B$14]*[.$A111]^1+[.B$15]*[.$A111]^2+[.B$16]*[.$A111]^3+[.B$17]*[.$A111]^4+[.B$18]*[.$A111]^5+[.B$19]*[.$A111]^6" office:value-type="float" office:value="-1135207.03582631" calcext:value-type="float">
            <text:p>-1135207,03582631</text:p>
          </table:table-cell>
          <table:table-cell table:style-name="ce2" table:formula="of:=[.C$13]*[.$A111]^0+[.C$14]*[.$A111]^1+[.C$15]*[.$A111]^2+[.C$16]*[.$A111]^3+[.C$17]*[.$A111]^4+[.C$18]*[.$A111]^5+[.C$19]*[.$A111]^6" office:value-type="float" office:value="100467.684617857" calcext:value-type="float">
            <text:p>100467,684617857</text:p>
          </table:table-cell>
          <table:table-cell table:style-name="ce2" table:formula="of:=[.D$13]*[.$A111]^0+[.D$14]*[.$A111]^1+[.D$15]*[.$A111]^2+[.D$16]*[.$A111]^3+[.D$17]*[.$A111]^4+[.D$18]*[.$A111]^5+[.D$19]*[.$A111]^6" office:value-type="float" office:value="16388.8710857001" calcext:value-type="float">
            <text:p>16388,8710857001</text:p>
          </table:table-cell>
          <table:table-cell table:style-name="ce2" table:formula="of:=[.E$13]*[.$A111]^0+[.E$14]*[.$A111]^1+[.E$15]*[.$A111]^2+[.E$16]*[.$A111]^3+[.E$17]*[.$A111]^4+[.E$18]*[.$A111]^5+[.E$19]*[.$A111]^6" office:value-type="float" office:value="2134.45028571424" calcext:value-type="float">
            <text:p>2134,4502857143</text:p>
          </table:table-cell>
          <table:table-cell table:style-name="ce2" table:formula="of:=[.F$13]*[.$A111]^0+[.F$14]*[.$A111]^1+[.F$15]*[.$A111]^2+[.F$16]*[.$A111]^3+[.F$17]*[.$A111]^4+[.F$18]*[.$A111]^5+[.F$19]*[.$A111]^6" office:value-type="float" office:value="565.354285714286" calcext:value-type="float">
            <text:p>565,3542857143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,9</text:p>
          </table:table-cell>
          <table:table-cell table:style-name="ce2" table:formula="of:=[.B$13]*[.$A112]^0+[.B$14]*[.$A112]^1+[.B$15]*[.$A112]^2+[.B$16]*[.$A112]^3+[.B$17]*[.$A112]^4+[.B$18]*[.$A112]^5+[.B$19]*[.$A112]^6" office:value-type="float" office:value="-1183846.26808635" calcext:value-type="float">
            <text:p>-1183846,26808635</text:p>
          </table:table-cell>
          <table:table-cell table:style-name="ce2" table:formula="of:=[.C$13]*[.$A112]^0+[.C$14]*[.$A112]^1+[.C$15]*[.$A112]^2+[.C$16]*[.$A112]^3+[.C$17]*[.$A112]^4+[.C$18]*[.$A112]^5+[.C$19]*[.$A112]^6" office:value-type="float" office:value="103848.613344135" calcext:value-type="float">
            <text:p>103848,613344135</text:p>
          </table:table-cell>
          <table:table-cell table:style-name="ce2" table:formula="of:=[.D$13]*[.$A112]^0+[.D$14]*[.$A112]^1+[.D$15]*[.$A112]^2+[.D$16]*[.$A112]^3+[.D$17]*[.$A112]^4+[.D$18]*[.$A112]^5+[.D$19]*[.$A112]^6" office:value-type="float" office:value="16826.5121392712" calcext:value-type="float">
            <text:p>16826,5121392712</text:p>
          </table:table-cell>
          <table:table-cell table:style-name="ce2" table:formula="of:=[.E$13]*[.$A112]^0+[.E$14]*[.$A112]^1+[.E$15]*[.$A112]^2+[.E$16]*[.$A112]^3+[.E$17]*[.$A112]^4+[.E$18]*[.$A112]^5+[.E$19]*[.$A112]^6" office:value-type="float" office:value="2174.05235714281" calcext:value-type="float">
            <text:p>2174,0523571428</text:p>
          </table:table-cell>
          <table:table-cell table:style-name="ce2" table:formula="of:=[.F$13]*[.$A112]^0+[.F$14]*[.$A112]^1+[.F$15]*[.$A112]^2+[.F$16]*[.$A112]^3+[.F$17]*[.$A112]^4+[.F$18]*[.$A112]^5+[.F$19]*[.$A112]^6" office:value-type="float" office:value="572.227857142858" calcext:value-type="float">
            <text:p>572,227857142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B$13]*[.$A113]^0+[.B$14]*[.$A113]^1+[.B$15]*[.$A113]^2+[.B$16]*[.$A113]^3+[.B$17]*[.$A113]^4+[.B$18]*[.$A113]^5+[.B$19]*[.$A113]^6" office:value-type="float" office:value="-1234200.00019186" calcext:value-type="float">
            <text:p>-1234200,00019186</text:p>
          </table:table-cell>
          <table:table-cell table:style-name="ce2" table:formula="of:=[.C$13]*[.$A113]^0+[.C$14]*[.$A113]^1+[.C$15]*[.$A113]^2+[.C$16]*[.$A113]^3+[.C$17]*[.$A113]^4+[.C$18]*[.$A113]^5+[.C$19]*[.$A113]^6" office:value-type="float" office:value="107319.642857913" calcext:value-type="float">
            <text:p>107319,642857913</text:p>
          </table:table-cell>
          <table:table-cell table:style-name="ce2" table:formula="of:=[.D$13]*[.$A113]^0+[.D$14]*[.$A113]^1+[.D$15]*[.$A113]^2+[.D$16]*[.$A113]^3+[.D$17]*[.$A113]^4+[.D$18]*[.$A113]^5+[.D$19]*[.$A113]^6" office:value-type="float" office:value="17272.8571428423" calcext:value-type="float">
            <text:p>17272,8571428423</text:p>
          </table:table-cell>
          <table:table-cell table:style-name="ce2" table:formula="of:=[.E$13]*[.$A113]^0+[.E$14]*[.$A113]^1+[.E$15]*[.$A113]^2+[.E$16]*[.$A113]^3+[.E$17]*[.$A113]^4+[.E$18]*[.$A113]^5+[.E$19]*[.$A113]^6" office:value-type="float" office:value="2214.14285714281" calcext:value-type="float">
            <text:p>2214,1428571428</text:p>
          </table:table-cell>
          <table:table-cell table:style-name="ce2" table:formula="of:=[.F$13]*[.$A113]^0+[.F$14]*[.$A113]^1+[.F$15]*[.$A113]^2+[.F$16]*[.$A113]^3+[.F$17]*[.$A113]^4+[.F$18]*[.$A113]^5+[.F$19]*[.$A113]^6" office:value-type="float" office:value="579.142857142858" calcext:value-type="float">
            <text:p>579,1428571429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,1</text:p>
          </table:table-cell>
          <table:table-cell table:style-name="ce2" table:formula="of:=[.B$13]*[.$A114]^0+[.B$14]*[.$A114]^1+[.B$15]*[.$A114]^2+[.B$16]*[.$A114]^3+[.B$17]*[.$A114]^4+[.B$18]*[.$A114]^5+[.B$19]*[.$A114]^6" office:value-type="float" office:value="-1286315.98107284" calcext:value-type="float">
            <text:p>-1286315,98107284</text:p>
          </table:table-cell>
          <table:table-cell table:style-name="ce2" table:formula="of:=[.C$13]*[.$A114]^0+[.C$14]*[.$A114]^1+[.C$15]*[.$A114]^2+[.C$16]*[.$A114]^3+[.C$17]*[.$A114]^4+[.C$18]*[.$A114]^5+[.C$19]*[.$A114]^6" office:value-type="float" office:value="110882.555142148" calcext:value-type="float">
            <text:p>110882,555142148</text:p>
          </table:table-cell>
          <table:table-cell table:style-name="ce2" table:formula="of:=[.D$13]*[.$A114]^0+[.D$14]*[.$A114]^1+[.D$15]*[.$A114]^2+[.D$16]*[.$A114]^3+[.D$17]*[.$A114]^4+[.D$18]*[.$A114]^5+[.D$19]*[.$A114]^6" office:value-type="float" office:value="17728.0205418679" calcext:value-type="float">
            <text:p>17728,0205418679</text:p>
          </table:table-cell>
          <table:table-cell table:style-name="ce2" table:formula="of:=[.E$13]*[.$A114]^0+[.E$14]*[.$A114]^1+[.E$15]*[.$A114]^2+[.E$16]*[.$A114]^3+[.E$17]*[.$A114]^4+[.E$18]*[.$A114]^5+[.E$19]*[.$A114]^6" office:value-type="float" office:value="2254.72478571424" calcext:value-type="float">
            <text:p>2254,7247857143</text:p>
          </table:table-cell>
          <table:table-cell table:style-name="ce2" table:formula="of:=[.F$13]*[.$A114]^0+[.F$14]*[.$A114]^1+[.F$15]*[.$A114]^2+[.F$16]*[.$A114]^3+[.F$17]*[.$A114]^4+[.F$18]*[.$A114]^5+[.F$19]*[.$A114]^6" office:value-type="float" office:value="586.099285714286" calcext:value-type="float">
            <text:p>586,0992857143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style-name="ce2" table:formula="of:=[.B$13]*[.$A115]^0+[.B$14]*[.$A115]^1+[.B$15]*[.$A115]^2+[.B$16]*[.$A115]^3+[.B$17]*[.$A115]^4+[.B$18]*[.$A115]^5+[.B$19]*[.$A115]^6" office:value-type="float" office:value="-1340242.9449743" calcext:value-type="float">
            <text:p>-1340242,9449743</text:p>
          </table:table-cell>
          <table:table-cell table:style-name="ce2" table:formula="of:=[.C$13]*[.$A115]^0+[.C$14]*[.$A115]^1+[.C$15]*[.$A115]^2+[.C$16]*[.$A115]^3+[.C$17]*[.$A115]^4+[.C$18]*[.$A115]^5+[.C$19]*[.$A115]^6" office:value-type="float" office:value="114539.155425246" calcext:value-type="float">
            <text:p>114539,155425246</text:p>
          </table:table-cell>
          <table:table-cell table:style-name="ce2" table:formula="of:=[.D$13]*[.$A115]^0+[.D$14]*[.$A115]^1+[.D$15]*[.$A115]^2+[.D$16]*[.$A115]^3+[.D$17]*[.$A115]^4+[.D$18]*[.$A115]^5+[.D$19]*[.$A115]^6" office:value-type="float" office:value="18192.1175272571" calcext:value-type="float">
            <text:p>18192,1175272571</text:p>
          </table:table-cell>
          <table:table-cell table:style-name="ce2" table:formula="of:=[.E$13]*[.$A115]^0+[.E$14]*[.$A115]^1+[.E$15]*[.$A115]^2+[.E$16]*[.$A115]^3+[.E$17]*[.$A115]^4+[.E$18]*[.$A115]^5+[.E$19]*[.$A115]^6" office:value-type="float" office:value="2295.8011428571" calcext:value-type="float">
            <text:p>2295,8011428571</text:p>
          </table:table-cell>
          <table:table-cell table:style-name="ce2" table:formula="of:=[.F$13]*[.$A115]^0+[.F$14]*[.$A115]^1+[.F$15]*[.$A115]^2+[.F$16]*[.$A115]^3+[.F$17]*[.$A115]^4+[.F$18]*[.$A115]^5+[.F$19]*[.$A115]^6" office:value-type="float" office:value="593.097142857143" calcext:value-type="float">
            <text:p>593,0971428571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style-name="ce2" table:formula="of:=[.B$13]*[.$A116]^0+[.B$14]*[.$A116]^1+[.B$15]*[.$A116]^2+[.B$16]*[.$A116]^3+[.B$17]*[.$A116]^4+[.B$18]*[.$A116]^5+[.B$19]*[.$A116]^6" office:value-type="float" office:value="-1396030.62485124" calcext:value-type="float">
            <text:p>-1396030,62485124</text:p>
          </table:table-cell>
          <table:table-cell table:style-name="ce2" table:formula="of:=[.C$13]*[.$A116]^0+[.C$14]*[.$A116]^1+[.C$15]*[.$A116]^2+[.C$16]*[.$A116]^3+[.C$17]*[.$A116]^4+[.C$18]*[.$A116]^5+[.C$19]*[.$A116]^6" office:value-type="float" office:value="118291.272331073" calcext:value-type="float">
            <text:p>118291,272331073</text:p>
          </table:table-cell>
          <table:table-cell table:style-name="ce2" table:formula="of:=[.D$13]*[.$A116]^0+[.D$14]*[.$A116]^1+[.D$15]*[.$A116]^2+[.D$16]*[.$A116]^3+[.D$17]*[.$A116]^4+[.D$18]*[.$A116]^5+[.D$19]*[.$A116]^6" office:value-type="float" office:value="18665.2640353736" calcext:value-type="float">
            <text:p>18665,2640353736</text:p>
          </table:table-cell>
          <table:table-cell table:style-name="ce2" table:formula="of:=[.E$13]*[.$A116]^0+[.E$14]*[.$A116]^1+[.E$15]*[.$A116]^2+[.E$16]*[.$A116]^3+[.E$17]*[.$A116]^4+[.E$18]*[.$A116]^5+[.E$19]*[.$A116]^6" office:value-type="float" office:value="2337.37492857138" calcext:value-type="float">
            <text:p>2337,3749285714</text:p>
          </table:table-cell>
          <table:table-cell table:style-name="ce2" table:formula="of:=[.F$13]*[.$A116]^0+[.F$14]*[.$A116]^1+[.F$15]*[.$A116]^2+[.F$16]*[.$A116]^3+[.F$17]*[.$A116]^4+[.F$18]*[.$A116]^5+[.F$19]*[.$A116]^6" office:value-type="float" office:value="600.136428571429" calcext:value-type="float">
            <text:p>600,1364285714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,4</text:p>
          </table:table-cell>
          <table:table-cell table:style-name="ce2" table:formula="of:=[.B$13]*[.$A117]^0+[.B$14]*[.$A117]^1+[.B$15]*[.$A117]^2+[.B$16]*[.$A117]^3+[.B$17]*[.$A117]^4+[.B$18]*[.$A117]^5+[.B$19]*[.$A117]^6" office:value-type="float" office:value="-1453729.76585368" calcext:value-type="float">
            <text:p>-1453729,76585368</text:p>
          </table:table-cell>
          <table:table-cell table:style-name="ce2" table:formula="of:=[.C$13]*[.$A117]^0+[.C$14]*[.$A117]^1+[.C$15]*[.$A117]^2+[.C$16]*[.$A117]^3+[.C$17]*[.$A117]^4+[.C$18]*[.$A117]^5+[.C$19]*[.$A117]^6" office:value-type="float" office:value="122140.758028946" calcext:value-type="float">
            <text:p>122140,758028946</text:p>
          </table:table-cell>
          <table:table-cell table:style-name="ce2" table:formula="of:=[.D$13]*[.$A117]^0+[.D$14]*[.$A117]^1+[.D$15]*[.$A117]^2+[.D$16]*[.$A117]^3+[.D$17]*[.$A117]^4+[.D$18]*[.$A117]^5+[.D$19]*[.$A117]^6" office:value-type="float" office:value="19147.5767480355" calcext:value-type="float">
            <text:p>19147,5767480355</text:p>
          </table:table-cell>
          <table:table-cell table:style-name="ce2" table:formula="of:=[.E$13]*[.$A117]^0+[.E$14]*[.$A117]^1+[.E$15]*[.$A117]^2+[.E$16]*[.$A117]^3+[.E$17]*[.$A117]^4+[.E$18]*[.$A117]^5+[.E$19]*[.$A117]^6" office:value-type="float" office:value="2379.44914285709" calcext:value-type="float">
            <text:p>2379,4491428571</text:p>
          </table:table-cell>
          <table:table-cell table:style-name="ce2" table:formula="of:=[.F$13]*[.$A117]^0+[.F$14]*[.$A117]^1+[.F$15]*[.$A117]^2+[.F$16]*[.$A117]^3+[.F$17]*[.$A117]^4+[.F$18]*[.$A117]^5+[.F$19]*[.$A117]^6" office:value-type="float" office:value="607.217142857143" calcext:value-type="float">
            <text:p>607,2171428571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style-name="ce2" table:formula="of:=[.B$13]*[.$A118]^0+[.B$14]*[.$A118]^1+[.B$15]*[.$A118]^2+[.B$16]*[.$A118]^3+[.B$17]*[.$A118]^4+[.B$18]*[.$A118]^5+[.B$19]*[.$A118]^6" office:value-type="float" office:value="-1513392.13890161" calcext:value-type="float">
            <text:p>-1513392,13890161</text:p>
          </table:table-cell>
          <table:table-cell table:style-name="ce2" table:formula="of:=[.C$13]*[.$A118]^0+[.C$14]*[.$A118]^1+[.C$15]*[.$A118]^2+[.C$16]*[.$A118]^3+[.C$17]*[.$A118]^4+[.C$18]*[.$A118]^5+[.C$19]*[.$A118]^6" office:value-type="float" office:value="126089.488383639" calcext:value-type="float">
            <text:p>126089,488383639</text:p>
          </table:table-cell>
          <table:table-cell table:style-name="ce2" table:formula="of:=[.D$13]*[.$A118]^0+[.D$14]*[.$A118]^1+[.D$15]*[.$A118]^2+[.D$16]*[.$A118]^3+[.D$17]*[.$A118]^4+[.D$18]*[.$A118]^5+[.D$19]*[.$A118]^6" office:value-type="float" office:value="19639.1730925156" calcext:value-type="float">
            <text:p>19639,1730925156</text:p>
          </table:table-cell>
          <table:table-cell table:style-name="ce2" table:formula="of:=[.E$13]*[.$A118]^0+[.E$14]*[.$A118]^1+[.E$15]*[.$A118]^2+[.E$16]*[.$A118]^3+[.E$17]*[.$A118]^4+[.E$18]*[.$A118]^5+[.E$19]*[.$A118]^6" office:value-type="float" office:value="2422.02678571424" calcext:value-type="float">
            <text:p>2422,0267857142</text:p>
          </table:table-cell>
          <table:table-cell table:style-name="ce2" table:formula="of:=[.F$13]*[.$A118]^0+[.F$14]*[.$A118]^1+[.F$15]*[.$A118]^2+[.F$16]*[.$A118]^3+[.F$17]*[.$A118]^4+[.F$18]*[.$A118]^5+[.F$19]*[.$A118]^6" office:value-type="float" office:value="614.339285714286" calcext:value-type="float">
            <text:p>614,3392857143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,6</text:p>
          </table:table-cell>
          <table:table-cell table:style-name="ce2" table:formula="of:=[.B$13]*[.$A119]^0+[.B$14]*[.$A119]^1+[.B$15]*[.$A119]^2+[.B$16]*[.$A119]^3+[.B$17]*[.$A119]^4+[.B$18]*[.$A119]^5+[.B$19]*[.$A119]^6" office:value-type="float" office:value="-1575070.55435004" calcext:value-type="float">
            <text:p>-1575070,55435004</text:p>
          </table:table-cell>
          <table:table-cell table:style-name="ce2" table:formula="of:=[.C$13]*[.$A119]^0+[.C$14]*[.$A119]^1+[.C$15]*[.$A119]^2+[.C$16]*[.$A119]^3+[.C$17]*[.$A119]^4+[.C$18]*[.$A119]^5+[.C$19]*[.$A119]^6" office:value-type="float" office:value="130139.363105377" calcext:value-type="float">
            <text:p>130139,363105377</text:p>
          </table:table-cell>
          <table:table-cell table:style-name="ce2" table:formula="of:=[.D$13]*[.$A119]^0+[.D$14]*[.$A119]^1+[.D$15]*[.$A119]^2+[.D$16]*[.$A119]^3+[.D$17]*[.$A119]^4+[.D$18]*[.$A119]^5+[.D$19]*[.$A119]^6" office:value-type="float" office:value="20140.1712415412" calcext:value-type="float">
            <text:p>20140,1712415412</text:p>
          </table:table-cell>
          <table:table-cell table:style-name="ce2" table:formula="of:=[.E$13]*[.$A119]^0+[.E$14]*[.$A119]^1+[.E$15]*[.$A119]^2+[.E$16]*[.$A119]^3+[.E$17]*[.$A119]^4+[.E$18]*[.$A119]^5+[.E$19]*[.$A119]^6" office:value-type="float" office:value="2465.11085714281" calcext:value-type="float">
            <text:p>2465,1108571428</text:p>
          </table:table-cell>
          <table:table-cell table:style-name="ce2" table:formula="of:=[.F$13]*[.$A119]^0+[.F$14]*[.$A119]^1+[.F$15]*[.$A119]^2+[.F$16]*[.$A119]^3+[.F$17]*[.$A119]^4+[.F$18]*[.$A119]^5+[.F$19]*[.$A119]^6" office:value-type="float" office:value="621.502857142858" calcext:value-type="float">
            <text:p>621,5028571429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,7</text:p>
          </table:table-cell>
          <table:table-cell table:style-name="ce2" table:formula="of:=[.B$13]*[.$A120]^0+[.B$14]*[.$A120]^1+[.B$15]*[.$A120]^2+[.B$16]*[.$A120]^3+[.B$17]*[.$A120]^4+[.B$18]*[.$A120]^5+[.B$19]*[.$A120]^6" office:value-type="float" office:value="-1638818.87574398" calcext:value-type="float">
            <text:p>-1638818,87574398</text:p>
          </table:table-cell>
          <table:table-cell table:style-name="ce2" table:formula="of:=[.C$13]*[.$A120]^0+[.C$14]*[.$A120]^1+[.C$15]*[.$A120]^2+[.C$16]*[.$A120]^3+[.C$17]*[.$A120]^4+[.C$18]*[.$A120]^5+[.C$19]*[.$A120]^6" office:value-type="float" office:value="134292.305899844" calcext:value-type="float">
            <text:p>134292,305899844</text:p>
          </table:table-cell>
          <table:table-cell table:style-name="ce2" table:formula="of:=[.D$13]*[.$A120]^0+[.D$14]*[.$A120]^1+[.D$15]*[.$A120]^2+[.D$16]*[.$A120]^3+[.D$17]*[.$A120]^4+[.D$18]*[.$A120]^5+[.D$19]*[.$A120]^6" office:value-type="float" office:value="20650.690113294" calcext:value-type="float">
            <text:p>20650,690113294</text:p>
          </table:table-cell>
          <table:table-cell table:style-name="ce2" table:formula="of:=[.E$13]*[.$A120]^0+[.E$14]*[.$A120]^1+[.E$15]*[.$A120]^2+[.E$16]*[.$A120]^3+[.E$17]*[.$A120]^4+[.E$18]*[.$A120]^5+[.E$19]*[.$A120]^6" office:value-type="float" office:value="2508.70435714281" calcext:value-type="float">
            <text:p>2508,7043571428</text:p>
          </table:table-cell>
          <table:table-cell table:style-name="ce2" table:formula="of:=[.F$13]*[.$A120]^0+[.F$14]*[.$A120]^1+[.F$15]*[.$A120]^2+[.F$16]*[.$A120]^3+[.F$17]*[.$A120]^4+[.F$18]*[.$A120]^5+[.F$19]*[.$A120]^6" office:value-type="float" office:value="628.707857142858" calcext:value-type="float">
            <text:p>628,7078571429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,8</text:p>
          </table:table-cell>
          <table:table-cell table:style-name="ce2" table:formula="of:=[.B$13]*[.$A121]^0+[.B$14]*[.$A121]^1+[.B$15]*[.$A121]^2+[.B$16]*[.$A121]^3+[.B$17]*[.$A121]^4+[.B$18]*[.$A121]^5+[.B$19]*[.$A121]^6" office:value-type="float" office:value="-1704692.03366344" calcext:value-type="float">
            <text:p>-1704692,03366344</text:p>
          </table:table-cell>
          <table:table-cell table:style-name="ce2" table:formula="of:=[.C$13]*[.$A121]^0+[.C$14]*[.$A121]^1+[.C$15]*[.$A121]^2+[.C$16]*[.$A121]^3+[.C$17]*[.$A121]^4+[.C$18]*[.$A121]^5+[.C$19]*[.$A121]^6" office:value-type="float" office:value="138550.264618176" calcext:value-type="float">
            <text:p>138550,264618176</text:p>
          </table:table-cell>
          <table:table-cell table:style-name="ce2" table:formula="of:=[.D$13]*[.$A121]^0+[.D$14]*[.$A121]^1+[.D$15]*[.$A121]^2+[.D$16]*[.$A121]^3+[.D$17]*[.$A121]^4+[.D$18]*[.$A121]^5+[.D$19]*[.$A121]^6" office:value-type="float" office:value="21170.8493714104" calcext:value-type="float">
            <text:p>21170,8493714104</text:p>
          </table:table-cell>
          <table:table-cell table:style-name="ce2" table:formula="of:=[.E$13]*[.$A121]^0+[.E$14]*[.$A121]^1+[.E$15]*[.$A121]^2+[.E$16]*[.$A121]^3+[.E$17]*[.$A121]^4+[.E$18]*[.$A121]^5+[.E$19]*[.$A121]^6" office:value-type="float" office:value="2552.81028571423" calcext:value-type="float">
            <text:p>2552,8102857142</text:p>
          </table:table-cell>
          <table:table-cell table:style-name="ce2" table:formula="of:=[.F$13]*[.$A121]^0+[.F$14]*[.$A121]^1+[.F$15]*[.$A121]^2+[.F$16]*[.$A121]^3+[.F$17]*[.$A121]^4+[.F$18]*[.$A121]^5+[.F$19]*[.$A121]^6" office:value-type="float" office:value="635.954285714286" calcext:value-type="float">
            <text:p>635,9542857143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,9</text:p>
          </table:table-cell>
          <table:table-cell table:style-name="ce2" table:formula="of:=[.B$13]*[.$A122]^0+[.B$14]*[.$A122]^1+[.B$15]*[.$A122]^2+[.B$16]*[.$A122]^3+[.B$17]*[.$A122]^4+[.B$18]*[.$A122]^5+[.B$19]*[.$A122]^6" office:value-type="float" office:value="-1772746.03965843" calcext:value-type="float">
            <text:p>-1772746,03965843</text:p>
          </table:table-cell>
          <table:table-cell table:style-name="ce2" table:formula="of:=[.C$13]*[.$A122]^0+[.C$14]*[.$A122]^1+[.C$15]*[.$A122]^2+[.C$16]*[.$A122]^3+[.C$17]*[.$A122]^4+[.C$18]*[.$A122]^5+[.C$19]*[.$A122]^6" office:value-type="float" office:value="142915.211406963" calcext:value-type="float">
            <text:p>142915,211406963</text:p>
          </table:table-cell>
          <table:table-cell table:style-name="ce2" table:formula="of:=[.D$13]*[.$A122]^0+[.D$14]*[.$A122]^1+[.D$15]*[.$A122]^2+[.D$16]*[.$A122]^3+[.D$17]*[.$A122]^4+[.D$18]*[.$A122]^5+[.D$19]*[.$A122]^6" office:value-type="float" office:value="21700.7694249814" calcext:value-type="float">
            <text:p>21700,7694249814</text:p>
          </table:table-cell>
          <table:table-cell table:style-name="ce2" table:formula="of:=[.E$13]*[.$A122]^0+[.E$14]*[.$A122]^1+[.E$15]*[.$A122]^2+[.E$16]*[.$A122]^3+[.E$17]*[.$A122]^4+[.E$18]*[.$A122]^5+[.E$19]*[.$A122]^6" office:value-type="float" office:value="2597.43164285709" calcext:value-type="float">
            <text:p>2597,4316428571</text:p>
          </table:table-cell>
          <table:table-cell table:style-name="ce2" table:formula="of:=[.F$13]*[.$A122]^0+[.F$14]*[.$A122]^1+[.F$15]*[.$A122]^2+[.F$16]*[.$A122]^3+[.F$17]*[.$A122]^4+[.F$18]*[.$A122]^5+[.F$19]*[.$A122]^6" office:value-type="float" office:value="643.242142857143" calcext:value-type="float">
            <text:p>643,242142857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B$13]*[.$A123]^0+[.B$14]*[.$A123]^1+[.B$15]*[.$A123]^2+[.B$16]*[.$A123]^3+[.B$17]*[.$A123]^4+[.B$18]*[.$A123]^5+[.B$19]*[.$A123]^6" office:value-type="float" office:value="-1843038.00027394" calcext:value-type="float">
            <text:p>-1843038,00027394</text:p>
          </table:table-cell>
          <table:table-cell table:style-name="ce2" table:formula="of:=[.C$13]*[.$A123]^0+[.C$14]*[.$A123]^1+[.C$15]*[.$A123]^2+[.C$16]*[.$A123]^3+[.C$17]*[.$A123]^4+[.C$18]*[.$A123]^5+[.C$19]*[.$A123]^6" office:value-type="float" office:value="147389.142858251" calcext:value-type="float">
            <text:p>147389,142858251</text:p>
          </table:table-cell>
          <table:table-cell table:style-name="ce2" table:formula="of:=[.D$13]*[.$A123]^0+[.D$14]*[.$A123]^1+[.D$15]*[.$A123]^2+[.D$16]*[.$A123]^3+[.D$17]*[.$A123]^4+[.D$18]*[.$A123]^5+[.D$19]*[.$A123]^6" office:value-type="float" office:value="22240.5714285524" calcext:value-type="float">
            <text:p>22240,5714285524</text:p>
          </table:table-cell>
          <table:table-cell table:style-name="ce2" table:formula="of:=[.E$13]*[.$A123]^0+[.E$14]*[.$A123]^1+[.E$15]*[.$A123]^2+[.E$16]*[.$A123]^3+[.E$17]*[.$A123]^4+[.E$18]*[.$A123]^5+[.E$19]*[.$A123]^6" office:value-type="float" office:value="2642.57142857138" calcext:value-type="float">
            <text:p>2642,5714285714</text:p>
          </table:table-cell>
          <table:table-cell table:style-name="ce2" table:formula="of:=[.F$13]*[.$A123]^0+[.F$14]*[.$A123]^1+[.F$15]*[.$A123]^2+[.F$16]*[.$A123]^3+[.F$17]*[.$A123]^4+[.F$18]*[.$A123]^5+[.F$19]*[.$A123]^6" office:value-type="float" office:value="650.571428571429" calcext:value-type="float">
            <text:p>650,571428571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,1</text:p>
          </table:table-cell>
          <table:table-cell table:style-name="ce2" table:formula="of:=[.B$13]*[.$A124]^0+[.B$14]*[.$A124]^1+[.B$15]*[.$A124]^2+[.B$16]*[.$A124]^3+[.B$17]*[.$A124]^4+[.B$18]*[.$A124]^5+[.B$19]*[.$A124]^6" office:value-type="float" office:value="-1915626.13116499" calcext:value-type="float">
            <text:p>-1915626,13116499</text:p>
          </table:table-cell>
          <table:table-cell table:style-name="ce2" table:formula="of:=[.C$13]*[.$A124]^0+[.C$14]*[.$A124]^1+[.C$15]*[.$A124]^2+[.C$16]*[.$A124]^3+[.C$17]*[.$A124]^4+[.C$18]*[.$A124]^5+[.C$19]*[.$A124]^6" office:value-type="float" office:value="151974.08015954" calcext:value-type="float">
            <text:p>151974,08015954</text:p>
          </table:table-cell>
          <table:table-cell table:style-name="ce2" table:formula="of:=[.D$13]*[.$A124]^0+[.D$14]*[.$A124]^1+[.D$15]*[.$A124]^2+[.D$16]*[.$A124]^3+[.D$17]*[.$A124]^4+[.D$18]*[.$A124]^5+[.D$19]*[.$A124]^6" office:value-type="float" office:value="22790.3772821234" calcext:value-type="float">
            <text:p>22790,3772821234</text:p>
          </table:table-cell>
          <table:table-cell table:style-name="ce2" table:formula="of:=[.E$13]*[.$A124]^0+[.E$14]*[.$A124]^1+[.E$15]*[.$A124]^2+[.E$16]*[.$A124]^3+[.E$17]*[.$A124]^4+[.E$18]*[.$A124]^5+[.E$19]*[.$A124]^6" office:value-type="float" office:value="2688.23264285709" calcext:value-type="float">
            <text:p>2688,2326428571</text:p>
          </table:table-cell>
          <table:table-cell table:style-name="ce2" table:formula="of:=[.F$13]*[.$A124]^0+[.F$14]*[.$A124]^1+[.F$15]*[.$A124]^2+[.F$16]*[.$A124]^3+[.F$17]*[.$A124]^4+[.F$18]*[.$A124]^5+[.F$19]*[.$A124]^6" office:value-type="float" office:value="657.942142857144" calcext:value-type="float">
            <text:p>657,9421428571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style-name="ce2" table:formula="of:=[.B$13]*[.$A125]^0+[.B$14]*[.$A125]^1+[.B$15]*[.$A125]^2+[.B$16]*[.$A125]^3+[.B$17]*[.$A125]^4+[.B$18]*[.$A125]^5+[.B$19]*[.$A125]^6" office:value-type="float" office:value="-1990569.77130158" calcext:value-type="float">
            <text:p>-1990569,77130158</text:p>
          </table:table-cell>
          <table:table-cell table:style-name="ce2" table:formula="of:=[.C$13]*[.$A125]^0+[.C$14]*[.$A125]^1+[.C$15]*[.$A125]^2+[.C$16]*[.$A125]^3+[.C$17]*[.$A125]^4+[.C$18]*[.$A125]^5+[.C$19]*[.$A125]^6" office:value-type="float" office:value="156672.069243785" calcext:value-type="float">
            <text:p>156672,069243785</text:p>
          </table:table-cell>
          <table:table-cell table:style-name="ce2" table:formula="of:=[.D$13]*[.$A125]^0+[.D$14]*[.$A125]^1+[.D$15]*[.$A125]^2+[.D$16]*[.$A125]^3+[.D$17]*[.$A125]^4+[.D$18]*[.$A125]^5+[.D$19]*[.$A125]^6" office:value-type="float" office:value="23350.3096311489" calcext:value-type="float">
            <text:p>23350,3096311489</text:p>
          </table:table-cell>
          <table:table-cell table:style-name="ce2" table:formula="of:=[.E$13]*[.$A125]^0+[.E$14]*[.$A125]^1+[.E$15]*[.$A125]^2+[.E$16]*[.$A125]^3+[.E$17]*[.$A125]^4+[.E$18]*[.$A125]^5+[.E$19]*[.$A125]^6" office:value-type="float" office:value="2734.41828571423" calcext:value-type="float">
            <text:p>2734,4182857142</text:p>
          </table:table-cell>
          <table:table-cell table:style-name="ce2" table:formula="of:=[.F$13]*[.$A125]^0+[.F$14]*[.$A125]^1+[.F$15]*[.$A125]^2+[.F$16]*[.$A125]^3+[.F$17]*[.$A125]^4+[.F$18]*[.$A125]^5+[.F$19]*[.$A125]^6" office:value-type="float" office:value="665.354285714286" calcext:value-type="float">
            <text:p>665,3542857143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,3</text:p>
          </table:table-cell>
          <table:table-cell table:style-name="ce2" table:formula="of:=[.B$13]*[.$A126]^0+[.B$14]*[.$A126]^1+[.B$15]*[.$A126]^2+[.B$16]*[.$A126]^3+[.B$17]*[.$A126]^4+[.B$18]*[.$A126]^5+[.B$19]*[.$A126]^6" office:value-type="float" office:value="-2067929.39726373" calcext:value-type="float">
            <text:p>-2067929,39726373</text:p>
          </table:table-cell>
          <table:table-cell table:style-name="ce2" table:formula="of:=[.C$13]*[.$A126]^0+[.C$14]*[.$A126]^1+[.C$15]*[.$A126]^2+[.C$16]*[.$A126]^3+[.C$17]*[.$A126]^4+[.C$18]*[.$A126]^5+[.C$19]*[.$A126]^6" office:value-type="float" office:value="161485.180939395" calcext:value-type="float">
            <text:p>161485,180939395</text:p>
          </table:table-cell>
          <table:table-cell table:style-name="ce2" table:formula="of:=[.D$13]*[.$A126]^0+[.D$14]*[.$A126]^1+[.D$15]*[.$A126]^2+[.D$16]*[.$A126]^3+[.D$17]*[.$A126]^4+[.D$18]*[.$A126]^5+[.D$19]*[.$A126]^6" office:value-type="float" office:value="23920.491866538" calcext:value-type="float">
            <text:p>23920,491866538</text:p>
          </table:table-cell>
          <table:table-cell table:style-name="ce2" table:formula="of:=[.E$13]*[.$A126]^0+[.E$14]*[.$A126]^1+[.E$15]*[.$A126]^2+[.E$16]*[.$A126]^3+[.E$17]*[.$A126]^4+[.E$18]*[.$A126]^5+[.E$19]*[.$A126]^6" office:value-type="float" office:value="2781.1313571428" calcext:value-type="float">
            <text:p>2781,1313571428</text:p>
          </table:table-cell>
          <table:table-cell table:style-name="ce2" table:formula="of:=[.F$13]*[.$A126]^0+[.F$14]*[.$A126]^1+[.F$15]*[.$A126]^2+[.F$16]*[.$A126]^3+[.F$17]*[.$A126]^4+[.F$18]*[.$A126]^5+[.F$19]*[.$A126]^6" office:value-type="float" office:value="672.807857142858" calcext:value-type="float">
            <text:p>672,8078571429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,4</text:p>
          </table:table-cell>
          <table:table-cell table:style-name="ce2" table:formula="of:=[.B$13]*[.$A127]^0+[.B$14]*[.$A127]^1+[.B$15]*[.$A127]^2+[.B$16]*[.$A127]^3+[.B$17]*[.$A127]^4+[.B$18]*[.$A127]^5+[.B$19]*[.$A127]^6" office:value-type="float" office:value="-2147766.63762643" calcext:value-type="float">
            <text:p>-2147766,63762643</text:p>
          </table:table-cell>
          <table:table-cell table:style-name="ce2" table:formula="of:=[.C$13]*[.$A127]^0+[.C$14]*[.$A127]^1+[.C$15]*[.$A127]^2+[.C$16]*[.$A127]^3+[.C$17]*[.$A127]^4+[.C$18]*[.$A127]^5+[.C$19]*[.$A127]^6" office:value-type="float" office:value="166415.511120233" calcext:value-type="float">
            <text:p>166415,511120233</text:p>
          </table:table-cell>
          <table:table-cell table:style-name="ce2" table:formula="of:=[.D$13]*[.$A127]^0+[.D$14]*[.$A127]^1+[.D$15]*[.$A127]^2+[.D$16]*[.$A127]^3+[.D$17]*[.$A127]^4+[.D$18]*[.$A127]^5+[.D$19]*[.$A127]^6" office:value-type="float" office:value="24501.0481246544" calcext:value-type="float">
            <text:p>24501,0481246544</text:p>
          </table:table-cell>
          <table:table-cell table:style-name="ce2" table:formula="of:=[.E$13]*[.$A127]^0+[.E$14]*[.$A127]^1+[.E$15]*[.$A127]^2+[.E$16]*[.$A127]^3+[.E$17]*[.$A127]^4+[.E$18]*[.$A127]^5+[.E$19]*[.$A127]^6" office:value-type="float" office:value="2828.3748571428" calcext:value-type="float">
            <text:p>2828,3748571428</text:p>
          </table:table-cell>
          <table:table-cell table:style-name="ce2" table:formula="of:=[.F$13]*[.$A127]^0+[.F$14]*[.$A127]^1+[.F$15]*[.$A127]^2+[.F$16]*[.$A127]^3+[.F$17]*[.$A127]^4+[.F$18]*[.$A127]^5+[.F$19]*[.$A127]^6" office:value-type="float" office:value="680.302857142858" calcext:value-type="float">
            <text:p>680,3028571429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style-name="ce2" table:formula="of:=[.B$13]*[.$A128]^0+[.B$14]*[.$A128]^1+[.B$15]*[.$A128]^2+[.B$16]*[.$A128]^3+[.B$17]*[.$A128]^4+[.B$18]*[.$A128]^5+[.B$19]*[.$A128]^6" office:value-type="float" office:value="-2230144.2874347" calcext:value-type="float">
            <text:p>-2230144,2874347</text:p>
          </table:table-cell>
          <table:table-cell table:style-name="ce2" table:formula="of:=[.C$13]*[.$A128]^0+[.C$14]*[.$A128]^1+[.C$15]*[.$A128]^2+[.C$16]*[.$A128]^3+[.C$17]*[.$A128]^4+[.C$18]*[.$A128]^5+[.C$19]*[.$A128]^6" office:value-type="float" office:value="171465.180855617" calcext:value-type="float">
            <text:p>171465,180855617</text:p>
          </table:table-cell>
          <table:table-cell table:style-name="ce2" table:formula="of:=[.D$13]*[.$A128]^0+[.D$14]*[.$A128]^1+[.D$15]*[.$A128]^2+[.D$16]*[.$A128]^3+[.D$17]*[.$A128]^4+[.D$18]*[.$A128]^5+[.D$19]*[.$A128]^6" office:value-type="float" office:value="25092.1032873162" calcext:value-type="float">
            <text:p>25092,1032873162</text:p>
          </table:table-cell>
          <table:table-cell table:style-name="ce2" table:formula="of:=[.E$13]*[.$A128]^0+[.E$14]*[.$A128]^1+[.E$15]*[.$A128]^2+[.E$16]*[.$A128]^3+[.E$17]*[.$A128]^4+[.E$18]*[.$A128]^5+[.E$19]*[.$A128]^6" office:value-type="float" office:value="2876.15178571423" calcext:value-type="float">
            <text:p>2876,1517857142</text:p>
          </table:table-cell>
          <table:table-cell table:style-name="ce2" table:formula="of:=[.F$13]*[.$A128]^0+[.F$14]*[.$A128]^1+[.F$15]*[.$A128]^2+[.F$16]*[.$A128]^3+[.F$17]*[.$A128]^4+[.F$18]*[.$A128]^5+[.F$19]*[.$A128]^6" office:value-type="float" office:value="687.839285714287" calcext:value-type="float">
            <text:p>687,8392857143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,6</text:p>
          </table:table-cell>
          <table:table-cell table:style-name="ce2" table:formula="of:=[.B$13]*[.$A129]^0+[.B$14]*[.$A129]^1+[.B$15]*[.$A129]^2+[.B$16]*[.$A129]^3+[.B$17]*[.$A129]^4+[.B$18]*[.$A129]^5+[.B$19]*[.$A129]^6" office:value-type="float" office:value="-2315126.32276855" calcext:value-type="float">
            <text:p>-2315126,32276855</text:p>
          </table:table-cell>
          <table:table-cell table:style-name="ce2" table:formula="of:=[.C$13]*[.$A129]^0+[.C$14]*[.$A129]^1+[.C$15]*[.$A129]^2+[.C$16]*[.$A129]^3+[.C$17]*[.$A129]^4+[.C$18]*[.$A129]^5+[.C$19]*[.$A129]^6" office:value-type="float" office:value="176636.336560321" calcext:value-type="float">
            <text:p>176636,336560321</text:p>
          </table:table-cell>
          <table:table-cell table:style-name="ce2" table:formula="of:=[.D$13]*[.$A129]^0+[.D$14]*[.$A129]^1+[.D$15]*[.$A129]^2+[.D$16]*[.$A129]^3+[.D$17]*[.$A129]^4+[.D$18]*[.$A129]^5+[.D$19]*[.$A129]^6" office:value-type="float" office:value="25693.7829817963" calcext:value-type="float">
            <text:p>25693,7829817963</text:p>
          </table:table-cell>
          <table:table-cell table:style-name="ce2" table:formula="of:=[.E$13]*[.$A129]^0+[.E$14]*[.$A129]^1+[.E$15]*[.$A129]^2+[.E$16]*[.$A129]^3+[.E$17]*[.$A129]^4+[.E$18]*[.$A129]^5+[.E$19]*[.$A129]^6" office:value-type="float" office:value="2924.46514285708" calcext:value-type="float">
            <text:p>2924,4651428571</text:p>
          </table:table-cell>
          <table:table-cell table:style-name="ce2" table:formula="of:=[.F$13]*[.$A129]^0+[.F$14]*[.$A129]^1+[.F$15]*[.$A129]^2+[.F$16]*[.$A129]^3+[.F$17]*[.$A129]^4+[.F$18]*[.$A129]^5+[.F$19]*[.$A129]^6" office:value-type="float" office:value="695.417142857144" calcext:value-type="float">
            <text:p>695,4171428571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,7</text:p>
          </table:table-cell>
          <table:table-cell table:style-name="ce2" table:formula="of:=[.B$13]*[.$A130]^0+[.B$14]*[.$A130]^1+[.B$15]*[.$A130]^2+[.B$16]*[.$A130]^3+[.B$17]*[.$A130]^4+[.B$18]*[.$A130]^5+[.B$19]*[.$A130]^6" office:value-type="float" office:value="-2402777.91539797" calcext:value-type="float">
            <text:p>-2402777,91539797</text:p>
          </table:table-cell>
          <table:table-cell table:style-name="ce2" table:formula="of:=[.C$13]*[.$A130]^0+[.C$14]*[.$A130]^1+[.C$15]*[.$A130]^2+[.C$16]*[.$A130]^3+[.C$17]*[.$A130]^4+[.C$18]*[.$A130]^5+[.C$19]*[.$A130]^6" office:value-type="float" office:value="181931.150144572" calcext:value-type="float">
            <text:p>181931,150144572</text:p>
          </table:table-cell>
          <table:table-cell table:style-name="ce2" table:formula="of:=[.D$13]*[.$A130]^0+[.D$14]*[.$A130]^1+[.D$15]*[.$A130]^2+[.D$16]*[.$A130]^3+[.D$17]*[.$A130]^4+[.D$18]*[.$A130]^5+[.D$19]*[.$A130]^6" office:value-type="float" office:value="26306.2135808217" calcext:value-type="float">
            <text:p>26306,2135808217</text:p>
          </table:table-cell>
          <table:table-cell table:style-name="ce2" table:formula="of:=[.E$13]*[.$A130]^0+[.E$14]*[.$A130]^1+[.E$15]*[.$A130]^2+[.E$16]*[.$A130]^3+[.E$17]*[.$A130]^4+[.E$18]*[.$A130]^5+[.E$19]*[.$A130]^6" office:value-type="float" office:value="2973.31792857137" calcext:value-type="float">
            <text:p>2973,3179285714</text:p>
          </table:table-cell>
          <table:table-cell table:style-name="ce2" table:formula="of:=[.F$13]*[.$A130]^0+[.F$14]*[.$A130]^1+[.F$15]*[.$A130]^2+[.F$16]*[.$A130]^3+[.F$17]*[.$A130]^4+[.F$18]*[.$A130]^5+[.F$19]*[.$A130]^6" office:value-type="float" office:value="703.036428571429" calcext:value-type="float">
            <text:p>703,0364285714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,8</text:p>
          </table:table-cell>
          <table:table-cell table:style-name="ce2" table:formula="of:=[.B$13]*[.$A131]^0+[.B$14]*[.$A131]^1+[.B$15]*[.$A131]^2+[.B$16]*[.$A131]^3+[.B$17]*[.$A131]^4+[.B$18]*[.$A131]^5+[.B$19]*[.$A131]^6" office:value-type="float" office:value="-2493165.44752799" calcext:value-type="float">
            <text:p>-2493165,44752799</text:p>
          </table:table-cell>
          <table:table-cell table:style-name="ce2" table:formula="of:=[.C$13]*[.$A131]^0+[.C$14]*[.$A131]^1+[.C$15]*[.$A131]^2+[.C$16]*[.$A131]^3+[.C$17]*[.$A131]^4+[.C$18]*[.$A131]^5+[.C$19]*[.$A131]^6" office:value-type="float" office:value="187351.819164051" calcext:value-type="float">
            <text:p>187351,819164051</text:p>
          </table:table-cell>
          <table:table-cell table:style-name="ce2" table:formula="of:=[.D$13]*[.$A131]^0+[.D$14]*[.$A131]^1+[.D$15]*[.$A131]^2+[.D$16]*[.$A131]^3+[.D$17]*[.$A131]^4+[.D$18]*[.$A131]^5+[.D$19]*[.$A131]^6" office:value-type="float" office:value="26929.5222025745" calcext:value-type="float">
            <text:p>26929,5222025745</text:p>
          </table:table-cell>
          <table:table-cell table:style-name="ce2" table:formula="of:=[.E$13]*[.$A131]^0+[.E$14]*[.$A131]^1+[.E$15]*[.$A131]^2+[.E$16]*[.$A131]^3+[.E$17]*[.$A131]^4+[.E$18]*[.$A131]^5+[.E$19]*[.$A131]^6" office:value-type="float" office:value="3022.71314285708" calcext:value-type="float">
            <text:p>3022,7131428571</text:p>
          </table:table-cell>
          <table:table-cell table:style-name="ce2" table:formula="of:=[.F$13]*[.$A131]^0+[.F$14]*[.$A131]^1+[.F$15]*[.$A131]^2+[.F$16]*[.$A131]^3+[.F$17]*[.$A131]^4+[.F$18]*[.$A131]^5+[.F$19]*[.$A131]^6" office:value-type="float" office:value="710.697142857144" calcext:value-type="float">
            <text:p>710,6971428571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,9</text:p>
          </table:table-cell>
          <table:table-cell table:style-name="ce2" table:formula="of:=[.B$13]*[.$A132]^0+[.B$14]*[.$A132]^1+[.B$15]*[.$A132]^2+[.B$16]*[.$A132]^3+[.B$17]*[.$A132]^4+[.B$18]*[.$A132]^5+[.B$19]*[.$A132]^6" office:value-type="float" office:value="-2586356.5266336" calcext:value-type="float">
            <text:p>-2586356,5266336</text:p>
          </table:table-cell>
          <table:table-cell table:style-name="ce2" table:formula="of:=[.C$13]*[.$A132]^0+[.C$14]*[.$A132]^1+[.C$15]*[.$A132]^2+[.C$16]*[.$A132]^3+[.C$17]*[.$A132]^4+[.C$18]*[.$A132]^5+[.C$19]*[.$A132]^6" office:value-type="float" office:value="192900.566969895" calcext:value-type="float">
            <text:p>192900,566969895</text:p>
          </table:table-cell>
          <table:table-cell table:style-name="ce2" table:formula="of:=[.D$13]*[.$A132]^0+[.D$14]*[.$A132]^1+[.D$15]*[.$A132]^2+[.D$16]*[.$A132]^3+[.D$17]*[.$A132]^4+[.D$18]*[.$A132]^5+[.D$19]*[.$A132]^6" office:value-type="float" office:value="27563.8367106908" calcext:value-type="float">
            <text:p>27563,8367106908</text:p>
          </table:table-cell>
          <table:table-cell table:style-name="ce2" table:formula="of:=[.E$13]*[.$A132]^0+[.E$14]*[.$A132]^1+[.E$15]*[.$A132]^2+[.E$16]*[.$A132]^3+[.E$17]*[.$A132]^4+[.E$18]*[.$A132]^5+[.E$19]*[.$A132]^6" office:value-type="float" office:value="3072.65378571422" calcext:value-type="float">
            <text:p>3072,6537857142</text:p>
          </table:table-cell>
          <table:table-cell table:style-name="ce2" table:formula="of:=[.F$13]*[.$A132]^0+[.F$14]*[.$A132]^1+[.F$15]*[.$A132]^2+[.F$16]*[.$A132]^3+[.F$17]*[.$A132]^4+[.F$18]*[.$A132]^5+[.F$19]*[.$A132]^6" office:value-type="float" office:value="718.399285714286" calcext:value-type="float">
            <text:p>718,3992857143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B$13]*[.$A133]^0+[.B$14]*[.$A133]^1+[.B$15]*[.$A133]^2+[.B$16]*[.$A133]^3+[.B$17]*[.$A133]^4+[.B$18]*[.$A133]^5+[.B$19]*[.$A133]^6" office:value-type="float" office:value="-2682420.00038483" calcext:value-type="float">
            <text:p>-2682420,00038483</text:p>
          </table:table-cell>
          <table:table-cell table:style-name="ce2" table:formula="of:=[.C$13]*[.$A133]^0+[.C$14]*[.$A133]^1+[.C$15]*[.$A133]^2+[.C$16]*[.$A133]^3+[.C$17]*[.$A133]^4+[.C$18]*[.$A133]^5+[.C$19]*[.$A133]^6" office:value-type="float" office:value="198579.642858694" calcext:value-type="float">
            <text:p>198579,642858694</text:p>
          </table:table-cell>
          <table:table-cell table:style-name="ce2" table:formula="of:=[.D$13]*[.$A133]^0+[.D$14]*[.$A133]^1+[.D$15]*[.$A133]^2+[.D$16]*[.$A133]^3+[.D$17]*[.$A133]^4+[.D$18]*[.$A133]^5+[.D$19]*[.$A133]^6" office:value-type="float" office:value="28209.2857142617" calcext:value-type="float">
            <text:p>28209,2857142617</text:p>
          </table:table-cell>
          <table:table-cell table:style-name="ce2" table:formula="of:=[.E$13]*[.$A133]^0+[.E$14]*[.$A133]^1+[.E$15]*[.$A133]^2+[.E$16]*[.$A133]^3+[.E$17]*[.$A133]^4+[.E$18]*[.$A133]^5+[.E$19]*[.$A133]^6" office:value-type="float" office:value="3123.1428571428" calcext:value-type="float">
            <text:p>3123,1428571428</text:p>
          </table:table-cell>
          <table:table-cell table:style-name="ce2" table:formula="of:=[.F$13]*[.$A133]^0+[.F$14]*[.$A133]^1+[.F$15]*[.$A133]^2+[.F$16]*[.$A133]^3+[.F$17]*[.$A133]^4+[.F$18]*[.$A133]^5+[.F$19]*[.$A133]^6" office:value-type="float" office:value="726.142857142858" calcext:value-type="float">
            <text:p>726,1428571429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,1</text:p>
          </table:table-cell>
          <table:table-cell table:style-name="ce2" table:formula="of:=[.B$13]*[.$A134]^0+[.B$14]*[.$A134]^1+[.B$15]*[.$A134]^2+[.B$16]*[.$A134]^3+[.B$17]*[.$A134]^4+[.B$18]*[.$A134]^5+[.B$19]*[.$A134]^6" office:value-type="float" office:value="-2781425.97166167" calcext:value-type="float">
            <text:p>-2781425,97166167</text:p>
          </table:table-cell>
          <table:table-cell table:style-name="ce2" table:formula="of:=[.C$13]*[.$A134]^0+[.C$14]*[.$A134]^1+[.C$15]*[.$A134]^2+[.C$16]*[.$A134]^3+[.C$17]*[.$A134]^4+[.C$18]*[.$A134]^5+[.C$19]*[.$A134]^6" office:value-type="float" office:value="204391.322222495" calcext:value-type="float">
            <text:p>204391,322222495</text:p>
          </table:table-cell>
          <table:table-cell table:style-name="ce2" table:formula="of:=[.D$13]*[.$A134]^0+[.D$14]*[.$A134]^1+[.D$15]*[.$A134]^2+[.D$16]*[.$A134]^3+[.D$17]*[.$A134]^4+[.D$18]*[.$A134]^5+[.D$19]*[.$A134]^6" office:value-type="float" office:value="28865.9985678326" calcext:value-type="float">
            <text:p>28865,9985678326</text:p>
          </table:table-cell>
          <table:table-cell table:style-name="ce2" table:formula="of:=[.E$13]*[.$A134]^0+[.E$14]*[.$A134]^1+[.E$15]*[.$A134]^2+[.E$16]*[.$A134]^3+[.E$17]*[.$A134]^4+[.E$18]*[.$A134]^5+[.E$19]*[.$A134]^6" office:value-type="float" office:value="3174.18335714279" calcext:value-type="float">
            <text:p>3174,1833571428</text:p>
          </table:table-cell>
          <table:table-cell table:style-name="ce2" table:formula="of:=[.F$13]*[.$A134]^0+[.F$14]*[.$A134]^1+[.F$15]*[.$A134]^2+[.F$16]*[.$A134]^3+[.F$17]*[.$A134]^4+[.F$18]*[.$A134]^5+[.F$19]*[.$A134]^6" office:value-type="float" office:value="733.927857142858" calcext:value-type="float">
            <text:p>733,9278571429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,2</text:p>
          </table:table-cell>
          <table:table-cell table:style-name="ce2" table:formula="of:=[.B$13]*[.$A135]^0+[.B$14]*[.$A135]^1+[.B$15]*[.$A135]^2+[.B$16]*[.$A135]^3+[.B$17]*[.$A135]^4+[.B$18]*[.$A135]^5+[.B$19]*[.$A135]^6" office:value-type="float" office:value="-2883445.81365912" calcext:value-type="float">
            <text:p>-2883445,81365912</text:p>
          </table:table-cell>
          <table:table-cell table:style-name="ce2" table:formula="of:=[.C$13]*[.$A135]^0+[.C$14]*[.$A135]^1+[.C$15]*[.$A135]^2+[.C$16]*[.$A135]^3+[.C$17]*[.$A135]^4+[.C$18]*[.$A135]^5+[.C$19]*[.$A135]^6" office:value-type="float" office:value="210337.906698798" calcext:value-type="float">
            <text:p>210337,906698798</text:p>
          </table:table-cell>
          <table:table-cell table:style-name="ce2" table:formula="of:=[.D$13]*[.$A135]^0+[.D$14]*[.$A135]^1+[.D$15]*[.$A135]^2+[.D$16]*[.$A135]^3+[.D$17]*[.$A135]^4+[.D$18]*[.$A135]^5+[.D$19]*[.$A135]^6" office:value-type="float" office:value="29534.1053714035" calcext:value-type="float">
            <text:p>29534,1053714035</text:p>
          </table:table-cell>
          <table:table-cell table:style-name="ce2" table:formula="of:=[.E$13]*[.$A135]^0+[.E$14]*[.$A135]^1+[.E$15]*[.$A135]^2+[.E$16]*[.$A135]^3+[.E$17]*[.$A135]^4+[.E$18]*[.$A135]^5+[.E$19]*[.$A135]^6" office:value-type="float" office:value="3225.77828571422" calcext:value-type="float">
            <text:p>3225,7782857142</text:p>
          </table:table-cell>
          <table:table-cell table:style-name="ce2" table:formula="of:=[.F$13]*[.$A135]^0+[.F$14]*[.$A135]^1+[.F$15]*[.$A135]^2+[.F$16]*[.$A135]^3+[.F$17]*[.$A135]^4+[.F$18]*[.$A135]^5+[.F$19]*[.$A135]^6" office:value-type="float" office:value="741.754285714286" calcext:value-type="float">
            <text:p>741,7542857143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,3</text:p>
          </table:table-cell>
          <table:table-cell table:style-name="ce2" table:formula="of:=[.B$13]*[.$A136]^0+[.B$14]*[.$A136]^1+[.B$15]*[.$A136]^2+[.B$16]*[.$A136]^3+[.B$17]*[.$A136]^4+[.B$18]*[.$A136]^5+[.B$19]*[.$A136]^6" office:value-type="float" office:value="-2988552.18508222" calcext:value-type="float">
            <text:p>-2988552,18508222</text:p>
          </table:table-cell>
          <table:table-cell table:style-name="ce2" table:formula="of:=[.C$13]*[.$A136]^0+[.C$14]*[.$A136]^1+[.C$15]*[.$A136]^2+[.C$16]*[.$A136]^3+[.C$17]*[.$A136]^4+[.C$18]*[.$A136]^5+[.C$19]*[.$A136]^6" office:value-type="float" office:value="216421.724320556" calcext:value-type="float">
            <text:p>216421,724320556</text:p>
          </table:table-cell>
          <table:table-cell table:style-name="ce2" table:formula="of:=[.D$13]*[.$A136]^0+[.D$14]*[.$A136]^1+[.D$15]*[.$A136]^2+[.D$16]*[.$A136]^3+[.D$17]*[.$A136]^4+[.D$18]*[.$A136]^5+[.D$19]*[.$A136]^6" office:value-type="float" office:value="30213.7369704289" calcext:value-type="float">
            <text:p>30213,7369704289</text:p>
          </table:table-cell>
          <table:table-cell table:style-name="ce2" table:formula="of:=[.E$13]*[.$A136]^0+[.E$14]*[.$A136]^1+[.E$15]*[.$A136]^2+[.E$16]*[.$A136]^3+[.E$17]*[.$A136]^4+[.E$18]*[.$A136]^5+[.E$19]*[.$A136]^6" office:value-type="float" office:value="3277.93064285708" calcext:value-type="float">
            <text:p>3277,9306428571</text:p>
          </table:table-cell>
          <table:table-cell table:style-name="ce2" table:formula="of:=[.F$13]*[.$A136]^0+[.F$14]*[.$A136]^1+[.F$15]*[.$A136]^2+[.F$16]*[.$A136]^3+[.F$17]*[.$A136]^4+[.F$18]*[.$A136]^5+[.F$19]*[.$A136]^6" office:value-type="float" office:value="749.622142857144" calcext:value-type="float">
            <text:p>749,6221428571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,4</text:p>
          </table:table-cell>
          <table:table-cell table:style-name="ce2" table:formula="of:=[.B$13]*[.$A137]^0+[.B$14]*[.$A137]^1+[.B$15]*[.$A137]^2+[.B$16]*[.$A137]^3+[.B$17]*[.$A137]^4+[.B$18]*[.$A137]^5+[.B$19]*[.$A137]^6" office:value-type="float" office:value="-3096819.04543095" calcext:value-type="float">
            <text:p>-3096819,04543095</text:p>
          </table:table-cell>
          <table:table-cell table:style-name="ce2" table:formula="of:=[.C$13]*[.$A137]^0+[.C$14]*[.$A137]^1+[.C$15]*[.$A137]^2+[.C$16]*[.$A137]^3+[.C$17]*[.$A137]^4+[.C$18]*[.$A137]^5+[.C$19]*[.$A137]^6" office:value-type="float" office:value="222645.129666179" calcext:value-type="float">
            <text:p>222645,129666179</text:p>
          </table:table-cell>
          <table:table-cell table:style-name="ce2" table:formula="of:=[.D$13]*[.$A137]^0+[.D$14]*[.$A137]^1+[.D$15]*[.$A137]^2+[.D$16]*[.$A137]^3+[.D$17]*[.$A137]^4+[.D$18]*[.$A137]^5+[.D$19]*[.$A137]^6" office:value-type="float" office:value="30905.0249558179" calcext:value-type="float">
            <text:p>30905,0249558179</text:p>
          </table:table-cell>
          <table:table-cell table:style-name="ce2" table:formula="of:=[.E$13]*[.$A137]^0+[.E$14]*[.$A137]^1+[.E$15]*[.$A137]^2+[.E$16]*[.$A137]^3+[.E$17]*[.$A137]^4+[.E$18]*[.$A137]^5+[.E$19]*[.$A137]^6" office:value-type="float" office:value="3330.64342857136" calcext:value-type="float">
            <text:p>3330,6434285714</text:p>
          </table:table-cell>
          <table:table-cell table:style-name="ce2" table:formula="of:=[.F$13]*[.$A137]^0+[.F$14]*[.$A137]^1+[.F$15]*[.$A137]^2+[.F$16]*[.$A137]^3+[.F$17]*[.$A137]^4+[.F$18]*[.$A137]^5+[.F$19]*[.$A137]^6" office:value-type="float" office:value="757.531428571429" calcext:value-type="float">
            <text:p>757,5314285714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,5</text:p>
          </table:table-cell>
          <table:table-cell table:style-name="ce2" table:formula="of:=[.B$13]*[.$A138]^0+[.B$14]*[.$A138]^1+[.B$15]*[.$A138]^2+[.B$16]*[.$A138]^3+[.B$17]*[.$A138]^4+[.B$18]*[.$A138]^5+[.B$19]*[.$A138]^6" office:value-type="float" office:value="-3208321.67037534" calcext:value-type="float">
            <text:p>-3208321,67037534</text:p>
          </table:table-cell>
          <table:table-cell table:style-name="ce2" table:formula="of:=[.C$13]*[.$A138]^0+[.C$14]*[.$A138]^1+[.C$15]*[.$A138]^2+[.C$16]*[.$A138]^3+[.C$17]*[.$A138]^4+[.C$18]*[.$A138]^5+[.C$19]*[.$A138]^6" office:value-type="float" office:value="229010.504009531" calcext:value-type="float">
            <text:p>229010,504009531</text:p>
          </table:table-cell>
          <table:table-cell table:style-name="ce2" table:formula="of:=[.D$13]*[.$A138]^0+[.D$14]*[.$A138]^1+[.D$15]*[.$A138]^2+[.D$16]*[.$A138]^3+[.D$17]*[.$A138]^4+[.D$18]*[.$A138]^5+[.D$19]*[.$A138]^6" office:value-type="float" office:value="31608.1016639342" calcext:value-type="float">
            <text:p>31608,1016639342</text:p>
          </table:table-cell>
          <table:table-cell table:style-name="ce2" table:formula="of:=[.E$13]*[.$A138]^0+[.E$14]*[.$A138]^1+[.E$15]*[.$A138]^2+[.E$16]*[.$A138]^3+[.E$17]*[.$A138]^4+[.E$18]*[.$A138]^5+[.E$19]*[.$A138]^6" office:value-type="float" office:value="3383.91964285708" calcext:value-type="float">
            <text:p>3383,9196428571</text:p>
          </table:table-cell>
          <table:table-cell table:style-name="ce2" table:formula="of:=[.F$13]*[.$A138]^0+[.F$14]*[.$A138]^1+[.F$15]*[.$A138]^2+[.F$16]*[.$A138]^3+[.F$17]*[.$A138]^4+[.F$18]*[.$A138]^5+[.F$19]*[.$A138]^6" office:value-type="float" office:value="765.482142857144" calcext:value-type="float">
            <text:p>765,4821428571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,6</text:p>
          </table:table-cell>
          <table:table-cell table:style-name="ce2" table:formula="of:=[.B$13]*[.$A139]^0+[.B$14]*[.$A139]^1+[.B$15]*[.$A139]^2+[.B$16]*[.$A139]^3+[.B$17]*[.$A139]^4+[.B$18]*[.$A139]^5+[.B$19]*[.$A139]^6" office:value-type="float" office:value="-3323136.66722038" calcext:value-type="float">
            <text:p>-3323136,66722038</text:p>
          </table:table-cell>
          <table:table-cell table:style-name="ce2" table:formula="of:=[.C$13]*[.$A139]^0+[.C$14]*[.$A139]^1+[.C$15]*[.$A139]^2+[.C$16]*[.$A139]^3+[.C$17]*[.$A139]^4+[.C$18]*[.$A139]^5+[.C$19]*[.$A139]^6" office:value-type="float" office:value="235520.255469929" calcext:value-type="float">
            <text:p>235520,255469929</text:p>
          </table:table-cell>
          <table:table-cell table:style-name="ce2" table:formula="of:=[.D$13]*[.$A139]^0+[.D$14]*[.$A139]^1+[.D$15]*[.$A139]^2+[.D$16]*[.$A139]^3+[.D$17]*[.$A139]^4+[.D$18]*[.$A139]^5+[.D$19]*[.$A139]^6" office:value-type="float" office:value="32323.100176596" calcext:value-type="float">
            <text:p>32323,100176596</text:p>
          </table:table-cell>
          <table:table-cell table:style-name="ce2" table:formula="of:=[.E$13]*[.$A139]^0+[.E$14]*[.$A139]^1+[.E$15]*[.$A139]^2+[.E$16]*[.$A139]^3+[.E$17]*[.$A139]^4+[.E$18]*[.$A139]^5+[.E$19]*[.$A139]^6" office:value-type="float" office:value="3437.76228571422" calcext:value-type="float">
            <text:p>3437,7622857142</text:p>
          </table:table-cell>
          <table:table-cell table:style-name="ce2" table:formula="of:=[.F$13]*[.$A139]^0+[.F$14]*[.$A139]^1+[.F$15]*[.$A139]^2+[.F$16]*[.$A139]^3+[.F$17]*[.$A139]^4+[.F$18]*[.$A139]^5+[.F$19]*[.$A139]^6" office:value-type="float" office:value="773.474285714287" calcext:value-type="float">
            <text:p>773,4742857143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,7</text:p>
          </table:table-cell>
          <table:table-cell table:style-name="ce2" table:formula="of:=[.B$13]*[.$A140]^0+[.B$14]*[.$A140]^1+[.B$15]*[.$A140]^2+[.B$16]*[.$A140]^3+[.B$17]*[.$A140]^4+[.B$18]*[.$A140]^5+[.B$19]*[.$A140]^6" office:value-type="float" office:value="-3441341.9904611" calcext:value-type="float">
            <text:p>-3441341,9904611</text:p>
          </table:table-cell>
          <table:table-cell table:style-name="ce2" table:formula="of:=[.C$13]*[.$A140]^0+[.C$14]*[.$A140]^1+[.C$15]*[.$A140]^2+[.C$16]*[.$A140]^3+[.C$17]*[.$A140]^4+[.C$18]*[.$A140]^5+[.C$19]*[.$A140]^6" office:value-type="float" office:value="242176.819162147" calcext:value-type="float">
            <text:p>242176,819162147</text:p>
          </table:table-cell>
          <table:table-cell table:style-name="ce2" table:formula="of:=[.D$13]*[.$A140]^0+[.D$14]*[.$A140]^1+[.D$15]*[.$A140]^2+[.D$16]*[.$A140]^3+[.D$17]*[.$A140]^4+[.D$18]*[.$A140]^5+[.D$19]*[.$A140]^6" office:value-type="float" office:value="33050.1543210759" calcext:value-type="float">
            <text:p>33050,1543210759</text:p>
          </table:table-cell>
          <table:table-cell table:style-name="ce2" table:formula="of:=[.E$13]*[.$A140]^0+[.E$14]*[.$A140]^1+[.E$15]*[.$A140]^2+[.E$16]*[.$A140]^3+[.E$17]*[.$A140]^4+[.E$18]*[.$A140]^5+[.E$19]*[.$A140]^6" office:value-type="float" office:value="3492.17435714279" calcext:value-type="float">
            <text:p>3492,1743571428</text:p>
          </table:table-cell>
          <table:table-cell table:style-name="ce2" table:formula="of:=[.F$13]*[.$A140]^0+[.F$14]*[.$A140]^1+[.F$15]*[.$A140]^2+[.F$16]*[.$A140]^3+[.F$17]*[.$A140]^4+[.F$18]*[.$A140]^5+[.F$19]*[.$A140]^6" office:value-type="float" office:value="781.507857142858" calcext:value-type="float">
            <text:p>781,5078571429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,8</text:p>
          </table:table-cell>
          <table:table-cell table:style-name="ce2" table:formula="of:=[.B$13]*[.$A141]^0+[.B$14]*[.$A141]^1+[.B$15]*[.$A141]^2+[.B$16]*[.$A141]^3+[.B$17]*[.$A141]^4+[.B$18]*[.$A141]^5+[.B$19]*[.$A141]^6" office:value-type="float" office:value="-3563016.95742749" calcext:value-type="float">
            <text:p>-3563016,95742749</text:p>
          </table:table-cell>
          <table:table-cell table:style-name="ce2" table:formula="of:=[.C$13]*[.$A141]^0+[.C$14]*[.$A141]^1+[.C$15]*[.$A141]^2+[.C$16]*[.$A141]^3+[.C$17]*[.$A141]^4+[.C$18]*[.$A141]^5+[.C$19]*[.$A141]^6" office:value-type="float" office:value="248982.657346413" calcext:value-type="float">
            <text:p>248982,657346413</text:p>
          </table:table-cell>
          <table:table-cell table:style-name="ce2" table:formula="of:=[.D$13]*[.$A141]^0+[.D$14]*[.$A141]^1+[.D$15]*[.$A141]^2+[.D$16]*[.$A141]^3+[.D$17]*[.$A141]^4+[.D$18]*[.$A141]^5+[.D$19]*[.$A141]^6" office:value-type="float" office:value="33789.3986701012" calcext:value-type="float">
            <text:p>33789,3986701012</text:p>
          </table:table-cell>
          <table:table-cell table:style-name="ce2" table:formula="of:=[.E$13]*[.$A141]^0+[.E$14]*[.$A141]^1+[.E$15]*[.$A141]^2+[.E$16]*[.$A141]^3+[.E$17]*[.$A141]^4+[.E$18]*[.$A141]^5+[.E$19]*[.$A141]^6" office:value-type="float" office:value="3547.15885714279" calcext:value-type="float">
            <text:p>3547,1588571428</text:p>
          </table:table-cell>
          <table:table-cell table:style-name="ce2" table:formula="of:=[.F$13]*[.$A141]^0+[.F$14]*[.$A141]^1+[.F$15]*[.$A141]^2+[.F$16]*[.$A141]^3+[.F$17]*[.$A141]^4+[.F$18]*[.$A141]^5+[.F$19]*[.$A141]^6" office:value-type="float" office:value="789.582857142858" calcext:value-type="float">
            <text:p>789,5828571429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,9</text:p>
          </table:table-cell>
          <table:table-cell table:style-name="ce2" table:formula="of:=[.B$13]*[.$A142]^0+[.B$14]*[.$A142]^1+[.B$15]*[.$A142]^2+[.B$16]*[.$A142]^3+[.B$17]*[.$A142]^4+[.B$18]*[.$A142]^5+[.B$19]*[.$A142]^6" office:value-type="float" office:value="-3688242.26401957" calcext:value-type="float">
            <text:p>-3688242,26401957</text:p>
          </table:table-cell>
          <table:table-cell table:style-name="ce2" table:formula="of:=[.C$13]*[.$A142]^0+[.C$14]*[.$A142]^1+[.C$15]*[.$A142]^2+[.C$16]*[.$A142]^3+[.C$17]*[.$A142]^4+[.C$18]*[.$A142]^5+[.C$19]*[.$A142]^6" office:value-type="float" office:value="255940.259578406" calcext:value-type="float">
            <text:p>255940,259578406</text:p>
          </table:table-cell>
          <table:table-cell table:style-name="ce2" table:formula="of:=[.D$13]*[.$A142]^0+[.D$14]*[.$A142]^1+[.D$15]*[.$A142]^2+[.D$16]*[.$A142]^3+[.D$17]*[.$A142]^4+[.D$18]*[.$A142]^5+[.D$19]*[.$A142]^6" office:value-type="float" office:value="34540.9685418538" calcext:value-type="float">
            <text:p>34540,9685418538</text:p>
          </table:table-cell>
          <table:table-cell table:style-name="ce2" table:formula="of:=[.E$13]*[.$A142]^0+[.E$14]*[.$A142]^1+[.E$15]*[.$A142]^2+[.E$16]*[.$A142]^3+[.E$17]*[.$A142]^4+[.E$18]*[.$A142]^5+[.E$19]*[.$A142]^6" office:value-type="float" office:value="3602.71878571421" calcext:value-type="float">
            <text:p>3602,7187857142</text:p>
          </table:table-cell>
          <table:table-cell table:style-name="ce2" table:formula="of:=[.F$13]*[.$A142]^0+[.F$14]*[.$A142]^1+[.F$15]*[.$A142]^2+[.F$16]*[.$A142]^3+[.F$17]*[.$A142]^4+[.F$18]*[.$A142]^5+[.F$19]*[.$A142]^6" office:value-type="float" office:value="797.699285714286" calcext:value-type="float">
            <text:p>797,6992857143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B$13]*[.$A143]^0+[.B$14]*[.$A143]^1+[.B$15]*[.$A143]^2+[.B$16]*[.$A143]^3+[.B$17]*[.$A143]^4+[.B$18]*[.$A143]^5+[.B$19]*[.$A143]^6" office:value-type="float" office:value="-3817100.00053236" calcext:value-type="float">
            <text:p>-3817100,00053236</text:p>
          </table:table-cell>
          <table:table-cell table:style-name="ce2" table:formula="of:=[.C$13]*[.$A143]^0+[.C$14]*[.$A143]^1+[.C$15]*[.$A143]^2+[.C$16]*[.$A143]^3+[.C$17]*[.$A143]^4+[.C$18]*[.$A143]^5+[.C$19]*[.$A143]^6" office:value-type="float" office:value="263052.142859266" calcext:value-type="float">
            <text:p>263052,142859266</text:p>
          </table:table-cell>
          <table:table-cell table:style-name="ce2" table:formula="of:=[.D$13]*[.$A143]^0+[.D$14]*[.$A143]^1+[.D$15]*[.$A143]^2+[.D$16]*[.$A143]^3+[.D$17]*[.$A143]^4+[.D$18]*[.$A143]^5+[.D$19]*[.$A143]^6" office:value-type="float" office:value="35304.9999999701" calcext:value-type="float">
            <text:p>35304,9999999701</text:p>
          </table:table-cell>
          <table:table-cell table:style-name="ce2" table:formula="of:=[.E$13]*[.$A143]^0+[.E$14]*[.$A143]^1+[.E$15]*[.$A143]^2+[.E$16]*[.$A143]^3+[.E$17]*[.$A143]^4+[.E$18]*[.$A143]^5+[.E$19]*[.$A143]^6" office:value-type="float" office:value="3658.85714285707" calcext:value-type="float">
            <text:p>3658,8571428571</text:p>
          </table:table-cell>
          <table:table-cell table:style-name="ce2" table:formula="of:=[.F$13]*[.$A143]^0+[.F$14]*[.$A143]^1+[.F$15]*[.$A143]^2+[.F$16]*[.$A143]^3+[.F$17]*[.$A143]^4+[.F$18]*[.$A143]^5+[.F$19]*[.$A143]^6" office:value-type="float" office:value="805.857142857144" calcext:value-type="float">
            <text:p>805,857142857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,1</text:p>
          </table:table-cell>
          <table:table-cell table:style-name="ce2" table:formula="of:=[.B$13]*[.$A144]^0+[.B$14]*[.$A144]^1+[.B$15]*[.$A144]^2+[.B$16]*[.$A144]^3+[.B$17]*[.$A144]^4+[.B$18]*[.$A144]^5+[.B$19]*[.$A144]^6" office:value-type="float" office:value="-3949673.66757085" calcext:value-type="float">
            <text:p>-3949673,66757085</text:p>
          </table:table-cell>
          <table:table-cell table:style-name="ce2" table:formula="of:=[.C$13]*[.$A144]^0+[.C$14]*[.$A144]^1+[.C$15]*[.$A144]^2+[.C$16]*[.$A144]^3+[.C$17]*[.$A144]^4+[.C$18]*[.$A144]^5+[.C$19]*[.$A144]^6" office:value-type="float" office:value="270320.851785581" calcext:value-type="float">
            <text:p>270320,851785581</text:p>
          </table:table-cell>
          <table:table-cell table:style-name="ce2" table:formula="of:=[.D$13]*[.$A144]^0+[.D$14]*[.$A144]^1+[.D$15]*[.$A144]^2+[.D$16]*[.$A144]^3+[.D$17]*[.$A144]^4+[.D$18]*[.$A144]^5+[.D$19]*[.$A144]^6" office:value-type="float" office:value="36081.6298535409" calcext:value-type="float">
            <text:p>36081,6298535409</text:p>
          </table:table-cell>
          <table:table-cell table:style-name="ce2" table:formula="of:=[.E$13]*[.$A144]^0+[.E$14]*[.$A144]^1+[.E$15]*[.$A144]^2+[.E$16]*[.$A144]^3+[.E$17]*[.$A144]^4+[.E$18]*[.$A144]^5+[.E$19]*[.$A144]^6" office:value-type="float" office:value="3715.57692857136" calcext:value-type="float">
            <text:p>3715,5769285714</text:p>
          </table:table-cell>
          <table:table-cell table:style-name="ce2" table:formula="of:=[.F$13]*[.$A144]^0+[.F$14]*[.$A144]^1+[.F$15]*[.$A144]^2+[.F$16]*[.$A144]^3+[.F$17]*[.$A144]^4+[.F$18]*[.$A144]^5+[.F$19]*[.$A144]^6" office:value-type="float" office:value="814.056428571429" calcext:value-type="float">
            <text:p>814,0564285714</text:p>
          </table:table-cell>
          <table:table-cell table:number-columns-repeated="11"/>
        </table:table-row>
        <table:table-row table:style-name="ro1" table:number-rows-repeated="104843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2" loext:min-decimal-places="1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 style:data-style-name="N2" text:time-value="10:03:42.5916331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kirek</meta:initial-creator>
    <meta:creation-date>2017-10-21T16:16:39Z</meta:creation-date>
    <dc:date>2018-02-12T10:11:13.136917708</dc:date>
    <meta:editing-duration>PT3H20M13S</meta:editing-duration>
    <meta:editing-cycles>11</meta:editing-cycles>
    <meta:document-statistic meta:table-count="5" meta:cell-count="34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stopnia 4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aecf00"/>
    </style:style>
    <style:style style:name="ch8" style:family="chart">
      <style:chart-properties loext:regression-name="stopnia 3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3465a4"/>
    </style:style>
    <style:style style:name="ch9" style:family="chart">
      <style:chart-properties loext:regression-name="stopnia 2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Fine_20_Dashed" svg:stroke-width="0.1cm" svg:stroke-color="#ffd320"/>
    </style:style>
    <style:style style:name="ch10" style:family="chart">
      <style:chart-properties loext:regression-name="stopnia 6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Dashed_20__28_var_29_" svg:stroke-width="0.1cm" svg:stroke-color="#66ff00" svg:stroke-opacity="75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8cm" svg:y="3.197cm" style:legend-expansion="high" chart:style-name="ch2"/>
        <chart:plot-area chart:style-name="ch3" table:cell-range-address="Interpolacja.I17:Interpolacja.J23 Interpolacja.J16:Interpolacja.J16" chart:data-source-has-labels="both" svg:x="0.32cm" svg:y="0.18cm" svg:width="11.828cm" svg:height="8.64cm">
          <chartooo:coordinate-region svg:x="0.947cm" svg:y="0.381cm" svg:width="10.823cm" svg:height="7.789cm"/>
          <chart:axis chart:dimension="x" chart:name="primary-x" chart:style-name="ch4" chartooo:axis-type="auto">
            <chartooo:date-scale/>
            <chart:categories table:cell-range-address="Interpolacja.I17:Interpolacja.I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erpolacja.J17:Interpolacja.J23" chart:label-cell-address="Interpolacja.J16:Interpolacja.J16" chart:class="chart:line">
            <chart:regression-curve chart:style-name="ch7"/>
            <chart:regression-curve chart:style-name="ch8"/>
            <chart:regression-curve chart:style-name="ch9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c</text:p>
                <draw:g>
                  <svg:desc>Interpolacja.J16:Interpolacja.J16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Interpolacja.I17:Interpolacja.I23</svg:desc>
                </draw:g>
              </table:table-cell>
              <table:table-cell office:value-type="float" office:value="0">
                <text:p>0</text:p>
                <draw:g>
                  <svg:desc>Interpolacja.J17:Interpolacja.J2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8cm" svg:y="4.199cm" style:legend-expansion="high" chart:style-name="ch2"/>
        <chart:plot-area chart:style-name="ch3" table:cell-range-address="Interpolacja.M27:Interpolacja.EE28 Interpolacja.L28:Interpolacja.L28" chart:data-source-has-labels="both" svg:x="0.32cm" svg:y="0.18cm" svg:width="13.828cm" svg:height="8.64cm">
          <chartooo:coordinate-region svg:x="1.135cm" svg:y="0.382cm" svg:width="13.013cm" svg:height="8.238cm"/>
          <chart:axis chart:dimension="x" chart:name="primary-x" chart:style-name="ch4" chartooo:axis-type="auto">
            <chartooo:date-scale/>
            <chart:categories table:cell-range-address="Interpolacja.M27:Interpolacja.EE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erpolacja.M28:Interpolacja.EE28" chart:label-cell-address="Interpolacja.L28:Interpolacja.L28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float" office:value="8.9">
                <text:p>8.9</text:p>
                <draw:g>
                  <svg:desc>Interpolacja.M27:Interpolacja.EE2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.1">
                <text:p>9.1</text:p>
              </table:table-cell>
              <table:table-cell office:value-type="float" office:value="9.2">
                <text:p>9.2</text:p>
              </table:table-cell>
              <table:table-cell office:value-type="float" office:value="9.3">
                <text:p>9.3</text:p>
              </table:table-cell>
              <table:table-cell office:value-type="float" office:value="9.4">
                <text:p>9.4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9.8">
                <text:p>9.8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0.2">
                <text:p>10.2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2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12.2">
                <text:p>12.2</text:p>
              </table:table-cell>
              <table:table-cell office:value-type="float" office:value="12.3">
                <text:p>12.3</text:p>
              </table:table-cell>
              <table:table-cell office:value-type="float" office:value="12.4">
                <text:p>12.4</text:p>
              </table:table-cell>
              <table:table-cell office:value-type="float" office:value="12.5">
                <text:p>12.5</text:p>
              </table:table-cell>
              <table:table-cell office:value-type="float" office:value="12.6">
                <text:p>12.6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">
                <text:p>12.9</text:p>
              </table:table-cell>
              <table:table-cell office:value-type="float" office:value="13">
                <text:p>13</text:p>
              </table:table-cell>
              <table:table-cell office:value-type="float" office:value="13.1">
                <text:p>13.1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3.4">
                <text:p>13.4</text:p>
              </table:table-cell>
              <table:table-cell office:value-type="float" office:value="13.5">
                <text:p>13.5</text:p>
              </table:table-cell>
              <table:table-cell office:value-type="float" office:value="13.6">
                <text:p>13.6</text:p>
              </table:table-cell>
              <table:table-cell office:value-type="float" office:value="13.7">
                <text:p>13.7</text:p>
              </table:table-cell>
              <table:table-cell office:value-type="float" office:value="13.8">
                <text:p>13.8</text:p>
              </table:table-cell>
              <table:table-cell office:value-type="float" office:value="13.9">
                <text:p>13.9</text:p>
              </table:table-cell>
              <table:table-cell office:value-type="float" office:value="14">
                <text:p>14</text:p>
              </table:table-cell>
              <table:table-cell office:value-type="float" office:value="14.1">
                <text:p>14.1</text:p>
              </table:table-cell>
              <table:table-cell office:value-type="float" office:value="14.2">
                <text:p>14.2</text:p>
              </table:table-cell>
              <table:table-cell office:value-type="float" office:value="14.3">
                <text:p>14.3</text:p>
              </table:table-cell>
              <table:table-cell office:value-type="float" office:value="14.4">
                <text:p>14.4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  <table:table-cell office:value-type="float" office:value="14.7">
                <text:p>14.7</text:p>
              </table:table-cell>
              <table:table-cell office:value-type="float" office:value="14.8">
                <text:p>14.8</text:p>
              </table:table-cell>
              <table:table-cell office:value-type="float" office:value="14.9">
                <text:p>14.9</text:p>
              </table:table-cell>
              <table:table-cell office:value-type="float" office:value="15">
                <text:p>15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  <table:table-cell office:value-type="float" office:value="15.3">
                <text:p>15.3</text:p>
              </table:table-cell>
              <table:table-cell office:value-type="float" office:value="15.4">
                <text:p>15.4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  <table:table-cell office:value-type="float" office:value="15.7">
                <text:p>15.7</text:p>
              </table:table-cell>
              <table:table-cell office:value-type="float" office:value="15.8">
                <text:p>15.8</text:p>
              </table:table-cell>
              <table:table-cell office:value-type="float" office:value="15.9">
                <text:p>15.9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  <table:table-cell office:value-type="float" office:value="16.2">
                <text:p>16.2</text:p>
              </table:table-cell>
              <table:table-cell office:value-type="float" office:value="16.3">
                <text:p>16.3</text:p>
              </table:table-cell>
              <table:table-cell office:value-type="float" office:value="16.4">
                <text:p>16.4</text:p>
              </table:table-cell>
              <table:table-cell office:value-type="float" office:value="16.5">
                <text:p>16.5</text:p>
              </table:table-cell>
              <table:table-cell office:value-type="float" office:value="16.6">
                <text:p>16.6</text:p>
              </table:table-cell>
              <table:table-cell office:value-type="float" office:value="16.7">
                <text:p>16.7</text:p>
              </table:table-cell>
              <table:table-cell office:value-type="float" office:value="16.8">
                <text:p>16.8</text:p>
              </table:table-cell>
              <table:table-cell office:value-type="float" office:value="16.9">
                <text:p>16.9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7.2">
                <text:p>17.2</text:p>
              </table:table-cell>
              <table:table-cell office:value-type="float" office:value="17.3">
                <text:p>17.3</text:p>
              </table:table-cell>
              <table:table-cell office:value-type="float" office:value="17.4">
                <text:p>17.4</text:p>
              </table:table-cell>
              <table:table-cell office:value-type="float" office:value="17.5">
                <text:p>17.5</text:p>
              </table:table-cell>
              <table:table-cell office:value-type="float" office:value="17.6">
                <text:p>17.6</text:p>
              </table:table-cell>
              <table:table-cell office:value-type="float" office:value="17.7">
                <text:p>17.7</text:p>
              </table:table-cell>
              <table:table-cell office:value-type="float" office:value="17.8">
                <text:p>17.8</text:p>
              </table:table-cell>
              <table:table-cell office:value-type="float" office:value="17.9">
                <text:p>17.9</text:p>
              </table:table-cell>
              <table:table-cell office:value-type="float" office:value="18">
                <text:p>18</text:p>
              </table:table-cell>
              <table:table-cell office:value-type="float" office:value="18.1">
                <text:p>18.1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  <table:table-cell office:value-type="float" office:value="18.4">
                <text:p>18.4</text:p>
              </table:table-cell>
              <table:table-cell office:value-type="float" office:value="18.5">
                <text:p>18.5</text:p>
              </table:table-cell>
              <table:table-cell office:value-type="float" office:value="18.6">
                <text:p>18.6</text:p>
              </table:table-cell>
              <table:table-cell office:value-type="float" office:value="18.7">
                <text:p>18.7</text:p>
              </table:table-cell>
              <table:table-cell office:value-type="float" office:value="18.8">
                <text:p>18.8</text:p>
              </table:table-cell>
              <table:table-cell office:value-type="float" office:value="18.9">
                <text:p>18.9</text:p>
              </table:table-cell>
              <table:table-cell office:value-type="float" office:value="19">
                <text:p>19</text:p>
              </table:table-cell>
              <table:table-cell office:value-type="float" office:value="19.1">
                <text:p>19.1</text:p>
              </table:table-cell>
              <table:table-cell office:value-type="float" office:value="19.2">
                <text:p>19.2</text:p>
              </table:table-cell>
              <table:table-cell office:value-type="float" office:value="19.3">
                <text:p>19.3</text:p>
              </table:table-cell>
              <table:table-cell office:value-type="float" office:value="19.4">
                <text:p>19.4</text:p>
              </table:table-cell>
              <table:table-cell office:value-type="float" office:value="19.5">
                <text:p>19.5</text:p>
              </table:table-cell>
              <table:table-cell office:value-type="float" office:value="19.6">
                <text:p>19.6</text:p>
              </table:table-cell>
              <table:table-cell office:value-type="float" office:value="19.7">
                <text:p>19.7</text:p>
              </table:table-cell>
              <table:table-cell office:value-type="float" office:value="19.8">
                <text:p>19.8</text:p>
              </table:table-cell>
              <table:table-cell office:value-type="float" office:value="19.9">
                <text:p>19.9</text:p>
              </table:table-cell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20.2">
                <text:p>20.2</text:p>
              </table:table-cell>
              <table:table-cell office:value-type="float" office:value="20.3">
                <text:p>20.3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">
                <text:p>20.8</text:p>
              </table:table-cell>
              <table:table-cell office:value-type="float" office:value="20.9">
                <text:p>20.9</text:p>
              </table:table-cell>
              <table:table-cell office:value-type="float" office:value="21">
                <text:p>21</text:p>
              </table:table-cell>
              <table:table-cell office:value-type="float" office:value="21.1">
                <text:p>21.1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Interpolacja.L28:Interpolacja.L28</svg:desc>
                </draw:g>
              </table:table-cell>
              <table:table-cell office:value-type="float" office:value="-5.48032987913803">
                <text:p>-5.48032987913803</text:p>
                <draw:g>
                  <svg:desc>Interpolacja.M28:Interpolacja.EE28</svg:desc>
                </draw:g>
              </table:table-cell>
              <table:table-cell office:value-type="float" office:value="-0.000000000458840077044442">
                <text:p>-0.000000000458840077044442</text:p>
              </table:table-cell>
              <table:table-cell office:value-type="float" office:value="4.55954009508469">
                <text:p>4.55954009508469</text:p>
              </table:table-cell>
              <table:table-cell office:value-type="float" office:value="8.30878886198389">
                <text:p>8.30878886198389</text:p>
              </table:table-cell>
              <table:table-cell office:value-type="float" office:value="11.3505903133009">
                <text:p>11.3505903133009</text:p>
              </table:table-cell>
              <table:table-cell office:value-type="float" office:value="13.7804287997087">
                <text:p>13.7804287997087</text:p>
              </table:table-cell>
              <table:table-cell office:value-type="float" office:value="15.686718749761">
                <text:p>15.686718749761</text:p>
              </table:table-cell>
              <table:table-cell office:value-type="float" office:value="17.1510893711857">
                <text:p>17.1510893711857</text:p>
              </table:table-cell>
              <table:table-cell office:value-type="float" office:value="18.2486643134343">
                <text:p>18.2486643134343</text:p>
              </table:table-cell>
              <table:table-cell office:value-type="float" office:value="19.0483362907917">
                <text:p>19.0483362907917</text:p>
              </table:table-cell>
              <table:table-cell office:value-type="float" office:value="19.6130366668385">
                <text:p>19.6130366668385</text:p>
              </table:table-cell>
              <table:table-cell office:value-type="float" office:value="19.9999999999645">
                <text:p>19.9999999999645</text:p>
              </table:table-cell>
              <table:table-cell office:value-type="float" office:value="20.2610235499951">
                <text:p>20.2610235499951</text:p>
              </table:table-cell>
              <table:table-cell office:value-type="float" office:value="20.4427217455377">
                <text:p>20.4427217455377</text:p>
              </table:table-cell>
              <table:table-cell office:value-type="float" office:value="20.5867756124826">
                <text:p>20.5867756124826</text:p>
              </table:table-cell>
              <table:table-cell office:value-type="float" office:value="20.7301771637158">
                <text:p>20.7301771637158</text:p>
              </table:table-cell>
              <table:table-cell office:value-type="float" office:value="20.9054687501703">
                <text:p>20.9054687501703</text:p>
              </table:table-cell>
              <table:table-cell office:value-type="float" office:value="21.1409773715932">
                <text:p>21.1409773715932</text:p>
              </table:table-cell>
              <table:table-cell office:value-type="float" office:value="21.461043950183">
                <text:p>21.461043950183</text:p>
              </table:table-cell>
              <table:table-cell office:value-type="float" office:value="21.8862475639798">
                <text:p>21.8862475639798</text:p>
              </table:table-cell>
              <table:table-cell office:value-type="float" office:value="22.4336246411949">
                <text:p>22.4336246411949</text:p>
              </table:table-cell>
              <table:table-cell office:value-type="float" office:value="23.1168831172999">
                <text:p>23.1168831172999</text:p>
              </table:table-cell>
              <table:table-cell office:value-type="float" office:value="23.9466115503128">
                <text:p>23.9466115503128</text:p>
              </table:table-cell>
              <table:table-cell office:value-type="float" office:value="24.9304832004236">
                <text:p>24.9304832004236</text:p>
              </table:table-cell>
              <table:table-cell office:value-type="float" office:value="26.0734550672878">
                <text:p>26.0734550672878</text:p>
              </table:table-cell>
              <table:table-cell office:value-type="float" office:value="27.3779618914086">
                <text:p>27.3779618914086</text:p>
              </table:table-cell>
              <table:table-cell office:value-type="float" office:value="28.8441051140671">
                <text:p>28.8441051140671</text:p>
              </table:table-cell>
              <table:table-cell office:value-type="float" office:value="30.4698368005374">
                <text:p>30.4698368005374</text:p>
              </table:table-cell>
              <table:table-cell office:value-type="float" office:value="32.2511385219004">
                <text:p>32.2511385219004</text:p>
              </table:table-cell>
              <table:table-cell office:value-type="float" office:value="34.1821952006539">
                <text:p>34.1821952006539</text:p>
              </table:table-cell>
              <table:table-cell office:value-type="float" office:value="36.2555639142774">
                <text:p>36.2555639142774</text:p>
              </table:table-cell>
              <table:table-cell office:value-type="float" office:value="38.4623376629243">
                <text:p>38.4623376629243</text:p>
              </table:table-cell>
              <table:table-cell office:value-type="float" office:value="40.7923040961323">
                <text:p>40.7923040961323</text:p>
              </table:table-cell>
              <table:table-cell office:value-type="float" office:value="43.2340992007557">
                <text:p>43.2340992007557</text:p>
              </table:table-cell>
              <table:table-cell office:value-type="float" office:value="45.7753559507255">
                <text:p>45.7753559507255</text:p>
              </table:table-cell>
              <table:table-cell office:value-type="float" office:value="48.4028479176159">
                <text:p>48.4028479176159</text:p>
              </table:table-cell>
              <table:table-cell office:value-type="float" office:value="51.1026278416793">
                <text:p>51.1026278416793</text:p>
              </table:table-cell>
              <table:table-cell office:value-type="float" office:value="53.8601611642407">
                <text:p>53.8601611642407</text:p>
              </table:table-cell>
              <table:table-cell office:value-type="float" office:value="56.6604545223527">
                <text:p>56.6604545223527</text:p>
              </table:table-cell>
              <table:table-cell office:value-type="float" office:value="59.4881792007909">
                <text:p>59.4881792007909</text:p>
              </table:table-cell>
              <table:table-cell office:value-type="float" office:value="62.3277895509018">
                <text:p>62.3277895509018</text:p>
              </table:table-cell>
              <table:table-cell office:value-type="float" office:value="65.1636363645521">
                <text:p>65.1636363645521</text:p>
              </table:table-cell>
              <table:table-cell office:value-type="float" office:value="67.9800752132724">
                <text:p>67.9800752132724</text:p>
              </table:table-cell>
              <table:table-cell office:value-type="float" office:value="70.761569746348">
                <text:p>70.761569746348</text:p>
              </table:table-cell>
              <table:table-cell office:value-type="float" office:value="73.492789950782">
                <text:p>73.492789950782</text:p>
              </table:table-cell>
              <table:table-cell office:value-type="float" office:value="76.1587053722251">
                <text:p>76.1587053722251</text:p>
              </table:table-cell>
              <table:table-cell office:value-type="float" office:value="78.7446732963654">
                <text:p>78.7446732963654</text:p>
              </table:table-cell>
              <table:table-cell office:value-type="float" office:value="81.236521891653">
                <text:p>81.236521891653</text:p>
              </table:table-cell>
              <table:table-cell office:value-type="float" office:value="83.6206283144638">
                <text:p>83.6206283144638</text:p>
              </table:table-cell>
              <table:table-cell office:value-type="float" office:value="85.8839917723308">
                <text:p>85.8839917723308</text:p>
              </table:table-cell>
              <table:table-cell office:value-type="float" office:value="88.0143015506765">
                <text:p>88.0143015506765</text:p>
              </table:table-cell>
              <table:table-cell office:value-type="float" office:value="90.0000000009022">
                <text:p>90.0000000009022</text:p>
              </table:table-cell>
              <table:table-cell office:value-type="float" office:value="91.8303404859835">
                <text:p>91.8303404859835</text:p>
              </table:table-cell>
              <table:table-cell office:value-type="float" office:value="93.4954402918374">
                <text:p>93.4954402918374</text:p>
              </table:table-cell>
              <table:table-cell office:value-type="float" office:value="94.9863284962994">
                <text:p>94.9863284962994</text:p>
              </table:table-cell>
              <table:table-cell office:value-type="float" office:value="96.2949888009753">
                <text:p>96.2949888009753</text:p>
              </table:table-cell>
              <table:table-cell office:value-type="float" office:value="97.4143973221653">
                <text:p>97.4143973221653</text:p>
              </table:table-cell>
              <table:table-cell office:value-type="float" office:value="98.3385553465341">
                <text:p>98.3385553465341</text:p>
              </table:table-cell>
              <table:table-cell office:value-type="float" office:value="99.0625170417188">
                <text:p>99.0625170417188</text:p>
              </table:table-cell>
              <table:table-cell office:value-type="float" office:value="99.5824121358601">
                <text:p>99.5824121358601</text:p>
              </table:table-cell>
              <table:table-cell office:value-type="float" office:value="99.8954635505652">
                <text:p>99.8954635505652</text:p>
              </table:table-cell>
              <table:table-cell office:value-type="float" office:value="100.000000000757">
                <text:p>100.000000000757</text:p>
              </table:table-cell>
              <table:table-cell office:value-type="float" office:value="99.8954635507253">
                <text:p>99.8954635507253</text:p>
              </table:table-cell>
              <table:table-cell office:value-type="float" office:value="99.5824121356855">
                <text:p>99.5824121356855</text:p>
              </table:table-cell>
              <table:table-cell office:value-type="float" office:value="99.0625170417625">
                <text:p>99.0625170417625</text:p>
              </table:table-cell>
              <table:table-cell office:value-type="float" office:value="98.3385553460539">
                <text:p>98.3385553460539</text:p>
              </table:table-cell>
              <table:table-cell office:value-type="float" office:value="97.4143973221217">
                <text:p>97.4143973221217</text:p>
              </table:table-cell>
              <table:table-cell office:value-type="float" office:value="96.2949888006842">
                <text:p>96.2949888006842</text:p>
              </table:table-cell>
              <table:table-cell office:value-type="float" office:value="94.9863284960156">
                <text:p>94.9863284960156</text:p>
              </table:table-cell>
              <table:table-cell office:value-type="float" office:value="93.4954402915901">
                <text:p>93.4954402915901</text:p>
              </table:table-cell>
              <table:table-cell office:value-type="float" office:value="91.8303404856997">
                <text:p>91.8303404856997</text:p>
              </table:table-cell>
              <table:table-cell office:value-type="float" office:value="90.0000000007276">
                <text:p>90.0000000007276</text:p>
              </table:table-cell>
              <table:table-cell office:value-type="float" office:value="88.0143015503563">
                <text:p>88.0143015503563</text:p>
              </table:table-cell>
              <table:table-cell office:value-type="float" office:value="85.8839917722216">
                <text:p>85.8839917722216</text:p>
              </table:table-cell>
              <table:table-cell office:value-type="float" office:value="83.6206283142092">
                <text:p>83.6206283142092</text:p>
              </table:table-cell>
              <table:table-cell office:value-type="float" office:value="81.2365218912892">
                <text:p>81.2365218912892</text:p>
              </table:table-cell>
              <table:table-cell office:value-type="float" office:value="78.7446732960234">
                <text:p>78.7446732960234</text:p>
              </table:table-cell>
              <table:table-cell office:value-type="float" office:value="76.1587053719559">
                <text:p>76.1587053719559</text:p>
              </table:table-cell>
              <table:table-cell office:value-type="float" office:value="73.4927899506001">
                <text:p>73.4927899506001</text:p>
              </table:table-cell>
              <table:table-cell office:value-type="float" office:value="70.7615697458095">
                <text:p>70.7615697458095</text:p>
              </table:table-cell>
              <table:table-cell office:value-type="float" office:value="67.9800752126321">
                <text:p>67.9800752126321</text:p>
              </table:table-cell>
              <table:table-cell office:value-type="float" office:value="65.1636363640137">
                <text:p>65.1636363640137</text:p>
              </table:table-cell>
              <table:table-cell office:value-type="float" office:value="62.3277895507053">
                <text:p>62.3277895507053</text:p>
              </table:table-cell>
              <table:table-cell office:value-type="float" office:value="59.4881792001543">
                <text:p>59.4881792001543</text:p>
              </table:table-cell>
              <table:table-cell office:value-type="float" office:value="56.6604545216251">
                <text:p>56.6604545216251</text:p>
              </table:table-cell>
              <table:table-cell office:value-type="float" office:value="53.8601611636404">
                <text:p>53.8601611636404</text:p>
              </table:table-cell>
              <table:table-cell office:value-type="float" office:value="51.1026278413192">
                <text:p>51.1026278413192</text:p>
              </table:table-cell>
              <table:table-cell office:value-type="float" office:value="48.4028479175177">
                <text:p>48.4028479175177</text:p>
              </table:table-cell>
              <table:table-cell office:value-type="float" office:value="45.7753559499397">
                <text:p>45.7753559499397</text:p>
              </table:table-cell>
              <table:table-cell office:value-type="float" office:value="43.2340991997335">
                <text:p>43.2340991997335</text:p>
              </table:table-cell>
              <table:table-cell office:value-type="float" office:value="40.7923040960159">
                <text:p>40.7923040960159</text:p>
              </table:table-cell>
              <table:table-cell office:value-type="float" office:value="38.4623376624368">
                <text:p>38.4623376624368</text:p>
              </table:table-cell>
              <table:table-cell office:value-type="float" office:value="36.255563913699">
                <text:p>36.255563913699</text:p>
              </table:table-cell>
              <table:table-cell office:value-type="float" office:value="34.1821952003811">
                <text:p>34.1821952003811</text:p>
              </table:table-cell>
              <table:table-cell office:value-type="float" office:value="32.2511385209509">
                <text:p>32.2511385209509</text:p>
              </table:table-cell>
              <table:table-cell office:value-type="float" office:value="30.4698368000682">
                <text:p>30.4698368000682</text:p>
              </table:table-cell>
              <table:table-cell office:value-type="float" office:value="28.8441051132977">
                <text:p>28.8441051132977</text:p>
              </table:table-cell>
              <table:table-cell office:value-type="float" office:value="27.3779618903063">
                <text:p>27.3779618903063</text:p>
              </table:table-cell>
              <table:table-cell office:value-type="float" office:value="26.0734550667112">
                <text:p>26.0734550667112</text:p>
              </table:table-cell>
              <table:table-cell office:value-type="float" office:value="24.9304831995978">
                <text:p>24.9304831995978</text:p>
              </table:table-cell>
              <table:table-cell office:value-type="float" office:value="23.9466115498217">
                <text:p>23.9466115498217</text:p>
              </table:table-cell>
              <table:table-cell office:value-type="float" office:value="23.116883116425">
                <text:p>23.116883116425</text:p>
              </table:table-cell>
              <table:table-cell office:value-type="float" office:value="22.4336246404564">
                <text:p>22.4336246404564</text:p>
              </table:table-cell>
              <table:table-cell office:value-type="float" office:value="21.8862475622445">
                <text:p>21.8862475622445</text:p>
              </table:table-cell>
              <table:table-cell office:value-type="float" office:value="21.4610439494136">
                <text:p>21.4610439494136</text:p>
              </table:table-cell>
              <table:table-cell office:value-type="float" office:value="21.1409773704363">
                <text:p>21.1409773704363</text:p>
              </table:table-cell>
              <table:table-cell office:value-type="float" office:value="20.9054687496973">
                <text:p>20.9054687496973</text:p>
              </table:table-cell>
              <table:table-cell office:value-type="float" office:value="20.7301771625062">
                <text:p>20.7301771625062</text:p>
              </table:table-cell>
              <table:table-cell office:value-type="float" office:value="20.5867756120861">
                <text:p>20.5867756120861</text:p>
              </table:table-cell>
              <table:table-cell office:value-type="float" office:value="20.4427217444172">
                <text:p>20.4427217444172</text:p>
              </table:table-cell>
              <table:table-cell office:value-type="float" office:value="20.2610235488391">
                <text:p>20.2610235488391</text:p>
              </table:table-cell>
              <table:table-cell office:value-type="float" office:value="19.9999999988941">
                <text:p>19.9999999988941</text:p>
              </table:table-cell>
              <table:table-cell office:value-type="float" office:value="19.6130366657744">
                <text:p>19.6130366657744</text:p>
              </table:table-cell>
              <table:table-cell office:value-type="float" office:value="19.0483362897648">
                <text:p>19.0483362897648</text:p>
              </table:table-cell>
              <table:table-cell office:value-type="float" office:value="18.2486643126467">
                <text:p>18.2486643126467</text:p>
              </table:table-cell>
              <table:table-cell office:value-type="float" office:value="17.1510893702507">
                <text:p>17.1510893702507</text:p>
              </table:table-cell>
              <table:table-cell office:value-type="float" office:value="15.6867187485332">
                <text:p>15.6867187485332</text:p>
              </table:table-cell>
              <table:table-cell office:value-type="float" office:value="13.7804287991021">
                <text:p>13.7804287991021</text:p>
              </table:table-cell>
              <table:table-cell office:value-type="float" office:value="11.3505903122714">
                <text:p>11.3505903122714</text:p>
              </table:table-cell>
              <table:table-cell office:value-type="float" office:value="8.30878886033315">
                <text:p>8.30878886033315</text:p>
              </table:table-cell>
              <table:table-cell office:value-type="float" office:value="4.55954009341076">
                <text:p>4.55954009341076</text:p>
              </table:table-cell>
              <table:table-cell office:value-type="float" office:value="0">
                <text:p>0</text:p>
              </table:table-cell>
              <table:table-cell office:value-type="float" office:value="-5.48032987990882">
                <text:p>-5.48032987990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" chart:maximum="100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16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29cm" svg:height="15.271cm" xlink:href=".." xlink:type="simple" chart:class="chart:line" chart:style-name="ch1">
        <chart:legend chart:legend-position="end" svg:x="21.909cm" svg:y="6.332cm" style:legend-expansion="high" chart:style-name="ch2"/>
        <chart:plot-area chart:style-name="ch3" table:cell-range-address="Aproksymacja.A21:Aproksymacja.F144" chart:data-source-has-labels="both" svg:x="0.488cm" svg:y="0.305cm" svg:width="20.933cm" svg:height="14.661cm">
          <chartooo:coordinate-region svg:x="1.233cm" svg:y="1.306cm" svg:width="19.839cm" svg:height="13.46cm"/>
          <chart:axis chart:dimension="x" chart:name="primary-x" chart:style-name="ch4" chartooo:axis-type="auto">
            <chartooo:date-scale/>
            <chart:categories table:cell-range-address="Aproksymacja.A22:Aproksymacja.A14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proksymacja.B22:Aproksymacja.B144" chart:label-cell-address="Aproksymacja.B21:Aproksymacja.B21" chart:class="chart:line">
            <chart:data-point chart:repeated="123"/>
          </chart:series>
          <chart:series chart:style-name="ch9" chart:values-cell-range-address="Aproksymacja.C22:Aproksymacja.C144" chart:label-cell-address="Aproksymacja.C21:Aproksymacja.C21" chart:class="chart:line">
            <chart:data-point chart:repeated="123"/>
          </chart:series>
          <chart:series chart:style-name="ch10" chart:values-cell-range-address="Aproksymacja.D22:Aproksymacja.D144" chart:label-cell-address="Aproksymacja.D21:Aproksymacja.D21" chart:class="chart:line">
            <chart:data-point chart:repeated="123"/>
          </chart:series>
          <chart:series chart:style-name="ch11" chart:values-cell-range-address="Aproksymacja.E22:Aproksymacja.E144" chart:label-cell-address="Aproksymacja.E21:Aproksymacja.E21" chart:class="chart:line">
            <chart:data-point chart:repeated="123"/>
          </chart:series>
          <chart:series chart:style-name="ch12" chart:values-cell-range-address="Aproksymacja.F22:Aproksymacja.F144" chart:label-cell-address="Aproksymacja.F21:Aproksymacja.F21" chart:class="chart:line"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7</text:p>
                <draw:g>
                  <svg:desc>Aproksymacja.B21:Aproksymacja.B21</svg:desc>
                </draw:g>
              </table:table-cell>
              <table:table-cell office:value-type="string">
                <text:p>y6</text:p>
                <draw:g>
                  <svg:desc>Aproksymacja.C21:Aproksymacja.C21</svg:desc>
                </draw:g>
              </table:table-cell>
              <table:table-cell office:value-type="string">
                <text:p>y5</text:p>
                <draw:g>
                  <svg:desc>Aproksymacja.D21:Aproksymacja.D21</svg:desc>
                </draw:g>
              </table:table-cell>
              <table:table-cell office:value-type="string">
                <text:p>y4</text:p>
                <draw:g>
                  <svg:desc>Aproksymacja.E21:Aproksymacja.E21</svg:desc>
                </draw:g>
              </table:table-cell>
              <table:table-cell office:value-type="string">
                <text:p>y3</text:p>
                <draw:g>
                  <svg:desc>Aproksymacja.F21:Aproksymacja.F21</svg:desc>
                </draw:g>
              </table:table-cell>
            </table:table-row>
          </table:table-header-rows>
          <table:table-rows>
            <table:table-row>
              <table:table-cell office:value-type="float" office:value="8.9">
                <text:p>8.9</text:p>
                <draw:g>
                  <svg:desc>Aproksymacja.A22:Aproksymacja.A144</svg:desc>
                </draw:g>
              </table:table-cell>
              <table:table-cell office:value-type="float" office:value="-5.48918554569946">
                <text:p>-5.48918554569946</text:p>
                <draw:g>
                  <svg:desc>Aproksymacja.B22:Aproksymacja.B144</svg:desc>
                </draw:g>
              </table:table-cell>
              <table:table-cell office:value-type="float" office:value="-1.50579859900648">
                <text:p>-1.50579859900648</text:p>
                <draw:g>
                  <svg:desc>Aproksymacja.C22:Aproksymacja.C144</svg:desc>
                </draw:g>
              </table:table-cell>
              <table:table-cell office:value-type="float" office:value="-1.50578755049159">
                <text:p>-1.50578755049159</text:p>
                <draw:g>
                  <svg:desc>Aproksymacja.D22:Aproksymacja.D144</svg:desc>
                </draw:g>
              </table:table-cell>
              <table:table-cell office:value-type="float" office:value="-7.40359001167812">
                <text:p>-7.40359001167812</text:p>
                <draw:g>
                  <svg:desc>Aproksymacja.E22:Aproksymacja.E144</svg:desc>
                </draw:g>
              </table:table-cell>
              <table:table-cell office:value-type="float" office:value="-7.40359001040386">
                <text:p>-7.40359001040386</text:p>
                <draw:g>
                  <svg:desc>Aproksymacja.F22:Aproksymacja.F14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687806975201966">
                <text:p>-0.00687806975201966</text:p>
              </table:table-cell>
              <table:table-cell office:value-type="float" office:value="0.128981888603774">
                <text:p>0.128981888603774</text:p>
              </table:table-cell>
              <table:table-cell office:value-type="float" office:value="0.128992798915647">
                <text:p>0.128992798915647</text:p>
              </table:table-cell>
              <table:table-cell office:value-type="float" office:value="-4.10683316115832">
                <text:p>-4.10683316115832</text:p>
              </table:table-cell>
              <table:table-cell office:value-type="float" office:value="-4.10683315990087">
                <text:p>-4.10683315990087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4.55414963741077">
                <text:p>4.55414963741077</text:p>
              </table:table-cell>
              <table:table-cell office:value-type="float" office:value="1.83750144456879">
                <text:p>1.83750144456879</text:p>
              </table:table-cell>
              <table:table-cell office:value-type="float" office:value="1.83751221851111">
                <text:p>1.83751221851111</text:p>
              </table:table-cell>
              <table:table-cell office:value-type="float" office:value="-0.864568159407252">
                <text:p>-0.864568159407252</text:p>
              </table:table-cell>
              <table:table-cell office:value-type="float" office:value="-0.864568158166549">
                <text:p>-0.86456815816654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8.30445275014154">
                <text:p>8.30445275014154</text:p>
              </table:table-cell>
              <table:table-cell office:value-type="float" office:value="3.61472205726508">
                <text:p>3.61472205726508</text:p>
              </table:table-cell>
              <table:table-cell office:value-type="float" office:value="3.61473269664674">
                <text:p>3.61473269664674</text:p>
              </table:table-cell>
              <table:table-cell office:value-type="float" office:value="2.32320499357506">
                <text:p>2.32320499357506</text:p>
              </table:table-cell>
              <table:table-cell office:value-type="float" office:value="2.32320499479903">
                <text:p>2.3232049947990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1.3469282070573">
                <text:p>11.3469282070573</text:p>
              </table:table-cell>
              <table:table-cell office:value-type="float" office:value="5.45569038753246">
                <text:p>5.45569038753246</text:p>
              </table:table-cell>
              <table:table-cell office:value-type="float" office:value="5.45570089413701">
                <text:p>5.45570089413701</text:p>
              </table:table-cell>
              <table:table-cell office:value-type="float" office:value="5.4564862977888">
                <text:p>5.4564862977888</text:p>
              </table:table-cell>
              <table:table-cell office:value-type="float" office:value="5.45648629899608">
                <text:p>5.4564862989960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3.777109634555">
                <text:p>13.777109634555</text:p>
              </table:table-cell>
              <table:table-cell office:value-type="float" office:value="7.35553776867788">
                <text:p>7.35553776867788</text:p>
              </table:table-cell>
              <table:table-cell office:value-type="float" office:value="7.35554814426394">
                <text:p>7.35554814426394</text:p>
              </table:table-cell>
              <table:table-cell office:value-type="float" office:value="8.53527575323364">
                <text:p>8.53527575323364</text:p>
              </table:table-cell>
              <table:table-cell office:value-type="float" office:value="8.53527575442445">
                <text:p>8.5352757544244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5.6834572294702">
                <text:p>15.6834572294702</text:p>
              </table:table-cell>
              <table:table-cell office:value-type="float" office:value="9.30948020646787">
                <text:p>9.30948020646787</text:p>
              </table:table-cell>
              <table:table-cell office:value-type="float" office:value="9.30949045276964">
                <text:p>9.30949045276964</text:p>
              </table:table-cell>
              <table:table-cell office:value-type="float" office:value="11.5595733599099">
                <text:p>11.5595733599099</text:p>
              </table:table-cell>
              <table:table-cell office:value-type="float" office:value="11.5595733610841">
                <text:p>11.559573361084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7.1476425991577">
                <text:p>17.1476425991577</text:p>
              </table:table-cell>
              <table:table-cell office:value-type="float" office:value="11.3128183791374">
                <text:p>11.3128183791374</text:p>
              </table:table-cell>
              <table:table-cell office:value-type="float" office:value="11.3128284978671">
                <text:p>11.3128284978671</text:p>
              </table:table-cell>
              <table:table-cell office:value-type="float" office:value="14.5293791178174">
                <text:p>14.5293791178174</text:p>
              </table:table-cell>
              <table:table-cell office:value-type="float" office:value="14.5293791189752">
                <text:p>14.529379118975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8.2448285617274">
                <text:p>18.2448285617274</text:p>
              </table:table-cell>
              <table:table-cell office:value-type="float" office:value="13.3609376373847">
                <text:p>13.3609376373847</text:p>
              </table:table-cell>
              <table:table-cell office:value-type="float" office:value="13.3609476302296">
                <text:p>13.3609476302296</text:p>
              </table:table-cell>
              <table:table-cell office:value-type="float" office:value="17.4446930269561">
                <text:p>17.4446930269561</text:p>
              </table:table-cell>
              <table:table-cell office:value-type="float" office:value="17.4446930280977">
                <text:p>17.444693028097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9.0439439031716">
                <text:p>19.0439439031716</text:p>
              </table:table-cell>
              <table:table-cell office:value-type="float" office:value="15.4493080043697">
                <text:p>15.4493080043697</text:p>
              </table:table-cell>
              <table:table-cell office:value-type="float" office:value="15.449317872995">
                <text:p>15.449317872995</text:p>
              </table:table-cell>
              <table:table-cell office:value-type="float" office:value="20.3055150873263">
                <text:p>20.3055150873263</text:p>
              </table:table-cell>
              <table:table-cell office:value-type="float" office:value="20.3055150884514">
                <text:p>20.3055150884514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9.6079530944498">
                <text:p>19.6079530944498</text:p>
              </table:table-cell>
              <table:table-cell office:value-type="float" office:value="17.5734841757191">
                <text:p>17.5734841757191</text:p>
              </table:table-cell>
              <table:table-cell office:value-type="float" office:value="17.5734939217683">
                <text:p>17.5734939217683</text:p>
              </table:table-cell>
              <table:table-cell office:value-type="float" office:value="23.1118452989276">
                <text:p>23.1118452989276</text:p>
              </table:table-cell>
              <table:table-cell office:value-type="float" office:value="23.1118453000366">
                <text:p>23.11184530003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941209663466">
                <text:p>19.9941209663466</text:p>
              </table:table-cell>
              <table:table-cell office:value-type="float" office:value="19.7291055195238">
                <text:p>19.7291055195238</text:p>
              </table:table-cell>
              <table:table-cell office:value-type="float" office:value="19.7291151446194">
                <text:p>19.7291151446194</text:p>
              </table:table-cell>
              <table:table-cell office:value-type="float" office:value="25.8636836617602">
                <text:p>25.8636836617602</text:p>
              </table:table-cell>
              <table:table-cell office:value-type="float" office:value="25.8636836628531">
                <text:p>25.863683662853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0.2542723432398">
                <text:p>20.2542723432398</text:p>
              </table:table-cell>
              <table:table-cell office:value-type="float" office:value="21.9118960763375">
                <text:p>21.9118960763375</text:p>
              </table:table-cell>
              <table:table-cell office:value-type="float" office:value="21.9119055820793">
                <text:p>21.9119055820793</text:p>
              </table:table-cell>
              <table:table-cell office:value-type="float" office:value="28.5610301758241">
                <text:p>28.5610301758241</text:p>
              </table:table-cell>
              <table:table-cell office:value-type="float" office:value="28.5610301769009">
                <text:p>28.561030176900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0.4350466351052">
                <text:p>20.4350466351052</text:p>
              </table:table-cell>
              <table:table-cell office:value-type="float" office:value="24.1176645591809">
                <text:p>24.1176645591809</text:p>
              </table:table-cell>
              <table:table-cell office:value-type="float" office:value="24.1176739471478">
                <text:p>24.1176739471478</text:p>
              </table:table-cell>
              <table:table-cell office:value-type="float" office:value="31.2038848411192">
                <text:p>31.2038848411192</text:p>
              </table:table-cell>
              <table:table-cell office:value-type="float" office:value="31.2038848421801">
                <text:p>31.2038848421801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0.5781473886964">
                <text:p>20.5781473886964</text:p>
              </table:table-cell>
              <table:table-cell office:value-type="float" office:value="26.3423043535346">
                <text:p>26.3423043535346</text:p>
              </table:table-cell>
              <table:table-cell office:value-type="float" office:value="26.342313625285">
                <text:p>26.342313625285</text:p>
              </table:table-cell>
              <table:table-cell office:value-type="float" office:value="33.7922476576458">
                <text:p>33.7922476576458</text:p>
              </table:table-cell>
              <table:table-cell office:value-type="float" office:value="33.7922476586908">
                <text:p>33.792247658690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0.7205867965913">
                <text:p>20.7205867965913</text:p>
              </table:table-cell>
              <table:table-cell office:value-type="float" office:value="28.5817935173476">
                <text:p>28.5817935173476</text:p>
              </table:table-cell>
              <table:table-cell office:value-type="float" office:value="28.5818026744216">
                <text:p>28.5818026744216</text:p>
              </table:table-cell>
              <table:table-cell office:value-type="float" office:value="36.3261186254037">
                <text:p>36.3261186254037</text:p>
              </table:table-cell>
              <table:table-cell office:value-type="float" office:value="36.3261186264327">
                <text:p>36.326118626432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0.894925165494">
                <text:p>20.894925165494</text:p>
              </table:table-cell>
              <table:table-cell office:value-type="float" office:value="30.8321947810291">
                <text:p>30.8321947810291</text:p>
              </table:table-cell>
              <table:table-cell office:value-type="float" office:value="30.8322038249468">
                <text:p>30.8322038249468</text:p>
              </table:table-cell>
              <table:table-cell office:value-type="float" office:value="38.8054977443928">
                <text:p>38.8054977443928</text:p>
              </table:table-cell>
              <table:table-cell office:value-type="float" office:value="38.8054977454059">
                <text:p>38.805497745405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1.1295053420945">
                <text:p>21.1295053420945</text:p>
              </table:table-cell>
              <table:table-cell office:value-type="float" office:value="33.0896555474579">
                <text:p>33.0896555474579</text:p>
              </table:table-cell>
              <table:table-cell office:value-type="float" office:value="33.0896644797184">
                <text:p>33.0896644797184</text:p>
              </table:table-cell>
              <table:table-cell office:value-type="float" office:value="41.2303850146133">
                <text:p>41.2303850146133</text:p>
              </table:table-cell>
              <table:table-cell office:value-type="float" office:value="41.2303850156106">
                <text:p>41.230385015610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1.4486820989114">
                <text:p>21.4486820989114</text:p>
              </table:table-cell>
              <table:table-cell office:value-type="float" office:value="35.3504078919732">
                <text:p>35.3504078919732</text:p>
              </table:table-cell>
              <table:table-cell office:value-type="float" office:value="35.3504167140575">
                <text:p>35.3504167140575</text:p>
              </table:table-cell>
              <table:table-cell office:value-type="float" office:value="43.600780436065">
                <text:p>43.600780436065</text:p>
              </table:table-cell>
              <table:table-cell office:value-type="float" office:value="43.6007804370465">
                <text:p>43.600780437046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1.8730464773434">
                <text:p>21.8730464773434</text:p>
              </table:table-cell>
              <table:table-cell office:value-type="float" office:value="37.610768562378">
                <text:p>37.610768562378</text:p>
              </table:table-cell>
              <table:table-cell office:value-type="float" office:value="37.6107772757503">
                <text:p>37.6107772757503</text:p>
              </table:table-cell>
              <table:table-cell office:value-type="float" office:value="45.9166840087481">
                <text:p>45.9166840087481</text:p>
              </table:table-cell>
              <table:table-cell office:value-type="float" office:value="45.9166840097139">
                <text:p>45.916684009713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2.4196450905529">
                <text:p>22.4196450905529</text:p>
              </table:table-cell>
              <table:table-cell office:value-type="float" office:value="39.8671389789426">
                <text:p>39.8671389789426</text:p>
              </table:table-cell>
              <table:table-cell office:value-type="float" office:value="39.8671475850474">
                <text:p>39.8671475850474</text:p>
              </table:table-cell>
              <table:table-cell office:value-type="float" office:value="48.1780957326624">
                <text:p>48.1780957326624</text:p>
              </table:table-cell>
              <table:table-cell office:value-type="float" office:value="48.1780957336127">
                <text:p>48.17809573361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.1021943834039">
                <text:p>23.1021943834039</text:p>
              </table:table-cell>
              <table:table-cell office:value-type="float" office:value="42.1160052344002">
                <text:p>42.1160052344002</text:p>
              </table:table-cell>
              <table:table-cell office:value-type="float" office:value="42.1160137346649">
                <text:p>42.1160137346649</text:p>
              </table:table-cell>
              <table:table-cell office:value-type="float" office:value="50.385015607808">
                <text:p>50.385015607808</text:p>
              </table:table-cell>
              <table:table-cell office:value-type="float" office:value="50.3850156087427">
                <text:p>50.385015608742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3.9312898526641">
                <text:p>23.9312898526641</text:p>
              </table:table-cell>
              <table:table-cell office:value-type="float" office:value="44.3539380939471">
                <text:p>44.3539380939471</text:p>
              </table:table-cell>
              <table:table-cell office:value-type="float" office:value="44.353946489783">
                <text:p>44.353946489783</text:p>
              </table:table-cell>
              <table:table-cell office:value-type="float" office:value="52.537443634185">
                <text:p>52.537443634185</text:p>
              </table:table-cell>
              <table:table-cell office:value-type="float" office:value="52.5374436351041">
                <text:p>52.5374436351041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4.9146102245213">
                <text:p>24.9146102245213</text:p>
              </table:table-cell>
              <table:table-cell office:value-type="float" office:value="46.5775929952454">
                <text:p>46.5775929952454</text:p>
              </table:table-cell>
              <table:table-cell office:value-type="float" office:value="46.5776012880458">
                <text:p>46.5776012880458</text:p>
              </table:table-cell>
              <table:table-cell office:value-type="float" office:value="54.6353798117932">
                <text:p>54.6353798117932</text:p>
              </table:table-cell>
              <table:table-cell office:value-type="float" office:value="54.6353798126969">
                <text:p>54.635379812696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6.0571165911679">
                <text:p>26.0571165911679</text:p>
              </table:table-cell>
              <table:table-cell office:value-type="float" office:value="48.7837100484209">
                <text:p>48.7837100484209</text:p>
              </table:table-cell>
              <table:table-cell office:value-type="float" office:value="48.7837182395621">
                <text:p>48.7837182395621</text:p>
              </table:table-cell>
              <table:table-cell office:value-type="float" office:value="56.678824140633">
                <text:p>56.678824140633</text:p>
              </table:table-cell>
              <table:table-cell office:value-type="float" office:value="56.6788241415211">
                <text:p>56.678824141521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7.3612465057722">
                <text:p>27.3612465057722</text:p>
              </table:table-cell>
              <table:table-cell office:value-type="float" office:value="50.9691140360644">
                <text:p>50.9691140360644</text:p>
              </table:table-cell>
              <table:table-cell office:value-type="float" office:value="50.9691221269072">
                <text:p>50.9691221269072</text:p>
              </table:table-cell>
              <table:table-cell office:value-type="float" office:value="58.6677766207039">
                <text:p>58.6677766207039</text:p>
              </table:table-cell>
              <table:table-cell office:value-type="float" office:value="58.6677766215765">
                <text:p>58.667776621576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8.8271030363012">
                <text:p>28.8271030363012</text:p>
              </table:table-cell>
              <table:table-cell office:value-type="float" office:value="53.1307144132293">
                <text:p>53.1307144132293</text:p>
              </table:table-cell>
              <table:table-cell office:value-type="float" office:value="53.1307224051208">
                <text:p>53.1307224051208</text:p>
              </table:table-cell>
              <table:table-cell office:value-type="float" office:value="60.6022372520062">
                <text:p>60.6022372520062</text:p>
              </table:table-cell>
              <table:table-cell office:value-type="float" office:value="60.6022372528634">
                <text:p>60.6022372528634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30.4526387777805">
                <text:p>30.4526387777805</text:p>
              </table:table-cell>
              <table:table-cell office:value-type="float" office:value="55.2655053074381">
                <text:p>55.2655053074381</text:p>
              </table:table-cell>
              <table:table-cell office:value-type="float" office:value="55.2655132017046">
                <text:p>55.2655132017046</text:p>
              </table:table-cell>
              <table:table-cell office:value-type="float" office:value="62.4822060345398">
                <text:p>62.4822060345398</text:p>
              </table:table-cell>
              <table:table-cell office:value-type="float" office:value="62.4822060353816">
                <text:p>62.482206035381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32.2338348225785">
                <text:p>32.2338348225785</text:p>
              </table:table-cell>
              <table:table-cell office:value-type="float" office:value="57.3705655186696">
                <text:p>57.3705655186696</text:p>
              </table:table-cell>
              <table:table-cell office:value-type="float" office:value="57.3705733166272">
                <text:p>57.3705733166272</text:p>
              </table:table-cell>
              <table:table-cell office:value-type="float" office:value="64.3076829683047">
                <text:p>64.3076829683047</text:p>
              </table:table-cell>
              <table:table-cell office:value-type="float" office:value="64.3076829691311">
                <text:p>64.3076829691311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34.1648746910214">
                <text:p>34.1648746910214</text:p>
              </table:table-cell>
              <table:table-cell office:value-type="float" office:value="59.443058519375">
                <text:p>59.443058519375</text:p>
              </table:table-cell>
              <table:table-cell office:value-type="float" office:value="59.4430662223224">
                <text:p>59.4430662223224</text:p>
              </table:table-cell>
              <table:table-cell office:value-type="float" office:value="66.078668053301">
                <text:p>66.078668053301</text:p>
              </table:table-cell>
              <table:table-cell office:value-type="float" office:value="66.0786680541121">
                <text:p>66.0786680541121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36.2383132174509">
                <text:p>36.2383132174509</text:p>
              </table:table-cell>
              <table:table-cell office:value-type="float" office:value="61.4802324544667">
                <text:p>61.4802324544667</text:p>
              </table:table-cell>
              <table:table-cell office:value-type="float" office:value="61.4802400636893">
                <text:p>61.4802400636893</text:p>
              </table:table-cell>
              <table:table-cell office:value-type="float" office:value="67.7951612895285">
                <text:p>67.7951612895285</text:p>
              </table:table-cell>
              <table:table-cell office:value-type="float" office:value="67.7951612903244">
                <text:p>67.79516129032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4452403987234">
                <text:p>38.4452403987234</text:p>
              </table:table-cell>
              <table:table-cell office:value-type="float" office:value="63.479420141318">
                <text:p>63.479420141318</text:p>
              </table:table-cell>
              <table:table-cell office:value-type="float" office:value="63.4794276580866">
                <text:p>63.4794276580866</text:p>
              </table:table-cell>
              <table:table-cell office:value-type="float" office:value="69.4571626769874">
                <text:p>69.4571626769874</text:p>
              </table:table-cell>
              <table:table-cell office:value-type="float" office:value="69.4571626777679">
                <text:p>69.457162677767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0.7754401977727">
                <text:p>40.7754401977727</text:p>
              </table:table-cell>
              <table:table-cell office:value-type="float" office:value="65.4380390697726">
                <text:p>65.4380390697726</text:p>
              </table:table-cell>
              <table:table-cell office:value-type="float" office:value="65.4380464953433">
                <text:p>65.4380464953433</text:p>
              </table:table-cell>
              <table:table-cell office:value-type="float" office:value="71.0646722156776">
                <text:p>71.0646722156776</text:p>
              </table:table-cell>
              <table:table-cell office:value-type="float" office:value="71.0646722164429">
                <text:p>71.064672216442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3.2175443078086">
                <text:p>43.2175443078086</text:p>
              </table:table-cell>
              <table:table-cell office:value-type="float" office:value="67.3535914021344">
                <text:p>67.3535914021344</text:p>
              </table:table-cell>
              <table:table-cell office:value-type="float" office:value="67.3535987377514">
                <text:p>67.3535987377514</text:p>
              </table:table-cell>
              <table:table-cell office:value-type="float" office:value="72.6176899055992">
                <text:p>72.6176899055992</text:p>
              </table:table-cell>
              <table:table-cell office:value-type="float" office:value="72.6176899063493">
                <text:p>72.617689906349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5.7591808750003">
                <text:p>45.7591808750003</text:p>
              </table:table-cell>
              <table:table-cell office:value-type="float" office:value="69.2236639731757">
                <text:p>69.2236639731757</text:p>
              </table:table-cell>
              <table:table-cell office:value-type="float" office:value="69.2236712200676">
                <text:p>69.2236712200676</text:p>
              </table:table-cell>
              <table:table-cell office:value-type="float" office:value="74.1162157467522">
                <text:p>74.1162157467522</text:p>
              </table:table-cell>
              <table:table-cell office:value-type="float" office:value="74.1162157474871">
                <text:p>74.116215747487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8.3871181784198">
                <text:p>48.3871181784198</text:p>
              </table:table-cell>
              <table:table-cell office:value-type="float" office:value="71.0459282901281">
                <text:p>71.0459282901281</text:p>
              </table:table-cell>
              <table:table-cell office:value-type="float" office:value="71.0459354495123">
                <text:p>71.0459354495123</text:p>
              </table:table-cell>
              <table:table-cell office:value-type="float" office:value="75.5602497391364">
                <text:p>75.5602497391364</text:p>
              </table:table-cell>
              <table:table-cell office:value-type="float" office:value="75.560249739856">
                <text:p>75.56024973985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1.0874032698557">
                <text:p>51.0874032698557</text:p>
              </table:table-cell>
              <table:table-cell office:value-type="float" office:value="72.8181405326902">
                <text:p>72.8181405326902</text:p>
              </table:table-cell>
              <table:table-cell office:value-type="float" office:value="72.81814760577">
                <text:p>72.81814760577</text:p>
              </table:table-cell>
              <table:table-cell office:value-type="float" office:value="76.949791882752">
                <text:p>76.949791882752</text:p>
              </table:table-cell>
              <table:table-cell office:value-type="float" office:value="76.9497918834564">
                <text:p>76.949791883456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3.8454955719171">
                <text:p>53.8454955719171</text:p>
              </table:table-cell>
              <table:table-cell office:value-type="float" office:value="74.5381415530266">
                <text:p>74.5381415530266</text:p>
              </table:table-cell>
              <table:table-cell office:value-type="float" office:value="74.5381485409936">
                <text:p>74.5381485409936</text:p>
              </table:table-cell>
              <table:table-cell office:value-type="float" office:value="78.284842177599">
                <text:p>78.284842177599</text:p>
              </table:table-cell>
              <table:table-cell office:value-type="float" office:value="78.2848421782883">
                <text:p>78.284842178288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6.6463954343089">
                <text:p>56.6463954343089</text:p>
              </table:table-cell>
              <table:table-cell office:value-type="float" office:value="76.2038568757644">
                <text:p>76.2038568757644</text:p>
              </table:table-cell>
              <table:table-cell office:value-type="float" office:value="76.203863779797">
                <text:p>76.203863779797</text:p>
              </table:table-cell>
              <table:table-cell office:value-type="float" office:value="79.5654006236772">
                <text:p>79.5654006236772</text:p>
              </table:table-cell>
              <table:table-cell office:value-type="float" office:value="79.5654006243514">
                <text:p>79.5654006243514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9.4747676483021">
                <text:p>59.4747676483021</text:p>
              </table:table-cell>
              <table:table-cell office:value-type="float" office:value="77.8132966979951">
                <text:p>77.8132966979951</text:p>
              </table:table-cell>
              <table:table-cell office:value-type="float" office:value="77.8133035192602">
                <text:p>77.8133035192602</text:p>
              </table:table-cell>
              <table:table-cell office:value-type="float" office:value="80.791467220987">
                <text:p>80.791467220987</text:p>
              </table:table-cell>
              <table:table-cell office:value-type="float" office:value="80.7914672216458">
                <text:p>80.791467221645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62.3150599222026">
                <text:p>62.3150599222026</text:p>
              </table:table-cell>
              <table:table-cell office:value-type="float" office:value="79.3645558892742">
                <text:p>79.3645558892742</text:p>
              </table:table-cell>
              <table:table-cell office:value-type="float" office:value="79.3645626289258">
                <text:p>79.3645626289258</text:p>
              </table:table-cell>
              <table:table-cell office:value-type="float" office:value="81.963041969528">
                <text:p>81.963041969528</text:p>
              </table:table-cell>
              <table:table-cell office:value-type="float" office:value="81.9630419701717">
                <text:p>81.96304197017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5.15161631089">
                <text:p>65.15161631089</text:p>
              </table:table-cell>
              <table:table-cell office:value-type="float" office:value="80.855813991624">
                <text:p>80.855813991624</text:p>
              </table:table-cell>
              <table:table-cell office:value-type="float" office:value="80.8558206508077">
                <text:p>80.8558206508077</text:p>
              </table:table-cell>
              <table:table-cell office:value-type="float" office:value="83.0801248693003">
                <text:p>83.0801248693003</text:p>
              </table:table-cell>
              <table:table-cell office:value-type="float" office:value="83.080124869929">
                <text:p>83.080124869929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67.968785609286">
                <text:p>67.968785609286</text:p>
              </table:table-cell>
              <table:table-cell office:value-type="float" office:value="82.2853352195291">
                <text:p>82.2853352195291</text:p>
              </table:table-cell>
              <table:table-cell office:value-type="float" office:value="82.2853417993758">
                <text:p>82.2853417993758</text:p>
              </table:table-cell>
              <table:table-cell office:value-type="float" office:value="84.1427159203043">
                <text:p>84.1427159203043</text:p>
              </table:table-cell>
              <table:table-cell office:value-type="float" office:value="84.1427159209176">
                <text:p>84.1427159209176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70.7510247000537">
                <text:p>70.7510247000537</text:p>
              </table:table-cell>
              <table:table-cell office:value-type="float" office:value="83.6514684599399">
                <text:p>83.6514684599399</text:p>
              </table:table-cell>
              <table:table-cell office:value-type="float" office:value="83.6514749615694">
                <text:p>83.6514749615694</text:p>
              </table:table-cell>
              <table:table-cell office:value-type="float" office:value="85.1508151225393">
                <text:p>85.1508151225393</text:p>
              </table:table-cell>
              <table:table-cell office:value-type="float" office:value="85.1508151231372">
                <text:p>85.150815123137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73.4829968613994">
                <text:p>73.4829968613994</text:p>
              </table:table-cell>
              <table:table-cell office:value-type="float" office:value="84.9526472722718">
                <text:p>84.9526472722718</text:p>
              </table:table-cell>
              <table:table-cell office:value-type="float" office:value="84.9526536967958">
                <text:p>84.9526536967958</text:p>
              </table:table-cell>
              <table:table-cell office:value-type="float" office:value="86.1044224760058">
                <text:p>86.1044224760058</text:p>
              </table:table-cell>
              <table:table-cell office:value-type="float" office:value="86.1044224765886">
                <text:p>86.104422476588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76.1496650355475">
                <text:p>76.1496650355475</text:p>
              </table:table-cell>
              <table:table-cell office:value-type="float" office:value="86.1873898883994">
                <text:p>86.1873898883994</text:p>
              </table:table-cell>
              <table:table-cell office:value-type="float" office:value="86.1873962369161">
                <text:p>86.1873962369161</text:p>
              </table:table-cell>
              <table:table-cell office:value-type="float" office:value="87.0035379807037">
                <text:p>87.0035379807037</text:p>
              </table:table-cell>
              <table:table-cell office:value-type="float" office:value="87.0035379812713">
                <text:p>87.003537981271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78.7363800507883">
                <text:p>78.7363800507883</text:p>
              </table:table-cell>
              <table:table-cell office:value-type="float" office:value="87.3542992126695">
                <text:p>87.3542992126695</text:p>
              </table:table-cell>
              <table:table-cell office:value-type="float" office:value="87.3543054862678">
                <text:p>87.3543054862678</text:p>
              </table:table-cell>
              <table:table-cell office:value-type="float" office:value="87.8481616366328">
                <text:p>87.8481616366328</text:p>
              </table:table-cell>
              <table:table-cell office:value-type="float" office:value="87.8481616371851">
                <text:p>87.848161637185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81.2289638081129">
                <text:p>81.2289638081129</text:p>
              </table:table-cell>
              <table:table-cell office:value-type="float" office:value="88.4520628218887">
                <text:p>88.4520628218887</text:p>
              </table:table-cell>
              <table:table-cell office:value-type="float" office:value="88.4520690216471">
                <text:p>88.4520690216471</text:p>
              </table:table-cell>
              <table:table-cell office:value-type="float" office:value="88.6382934437933">
                <text:p>88.6382934437933</text:p>
              </table:table-cell>
              <table:table-cell office:value-type="float" office:value="88.6382934443305">
                <text:p>88.6382934443305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3.6137874209744">
                <text:p>83.6137874209744</text:p>
              </table:table-cell>
              <table:table-cell office:value-type="float" office:value="89.47945296533">
                <text:p>89.47945296533</text:p>
              </table:table-cell>
              <table:table-cell office:value-type="float" office:value="89.4794590923138">
                <text:p>89.4794590923138</text:p>
              </table:table-cell>
              <table:table-cell office:value-type="float" office:value="89.3739334021852">
                <text:p>89.3739334021852</text:p>
              </table:table-cell>
              <table:table-cell office:value-type="float" office:value="89.3739334027072">
                <text:p>89.3739334027072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5.8778443177071">
                <text:p>85.8778443177071</text:p>
              </table:table-cell>
              <table:table-cell office:value-type="float" office:value="90.4353265647306">
                <text:p>90.4353265647306</text:p>
              </table:table-cell>
              <table:table-cell office:value-type="float" office:value="90.4353326200001">
                <text:p>90.4353326200001</text:p>
              </table:table-cell>
              <table:table-cell office:value-type="float" office:value="90.0550815118085">
                <text:p>90.0550815118085</text:p>
              </table:table-cell>
              <table:table-cell office:value-type="float" office:value="90.0550815123152">
                <text:p>90.0550815123152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88.0088183004846">
                <text:p>88.0088183004846</text:p>
              </table:table-cell>
              <table:table-cell office:value-type="float" office:value="91.3186252142911">
                <text:p>91.3186252142911</text:p>
              </table:table-cell>
              <table:table-cell office:value-type="float" office:value="91.3186311988916">
                <text:p>91.3186311988916</text:p>
              </table:table-cell>
              <table:table-cell office:value-type="float" office:value="90.6817377726632">
                <text:p>90.6817377726632</text:p>
              </table:table-cell>
              <table:table-cell office:value-type="float" office:value="90.6817377731546">
                <text:p>90.68173777315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9.9951465625636">
                <text:p>89.9951465625636</text:p>
              </table:table-cell>
              <table:table-cell office:value-type="float" office:value="92.1283751806761">
                <text:p>92.1283751806761</text:p>
              </table:table-cell>
              <table:table-cell office:value-type="float" office:value="92.1283810956488">
                <text:p>92.1283810956488</text:p>
              </table:table-cell>
              <table:table-cell office:value-type="float" office:value="91.2539021847492">
                <text:p>91.2539021847492</text:p>
              </table:table-cell>
              <table:table-cell office:value-type="float" office:value="91.2539021852253">
                <text:p>91.253902185225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91.8260776656389">
                <text:p>91.8260776656389</text:p>
              </table:table-cell>
              <table:table-cell office:value-type="float" office:value="92.8636874030181">
                <text:p>92.8636874030181</text:p>
              </table:table-cell>
              <table:table-cell office:value-type="float" office:value="92.8636932493891">
                <text:p>92.8636932493891</text:p>
              </table:table-cell>
              <table:table-cell office:value-type="float" office:value="91.7715747480666">
                <text:p>91.7715747480666</text:p>
              </table:table-cell>
              <table:table-cell office:value-type="float" office:value="91.7715747485275">
                <text:p>91.7715747485275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93.4917244745447">
                <text:p>93.4917244745447</text:p>
              </table:table-cell>
              <table:table-cell office:value-type="float" office:value="93.5237574929089">
                <text:p>93.5237574929089</text:p>
              </table:table-cell>
              <table:table-cell office:value-type="float" office:value="93.5237632717003">
                <text:p>93.5237632717003</text:p>
              </table:table-cell>
              <table:table-cell office:value-type="float" office:value="92.2347554626153">
                <text:p>92.2347554626153</text:p>
              </table:table-cell>
              <table:table-cell office:value-type="float" office:value="92.234755463061">
                <text:p>92.234755463061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94.9831120507733">
                <text:p>94.9831120507733</text:p>
              </table:table-cell>
              <table:table-cell office:value-type="float" office:value="94.1078657344124">
                <text:p>94.1078657344124</text:p>
              </table:table-cell>
              <table:table-cell office:value-type="float" office:value="94.1078714466314">
                <text:p>94.1078714466314</text:p>
              </table:table-cell>
              <table:table-cell office:value-type="float" office:value="92.6434443283956">
                <text:p>92.6434443283956</text:p>
              </table:table-cell>
              <table:table-cell office:value-type="float" office:value="92.6434443288258">
                <text:p>92.6434443288258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96.2922205049326">
                <text:p>96.2922205049326</text:p>
              </table:table-cell>
              <table:table-cell office:value-type="float" office:value="94.6153770840512">
                <text:p>94.6153770840512</text:p>
              </table:table-cell>
              <table:table-cell office:value-type="float" office:value="94.6153827306978">
                <text:p>94.6153827306978</text:p>
              </table:table-cell>
              <table:table-cell office:value-type="float" office:value="92.9976413454072">
                <text:p>92.9976413454072</text:p>
              </table:table-cell>
              <table:table-cell office:value-type="float" office:value="92.997641345822">
                <text:p>92.99764134582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97.4120228073443">
                <text:p>97.4120228073443</text:p>
              </table:table-cell>
              <table:table-cell office:value-type="float" office:value="95.0457411708115">
                <text:p>95.0457411708115</text:p>
              </table:table-cell>
              <table:table-cell office:value-type="float" office:value="95.0457467528795">
                <text:p>95.0457467528795</text:p>
              </table:table-cell>
              <table:table-cell office:value-type="float" office:value="93.2973465136502">
                <text:p>93.2973465136502</text:p>
              </table:table-cell>
              <table:table-cell office:value-type="float" office:value="93.2973465140497">
                <text:p>93.297346514049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98.3365175573708">
                <text:p>98.3365175573708</text:p>
              </table:table-cell>
              <table:table-cell office:value-type="float" office:value="95.3984922961498">
                <text:p>95.3984922961498</text:p>
              </table:table-cell>
              <table:table-cell office:value-type="float" office:value="95.3984978146195">
                <text:p>95.3984978146195</text:p>
              </table:table-cell>
              <table:table-cell office:value-type="float" office:value="93.5425598331243">
                <text:p>93.5425598331243</text:p>
              </table:table-cell>
              <table:table-cell office:value-type="float" office:value="93.5425598335086">
                <text:p>93.542559833508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99.0607567119005">
                <text:p>99.0607567119005</text:p>
              </table:table-cell>
              <table:table-cell office:value-type="float" office:value="95.6732494339802">
                <text:p>95.6732494339802</text:p>
              </table:table-cell>
              <table:table-cell office:value-type="float" office:value="95.6732548898281">
                <text:p>95.6732548898281</text:p>
              </table:table-cell>
              <table:table-cell office:value-type="float" office:value="93.7332813038301">
                <text:p>93.7332813038301</text:p>
              </table:table-cell>
              <table:table-cell office:value-type="float" office:value="93.7332813041986">
                <text:p>93.733281304198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99.5808682710485">
                <text:p>99.5808682710485</text:p>
              </table:table-cell>
              <table:table-cell office:value-type="float" office:value="95.8697162306911">
                <text:p>95.8697162306911</text:p>
              </table:table-cell>
              <table:table-cell office:value-type="float" office:value="95.8697216248797">
                <text:p>95.8697216248797</text:p>
              </table:table-cell>
              <table:table-cell office:value-type="float" office:value="93.8695109257673">
                <text:p>93.8695109257673</text:p>
              </table:table-cell>
              <table:table-cell office:value-type="float" office:value="93.8695109261204">
                <text:p>93.869510926120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99.8940739229438">
                <text:p>99.8940739229438</text:p>
              </table:table-cell>
              <table:table-cell office:value-type="float" office:value="95.9876810051252">
                <text:p>95.9876810051252</text:p>
              </table:table-cell>
              <table:table-cell office:value-type="float" office:value="95.98768633861">
                <text:p>95.98768633861</text:p>
              </table:table-cell>
              <table:table-cell office:value-type="float" office:value="93.9512486989358">
                <text:p>93.9512486989358</text:p>
              </table:table-cell>
              <table:table-cell office:value-type="float" office:value="93.9512486992734">
                <text:p>93.95124869927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.9987016495143">
                <text:p>99.9987016495143</text:p>
              </table:table-cell>
              <table:table-cell office:value-type="float" office:value="96.0270167485928">
                <text:p>96.0270167485928</text:p>
              </table:table-cell>
              <table:table-cell office:value-type="float" office:value="96.0270220223213">
                <text:p>96.0270220223213</text:p>
              </table:table-cell>
              <table:table-cell office:value-type="float" office:value="93.978494623336">
                <text:p>93.978494623336</text:p>
              </table:table-cell>
              <table:table-cell office:value-type="float" office:value="93.9784946236578">
                <text:p>93.978494623657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99.8941932852176">
                <text:p>99.8941932852176</text:p>
              </table:table-cell>
              <table:table-cell office:value-type="float" office:value="95.9876811248733">
                <text:p>95.9876811248733</text:p>
              </table:table-cell>
              <table:table-cell office:value-type="float" office:value="95.9876863397847">
                <text:p>95.9876863397847</text:p>
              </table:table-cell>
              <table:table-cell office:value-type="float" office:value="93.9512486989672">
                <text:p>93.9512486989672</text:p>
              </table:table-cell>
              <table:table-cell office:value-type="float" office:value="93.9512486992732">
                <text:p>93.951248699273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99.5811070409982">
                <text:p>99.5811070409982</text:p>
              </table:table-cell>
              <table:table-cell office:value-type="float" office:value="95.8697164702064">
                <text:p>95.8697164702064</text:p>
              </table:table-cell>
              <table:table-cell office:value-type="float" office:value="95.8697216272317">
                <text:p>95.8697216272317</text:p>
              </table:table-cell>
              <table:table-cell office:value-type="float" office:value="93.8695109258299">
                <text:p>93.8695109258299</text:p>
              </table:table-cell>
              <table:table-cell office:value-type="float" office:value="93.8695109261203">
                <text:p>93.8695109261203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99.061114982731">
                <text:p>99.061114982731</text:p>
              </table:table-cell>
              <table:table-cell office:value-type="float" office:value="95.6732497932981">
                <text:p>95.6732497932981</text:p>
              </table:table-cell>
              <table:table-cell office:value-type="float" office:value="95.6732548933596">
                <text:p>95.6732548933596</text:p>
              </table:table-cell>
              <table:table-cell office:value-type="float" office:value="93.7332813039241">
                <text:p>93.7332813039241</text:p>
              </table:table-cell>
              <table:table-cell office:value-type="float" office:value="93.7332813041987">
                <text:p>93.733281304198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98.3369954668015">
                <text:p>98.3369954668015</text:p>
              </table:table-cell>
              <table:table-cell office:value-type="float" office:value="95.3984927753183">
                <text:p>95.3984927753183</text:p>
              </table:table-cell>
              <table:table-cell office:value-type="float" office:value="95.3984978193293">
                <text:p>95.3984978193293</text:p>
              </table:table-cell>
              <table:table-cell office:value-type="float" office:value="93.5425598332496">
                <text:p>93.5425598332496</text:p>
              </table:table-cell>
              <table:table-cell office:value-type="float" office:value="93.5425598335083">
                <text:p>93.542559833508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97.4126205409557">
                <text:p>97.4126205409557</text:p>
              </table:table-cell>
              <table:table-cell office:value-type="float" office:value="95.0457417698986">
                <text:p>95.0457417698986</text:p>
              </table:table-cell>
              <table:table-cell office:value-type="float" office:value="95.0457467587644">
                <text:p>95.0457467587644</text:p>
              </table:table-cell>
              <table:table-cell office:value-type="float" office:value="93.2973465138066">
                <text:p>93.2973465138066</text:p>
              </table:table-cell>
              <table:table-cell office:value-type="float" office:value="93.2973465140495">
                <text:p>93.297346514049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96.2929382955044">
                <text:p>96.2929382955044</text:p>
              </table:table-cell>
              <table:table-cell office:value-type="float" office:value="94.6153778031444">
                <text:p>94.6153778031444</text:p>
              </table:table-cell>
              <table:table-cell office:value-type="float" office:value="94.6153827377598">
                <text:p>94.6153827377598</text:p>
              </table:table-cell>
              <table:table-cell office:value-type="float" office:value="92.9976413455949">
                <text:p>92.9976413455949</text:p>
              </table:table-cell>
              <table:table-cell office:value-type="float" office:value="92.997641345822">
                <text:p>92.997641345822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94.9839501785318">
                <text:p>94.9839501785318</text:p>
              </table:table-cell>
              <table:table-cell office:value-type="float" office:value="94.1078665736178">
                <text:p>94.1078665736178</text:p>
              </table:table-cell>
              <table:table-cell office:value-type="float" office:value="94.1078714548739">
                <text:p>94.1078714548739</text:p>
              </table:table-cell>
              <table:table-cell office:value-type="float" office:value="92.6434443286147">
                <text:p>92.6434443286147</text:p>
              </table:table-cell>
              <table:table-cell office:value-type="float" office:value="92.6434443288259">
                <text:p>92.643444328825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93.4926832684578">
                <text:p>93.4926832684578</text:p>
              </table:table-cell>
              <table:table-cell office:value-type="float" office:value="93.5237584523457">
                <text:p>93.5237584523457</text:p>
              </table:table-cell>
              <table:table-cell office:value-type="float" office:value="93.5237632811231">
                <text:p>93.5237632811231</text:p>
              </table:table-cell>
              <table:table-cell office:value-type="float" office:value="92.234755462866">
                <text:p>92.234755462866</text:p>
              </table:table-cell>
              <table:table-cell office:value-type="float" office:value="92.234755463061">
                <text:p>92.23475546306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91.8271575042163">
                <text:p>91.8271575042163</text:p>
              </table:table-cell>
              <table:table-cell office:value-type="float" office:value="92.8636884828225">
                <text:p>92.8636884828225</text:p>
              </table:table-cell>
              <table:table-cell office:value-type="float" office:value="92.8636932599929">
                <text:p>92.8636932599929</text:p>
              </table:table-cell>
              <table:table-cell office:value-type="float" office:value="91.7715747483485">
                <text:p>91.7715747483485</text:p>
              </table:table-cell>
              <table:table-cell office:value-type="float" office:value="91.7715747485275">
                <text:p>91.77157474852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.996347874403">
                <text:p>89.996347874403</text:p>
              </table:table-cell>
              <table:table-cell office:value-type="float" office:value="92.1283763810061">
                <text:p>92.1283763810061</text:p>
              </table:table-cell>
              <table:table-cell office:value-type="float" office:value="92.1283811074318">
                <text:p>92.1283811074318</text:p>
              </table:table-cell>
              <table:table-cell office:value-type="float" office:value="91.2539021850625">
                <text:p>91.2539021850625</text:p>
              </table:table-cell>
              <table:table-cell office:value-type="float" office:value="91.2539021852255">
                <text:p>91.2539021852255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88.0101415654935">
                <text:p>88.0101415654935</text:p>
              </table:table-cell>
              <table:table-cell office:value-type="float" office:value="91.3186265353195">
                <text:p>91.3186265353195</text:p>
              </table:table-cell>
              <table:table-cell office:value-type="float" office:value="91.3186312118564">
                <text:p>91.3186312118564</text:p>
              </table:table-cell>
              <table:table-cell office:value-type="float" office:value="90.681737773008">
                <text:p>90.681737773008</text:p>
              </table:table-cell>
              <table:table-cell office:value-type="float" office:value="90.6817377731546">
                <text:p>90.6817377731546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5.8792900692933">
                <text:p>85.8792900692933</text:p>
              </table:table-cell>
              <table:table-cell office:value-type="float" office:value="90.4353280066528">
                <text:p>90.4353280066528</text:p>
              </table:table-cell>
              <table:table-cell office:value-type="float" office:value="90.4353326341484">
                <text:p>90.4353326341484</text:p>
              </table:table-cell>
              <table:table-cell office:value-type="float" office:value="90.0550815121848">
                <text:p>90.0550815121848</text:p>
              </table:table-cell>
              <table:table-cell office:value-type="float" office:value="90.0550815123154">
                <text:p>90.0550815123154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83.6153562453983">
                <text:p>83.6153562453983</text:p>
              </table:table-cell>
              <table:table-cell office:value-type="float" office:value="89.479454528354">
                <text:p>89.479454528354</text:p>
              </table:table-cell>
              <table:table-cell office:value-type="float" office:value="89.4794591076484">
                <text:p>89.4794591076484</text:p>
              </table:table-cell>
              <table:table-cell office:value-type="float" office:value="89.3739334025932">
                <text:p>89.3739334025932</text:p>
              </table:table-cell>
              <table:table-cell office:value-type="float" office:value="89.3739334027073">
                <text:p>89.373933402707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1.2306563480233">
                <text:p>81.2306563480233</text:p>
              </table:table-cell>
              <table:table-cell office:value-type="float" office:value="88.4520645062468">
                <text:p>88.4520645062468</text:p>
              </table:table-cell>
              <table:table-cell office:value-type="float" office:value="88.4520690381687">
                <text:p>88.4520690381687</text:p>
              </table:table-cell>
              <table:table-cell office:value-type="float" office:value="88.6382934442327">
                <text:p>88.6382934442327</text:p>
              </table:table-cell>
              <table:table-cell office:value-type="float" office:value="88.6382934443304">
                <text:p>88.638293444330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78.7381970057322">
                <text:p>78.7381970057322</text:p>
              </table:table-cell>
              <table:table-cell office:value-type="float" office:value="87.3543010186004">
                <text:p>87.3543010186004</text:p>
              </table:table-cell>
              <table:table-cell office:value-type="float" office:value="87.3543055039759">
                <text:p>87.3543055039759</text:p>
              </table:table-cell>
              <table:table-cell office:value-type="float" office:value="87.848161637104">
                <text:p>87.848161637104</text:p>
              </table:table-cell>
              <table:table-cell office:value-type="float" office:value="87.8481616371853">
                <text:p>87.848161637185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76.1516071629012">
                <text:p>76.1516071629012</text:p>
              </table:table-cell>
              <table:table-cell office:value-type="float" office:value="86.1873918161752">
                <text:p>86.1873918161752</text:p>
              </table:table-cell>
              <table:table-cell office:value-type="float" office:value="86.187396255812">
                <text:p>86.187396255812</text:p>
              </table:table-cell>
              <table:table-cell office:value-type="float" office:value="87.0035379812066">
                <text:p>87.0035379812066</text:p>
              </table:table-cell>
              <table:table-cell office:value-type="float" office:value="87.0035379812712">
                <text:p>87.003537981271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73.4850649796717">
                <text:p>73.4850649796717</text:p>
              </table:table-cell>
              <table:table-cell office:value-type="float" office:value="84.9526493221744">
                <text:p>84.9526493221744</text:p>
              </table:table-cell>
              <table:table-cell office:value-type="float" office:value="84.9526537168831">
                <text:p>84.9526537168831</text:p>
              </table:table-cell>
              <table:table-cell office:value-type="float" office:value="86.1044224765405">
                <text:p>86.1044224765405</text:p>
              </table:table-cell>
              <table:table-cell office:value-type="float" office:value="86.1044224765885">
                <text:p>86.104422476588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70.7532196895627">
                <text:p>70.7532196895627</text:p>
              </table:table-cell>
              <table:table-cell office:value-type="float" office:value="83.6514706322746">
                <text:p>83.6514706322746</text:p>
              </table:table-cell>
              <table:table-cell office:value-type="float" office:value="83.6514749828507">
                <text:p>83.6514749828507</text:p>
              </table:table-cell>
              <table:table-cell office:value-type="float" office:value="85.1508151231062">
                <text:p>85.1508151231062</text:p>
              </table:table-cell>
              <table:table-cell office:value-type="float" office:value="85.1508151231375">
                <text:p>85.1508151231375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67.9711084159499">
                <text:p>67.9711084159499</text:p>
              </table:table-cell>
              <table:table-cell office:value-type="float" office:value="82.2853375146201">
                <text:p>82.2853375146201</text:p>
              </table:table-cell>
              <table:table-cell office:value-type="float" office:value="82.2853418218547">
                <text:p>82.2853418218547</text:p>
              </table:table-cell>
              <table:table-cell office:value-type="float" office:value="84.1427159209031">
                <text:p>84.1427159209031</text:p>
              </table:table-cell>
              <table:table-cell office:value-type="float" office:value="84.1427159209175">
                <text:p>84.14271592091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5.1540679466852">
                <text:p>65.1540679466852</text:p>
              </table:table-cell>
              <table:table-cell office:value-type="float" office:value="80.8558164098125">
                <text:p>80.8558164098125</text:p>
              </table:table-cell>
              <table:table-cell office:value-type="float" office:value="80.8558206744788">
                <text:p>80.8558206744788</text:p>
              </table:table-cell>
              <table:table-cell office:value-type="float" office:value="83.0801248699313">
                <text:p>83.0801248699313</text:p>
              </table:table-cell>
              <table:table-cell office:value-type="float" office:value="83.0801248699288">
                <text:p>83.080124869928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62.3176414674963">
                <text:p>62.3176414674963</text:p>
              </table:table-cell>
              <table:table-cell office:value-type="float" office:value="79.3645584309225">
                <text:p>79.3645584309225</text:p>
              </table:table-cell>
              <table:table-cell office:value-type="float" office:value="79.3645626537973">
                <text:p>79.3645626537973</text:p>
              </table:table-cell>
              <table:table-cell office:value-type="float" office:value="81.9630419701911">
                <text:p>81.9630419701911</text:p>
              </table:table-cell>
              <table:table-cell office:value-type="float" office:value="81.9630419701718">
                <text:p>81.9630419701718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59.477480255533">
                <text:p>59.477480255533</text:p>
              </table:table-cell>
              <table:table-cell office:value-type="float" office:value="77.8132993634887">
                <text:p>77.8132993634887</text:p>
              </table:table-cell>
              <table:table-cell office:value-type="float" office:value="77.8133035453316">
                <text:p>77.8133035453316</text:p>
              </table:table-cell>
              <table:table-cell office:value-type="float" office:value="80.7914672216825">
                <text:p>80.7914672216825</text:p>
              </table:table-cell>
              <table:table-cell office:value-type="float" office:value="80.7914672216459">
                <text:p>80.791467221645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56.6492403292796">
                <text:p>56.6492403292796</text:p>
              </table:table-cell>
              <table:table-cell office:value-type="float" office:value="76.2038596655083">
                <text:p>76.2038596655083</text:p>
              </table:table-cell>
              <table:table-cell office:value-type="float" office:value="76.2038638070721">
                <text:p>76.2038638070721</text:p>
              </table:table-cell>
              <table:table-cell office:value-type="float" office:value="79.5654006244052">
                <text:p>79.5654006244052</text:p>
              </table:table-cell>
              <table:table-cell office:value-type="float" office:value="79.5654006243516">
                <text:p>79.5654006243516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53.8484740574495">
                <text:p>53.8484740574495</text:p>
              </table:table-cell>
              <table:table-cell office:value-type="float" office:value="74.5381444674439">
                <text:p>74.5381444674439</text:p>
              </table:table-cell>
              <table:table-cell office:value-type="float" office:value="74.5381485694725">
                <text:p>74.5381485694725</text:p>
              </table:table-cell>
              <table:table-cell office:value-type="float" office:value="78.2848421783593">
                <text:p>78.2848421783593</text:p>
              </table:table-cell>
              <table:table-cell office:value-type="float" office:value="78.2848421782885">
                <text:p>78.284842178288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51.0905167275632">
                <text:p>51.0905167275632</text:p>
              </table:table-cell>
              <table:table-cell office:value-type="float" office:value="72.8181435722269">
                <text:p>72.8181435722269</text:p>
              </table:table-cell>
              <table:table-cell office:value-type="float" office:value="72.8181476354598">
                <text:p>72.8181476354598</text:p>
              </table:table-cell>
              <table:table-cell office:value-type="float" office:value="76.9497918835449">
                <text:p>76.9497918835449</text:p>
              </table:table-cell>
              <table:table-cell office:value-type="float" office:value="76.9497918834566">
                <text:p>76.9497918834566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48.3903680719959">
                <text:p>48.3903680719959</text:p>
              </table:table-cell>
              <table:table-cell office:value-type="float" office:value="71.0459314552517">
                <text:p>71.0459314552517</text:p>
              </table:table-cell>
              <table:table-cell office:value-type="float" office:value="71.0459354804111">
                <text:p>71.0459354804111</text:p>
              </table:table-cell>
              <table:table-cell office:value-type="float" office:value="75.5602497399619">
                <text:p>75.5602497399619</text:p>
              </table:table-cell>
              <table:table-cell office:value-type="float" office:value="75.5602497398562">
                <text:p>75.5602497398562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5.7625687535619">
                <text:p>45.7625687535619</text:p>
              </table:table-cell>
              <table:table-cell office:value-type="float" office:value="69.2236672643774">
                <text:p>69.2236672643774</text:p>
              </table:table-cell>
              <table:table-cell office:value-type="float" office:value="69.2236712521794">
                <text:p>69.2236712521794</text:p>
              </table:table-cell>
              <table:table-cell office:value-type="float" office:value="74.1162157476103">
                <text:p>74.1162157476103</text:p>
              </table:table-cell>
              <table:table-cell office:value-type="float" office:value="74.1162157474872">
                <text:p>74.1162157474872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43.2210718095012">
                <text:p>43.2210718095012</text:p>
              </table:table-cell>
              <table:table-cell office:value-type="float" office:value="67.3535948199305">
                <text:p>67.3535948199305</text:p>
              </table:table-cell>
              <table:table-cell office:value-type="float" office:value="67.3535987710825">
                <text:p>67.3535987710825</text:p>
              </table:table-cell>
              <table:table-cell office:value-type="float" office:value="72.6176899064903">
                <text:p>72.6176899064903</text:p>
              </table:table-cell>
              <table:table-cell office:value-type="float" office:value="72.6176899063493">
                <text:p>72.617689906349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40.7791090506653">
                <text:p>40.7791090506653</text:p>
              </table:table-cell>
              <table:table-cell office:value-type="float" office:value="65.4380426146921">
                <text:p>65.4380426146921</text:p>
              </table:table-cell>
              <table:table-cell office:value-type="float" office:value="65.4380465298932">
                <text:p>65.4380465298932</text:p>
              </table:table-cell>
              <table:table-cell office:value-type="float" office:value="71.0646722166016">
                <text:p>71.0646722166016</text:p>
              </table:table-cell>
              <table:table-cell office:value-type="float" office:value="71.0646722164429">
                <text:p>71.0646722164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8.4490524269058">
                <text:p>38.4490524269058</text:p>
              </table:table-cell>
              <table:table-cell office:value-type="float" office:value="63.4794238139202">
                <text:p>63.4794238139202</text:p>
              </table:table-cell>
              <table:table-cell office:value-type="float" office:value="63.4794276938574">
                <text:p>63.4794276938574</text:p>
              </table:table-cell>
              <table:table-cell office:value-type="float" office:value="69.4571626779446">
                <text:p>69.4571626779446</text:p>
              </table:table-cell>
              <table:table-cell office:value-type="float" office:value="69.4571626777681">
                <text:p>69.4571626777681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36.2422703438788">
                <text:p>36.2422703438788</text:p>
              </table:table-cell>
              <table:table-cell office:value-type="float" office:value="61.4802362553322">
                <text:p>61.4802362553322</text:p>
              </table:table-cell>
              <table:table-cell office:value-type="float" office:value="61.4802401006859">
                <text:p>61.4802401006859</text:p>
              </table:table-cell>
              <table:table-cell office:value-type="float" office:value="67.7951612905188">
                <text:p>67.7951612905188</text:p>
              </table:table-cell>
              <table:table-cell office:value-type="float" office:value="67.7951612903243">
                <text:p>67.795161290324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34.1689789391239">
                <text:p>34.1689789391239</text:p>
              </table:table-cell>
              <table:table-cell office:value-type="float" office:value="59.443062449116">
                <text:p>59.443062449116</text:p>
              </table:table-cell>
              <table:table-cell office:value-type="float" office:value="59.4430662605473">
                <text:p>59.4430662605473</text:p>
              </table:table-cell>
              <table:table-cell office:value-type="float" office:value="66.0786680543247">
                <text:p>66.0786680543247</text:p>
              </table:table-cell>
              <table:table-cell office:value-type="float" office:value="66.0786680541123">
                <text:p>66.078668054112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32.2380883225705">
                <text:p>32.2380883225705</text:p>
              </table:table-cell>
              <table:table-cell office:value-type="float" office:value="57.3705695779143">
                <text:p>57.3705695779143</text:p>
              </table:table-cell>
              <table:table-cell office:value-type="float" office:value="57.3705733560873">
                <text:p>57.3705733560873</text:p>
              </table:table-cell>
              <table:table-cell office:value-type="float" office:value="64.3076829693619">
                <text:p>64.3076829693619</text:p>
              </table:table-cell>
              <table:table-cell office:value-type="float" office:value="64.3076829691312">
                <text:p>64.307682969131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30.4570437705261">
                <text:p>30.4570437705261</text:p>
              </table:table-cell>
              <table:table-cell office:value-type="float" office:value="55.2655094968393">
                <text:p>55.2655094968393</text:p>
              </table:table-cell>
              <table:table-cell office:value-type="float" office:value="55.2655132423979">
                <text:p>55.2655132423979</text:p>
              </table:table-cell>
              <table:table-cell office:value-type="float" office:value="62.4822060356306">
                <text:p>62.4822060356306</text:p>
              </table:table-cell>
              <table:table-cell office:value-type="float" office:value="62.4822060353818">
                <text:p>62.482206035381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8.8316618738463">
                <text:p>28.8316618738463</text:p>
              </table:table-cell>
              <table:table-cell office:value-type="float" office:value="53.1307187334741">
                <text:p>53.1307187334741</text:p>
              </table:table-cell>
              <table:table-cell office:value-type="float" office:value="53.1307224470538">
                <text:p>53.1307224470538</text:p>
              </table:table-cell>
              <table:table-cell office:value-type="float" office:value="60.6022372531308">
                <text:p>60.6022372531308</text:p>
              </table:table-cell>
              <table:table-cell office:value-type="float" office:value="60.6022372528636">
                <text:p>60.602237252863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7.3659616601071">
                <text:p>27.3659616601071</text:p>
              </table:table-cell>
              <table:table-cell office:value-type="float" office:value="50.9691184878549">
                <text:p>50.9691184878549</text:p>
              </table:table-cell>
              <table:table-cell office:value-type="float" office:value="50.9691221700823">
                <text:p>50.9691221700823</text:p>
              </table:table-cell>
              <table:table-cell office:value-type="float" office:value="58.6677766218626">
                <text:p>58.6677766218626</text:p>
              </table:table-cell>
              <table:table-cell office:value-type="float" office:value="58.6677766215766">
                <text:p>58.6677766215766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6.0619906546199">
                <text:p>26.0619906546199</text:p>
              </table:table-cell>
              <table:table-cell office:value-type="float" office:value="48.783714632496">
                <text:p>48.783714632496</text:p>
              </table:table-cell>
              <table:table-cell office:value-type="float" office:value="48.7837182839849">
                <text:p>48.7837182839849</text:p>
              </table:table-cell>
              <table:table-cell office:value-type="float" office:value="56.6788241418255">
                <text:p>56.6788241418255</text:p>
              </table:table-cell>
              <table:table-cell office:value-type="float" office:value="56.6788241415211">
                <text:p>56.678824141521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4.919645916787">
                <text:p>24.919645916787</text:p>
              </table:table-cell>
              <table:table-cell office:value-type="float" office:value="46.5775977123673">
                <text:p>46.5775977123673</text:p>
              </table:table-cell>
              <table:table-cell office:value-type="float" office:value="46.5776013337218">
                <text:p>46.5776013337218</text:p>
              </table:table-cell>
              <table:table-cell office:value-type="float" office:value="54.6353798130202">
                <text:p>54.6353798130202</text:p>
              </table:table-cell>
              <table:table-cell office:value-type="float" office:value="54.635379812697">
                <text:p>54.63537981269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3.9364900235669">
                <text:p>23.9364900235669</text:p>
              </table:table-cell>
              <table:table-cell office:value-type="float" office:value="44.3539429448998">
                <text:p>44.3539429448998</text:p>
              </table:table-cell>
              <table:table-cell office:value-type="float" office:value="44.3539465367103">
                <text:p>44.3539465367103</text:p>
              </table:table-cell>
              <table:table-cell office:value-type="float" office:value="52.5374436354466">
                <text:p>52.5374436354466</text:p>
              </table:table-cell>
              <table:table-cell office:value-type="float" office:value="52.5374436351044">
                <text:p>52.53744363510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1075620177435">
                <text:p>23.1075620177435</text:p>
              </table:table-cell>
              <table:table-cell office:value-type="float" office:value="42.1160102200056">
                <text:p>42.1160102200056</text:p>
              </table:table-cell>
              <table:table-cell office:value-type="float" office:value="42.116013782852">
                <text:p>42.116013782852</text:p>
              </table:table-cell>
              <table:table-cell office:value-type="float" office:value="50.3850156091042">
                <text:p>50.3850156091042</text:p>
              </table:table-cell>
              <table:table-cell office:value-type="float" office:value="50.3850156087428">
                <text:p>50.3850156087428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2.4251833137823">
                <text:p>22.4251833137823</text:p>
              </table:table-cell>
              <table:table-cell office:value-type="float" office:value="39.8671441000435">
                <text:p>39.8671441000435</text:p>
              </table:table-cell>
              <table:table-cell office:value-type="float" office:value="39.8671476344971">
                <text:p>39.8671476344971</text:p>
              </table:table-cell>
              <table:table-cell office:value-type="float" office:value="48.1780957339931">
                <text:p>48.1780957339931</text:p>
              </table:table-cell>
              <table:table-cell office:value-type="float" office:value="48.1780957336129">
                <text:p>48.1780957336129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1.8787585588288">
                <text:p>21.8787585588288</text:p>
              </table:table-cell>
              <table:table-cell office:value-type="float" office:value="37.6107738198541">
                <text:p>37.6107738198541</text:p>
              </table:table-cell>
              <table:table-cell office:value-type="float" office:value="37.6107773264712">
                <text:p>37.6107773264712</text:p>
              </table:table-cell>
              <table:table-cell office:value-type="float" office:value="45.9166840101138">
                <text:p>45.9166840101138</text:p>
              </table:table-cell>
              <table:table-cell office:value-type="float" office:value="45.9166840097141">
                <text:p>45.916684009714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1.4545714598498">
                <text:p>21.4545714598498</text:p>
              </table:table-cell>
              <table:table-cell office:value-type="float" office:value="35.3504132867258">
                <text:p>35.3504132867258</text:p>
              </table:table-cell>
              <table:table-cell office:value-type="float" office:value="35.3504167660476">
                <text:p>35.3504167660476</text:p>
              </table:table-cell>
              <table:table-cell office:value-type="float" office:value="43.600780437466">
                <text:p>43.600780437466</text:p>
              </table:table-cell>
              <table:table-cell office:value-type="float" office:value="43.6007804370466">
                <text:p>43.600780437046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1.1355755556724">
                <text:p>21.1355755556724</text:p>
              </table:table-cell>
              <table:table-cell office:value-type="float" office:value="33.0896610804297">
                <text:p>33.0896610804297</text:p>
              </table:table-cell>
              <table:table-cell office:value-type="float" office:value="33.0896645329876">
                <text:p>33.0896645329876</text:p>
              </table:table-cell>
              <table:table-cell office:value-type="float" office:value="41.2303850160493">
                <text:p>41.2303850160493</text:p>
              </table:table-cell>
              <table:table-cell office:value-type="float" office:value="41.2303850156109">
                <text:p>41.230385015610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0.9011799672153">
                <text:p>20.9011799672153</text:p>
              </table:table-cell>
              <table:table-cell office:value-type="float" office:value="30.8322004531829">
                <text:p>30.8322004531829</text:p>
              </table:table-cell>
              <table:table-cell office:value-type="float" office:value="30.8322038794922">
                <text:p>30.8322038794922</text:p>
              </table:table-cell>
              <table:table-cell office:value-type="float" office:value="38.8054977458646">
                <text:p>38.8054977458646</text:p>
              </table:table-cell>
              <table:table-cell office:value-type="float" office:value="38.805497745406">
                <text:p>38.80549774540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0.7270300851087">
                <text:p>20.7270300851087</text:p>
              </table:table-cell>
              <table:table-cell office:value-type="float" office:value="28.5817993296869">
                <text:p>28.5817993296869</text:p>
              </table:table-cell>
              <table:table-cell office:value-type="float" office:value="28.5818027302575">
                <text:p>28.5818027302575</text:p>
              </table:table-cell>
              <table:table-cell office:value-type="float" office:value="36.326118626911">
                <text:p>36.326118626911</text:p>
              </table:table-cell>
              <table:table-cell office:value-type="float" office:value="36.3261186264326">
                <text:p>36.326118626432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0.584783235332">
                <text:p>20.584783235332</text:p>
              </table:table-cell>
              <table:table-cell office:value-type="float" office:value="26.3423103070848">
                <text:p>26.3423103070848</text:p>
              </table:table-cell>
              <table:table-cell office:value-type="float" office:value="26.3423136824085">
                <text:p>26.3423136824085</text:p>
              </table:table-cell>
              <table:table-cell office:value-type="float" office:value="33.7922476591891">
                <text:p>33.7922476591891</text:p>
              </table:table-cell>
              <table:table-cell office:value-type="float" office:value="33.7922476586909">
                <text:p>33.792247658690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0.4418792858487">
                <text:p>20.4418792858487</text:p>
              </table:table-cell>
              <table:table-cell office:value-type="float" office:value="24.1176706550161">
                <text:p>24.1176706550161</text:p>
              </table:table-cell>
              <table:table-cell office:value-type="float" office:value="24.1176740055644">
                <text:p>24.1176740055644</text:p>
              </table:table-cell>
              <table:table-cell office:value-type="float" office:value="31.2038848426986">
                <text:p>31.2038848426986</text:p>
              </table:table-cell>
              <table:table-cell office:value-type="float" office:value="31.2038848421803">
                <text:p>31.203884842180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0.261306226952">
                <text:p>20.261306226952</text:p>
              </table:table-cell>
              <table:table-cell office:value-type="float" office:value="21.9119023155551">
                <text:p>21.9119023155551</text:p>
              </table:table-cell>
              <table:table-cell office:value-type="float" office:value="21.9119056418012">
                <text:p>21.9119056418012</text:p>
              </table:table-cell>
              <table:table-cell office:value-type="float" office:value="28.5610301774396">
                <text:p>28.5610301774396</text:p>
              </table:table-cell>
              <table:table-cell office:value-type="float" office:value="28.5610301769011">
                <text:p>28.5610301769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001360699418">
                <text:p>20.001360699418</text:p>
              </table:table-cell>
              <table:table-cell office:value-type="float" office:value="19.7291119032573">
                <text:p>19.7291119032573</text:p>
              </table:table-cell>
              <table:table-cell office:value-type="float" office:value="19.7291152056469">
                <text:p>19.7291152056469</text:p>
              </table:table-cell>
              <table:table-cell office:value-type="float" office:value="25.8636836634123">
                <text:p>25.8636836634123</text:p>
              </table:table-cell>
              <table:table-cell office:value-type="float" office:value="25.8636836628534">
                <text:p>25.8636836628534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9.6154034861829">
                <text:p>19.6154034861829</text:p>
              </table:table-cell>
              <table:table-cell office:value-type="float" office:value="17.5734907051405">
                <text:p>17.5734907051405</text:p>
              </table:table-cell>
              <table:table-cell office:value-type="float" office:value="17.5734939841022">
                <text:p>17.5734939841022</text:p>
              </table:table-cell>
              <table:table-cell office:value-type="float" office:value="23.1118453006162">
                <text:p>23.1118453006162</text:p>
              </table:table-cell>
              <table:table-cell office:value-type="float" office:value="23.1118453000367">
                <text:p>23.1118453000367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9.0516099639935">
                <text:p>19.0516099639935</text:p>
              </table:table-cell>
              <table:table-cell office:value-type="float" office:value="15.4493146806826">
                <text:p>15.4493146806826</text:p>
              </table:table-cell>
              <table:table-cell office:value-type="float" office:value="15.4493179366482">
                <text:p>15.4493179366482</text:p>
              </table:table-cell>
              <table:table-cell office:value-type="float" office:value="20.3055150890518">
                <text:p>20.3055150890518</text:p>
              </table:table-cell>
              <table:table-cell office:value-type="float" office:value="20.3055150884516">
                <text:p>20.305515088451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8.2527155067073">
                <text:p>18.2527155067073</text:p>
              </table:table-cell>
              <table:table-cell office:value-type="float" office:value="13.3609444618365">
                <text:p>13.3609444618365</text:p>
              </table:table-cell>
              <table:table-cell office:value-type="float" office:value="13.3609476952042">
                <text:p>13.3609476952042</text:p>
              </table:table-cell>
              <table:table-cell office:value-type="float" office:value="17.4446930287188">
                <text:p>17.4446930287188</text:p>
              </table:table-cell>
              <table:table-cell office:value-type="float" office:value="17.4446930280978">
                <text:p>17.4446930280978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7.1557558543864">
                <text:p>17.1557558543864</text:p>
              </table:table-cell>
              <table:table-cell office:value-type="float" office:value="11.3128253530106">
                <text:p>11.3128253530106</text:p>
              </table:table-cell>
              <table:table-cell office:value-type="float" office:value="11.3128285641697">
                <text:p>11.3128285641697</text:p>
              </table:table-cell>
              <table:table-cell office:value-type="float" office:value="14.5293791196173">
                <text:p>14.5293791196173</text:p>
              </table:table-cell>
              <table:table-cell office:value-type="float" office:value="14.5293791189754">
                <text:p>14.529379118975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5.6918024398619">
                <text:p>15.6918024398619</text:p>
              </table:table-cell>
              <table:table-cell office:value-type="float" office:value="9.30948733108222">
                <text:p>9.30948733108222</text:p>
              </table:table-cell>
              <table:table-cell office:value-type="float" office:value="9.30949052040614">
                <text:p>9.30949052040614</text:p>
              </table:table-cell>
              <table:table-cell office:value-type="float" office:value="11.5595733617475">
                <text:p>11.5595733617475</text:p>
              </table:table-cell>
              <table:table-cell office:value-type="float" office:value="11.5595733610842">
                <text:p>11.5595733610842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3.7856926722452">
                <text:p>13.7856926722452</text:p>
              </table:table-cell>
              <table:table-cell office:value-type="float" office:value="7.3555450453923">
                <text:p>7.3555450453923</text:p>
              </table:table-cell>
              <table:table-cell office:value-type="float" office:value="7.35554821323603">
                <text:p>7.35554821323603</text:p>
              </table:table-cell>
              <table:table-cell office:value-type="float" office:value="8.53527575510909">
                <text:p>8.53527575510909</text:p>
              </table:table-cell>
              <table:table-cell office:value-type="float" office:value="8.53527575442467">
                <text:p>8.5352757544246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1.3557551731355">
                <text:p>11.3557551731355</text:p>
              </table:table-cell>
              <table:table-cell office:value-type="float" office:value="5.45569781774591">
                <text:p>5.45569781774591</text:p>
              </table:table-cell>
              <table:table-cell office:value-type="float" office:value="5.45570096445681">
                <text:p>5.45570096445681</text:p>
              </table:table-cell>
              <table:table-cell office:value-type="float" office:value="5.45648629970241">
                <text:p>5.45648629970241</text:p>
              </table:table-cell>
              <table:table-cell office:value-type="float" office:value="5.45648629899642">
                <text:p>5.45648629899642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8.31352998374496">
                <text:p>8.31352998374496</text:p>
              </table:table-cell>
              <table:table-cell office:value-type="float" office:value="3.61472964242297">
                <text:p>3.61472964242297</text:p>
              </table:table-cell>
              <table:table-cell office:value-type="float" office:value="3.61473276832112">
                <text:p>3.61473276832112</text:p>
              </table:table-cell>
              <table:table-cell office:value-type="float" office:value="2.32320499552698">
                <text:p>2.32320499552698</text:p>
              </table:table-cell>
              <table:table-cell office:value-type="float" office:value="2.3232049947992">
                <text:p>2.323204994799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.56348372611683">
                <text:p>4.56348372611683</text:p>
              </table:table-cell>
              <table:table-cell office:value-type="float" office:value="1.83750918614742">
                <text:p>1.83750918614742</text:p>
              </table:table-cell>
              <table:table-cell office:value-type="float" office:value="1.83751229154223">
                <text:p>1.83751229154223</text:p>
              </table:table-cell>
              <table:table-cell office:value-type="float" office:value="-0.864568157416539">
                <text:p>-0.864568157416539</text:p>
              </table:table-cell>
              <table:table-cell office:value-type="float" office:value="-0.864568158166321">
                <text:p>-0.8645681581663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71970976609737">
                <text:p>0.00271970976609737</text:p>
              </table:table-cell>
              <table:table-cell office:value-type="float" office:value="0.128989788131701">
                <text:p>0.128989788131701</text:p>
              </table:table-cell>
              <table:table-cell office:value-type="float" office:value="0.128992873308562">
                <text:p>0.128992873308562</text:p>
              </table:table-cell>
              <table:table-cell office:value-type="float" office:value="-4.10683315912904">
                <text:p>-4.10683315912904</text:p>
              </table:table-cell>
              <table:table-cell office:value-type="float" office:value="-4.10683315990082">
                <text:p>-4.1068331599008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-5.47931697696913">
                <text:p>-5.47931697696913</text:p>
              </table:table-cell>
              <table:table-cell office:value-type="float" office:value="-1.50579053995952">
                <text:p>-1.50579053995952</text:p>
              </table:table-cell>
              <table:table-cell office:value-type="float" office:value="-1.50578747473537">
                <text:p>-1.50578747473537</text:p>
              </table:table-cell>
              <table:table-cell office:value-type="float" office:value="-7.40359000960984">
                <text:p>-7.40359000960984</text:p>
              </table:table-cell>
              <table:table-cell office:value-type="float" office:value="-7.4035900104036">
                <text:p>-7.4035900104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" chart:maximum="100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16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29cm" svg:height="15.271cm" xlink:href=".." xlink:type="simple" chart:class="chart:line" chart:style-name="ch1">
        <chart:legend chart:legend-position="end" svg:x="21.909cm" svg:y="6.332cm" style:legend-expansion="high" chart:style-name="ch2"/>
        <chart:plot-area chart:style-name="ch3" table:cell-range-address="'Aproksymacja_nowe godziny'.A21:'Aproksymacja_nowe godziny'.F144" chart:data-source-has-labels="both" svg:x="0.488cm" svg:y="0.305cm" svg:width="20.933cm" svg:height="14.661cm">
          <chartooo:coordinate-region svg:x="1.233cm" svg:y="1.306cm" svg:width="19.839cm" svg:height="13.46cm"/>
          <chart:axis chart:dimension="x" chart:name="primary-x" chart:style-name="ch4" chartooo:axis-type="auto">
            <chartooo:date-scale/>
            <chart:categories table:cell-range-address="'Aproksymacja_nowe godziny'.A22:'Aproksymacja_nowe godziny'.A14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proksymacja_nowe godziny'.B22:'Aproksymacja_nowe godziny'.B144" chart:label-cell-address="'Aproksymacja_nowe godziny'.B21:'Aproksymacja_nowe godziny'.B21" chart:class="chart:line">
            <chart:data-point chart:repeated="123"/>
          </chart:series>
          <chart:series chart:style-name="ch9" chart:values-cell-range-address="'Aproksymacja_nowe godziny'.C22:'Aproksymacja_nowe godziny'.C144" chart:label-cell-address="'Aproksymacja_nowe godziny'.C21:'Aproksymacja_nowe godziny'.C21" chart:class="chart:line">
            <chart:data-point chart:repeated="123"/>
          </chart:series>
          <chart:series chart:style-name="ch10" chart:values-cell-range-address="'Aproksymacja_nowe godziny'.D22:'Aproksymacja_nowe godziny'.D144" chart:label-cell-address="'Aproksymacja_nowe godziny'.D21:'Aproksymacja_nowe godziny'.D21" chart:class="chart:line">
            <chart:data-point chart:repeated="123"/>
          </chart:series>
          <chart:series chart:style-name="ch11" chart:values-cell-range-address="'Aproksymacja_nowe godziny'.E22:'Aproksymacja_nowe godziny'.E144" chart:label-cell-address="'Aproksymacja_nowe godziny'.E21:'Aproksymacja_nowe godziny'.E21" chart:class="chart:line">
            <chart:data-point chart:repeated="123"/>
          </chart:series>
          <chart:series chart:style-name="ch12" chart:values-cell-range-address="'Aproksymacja_nowe godziny'.F22:'Aproksymacja_nowe godziny'.F144" chart:label-cell-address="'Aproksymacja_nowe godziny'.F21:'Aproksymacja_nowe godziny'.F21" chart:class="chart:line"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7</text:p>
                <draw:g>
                  <svg:desc>'Aproksymacja_nowe godziny'.B21:'Aproksymacja_nowe godziny'.B21</svg:desc>
                </draw:g>
              </table:table-cell>
              <table:table-cell office:value-type="string">
                <text:p>y6</text:p>
                <draw:g>
                  <svg:desc>'Aproksymacja_nowe godziny'.C21:'Aproksymacja_nowe godziny'.C21</svg:desc>
                </draw:g>
              </table:table-cell>
              <table:table-cell office:value-type="string">
                <text:p>y5</text:p>
                <draw:g>
                  <svg:desc>'Aproksymacja_nowe godziny'.D21:'Aproksymacja_nowe godziny'.D21</svg:desc>
                </draw:g>
              </table:table-cell>
              <table:table-cell office:value-type="string">
                <text:p>y4</text:p>
                <draw:g>
                  <svg:desc>'Aproksymacja_nowe godziny'.E21:'Aproksymacja_nowe godziny'.E21</svg:desc>
                </draw:g>
              </table:table-cell>
              <table:table-cell office:value-type="string">
                <text:p>y3</text:p>
                <draw:g>
                  <svg:desc>'Aproksymacja_nowe godziny'.F21:'Aproksymacja_nowe godziny'.F21</svg:desc>
                </draw:g>
              </table:table-cell>
            </table:table-row>
          </table:table-header-rows>
          <table:table-rows>
            <table:table-row>
              <table:table-cell office:value-type="float" office:value="8.9">
                <text:p>8.9</text:p>
                <draw:g>
                  <svg:desc>'Aproksymacja_nowe godziny'.A22:'Aproksymacja_nowe godziny'.A144</svg:desc>
                </draw:g>
              </table:table-cell>
              <table:table-cell office:value-type="float" office:value="-2.21252278552612">
                <text:p>-2.21252278552612</text:p>
                <draw:g>
                  <svg:desc>'Aproksymacja_nowe godziny'.B22:'Aproksymacja_nowe godziny'.B144</svg:desc>
                </draw:g>
              </table:table-cell>
              <table:table-cell office:value-type="float" office:value="-2.86504622210929">
                <text:p>-2.86504622210929</text:p>
                <draw:g>
                  <svg:desc>'Aproksymacja_nowe godziny'.C22:'Aproksymacja_nowe godziny'.C144</svg:desc>
                </draw:g>
              </table:table-cell>
              <table:table-cell office:value-type="float" office:value="-2.47474786775405">
                <text:p>-2.47474786775405</text:p>
                <draw:g>
                  <svg:desc>'Aproksymacja_nowe godziny'.D22:'Aproksymacja_nowe godziny'.D144</svg:desc>
                </draw:g>
              </table:table-cell>
              <table:table-cell office:value-type="float" office:value="-4.7611129522035">
                <text:p>-4.7611129522035</text:p>
                <draw:g>
                  <svg:desc>'Aproksymacja_nowe godziny'.E22:'Aproksymacja_nowe godziny'.E144</svg:desc>
                </draw:g>
              </table:table-cell>
              <table:table-cell office:value-type="float" office:value="-0.308920994135519">
                <text:p>-0.308920994135519</text:p>
                <draw:g>
                  <svg:desc>'Aproksymacja_nowe godziny'.F22:'Aproksymacja_nowe godziny'.F14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09161701031735">
                <text:p>0.00409161701031735</text:p>
              </table:table-cell>
              <table:table-cell office:value-type="float" office:value="-0.00380814044957845">
                <text:p>-0.00380814044957845</text:p>
              </table:table-cell>
              <table:table-cell office:value-type="float" office:value="0.016338565827823">
                <text:p>0.016338565827823</text:p>
              </table:table-cell>
              <table:table-cell office:value-type="float" office:value="-0.921881169215169">
                <text:p>-0.921881169215169</text:p>
              </table:table-cell>
              <table:table-cell office:value-type="float" office:value="2.85390988078871">
                <text:p>2.8539098807887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30986784587179">
                <text:p>2.30986784587179</text:p>
              </table:table-cell>
              <table:table-cell office:value-type="float" office:value="2.84495336028085">
                <text:p>2.84495336028085</text:p>
              </table:table-cell>
              <table:table-cell office:value-type="float" office:value="2.5409397839955">
                <text:p>2.5409397839955</text:p>
              </table:table-cell>
              <table:table-cell office:value-type="float" office:value="2.8341053469136">
                <text:p>2.8341053469136</text:p>
              </table:table-cell>
              <table:table-cell office:value-type="float" office:value="5.96341685189401">
                <text:p>5.9634168518940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.69411949482287">
                <text:p>4.69411949482287</text:p>
              </table:table-cell>
              <table:table-cell office:value-type="float" office:value="5.68010915736046">
                <text:p>5.68010915736046</text:p>
              </table:table-cell>
              <table:table-cell office:value-type="float" office:value="5.09483064327137">
                <text:p>5.09483064327137</text:p>
              </table:table-cell>
              <table:table-cell office:value-type="float" office:value="6.50734528556689">
                <text:p>6.50734528556689</text:p>
              </table:table-cell>
              <table:table-cell office:value-type="float" office:value="9.01959991918022">
                <text:p>9.0195999191802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.1467035599286">
                <text:p>7.1467035599286</text:p>
              </table:table-cell>
              <table:table-cell office:value-type="float" office:value="8.50049206653696">
                <text:p>8.50049206653696</text:p>
              </table:table-cell>
              <table:table-cell office:value-type="float" office:value="7.67386539232609">
                <text:p>7.67386539232609</text:p>
              </table:table-cell>
              <table:table-cell office:value-type="float" office:value="10.0983373361286">
                <text:p>10.0983373361286</text:p>
              </table:table-cell>
              <table:table-cell office:value-type="float" office:value="12.0224590826477">
                <text:p>12.022459082647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65800103180231">
                <text:p>9.65800103180231</text:p>
              </table:table-cell>
              <table:table-cell office:value-type="float" office:value="11.3048988327644">
                <text:p>11.3048988327644</text:p>
              </table:table-cell>
              <table:table-cell office:value-type="float" office:value="10.2739776719804">
                <text:p>10.2739776719804</text:p>
              </table:table-cell>
              <table:table-cell office:value-type="float" office:value="13.6075801879828">
                <text:p>13.6075801879828</text:p>
              </table:table-cell>
              <table:table-cell office:value-type="float" office:value="14.9719943422961">
                <text:p>14.971994342296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2.2188978536769">
                <text:p>12.2188978536769</text:p>
              </table:table-cell>
              <table:table-cell office:value-type="float" office:value="14.0920921209472">
                <text:p>14.0920921209472</text:p>
              </table:table-cell>
              <table:table-cell office:value-type="float" office:value="12.8911805152016">
                <text:p>12.8911805152016</text:p>
              </table:table-cell>
              <table:table-cell office:value-type="float" office:value="17.0355725305135">
                <text:p>17.0355725305135</text:p>
              </table:table-cell>
              <table:table-cell office:value-type="float" office:value="17.8682056981255">
                <text:p>17.868205698125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4.8207662452368">
                <text:p>14.8207662452368</text:p>
              </table:table-cell>
              <table:table-cell office:value-type="float" office:value="16.860802506677">
                <text:p>16.860802506677</text:p>
              </table:table-cell>
              <table:table-cell office:value-type="float" office:value="15.5215663471093">
                <text:p>15.5215663471093</text:p>
              </table:table-cell>
              <table:table-cell office:value-type="float" office:value="20.3828130531048">
                <text:p>20.3828130531048</text:p>
              </table:table-cell>
              <table:table-cell office:value-type="float" office:value="20.7110931501359">
                <text:p>20.711093150135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7.45544639219">
                <text:p>17.45544639219</text:p>
              </table:table-cell>
              <table:table-cell office:value-type="float" office:value="19.6097304669757">
                <text:p>19.6097304669757</text:p>
              </table:table-cell>
              <table:table-cell office:value-type="float" office:value="18.1613069849697">
                <text:p>18.1613069849697</text:p>
              </table:table-cell>
              <table:table-cell office:value-type="float" office:value="23.6498004451405">
                <text:p>23.6498004451405</text:p>
              </table:table-cell>
              <table:table-cell office:value-type="float" office:value="23.5006566983275">
                <text:p>23.500656698327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0.1152285017459">
                <text:p>20.1152285017459</text:p>
              </table:table-cell>
              <table:table-cell office:value-type="float" office:value="22.3375483710352">
                <text:p>22.3375483710352</text:p>
              </table:table-cell>
              <table:table-cell office:value-type="float" office:value="20.8066536381989">
                <text:p>20.8066536381989</text:p>
              </table:table-cell>
              <table:table-cell office:value-type="float" office:value="26.8370333960048">
                <text:p>26.8370333960048</text:p>
              </table:table-cell>
              <table:table-cell office:value-type="float" office:value="26.2368963427002">
                <text:p>26.2368963427002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2.7928352237265">
                <text:p>22.7928352237265</text:p>
              </table:table-cell>
              <table:table-cell office:value-type="float" office:value="25.0429024709559">
                <text:p>25.0429024709559</text:p>
              </table:table-cell>
              <table:table-cell office:value-type="float" office:value="23.4539369083605">
                <text:p>23.4539369083605</text:p>
              </table:table-cell>
              <table:table-cell office:value-type="float" office:value="29.9450105950818">
                <text:p>29.9450105950818</text:p>
              </table:table-cell>
              <table:table-cell office:value-type="float" office:value="28.9198120832538">
                <text:p>28.91981208325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814044375996">
                <text:p>25.4814044375996</text:p>
              </table:table-cell>
              <table:table-cell office:value-type="float" office:value="27.7244148924901">
                <text:p>27.7244148924901</text:p>
              </table:table-cell>
              <table:table-cell office:value-type="float" office:value="26.0995667891693">
                <text:p>26.0995667891693</text:p>
              </table:table-cell>
              <table:table-cell office:value-type="float" office:value="32.9742307317552">
                <text:p>32.9742307317552</text:p>
              </table:table-cell>
              <table:table-cell office:value-type="float" office:value="31.5494039199884">
                <text:p>31.5494039199884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8.1744724052122">
                <text:p>28.1744724052122</text:p>
              </table:table-cell>
              <table:table-cell office:value-type="float" office:value="30.3806856257796">
                <text:p>30.3806856257796</text:p>
              </table:table-cell>
              <table:table-cell office:value-type="float" office:value="28.7400326664874">
                <text:p>28.7400326664874</text:p>
              </table:table-cell>
              <table:table-cell office:value-type="float" office:value="35.9251924954091">
                <text:p>35.9251924954091</text:p>
              </table:table-cell>
              <table:table-cell office:value-type="float" office:value="34.1256718529042">
                <text:p>34.125671852904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0.8659572893375">
                <text:p>30.8659572893375</text:p>
              </table:table-cell>
              <table:table-cell office:value-type="float" office:value="33.0102945160979">
                <text:p>33.0102945160979</text:p>
              </table:table-cell>
              <table:table-cell office:value-type="float" office:value="31.3719033183266">
                <text:p>31.3719033183266</text:p>
              </table:table-cell>
              <table:table-cell office:value-type="float" office:value="38.7983945754277">
                <text:p>38.7983945754277</text:p>
              </table:table-cell>
              <table:table-cell office:value-type="float" office:value="36.6486158820009">
                <text:p>36.648615882000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33.5501430380132">
                <text:p>33.5501430380132</text:p>
              </table:table-cell>
              <table:table-cell office:value-type="float" office:value="35.6118032545897">
                <text:p>35.6118032545897</text:p>
              </table:table-cell>
              <table:table-cell office:value-type="float" office:value="33.9918269148478">
                <text:p>33.9918269148478</text:p>
              </table:table-cell>
              <table:table-cell office:value-type="float" office:value="41.5943356611948">
                <text:p>41.5943356611948</text:p>
              </table:table-cell>
              <table:table-cell office:value-type="float" office:value="39.1182360072788">
                <text:p>39.118236007278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6.2216636346699">
                <text:p>36.2216636346699</text:p>
              </table:table-cell>
              <table:table-cell office:value-type="float" office:value="38.1837573690115">
                <text:p>38.1837573690115</text:p>
              </table:table-cell>
              <table:table-cell office:value-type="float" office:value="36.5965310183594">
                <text:p>36.5965310183594</text:p>
              </table:table-cell>
              <table:table-cell office:value-type="float" office:value="44.3135144420946">
                <text:p>44.3135144420946</text:p>
              </table:table-cell>
              <table:table-cell office:value-type="float" office:value="41.5345322287377">
                <text:p>41.534532228737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8.8754877139962">
                <text:p>38.8754877139962</text:p>
              </table:table-cell>
              <table:table-cell office:value-type="float" office:value="40.7246882144717">
                <text:p>40.7246882144717</text:p>
              </table:table-cell>
              <table:table-cell office:value-type="float" office:value="39.18282258332">
                <text:p>39.18282258332</text:p>
              </table:table-cell>
              <table:table-cell office:value-type="float" office:value="46.9564296075109">
                <text:p>46.9564296075109</text:p>
              </table:table-cell>
              <table:table-cell office:value-type="float" office:value="43.8975045463777">
                <text:p>43.897504546377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1.5069035437036">
                <text:p>41.5069035437036</text:p>
              </table:table-cell>
              <table:table-cell office:value-type="float" office:value="43.2331149641713">
                <text:p>43.2331149641713</text:p>
              </table:table-cell>
              <table:table-cell office:value-type="float" office:value="41.747587956338">
                <text:p>41.747587956338</text:p>
              </table:table-cell>
              <table:table-cell office:value-type="float" office:value="49.5235798468278">
                <text:p>49.5235798468278</text:p>
              </table:table-cell>
              <table:table-cell office:value-type="float" office:value="46.2071529601985">
                <text:p>46.2071529601985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44.1115043719018">
                <text:p>44.1115043719018</text:p>
              </table:table-cell>
              <table:table-cell office:value-type="float" office:value="45.707546600144">
                <text:p>45.707546600144</text:p>
              </table:table-cell>
              <table:table-cell office:value-type="float" office:value="44.2877928761673">
                <text:p>44.2877928761673</text:p>
              </table:table-cell>
              <table:table-cell office:value-type="float" office:value="52.0154638494294">
                <text:p>52.0154638494294</text:p>
              </table:table-cell>
              <table:table-cell office:value-type="float" office:value="48.4634774702006">
                <text:p>48.463477470200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46.6851741404636">
                <text:p>46.6851741404636</text:p>
              </table:table-cell>
              <table:table-cell office:value-type="float" office:value="48.1464839039962">
                <text:p>48.1464839039962</text:p>
              </table:table-cell>
              <table:table-cell office:value-type="float" office:value="46.8004824737162">
                <text:p>46.8004824737162</text:p>
              </table:table-cell>
              <table:table-cell office:value-type="float" office:value="54.4325803046996">
                <text:p>54.4325803046996</text:p>
              </table:table-cell>
              <table:table-cell office:value-type="float" office:value="50.6664780763837">
                <text:p>50.666478076383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9.2240735639721">
                <text:p>49.2240735639721</text:p>
              </table:table-cell>
              <table:table-cell office:value-type="float" office:value="50.5484214476492">
                <text:p>50.5484214476492</text:p>
              </table:table-cell>
              <table:table-cell office:value-type="float" office:value="49.2827812720344">
                <text:p>49.2827812720344</text:p>
              </table:table-cell>
              <table:table-cell office:value-type="float" office:value="56.7754279020225">
                <text:p>56.7754279020225</text:p>
              </table:table-cell>
              <table:table-cell office:value-type="float" office:value="52.8161547787478">
                <text:p>52.81615477874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1.7246265746564">
                <text:p>51.7246265746564</text:p>
              </table:table-cell>
              <table:table-cell office:value-type="float" office:value="52.9118495840763">
                <text:p>52.9118495840763</text:p>
              </table:table-cell>
              <table:table-cell office:value-type="float" office:value="51.7318931863297">
                <text:p>51.7318931863297</text:p>
              </table:table-cell>
              <table:table-cell office:value-type="float" office:value="59.044505330782">
                <text:p>59.044505330782</text:p>
              </table:table-cell>
              <table:table-cell office:value-type="float" office:value="54.9125075772929">
                <text:p>54.912507577292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54.1835071329182">
                <text:p>54.1835071329182</text:p>
              </table:table-cell>
              <table:table-cell office:value-type="float" office:value="55.2352564380461">
                <text:p>55.2352564380461</text:p>
              </table:table-cell>
              <table:table-cell office:value-type="float" office:value="54.1451015239512">
                <text:p>54.1451015239512</text:p>
              </table:table-cell>
              <table:table-cell office:value-type="float" office:value="61.2403112803621">
                <text:p>61.2403112803621</text:p>
              </table:table-cell>
              <table:table-cell office:value-type="float" office:value="56.9555364720192">
                <text:p>56.955536472019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56.5976264038022">
                <text:p>56.5976264038022</text:p>
              </table:table-cell>
              <table:table-cell office:value-type="float" office:value="57.5171298968614">
                <text:p>57.5171298968614</text:p>
              </table:table-cell>
              <table:table-cell office:value-type="float" office:value="56.5197689843998">
                <text:p>56.5197689843998</text:p>
              </table:table-cell>
              <table:table-cell office:value-type="float" office:value="63.3633444401469">
                <text:p>63.3633444401469</text:p>
              </table:table-cell>
              <table:table-cell office:value-type="float" office:value="58.9452414629263">
                <text:p>58.945241462926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58.9641202991591">
                <text:p>58.9641202991591</text:p>
              </table:table-cell>
              <table:table-cell office:value-type="float" office:value="59.7559596011007">
                <text:p>59.7559596011007</text:p>
              </table:table-cell>
              <table:table-cell office:value-type="float" office:value="58.8533376593271">
                <text:p>58.8533376593271</text:p>
              </table:table-cell>
              <table:table-cell office:value-type="float" office:value="65.4141034995205">
                <text:p>65.4141034995205</text:p>
              </table:table-cell>
              <table:table-cell office:value-type="float" office:value="60.8816225500147">
                <text:p>60.881622550014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1.280337385595">
                <text:p>61.280337385595</text:p>
              </table:table-cell>
              <table:table-cell office:value-type="float" office:value="61.950238935357">
                <text:p>61.950238935357</text:p>
              </table:table-cell>
              <table:table-cell office:value-type="float" office:value="61.1433290325299">
                <text:p>61.1433290325299</text:p>
              </table:table-cell>
              <table:table-cell office:value-type="float" office:value="67.3930871478666">
                <text:p>67.3930871478666</text:p>
              </table:table-cell>
              <table:table-cell office:value-type="float" office:value="62.764679733284">
                <text:p>62.76467973328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3.5438271583189">
                <text:p>63.5438271583189</text:p>
              </table:table-cell>
              <table:table-cell office:value-type="float" office:value="64.0984670189778">
                <text:p>64.0984670189778</text:p>
              </table:table-cell>
              <table:table-cell office:value-type="float" office:value="63.3873439799571">
                <text:p>63.3873439799571</text:p>
              </table:table-cell>
              <table:table-cell office:value-type="float" office:value="69.3007940745695">
                <text:p>69.3007940745695</text:p>
              </table:table-cell>
              <table:table-cell office:value-type="float" office:value="64.5944130127344">
                <text:p>64.5944130127344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65.7523286805993">
                <text:p>65.7523286805993</text:p>
              </table:table-cell>
              <table:table-cell office:value-type="float" office:value="66.1991506968084">
                <text:p>66.1991506968084</text:p>
              </table:table-cell>
              <table:table-cell office:value-type="float" office:value="65.5830627697044">
                <text:p>65.5830627697044</text:p>
              </table:table-cell>
              <table:table-cell office:value-type="float" office:value="71.137722969013">
                <text:p>71.137722969013</text:p>
              </table:table-cell>
              <table:table-cell office:value-type="float" office:value="66.3708223883658">
                <text:p>66.370822388365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67.9037595891427">
                <text:p>67.9037595891427</text:p>
              </table:table-cell>
              <table:table-cell office:value-type="float" office:value="68.2508065299302">
                <text:p>68.2508065299302</text:p>
              </table:table-cell>
              <table:table-cell office:value-type="float" office:value="67.7282450620183">
                <text:p>67.7282450620183</text:p>
              </table:table-cell>
              <table:table-cell office:value-type="float" office:value="72.9043725205813">
                <text:p>72.9043725205813</text:p>
              </table:table-cell>
              <table:table-cell office:value-type="float" office:value="68.0939078601783">
                <text:p>68.093907860178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69.9962054651976">
                <text:p>69.9962054651976</text:p>
              </table:table-cell>
              <table:table-cell office:value-type="float" office:value="70.2519627864007">
                <text:p>70.2519627864007</text:p>
              </table:table-cell>
              <table:table-cell office:value-type="float" office:value="69.8207299092921">
                <text:p>69.8207299092921</text:p>
              </table:table-cell>
              <table:table-cell office:value-type="float" office:value="74.6012414186585">
                <text:p>74.6012414186585</text:p>
              </table:table-cell>
              <table:table-cell office:value-type="float" office:value="69.763669428172">
                <text:p>69.763669428172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72.0279095715187">
                <text:p>72.0279095715187</text:p>
              </table:table-cell>
              <table:table-cell office:value-type="float" office:value="72.2011614319936">
                <text:p>72.2011614319936</text:p>
              </table:table-cell>
              <table:table-cell office:value-type="float" office:value="71.8584357560709">
                <text:p>71.8584357560709</text:p>
              </table:table-cell>
              <table:table-cell office:value-type="float" office:value="76.2288283526282">
                <text:p>76.2288283526282</text:p>
              </table:table-cell>
              <table:table-cell office:value-type="float" office:value="71.3801070923464">
                <text:p>71.38010709234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3.9972629549302">
                <text:p>73.9972629549302</text:p>
              </table:table-cell>
              <table:table-cell office:value-type="float" office:value="74.0969601209413">
                <text:p>74.0969601209413</text:p>
              </table:table-cell>
              <table:table-cell office:value-type="float" office:value="73.8393604390458">
                <text:p>73.8393604390458</text:p>
              </table:table-cell>
              <table:table-cell office:value-type="float" office:value="77.7876320118747">
                <text:p>77.7876320118747</text:p>
              </table:table-cell>
              <table:table-cell office:value-type="float" office:value="72.9432208527021">
                <text:p>72.943220852702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75.9027949149493">
                <text:p>75.9027949149493</text:p>
              </table:table-cell>
              <table:table-cell office:value-type="float" office:value="75.937934186674">
                <text:p>75.937934186674</text:p>
              </table:table-cell>
              <table:table-cell office:value-type="float" office:value="75.7615811870591">
                <text:p>75.7615811870591</text:p>
              </table:table-cell>
              <table:table-cell office:value-type="float" office:value="79.2781510857819">
                <text:p>79.2781510857819</text:p>
              </table:table-cell>
              <table:table-cell office:value-type="float" office:value="74.4530107092388">
                <text:p>74.453010709238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77.7431638379708">
                <text:p>77.7431638379708</text:p>
              </table:table-cell>
              <table:table-cell office:value-type="float" office:value="77.7226786325585">
                <text:p>77.7226786325585</text:p>
              </table:table-cell>
              <table:table-cell office:value-type="float" office:value="77.6232546210991">
                <text:p>77.6232546210991</text:p>
              </table:table-cell>
              <table:table-cell office:value-type="float" office:value="80.7008842637341">
                <text:p>80.7008842637341</text:p>
              </table:table-cell>
              <table:table-cell office:value-type="float" office:value="75.9094766619565">
                <text:p>75.9094766619565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79.5171483973093">
                <text:p>79.5171483973093</text:p>
              </table:table-cell>
              <table:table-cell office:value-type="float" office:value="79.4498101226409">
                <text:p>79.4498101226409</text:p>
              </table:table-cell>
              <table:table-cell office:value-type="float" office:value="79.4226167543075">
                <text:p>79.4226167543075</text:p>
              </table:table-cell>
              <table:table-cell office:value-type="float" office:value="82.0563302351149">
                <text:p>82.0563302351149</text:p>
              </table:table-cell>
              <table:table-cell office:value-type="float" office:value="77.3126187108552">
                <text:p>77.312618710855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1.2236391190695">
                <text:p>81.2236391190695</text:p>
              </table:table-cell>
              <table:table-cell office:value-type="float" office:value="81.1179689723872">
                <text:p>81.1179689723872</text:p>
              </table:table-cell>
              <table:table-cell office:value-type="float" office:value="81.1579829919706">
                <text:p>81.1579829919706</text:p>
              </table:table-cell>
              <table:table-cell office:value-type="float" office:value="83.3449876893085">
                <text:p>83.3449876893085</text:p>
              </table:table-cell>
              <table:table-cell office:value-type="float" office:value="78.6624368559351">
                <text:p>78.662436855935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2.8616303137387">
                <text:p>82.8616303137387</text:p>
              </table:table-cell>
              <table:table-cell office:value-type="float" office:value="82.7258211394205">
                <text:p>82.7258211394205</text:p>
              </table:table-cell>
              <table:table-cell office:value-type="float" office:value="82.8277481315264">
                <text:p>82.8277481315264</text:p>
              </table:table-cell>
              <table:table-cell office:value-type="float" office:value="84.5673553156989">
                <text:p>84.5673553156989</text:p>
              </table:table-cell>
              <table:table-cell office:value-type="float" office:value="79.958931097196">
                <text:p>79.95893109719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4.4302123736256">
                <text:p>84.4302123736256</text:p>
              </table:table-cell>
              <table:table-cell office:value-type="float" office:value="84.2720602142643">
                <text:p>84.2720602142643</text:p>
              </table:table-cell>
              <table:table-cell office:value-type="float" office:value="84.43038636256">
                <text:p>84.43038636256</text:p>
              </table:table-cell>
              <table:table-cell office:value-type="float" office:value="85.7239318036701">
                <text:p>85.7239318036701</text:p>
              </table:table-cell>
              <table:table-cell office:value-type="float" office:value="81.2021014346378">
                <text:p>81.202101434637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5.9285644360198">
                <text:p>85.9285644360198</text:p>
              </table:table-cell>
              <table:table-cell office:value-type="float" office:value="85.7554094110827">
                <text:p>85.7554094110827</text:p>
              </table:table-cell>
              <table:table-cell office:value-type="float" office:value="85.9644512668073">
                <text:p>85.9644512668073</text:p>
              </table:table-cell>
              <table:table-cell office:value-type="float" office:value="86.8152158426061">
                <text:p>86.8152158426061</text:p>
              </table:table-cell>
              <table:table-cell office:value-type="float" office:value="82.3919478682608">
                <text:p>82.391947868260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7.3559474122012">
                <text:p>87.3559474122012</text:p>
              </table:table-cell>
              <table:table-cell office:value-type="float" office:value="87.1746235584188">
                <text:p>87.1746235584188</text:p>
              </table:table-cell>
              <table:table-cell office:value-type="float" office:value="87.428575818152">
                <text:p>87.428575818152</text:p>
              </table:table-cell>
              <table:table-cell office:value-type="float" office:value="87.8417061218909">
                <text:p>87.8417061218909</text:p>
              </table:table-cell>
              <table:table-cell office:value-type="float" office:value="83.5284703980648">
                <text:p>83.528470398064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88.711697382173">
                <text:p>88.711697382173</text:p>
              </table:table-cell>
              <table:table-cell office:value-type="float" office:value="88.5284910899356">
                <text:p>88.5284910899356</text:p>
              </table:table-cell>
              <table:table-cell office:value-type="float" office:value="88.8214723826254">
                <text:p>88.8214723826254</text:p>
              </table:table-cell>
              <table:table-cell office:value-type="float" office:value="88.8039013309086">
                <text:p>88.8039013309086</text:p>
              </table:table-cell>
              <table:table-cell office:value-type="float" office:value="84.6116690240499">
                <text:p>84.61166902404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9.9952193552499">
                <text:p>89.9952193552499</text:p>
              </table:table-cell>
              <table:table-cell office:value-type="float" office:value="89.815836035159">
                <text:p>89.815836035159</text:p>
              </table:table-cell>
              <table:table-cell office:value-type="float" office:value="90.1419327184111">
                <text:p>90.1419327184111</text:p>
              </table:table-cell>
              <table:table-cell office:value-type="float" office:value="89.7023001590431">
                <text:p>89.7023001590431</text:p>
              </table:table-cell>
              <table:table-cell office:value-type="float" office:value="85.6415437462161">
                <text:p>85.641543746216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91.2059813963324">
                <text:p>91.2059813963324</text:p>
              </table:table-cell>
              <table:table-cell office:value-type="float" office:value="91.035520010215">
                <text:p>91.035520010215</text:p>
              </table:table-cell>
              <table:table-cell office:value-type="float" office:value="91.3888279758391">
                <text:p>91.3888279758391</text:p>
              </table:table-cell>
              <table:table-cell office:value-type="float" office:value="90.5374012956785">
                <text:p>90.5374012956785</text:p>
              </table:table-cell>
              <table:table-cell office:value-type="float" office:value="86.6180945645631">
                <text:p>86.618094564563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92.3435091181023">
                <text:p>92.3435091181023</text:p>
              </table:table-cell>
              <table:table-cell office:value-type="float" office:value="92.1864442085713">
                <text:p>92.1864442085713</text:p>
              </table:table-cell>
              <table:table-cell office:value-type="float" office:value="92.5611086973893">
                <text:p>92.5611086973893</text:p>
              </table:table-cell>
              <table:table-cell office:value-type="float" office:value="91.3097034301988">
                <text:p>91.3097034301988</text:p>
              </table:table-cell>
              <table:table-cell office:value-type="float" office:value="87.5413214790913">
                <text:p>87.5413214790913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93.4073805389121">
                <text:p>93.4073805389121</text:p>
              </table:table-cell>
              <table:table-cell office:value-type="float" office:value="93.2675513917761">
                <text:p>93.2675513917761</text:p>
              </table:table-cell>
              <table:table-cell office:value-type="float" office:value="93.65780481769">
                <text:p>93.65780481769</text:p>
              </table:table-cell>
              <table:table-cell office:value-type="float" office:value="92.0197052519878">
                <text:p>92.0197052519878</text:p>
              </table:table-cell>
              <table:table-cell office:value-type="float" office:value="88.4112244898006">
                <text:p>88.411224489800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94.3972213063871">
                <text:p>94.3972213063871</text:p>
              </table:table-cell>
              <table:table-cell office:value-type="float" office:value="94.2778278802036">
                <text:p>94.2778278802036</text:p>
              </table:table-cell>
              <table:table-cell office:value-type="float" office:value="94.6780256635177">
                <text:p>94.6780256635177</text:p>
              </table:table-cell>
              <table:table-cell office:value-type="float" office:value="92.6679054504299">
                <text:p>92.6679054504299</text:p>
              </table:table-cell>
              <table:table-cell office:value-type="float" office:value="89.2278035966908">
                <text:p>89.227803596690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95.3127002870797">
                <text:p>95.3127002870797</text:p>
              </table:table-cell>
              <table:table-cell office:value-type="float" office:value="95.2163055437867">
                <text:p>95.2163055437867</text:p>
              </table:table-cell>
              <table:table-cell office:value-type="float" office:value="95.6209599538011">
                <text:p>95.6209599538011</text:p>
              </table:table-cell>
              <table:table-cell office:value-type="float" office:value="93.2548027149087">
                <text:p>93.2548027149087</text:p>
              </table:table-cell>
              <table:table-cell office:value-type="float" office:value="89.9910587997621">
                <text:p>89.991058799762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96.1535255215545">
                <text:p>96.1535255215545</text:p>
              </table:table-cell>
              <table:table-cell office:value-type="float" office:value="96.0820637927643">
                <text:p>96.0820637927643</text:p>
              </table:table-cell>
              <table:table-cell office:value-type="float" office:value="96.4858757996121">
                <text:p>96.4858757996121</text:p>
              </table:table-cell>
              <table:table-cell office:value-type="float" office:value="93.7808957348086">
                <text:p>93.7808957348086</text:p>
              </table:table-cell>
              <table:table-cell office:value-type="float" office:value="90.7009900990146">
                <text:p>90.7009900990146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96.9194405455687">
                <text:p>96.9194405455687</text:p>
              </table:table-cell>
              <table:table-cell office:value-type="float" office:value="96.8742315684162">
                <text:p>96.8742315684162</text:p>
              </table:table-cell>
              <table:table-cell office:value-type="float" office:value="97.2721207041773">
                <text:p>97.2721207041773</text:p>
              </table:table-cell>
              <table:table-cell office:value-type="float" office:value="94.2466831995133">
                <text:p>94.2466831995133</text:p>
              </table:table-cell>
              <table:table-cell office:value-type="float" office:value="91.3575974944481">
                <text:p>91.357597494448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97.6102210768622">
                <text:p>97.6102210768622</text:p>
              </table:table-cell>
              <table:table-cell office:value-type="float" office:value="97.5919893338056">
                <text:p>97.5919893338056</text:p>
              </table:table-cell>
              <table:table-cell office:value-type="float" office:value="97.9791215628716">
                <text:p>97.9791215628716</text:p>
              </table:table-cell>
              <table:table-cell office:value-type="float" office:value="94.6526637984069">
                <text:p>94.6526637984069</text:p>
              </table:table-cell>
              <table:table-cell office:value-type="float" office:value="91.9608809860624">
                <text:p>91.960880986062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98.2256720677501">
                <text:p>98.2256720677501</text:p>
              </table:table-cell>
              <table:table-cell office:value-type="float" office:value="98.2345710645243">
                <text:p>98.2345710645243</text:p>
              </table:table-cell>
              <table:table-cell office:value-type="float" office:value="98.6063846632135">
                <text:p>98.6063846632135</text:p>
              </table:table-cell>
              <table:table-cell office:value-type="float" office:value="94.9993362208735">
                <text:p>94.9993362208735</text:p>
              </table:table-cell>
              <table:table-cell office:value-type="float" office:value="92.510840573858">
                <text:p>92.5108405738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.7656251235767">
                <text:p>98.7656251235767</text:p>
              </table:table-cell>
              <table:table-cell office:value-type="float" office:value="98.8012662394231">
                <text:p>98.8012662394231</text:p>
              </table:table-cell>
              <table:table-cell office:value-type="float" office:value="99.1534956848764">
                <text:p>99.1534956848764</text:p>
              </table:table-cell>
              <table:table-cell office:value-type="float" office:value="95.287199156297">
                <text:p>95.287199156297</text:p>
              </table:table-cell>
              <table:table-cell office:value-type="float" office:value="93.0074762578346">
                <text:p>93.0074762578346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99.2299362868976">
                <text:p>99.2299362868976</text:p>
              </table:table-cell>
              <table:table-cell office:value-type="float" office:value="99.2914218313606">
                <text:p>99.2914218313606</text:p>
              </table:table-cell>
              <table:table-cell office:value-type="float" office:value="99.620119699679">
                <text:p>99.620119699679</text:p>
              </table:table-cell>
              <table:table-cell office:value-type="float" office:value="95.5167512940613">
                <text:p>95.5167512940613</text:p>
              </table:table-cell>
              <table:table-cell office:value-type="float" office:value="93.4507880379922">
                <text:p>93.450788037992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99.6184841874647">
                <text:p>99.6184841874647</text:p>
              </table:table-cell>
              <table:table-cell office:value-type="float" office:value="99.7044442979392">
                <text:p>99.7044442979392</text:p>
              </table:table-cell>
              <table:table-cell office:value-type="float" office:value="100.006001171591">
                <text:p>100.006001171591</text:p>
              </table:table-cell>
              <table:table-cell office:value-type="float" office:value="95.6884913235507">
                <text:p>95.6884913235507</text:p>
              </table:table-cell>
              <table:table-cell office:value-type="float" office:value="93.8407759143309">
                <text:p>93.840775914330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99.9311685579514">
                <text:p>99.9311685579514</text:p>
              </table:table-cell>
              <table:table-cell office:value-type="float" office:value="100.039801572247">
                <text:p>100.039801572247</text:p>
              </table:table-cell>
              <table:table-cell office:value-type="float" office:value="100.310963956731">
                <text:p>100.310963956731</text:p>
              </table:table-cell>
              <table:table-cell office:value-type="float" office:value="95.8029179341491">
                <text:p>95.8029179341491</text:p>
              </table:table-cell>
              <table:table-cell office:value-type="float" office:value="94.1774398868506">
                <text:p>94.177439886850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00.167909115581">
                <text:p>100.167909115581</text:p>
              </table:table-cell>
              <table:table-cell office:value-type="float" office:value="100.297025053599">
                <text:p>100.297025053599</text:p>
              </table:table-cell>
              <table:table-cell office:value-type="float" office:value="100.534911303365">
                <text:p>100.534911303365</text:p>
              </table:table-cell>
              <table:table-cell office:value-type="float" office:value="95.8605298152403">
                <text:p>95.8605298152403</text:p>
              </table:table-cell>
              <table:table-cell office:value-type="float" office:value="94.4607799555513">
                <text:p>94.460779955551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00.32864480942">
                <text:p>100.32864480942</text:p>
              </table:table-cell>
              <table:table-cell office:value-type="float" office:value="100.475711598273">
                <text:p>100.475711598273</text:p>
              </table:table-cell>
              <table:table-cell office:value-type="float" office:value="100.677825851908">
                <text:p>100.677825851908</text:p>
              </table:table-cell>
              <table:table-cell office:value-type="float" office:value="95.8618256562089">
                <text:p>95.8618256562089</text:p>
              </table:table-cell>
              <table:table-cell office:value-type="float" office:value="94.6907961204332">
                <text:p>94.6907961204332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00.41333343345">
                <text:p>100.41333343345</text:p>
              </table:table-cell>
              <table:table-cell office:value-type="float" office:value="100.575525510259">
                <text:p>100.575525510259</text:p>
              </table:table-cell>
              <table:table-cell office:value-type="float" office:value="100.739769634926">
                <text:p>100.739769634926</text:p>
              </table:table-cell>
              <table:table-cell office:value-type="float" office:value="95.8073041464381">
                <text:p>95.8073041464381</text:p>
              </table:table-cell>
              <table:table-cell office:value-type="float" office:value="94.8674883814961">
                <text:p>94.8674883814961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00.421951605586">
                <text:p>100.421951605586</text:p>
              </table:table-cell>
              <table:table-cell office:value-type="float" office:value="100.596200531989">
                <text:p>100.596200531989</text:p>
              </table:table-cell>
              <table:table-cell office:value-type="float" office:value="100.72088407713">
                <text:p>100.72088407713</text:p>
              </table:table-cell>
              <table:table-cell office:value-type="float" office:value="95.6974639753125">
                <text:p>95.6974639753125</text:p>
              </table:table-cell>
              <table:table-cell office:value-type="float" office:value="94.9908567387398">
                <text:p>94.990856738739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00.354495112327">
                <text:p>100.354495112327</text:p>
              </table:table-cell>
              <table:table-cell office:value-type="float" office:value="100.537541835083">
                <text:p>100.537541835083</text:p>
              </table:table-cell>
              <table:table-cell office:value-type="float" office:value="100.621389995388">
                <text:p>100.621389995388</text:p>
              </table:table-cell>
              <table:table-cell office:value-type="float" office:value="95.5328038322157">
                <text:p>95.5328038322157</text:p>
              </table:table-cell>
              <table:table-cell office:value-type="float" office:value="95.0609011921649">
                <text:p>95.060901192164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00.210979619169">
                <text:p>100.210979619169</text:p>
              </table:table-cell>
              <table:table-cell office:value-type="float" office:value="100.399428011091">
                <text:p>100.399428011091</text:p>
              </table:table-cell>
              <table:table-cell office:value-type="float" office:value="100.441587598706">
                <text:p>100.441587598706</text:p>
              </table:table-cell>
              <table:table-cell office:value-type="float" office:value="95.3138224065322">
                <text:p>95.3138224065322</text:p>
              </table:table-cell>
              <table:table-cell office:value-type="float" office:value="95.0776217417708">
                <text:p>95.07762174177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.9914417469536">
                <text:p>99.9914417469536</text:p>
              </table:table-cell>
              <table:table-cell office:value-type="float" office:value="100.181813062228">
                <text:p>100.181813062228</text:p>
              </table:table-cell>
              <table:table-cell office:value-type="float" office:value="100.181856488248">
                <text:p>100.181856488248</text:p>
              </table:table-cell>
              <table:table-cell office:value-type="float" office:value="95.0410183876456">
                <text:p>95.0410183876456</text:p>
              </table:table-cell>
              <table:table-cell office:value-type="float" office:value="95.0410183875578">
                <text:p>95.041018387557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99.6959405139514">
                <text:p>99.6959405139514</text:p>
              </table:table-cell>
              <table:table-cell office:value-type="float" office:value="99.88472839212">
                <text:p>99.88472839212</text:p>
              </table:table-cell>
              <table:table-cell office:value-type="float" office:value="99.8426556573218">
                <text:p>99.8426556573218</text:p>
              </table:table-cell>
              <table:table-cell office:value-type="float" office:value="94.71489046494">
                <text:p>94.71489046494</text:p>
              </table:table-cell>
              <table:table-cell office:value-type="float" office:value="94.9510911295259">
                <text:p>94.951091129525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99.3245591435871">
                <text:p>99.3245591435871</text:p>
              </table:table-cell>
              <table:table-cell office:value-type="float" office:value="99.5082847965384">
                <text:p>99.5082847965384</text:p>
              </table:table-cell>
              <table:table-cell office:value-type="float" office:value="99.4245234913844">
                <text:p>99.4245234913844</text:p>
              </table:table-cell>
              <table:table-cell office:value-type="float" office:value="94.3359373277996">
                <text:p>94.3359373277996</text:p>
              </table:table-cell>
              <table:table-cell office:value-type="float" office:value="94.807839967675">
                <text:p>94.807839967675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98.8774072381066">
                <text:p>98.8774072381066</text:p>
              </table:table-cell>
              <table:table-cell office:value-type="float" office:value="99.0526744541473">
                <text:p>99.0526744541473</text:p>
              </table:table-cell>
              <table:table-cell office:value-type="float" office:value="98.9280777680447">
                <text:p>98.9280777680447</text:p>
              </table:table-cell>
              <table:table-cell office:value-type="float" office:value="93.904657665608">
                <text:p>93.904657665608</text:p>
              </table:table-cell>
              <table:table-cell office:value-type="float" office:value="94.6112649020054">
                <text:p>94.6112649020054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98.3546233181105">
                <text:p>98.3546233181105</text:p>
              </table:table-cell>
              <table:table-cell office:value-type="float" office:value="98.5181729172361">
                <text:p>98.5181729172361</text:p>
              </table:table-cell>
              <table:table-cell office:value-type="float" office:value="98.3540156570614">
                <text:p>98.3540156570614</text:p>
              </table:table-cell>
              <table:table-cell office:value-type="float" office:value="93.42155016775">
                <text:p>93.42155016775</text:p>
              </table:table-cell>
              <table:table-cell office:value-type="float" office:value="94.3613659325164">
                <text:p>94.361365932516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97.7563777275036">
                <text:p>97.7563777275036</text:p>
              </table:table-cell>
              <table:table-cell office:value-type="float" office:value="97.9051411024673">
                <text:p>97.9051411024673</text:p>
              </table:table-cell>
              <table:table-cell office:value-type="float" office:value="97.7031137203337">
                <text:p>97.7031137203337</text:p>
              </table:table-cell>
              <table:table-cell office:value-type="float" office:value="92.8871135236088">
                <text:p>92.8871135236088</text:p>
              </table:table-cell>
              <table:table-cell office:value-type="float" office:value="94.0581430592088">
                <text:p>94.058143059208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97.0828759047827">
                <text:p>97.0828759047827</text:p>
              </table:table-cell>
              <table:table-cell office:value-type="float" office:value="97.2140272816112">
                <text:p>97.2140272816112</text:p>
              </table:table-cell>
              <table:table-cell office:value-type="float" office:value="96.9762279119191">
                <text:p>96.9762279119191</text:p>
              </table:table-cell>
              <table:table-cell office:value-type="float" office:value="92.3018464225681">
                <text:p>92.3018464225681</text:p>
              </table:table-cell>
              <table:table-cell office:value-type="float" office:value="93.7015962820822">
                <text:p>93.7015962820822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96.3343620194773">
                <text:p>96.3343620194773</text:p>
              </table:table-cell>
              <table:table-cell office:value-type="float" office:value="96.4453690722899">
                <text:p>96.4453690722899</text:p>
              </table:table-cell>
              <table:table-cell office:value-type="float" office:value="96.1742935780221">
                <text:p>96.1742935780221</text:p>
              </table:table-cell>
              <table:table-cell office:value-type="float" office:value="91.666247554013">
                <text:p>91.666247554013</text:p>
              </table:table-cell>
              <table:table-cell office:value-type="float" office:value="93.2917256011365">
                <text:p>93.2917256011365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95.5111229749727">
                <text:p>95.5111229749727</text:p>
              </table:table-cell>
              <table:table-cell office:value-type="float" office:value="95.599795428715">
                <text:p>95.599795428715</text:p>
              </table:table-cell>
              <table:table-cell office:value-type="float" office:value="95.2983254569931">
                <text:p>95.2983254569931</text:p>
              </table:table-cell>
              <table:table-cell office:value-type="float" office:value="90.9808156073273">
                <text:p>90.9808156073273</text:p>
              </table:table-cell>
              <table:table-cell office:value-type="float" office:value="92.8285310163718">
                <text:p>92.828531016371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94.6134927767453">
                <text:p>94.6134927767453</text:p>
              </table:table-cell>
              <table:table-cell office:value-type="float" office:value="94.6780286324306">
                <text:p>94.6780286324306</text:p>
              </table:table-cell>
              <table:table-cell office:value-type="float" office:value="94.349417679332">
                <text:p>94.349417679332</text:p>
              </table:table-cell>
              <table:table-cell office:value-type="float" office:value="90.2460492718946">
                <text:p>90.2460492718946</text:p>
              </table:table-cell>
              <table:table-cell office:value-type="float" office:value="92.3120125277884">
                <text:p>92.31201252778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.6418572664261">
                <text:p>93.6418572664261</text:p>
              </table:table-cell>
              <table:table-cell office:value-type="float" office:value="93.6808862830512">
                <text:p>93.6808862830512</text:p>
              </table:table-cell>
              <table:table-cell office:value-type="float" office:value="93.3287437676881">
                <text:p>93.3287437676881</text:p>
              </table:table-cell>
              <table:table-cell office:value-type="float" office:value="89.4624472370988">
                <text:p>89.4624472370988</text:p>
              </table:table-cell>
              <table:table-cell office:value-type="float" office:value="91.7421701353859">
                <text:p>91.742170135385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92.5966592218574">
                <text:p>92.5966592218574</text:p>
              </table:table-cell>
              <table:table-cell office:value-type="float" office:value="92.6092832890022">
                <text:p>92.6092832890022</text:p>
              </table:table-cell>
              <table:table-cell office:value-type="float" office:value="92.2375566368632">
                <text:p>92.2375566368632</text:p>
              </table:table-cell>
              <table:table-cell office:value-type="float" office:value="88.6305081923246">
                <text:p>88.6305081923246</text:p>
              </table:table-cell>
              <table:table-cell office:value-type="float" office:value="91.1190038391644">
                <text:p>91.119003839164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91.4784038225898">
                <text:p>91.4784038225898</text:p>
              </table:table-cell>
              <table:table-cell office:value-type="float" office:value="91.4642338582653">
                <text:p>91.4642338582653</text:p>
              </table:table-cell>
              <table:table-cell office:value-type="float" office:value="91.077188593802">
                <text:p>91.077188593802</text:p>
              </table:table-cell>
              <table:table-cell office:value-type="float" office:value="87.7507308269547">
                <text:p>87.7507308269547</text:p>
              </table:table-cell>
              <table:table-cell office:value-type="float" office:value="90.4425136391241">
                <text:p>90.442513639124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90.287664481597">
                <text:p>90.287664481597</text:p>
              </table:table-cell>
              <table:table-cell office:value-type="float" office:value="90.2468534891082">
                <text:p>90.2468534891082</text:p>
              </table:table-cell>
              <table:table-cell office:value-type="float" office:value="89.8490513376023">
                <text:p>89.8490513376023</text:p>
              </table:table-cell>
              <table:table-cell office:value-type="float" office:value="86.8236138303751">
                <text:p>86.8236138303751</text:p>
              </table:table-cell>
              <table:table-cell office:value-type="float" office:value="89.7126995352647">
                <text:p>89.7126995352647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9.0250890423922">
                <text:p>89.0250890423922</text:p>
              </table:table-cell>
              <table:table-cell office:value-type="float" office:value="88.9583609608362">
                <text:p>88.9583609608362</text:p>
              </table:table-cell>
              <table:table-cell office:value-type="float" office:value="88.554635959511">
                <text:p>88.554635959511</text:p>
              </table:table-cell>
              <table:table-cell office:value-type="float" office:value="85.8496558919674">
                <text:p>85.8496558919674</text:p>
              </table:table-cell>
              <table:table-cell office:value-type="float" office:value="88.9295615275863">
                <text:p>88.929561527586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7.6914063421045">
                <text:p>87.6914063421045</text:p>
              </table:table-cell>
              <table:table-cell office:value-type="float" office:value="87.6000803245277">
                <text:p>87.6000803245277</text:p>
              </table:table-cell>
              <table:table-cell office:value-type="float" office:value="87.1955129429198">
                <text:p>87.1955129429198</text:p>
              </table:table-cell>
              <table:table-cell office:value-type="float" office:value="84.8293557011174">
                <text:p>84.8293557011174</text:p>
              </table:table-cell>
              <table:table-cell office:value-type="float" office:value="88.0930996160893">
                <text:p>88.093099616089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86.2874331403345">
                <text:p>86.2874331403345</text:p>
              </table:table-cell>
              <table:table-cell office:value-type="float" office:value="86.1734428937712">
                <text:p>86.1734428937712</text:p>
              </table:table-cell>
              <table:table-cell office:value-type="float" office:value="85.7733321633737">
                <text:p>85.7733321633737</text:p>
              </table:table-cell>
              <table:table-cell office:value-type="float" office:value="83.7632119472088">
                <text:p>83.7632119472088</text:p>
              </table:table-cell>
              <table:table-cell office:value-type="float" office:value="87.2033138007729">
                <text:p>87.203313800772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4.8140814138587">
                <text:p>84.8140814138587</text:p>
              </table:table-cell>
              <table:table-cell office:value-type="float" office:value="84.6799892354147">
                <text:p>84.6799892354147</text:p>
              </table:table-cell>
              <table:table-cell office:value-type="float" office:value="84.2898228885633">
                <text:p>84.2898228885633</text:p>
              </table:table-cell>
              <table:table-cell office:value-type="float" office:value="82.6517233196251">
                <text:p>82.6517233196251</text:p>
              </table:table-cell>
              <table:table-cell office:value-type="float" office:value="86.2602040816376">
                <text:p>86.2602040816376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83.2723660168413">
                <text:p>83.2723660168413</text:p>
              </table:table-cell>
              <table:table-cell office:value-type="float" office:value="83.1213711602904">
                <text:p>83.1213711602904</text:p>
              </table:table-cell>
              <table:table-cell office:value-type="float" office:value="82.7467937783326">
                <text:p>82.7467937783326</text:p>
              </table:table-cell>
              <table:table-cell office:value-type="float" office:value="81.4953885077513">
                <text:p>81.4953885077513</text:p>
              </table:table-cell>
              <table:table-cell office:value-type="float" office:value="85.2637704586838">
                <text:p>85.2637704586838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81.6634127072612">
                <text:p>81.6634127072612</text:p>
              </table:table-cell>
              <table:table-cell office:value-type="float" office:value="81.499353713979">
                <text:p>81.499353713979</text:p>
              </table:table-cell>
              <table:table-cell office:value-type="float" office:value="81.1461328846708">
                <text:p>81.1461328846708</text:p>
              </table:table-cell>
              <table:table-cell office:value-type="float" office:value="80.2947062009698">
                <text:p>80.2947062009698</text:p>
              </table:table-cell>
              <table:table-cell office:value-type="float" office:value="84.2140129319106">
                <text:p>84.21401293191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.9884665387363">
                <text:p>79.9884665387363</text:p>
              </table:table-cell>
              <table:table-cell office:value-type="float" office:value="79.8158171675263">
                <text:p>79.8158171675263</text:p>
              </table:table-cell>
              <table:table-cell office:value-type="float" office:value="79.4898076517179">
                <text:p>79.4898076517179</text:p>
              </table:table-cell>
              <table:table-cell office:value-type="float" office:value="79.0501750886662">
                <text:p>79.0501750886662</text:p>
              </table:table-cell>
              <table:table-cell office:value-type="float" office:value="83.1109315013188">
                <text:p>83.110931501318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78.2489006183805">
                <text:p>78.2489006183805</text:p>
              </table:table-cell>
              <table:table-cell office:value-type="float" office:value="78.0727590081974">
                <text:p>78.0727590081974</text:p>
              </table:table-cell>
              <table:table-cell office:value-type="float" office:value="77.7798649157585">
                <text:p>77.7798649157585</text:p>
              </table:table-cell>
              <table:table-cell office:value-type="float" office:value="77.762293860224">
                <text:p>77.762293860224</text:p>
              </table:table-cell>
              <table:table-cell office:value-type="float" office:value="81.9545261669077">
                <text:p>81.954526166907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76.4462252303401">
                <text:p>76.4462252303401</text:p>
              </table:table-cell>
              <table:table-cell office:value-type="float" office:value="76.272295930205">
                <text:p>76.272295930205</text:p>
              </table:table-cell>
              <table:table-cell office:value-type="float" office:value="76.0184309052333">
                <text:p>76.0184309052333</text:p>
              </table:table-cell>
              <table:table-cell office:value-type="float" office:value="76.4315612050262">
                <text:p>76.4315612050262</text:p>
              </table:table-cell>
              <table:table-cell office:value-type="float" office:value="80.7447969286777">
                <text:p>80.7447969286777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74.5820973250502">
                <text:p>74.5820973250502</text:p>
              </table:table-cell>
              <table:table-cell office:value-type="float" office:value="74.4166658254721">
                <text:p>74.4166658254721</text:p>
              </table:table-cell>
              <table:table-cell office:value-type="float" office:value="74.2077112407283">
                <text:p>74.2077112407283</text:p>
              </table:table-cell>
              <table:table-cell office:value-type="float" office:value="75.0584758124583">
                <text:p>75.0584758124583</text:p>
              </table:table-cell>
              <table:table-cell office:value-type="float" office:value="79.481743786629">
                <text:p>79.48174378662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72.6583303745265">
                <text:p>72.6583303745265</text:p>
              </table:table-cell>
              <table:table-cell office:value-type="float" office:value="72.5082297743497">
                <text:p>72.5082297743497</text:p>
              </table:table-cell>
              <table:table-cell office:value-type="float" office:value="72.3499909349762">
                <text:p>72.3499909349762</text:p>
              </table:table-cell>
              <table:table-cell office:value-type="float" office:value="73.6435363719033">
                <text:p>73.6435363719033</text:p>
              </table:table-cell>
              <table:table-cell office:value-type="float" office:value="78.1653667407611">
                <text:p>78.165366740761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70.6769045931305">
                <text:p>70.6769045931305</text:p>
              </table:table-cell>
              <table:table-cell office:value-type="float" office:value="70.5494740363638">
                <text:p>70.5494740363638</text:p>
              </table:table-cell>
              <table:table-cell office:value-type="float" office:value="70.4476343928623">
                <text:p>70.4476343928623</text:p>
              </table:table-cell>
              <table:table-cell office:value-type="float" office:value="72.187241572746">
                <text:p>72.187241572746</text:p>
              </table:table-cell>
              <table:table-cell office:value-type="float" office:value="76.7956657910742">
                <text:p>76.7956657910742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68.6399775243499">
                <text:p>68.6399775243499</text:p>
              </table:table-cell>
              <table:table-cell office:value-type="float" office:value="68.5430120409592">
                <text:p>68.5430120409592</text:p>
              </table:table-cell>
              <table:table-cell office:value-type="float" office:value="68.5030854114166">
                <text:p>68.5030854114166</text:p>
              </table:table-cell>
              <table:table-cell office:value-type="float" office:value="70.6900901043695">
                <text:p>70.6900901043695</text:p>
              </table:table-cell>
              <table:table-cell office:value-type="float" office:value="75.3726409375686">
                <text:p>75.3726409375686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66.5498949933371">
                <text:p>66.5498949933371</text:p>
              </table:table-cell>
              <table:table-cell office:value-type="float" office:value="66.4915863782385">
                <text:p>66.4915863782385</text:p>
              </table:table-cell>
              <table:table-cell office:value-type="float" office:value="66.5188671798246">
                <text:p>66.5188671798246</text:p>
              </table:table-cell>
              <table:table-cell office:value-type="float" office:value="69.1525806561583">
                <text:p>69.1525806561583</text:p>
              </table:table-cell>
              <table:table-cell office:value-type="float" office:value="73.8962921802439">
                <text:p>73.896292180243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64.4092024249221">
                <text:p>64.4092024249221</text:p>
              </table:table-cell>
              <table:table-cell office:value-type="float" office:value="64.398070789704">
                <text:p>64.398070789704</text:p>
              </table:table-cell>
              <table:table-cell office:value-type="float" office:value="64.4975822794177">
                <text:p>64.4975822794177</text:p>
              </table:table-cell>
              <table:table-cell office:value-type="float" office:value="67.5752119174966">
                <text:p>67.5752119174966</text:p>
              </table:table-cell>
              <table:table-cell office:value-type="float" office:value="72.3666195191001">
                <text:p>72.3666195191001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62.2206565279412">
                <text:p>62.2206565279412</text:p>
              </table:table-cell>
              <table:table-cell office:value-type="float" office:value="62.2654721590002">
                <text:p>62.2654721590002</text:p>
              </table:table-cell>
              <table:table-cell office:value-type="float" office:value="62.4419126836669">
                <text:p>62.4419126836669</text:p>
              </table:table-cell>
              <table:table-cell office:value-type="float" office:value="65.9584825777682">
                <text:p>65.9584825777682</text:p>
              </table:table-cell>
              <table:table-cell office:value-type="float" office:value="70.7836229541376">
                <text:p>70.78362295413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9.9872373451217">
                <text:p>59.9872373451217</text:p>
              </table:table-cell>
              <table:table-cell office:value-type="float" office:value="60.0969325026322">
                <text:p>60.0969325026322</text:p>
              </table:table-cell>
              <table:table-cell office:value-type="float" office:value="60.3546197582127">
                <text:p>60.3546197582127</text:p>
              </table:table-cell>
              <table:table-cell office:value-type="float" office:value="64.3028913263574">
                <text:p>64.3028913263574</text:p>
              </table:table-cell>
              <table:table-cell office:value-type="float" office:value="69.147302485356">
                <text:p>69.14730248535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57.7121606683759">
                <text:p>57.7121606683759</text:p>
              </table:table-cell>
              <table:table-cell office:value-type="float" office:value="57.8957309607431">
                <text:p>57.8957309607431</text:p>
              </table:table-cell>
              <table:table-cell office:value-type="float" office:value="58.2385442608252">
                <text:p>58.2385442608252</text:p>
              </table:table-cell>
              <table:table-cell office:value-type="float" office:value="62.608936852648">
                <text:p>62.608936852648</text:p>
              </table:table-cell>
              <table:table-cell office:value-type="float" office:value="67.4576581127554">
                <text:p>67.457658112755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55.3988908204883">
                <text:p>55.3988908204883</text:p>
              </table:table-cell>
              <table:table-cell office:value-type="float" office:value="55.6652857878312">
                <text:p>55.6652857878312</text:p>
              </table:table-cell>
              <table:table-cell office:value-type="float" office:value="56.0966063414298">
                <text:p>56.0966063414298</text:p>
              </table:table-cell>
              <table:table-cell office:value-type="float" office:value="60.8771178460235">
                <text:p>60.8771178460235</text:p>
              </table:table-cell>
              <table:table-cell office:value-type="float" office:value="65.7146898363362">
                <text:p>65.7146898363362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53.0511538023748">
                <text:p>53.0511538023748</text:p>
              </table:table-cell>
              <table:table-cell office:value-type="float" office:value="53.4091563434818">
                <text:p>53.4091563434818</text:p>
              </table:table-cell>
              <table:table-cell office:value-type="float" office:value="53.9318055421072">
                <text:p>53.9318055421072</text:p>
              </table:table-cell>
              <table:table-cell office:value-type="float" office:value="59.1079329958685">
                <text:p>59.1079329958685</text:p>
              </table:table-cell>
              <table:table-cell office:value-type="float" office:value="63.9183976560977">
                <text:p>63.918397656097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50.6729508056305">
                <text:p>50.6729508056305</text:p>
              </table:table-cell>
              <table:table-cell office:value-type="float" office:value="51.1310450831393">
                <text:p>51.1310450831393</text:p>
              </table:table-cell>
              <table:table-cell office:value-type="float" office:value="51.7472207970782">
                <text:p>51.7472207970782</text:p>
              </table:table-cell>
              <table:table-cell office:value-type="float" office:value="57.301880991567">
                <text:p>57.301880991567</text:p>
              </table:table-cell>
              <table:table-cell office:value-type="float" office:value="62.0687815720403">
                <text:p>62.068781572040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8.2685720920235">
                <text:p>48.2685720920235</text:p>
              </table:table-cell>
              <table:table-cell office:value-type="float" office:value="48.8347995488111">
                <text:p>48.8347995488111</text:p>
              </table:table-cell>
              <table:table-cell office:value-type="float" office:value="49.5460104327176">
                <text:p>49.5460104327176</text:p>
              </table:table-cell>
              <table:table-cell office:value-type="float" office:value="55.4594605225021">
                <text:p>55.4594605225021</text:p>
              </table:table-cell>
              <table:table-cell office:value-type="float" office:value="60.1658415841641">
                <text:p>60.165841584164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45.8426112372763">
                <text:p>45.8426112372763</text:p>
              </table:table-cell>
              <table:table-cell office:value-type="float" office:value="46.5244143598384">
                <text:p>46.5244143598384</text:p>
              </table:table-cell>
              <table:table-cell office:value-type="float" office:value="47.331412167543">
                <text:p>47.331412167543</text:p>
              </table:table-cell>
              <table:table-cell office:value-type="float" office:value="53.5811702780595">
                <text:p>53.5811702780595</text:p>
              </table:table-cell>
              <table:table-cell office:value-type="float" office:value="58.2095776924688">
                <text:p>58.209577692468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3.3999797419237">
                <text:p>43.3999797419237</text:p>
              </table:table-cell>
              <table:table-cell office:value-type="float" office:value="44.204033203614">
                <text:p>44.204033203614</text:p>
              </table:table-cell>
              <table:table-cell office:value-type="float" office:value="45.1067431122324">
                <text:p>45.1067431122324</text:p>
              </table:table-cell>
              <table:table-cell office:value-type="float" office:value="51.6675089476219">
                <text:p>51.6675089476219</text:p>
              </table:table-cell>
              <table:table-cell office:value-type="float" office:value="56.1999898969544">
                <text:p>56.199989896954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40.9459220073331">
                <text:p>40.9459220073331</text:p>
              </table:table-cell>
              <table:table-cell office:value-type="float" office:value="41.8779508263374">
                <text:p>41.8779508263374</text:p>
              </table:table-cell>
              <table:table-cell office:value-type="float" office:value="42.8753997696031">
                <text:p>42.8753997696031</text:p>
              </table:table-cell>
              <table:table-cell office:value-type="float" office:value="49.7189752205738">
                <text:p>49.7189752205738</text:p>
              </table:table-cell>
              <table:table-cell office:value-type="float" office:value="54.1370781976214">
                <text:p>54.137078197621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38.486030677479">
                <text:p>38.486030677479</text:p>
              </table:table-cell>
              <table:table-cell office:value-type="float" office:value="39.5506150237488">
                <text:p>39.5506150237488</text:p>
              </table:table-cell>
              <table:table-cell office:value-type="float" office:value="40.6408580346188">
                <text:p>40.6408580346188</text:p>
              </table:table-cell>
              <table:table-cell office:value-type="float" office:value="47.7360677862993">
                <text:p>47.7360677862993</text:p>
              </table:table-cell>
              <table:table-cell office:value-type="float" office:value="52.0208425944694">
                <text:p>52.02084259446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0262623468589">
                <text:p>36.0262623468589</text:p>
              </table:table-cell>
              <table:table-cell office:value-type="float" office:value="37.2266286318645">
                <text:p>37.2266286318645</text:p>
              </table:table-cell>
              <table:table-cell office:value-type="float" office:value="38.4066731944049">
                <text:p>38.4066731944049</text:p>
              </table:table-cell>
              <table:table-cell office:value-type="float" office:value="45.7192853341819">
                <text:p>45.7192853341819</text:p>
              </table:table-cell>
              <table:table-cell office:value-type="float" office:value="49.8512830874981">
                <text:p>49.851283087498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33.5729536337458">
                <text:p>33.5729536337458</text:p>
              </table:table-cell>
              <table:table-cell office:value-type="float" office:value="34.9107515177311">
                <text:p>34.9107515177311</text:p>
              </table:table-cell>
              <table:table-cell office:value-type="float" office:value="36.1764799282273">
                <text:p>36.1764799282273</text:p>
              </table:table-cell>
              <table:table-cell office:value-type="float" office:value="43.6691265536064">
                <text:p>43.6691265536064</text:p>
              </table:table-cell>
              <table:table-cell office:value-type="float" office:value="47.6283996767081">
                <text:p>47.6283996767081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31.1328376197016">
                <text:p>31.1328376197016</text:p>
              </table:table-cell>
              <table:table-cell office:value-type="float" office:value="32.6079025701556">
                <text:p>32.6079025701556</text:p>
              </table:table-cell>
              <table:table-cell office:value-type="float" office:value="33.9539923074963">
                <text:p>33.9539923074963</text:p>
              </table:table-cell>
              <table:table-cell office:value-type="float" office:value="41.5860901339559">
                <text:p>41.5860901339559</text:p>
              </table:table-cell>
              <table:table-cell office:value-type="float" office:value="45.3521923620991">
                <text:p>45.352192362099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8.7130606542705">
                <text:p>28.7130606542705</text:p>
              </table:table-cell>
              <table:table-cell office:value-type="float" office:value="30.3231616904486">
                <text:p>30.3231616904486</text:p>
              </table:table-cell>
              <table:table-cell office:value-type="float" office:value="31.7430037957811">
                <text:p>31.7430037957811</text:p>
              </table:table-cell>
              <table:table-cell office:value-type="float" office:value="39.470674764615">
                <text:p>39.470674764615</text:p>
              </table:table-cell>
              <table:table-cell office:value-type="float" office:value="43.0226611436714">
                <text:p>43.0226611436714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6.3211995263991">
                <text:p>26.3211995263991</text:p>
              </table:table-cell>
              <table:table-cell office:value-type="float" office:value="28.0617717831592">
                <text:p>28.0617717831592</text:p>
              </table:table-cell>
              <table:table-cell office:value-type="float" office:value="29.5473872487937">
                <text:p>29.5473872487937</text:p>
              </table:table-cell>
              <table:table-cell office:value-type="float" office:value="37.3233791349672">
                <text:p>37.3233791349672</text:p>
              </table:table-cell>
              <table:table-cell office:value-type="float" office:value="40.6398060214244">
                <text:p>40.639806021424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652790005384">
                <text:p>23.9652790005384</text:p>
              </table:table-cell>
              <table:table-cell office:value-type="float" office:value="25.8291407468278">
                <text:p>25.8291407468278</text:p>
              </table:table-cell>
              <table:table-cell office:value-type="float" office:value="27.3710949143942">
                <text:p>27.3710949143942</text:p>
              </table:table-cell>
              <table:table-cell office:value-type="float" office:value="35.1447019343976">
                <text:p>35.1447019343976</text:p>
              </table:table-cell>
              <table:table-cell office:value-type="float" office:value="38.2036269953585">
                <text:p>38.2036269953585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1.6537897193084">
                <text:p>21.6537897193084</text:p>
              </table:table-cell>
              <table:table-cell office:value-type="float" office:value="23.6308434647081">
                <text:p>23.6308434647081</text:p>
              </table:table-cell>
              <table:table-cell office:value-type="float" office:value="25.2181584326026">
                <text:p>25.2181584326026</text:p>
              </table:table-cell>
              <table:table-cell office:value-type="float" office:value="32.9351418522886">
                <text:p>32.9351418522886</text:p>
              </table:table-cell>
              <table:table-cell office:value-type="float" office:value="35.7141240654737">
                <text:p>35.714124065473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9.3957064715614">
                <text:p>19.3957064715614</text:p>
              </table:table-cell>
              <table:table-cell office:value-type="float" office:value="21.4726237955347">
                <text:p>21.4726237955347</text:p>
              </table:table-cell>
              <table:table-cell office:value-type="float" office:value="23.0926888355671">
                <text:p>23.0926888355671</text:p>
              </table:table-cell>
              <table:table-cell office:value-type="float" office:value="30.6951975780258">
                <text:p>30.6951975780258</text:p>
              </table:table-cell>
              <table:table-cell office:value-type="float" office:value="33.17129723177">
                <text:p>33.1712972317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7.2005068266371">
                <text:p>17.2005068266371</text:p>
              </table:table-cell>
              <table:table-cell office:value-type="float" office:value="19.3603965642278">
                <text:p>19.3603965642278</text:p>
              </table:table-cell>
              <table:table-cell office:value-type="float" office:value="20.9988765476091">
                <text:p>20.9988765476091</text:p>
              </table:table-cell>
              <table:table-cell office:value-type="float" office:value="28.4253678009924">
                <text:p>28.4253678009924</text:p>
              </table:table-cell>
              <table:table-cell office:value-type="float" office:value="30.5751464942473">
                <text:p>30.575146494247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5.0781901336886">
                <text:p>15.0781901336886</text:p>
              </table:table-cell>
              <table:table-cell office:value-type="float" office:value="17.3002495526725">
                <text:p>17.3002495526725</text:p>
              </table:table-cell>
              <table:table-cell office:value-type="float" office:value="18.9409913851787">
                <text:p>18.9409913851787</text:p>
              </table:table-cell>
              <table:table-cell office:value-type="float" office:value="26.1261512105721">
                <text:p>26.1261512105721</text:p>
              </table:table-cell>
              <table:table-cell office:value-type="float" office:value="27.9256718529059">
                <text:p>27.92567185290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0392968878004">
                <text:p>13.0392968878004</text:p>
              </table:table-cell>
              <table:table-cell office:value-type="float" office:value="15.2984454904199">
                <text:p>15.2984454904199</text:p>
              </table:table-cell>
              <table:table-cell office:value-type="float" office:value="16.9233825568872">
                <text:p>16.9233825568872</text:p>
              </table:table-cell>
              <table:table-cell office:value-type="float" office:value="23.7980464961499">
                <text:p>23.7980464961499</text:p>
              </table:table-cell>
              <table:table-cell office:value-type="float" office:value="25.222873307745">
                <text:p>25.22287330774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1.0949284608432">
                <text:p>11.0949284608432</text:p>
              </table:table-cell>
              <table:table-cell office:value-type="float" office:value="13.3614240454608">
                <text:p>13.3614240454608</text:p>
              </table:table-cell>
              <table:table-cell office:value-type="float" office:value="14.950478663487">
                <text:p>14.950478663487</text:p>
              </table:table-cell>
              <table:table-cell office:value-type="float" office:value="21.4415523471088">
                <text:p>21.4415523471088</text:p>
              </table:table-cell>
              <table:table-cell office:value-type="float" office:value="22.4667508587654">
                <text:p>22.4667508587654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9.2567671989018">
                <text:p>9.2567671989018</text:p>
              </table:table-cell>
              <table:table-cell office:value-type="float" office:value="11.495803814948">
                <text:p>11.495803814948</text:p>
              </table:table-cell>
              <table:table-cell office:value-type="float" office:value="13.026787697886">
                <text:p>13.026787697886</text:p>
              </table:table-cell>
              <table:table-cell office:value-type="float" office:value="19.0571674528334">
                <text:p>19.0571674528334</text:p>
              </table:table-cell>
              <table:table-cell office:value-type="float" office:value="19.6573045059672">
                <text:p>19.6573045059672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.5370968849893">
                <text:p>7.5370968849893</text:p>
              </table:table-cell>
              <table:table-cell office:value-type="float" office:value="9.70838431594075">
                <text:p>9.70838431594075</text:p>
              </table:table-cell>
              <table:table-cell office:value-type="float" office:value="11.156897045139">
                <text:p>11.156897045139</text:p>
              </table:table-cell>
              <table:table-cell office:value-type="float" office:value="16.6453905027076">
                <text:p>16.6453905027076</text:p>
              </table:table-cell>
              <table:table-cell office:value-type="float" office:value="16.7945342493495">
                <text:p>16.794534249349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5.94882356803282">
                <text:p>5.94882356803282</text:p>
              </table:table-cell>
              <table:table-cell office:value-type="float" office:value="8.00614797614162">
                <text:p>8.00614797614162</text:p>
              </table:table-cell>
              <table:table-cell office:value-type="float" office:value="9.34547348244814">
                <text:p>9.34547348244814</text:p>
              </table:table-cell>
              <table:table-cell office:value-type="float" office:value="14.2067201861149">
                <text:p>14.2067201861149</text:p>
              </table:table-cell>
              <table:table-cell office:value-type="float" office:value="13.8784400889131">
                <text:p>13.878440088913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.50549675698858">
                <text:p>4.50549675698858</text:p>
              </table:table-cell>
              <table:table-cell office:value-type="float" office:value="6.39626212464373">
                <text:p>6.39626212464373</text:p>
              </table:table-cell>
              <table:table-cell office:value-type="float" office:value="7.59726317916648">
                <text:p>7.59726317916648</text:p>
              </table:table-cell>
              <table:table-cell office:value-type="float" office:value="11.7416551924401">
                <text:p>11.7416551924401</text:p>
              </table:table-cell>
              <table:table-cell office:value-type="float" office:value="10.9090220246578">
                <text:p>10.9090220246578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.22133098141057">
                <text:p>3.22133098141057</text:p>
              </table:table-cell>
              <table:table-cell office:value-type="float" office:value="4.88608098267468">
                <text:p>4.88608098267468</text:p>
              </table:table-cell>
              <table:table-cell office:value-type="float" office:value="5.91709169678779">
                <text:p>5.91709169678779</text:p>
              </table:table-cell>
              <table:table-cell office:value-type="float" office:value="9.25069421106684">
                <text:p>9.25069421106684</text:p>
              </table:table-cell>
              <table:table-cell office:value-type="float" office:value="7.88628005658325">
                <text:p>7.88628005658325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.11122771741066">
                <text:p>2.11122771741066</text:p>
              </table:table-cell>
              <table:table-cell office:value-type="float" office:value="3.48314765431496">
                <text:p>3.48314765431496</text:p>
              </table:table-cell>
              <table:table-cell office:value-type="float" office:value="4.3098639889713">
                <text:p>4.3098639889713</text:p>
              </table:table-cell>
              <table:table-cell office:value-type="float" office:value="6.73433593137906">
                <text:p>6.73433593137906</text:p>
              </table:table-cell>
              <table:table-cell office:value-type="float" office:value="4.81021418469027">
                <text:p>4.81021418469027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.1907976795992">
                <text:p>1.1907976795992</text:p>
              </table:table-cell>
              <table:table-cell office:value-type="float" office:value="2.1951961172681">
                <text:p>2.1951961172681</text:p>
              </table:table-cell>
              <table:table-cell office:value-type="float" office:value="2.78056440151158">
                <text:p>2.78056440151158</text:p>
              </table:table-cell>
              <table:table-cell office:value-type="float" office:value="4.19307904276127">
                <text:p>4.19307904276127</text:p>
              </table:table-cell>
              <table:table-cell office:value-type="float" office:value="1.68082440897797">
                <text:p>1.6808244089779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476383478286152">
                <text:p>0.476383478286152</text:p>
              </table:table-cell>
              <table:table-cell office:value-type="float" office:value="1.03015321357907">
                <text:p>1.03015321357907</text:p>
              </table:table-cell>
              <table:table-cell office:value-type="float" office:value="1.33425667235679">
                <text:p>1.33425667235679</text:p>
              </table:table-cell>
              <table:table-cell office:value-type="float" office:value="1.62742223459657">
                <text:p>1.62742223459657</text:p>
              </table:table-cell>
              <table:table-cell office:value-type="float" office:value="-1.50188927055319">
                <text:p>-1.501889270553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149173562313081">
                <text:p>-0.0149173562313081</text:p>
              </table:table-cell>
              <table:table-cell office:value-type="float" office:value="-0.00385935962185613">
                <text:p>-0.00385935962185613</text:p>
              </table:table-cell>
              <table:table-cell office:value-type="float" office:value="-0.0239160684004673">
                <text:p>-0.0239160684004673</text:p>
              </table:table-cell>
              <table:table-cell office:value-type="float" office:value="-0.96213580372978">
                <text:p>-0.96213580372978</text:p>
              </table:table-cell>
              <table:table-cell office:value-type="float" office:value="-4.73792685390322">
                <text:p>-4.7379268539032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-0.265228985495924">
                <text:p>-0.265228985495924</text:p>
              </table:table-cell>
              <table:table-cell office:value-type="float" office:value="-0.898523059361651">
                <text:p>-0.898523059361651</text:p>
              </table:table-cell>
              <table:table-cell office:value-type="float" office:value="-1.28873129850945">
                <text:p>-1.28873129850945</text:p>
              </table:table-cell>
              <table:table-cell office:value-type="float" office:value="-3.57509638283454">
                <text:p>-3.57509638283454</text:p>
              </table:table-cell>
              <table:table-cell office:value-type="float" office:value="-8.02728834107234">
                <text:p>-8.027288341072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" chart:maximum="100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16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29cm" svg:height="11.336cm" xlink:href=".." xlink:type="simple" chart:class="chart:line" chart:style-name="ch1">
        <chart:legend chart:legend-position="bottom" svg:x="6.439cm" svg:y="10.55cm" style:legend-expansion="wide" chart:style-name="ch2"/>
        <chart:plot-area chart:style-name="ch3" table:cell-range-address="'Aproksymacja_nowy wykres'.A22:'Aproksymacja_nowy wykres'.F70 'Aproksymacja_nowy wykres'.B21:'Aproksymacja_nowy wykres'.F21" chart:data-source-has-labels="both" svg:x="0.488cm" svg:y="0.226cm" svg:width="23.453cm" svg:height="10.098cm">
          <chartooo:coordinate-region svg:x="1.233cm" svg:y="1.028cm" svg:width="22.228cm" svg:height="9.096cm"/>
          <chart:axis chart:dimension="x" chart:name="primary-x" chart:style-name="ch4" chartooo:axis-type="auto">
            <chartooo:date-scale/>
            <chart:categories table:cell-range-address="'Aproksymacja_nowy wykres'.A22:'Aproksymacja_nowy wykres'.A70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proksymacja_nowy wykres'.B22:'Aproksymacja_nowy wykres'.B70" chart:label-cell-address="'Aproksymacja_nowy wykres'.B21:'Aproksymacja_nowy wykres'.B21" chart:class="chart:line">
            <chart:data-point chart:repeated="49"/>
          </chart:series>
          <chart:series chart:style-name="ch9" chart:values-cell-range-address="'Aproksymacja_nowy wykres'.C22:'Aproksymacja_nowy wykres'.C70" chart:label-cell-address="'Aproksymacja_nowy wykres'.C21:'Aproksymacja_nowy wykres'.C21" chart:class="chart:line">
            <chart:data-point chart:repeated="49"/>
          </chart:series>
          <chart:series chart:style-name="ch10" chart:values-cell-range-address="'Aproksymacja_nowy wykres'.D22:'Aproksymacja_nowy wykres'.D70" chart:label-cell-address="'Aproksymacja_nowy wykres'.D21:'Aproksymacja_nowy wykres'.D21" chart:class="chart:line">
            <chart:data-point chart:repeated="49"/>
          </chart:series>
          <chart:series chart:style-name="ch11" chart:values-cell-range-address="'Aproksymacja_nowy wykres'.E22:'Aproksymacja_nowy wykres'.E70" chart:label-cell-address="'Aproksymacja_nowy wykres'.E21:'Aproksymacja_nowy wykres'.E21" chart:class="chart:line">
            <chart:data-point chart:repeated="49"/>
          </chart:series>
          <chart:series chart:style-name="ch12" chart:values-cell-range-address="'Aproksymacja_nowy wykres'.F22:'Aproksymacja_nowy wykres'.F70" chart:label-cell-address="'Aproksymacja_nowy wykres'.F21:'Aproksymacja_nowy wykres'.F2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7</text:p>
                <draw:g>
                  <svg:desc>'Aproksymacja_nowy wykres'.B21:'Aproksymacja_nowy wykres'.B21</svg:desc>
                </draw:g>
              </table:table-cell>
              <table:table-cell office:value-type="string">
                <text:p>y6</text:p>
                <draw:g>
                  <svg:desc>'Aproksymacja_nowy wykres'.C21:'Aproksymacja_nowy wykres'.C21</svg:desc>
                </draw:g>
              </table:table-cell>
              <table:table-cell office:value-type="string">
                <text:p>y5</text:p>
                <draw:g>
                  <svg:desc>'Aproksymacja_nowy wykres'.D21:'Aproksymacja_nowy wykres'.D21</svg:desc>
                </draw:g>
              </table:table-cell>
              <table:table-cell office:value-type="string">
                <text:p>y4</text:p>
                <draw:g>
                  <svg:desc>'Aproksymacja_nowy wykres'.E21:'Aproksymacja_nowy wykres'.E21</svg:desc>
                </draw:g>
              </table:table-cell>
              <table:table-cell office:value-type="string">
                <text:p>y3</text:p>
                <draw:g>
                  <svg:desc>'Aproksymacja_nowy wykres'.F21:'Aproksymacja_nowy wykres'.F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proksymacja_nowy wykres'.A22:'Aproksymacja_nowy wykres'.A70</svg:desc>
                </draw:g>
              </table:table-cell>
              <table:table-cell office:value-type="float" office:value="4280.66435962915">
                <text:p>4280.66435962915</text:p>
                <draw:g>
                  <svg:desc>'Aproksymacja_nowy wykres'.B22:'Aproksymacja_nowy wykres'.B70</svg:desc>
                </draw:g>
              </table:table-cell>
              <table:table-cell office:value-type="float" office:value="-380.12361887563">
                <text:p>-380.12361887563</text:p>
                <draw:g>
                  <svg:desc>'Aproksymacja_nowy wykres'.C22:'Aproksymacja_nowy wykres'.C70</svg:desc>
                </draw:g>
              </table:table-cell>
              <table:table-cell office:value-type="float" office:value="645.170797122515">
                <text:p>645.170797122515</text:p>
                <draw:g>
                  <svg:desc>'Aproksymacja_nowy wykres'.D22:'Aproksymacja_nowy wykres'.D70</svg:desc>
                </draw:g>
              </table:table-cell>
              <table:table-cell office:value-type="float" office:value="-740.433315226999">
                <text:p>-740.433315226999</text:p>
                <draw:g>
                  <svg:desc>'Aproksymacja_nowy wykres'.E22:'Aproksymacja_nowy wykres'.E70</svg:desc>
                </draw:g>
              </table:table-cell>
              <table:table-cell office:value-type="float" office:value="-495.363103657297">
                <text:p>-495.363103657297</text:p>
                <draw:g>
                  <svg:desc>'Aproksymacja_nowy wykres'.F22:'Aproksymacja_nowy wykres'.F7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405.97639818653">
                <text:p>3405.97639818653</text:p>
              </table:table-cell>
              <table:table-cell office:value-type="float" office:value="-334.905744120661">
                <text:p>-334.905744120661</text:p>
              </table:table-cell>
              <table:table-cell office:value-type="float" office:value="517.041543558428">
                <text:p>517.041543558428</text:p>
              </table:table-cell>
              <table:table-cell office:value-type="float" office:value="-675.478056971297">
                <text:p>-675.478056971297</text:p>
              </table:table-cell>
              <table:table-cell office:value-type="float" office:value="-456.353051121431">
                <text:p>-456.3530511214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78.81093198805">
                <text:p>2678.81093198805</text:p>
              </table:table-cell>
              <table:table-cell office:value-type="float" office:value="-296.363946955687">
                <text:p>-296.363946955687</text:p>
              </table:table-cell>
              <table:table-cell office:value-type="float" office:value="405.987016715814">
                <text:p>405.987016715814</text:p>
              </table:table-cell>
              <table:table-cell office:value-type="float" office:value="-613.663645328103">
                <text:p>-613.663645328103</text:p>
              </table:table-cell>
              <table:table-cell office:value-type="float" office:value="-418.67609618104">
                <text:p>-418.6760961810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79.20255490894">
                <text:p>2079.20255490894</text:p>
              </table:table-cell>
              <table:table-cell office:value-type="float" office:value="-263.376267688964">
                <text:p>-263.376267688964</text:p>
              </table:table-cell>
              <table:table-cell office:value-type="float" office:value="310.655380114737">
                <text:p>310.655380114737</text:p>
              </table:table-cell>
              <table:table-cell office:value-type="float" office:value="-554.927744124417">
                <text:p>-554.927744124417</text:p>
              </table:table-cell>
              <table:table-cell office:value-type="float" office:value="-382.332238836122">
                <text:p>-382.3322388361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89.26815282375">
                <text:p>1589.26815282375</text:p>
              </table:table-cell>
              <table:table-cell office:value-type="float" office:value="-234.945316316649">
                <text:p>-234.945316316649</text:p>
              </table:table-cell>
              <table:table-cell office:value-type="float" office:value="229.744417368346">
                <text:p>229.744417368346</text:p>
              </table:table-cell>
              <table:table-cell office:value-type="float" office:value="-499.208017187237">
                <text:p>-499.208017187237</text:p>
              </table:table-cell>
              <table:table-cell office:value-type="float" office:value="-347.321479086678">
                <text:p>-347.3214790866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93.05595103725">
                <text:p>1193.05595103725</text:p>
              </table:table-cell>
              <table:table-cell office:value-type="float" office:value="-210.192051459195">
                <text:p>-210.192051459195</text:p>
              </table:table-cell>
              <table:table-cell office:value-type="float" office:value="162.001532182873">
                <text:p>162.001532182873</text:p>
              </table:table-cell>
              <table:table-cell office:value-type="float" office:value="-446.442128343563">
                <text:p>-446.442128343563</text:p>
              </table:table-cell>
              <table:table-cell office:value-type="float" office:value="-313.643816932707">
                <text:p>-313.6438169327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76.400277119268">
                <text:p>876.400277119268</text:p>
              </table:table-cell>
              <table:table-cell office:value-type="float" office:value="-188.349559297754">
                <text:p>-188.349559297754</text:p>
              </table:table-cell>
              <table:table-cell office:value-type="float" office:value="106.223748357637">
                <text:p>106.223748357637</text:p>
              </table:table-cell>
              <table:table-cell office:value-type="float" office:value="-396.567741420392">
                <text:p>-396.567741420392</text:p>
              </table:table-cell>
              <table:table-cell office:value-type="float" office:value="-281.299252374211">
                <text:p>-281.29925237421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26.782039143345">
                <text:p>626.782039143345</text:p>
              </table:table-cell>
              <table:table-cell office:value-type="float" office:value="-168.756832510577">
                <text:p>-168.756832510577</text:p>
              </table:table-cell>
              <table:table-cell office:value-type="float" office:value="61.2577097850407">
                <text:p>61.2577097850407</text:p>
              </table:table-cell>
              <table:table-cell office:value-type="float" office:value="-349.522520244724">
                <text:p>-349.522520244724</text:p>
              </table:table-cell>
              <table:table-cell office:value-type="float" office:value="-250.287785411188">
                <text:p>-250.287785411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3.194919329238">
                <text:p>433.194919329238</text:p>
              </table:table-cell>
              <table:table-cell office:value-type="float" office:value="-150.852549209415">
                <text:p>-150.852549209415</text:p>
              </table:table-cell>
              <table:table-cell office:value-type="float" office:value="25.9996804505722">
                <text:p>25.9996804505722</text:p>
              </table:table-cell>
              <table:table-cell office:value-type="float" office:value="-305.244128643558">
                <text:p>-305.244128643558</text:p>
              </table:table-cell>
              <table:table-cell office:value-type="float" office:value="-220.609416043639">
                <text:p>-220.60941604363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86.017283089312">
                <text:p>286.017283089312</text:p>
              </table:table-cell>
              <table:table-cell office:value-type="float" office:value="-134.168851875921">
                <text:p>-134.168851875921</text:p>
              </table:table-cell>
              <table:table-cell office:value-type="float" office:value="-0.604455567196091">
                <text:p>-0.604455567196091</text:p>
              </table:table-cell>
              <table:table-cell office:value-type="float" office:value="-263.670230443892">
                <text:p>-263.670230443892</text:p>
              </table:table-cell>
              <table:table-cell office:value-type="float" office:value="-192.264144271564">
                <text:p>-192.2641442715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889803478762">
                <text:p>176.889803478762</text:p>
              </table:table-cell>
              <table:table-cell office:value-type="float" office:value="-118.325126298048">
                <text:p>-118.325126298048</text:p>
              </table:table-cell>
              <table:table-cell office:value-type="float" office:value="-19.559194096607">
                <text:p>-19.559194096607</text:p>
              </table:table-cell>
              <table:table-cell office:value-type="float" office:value="-224.738489472725">
                <text:p>-224.738489472725</text:p>
              </table:table-cell>
              <table:table-cell office:value-type="float" office:value="-165.251970094963">
                <text:p>-165.25197009496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8.5988010497146">
                <text:p>98.5988010497146</text:p>
              </table:table-cell>
              <table:table-cell office:value-type="float" office:value="-103.02178050645">
                <text:p>-103.02178050645</text:p>
              </table:table-cell>
              <table:table-cell office:value-type="float" office:value="-31.8194108729184">
                <text:p>-31.8194108729184</text:p>
              </table:table-cell>
              <table:table-cell office:value-type="float" office:value="-188.386569557056">
                <text:p>-188.386569557056</text:p>
              </table:table-cell>
              <table:table-cell office:value-type="float" office:value="-139.572893513836">
                <text:p>-139.572893513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9652991091714">
                <text:p>44.9652991091714</text:p>
              </table:table-cell>
              <table:table-cell office:value-type="float" office:value="-88.0340237108843">
                <text:p>-88.0340237108843</text:p>
              </table:table-cell>
              <table:table-cell office:value-type="float" office:value="-38.2903615383035">
                <text:p>-38.2903615383035</text:p>
              </table:table-cell>
              <table:table-cell office:value-type="float" office:value="-154.552134523884">
                <text:p>-154.552134523884</text:p>
              </table:table-cell>
              <table:table-cell office:value-type="float" office:value="-115.226914528182">
                <text:p>-115.22691452818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0.7397943808206">
                <text:p>10.7397943808206</text:p>
              </table:table-cell>
              <table:table-cell office:value-type="float" office:value="-73.2056452366117">
                <text:p>-73.2056452366117</text:p>
              </table:table-cell>
              <table:table-cell office:value-type="float" office:value="-39.8276816418505">
                <text:p>-39.8276816418505</text:p>
              </table:table-cell>
              <table:table-cell office:value-type="float" office:value="-123.172848200208">
                <text:p>-123.172848200208</text:p>
              </table:table-cell>
              <table:table-cell office:value-type="float" office:value="-92.2140331380025">
                <text:p>-92.2140331380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8.49725692929823">
                <text:p>-8.49725692929823</text:p>
              </table:table-cell>
              <table:table-cell office:value-type="float" office:value="-58.4427934607962">
                <text:p>-58.4427934607962</text:p>
              </table:table-cell>
              <table:table-cell office:value-type="float" office:value="-37.2373866395631">
                <text:p>-37.2373866395631</text:p>
              </table:table-cell>
              <table:table-cell office:value-type="float" office:value="-94.1863744130252">
                <text:p>-94.1863744130252</text:p>
              </table:table-cell>
              <table:table-cell office:value-type="float" office:value="-70.5342493432966">
                <text:p>-70.534249343296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16.4292376632704">
                <text:p>-16.4292376632704</text:p>
              </table:table-cell>
              <table:table-cell office:value-type="float" office:value="-43.7077547489061">
                <text:p>-43.7077547489061</text:p>
              </table:table-cell>
              <table:table-cell office:value-type="float" office:value="-31.2758718943598">
                <text:p>-31.2758718943598</text:p>
              </table:table-cell>
              <table:table-cell office:value-type="float" office:value="-67.530376989336">
                <text:p>-67.530376989336</text:p>
              </table:table-cell>
              <table:table-cell office:value-type="float" office:value="-50.1875631440646">
                <text:p>-50.18756314406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6.0914528379217">
                <text:p>-16.0914528379217</text:p>
              </table:table-cell>
              <table:table-cell office:value-type="float" office:value="-29.0127323911147">
                <text:p>-29.0127323911147</text:p>
              </table:table-cell>
              <table:table-cell office:value-type="float" office:value="-22.649912676075">
                <text:p>-22.649912676075</text:p>
              </table:table-cell>
              <table:table-cell office:value-type="float" office:value="-43.1425197561388">
                <text:p>-43.1425197561388</text:p>
              </table:table-cell>
              <table:table-cell office:value-type="float" office:value="-31.1739745403063">
                <text:p>-31.173974540306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9.95349736758385">
                <text:p>-9.95349736758385</text:p>
              </table:table-cell>
              <table:table-cell office:value-type="float" office:value="-14.4136255387009">
                <text:p>-14.4136255387009</text:p>
              </table:table-cell>
              <table:table-cell office:value-type="float" office:value="-12.0166641614576">
                <text:p>-12.0166641614576</text:p>
              </table:table-cell>
              <table:table-cell office:value-type="float" office:value="-20.9604665404322">
                <text:p>-20.9604665404322</text:p>
              </table:table-cell>
              <table:table-cell office:value-type="float" office:value="-13.4934835320218">
                <text:p>-13.49348353202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09161701031735">
                <text:p>0.00409161701031735</text:p>
              </table:table-cell>
              <table:table-cell office:value-type="float" office:value="-0.00380814044957845">
                <text:p>-0.00380814044957845</text:p>
              </table:table-cell>
              <table:table-cell office:value-type="float" office:value="0.016338565827823">
                <text:p>0.016338565827823</text:p>
              </table:table-cell>
              <table:table-cell office:value-type="float" office:value="-0.921881169215169">
                <text:p>-0.921881169215169</text:p>
              </table:table-cell>
              <table:table-cell office:value-type="float" office:value="2.85390988078871">
                <text:p>2.8539098807887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2.2188978536769">
                <text:p>12.2188978536769</text:p>
              </table:table-cell>
              <table:table-cell office:value-type="float" office:value="14.0920921209472">
                <text:p>14.0920921209472</text:p>
              </table:table-cell>
              <table:table-cell office:value-type="float" office:value="12.8911805152016">
                <text:p>12.8911805152016</text:p>
              </table:table-cell>
              <table:table-cell office:value-type="float" office:value="17.0355725305135">
                <text:p>17.0355725305135</text:p>
              </table:table-cell>
              <table:table-cell office:value-type="float" office:value="17.8682056981255">
                <text:p>17.8682056981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814044375996">
                <text:p>25.4814044375996</text:p>
              </table:table-cell>
              <table:table-cell office:value-type="float" office:value="27.7244148924901">
                <text:p>27.7244148924901</text:p>
              </table:table-cell>
              <table:table-cell office:value-type="float" office:value="26.0995667891693">
                <text:p>26.0995667891693</text:p>
              </table:table-cell>
              <table:table-cell office:value-type="float" office:value="32.9742307317552">
                <text:p>32.9742307317552</text:p>
              </table:table-cell>
              <table:table-cell office:value-type="float" office:value="31.5494039199884">
                <text:p>31.549403919988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8.8754877139962">
                <text:p>38.8754877139962</text:p>
              </table:table-cell>
              <table:table-cell office:value-type="float" office:value="40.7246882144717">
                <text:p>40.7246882144717</text:p>
              </table:table-cell>
              <table:table-cell office:value-type="float" office:value="39.18282258332">
                <text:p>39.18282258332</text:p>
              </table:table-cell>
              <table:table-cell office:value-type="float" office:value="46.9564296075109">
                <text:p>46.9564296075109</text:p>
              </table:table-cell>
              <table:table-cell office:value-type="float" office:value="43.8975045463777">
                <text:p>43.89750454637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1.7246265746564">
                <text:p>51.7246265746564</text:p>
              </table:table-cell>
              <table:table-cell office:value-type="float" office:value="52.9118495840763">
                <text:p>52.9118495840763</text:p>
              </table:table-cell>
              <table:table-cell office:value-type="float" office:value="51.7318931863297">
                <text:p>51.7318931863297</text:p>
              </table:table-cell>
              <table:table-cell office:value-type="float" office:value="59.044505330782">
                <text:p>59.044505330782</text:p>
              </table:table-cell>
              <table:table-cell office:value-type="float" office:value="54.9125075772929">
                <text:p>54.912507577292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3.5438271583189">
                <text:p>63.5438271583189</text:p>
              </table:table-cell>
              <table:table-cell office:value-type="float" office:value="64.0984670189778">
                <text:p>64.0984670189778</text:p>
              </table:table-cell>
              <table:table-cell office:value-type="float" office:value="63.3873439799571">
                <text:p>63.3873439799571</text:p>
              </table:table-cell>
              <table:table-cell office:value-type="float" office:value="69.3007940745695">
                <text:p>69.3007940745695</text:p>
              </table:table-cell>
              <table:table-cell office:value-type="float" office:value="64.5944130127344">
                <text:p>64.5944130127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3.9972629549302">
                <text:p>73.9972629549302</text:p>
              </table:table-cell>
              <table:table-cell office:value-type="float" office:value="74.0969601209413">
                <text:p>74.0969601209413</text:p>
              </table:table-cell>
              <table:table-cell office:value-type="float" office:value="73.8393604390458">
                <text:p>73.8393604390458</text:p>
              </table:table-cell>
              <table:table-cell office:value-type="float" office:value="77.7876320118747">
                <text:p>77.7876320118747</text:p>
              </table:table-cell>
              <table:table-cell office:value-type="float" office:value="72.9432208527021">
                <text:p>72.943220852702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2.8616303137387">
                <text:p>82.8616303137387</text:p>
              </table:table-cell>
              <table:table-cell office:value-type="float" office:value="82.7258211394205">
                <text:p>82.7258211394205</text:p>
              </table:table-cell>
              <table:table-cell office:value-type="float" office:value="82.8277481315264">
                <text:p>82.8277481315264</text:p>
              </table:table-cell>
              <table:table-cell office:value-type="float" office:value="84.5673553156989">
                <text:p>84.5673553156989</text:p>
              </table:table-cell>
              <table:table-cell office:value-type="float" office:value="79.958931097196">
                <text:p>79.9589310971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9.9952193552499">
                <text:p>89.9952193552499</text:p>
              </table:table-cell>
              <table:table-cell office:value-type="float" office:value="89.815836035159">
                <text:p>89.815836035159</text:p>
              </table:table-cell>
              <table:table-cell office:value-type="float" office:value="90.1419327184111">
                <text:p>90.1419327184111</text:p>
              </table:table-cell>
              <table:table-cell office:value-type="float" office:value="89.7023001590431">
                <text:p>89.7023001590431</text:p>
              </table:table-cell>
              <table:table-cell office:value-type="float" office:value="85.6415437462161">
                <text:p>85.641543746216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95.3127002870797">
                <text:p>95.3127002870797</text:p>
              </table:table-cell>
              <table:table-cell office:value-type="float" office:value="95.2163055437867">
                <text:p>95.2163055437867</text:p>
              </table:table-cell>
              <table:table-cell office:value-type="float" office:value="95.6209599538011">
                <text:p>95.6209599538011</text:p>
              </table:table-cell>
              <table:table-cell office:value-type="float" office:value="93.2548027149087">
                <text:p>93.2548027149087</text:p>
              </table:table-cell>
              <table:table-cell office:value-type="float" office:value="89.9910587997621">
                <text:p>89.99105879976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.7656251235767">
                <text:p>98.7656251235767</text:p>
              </table:table-cell>
              <table:table-cell office:value-type="float" office:value="98.8012662394231">
                <text:p>98.8012662394231</text:p>
              </table:table-cell>
              <table:table-cell office:value-type="float" office:value="99.1534956848764">
                <text:p>99.1534956848764</text:p>
              </table:table-cell>
              <table:table-cell office:value-type="float" office:value="95.287199156297">
                <text:p>95.287199156297</text:p>
              </table:table-cell>
              <table:table-cell office:value-type="float" office:value="93.0074762578346">
                <text:p>93.007476257834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00.32864480942">
                <text:p>100.32864480942</text:p>
              </table:table-cell>
              <table:table-cell office:value-type="float" office:value="100.475711598273">
                <text:p>100.475711598273</text:p>
              </table:table-cell>
              <table:table-cell office:value-type="float" office:value="100.677825851908">
                <text:p>100.677825851908</text:p>
              </table:table-cell>
              <table:table-cell office:value-type="float" office:value="95.8618256562089">
                <text:p>95.8618256562089</text:p>
              </table:table-cell>
              <table:table-cell office:value-type="float" office:value="94.6907961204332">
                <text:p>94.69079612043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.9914417469536">
                <text:p>99.9914417469536</text:p>
              </table:table-cell>
              <table:table-cell office:value-type="float" office:value="100.181813062228">
                <text:p>100.181813062228</text:p>
              </table:table-cell>
              <table:table-cell office:value-type="float" office:value="100.181856488248">
                <text:p>100.181856488248</text:p>
              </table:table-cell>
              <table:table-cell office:value-type="float" office:value="95.0410183876456">
                <text:p>95.0410183876456</text:p>
              </table:table-cell>
              <table:table-cell office:value-type="float" office:value="95.0410183875578">
                <text:p>95.041018387557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97.7563777275036">
                <text:p>97.7563777275036</text:p>
              </table:table-cell>
              <table:table-cell office:value-type="float" office:value="97.9051411024673">
                <text:p>97.9051411024673</text:p>
              </table:table-cell>
              <table:table-cell office:value-type="float" office:value="97.7031137203337">
                <text:p>97.7031137203337</text:p>
              </table:table-cell>
              <table:table-cell office:value-type="float" office:value="92.8871135236088">
                <text:p>92.8871135236088</text:p>
              </table:table-cell>
              <table:table-cell office:value-type="float" office:value="94.0581430592088">
                <text:p>94.05814305920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.6418572664261">
                <text:p>93.6418572664261</text:p>
              </table:table-cell>
              <table:table-cell office:value-type="float" office:value="93.6808862830512">
                <text:p>93.6808862830512</text:p>
              </table:table-cell>
              <table:table-cell office:value-type="float" office:value="93.3287437676881">
                <text:p>93.3287437676881</text:p>
              </table:table-cell>
              <table:table-cell office:value-type="float" office:value="89.4624472370988">
                <text:p>89.4624472370988</text:p>
              </table:table-cell>
              <table:table-cell office:value-type="float" office:value="91.7421701353859">
                <text:p>91.742170135385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7.6914063421045">
                <text:p>87.6914063421045</text:p>
              </table:table-cell>
              <table:table-cell office:value-type="float" office:value="87.6000803245277">
                <text:p>87.6000803245277</text:p>
              </table:table-cell>
              <table:table-cell office:value-type="float" office:value="87.1955129429198">
                <text:p>87.1955129429198</text:p>
              </table:table-cell>
              <table:table-cell office:value-type="float" office:value="84.8293557011174">
                <text:p>84.8293557011174</text:p>
              </table:table-cell>
              <table:table-cell office:value-type="float" office:value="88.0930996160893">
                <text:p>88.09309961608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.9884665387363">
                <text:p>79.9884665387363</text:p>
              </table:table-cell>
              <table:table-cell office:value-type="float" office:value="79.8158171675263">
                <text:p>79.8158171675263</text:p>
              </table:table-cell>
              <table:table-cell office:value-type="float" office:value="79.4898076517179">
                <text:p>79.4898076517179</text:p>
              </table:table-cell>
              <table:table-cell office:value-type="float" office:value="79.0501750886662">
                <text:p>79.0501750886662</text:p>
              </table:table-cell>
              <table:table-cell office:value-type="float" office:value="83.1109315013188">
                <text:p>83.110931501318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70.6769045931305">
                <text:p>70.6769045931305</text:p>
              </table:table-cell>
              <table:table-cell office:value-type="float" office:value="70.5494740363638">
                <text:p>70.5494740363638</text:p>
              </table:table-cell>
              <table:table-cell office:value-type="float" office:value="70.4476343928623">
                <text:p>70.4476343928623</text:p>
              </table:table-cell>
              <table:table-cell office:value-type="float" office:value="72.187241572746">
                <text:p>72.187241572746</text:p>
              </table:table-cell>
              <table:table-cell office:value-type="float" office:value="76.7956657910742">
                <text:p>76.79566579107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9.9872373451217">
                <text:p>59.9872373451217</text:p>
              </table:table-cell>
              <table:table-cell office:value-type="float" office:value="60.0969325026322">
                <text:p>60.0969325026322</text:p>
              </table:table-cell>
              <table:table-cell office:value-type="float" office:value="60.3546197582127">
                <text:p>60.3546197582127</text:p>
              </table:table-cell>
              <table:table-cell office:value-type="float" office:value="64.3028913263574">
                <text:p>64.3028913263574</text:p>
              </table:table-cell>
              <table:table-cell office:value-type="float" office:value="69.147302485356">
                <text:p>69.14730248535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8.2685720920235">
                <text:p>48.2685720920235</text:p>
              </table:table-cell>
              <table:table-cell office:value-type="float" office:value="48.8347995488111">
                <text:p>48.8347995488111</text:p>
              </table:table-cell>
              <table:table-cell office:value-type="float" office:value="49.5460104327176">
                <text:p>49.5460104327176</text:p>
              </table:table-cell>
              <table:table-cell office:value-type="float" office:value="55.4594605225021">
                <text:p>55.4594605225021</text:p>
              </table:table-cell>
              <table:table-cell office:value-type="float" office:value="60.1658415841641">
                <text:p>60.16584158416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0262623468589">
                <text:p>36.0262623468589</text:p>
              </table:table-cell>
              <table:table-cell office:value-type="float" office:value="37.2266286318645">
                <text:p>37.2266286318645</text:p>
              </table:table-cell>
              <table:table-cell office:value-type="float" office:value="38.4066731944049">
                <text:p>38.4066731944049</text:p>
              </table:table-cell>
              <table:table-cell office:value-type="float" office:value="45.7192853341819">
                <text:p>45.7192853341819</text:p>
              </table:table-cell>
              <table:table-cell office:value-type="float" office:value="49.8512830874981">
                <text:p>49.851283087498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652790005384">
                <text:p>23.9652790005384</text:p>
              </table:table-cell>
              <table:table-cell office:value-type="float" office:value="25.8291407468278">
                <text:p>25.8291407468278</text:p>
              </table:table-cell>
              <table:table-cell office:value-type="float" office:value="27.3710949143942">
                <text:p>27.3710949143942</text:p>
              </table:table-cell>
              <table:table-cell office:value-type="float" office:value="35.1447019343976">
                <text:p>35.1447019343976</text:p>
              </table:table-cell>
              <table:table-cell office:value-type="float" office:value="38.2036269953585">
                <text:p>38.20362699535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0392968878004">
                <text:p>13.0392968878004</text:p>
              </table:table-cell>
              <table:table-cell office:value-type="float" office:value="15.2984454904199">
                <text:p>15.2984454904199</text:p>
              </table:table-cell>
              <table:table-cell office:value-type="float" office:value="16.9233825568872">
                <text:p>16.9233825568872</text:p>
              </table:table-cell>
              <table:table-cell office:value-type="float" office:value="23.7980464961499">
                <text:p>23.7980464961499</text:p>
              </table:table-cell>
              <table:table-cell office:value-type="float" office:value="25.222873307745">
                <text:p>25.22287330774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.50549675698858">
                <text:p>4.50549675698858</text:p>
              </table:table-cell>
              <table:table-cell office:value-type="float" office:value="6.39626212464373">
                <text:p>6.39626212464373</text:p>
              </table:table-cell>
              <table:table-cell office:value-type="float" office:value="7.59726317916648">
                <text:p>7.59726317916648</text:p>
              </table:table-cell>
              <table:table-cell office:value-type="float" office:value="11.7416551924401">
                <text:p>11.7416551924401</text:p>
              </table:table-cell>
              <table:table-cell office:value-type="float" office:value="10.9090220246578">
                <text:p>10.90902202465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149173562313081">
                <text:p>-0.0149173562313081</text:p>
              </table:table-cell>
              <table:table-cell office:value-type="float" office:value="-0.00385935962185613">
                <text:p>-0.00385935962185613</text:p>
              </table:table-cell>
              <table:table-cell office:value-type="float" office:value="-0.0239160684004673">
                <text:p>-0.0239160684004673</text:p>
              </table:table-cell>
              <table:table-cell office:value-type="float" office:value="-0.96213580372978">
                <text:p>-0.96213580372978</text:p>
              </table:table-cell>
              <table:table-cell office:value-type="float" office:value="-4.73792685390322">
                <text:p>-4.7379268539032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52951464880607">
                <text:p>1.52951464880607</text:p>
              </table:table-cell>
              <table:table-cell office:value-type="float" office:value="-2.91031717902115">
                <text:p>-2.91031717902115</text:p>
              </table:table-cell>
              <table:table-cell office:value-type="float" office:value="-5.30718794235054">
                <text:p>-5.30718794235054</text:p>
              </table:table-cell>
              <table:table-cell office:value-type="float" office:value="-14.2509903193594">
                <text:p>-14.2509903193594</text:p>
              </table:table-cell>
              <table:table-cell office:value-type="float" office:value="-21.7179733279384">
                <text:p>-21.71797332793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6924571190175">
                <text:p>11.6924571190175</text:p>
              </table:table-cell>
              <table:table-cell office:value-type="float" office:value="-1.20723669411927">
                <text:p>-1.20723669411927</text:p>
              </table:table-cell>
              <table:table-cell office:value-type="float" office:value="-7.56996510614681">
                <text:p>-7.56996510614681</text:p>
              </table:table-cell>
              <table:table-cell office:value-type="float" office:value="-28.0625721814471">
                <text:p>-28.0625721814471</text:p>
              </table:table-cell>
              <table:table-cell office:value-type="float" office:value="-40.0311173974471">
                <text:p>-40.031117397447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3.6074422327947">
                <text:p>33.6074422327947</text:p>
              </table:table-cell>
              <table:table-cell office:value-type="float" office:value="6.35175065419026">
                <text:p>6.35175065419026</text:p>
              </table:table-cell>
              <table:table-cell office:value-type="float" office:value="-6.08004013017307">
                <text:p>-6.08004013017307</text:p>
              </table:table-cell>
              <table:table-cell office:value-type="float" office:value="-42.3345452169922">
                <text:p>-42.3345452169922</text:p>
              </table:table-cell>
              <table:table-cell office:value-type="float" office:value="-59.6773590624296">
                <text:p>-59.67735906242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.0712489892612">
                <text:p>71.0712489892612</text:p>
              </table:table-cell>
              <table:table-cell office:value-type="float" office:value="21.1497284082998">
                <text:p>21.1497284082998</text:p>
              </table:table-cell>
              <table:table-cell office:value-type="float" office:value="-0.0555854917001852">
                <text:p>-0.0555854917001852</text:p>
              </table:table-cell>
              <table:table-cell office:value-type="float" office:value="-57.0045732529925">
                <text:p>-57.0045732529925</text:p>
              </table:table-cell>
              <table:table-cell office:value-type="float" office:value="-80.6566983228861">
                <text:p>-80.656698322886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28.632997601264">
                <text:p>128.632997601264</text:p>
              </table:table-cell>
              <table:table-cell office:value-type="float" office:value="44.7127161574699">
                <text:p>44.7127161574699</text:p>
              </table:table-cell>
              <table:table-cell office:value-type="float" office:value="11.3348464250448">
                <text:p>11.3348464250448</text:p>
              </table:table-cell>
              <table:table-cell office:value-type="float" office:value="-72.0103201164473">
                <text:p>-72.0103201164473</text:p>
              </table:table-cell>
              <table:table-cell office:value-type="float" office:value="-102.969135178816">
                <text:p>-102.9691351788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1.688959292136">
                <text:p>211.688959292136</text:p>
              </table:table-cell>
              <table:table-cell office:value-type="float" office:value="78.7158906014374">
                <text:p>78.7158906014374</text:p>
              </table:table-cell>
              <table:table-cell office:value-type="float" office:value="28.9723233289551">
                <text:p>28.9723233289551</text:p>
              </table:table-cell>
              <table:table-cell office:value-type="float" office:value="-87.2894496343561">
                <text:p>-87.2894496343561</text:p>
              </table:table-cell>
              <table:table-cell office:value-type="float" office:value="-126.61466963022">
                <text:p>-126.61466963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" chart:maximum="100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16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29cm" svg:height="15.271cm" xlink:href=".." xlink:type="simple" chart:class="chart:line" chart:style-name="ch1">
        <chart:legend chart:legend-position="end" svg:x="21.909cm" svg:y="6.332cm" style:legend-expansion="high" chart:style-name="ch2"/>
        <chart:plot-area chart:style-name="ch3" table:cell-range-address="Aproksymacja_cena.A21:Aproksymacja_cena.F144" chart:data-source-has-labels="both" svg:x="0.488cm" svg:y="0.305cm" svg:width="20.933cm" svg:height="14.661cm">
          <chartooo:coordinate-region svg:x="1.233cm" svg:y="1.306cm" svg:width="19.839cm" svg:height="13.46cm"/>
          <chart:axis chart:dimension="x" chart:name="primary-x" chart:style-name="ch4" chartooo:axis-type="auto">
            <chartooo:date-scale/>
            <chart:categories table:cell-range-address="Aproksymacja_cena.A22:Aproksymacja_cena.A14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proksymacja_cena.B22:Aproksymacja_cena.B144" chart:label-cell-address="Aproksymacja_cena.B21:Aproksymacja_cena.B21" chart:class="chart:line">
            <chart:data-point chart:repeated="123"/>
          </chart:series>
          <chart:series chart:style-name="ch9" chart:values-cell-range-address="Aproksymacja_cena.C22:Aproksymacja_cena.C144" chart:label-cell-address="Aproksymacja_cena.C21:Aproksymacja_cena.C21" chart:class="chart:line">
            <chart:data-point chart:repeated="123"/>
          </chart:series>
          <chart:series chart:style-name="ch10" chart:values-cell-range-address="Aproksymacja_cena.D22:Aproksymacja_cena.D144" chart:label-cell-address="Aproksymacja_cena.D21:Aproksymacja_cena.D21" chart:class="chart:line">
            <chart:data-point chart:repeated="123"/>
          </chart:series>
          <chart:series chart:style-name="ch11" chart:values-cell-range-address="Aproksymacja_cena.E22:Aproksymacja_cena.E144" chart:label-cell-address="Aproksymacja_cena.E21:Aproksymacja_cena.E21" chart:class="chart:line">
            <chart:data-point chart:repeated="123"/>
          </chart:series>
          <chart:series chart:style-name="ch12" chart:values-cell-range-address="Aproksymacja_cena.F22:Aproksymacja_cena.F144" chart:label-cell-address="Aproksymacja_cena.F21:Aproksymacja_cena.F21" chart:class="chart:line"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7</text:p>
                <draw:g>
                  <svg:desc>Aproksymacja_cena.B21:Aproksymacja_cena.B21</svg:desc>
                </draw:g>
              </table:table-cell>
              <table:table-cell office:value-type="string">
                <text:p>y6</text:p>
                <draw:g>
                  <svg:desc>Aproksymacja_cena.C21:Aproksymacja_cena.C21</svg:desc>
                </draw:g>
              </table:table-cell>
              <table:table-cell office:value-type="string">
                <text:p>y5</text:p>
                <draw:g>
                  <svg:desc>Aproksymacja_cena.D21:Aproksymacja_cena.D21</svg:desc>
                </draw:g>
              </table:table-cell>
              <table:table-cell office:value-type="string">
                <text:p>y4</text:p>
                <draw:g>
                  <svg:desc>Aproksymacja_cena.E21:Aproksymacja_cena.E21</svg:desc>
                </draw:g>
              </table:table-cell>
              <table:table-cell office:value-type="string">
                <text:p>y3</text:p>
                <draw:g>
                  <svg:desc>Aproksymacja_cena.F21:Aproksymacja_cena.F21</svg:desc>
                </draw:g>
              </table:table-cell>
            </table:table-row>
          </table:table-header-rows>
          <table:table-rows>
            <table:table-row>
              <table:table-cell office:value-type="float" office:value="8.9">
                <text:p>8.9</text:p>
                <draw:g>
                  <svg:desc>Aproksymacja_cena.A22:Aproksymacja_cena.A144</svg:desc>
                </draw:g>
              </table:table-cell>
              <table:table-cell office:value-type="float" office:value="-2355.49134692137">
                <text:p>-2355.49134692137</text:p>
                <draw:g>
                  <svg:desc>Aproksymacja_cena.B22:Aproksymacja_cena.B144</svg:desc>
                </draw:g>
              </table:table-cell>
              <table:table-cell office:value-type="float" office:value="1090.19328088577">
                <text:p>1090.19328088577</text:p>
                <draw:g>
                  <svg:desc>Aproksymacja_cena.C22:Aproksymacja_cena.C144</svg:desc>
                </draw:g>
              </table:table-cell>
              <table:table-cell office:value-type="float" office:value="477.64656785656">
                <text:p>477.64656785656</text:p>
                <draw:g>
                  <svg:desc>Aproksymacja_cena.D22:Aproksymacja_cena.D144</svg:desc>
                </draw:g>
              </table:table-cell>
              <table:table-cell office:value-type="float" office:value="201.567357142849">
                <text:p>201.567357142849</text:p>
                <draw:g>
                  <svg:desc>Aproksymacja_cena.E22:Aproksymacja_cena.E144</svg:desc>
                </draw:g>
              </table:table-cell>
              <table:table-cell office:value-type="float" office:value="119.527857142857">
                <text:p>119.527857142857</text:p>
                <draw:g>
                  <svg:desc>Aproksymacja_cena.F22:Aproksymacja_cena.F14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2688.00000323221">
                <text:p>-2688.00000323221</text:p>
              </table:table-cell>
              <table:table-cell office:value-type="float" office:value="1184.14285713583">
                <text:p>1184.14285713583</text:p>
              </table:table-cell>
              <table:table-cell office:value-type="float" office:value="508.42857142796">
                <text:p>508.42857142796</text:p>
              </table:table-cell>
              <table:table-cell office:value-type="float" office:value="209.714285714277">
                <text:p>209.714285714277</text:p>
              </table:table-cell>
              <table:table-cell office:value-type="float" office:value="122.714285714286">
                <text:p>122.714285714286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3055.72268480214">
                <text:p>-3055.72268480214</text:p>
              </table:table-cell>
              <table:table-cell office:value-type="float" office:value="1284.47203338594">
                <text:p>1284.47203338594</text:p>
              </table:table-cell>
              <table:table-cell office:value-type="float" office:value="540.714424999359">
                <text:p>540.714424999359</text:p>
              </table:table-cell>
              <table:table-cell office:value-type="float" office:value="218.082642857134">
                <text:p>218.082642857134</text:p>
              </table:table-cell>
              <table:table-cell office:value-type="float" office:value="125.942142857143">
                <text:p>125.94214285714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3461.42861163164">
                <text:p>-3461.42861163164</text:p>
              </table:table-cell>
              <table:table-cell office:value-type="float" office:value="1391.49469713607">
                <text:p>1391.49469713607</text:p>
              </table:table-cell>
              <table:table-cell office:value-type="float" office:value="574.552228570756">
                <text:p>574.552228570756</text:p>
              </table:table-cell>
              <table:table-cell office:value-type="float" office:value="226.67542857142">
                <text:p>226.67542857142</text:p>
              </table:table-cell>
              <table:table-cell office:value-type="float" office:value="129.211428571429">
                <text:p>129.21142857142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3908.04061372108">
                <text:p>-3908.04061372108</text:p>
              </table:table-cell>
              <table:table-cell office:value-type="float" office:value="1505.53463134079">
                <text:p>1505.53463134079</text:p>
              </table:table-cell>
              <table:table-cell office:value-type="float" office:value="609.990827596698">
                <text:p>609.990827596698</text:p>
              </table:table-cell>
              <table:table-cell office:value-type="float" office:value="235.495642857134">
                <text:p>235.495642857134</text:p>
              </table:table-cell>
              <table:table-cell office:value-type="float" office:value="132.522142857143">
                <text:p>132.52214285714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-4398.64051607085">
                <text:p>-4398.64051607085</text:p>
              </table:table-cell>
              <table:table-cell office:value-type="float" office:value="1626.92566440919">
                <text:p>1626.92566440919</text:p>
              </table:table-cell>
              <table:table-cell office:value-type="float" office:value="647.079812986275">
                <text:p>647.079812986275</text:p>
              </table:table-cell>
              <table:table-cell office:value-type="float" office:value="244.546285714276">
                <text:p>244.546285714276</text:p>
              </table:table-cell>
              <table:table-cell office:value-type="float" office:value="135.874285714286">
                <text:p>135.87428571428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4936.47461368141">
                <text:p>-4936.47461368141</text:p>
              </table:table-cell>
              <table:table-cell office:value-type="float" office:value="1756.0118202049">
                <text:p>1756.0118202049</text:p>
              </table:table-cell>
              <table:table-cell office:value-type="float" office:value="685.869521103122">
                <text:p>685.869521103122</text:p>
              </table:table-cell>
              <table:table-cell office:value-type="float" office:value="253.830357142848">
                <text:p>253.830357142848</text:p>
              </table:table-cell>
              <table:table-cell office:value-type="float" office:value="139.267857142857">
                <text:p>139.26785714285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5524.9592365533">
                <text:p>-5524.9592365533</text:p>
              </table:table-cell>
              <table:table-cell office:value-type="float" office:value="1893.14746804612">
                <text:p>1893.14746804612</text:p>
              </table:table-cell>
              <table:table-cell office:value-type="float" office:value="726.411033765424">
                <text:p>726.411033765424</text:p>
              </table:table-cell>
              <table:table-cell office:value-type="float" office:value="263.350857142847">
                <text:p>263.350857142847</text:p>
              </table:table-cell>
              <table:table-cell office:value-type="float" office:value="142.702857142857">
                <text:p>142.70285714285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6167.68640468695">
                <text:p>-6167.68640468695</text:p>
              </table:table-cell>
              <table:table-cell office:value-type="float" office:value="2038.69747270556">
                <text:p>2038.69747270556</text:p>
              </table:table-cell>
              <table:table-cell office:value-type="float" office:value="768.756178245904">
                <text:p>768.756178245904</text:p>
              </table:table-cell>
              <table:table-cell office:value-type="float" office:value="273.110785714276">
                <text:p>273.110785714276</text:p>
              </table:table-cell>
              <table:table-cell office:value-type="float" office:value="146.179285714286">
                <text:p>146.17928571428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6868.42957308286">
                <text:p>-6868.42957308286</text:p>
              </table:table-cell>
              <table:table-cell office:value-type="float" office:value="2193.03734441051">
                <text:p>2193.03734441051</text:p>
              </table:table-cell>
              <table:table-cell office:value-type="float" office:value="812.957527271839">
                <text:p>812.957527271839</text:p>
              </table:table-cell>
              <table:table-cell office:value-type="float" office:value="283.113142857133">
                <text:p>283.113142857133</text:p>
              </table:table-cell>
              <table:table-cell office:value-type="float" office:value="149.697142857143">
                <text:p>149.69714285714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7631.14946674166">
                <text:p>-7631.14946674166</text:p>
              </table:table-cell>
              <table:table-cell office:value-type="float" office:value="2356.55338884279">
                <text:p>2356.55338884279</text:p>
              </table:table-cell>
              <table:table-cell office:value-type="float" office:value="859.068399025044">
                <text:p>859.068399025044</text:p>
              </table:table-cell>
              <table:table-cell office:value-type="float" office:value="293.360928571418">
                <text:p>293.360928571418</text:p>
              </table:table-cell>
              <table:table-cell office:value-type="float" office:value="153.256428571429">
                <text:p>153.256428571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460.00000566378">
                <text:p>-8460.00000566378</text:p>
              </table:table-cell>
              <table:table-cell office:value-type="float" office:value="2529.64285713877">
                <text:p>2529.64285713877</text:p>
              </table:table-cell>
              <table:table-cell office:value-type="float" office:value="907.142857141884">
                <text:p>907.142857141884</text:p>
              </table:table-cell>
              <table:table-cell office:value-type="float" office:value="303.857142857133">
                <text:p>303.857142857133</text:p>
              </table:table-cell>
              <table:table-cell office:value-type="float" office:value="156.857142857143">
                <text:p>156.85714285714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-9359.33431984991">
                <text:p>-9359.33431984991</text:p>
              </table:table-cell>
              <table:table-cell office:value-type="float" office:value="2712.71409588934">
                <text:p>2712.71409588934</text:p>
              </table:table-cell>
              <table:table-cell office:value-type="float" office:value="957.235710713267">
                <text:p>957.235710713267</text:p>
              </table:table-cell>
              <table:table-cell office:value-type="float" office:value="314.604785714275">
                <text:p>314.604785714275</text:p>
              </table:table-cell>
              <table:table-cell office:value-type="float" office:value="160.499285714286">
                <text:p>160.49928571428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-10333.7108543006">
                <text:p>-10333.7108543006</text:p>
              </table:table-cell>
              <table:table-cell office:value-type="float" office:value="2906.18669713999">
                <text:p>2906.18669713999</text:p>
              </table:table-cell>
              <table:table-cell office:value-type="float" office:value="1009.40251428465">
                <text:p>1009.40251428465</text:p>
              </table:table-cell>
              <table:table-cell office:value-type="float" office:value="325.606857142846">
                <text:p>325.606857142846</text:p>
              </table:table-cell>
              <table:table-cell office:value-type="float" office:value="164.182857142857">
                <text:p>164.182857142857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-11387.8995640165">
                <text:p>-11387.8995640165</text:p>
              </table:table-cell>
              <table:table-cell office:value-type="float" office:value="3110.49164839071">
                <text:p>3110.49164839071</text:p>
              </table:table-cell>
              <table:table-cell office:value-type="float" office:value="1063.69956785603">
                <text:p>1063.69956785603</text:p>
              </table:table-cell>
              <table:table-cell office:value-type="float" office:value="336.866357142846">
                <text:p>336.866357142846</text:p>
              </table:table-cell>
              <table:table-cell office:value-type="float" office:value="167.907857142857">
                <text:p>167.90785714285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-12526.8881989984">
                <text:p>-12526.8881989984</text:p>
              </table:table-cell>
              <table:table-cell office:value-type="float" office:value="3326.07148259603">
                <text:p>3326.07148259603</text:p>
              </table:table-cell>
              <table:table-cell office:value-type="float" office:value="1120.18391688195">
                <text:p>1120.18391688195</text:p>
              </table:table-cell>
              <table:table-cell office:value-type="float" office:value="348.386285714275">
                <text:p>348.386285714275</text:p>
              </table:table-cell>
              <table:table-cell office:value-type="float" office:value="171.674285714286">
                <text:p>171.674285714286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13755.8886792467">
                <text:p>-13755.8886792467</text:p>
              </table:table-cell>
              <table:table-cell office:value-type="float" office:value="3553.38042816508">
                <text:p>3553.38042816508</text:p>
              </table:table-cell>
              <table:table-cell office:value-type="float" office:value="1178.91335227151">
                <text:p>1178.91335227151</text:p>
              </table:table-cell>
              <table:table-cell office:value-type="float" office:value="360.169642857131">
                <text:p>360.169642857131</text:p>
              </table:table-cell>
              <table:table-cell office:value-type="float" office:value="175.482142857143">
                <text:p>175.48214285714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-15080.3435597624">
                <text:p>-15080.3435597624</text:p>
              </table:table-cell>
              <table:table-cell office:value-type="float" office:value="3792.88455896147">
                <text:p>3792.88455896147</text:p>
              </table:table-cell>
              <table:table-cell office:value-type="float" office:value="1239.94641038834">
                <text:p>1239.94641038834</text:p>
              </table:table-cell>
              <table:table-cell office:value-type="float" office:value="372.219428571417">
                <text:p>372.219428571417</text:p>
              </table:table-cell>
              <table:table-cell office:value-type="float" office:value="179.331428571429">
                <text:p>179.33142857142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-16505.932585546">
                <text:p>-16505.932585546</text:p>
              </table:table-cell>
              <table:table-cell office:value-type="float" office:value="4045.06194430341">
                <text:p>4045.06194430341</text:p>
              </table:table-cell>
              <table:table-cell office:value-type="float" office:value="1303.34237305062">
                <text:p>1303.34237305062</text:p>
              </table:table-cell>
              <table:table-cell office:value-type="float" office:value="384.538642857131">
                <text:p>384.538642857131</text:p>
              </table:table-cell>
              <table:table-cell office:value-type="float" office:value="183.222142857143">
                <text:p>183.22214285714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-18038.5793365984">
                <text:p>-18038.5793365984</text:p>
              </table:table-cell>
              <table:table-cell office:value-type="float" office:value="4310.40279896361">
                <text:p>4310.40279896361</text:p>
              </table:table-cell>
              <table:table-cell office:value-type="float" office:value="1369.16126753108">
                <text:p>1369.16126753108</text:p>
              </table:table-cell>
              <table:table-cell office:value-type="float" office:value="397.130285714274">
                <text:p>397.130285714274</text:p>
              </table:table-cell>
              <table:table-cell office:value-type="float" office:value="187.154285714286">
                <text:p>187.154285714286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-19684.4579629205">
                <text:p>-19684.4579629205</text:p>
              </table:table-cell>
              <table:table-cell office:value-type="float" office:value="4589.40963316937">
                <text:p>4589.40963316937</text:p>
              </table:table-cell>
              <table:table-cell office:value-type="float" office:value="1437.46386655699">
                <text:p>1437.46386655699</text:p>
              </table:table-cell>
              <table:table-cell office:value-type="float" office:value="409.997357142845">
                <text:p>409.997357142845</text:p>
              </table:table-cell>
              <table:table-cell office:value-type="float" office:value="191.127857142857">
                <text:p>191.127857142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21450.000009513">
                <text:p>-21450.000009513</text:p>
              </table:table-cell>
              <table:table-cell office:value-type="float" office:value="4882.59740260248">
                <text:p>4882.59740260248</text:p>
              </table:table-cell>
              <table:table-cell office:value-type="float" office:value="1508.31168831018">
                <text:p>1508.31168831018</text:p>
              </table:table-cell>
              <table:table-cell office:value-type="float" office:value="423.142857142845">
                <text:p>423.142857142845</text:p>
              </table:table-cell>
              <table:table-cell office:value-type="float" office:value="195.142857142857">
                <text:p>195.14285714285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-23341.9013313767">
                <text:p>-23341.9013313767</text:p>
              </table:table-cell>
              <table:table-cell office:value-type="float" office:value="5190.49365839934">
                <text:p>5190.49365839934</text:p>
              </table:table-cell>
              <table:table-cell office:value-type="float" office:value="1581.766996427">
                <text:p>1581.766996427</text:p>
              </table:table-cell>
              <table:table-cell office:value-type="float" office:value="436.569785714273">
                <text:p>436.569785714273</text:p>
              </table:table-cell>
              <table:table-cell office:value-type="float" office:value="199.199285714286">
                <text:p>199.19928571428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-25367.1290985128">
                <text:p>-25367.1290985128</text:p>
              </table:table-cell>
              <table:table-cell office:value-type="float" office:value="5513.63869715085">
                <text:p>5513.63869715085</text:p>
              </table:table-cell>
              <table:table-cell office:value-type="float" office:value="1657.89279999836">
                <text:p>1657.89279999836</text:p>
              </table:table-cell>
              <table:table-cell office:value-type="float" office:value="450.28114285713">
                <text:p>450.28114285713</text:p>
              </table:table-cell>
              <table:table-cell office:value-type="float" office:value="203.297142857143">
                <text:p>203.29714285714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-27532.9288909219">
                <text:p>-27532.9288909219</text:p>
              </table:table-cell>
              <table:table-cell office:value-type="float" office:value="5852.58571090248">
                <text:p>5852.58571090248</text:p>
              </table:table-cell>
              <table:table-cell office:value-type="float" office:value="1736.75285356972">
                <text:p>1736.75285356972</text:p>
              </table:table-cell>
              <table:table-cell office:value-type="float" office:value="464.279928571416">
                <text:p>464.279928571416</text:p>
              </table:table-cell>
              <table:table-cell office:value-type="float" office:value="207.436428571429">
                <text:p>207.43642857142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-29846.831883605">
                <text:p>-29846.831883605</text:p>
              </table:table-cell>
              <table:table-cell office:value-type="float" office:value="6207.90093715421">
                <text:p>6207.90093715421</text:p>
              </table:table-cell>
              <table:table-cell office:value-type="float" office:value="1818.41165714108">
                <text:p>1818.41165714108</text:p>
              </table:table-cell>
              <table:table-cell office:value-type="float" office:value="478.56914285713">
                <text:p>478.56914285713</text:p>
              </table:table-cell>
              <table:table-cell office:value-type="float" office:value="211.617142857143">
                <text:p>211.61714285714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32316.6621215634">
                <text:p>-32316.6621215634</text:p>
              </table:table-cell>
              <table:table-cell office:value-type="float" office:value="6580.16380886061">
                <text:p>6580.16380886061</text:p>
              </table:table-cell>
              <table:table-cell office:value-type="float" office:value="1902.93445616697">
                <text:p>1902.93445616697</text:p>
              </table:table-cell>
              <table:table-cell office:value-type="float" office:value="493.151785714272">
                <text:p>493.151785714272</text:p>
              </table:table-cell>
              <table:table-cell office:value-type="float" office:value="215.839285714286">
                <text:p>215.83928571428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-34950.5438847978">
                <text:p>-34950.5438847978</text:p>
              </table:table-cell>
              <table:table-cell office:value-type="float" office:value="6969.96710443077">
                <text:p>6969.96710443077</text:p>
              </table:table-cell>
              <table:table-cell office:value-type="float" office:value="1990.38724155651">
                <text:p>1990.38724155651</text:p>
              </table:table-cell>
              <table:table-cell office:value-type="float" office:value="508.030857142843">
                <text:p>508.030857142843</text:p>
              </table:table-cell>
              <table:table-cell office:value-type="float" office:value="220.102857142857">
                <text:p>220.102857142857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-37756.9091433094">
                <text:p>-37756.9091433094</text:p>
              </table:table-cell>
              <table:table-cell office:value-type="float" office:value="7377.91709772834">
                <text:p>7377.91709772834</text:p>
              </table:table-cell>
              <table:table-cell office:value-type="float" office:value="2080.83674967331">
                <text:p>2080.83674967331</text:p>
              </table:table-cell>
              <table:table-cell office:value-type="float" office:value="523.209357142843">
                <text:p>523.209357142843</text:p>
              </table:table-cell>
              <table:table-cell office:value-type="float" office:value="224.407857142857">
                <text:p>224.407857142857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-40744.5051020993">
                <text:p>-40744.5051020993</text:p>
              </table:table-cell>
              <table:table-cell office:value-type="float" office:value="7804.63370807151">
                <text:p>7804.63370807151</text:p>
              </table:table-cell>
              <table:table-cell office:value-type="float" office:value="2174.35046233557">
                <text:p>2174.35046233557</text:p>
              </table:table-cell>
              <table:table-cell office:value-type="float" office:value="538.690285714271">
                <text:p>538.690285714271</text:p>
              </table:table-cell>
              <table:table-cell office:value-type="float" office:value="228.754285714286">
                <text:p>228.75428571428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-43922.4018361687">
                <text:p>-43922.4018361687</text:p>
              </table:table-cell>
              <table:table-cell office:value-type="float" office:value="8250.75065023299">
                <text:p>8250.75065023299</text:p>
              </table:table-cell>
              <table:table-cell office:value-type="float" office:value="2270.996606816">
                <text:p>2270.996606816</text:p>
              </table:table-cell>
              <table:table-cell office:value-type="float" office:value="554.476642857128">
                <text:p>554.476642857128</text:p>
              </table:table-cell>
              <table:table-cell office:value-type="float" office:value="233.142142857143">
                <text:p>233.1421428571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47300.0000155189">
                <text:p>-47300.0000155189</text:p>
              </table:table-cell>
              <table:table-cell office:value-type="float" office:value="8716.91558444008">
                <text:p>8716.91558444008</text:p>
              </table:table-cell>
              <table:table-cell office:value-type="float" office:value="2370.84415584189">
                <text:p>2370.84415584189</text:p>
              </table:table-cell>
              <table:table-cell office:value-type="float" office:value="570.571428571414">
                <text:p>570.571428571414</text:p>
              </table:table-cell>
              <table:table-cell office:value-type="float" office:value="237.571428571429">
                <text:p>237.57142857142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-50887.0387201507">
                <text:p>-50887.0387201507</text:p>
              </table:table-cell>
              <table:table-cell office:value-type="float" office:value="9203.79026637459">
                <text:p>9203.79026637459</text:p>
              </table:table-cell>
              <table:table-cell office:value-type="float" office:value="2473.96282759504">
                <text:p>2473.96282759504</text:p>
              </table:table-cell>
              <table:table-cell office:value-type="float" office:value="586.977642857127">
                <text:p>586.977642857127</text:p>
              </table:table-cell>
              <table:table-cell office:value-type="float" office:value="242.042142857143">
                <text:p>242.04214285714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-54693.603345066">
                <text:p>-54693.603345066</text:p>
              </table:table-cell>
              <table:table-cell office:value-type="float" office:value="9712.0506971729">
                <text:p>9712.0506971729</text:p>
              </table:table-cell>
              <table:table-cell office:value-type="float" office:value="2580.42308571184">
                <text:p>2580.42308571184</text:p>
              </table:table-cell>
              <table:table-cell office:value-type="float" office:value="603.69828571427">
                <text:p>603.69828571427</text:p>
              </table:table-cell>
              <table:table-cell office:value-type="float" office:value="246.554285714286">
                <text:p>246.55428571428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-58730.1335952657">
                <text:p>-58730.1335952657</text:p>
              </table:table-cell>
              <table:table-cell office:value-type="float" office:value="10242.3872734259">
                <text:p>10242.3872734259</text:p>
              </table:table-cell>
              <table:table-cell office:value-type="float" office:value="2690.29613928317">
                <text:p>2690.29613928317</text:p>
              </table:table-cell>
              <table:table-cell office:value-type="float" office:value="620.736357142842">
                <text:p>620.736357142842</text:p>
              </table:table-cell>
              <table:table-cell office:value-type="float" office:value="251.107857142857">
                <text:p>251.1078571428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-63007.4315707511">
                <text:p>-63007.4315707511</text:p>
              </table:table-cell>
              <table:table-cell office:value-type="float" office:value="10795.5049371791">
                <text:p>10795.5049371791</text:p>
              </table:table-cell>
              <table:table-cell office:value-type="float" office:value="2803.6539428545">
                <text:p>2803.6539428545</text:p>
              </table:table-cell>
              <table:table-cell office:value-type="float" office:value="638.094857142841">
                <text:p>638.094857142841</text:p>
              </table:table-cell>
              <table:table-cell office:value-type="float" office:value="255.702857142857">
                <text:p>255.70285714285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67536.6699415238">
                <text:p>-67536.6699415238</text:p>
              </table:table-cell>
              <table:table-cell office:value-type="float" office:value="11372.1233259325">
                <text:p>11372.1233259325</text:p>
              </table:table-cell>
              <table:table-cell office:value-type="float" office:value="2920.56919642583">
                <text:p>2920.56919642583</text:p>
              </table:table-cell>
              <table:table-cell office:value-type="float" office:value="655.776785714269">
                <text:p>655.776785714269</text:p>
              </table:table-cell>
              <table:table-cell office:value-type="float" office:value="260.339285714286">
                <text:p>260.33928571428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-72329.4002125853">
                <text:p>-72329.4002125853</text:p>
              </table:table-cell>
              <table:table-cell office:value-type="float" office:value="11972.9769226406">
                <text:p>11972.9769226406</text:p>
              </table:table-cell>
              <table:table-cell office:value-type="float" office:value="3041.1153454517">
                <text:p>3041.1153454517</text:p>
              </table:table-cell>
              <table:table-cell office:value-type="float" office:value="673.785142857126">
                <text:p>673.785142857126</text:p>
              </table:table-cell>
              <table:table-cell office:value-type="float" office:value="265.017142857143">
                <text:p>265.01714285714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-77397.5610789367">
                <text:p>-77397.5610789367</text:p>
              </table:table-cell>
              <table:table-cell office:value-type="float" office:value="12598.8152057126">
                <text:p>12598.8152057126</text:p>
              </table:table-cell>
              <table:table-cell office:value-type="float" office:value="3165.3665808412">
                <text:p>3165.3665808412</text:p>
              </table:table-cell>
              <table:table-cell office:value-type="float" office:value="692.122928571411">
                <text:p>692.122928571411</text:p>
              </table:table-cell>
              <table:table-cell office:value-type="float" office:value="269.736428571429">
                <text:p>269.73642857142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-82753.4868705802">
                <text:p>-82753.4868705802</text:p>
              </table:table-cell>
              <table:table-cell office:value-type="float" office:value="13250.402799012">
                <text:p>13250.402799012</text:p>
              </table:table-cell>
              <table:table-cell office:value-type="float" office:value="3293.39783895797">
                <text:p>3293.39783895797</text:p>
              </table:table-cell>
              <table:table-cell office:value-type="float" office:value="710.793142857126">
                <text:p>710.793142857126</text:p>
              </table:table-cell>
              <table:table-cell office:value-type="float" office:value="274.497142857143">
                <text:p>274.49714285714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-88409.9160875168">
                <text:p>-88409.9160875168</text:p>
              </table:table-cell>
              <table:table-cell office:value-type="float" office:value="13928.5196218571">
                <text:p>13928.5196218571</text:p>
              </table:table-cell>
              <table:table-cell office:value-type="float" office:value="3425.28480162019">
                <text:p>3425.28480162019</text:p>
              </table:table-cell>
              <table:table-cell office:value-type="float" office:value="729.798785714268">
                <text:p>729.798785714268</text:p>
              </table:table-cell>
              <table:table-cell office:value-type="float" office:value="279.299285714286">
                <text:p>279.2992857142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94380.0000247486">
                <text:p>-94380.0000247486</text:p>
              </table:table-cell>
              <table:table-cell office:value-type="float" office:value="14633.9610390205">
                <text:p>14633.9610390205</text:p>
              </table:table-cell>
              <table:table-cell office:value-type="float" office:value="3561.1038961006">
                <text:p>3561.1038961006</text:p>
              </table:table-cell>
              <table:table-cell office:value-type="float" office:value="749.142857142839">
                <text:p>749.142857142839</text:p>
              </table:table-cell>
              <table:table-cell office:value-type="float" office:value="284.142857142857">
                <text:p>284.14285714285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-100677.311487277">
                <text:p>-100677.311487277</text:p>
              </table:table-cell>
              <table:table-cell office:value-type="float" office:value="15367.5380107297">
                <text:p>15367.5380107297</text:p>
              </table:table-cell>
              <table:table-cell office:value-type="float" office:value="3700.93229512645">
                <text:p>3700.93229512645</text:p>
              </table:table-cell>
              <table:table-cell office:value-type="float" office:value="768.828357142839">
                <text:p>768.828357142839</text:p>
              </table:table-cell>
              <table:table-cell office:value-type="float" office:value="289.027857142857">
                <text:p>289.027857142857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-107315.853595104">
                <text:p>-107315.853595104</text:p>
              </table:table-cell>
              <table:table-cell office:value-type="float" office:value="16130.0772426663">
                <text:p>16130.0772426663</text:p>
              </table:table-cell>
              <table:table-cell office:value-type="float" office:value="3844.84791687957">
                <text:p>3844.84791687957</text:p>
              </table:table-cell>
              <table:table-cell office:value-type="float" office:value="788.858285714267">
                <text:p>788.858285714267</text:p>
              </table:table-cell>
              <table:table-cell office:value-type="float" office:value="293.954285714286">
                <text:p>293.954285714286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-114310.068678231">
                <text:p>-114310.068678231</text:p>
              </table:table-cell>
              <table:table-cell office:value-type="float" office:value="16922.4213359669">
                <text:p>16922.4213359669</text:p>
              </table:table-cell>
              <table:table-cell office:value-type="float" office:value="3992.92942499633">
                <text:p>3992.92942499633</text:p>
              </table:table-cell>
              <table:table-cell office:value-type="float" office:value="809.235642857124">
                <text:p>809.235642857124</text:p>
              </table:table-cell>
              <table:table-cell office:value-type="float" office:value="298.922142857143">
                <text:p>298.92214285714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-121674.84726166">
                <text:p>-121674.84726166</text:p>
              </table:table-cell>
              <table:table-cell office:value-type="float" office:value="17745.4289372222">
                <text:p>17745.4289372222</text:p>
              </table:table-cell>
              <table:table-cell office:value-type="float" office:value="4145.25622856763">
                <text:p>4145.25622856763</text:p>
              </table:table-cell>
              <table:table-cell office:value-type="float" office:value="829.963428571409">
                <text:p>829.963428571409</text:p>
              </table:table-cell>
              <table:table-cell office:value-type="float" office:value="303.931428571429">
                <text:p>303.93142857142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129425.537140393">
                <text:p>-129425.537140393</text:p>
              </table:table-cell>
              <table:table-cell office:value-type="float" office:value="18599.9748884777">
                <text:p>18599.9748884777</text:p>
              </table:table-cell>
              <table:table-cell office:value-type="float" office:value="4301.90848213892">
                <text:p>4301.90848213892</text:p>
              </table:table-cell>
              <table:table-cell office:value-type="float" office:value="851.044642857123">
                <text:p>851.044642857123</text:p>
              </table:table-cell>
              <table:table-cell office:value-type="float" office:value="308.982142857143">
                <text:p>308.982142857143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-137577.952544432">
                <text:p>-137577.952544432</text:p>
              </table:table-cell>
              <table:table-cell office:value-type="float" office:value="19486.9503772336">
                <text:p>19486.9503772336</text:p>
              </table:table-cell>
              <table:table-cell office:value-type="float" office:value="4462.96708571021">
                <text:p>4462.96708571021</text:p>
              </table:table-cell>
              <table:table-cell office:value-type="float" office:value="872.482285714265">
                <text:p>872.482285714265</text:p>
              </table:table-cell>
              <table:table-cell office:value-type="float" office:value="314.074285714286">
                <text:p>314.074285714286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-146148.383393779">
                <text:p>-146148.383393779</text:p>
              </table:table-cell>
              <table:table-cell office:value-type="float" office:value="20407.2630864442">
                <text:p>20407.2630864442</text:p>
              </table:table-cell>
              <table:table-cell office:value-type="float" office:value="4628.51368473604">
                <text:p>4628.51368473604</text:p>
              </table:table-cell>
              <table:table-cell office:value-type="float" office:value="894.279357142836">
                <text:p>894.279357142836</text:p>
              </table:table-cell>
              <table:table-cell office:value-type="float" office:value="319.207857142857">
                <text:p>319.20785714285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-155153.604643436">
                <text:p>-155153.604643436</text:p>
              </table:table-cell>
              <table:table-cell office:value-type="float" office:value="21361.8373445188">
                <text:p>21361.8373445188</text:p>
              </table:table-cell>
              <table:table-cell office:value-type="float" office:value="4798.63067012551">
                <text:p>4798.63067012551</text:p>
              </table:table-cell>
              <table:table-cell office:value-type="float" office:value="916.438857142836">
                <text:p>916.438857142836</text:p>
              </table:table-cell>
              <table:table-cell office:value-type="float" office:value="324.382857142857">
                <text:p>324.38285714285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-164610.885718405">
                <text:p>-164610.885718405</text:p>
              </table:table-cell>
              <table:table-cell office:value-type="float" office:value="22351.6142753209">
                <text:p>22351.6142753209</text:p>
              </table:table-cell>
              <table:table-cell office:value-type="float" office:value="4973.40117824224">
                <text:p>4973.40117824224</text:p>
              </table:table-cell>
              <table:table-cell office:value-type="float" office:value="938.963785714264">
                <text:p>938.963785714264</text:p>
              </table:table-cell>
              <table:table-cell office:value-type="float" office:value="329.599285714286">
                <text:p>329.5992857142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74538.000038688">
                <text:p>-174538.000038688</text:p>
              </table:table-cell>
              <table:table-cell office:value-type="float" office:value="23377.5519481688">
                <text:p>23377.5519481688</text:p>
              </table:table-cell>
              <table:table-cell office:value-type="float" office:value="5152.90909090442">
                <text:p>5152.90909090442</text:p>
              </table:table-cell>
              <table:table-cell office:value-type="float" office:value="961.857142857121">
                <text:p>961.857142857121</text:p>
              </table:table-cell>
              <table:table-cell office:value-type="float" office:value="334.857142857143">
                <text:p>334.85714285714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-184953.234634288">
                <text:p>-184953.234634288</text:p>
              </table:table-cell>
              <table:table-cell office:value-type="float" office:value="24440.6255278352">
                <text:p>24440.6255278352</text:p>
              </table:table-cell>
              <table:table-cell office:value-type="float" office:value="5337.23903538478">
                <text:p>5337.23903538478</text:p>
              </table:table-cell>
              <table:table-cell office:value-type="float" office:value="985.121928571406">
                <text:p>985.121928571406</text:p>
              </table:table-cell>
              <table:table-cell office:value-type="float" office:value="340.156428571429">
                <text:p>340.15642857142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-195875.399850207">
                <text:p>-195875.399850207</text:p>
              </table:table-cell>
              <table:table-cell office:value-type="float" office:value="25541.8274245473">
                <text:p>25541.8274245473</text:p>
              </table:table-cell>
              <table:table-cell office:value-type="float" office:value="5526.4763844106">
                <text:p>5526.4763844106</text:p>
              </table:table-cell>
              <table:table-cell office:value-type="float" office:value="1008.76114285712">
                <text:p>1008.76114285712</text:p>
              </table:table-cell>
              <table:table-cell office:value-type="float" office:value="345.497142857143">
                <text:p>345.497142857143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-207323.839141448">
                <text:p>-207323.839141448</text:p>
              </table:table-cell>
              <table:table-cell office:value-type="float" office:value="26682.1674439871">
                <text:p>26682.1674439871</text:p>
              </table:table-cell>
              <table:table-cell office:value-type="float" office:value="5720.70725616368">
                <text:p>5720.70725616368</text:p>
              </table:table-cell>
              <table:table-cell office:value-type="float" office:value="1032.77778571426">
                <text:p>1032.77778571426</text:p>
              </table:table-cell>
              <table:table-cell office:value-type="float" office:value="350.879285714286">
                <text:p>350.87928571428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219318.438958012">
                <text:p>-219318.438958012</text:p>
              </table:table-cell>
              <table:table-cell office:value-type="float" office:value="27862.6729372908">
                <text:p>27862.6729372908</text:p>
              </table:table-cell>
              <table:table-cell office:value-type="float" office:value="5920.01851428039">
                <text:p>5920.01851428039</text:p>
              </table:table-cell>
              <table:table-cell office:value-type="float" office:value="1057.17485714283">
                <text:p>1057.17485714283</text:p>
              </table:table-cell>
              <table:table-cell office:value-type="float" office:value="356.302857142858">
                <text:p>356.30285714285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-231879.638719903">
                <text:p>-231879.638719903</text:p>
              </table:table-cell>
              <table:table-cell office:value-type="float" office:value="29084.3889510494">
                <text:p>29084.3889510494</text:p>
              </table:table-cell>
              <table:table-cell office:value-type="float" office:value="6124.49776785165">
                <text:p>6124.49776785165</text:p>
              </table:table-cell>
              <table:table-cell office:value-type="float" office:value="1081.95535714283">
                <text:p>1081.95535714283</text:p>
              </table:table-cell>
              <table:table-cell office:value-type="float" office:value="361.767857142857">
                <text:p>361.76785714285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-245028.440882122">
                <text:p>-245028.440882122</text:p>
              </table:table-cell>
              <table:table-cell office:value-type="float" office:value="30348.3783773084">
                <text:p>30348.3783773084</text:p>
              </table:table-cell>
              <table:table-cell office:value-type="float" office:value="6334.23337142289">
                <text:p>6334.23337142289</text:p>
              </table:table-cell>
              <table:table-cell office:value-type="float" office:value="1107.12228571426">
                <text:p>1107.12228571426</text:p>
              </table:table-cell>
              <table:table-cell office:value-type="float" office:value="367.274285714286">
                <text:p>367.27428571428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-258786.421089673">
                <text:p>-258786.421089673</text:p>
              </table:table-cell>
              <table:table-cell office:value-type="float" office:value="31655.7221035677">
                <text:p>31655.7221035677</text:p>
              </table:table-cell>
              <table:table-cell office:value-type="float" office:value="6549.31442499414">
                <text:p>6549.31442499414</text:p>
              </table:table-cell>
              <table:table-cell office:value-type="float" office:value="1132.67864285712">
                <text:p>1132.67864285712</text:p>
              </table:table-cell>
              <table:table-cell office:value-type="float" office:value="372.822142857143">
                <text:p>372.822142857143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-273175.738422559">
                <text:p>-273175.738422559</text:p>
              </table:table-cell>
              <table:table-cell office:value-type="float" office:value="33007.519162782">
                <text:p>33007.519162782</text:p>
              </table:table-cell>
              <table:table-cell office:value-type="float" office:value="6769.83077401993">
                <text:p>6769.83077401993</text:p>
              </table:table-cell>
              <table:table-cell office:value-type="float" office:value="1158.6274285714">
                <text:p>1158.6274285714</text:p>
              </table:table-cell>
              <table:table-cell office:value-type="float" office:value="378.411428571429">
                <text:p>378.41142857142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-288219.145730781">
                <text:p>-288219.145730781</text:p>
              </table:table-cell>
              <table:table-cell office:value-type="float" office:value="34404.8868833603">
                <text:p>34404.8868833603</text:p>
              </table:table-cell>
              <table:table-cell office:value-type="float" office:value="6995.87300940935">
                <text:p>6995.87300940935</text:p>
              </table:table-cell>
              <table:table-cell office:value-type="float" office:value="1184.97164285712">
                <text:p>1184.97164285712</text:p>
              </table:table-cell>
              <table:table-cell office:value-type="float" office:value="384.042142857143">
                <text:p>384.0421428571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03940.000059343">
                <text:p>-303940.000059343</text:p>
              </table:table-cell>
              <table:table-cell office:value-type="float" office:value="35848.9610391662">
                <text:p>35848.9610391662</text:p>
              </table:table-cell>
              <table:table-cell office:value-type="float" office:value="7227.53246752603">
                <text:p>7227.53246752603</text:p>
              </table:table-cell>
              <table:table-cell office:value-type="float" office:value="1211.71428571426">
                <text:p>1211.71428571426</text:p>
              </table:table-cell>
              <table:table-cell office:value-type="float" office:value="389.714285714286">
                <text:p>389.71428571428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-320362.273163248">
                <text:p>-320362.273163248</text:p>
              </table:table-cell>
              <table:table-cell office:value-type="float" office:value="37340.8959995181">
                <text:p>37340.8959995181</text:p>
              </table:table-cell>
              <table:table-cell office:value-type="float" office:value="7464.90123018817">
                <text:p>7464.90123018817</text:p>
              </table:table-cell>
              <table:table-cell office:value-type="float" office:value="1238.85835714283">
                <text:p>1238.85835714283</text:p>
              </table:table-cell>
              <table:table-cell office:value-type="float" office:value="395.427857142858">
                <text:p>395.42785714285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-337510.562112499">
                <text:p>-337510.562112499</text:p>
              </table:table-cell>
              <table:table-cell office:value-type="float" office:value="38881.8648791885">
                <text:p>38881.8648791885</text:p>
              </table:table-cell>
              <table:table-cell office:value-type="float" office:value="7708.07212466848">
                <text:p>7708.07212466848</text:p>
              </table:table-cell>
              <table:table-cell office:value-type="float" office:value="1266.40685714283">
                <text:p>1266.40685714283</text:p>
              </table:table-cell>
              <table:table-cell office:value-type="float" office:value="401.182857142858">
                <text:p>401.182857142858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-355410.099987099">
                <text:p>-355410.099987099</text:p>
              </table:table-cell>
              <table:table-cell office:value-type="float" office:value="40473.0596884048">
                <text:p>40473.0596884048</text:p>
              </table:table-cell>
              <table:table-cell office:value-type="float" office:value="7957.13872369424">
                <text:p>7957.13872369424</text:p>
              </table:table-cell>
              <table:table-cell office:value-type="float" office:value="1294.36278571426">
                <text:p>1294.36278571426</text:p>
              </table:table-cell>
              <table:table-cell office:value-type="float" office:value="406.979285714286">
                <text:p>406.97928571428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374086.766662052">
                <text:p>-374086.766662052</text:p>
              </table:table-cell>
              <table:table-cell office:value-type="float" office:value="42115.6914828489">
                <text:p>42115.6914828489</text:p>
              </table:table-cell>
              <table:table-cell office:value-type="float" office:value="8212.19534544728">
                <text:p>8212.19534544728</text:p>
              </table:table-cell>
              <table:table-cell office:value-type="float" office:value="1322.72914285711">
                <text:p>1322.72914285711</text:p>
              </table:table-cell>
              <table:table-cell office:value-type="float" office:value="412.817142857143">
                <text:p>412.81714285714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393567.099682359">
                <text:p>-393567.099682359</text:p>
              </table:table-cell>
              <table:table-cell office:value-type="float" office:value="43810.990513657">
                <text:p>43810.990513657</text:p>
              </table:table-cell>
              <table:table-cell office:value-type="float" office:value="8473.33705356394">
                <text:p>8473.33705356394</text:p>
              </table:table-cell>
              <table:table-cell office:value-type="float" office:value="1351.5089285714">
                <text:p>1351.5089285714</text:p>
              </table:table-cell>
              <table:table-cell office:value-type="float" office:value="418.696428571429">
                <text:p>418.69642857142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413878.305228026">
                <text:p>-413878.305228026</text:p>
              </table:table-cell>
              <table:table-cell office:value-type="float" office:value="45560.2063774202">
                <text:p>45560.2063774202</text:p>
              </table:table-cell>
              <table:table-cell office:value-type="float" office:value="8740.65965713514">
                <text:p>8740.65965713514</text:p>
              </table:table-cell>
              <table:table-cell office:value-type="float" office:value="1380.70514285711">
                <text:p>1380.70514285711</text:p>
              </table:table-cell>
              <table:table-cell office:value-type="float" office:value="424.617142857143">
                <text:p>424.617142857143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-435048.269169054">
                <text:p>-435048.269169054</text:p>
              </table:table-cell>
              <table:table-cell office:value-type="float" office:value="47364.6081661838">
                <text:p>47364.6081661838</text:p>
              </table:table-cell>
              <table:table-cell office:value-type="float" office:value="9014.25971070633">
                <text:p>9014.25971070633</text:p>
              </table:table-cell>
              <table:table-cell office:value-type="float" office:value="1410.32078571426">
                <text:p>1410.32078571426</text:p>
              </table:table-cell>
              <table:table-cell office:value-type="float" office:value="430.579285714286">
                <text:p>430.579285714286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457105.568210449">
                <text:p>-457105.568210449</text:p>
              </table:table-cell>
              <table:table-cell office:value-type="float" office:value="49225.4846174479">
                <text:p>49225.4846174479</text:p>
              </table:table-cell>
              <table:table-cell office:value-type="float" office:value="9294.23451427753">
                <text:p>9294.23451427753</text:p>
              </table:table-cell>
              <table:table-cell office:value-type="float" office:value="1440.35885714283">
                <text:p>1440.35885714283</text:p>
              </table:table-cell>
              <table:table-cell office:value-type="float" office:value="436.582857142858">
                <text:p>436.58285714285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-480079.481127213">
                <text:p>-480079.481127213</text:p>
              </table:table-cell>
              <table:table-cell office:value-type="float" office:value="51144.1442641671">
                <text:p>51144.1442641671</text:p>
              </table:table-cell>
              <table:table-cell office:value-type="float" office:value="9580.68211330326">
                <text:p>9580.68211330326</text:p>
              </table:table-cell>
              <table:table-cell office:value-type="float" office:value="1470.82235714283">
                <text:p>1470.82235714283</text:p>
              </table:table-cell>
              <table:table-cell office:value-type="float" office:value="442.627857142858">
                <text:p>442.6278571428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04000.000089349">
                <text:p>-504000.000089349</text:p>
              </table:table-cell>
              <table:table-cell office:value-type="float" office:value="53121.9155847505">
                <text:p>53121.9155847505</text:p>
              </table:table-cell>
              <table:table-cell office:value-type="float" office:value="9873.70129869262">
                <text:p>9873.70129869262</text:p>
              </table:table-cell>
              <table:table-cell office:value-type="float" office:value="1501.71428571425">
                <text:p>1501.71428571425</text:p>
              </table:table-cell>
              <table:table-cell office:value-type="float" office:value="448.714285714286">
                <text:p>448.714285714286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-528897.842076863">
                <text:p>-528897.842076863</text:p>
              </table:table-cell>
              <table:table-cell office:value-type="float" office:value="55160.1471530616">
                <text:p>55160.1471530616</text:p>
              </table:table-cell>
              <table:table-cell office:value-type="float" office:value="10173.3916068093">
                <text:p>10173.3916068093</text:p>
              </table:table-cell>
              <table:table-cell office:value-type="float" office:value="1533.03764285711">
                <text:p>1533.03764285711</text:p>
              </table:table-cell>
              <table:table-cell office:value-type="float" office:value="454.842142857143">
                <text:p>454.842142857143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-554804.460384755">
                <text:p>-554804.460384755</text:p>
              </table:table-cell>
              <table:table-cell office:value-type="float" office:value="57260.2077884188">
                <text:p>57260.2077884188</text:p>
              </table:table-cell>
              <table:table-cell office:value-type="float" office:value="10479.8533194713">
                <text:p>10479.8533194713</text:p>
              </table:table-cell>
              <table:table-cell office:value-type="float" office:value="1564.7954285714">
                <text:p>1564.7954285714</text:p>
              </table:table-cell>
              <table:table-cell office:value-type="float" office:value="461.011428571429">
                <text:p>461.01142857142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-581752.056218034">
                <text:p>-581752.056218034</text:p>
              </table:table-cell>
              <table:table-cell office:value-type="float" office:value="59423.4867055947">
                <text:p>59423.4867055947</text:p>
              </table:table-cell>
              <table:table-cell office:value-type="float" office:value="10793.1874639516">
                <text:p>10793.1874639516</text:p>
              </table:table-cell>
              <table:table-cell office:value-type="float" office:value="1596.99064285711">
                <text:p>1596.99064285711</text:p>
              </table:table-cell>
              <table:table-cell office:value-type="float" office:value="467.222142857143">
                <text:p>467.22214285714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-609773.5903767">
                <text:p>-609773.5903767</text:p>
              </table:table-cell>
              <table:table-cell office:value-type="float" office:value="61651.3936648166">
                <text:p>61651.3936648166</text:p>
              </table:table-cell>
              <table:table-cell office:value-type="float" office:value="11113.4958129773">
                <text:p>11113.4958129773</text:p>
              </table:table-cell>
              <table:table-cell office:value-type="float" office:value="1629.62628571425">
                <text:p>1629.62628571425</text:p>
              </table:table-cell>
              <table:table-cell office:value-type="float" office:value="473.474285714286">
                <text:p>473.47428571428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638902.79503076">
                <text:p>-638902.79503076</text:p>
              </table:table-cell>
              <table:table-cell office:value-type="float" office:value="63945.3591217665">
                <text:p>63945.3591217665</text:p>
              </table:table-cell>
              <table:table-cell office:value-type="float" office:value="11440.8808847303">
                <text:p>11440.8808847303</text:p>
              </table:table-cell>
              <table:table-cell office:value-type="float" office:value="1662.70535714282">
                <text:p>1662.70535714282</text:p>
              </table:table-cell>
              <table:table-cell office:value-type="float" office:value="479.767857142858">
                <text:p>479.767857142858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-669174.185585216">
                <text:p>-669174.185585216</text:p>
              </table:table-cell>
              <table:table-cell office:value-type="float" office:value="66306.8343775806">
                <text:p>66306.8343775806</text:p>
              </table:table-cell>
              <table:table-cell office:value-type="float" office:value="11775.4459428469">
                <text:p>11775.4459428469</text:p>
              </table:table-cell>
              <table:table-cell office:value-type="float" office:value="1696.23085714282">
                <text:p>1696.23085714282</text:p>
              </table:table-cell>
              <table:table-cell office:value-type="float" office:value="486.102857142858">
                <text:p>486.10285714285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-700623.072635073">
                <text:p>-700623.072635073</text:p>
              </table:table-cell>
              <table:table-cell office:value-type="float" office:value="68737.2917288497">
                <text:p>68737.2917288497</text:p>
              </table:table-cell>
              <table:table-cell office:value-type="float" office:value="12117.294996418">
                <text:p>12117.294996418</text:p>
              </table:table-cell>
              <table:table-cell office:value-type="float" office:value="1730.20578571425">
                <text:p>1730.20578571425</text:p>
              </table:table-cell>
              <table:table-cell office:value-type="float" office:value="492.479285714286">
                <text:p>492.479285714286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733285.574010335">
                <text:p>-733285.574010335</text:p>
              </table:table-cell>
              <table:table-cell office:value-type="float" office:value="71238.2246176196">
                <text:p>71238.2246176196</text:p>
              </table:table-cell>
              <table:table-cell office:value-type="float" office:value="12466.5327999891">
                <text:p>12466.5327999891</text:p>
              </table:table-cell>
              <table:table-cell office:value-type="float" office:value="1764.63314285711">
                <text:p>1764.63314285711</text:p>
              </table:table-cell>
              <table:table-cell office:value-type="float" office:value="498.897142857143">
                <text:p>498.89714285714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-767198.626911008">
                <text:p>-767198.626911008</text:p>
              </table:table-cell>
              <table:table-cell office:value-type="float" office:value="73811.1477813901">
                <text:p>73811.1477813901</text:p>
              </table:table-cell>
              <table:table-cell office:value-type="float" office:value="12823.2648535603">
                <text:p>12823.2648535603</text:p>
              </table:table-cell>
              <table:table-cell office:value-type="float" office:value="1799.51592857139">
                <text:p>1799.51592857139</text:p>
              </table:table-cell>
              <table:table-cell office:value-type="float" office:value="505.356428571429">
                <text:p>505.356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802400.000132095">
                <text:p>-802400.000132095</text:p>
              </table:table-cell>
              <table:table-cell office:value-type="float" office:value="76457.5974031158">
                <text:p>76457.5974031158</text:p>
              </table:table-cell>
              <table:table-cell office:value-type="float" office:value="13187.5974025859">
                <text:p>13187.5974025859</text:p>
              </table:table-cell>
              <table:table-cell office:value-type="float" office:value="1834.85714285711">
                <text:p>1834.85714285711</text:p>
              </table:table-cell>
              <table:table-cell office:value-type="float" office:value="511.857142857143">
                <text:p>511.85714285714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-838928.306378602">
                <text:p>-838928.306378602</text:p>
              </table:table-cell>
              <table:table-cell office:value-type="float" office:value="79179.1312612059">
                <text:p>79179.1312612059</text:p>
              </table:table-cell>
              <table:table-cell office:value-type="float" office:value="13559.6374379752">
                <text:p>13559.6374379752</text:p>
              </table:table-cell>
              <table:table-cell office:value-type="float" office:value="1870.65978571425">
                <text:p>1870.65978571425</text:p>
              </table:table-cell>
              <table:table-cell office:value-type="float" office:value="518.399285714286">
                <text:p>518.399285714286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-876823.014670533">
                <text:p>-876823.014670533</text:p>
              </table:table-cell>
              <table:table-cell office:value-type="float" office:value="81977.3288795239">
                <text:p>81977.3288795239</text:p>
              </table:table-cell>
              <table:table-cell office:value-type="float" office:value="13939.4926960918">
                <text:p>13939.4926960918</text:p>
              </table:table-cell>
              <table:table-cell office:value-type="float" office:value="1906.92685714282">
                <text:p>1906.92685714282</text:p>
              </table:table-cell>
              <table:table-cell office:value-type="float" office:value="524.982857142858">
                <text:p>524.982857142858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-916124.462837893">
                <text:p>-916124.462837893</text:p>
              </table:table-cell>
              <table:table-cell office:value-type="float" office:value="84853.7916773881">
                <text:p>84853.7916773881</text:p>
              </table:table-cell>
              <table:table-cell office:value-type="float" office:value="14327.2716587538">
                <text:p>14327.2716587538</text:p>
              </table:table-cell>
              <table:table-cell office:value-type="float" office:value="1943.66135714282">
                <text:p>1943.66135714282</text:p>
              </table:table-cell>
              <table:table-cell office:value-type="float" office:value="531.607857142858">
                <text:p>531.607857142858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-956873.870105686">
                <text:p>-956873.870105686</text:p>
              </table:table-cell>
              <table:table-cell office:value-type="float" office:value="87810.1431195711">
                <text:p>87810.1431195711</text:p>
              </table:table-cell>
              <table:table-cell office:value-type="float" office:value="14723.083553234">
                <text:p>14723.083553234</text:p>
              </table:table-cell>
              <table:table-cell office:value-type="float" office:value="1980.86628571425">
                <text:p>1980.86628571425</text:p>
              </table:table-cell>
              <table:table-cell office:value-type="float" office:value="538.274285714286">
                <text:p>538.27428571428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999113.349768919">
                <text:p>-999113.349768919</text:p>
              </table:table-cell>
              <table:table-cell office:value-type="float" office:value="90848.0288663005">
                <text:p>90848.0288663005</text:p>
              </table:table-cell>
              <table:table-cell office:value-type="float" office:value="15127.0383522596">
                <text:p>15127.0383522596</text:p>
              </table:table-cell>
              <table:table-cell office:value-type="float" office:value="2018.5446428571">
                <text:p>2018.5446428571</text:p>
              </table:table-cell>
              <table:table-cell office:value-type="float" office:value="544.982142857143">
                <text:p>544.9821428571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-1042885.9219576">
                <text:p>-1042885.9219576</text:p>
              </table:table-cell>
              <table:table-cell office:value-type="float" office:value="93969.1169232579">
                <text:p>93969.1169232579</text:p>
              </table:table-cell>
              <table:table-cell office:value-type="float" office:value="15539.2467740125">
                <text:p>15539.2467740125</text:p>
              </table:table-cell>
              <table:table-cell office:value-type="float" office:value="2056.69942857139">
                <text:p>2056.69942857139</text:p>
              </table:table-cell>
              <table:table-cell office:value-type="float" office:value="551.731428571429">
                <text:p>551.73142857142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-1088235.52649172">
                <text:p>-1088235.52649172</text:p>
              </table:table-cell>
              <table:table-cell office:value-type="float" office:value="97175.0977915796">
                <text:p>97175.0977915796</text:p>
              </table:table-cell>
              <table:table-cell office:value-type="float" office:value="15959.8202821291">
                <text:p>15959.8202821291</text:p>
              </table:table-cell>
              <table:table-cell office:value-type="float" office:value="2095.3336428571">
                <text:p>2095.3336428571</text:p>
              </table:table-cell>
              <table:table-cell office:value-type="float" office:value="558.522142857143">
                <text:p>558.52214285714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-1135207.03582631">
                <text:p>-1135207.03582631</text:p>
              </table:table-cell>
              <table:table-cell office:value-type="float" office:value="100467.684617857">
                <text:p>100467.684617857</text:p>
              </table:table-cell>
              <table:table-cell office:value-type="float" office:value="16388.8710857001">
                <text:p>16388.8710857001</text:p>
              </table:table-cell>
              <table:table-cell office:value-type="float" office:value="2134.45028571424">
                <text:p>2134.45028571424</text:p>
              </table:table-cell>
              <table:table-cell office:value-type="float" office:value="565.354285714286">
                <text:p>565.354285714286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-1183846.26808635">
                <text:p>-1183846.26808635</text:p>
              </table:table-cell>
              <table:table-cell office:value-type="float" office:value="103848.613344135">
                <text:p>103848.613344135</text:p>
              </table:table-cell>
              <table:table-cell office:value-type="float" office:value="16826.5121392712">
                <text:p>16826.5121392712</text:p>
              </table:table-cell>
              <table:table-cell office:value-type="float" office:value="2174.05235714281">
                <text:p>2174.05235714281</text:p>
              </table:table-cell>
              <table:table-cell office:value-type="float" office:value="572.227857142858">
                <text:p>572.2278571428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234200.00019186">
                <text:p>-1234200.00019186</text:p>
              </table:table-cell>
              <table:table-cell office:value-type="float" office:value="107319.642857913">
                <text:p>107319.642857913</text:p>
              </table:table-cell>
              <table:table-cell office:value-type="float" office:value="17272.8571428423">
                <text:p>17272.8571428423</text:p>
              </table:table-cell>
              <table:table-cell office:value-type="float" office:value="2214.14285714281">
                <text:p>2214.14285714281</text:p>
              </table:table-cell>
              <table:table-cell office:value-type="float" office:value="579.142857142858">
                <text:p>579.142857142858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-1286315.98107284">
                <text:p>-1286315.98107284</text:p>
              </table:table-cell>
              <table:table-cell office:value-type="float" office:value="110882.555142148">
                <text:p>110882.555142148</text:p>
              </table:table-cell>
              <table:table-cell office:value-type="float" office:value="17728.0205418679">
                <text:p>17728.0205418679</text:p>
              </table:table-cell>
              <table:table-cell office:value-type="float" office:value="2254.72478571424">
                <text:p>2254.72478571424</text:p>
              </table:table-cell>
              <table:table-cell office:value-type="float" office:value="586.099285714286">
                <text:p>586.099285714286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-1340242.9449743">
                <text:p>-1340242.9449743</text:p>
              </table:table-cell>
              <table:table-cell office:value-type="float" office:value="114539.155425246">
                <text:p>114539.155425246</text:p>
              </table:table-cell>
              <table:table-cell office:value-type="float" office:value="18192.1175272571">
                <text:p>18192.1175272571</text:p>
              </table:table-cell>
              <table:table-cell office:value-type="float" office:value="2295.8011428571">
                <text:p>2295.8011428571</text:p>
              </table:table-cell>
              <table:table-cell office:value-type="float" office:value="593.097142857143">
                <text:p>593.09714285714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-1396030.62485124">
                <text:p>-1396030.62485124</text:p>
              </table:table-cell>
              <table:table-cell office:value-type="float" office:value="118291.272331073">
                <text:p>118291.272331073</text:p>
              </table:table-cell>
              <table:table-cell office:value-type="float" office:value="18665.2640353736">
                <text:p>18665.2640353736</text:p>
              </table:table-cell>
              <table:table-cell office:value-type="float" office:value="2337.37492857138">
                <text:p>2337.37492857138</text:p>
              </table:table-cell>
              <table:table-cell office:value-type="float" office:value="600.136428571429">
                <text:p>600.136428571429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-1453729.76585368">
                <text:p>-1453729.76585368</text:p>
              </table:table-cell>
              <table:table-cell office:value-type="float" office:value="122140.758028946">
                <text:p>122140.758028946</text:p>
              </table:table-cell>
              <table:table-cell office:value-type="float" office:value="19147.5767480355">
                <text:p>19147.5767480355</text:p>
              </table:table-cell>
              <table:table-cell office:value-type="float" office:value="2379.44914285709">
                <text:p>2379.44914285709</text:p>
              </table:table-cell>
              <table:table-cell office:value-type="float" office:value="607.217142857143">
                <text:p>607.21714285714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1513392.13890161">
                <text:p>-1513392.13890161</text:p>
              </table:table-cell>
              <table:table-cell office:value-type="float" office:value="126089.488383639">
                <text:p>126089.488383639</text:p>
              </table:table-cell>
              <table:table-cell office:value-type="float" office:value="19639.1730925156">
                <text:p>19639.1730925156</text:p>
              </table:table-cell>
              <table:table-cell office:value-type="float" office:value="2422.02678571424">
                <text:p>2422.02678571424</text:p>
              </table:table-cell>
              <table:table-cell office:value-type="float" office:value="614.339285714286">
                <text:p>614.33928571428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-1575070.55435004">
                <text:p>-1575070.55435004</text:p>
              </table:table-cell>
              <table:table-cell office:value-type="float" office:value="130139.363105377">
                <text:p>130139.363105377</text:p>
              </table:table-cell>
              <table:table-cell office:value-type="float" office:value="20140.1712415412">
                <text:p>20140.1712415412</text:p>
              </table:table-cell>
              <table:table-cell office:value-type="float" office:value="2465.11085714281">
                <text:p>2465.11085714281</text:p>
              </table:table-cell>
              <table:table-cell office:value-type="float" office:value="621.502857142858">
                <text:p>621.50285714285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-1638818.87574398">
                <text:p>-1638818.87574398</text:p>
              </table:table-cell>
              <table:table-cell office:value-type="float" office:value="134292.305899844">
                <text:p>134292.305899844</text:p>
              </table:table-cell>
              <table:table-cell office:value-type="float" office:value="20650.690113294">
                <text:p>20650.690113294</text:p>
              </table:table-cell>
              <table:table-cell office:value-type="float" office:value="2508.70435714281">
                <text:p>2508.70435714281</text:p>
              </table:table-cell>
              <table:table-cell office:value-type="float" office:value="628.707857142858">
                <text:p>628.70785714285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-1704692.03366344">
                <text:p>-1704692.03366344</text:p>
              </table:table-cell>
              <table:table-cell office:value-type="float" office:value="138550.264618176">
                <text:p>138550.264618176</text:p>
              </table:table-cell>
              <table:table-cell office:value-type="float" office:value="21170.8493714104">
                <text:p>21170.8493714104</text:p>
              </table:table-cell>
              <table:table-cell office:value-type="float" office:value="2552.81028571423">
                <text:p>2552.81028571423</text:p>
              </table:table-cell>
              <table:table-cell office:value-type="float" office:value="635.954285714286">
                <text:p>635.954285714286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-1772746.03965843">
                <text:p>-1772746.03965843</text:p>
              </table:table-cell>
              <table:table-cell office:value-type="float" office:value="142915.211406963">
                <text:p>142915.211406963</text:p>
              </table:table-cell>
              <table:table-cell office:value-type="float" office:value="21700.7694249814">
                <text:p>21700.7694249814</text:p>
              </table:table-cell>
              <table:table-cell office:value-type="float" office:value="2597.43164285709">
                <text:p>2597.43164285709</text:p>
              </table:table-cell>
              <table:table-cell office:value-type="float" office:value="643.242142857143">
                <text:p>643.2421428571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843038.00027394">
                <text:p>-1843038.00027394</text:p>
              </table:table-cell>
              <table:table-cell office:value-type="float" office:value="147389.142858251">
                <text:p>147389.142858251</text:p>
              </table:table-cell>
              <table:table-cell office:value-type="float" office:value="22240.5714285524">
                <text:p>22240.5714285524</text:p>
              </table:table-cell>
              <table:table-cell office:value-type="float" office:value="2642.57142857138">
                <text:p>2642.57142857138</text:p>
              </table:table-cell>
              <table:table-cell office:value-type="float" office:value="650.571428571429">
                <text:p>650.571428571429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-1915626.13116499">
                <text:p>-1915626.13116499</text:p>
              </table:table-cell>
              <table:table-cell office:value-type="float" office:value="151974.08015954">
                <text:p>151974.08015954</text:p>
              </table:table-cell>
              <table:table-cell office:value-type="float" office:value="22790.3772821234">
                <text:p>22790.3772821234</text:p>
              </table:table-cell>
              <table:table-cell office:value-type="float" office:value="2688.23264285709">
                <text:p>2688.23264285709</text:p>
              </table:table-cell>
              <table:table-cell office:value-type="float" office:value="657.942142857144">
                <text:p>657.94214285714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-1990569.77130158">
                <text:p>-1990569.77130158</text:p>
              </table:table-cell>
              <table:table-cell office:value-type="float" office:value="156672.069243785">
                <text:p>156672.069243785</text:p>
              </table:table-cell>
              <table:table-cell office:value-type="float" office:value="23350.3096311489">
                <text:p>23350.3096311489</text:p>
              </table:table-cell>
              <table:table-cell office:value-type="float" office:value="2734.41828571423">
                <text:p>2734.41828571423</text:p>
              </table:table-cell>
              <table:table-cell office:value-type="float" office:value="665.354285714286">
                <text:p>665.35428571428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-2067929.39726373">
                <text:p>-2067929.39726373</text:p>
              </table:table-cell>
              <table:table-cell office:value-type="float" office:value="161485.180939395">
                <text:p>161485.180939395</text:p>
              </table:table-cell>
              <table:table-cell office:value-type="float" office:value="23920.491866538">
                <text:p>23920.491866538</text:p>
              </table:table-cell>
              <table:table-cell office:value-type="float" office:value="2781.1313571428">
                <text:p>2781.1313571428</text:p>
              </table:table-cell>
              <table:table-cell office:value-type="float" office:value="672.807857142858">
                <text:p>672.80785714285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-2147766.63762643">
                <text:p>-2147766.63762643</text:p>
              </table:table-cell>
              <table:table-cell office:value-type="float" office:value="166415.511120233">
                <text:p>166415.511120233</text:p>
              </table:table-cell>
              <table:table-cell office:value-type="float" office:value="24501.0481246544">
                <text:p>24501.0481246544</text:p>
              </table:table-cell>
              <table:table-cell office:value-type="float" office:value="2828.3748571428">
                <text:p>2828.3748571428</text:p>
              </table:table-cell>
              <table:table-cell office:value-type="float" office:value="680.302857142858">
                <text:p>680.302857142858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-2230144.2874347">
                <text:p>-2230144.2874347</text:p>
              </table:table-cell>
              <table:table-cell office:value-type="float" office:value="171465.180855617">
                <text:p>171465.180855617</text:p>
              </table:table-cell>
              <table:table-cell office:value-type="float" office:value="25092.1032873162">
                <text:p>25092.1032873162</text:p>
              </table:table-cell>
              <table:table-cell office:value-type="float" office:value="2876.15178571423">
                <text:p>2876.15178571423</text:p>
              </table:table-cell>
              <table:table-cell office:value-type="float" office:value="687.839285714287">
                <text:p>687.83928571428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-2315126.32276855">
                <text:p>-2315126.32276855</text:p>
              </table:table-cell>
              <table:table-cell office:value-type="float" office:value="176636.336560321">
                <text:p>176636.336560321</text:p>
              </table:table-cell>
              <table:table-cell office:value-type="float" office:value="25693.7829817963">
                <text:p>25693.7829817963</text:p>
              </table:table-cell>
              <table:table-cell office:value-type="float" office:value="2924.46514285708">
                <text:p>2924.46514285708</text:p>
              </table:table-cell>
              <table:table-cell office:value-type="float" office:value="695.417142857144">
                <text:p>695.417142857144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-2402777.91539797">
                <text:p>-2402777.91539797</text:p>
              </table:table-cell>
              <table:table-cell office:value-type="float" office:value="181931.150144572">
                <text:p>181931.150144572</text:p>
              </table:table-cell>
              <table:table-cell office:value-type="float" office:value="26306.2135808217">
                <text:p>26306.2135808217</text:p>
              </table:table-cell>
              <table:table-cell office:value-type="float" office:value="2973.31792857137">
                <text:p>2973.31792857137</text:p>
              </table:table-cell>
              <table:table-cell office:value-type="float" office:value="703.036428571429">
                <text:p>703.03642857142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-2493165.44752799">
                <text:p>-2493165.44752799</text:p>
              </table:table-cell>
              <table:table-cell office:value-type="float" office:value="187351.819164051">
                <text:p>187351.819164051</text:p>
              </table:table-cell>
              <table:table-cell office:value-type="float" office:value="26929.5222025745">
                <text:p>26929.5222025745</text:p>
              </table:table-cell>
              <table:table-cell office:value-type="float" office:value="3022.71314285708">
                <text:p>3022.71314285708</text:p>
              </table:table-cell>
              <table:table-cell office:value-type="float" office:value="710.697142857144">
                <text:p>710.69714285714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-2586356.5266336">
                <text:p>-2586356.5266336</text:p>
              </table:table-cell>
              <table:table-cell office:value-type="float" office:value="192900.566969895">
                <text:p>192900.566969895</text:p>
              </table:table-cell>
              <table:table-cell office:value-type="float" office:value="27563.8367106908">
                <text:p>27563.8367106908</text:p>
              </table:table-cell>
              <table:table-cell office:value-type="float" office:value="3072.65378571422">
                <text:p>3072.65378571422</text:p>
              </table:table-cell>
              <table:table-cell office:value-type="float" office:value="718.399285714286">
                <text:p>718.3992857142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682420.00038483">
                <text:p>-2682420.00038483</text:p>
              </table:table-cell>
              <table:table-cell office:value-type="float" office:value="198579.642858694">
                <text:p>198579.642858694</text:p>
              </table:table-cell>
              <table:table-cell office:value-type="float" office:value="28209.2857142617">
                <text:p>28209.2857142617</text:p>
              </table:table-cell>
              <table:table-cell office:value-type="float" office:value="3123.1428571428">
                <text:p>3123.1428571428</text:p>
              </table:table-cell>
              <table:table-cell office:value-type="float" office:value="726.142857142858">
                <text:p>726.14285714285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-2781425.97166167">
                <text:p>-2781425.97166167</text:p>
              </table:table-cell>
              <table:table-cell office:value-type="float" office:value="204391.322222495">
                <text:p>204391.322222495</text:p>
              </table:table-cell>
              <table:table-cell office:value-type="float" office:value="28865.9985678326">
                <text:p>28865.9985678326</text:p>
              </table:table-cell>
              <table:table-cell office:value-type="float" office:value="3174.18335714279">
                <text:p>3174.18335714279</text:p>
              </table:table-cell>
              <table:table-cell office:value-type="float" office:value="733.927857142858">
                <text:p>733.92785714285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-2883445.81365912">
                <text:p>-2883445.81365912</text:p>
              </table:table-cell>
              <table:table-cell office:value-type="float" office:value="210337.906698798">
                <text:p>210337.906698798</text:p>
              </table:table-cell>
              <table:table-cell office:value-type="float" office:value="29534.1053714035">
                <text:p>29534.1053714035</text:p>
              </table:table-cell>
              <table:table-cell office:value-type="float" office:value="3225.77828571422">
                <text:p>3225.77828571422</text:p>
              </table:table-cell>
              <table:table-cell office:value-type="float" office:value="741.754285714286">
                <text:p>741.75428571428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-2988552.18508222">
                <text:p>-2988552.18508222</text:p>
              </table:table-cell>
              <table:table-cell office:value-type="float" office:value="216421.724320556">
                <text:p>216421.724320556</text:p>
              </table:table-cell>
              <table:table-cell office:value-type="float" office:value="30213.7369704289">
                <text:p>30213.7369704289</text:p>
              </table:table-cell>
              <table:table-cell office:value-type="float" office:value="3277.93064285708">
                <text:p>3277.93064285708</text:p>
              </table:table-cell>
              <table:table-cell office:value-type="float" office:value="749.622142857144">
                <text:p>749.62214285714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-3096819.04543095">
                <text:p>-3096819.04543095</text:p>
              </table:table-cell>
              <table:table-cell office:value-type="float" office:value="222645.129666179">
                <text:p>222645.129666179</text:p>
              </table:table-cell>
              <table:table-cell office:value-type="float" office:value="30905.0249558179">
                <text:p>30905.0249558179</text:p>
              </table:table-cell>
              <table:table-cell office:value-type="float" office:value="3330.64342857136">
                <text:p>3330.64342857136</text:p>
              </table:table-cell>
              <table:table-cell office:value-type="float" office:value="757.531428571429">
                <text:p>757.53142857142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-3208321.67037534">
                <text:p>-3208321.67037534</text:p>
              </table:table-cell>
              <table:table-cell office:value-type="float" office:value="229010.504009531">
                <text:p>229010.504009531</text:p>
              </table:table-cell>
              <table:table-cell office:value-type="float" office:value="31608.1016639342">
                <text:p>31608.1016639342</text:p>
              </table:table-cell>
              <table:table-cell office:value-type="float" office:value="3383.91964285708">
                <text:p>3383.91964285708</text:p>
              </table:table-cell>
              <table:table-cell office:value-type="float" office:value="765.482142857144">
                <text:p>765.482142857144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-3323136.66722038">
                <text:p>-3323136.66722038</text:p>
              </table:table-cell>
              <table:table-cell office:value-type="float" office:value="235520.255469929">
                <text:p>235520.255469929</text:p>
              </table:table-cell>
              <table:table-cell office:value-type="float" office:value="32323.100176596">
                <text:p>32323.100176596</text:p>
              </table:table-cell>
              <table:table-cell office:value-type="float" office:value="3437.76228571422">
                <text:p>3437.76228571422</text:p>
              </table:table-cell>
              <table:table-cell office:value-type="float" office:value="773.474285714287">
                <text:p>773.47428571428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-3441341.9904611">
                <text:p>-3441341.9904611</text:p>
              </table:table-cell>
              <table:table-cell office:value-type="float" office:value="242176.819162147">
                <text:p>242176.819162147</text:p>
              </table:table-cell>
              <table:table-cell office:value-type="float" office:value="33050.1543210759">
                <text:p>33050.1543210759</text:p>
              </table:table-cell>
              <table:table-cell office:value-type="float" office:value="3492.17435714279">
                <text:p>3492.17435714279</text:p>
              </table:table-cell>
              <table:table-cell office:value-type="float" office:value="781.507857142858">
                <text:p>781.50785714285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-3563016.95742749">
                <text:p>-3563016.95742749</text:p>
              </table:table-cell>
              <table:table-cell office:value-type="float" office:value="248982.657346413">
                <text:p>248982.657346413</text:p>
              </table:table-cell>
              <table:table-cell office:value-type="float" office:value="33789.3986701012">
                <text:p>33789.3986701012</text:p>
              </table:table-cell>
              <table:table-cell office:value-type="float" office:value="3547.15885714279">
                <text:p>3547.15885714279</text:p>
              </table:table-cell>
              <table:table-cell office:value-type="float" office:value="789.582857142858">
                <text:p>789.582857142858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-3688242.26401957">
                <text:p>-3688242.26401957</text:p>
              </table:table-cell>
              <table:table-cell office:value-type="float" office:value="255940.259578406">
                <text:p>255940.259578406</text:p>
              </table:table-cell>
              <table:table-cell office:value-type="float" office:value="34540.9685418538">
                <text:p>34540.9685418538</text:p>
              </table:table-cell>
              <table:table-cell office:value-type="float" office:value="3602.71878571421">
                <text:p>3602.71878571421</text:p>
              </table:table-cell>
              <table:table-cell office:value-type="float" office:value="797.699285714286">
                <text:p>797.6992857142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3817100.00053236">
                <text:p>-3817100.00053236</text:p>
              </table:table-cell>
              <table:table-cell office:value-type="float" office:value="263052.142859266">
                <text:p>263052.142859266</text:p>
              </table:table-cell>
              <table:table-cell office:value-type="float" office:value="35304.9999999701">
                <text:p>35304.9999999701</text:p>
              </table:table-cell>
              <table:table-cell office:value-type="float" office:value="3658.85714285707">
                <text:p>3658.85714285707</text:p>
              </table:table-cell>
              <table:table-cell office:value-type="float" office:value="805.857142857144">
                <text:p>805.857142857144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-3949673.66757085">
                <text:p>-3949673.66757085</text:p>
              </table:table-cell>
              <table:table-cell office:value-type="float" office:value="270320.851785581">
                <text:p>270320.851785581</text:p>
              </table:table-cell>
              <table:table-cell office:value-type="float" office:value="36081.6298535409">
                <text:p>36081.6298535409</text:p>
              </table:table-cell>
              <table:table-cell office:value-type="float" office:value="3715.57692857136">
                <text:p>3715.57692857136</text:p>
              </table:table-cell>
              <table:table-cell office:value-type="float" office:value="814.056428571429">
                <text:p>814.056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